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kt_geom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ASTGTM2_S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int (-39.31311335832059228 -7.8364911910697046)</text:p>
          </table:table-cell>
          <table:table-cell office:value-type="float" office:value="288" calcext:value-type="float">
            <text:p>288</text:p>
          </table:table-cell>
          <table:table-cell office:value-type="float" office:value="535" calcext:value-type="float">
            <text:p>535</text:p>
          </table:table-cell>
          <table:table-cell office:value-type="float" office:value="-39.3131133583206" calcext:value-type="float">
            <text:p>-39.3131133583206</text:p>
          </table:table-cell>
          <table:table-cell office:value-type="float" office:value="-7.8364911910697" calcext:value-type="float">
            <text:p>-7.8364911910697</text:p>
          </table:table-cell>
          <table:table-cell office:value-type="float" office:value="535" calcext:value-type="float">
            <text:p>535</text:p>
          </table:table-cell>
          <table:table-cell table:formula="of:=[.D2]*-10" office:value-type="float" office:value="393.131133583206" calcext:value-type="float">
            <text:p>393.131133583206</text:p>
          </table:table-cell>
          <table:table-cell table:formula="of:=[.E2]*-10" office:value-type="float" office:value="78.364911910697" calcext:value-type="float">
            <text:p>78.364911910697</text:p>
          </table:table-cell>
          <table:table-cell table:formula="of:=[.F2]" office:value-type="float" office:value="535" calcext:value-type="float">
            <text:p>535</text:p>
          </table:table-cell>
        </table:table-row>
        <table:table-row table:style-name="ro2">
          <table:table-cell office:value-type="string" calcext:value-type="string">
            <text:p>Point (-39.67897625870054412 -7.57487772143229066)</text:p>
          </table:table-cell>
          <table:table-cell office:value-type="float" office:value="295" calcext:value-type="float">
            <text:p>295</text:p>
          </table:table-cell>
          <table:table-cell office:value-type="float" office:value="474" calcext:value-type="float">
            <text:p>474</text:p>
          </table:table-cell>
          <table:table-cell office:value-type="float" office:value="-39.6789762587005" calcext:value-type="float">
            <text:p>-39.6789762587005</text:p>
          </table:table-cell>
          <table:table-cell office:value-type="float" office:value="-7.57487772143229" calcext:value-type="float">
            <text:p>-7.57487772143229</text:p>
          </table:table-cell>
          <table:table-cell office:value-type="float" office:value="474" calcext:value-type="float">
            <text:p>474</text:p>
          </table:table-cell>
          <table:table-cell table:formula="of:=[.D3]*-10" office:value-type="float" office:value="396.789762587005" calcext:value-type="float">
            <text:p>396.789762587005</text:p>
          </table:table-cell>
          <table:table-cell table:formula="of:=[.E3]*-10" office:value-type="float" office:value="75.7487772143229" calcext:value-type="float">
            <text:p>75.7487772143229</text:p>
          </table:table-cell>
          <table:table-cell table:formula="of:=[.F3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-39.2906509743861676 -7.561979206335808)</text:p>
          </table:table-cell>
          <table:table-cell office:value-type="float" office:value="294" calcext:value-type="float">
            <text:p>294</text:p>
          </table:table-cell>
          <table:table-cell office:value-type="float" office:value="768" calcext:value-type="float">
            <text:p>768</text:p>
          </table:table-cell>
          <table:table-cell office:value-type="float" office:value="-39.2906509743862" calcext:value-type="float">
            <text:p>-39.2906509743862</text:p>
          </table:table-cell>
          <table:table-cell office:value-type="float" office:value="-7.56197920633581" calcext:value-type="float">
            <text:p>-7.56197920633581</text:p>
          </table:table-cell>
          <table:table-cell office:value-type="float" office:value="768" calcext:value-type="float">
            <text:p>768</text:p>
          </table:table-cell>
          <table:table-cell table:formula="of:=[.D4]*-10" office:value-type="float" office:value="392.906509743862" calcext:value-type="float">
            <text:p>392.906509743862</text:p>
          </table:table-cell>
          <table:table-cell table:formula="of:=[.E4]*-10" office:value-type="float" office:value="75.6197920633581" calcext:value-type="float">
            <text:p>75.6197920633581</text:p>
          </table:table-cell>
          <table:table-cell table:formula="of:=[.F4]" office:value-type="float" office:value="768" calcext:value-type="float">
            <text:p>768</text:p>
          </table:table-cell>
        </table:table-row>
        <table:table-row table:style-name="ro2">
          <table:table-cell office:value-type="string" calcext:value-type="string">
            <text:p>Point (-39.26199413632163271 -7.62804874513356523)</text:p>
          </table:table-cell>
          <table:table-cell office:value-type="float" office:value="293" calcext:value-type="float">
            <text:p>293</text:p>
          </table:table-cell>
          <table:table-cell office:value-type="float" office:value="643" calcext:value-type="float">
            <text:p>643</text:p>
          </table:table-cell>
          <table:table-cell office:value-type="float" office:value="-39.2619941363216" calcext:value-type="float">
            <text:p>-39.2619941363216</text:p>
          </table:table-cell>
          <table:table-cell office:value-type="float" office:value="-7.62804874513357" calcext:value-type="float">
            <text:p>-7.62804874513357</text:p>
          </table:table-cell>
          <table:table-cell office:value-type="float" office:value="643" calcext:value-type="float">
            <text:p>643</text:p>
          </table:table-cell>
          <table:table-cell table:formula="of:=[.D5]*-10" office:value-type="float" office:value="392.619941363216" calcext:value-type="float">
            <text:p>392.619941363216</text:p>
          </table:table-cell>
          <table:table-cell table:formula="of:=[.E5]*-10" office:value-type="float" office:value="76.2804874513357" calcext:value-type="float">
            <text:p>76.2804874513357</text:p>
          </table:table-cell>
          <table:table-cell table:formula="of:=[.F5]" office:value-type="float" office:value="643" calcext:value-type="float">
            <text:p>643</text:p>
          </table:table-cell>
        </table:table-row>
        <table:table-row table:style-name="ro2">
          <table:table-cell office:value-type="string" calcext:value-type="string">
            <text:p>Point (-39.60706815742894804 -7.50973676448987515)</text:p>
          </table:table-cell>
          <table:table-cell office:value-type="float" office:value="292" calcext:value-type="float">
            <text:p>292</text:p>
          </table:table-cell>
          <table:table-cell office:value-type="float" office:value="635" calcext:value-type="float">
            <text:p>635</text:p>
          </table:table-cell>
          <table:table-cell office:value-type="float" office:value="-39.6070681574289" calcext:value-type="float">
            <text:p>-39.6070681574289</text:p>
          </table:table-cell>
          <table:table-cell office:value-type="float" office:value="-7.50973676448988" calcext:value-type="float">
            <text:p>-7.50973676448988</text:p>
          </table:table-cell>
          <table:table-cell office:value-type="float" office:value="635" calcext:value-type="float">
            <text:p>635</text:p>
          </table:table-cell>
          <table:table-cell table:formula="of:=[.D6]*-10" office:value-type="float" office:value="396.070681574289" calcext:value-type="float">
            <text:p>396.070681574289</text:p>
          </table:table-cell>
          <table:table-cell table:formula="of:=[.E6]*-10" office:value-type="float" office:value="75.0973676448988" calcext:value-type="float">
            <text:p>75.0973676448988</text:p>
          </table:table-cell>
          <table:table-cell table:formula="of:=[.F6]" office:value-type="float" office:value="635" calcext:value-type="float">
            <text:p>635</text:p>
          </table:table-cell>
        </table:table-row>
        <table:table-row table:style-name="ro2">
          <table:table-cell office:value-type="string" calcext:value-type="string">
            <text:p>Point (-39.60056323525054012 -7.07890470148035789)</text:p>
          </table:table-cell>
          <table:table-cell office:value-type="float" office:value="315" calcext:value-type="float">
            <text:p>315</text:p>
          </table:table-cell>
          <table:table-cell office:value-type="float" office:value="387" calcext:value-type="float">
            <text:p>387</text:p>
          </table:table-cell>
          <table:table-cell office:value-type="float" office:value="-39.6005632352505" calcext:value-type="float">
            <text:p>-39.6005632352505</text:p>
          </table:table-cell>
          <table:table-cell office:value-type="float" office:value="-7.07890470148036" calcext:value-type="float">
            <text:p>-7.07890470148036</text:p>
          </table:table-cell>
          <table:table-cell office:value-type="float" office:value="387" calcext:value-type="float">
            <text:p>387</text:p>
          </table:table-cell>
          <table:table-cell table:formula="of:=[.D7]*-10" office:value-type="float" office:value="396.005632352505" calcext:value-type="float">
            <text:p>396.005632352505</text:p>
          </table:table-cell>
          <table:table-cell table:formula="of:=[.E7]*-10" office:value-type="float" office:value="70.7890470148036" calcext:value-type="float">
            <text:p>70.7890470148036</text:p>
          </table:table-cell>
          <table:table-cell table:formula="of:=[.F7]" office:value-type="float" office:value="387" calcext:value-type="float">
            <text:p>387</text:p>
          </table:table-cell>
        </table:table-row>
        <table:table-row table:style-name="ro2">
          <table:table-cell office:value-type="string" calcext:value-type="string">
            <text:p>Point (-39.19321467869338704 -7.1693197127746604)</text:p>
          </table:table-cell>
          <table:table-cell office:value-type="float" office:value="314" calcext:value-type="float">
            <text:p>314</text:p>
          </table:table-cell>
          <table:table-cell office:value-type="float" office:value="417" calcext:value-type="float">
            <text:p>417</text:p>
          </table:table-cell>
          <table:table-cell office:value-type="float" office:value="-39.1932146786934" calcext:value-type="float">
            <text:p>-39.1932146786934</text:p>
          </table:table-cell>
          <table:table-cell office:value-type="float" office:value="-7.16931971277466" calcext:value-type="float">
            <text:p>-7.16931971277466</text:p>
          </table:table-cell>
          <table:table-cell office:value-type="float" office:value="417" calcext:value-type="float">
            <text:p>417</text:p>
          </table:table-cell>
          <table:table-cell table:formula="of:=[.D8]*-10" office:value-type="float" office:value="391.932146786934" calcext:value-type="float">
            <text:p>391.932146786934</text:p>
          </table:table-cell>
          <table:table-cell table:formula="of:=[.E8]*-10" office:value-type="float" office:value="71.6931971277466" calcext:value-type="float">
            <text:p>71.6931971277466</text:p>
          </table:table-cell>
          <table:table-cell table:formula="of:=[.F8]"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Point (-39.93509813318375024 -7.76511289462100951)</text:p>
          </table:table-cell>
          <table:table-cell office:value-type="float" office:value="313" calcext:value-type="float">
            <text:p>313</text:p>
          </table:table-cell>
          <table:table-cell office:value-type="float" office:value="445" calcext:value-type="float">
            <text:p>445</text:p>
          </table:table-cell>
          <table:table-cell office:value-type="float" office:value="-39.9350981331837" calcext:value-type="float">
            <text:p>-39.9350981331837</text:p>
          </table:table-cell>
          <table:table-cell office:value-type="float" office:value="-7.76511289462101" calcext:value-type="float">
            <text:p>-7.76511289462101</text:p>
          </table:table-cell>
          <table:table-cell office:value-type="float" office:value="445" calcext:value-type="float">
            <text:p>445</text:p>
          </table:table-cell>
          <table:table-cell table:formula="of:=[.D9]*-10" office:value-type="float" office:value="399.350981331837" calcext:value-type="float">
            <text:p>399.350981331837</text:p>
          </table:table-cell>
          <table:table-cell table:formula="of:=[.E9]*-10" office:value-type="float" office:value="77.6511289462101" calcext:value-type="float">
            <text:p>77.6511289462101</text:p>
          </table:table-cell>
          <table:table-cell table:formula="of:=[.F9]" office:value-type="float" office:value="445" calcext:value-type="float">
            <text:p>445</text:p>
          </table:table-cell>
        </table:table-row>
        <table:table-row table:style-name="ro2">
          <table:table-cell office:value-type="string" calcext:value-type="string">
            <text:p>Point (-39.70326110906565731 -7.71737983578367626)</text:p>
          </table:table-cell>
          <table:table-cell office:value-type="float" office:value="312" calcext:value-type="float">
            <text:p>312</text:p>
          </table:table-cell>
          <table:table-cell office:value-type="float" office:value="492" calcext:value-type="float">
            <text:p>492</text:p>
          </table:table-cell>
          <table:table-cell office:value-type="float" office:value="-39.7032611090657" calcext:value-type="float">
            <text:p>-39.7032611090657</text:p>
          </table:table-cell>
          <table:table-cell office:value-type="float" office:value="-7.71737983578368" calcext:value-type="float">
            <text:p>-7.71737983578368</text:p>
          </table:table-cell>
          <table:table-cell office:value-type="float" office:value="492" calcext:value-type="float">
            <text:p>492</text:p>
          </table:table-cell>
          <table:table-cell table:formula="of:=[.D10]*-10" office:value-type="float" office:value="397.032611090657" calcext:value-type="float">
            <text:p>397.032611090657</text:p>
          </table:table-cell>
          <table:table-cell table:formula="of:=[.E10]*-10" office:value-type="float" office:value="77.1737983578368" calcext:value-type="float">
            <text:p>77.1737983578368</text:p>
          </table:table-cell>
          <table:table-cell table:formula="of:=[.F10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-39.51681040411715173 -7.46178846712338917)</text:p>
          </table:table-cell>
          <table:table-cell office:value-type="float" office:value="319" calcext:value-type="float">
            <text:p>319</text:p>
          </table:table-cell>
          <table:table-cell office:value-type="float" office:value="896" calcext:value-type="float">
            <text:p>896</text:p>
          </table:table-cell>
          <table:table-cell office:value-type="float" office:value="-39.5168104041171" calcext:value-type="float">
            <text:p>-39.5168104041171</text:p>
          </table:table-cell>
          <table:table-cell office:value-type="float" office:value="-7.46178846712339" calcext:value-type="float">
            <text:p>-7.46178846712339</text:p>
          </table:table-cell>
          <table:table-cell office:value-type="float" office:value="896" calcext:value-type="float">
            <text:p>896</text:p>
          </table:table-cell>
          <table:table-cell table:formula="of:=[.D11]*-10" office:value-type="float" office:value="395.168104041171" calcext:value-type="float">
            <text:p>395.168104041171</text:p>
          </table:table-cell>
          <table:table-cell table:formula="of:=[.E11]*-10" office:value-type="float" office:value="74.6178846712339" calcext:value-type="float">
            <text:p>74.6178846712339</text:p>
          </table:table-cell>
          <table:table-cell table:formula="of:=[.F11]" office:value-type="float" office:value="896" calcext:value-type="float">
            <text:p>896</text:p>
          </table:table-cell>
        </table:table-row>
        <table:table-row table:style-name="ro2">
          <table:table-cell office:value-type="string" calcext:value-type="string">
            <text:p>Point (-39.17556617226701832 -7.63795006203551541)</text:p>
          </table:table-cell>
          <table:table-cell office:value-type="float" office:value="318" calcext:value-type="float">
            <text:p>318</text:p>
          </table:table-cell>
          <table:table-cell office:value-type="float" office:value="611" calcext:value-type="float">
            <text:p>611</text:p>
          </table:table-cell>
          <table:table-cell office:value-type="float" office:value="-39.175566172267" calcext:value-type="float">
            <text:p>-39.175566172267</text:p>
          </table:table-cell>
          <table:table-cell office:value-type="float" office:value="-7.63795006203552" calcext:value-type="float">
            <text:p>-7.63795006203552</text:p>
          </table:table-cell>
          <table:table-cell office:value-type="float" office:value="611" calcext:value-type="float">
            <text:p>611</text:p>
          </table:table-cell>
          <table:table-cell table:formula="of:=[.D12]*-10" office:value-type="float" office:value="391.75566172267" calcext:value-type="float">
            <text:p>391.75566172267</text:p>
          </table:table-cell>
          <table:table-cell table:formula="of:=[.E12]*-10" office:value-type="float" office:value="76.3795006203552" calcext:value-type="float">
            <text:p>76.3795006203552</text:p>
          </table:table-cell>
          <table:table-cell table:formula="of:=[.F12]" office:value-type="float" office:value="611" calcext:value-type="float">
            <text:p>611</text:p>
          </table:table-cell>
        </table:table-row>
        <table:table-row table:style-name="ro2">
          <table:table-cell office:value-type="string" calcext:value-type="string">
            <text:p>Point (-39.95588355390950142 -7.52726468748070765)</text:p>
          </table:table-cell>
          <table:table-cell office:value-type="float" office:value="317" calcext:value-type="float">
            <text:p>317</text:p>
          </table:table-cell>
          <table:table-cell office:value-type="float" office:value="873" calcext:value-type="float">
            <text:p>873</text:p>
          </table:table-cell>
          <table:table-cell office:value-type="float" office:value="-39.9558835539095" calcext:value-type="float">
            <text:p>-39.9558835539095</text:p>
          </table:table-cell>
          <table:table-cell office:value-type="float" office:value="-7.52726468748071" calcext:value-type="float">
            <text:p>-7.52726468748071</text:p>
          </table:table-cell>
          <table:table-cell office:value-type="float" office:value="873" calcext:value-type="float">
            <text:p>873</text:p>
          </table:table-cell>
          <table:table-cell table:formula="of:=[.D13]*-10" office:value-type="float" office:value="399.558835539095" calcext:value-type="float">
            <text:p>399.558835539095</text:p>
          </table:table-cell>
          <table:table-cell table:formula="of:=[.E13]*-10" office:value-type="float" office:value="75.2726468748071" calcext:value-type="float">
            <text:p>75.2726468748071</text:p>
          </table:table-cell>
          <table:table-cell table:formula="of:=[.F13]" office:value-type="float" office:value="873" calcext:value-type="float">
            <text:p>873</text:p>
          </table:table-cell>
        </table:table-row>
        <table:table-row table:style-name="ro2">
          <table:table-cell office:value-type="string" calcext:value-type="string">
            <text:p>Point (-39.45345680091459428 -7.33792869551219962)</text:p>
          </table:table-cell>
          <table:table-cell office:value-type="float" office:value="316" calcext:value-type="float">
            <text:p>316</text:p>
          </table:table-cell>
          <table:table-cell office:value-type="float" office:value="939" calcext:value-type="float">
            <text:p>939</text:p>
          </table:table-cell>
          <table:table-cell office:value-type="float" office:value="-39.4534568009146" calcext:value-type="float">
            <text:p>-39.4534568009146</text:p>
          </table:table-cell>
          <table:table-cell office:value-type="float" office:value="-7.3379286955122" calcext:value-type="float">
            <text:p>-7.3379286955122</text:p>
          </table:table-cell>
          <table:table-cell office:value-type="float" office:value="939" calcext:value-type="float">
            <text:p>939</text:p>
          </table:table-cell>
          <table:table-cell table:formula="of:=[.D14]*-10" office:value-type="float" office:value="394.534568009146" calcext:value-type="float">
            <text:p>394.534568009146</text:p>
          </table:table-cell>
          <table:table-cell table:formula="of:=[.E14]*-10" office:value-type="float" office:value="73.379286955122" calcext:value-type="float">
            <text:p>73.379286955122</text:p>
          </table:table-cell>
          <table:table-cell table:formula="of:=[.F14]" office:value-type="float" office:value="939" calcext:value-type="float">
            <text:p>939</text:p>
          </table:table-cell>
        </table:table-row>
        <table:table-row table:style-name="ro2">
          <table:table-cell office:value-type="string" calcext:value-type="string">
            <text:p>Point (-39.73624609932575424 -7.63532630108387611)</text:p>
          </table:table-cell>
          <table:table-cell office:value-type="float" office:value="307" calcext:value-type="float">
            <text:p>307</text:p>
          </table:table-cell>
          <table:table-cell office:value-type="float" office:value="485" calcext:value-type="float">
            <text:p>485</text:p>
          </table:table-cell>
          <table:table-cell office:value-type="float" office:value="-39.7362460993258" calcext:value-type="float">
            <text:p>-39.7362460993258</text:p>
          </table:table-cell>
          <table:table-cell office:value-type="float" office:value="-7.63532630108388" calcext:value-type="float">
            <text:p>-7.63532630108388</text:p>
          </table:table-cell>
          <table:table-cell office:value-type="float" office:value="485" calcext:value-type="float">
            <text:p>485</text:p>
          </table:table-cell>
          <table:table-cell table:formula="of:=[.D15]*-10" office:value-type="float" office:value="397.362460993258" calcext:value-type="float">
            <text:p>397.362460993258</text:p>
          </table:table-cell>
          <table:table-cell table:formula="of:=[.E15]*-10" office:value-type="float" office:value="76.3532630108388" calcext:value-type="float">
            <text:p>76.3532630108388</text:p>
          </table:table-cell>
          <table:table-cell table:formula="of:=[.F15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-39.425710168102853 -7.30508097858265071)</text:p>
          </table:table-cell>
          <table:table-cell office:value-type="float" office:value="306" calcext:value-type="float">
            <text:p>306</text:p>
          </table:table-cell>
          <table:table-cell office:value-type="float" office:value="962" calcext:value-type="float">
            <text:p>962</text:p>
          </table:table-cell>
          <table:table-cell office:value-type="float" office:value="-39.4257101681029" calcext:value-type="float">
            <text:p>-39.4257101681029</text:p>
          </table:table-cell>
          <table:table-cell office:value-type="float" office:value="-7.30508097858265" calcext:value-type="float">
            <text:p>-7.30508097858265</text:p>
          </table:table-cell>
          <table:table-cell office:value-type="float" office:value="962" calcext:value-type="float">
            <text:p>962</text:p>
          </table:table-cell>
          <table:table-cell table:formula="of:=[.D16]*-10" office:value-type="float" office:value="394.257101681029" calcext:value-type="float">
            <text:p>394.257101681029</text:p>
          </table:table-cell>
          <table:table-cell table:formula="of:=[.E16]*-10" office:value-type="float" office:value="73.0508097858265" calcext:value-type="float">
            <text:p>73.0508097858265</text:p>
          </table:table-cell>
          <table:table-cell table:formula="of:=[.F16]" office:value-type="float" office:value="962" calcext:value-type="float">
            <text:p>962</text:p>
          </table:table-cell>
        </table:table-row>
        <table:table-row table:style-name="ro2">
          <table:table-cell office:value-type="string" calcext:value-type="string">
            <text:p>Point (-39.26153891851816979 -7.01263975284824781)</text:p>
          </table:table-cell>
          <table:table-cell office:value-type="float" office:value="305" calcext:value-type="float">
            <text:p>305</text:p>
          </table:table-cell>
          <table:table-cell office:value-type="float" office:value="586" calcext:value-type="float">
            <text:p>586</text:p>
          </table:table-cell>
          <table:table-cell office:value-type="float" office:value="-39.2615389185182" calcext:value-type="float">
            <text:p>-39.2615389185182</text:p>
          </table:table-cell>
          <table:table-cell office:value-type="float" office:value="-7.01263975284825" calcext:value-type="float">
            <text:p>-7.01263975284825</text:p>
          </table:table-cell>
          <table:table-cell office:value-type="float" office:value="586" calcext:value-type="float">
            <text:p>586</text:p>
          </table:table-cell>
          <table:table-cell table:formula="of:=[.D17]*-10" office:value-type="float" office:value="392.615389185182" calcext:value-type="float">
            <text:p>392.615389185182</text:p>
          </table:table-cell>
          <table:table-cell table:formula="of:=[.E17]*-10" office:value-type="float" office:value="70.1263975284825" calcext:value-type="float">
            <text:p>70.1263975284825</text:p>
          </table:table-cell>
          <table:table-cell table:formula="of:=[.F17]" office:value-type="float" office:value="586" calcext:value-type="float">
            <text:p>586</text:p>
          </table:table-cell>
        </table:table-row>
        <table:table-row table:style-name="ro2">
          <table:table-cell office:value-type="string" calcext:value-type="string">
            <text:p>Point (-39.68383226541914155 -7.59277459690815792)</text:p>
          </table:table-cell>
          <table:table-cell office:value-type="float" office:value="304" calcext:value-type="float">
            <text:p>304</text:p>
          </table:table-cell>
          <table:table-cell office:value-type="float" office:value="482" calcext:value-type="float">
            <text:p>482</text:p>
          </table:table-cell>
          <table:table-cell office:value-type="float" office:value="-39.6838322654191" calcext:value-type="float">
            <text:p>-39.6838322654191</text:p>
          </table:table-cell>
          <table:table-cell office:value-type="float" office:value="-7.59277459690816" calcext:value-type="float">
            <text:p>-7.59277459690816</text:p>
          </table:table-cell>
          <table:table-cell office:value-type="float" office:value="482" calcext:value-type="float">
            <text:p>482</text:p>
          </table:table-cell>
          <table:table-cell table:formula="of:=[.D18]*-10" office:value-type="float" office:value="396.838322654191" calcext:value-type="float">
            <text:p>396.838322654191</text:p>
          </table:table-cell>
          <table:table-cell table:formula="of:=[.E18]*-10" office:value-type="float" office:value="75.9277459690816" calcext:value-type="float">
            <text:p>75.9277459690816</text:p>
          </table:table-cell>
          <table:table-cell table:formula="of:=[.F18]" office:value-type="float" office:value="482" calcext:value-type="float">
            <text:p>482</text:p>
          </table:table-cell>
        </table:table-row>
        <table:table-row table:style-name="ro2">
          <table:table-cell office:value-type="string" calcext:value-type="string">
            <text:p>Point (-39.94969710971712828 -7.39675620361029562)</text:p>
          </table:table-cell>
          <table:table-cell office:value-type="float" office:value="311" calcext:value-type="float">
            <text:p>311</text:p>
          </table:table-cell>
          <table:table-cell office:value-type="float" office:value="867" calcext:value-type="float">
            <text:p>867</text:p>
          </table:table-cell>
          <table:table-cell office:value-type="float" office:value="-39.9496971097171" calcext:value-type="float">
            <text:p>-39.9496971097171</text:p>
          </table:table-cell>
          <table:table-cell office:value-type="float" office:value="-7.3967562036103" calcext:value-type="float">
            <text:p>-7.3967562036103</text:p>
          </table:table-cell>
          <table:table-cell office:value-type="float" office:value="867" calcext:value-type="float">
            <text:p>867</text:p>
          </table:table-cell>
          <table:table-cell table:formula="of:=[.D19]*-10" office:value-type="float" office:value="399.496971097171" calcext:value-type="float">
            <text:p>399.496971097171</text:p>
          </table:table-cell>
          <table:table-cell table:formula="of:=[.E19]*-10" office:value-type="float" office:value="73.967562036103" calcext:value-type="float">
            <text:p>73.967562036103</text:p>
          </table:table-cell>
          <table:table-cell table:formula="of:=[.F19]" office:value-type="float" office:value="867" calcext:value-type="float">
            <text:p>867</text:p>
          </table:table-cell>
        </table:table-row>
        <table:table-row table:style-name="ro2">
          <table:table-cell office:value-type="string" calcext:value-type="string">
            <text:p>Point (-39.22704695147020004 -7.80014184529580845)</text:p>
          </table:table-cell>
          <table:table-cell office:value-type="float" office:value="310" calcext:value-type="float">
            <text:p>310</text:p>
          </table:table-cell>
          <table:table-cell office:value-type="float" office:value="500" calcext:value-type="float">
            <text:p>500</text:p>
          </table:table-cell>
          <table:table-cell office:value-type="float" office:value="-39.2270469514702" calcext:value-type="float">
            <text:p>-39.2270469514702</text:p>
          </table:table-cell>
          <table:table-cell office:value-type="float" office:value="-7.80014184529581" calcext:value-type="float">
            <text:p>-7.80014184529581</text:p>
          </table:table-cell>
          <table:table-cell office:value-type="float" office:value="500" calcext:value-type="float">
            <text:p>500</text:p>
          </table:table-cell>
          <table:table-cell table:formula="of:=[.D20]*-10" office:value-type="float" office:value="392.270469514702" calcext:value-type="float">
            <text:p>392.270469514702</text:p>
          </table:table-cell>
          <table:table-cell table:formula="of:=[.E20]*-10" office:value-type="float" office:value="78.0014184529581" calcext:value-type="float">
            <text:p>78.0014184529581</text:p>
          </table:table-cell>
          <table:table-cell table:formula="of:=[.F20]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Point (-39.07585984854979699 -7.46716028630173589)</text:p>
          </table:table-cell>
          <table:table-cell office:value-type="float" office:value="309" calcext:value-type="float">
            <text:p>309</text:p>
          </table:table-cell>
          <table:table-cell office:value-type="float" office:value="731" calcext:value-type="float">
            <text:p>731</text:p>
          </table:table-cell>
          <table:table-cell office:value-type="float" office:value="-39.0758598485498" calcext:value-type="float">
            <text:p>-39.0758598485498</text:p>
          </table:table-cell>
          <table:table-cell office:value-type="float" office:value="-7.46716028630174" calcext:value-type="float">
            <text:p>-7.46716028630174</text:p>
          </table:table-cell>
          <table:table-cell office:value-type="float" office:value="731" calcext:value-type="float">
            <text:p>731</text:p>
          </table:table-cell>
          <table:table-cell table:formula="of:=[.D21]*-10" office:value-type="float" office:value="390.758598485498" calcext:value-type="float">
            <text:p>390.758598485498</text:p>
          </table:table-cell>
          <table:table-cell table:formula="of:=[.E21]*-10" office:value-type="float" office:value="74.6716028630174" calcext:value-type="float">
            <text:p>74.6716028630174</text:p>
          </table:table-cell>
          <table:table-cell table:formula="of:=[.F21]" office:value-type="float" office:value="731" calcext:value-type="float">
            <text:p>731</text:p>
          </table:table-cell>
        </table:table-row>
        <table:table-row table:style-name="ro2">
          <table:table-cell office:value-type="string" calcext:value-type="string">
            <text:p>Point (-39.30529515951580066 -7.30828218286571207)</text:p>
          </table:table-cell>
          <table:table-cell office:value-type="float" office:value="308" calcext:value-type="float">
            <text:p>308</text:p>
          </table:table-cell>
          <table:table-cell office:value-type="float" office:value="410" calcext:value-type="float">
            <text:p>410</text:p>
          </table:table-cell>
          <table:table-cell office:value-type="float" office:value="-39.3052951595158" calcext:value-type="float">
            <text:p>-39.3052951595158</text:p>
          </table:table-cell>
          <table:table-cell office:value-type="float" office:value="-7.30828218286571" calcext:value-type="float">
            <text:p>-7.30828218286571</text:p>
          </table:table-cell>
          <table:table-cell office:value-type="float" office:value="410" calcext:value-type="float">
            <text:p>410</text:p>
          </table:table-cell>
          <table:table-cell table:formula="of:=[.D22]*-10" office:value-type="float" office:value="393.052951595158" calcext:value-type="float">
            <text:p>393.052951595158</text:p>
          </table:table-cell>
          <table:table-cell table:formula="of:=[.E22]*-10" office:value-type="float" office:value="73.0828218286571" calcext:value-type="float">
            <text:p>73.0828218286571</text:p>
          </table:table-cell>
          <table:table-cell table:formula="of:=[.F22]"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Point (-39.71776575376467378 -7.22328286186396262)</text:p>
          </table:table-cell>
          <table:table-cell office:value-type="float" office:value="203" calcext:value-type="float">
            <text:p>203</text:p>
          </table:table-cell>
          <table:table-cell office:value-type="float" office:value="819" calcext:value-type="float">
            <text:p>819</text:p>
          </table:table-cell>
          <table:table-cell office:value-type="float" office:value="-39.7177657537647" calcext:value-type="float">
            <text:p>-39.7177657537647</text:p>
          </table:table-cell>
          <table:table-cell office:value-type="float" office:value="-7.22328286186396" calcext:value-type="float">
            <text:p>-7.22328286186396</text:p>
          </table:table-cell>
          <table:table-cell office:value-type="float" office:value="819" calcext:value-type="float">
            <text:p>819</text:p>
          </table:table-cell>
          <table:table-cell table:formula="of:=[.D23]*-10" office:value-type="float" office:value="397.177657537647" calcext:value-type="float">
            <text:p>397.177657537647</text:p>
          </table:table-cell>
          <table:table-cell table:formula="of:=[.E23]*-10" office:value-type="float" office:value="72.2328286186396" calcext:value-type="float">
            <text:p>72.2328286186396</text:p>
          </table:table-cell>
          <table:table-cell table:formula="of:=[.F23]" office:value-type="float" office:value="819" calcext:value-type="float">
            <text:p>819</text:p>
          </table:table-cell>
        </table:table-row>
        <table:table-row table:style-name="ro2">
          <table:table-cell office:value-type="string" calcext:value-type="string">
            <text:p>Point (-39.49495642975215759 -7.29210182551600994)</text:p>
          </table:table-cell>
          <table:table-cell office:value-type="float" office:value="202" calcext:value-type="float">
            <text:p>202</text:p>
          </table:table-cell>
          <table:table-cell office:value-type="float" office:value="952" calcext:value-type="float">
            <text:p>952</text:p>
          </table:table-cell>
          <table:table-cell office:value-type="float" office:value="-39.4949564297522" calcext:value-type="float">
            <text:p>-39.4949564297522</text:p>
          </table:table-cell>
          <table:table-cell office:value-type="float" office:value="-7.29210182551601" calcext:value-type="float">
            <text:p>-7.29210182551601</text:p>
          </table:table-cell>
          <table:table-cell office:value-type="float" office:value="952" calcext:value-type="float">
            <text:p>952</text:p>
          </table:table-cell>
          <table:table-cell table:formula="of:=[.D24]*-10" office:value-type="float" office:value="394.949564297522" calcext:value-type="float">
            <text:p>394.949564297522</text:p>
          </table:table-cell>
          <table:table-cell table:formula="of:=[.E24]*-10" office:value-type="float" office:value="72.9210182551601" calcext:value-type="float">
            <text:p>72.9210182551601</text:p>
          </table:table-cell>
          <table:table-cell table:formula="of:=[.F24]" office:value-type="float" office:value="952" calcext:value-type="float">
            <text:p>952</text:p>
          </table:table-cell>
        </table:table-row>
        <table:table-row table:style-name="ro2">
          <table:table-cell office:value-type="string" calcext:value-type="string">
            <text:p>Point (-39.20701133777561864 -7.3158972523916237)</text:p>
          </table:table-cell>
          <table:table-cell office:value-type="float" office:value="201" calcext:value-type="float">
            <text:p>201</text:p>
          </table:table-cell>
          <table:table-cell office:value-type="float" office:value="452" calcext:value-type="float">
            <text:p>452</text:p>
          </table:table-cell>
          <table:table-cell office:value-type="float" office:value="-39.2070113377756" calcext:value-type="float">
            <text:p>-39.2070113377756</text:p>
          </table:table-cell>
          <table:table-cell office:value-type="float" office:value="-7.31589725239162" calcext:value-type="float">
            <text:p>-7.31589725239162</text:p>
          </table:table-cell>
          <table:table-cell office:value-type="float" office:value="452" calcext:value-type="float">
            <text:p>452</text:p>
          </table:table-cell>
          <table:table-cell table:formula="of:=[.D25]*-10" office:value-type="float" office:value="392.070113377756" calcext:value-type="float">
            <text:p>392.070113377756</text:p>
          </table:table-cell>
          <table:table-cell table:formula="of:=[.E25]*-10" office:value-type="float" office:value="73.1589725239162" calcext:value-type="float">
            <text:p>73.1589725239162</text:p>
          </table:table-cell>
          <table:table-cell table:formula="of:=[.F25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-39.75058570942552905 -7.00579150726913014)</text:p>
          </table:table-cell>
          <table:table-cell office:value-type="float" office:value="200" calcext:value-type="float">
            <text:p>200</text:p>
          </table:table-cell>
          <table:table-cell office:value-type="float" office:value="657" calcext:value-type="float">
            <text:p>657</text:p>
          </table:table-cell>
          <table:table-cell office:value-type="float" office:value="-39.7505857094255" calcext:value-type="float">
            <text:p>-39.7505857094255</text:p>
          </table:table-cell>
          <table:table-cell office:value-type="float" office:value="-7.00579150726913" calcext:value-type="float">
            <text:p>-7.00579150726913</text:p>
          </table:table-cell>
          <table:table-cell office:value-type="float" office:value="657" calcext:value-type="float">
            <text:p>657</text:p>
          </table:table-cell>
          <table:table-cell table:formula="of:=[.D26]*-10" office:value-type="float" office:value="397.505857094255" calcext:value-type="float">
            <text:p>397.505857094255</text:p>
          </table:table-cell>
          <table:table-cell table:formula="of:=[.E26]*-10" office:value-type="float" office:value="70.0579150726913" calcext:value-type="float">
            <text:p>70.0579150726913</text:p>
          </table:table-cell>
          <table:table-cell table:formula="of:=[.F26]" office:value-type="float" office:value="657" calcext:value-type="float">
            <text:p>657</text:p>
          </table:table-cell>
        </table:table-row>
        <table:table-row table:style-name="ro2">
          <table:table-cell office:value-type="string" calcext:value-type="string">
            <text:p>Point (-39.09317763694100023 -7.97551327765167084)</text:p>
          </table:table-cell>
          <table:table-cell office:value-type="float" office:value="207" calcext:value-type="float">
            <text:p>207</text:p>
          </table:table-cell>
          <table:table-cell office:value-type="float" office:value="467" calcext:value-type="float">
            <text:p>467</text:p>
          </table:table-cell>
          <table:table-cell office:value-type="float" office:value="-39.093177636941" calcext:value-type="float">
            <text:p>-39.093177636941</text:p>
          </table:table-cell>
          <table:table-cell office:value-type="float" office:value="-7.97551327765167" calcext:value-type="float">
            <text:p>-7.97551327765167</text:p>
          </table:table-cell>
          <table:table-cell office:value-type="float" office:value="467" calcext:value-type="float">
            <text:p>467</text:p>
          </table:table-cell>
          <table:table-cell table:formula="of:=[.D27]*-10" office:value-type="float" office:value="390.93177636941" calcext:value-type="float">
            <text:p>390.93177636941</text:p>
          </table:table-cell>
          <table:table-cell table:formula="of:=[.E27]*-10" office:value-type="float" office:value="79.7551327765167" calcext:value-type="float">
            <text:p>79.7551327765167</text:p>
          </table:table-cell>
          <table:table-cell table:formula="of:=[.F27]"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Point (-39.59210726418844928 -7.66603559428490122)</text:p>
          </table:table-cell>
          <table:table-cell office:value-type="float" office:value="206" calcext:value-type="float">
            <text:p>206</text:p>
          </table:table-cell>
          <table:table-cell office:value-type="float" office:value="470" calcext:value-type="float">
            <text:p>470</text:p>
          </table:table-cell>
          <table:table-cell office:value-type="float" office:value="-39.5921072641884" calcext:value-type="float">
            <text:p>-39.5921072641884</text:p>
          </table:table-cell>
          <table:table-cell office:value-type="float" office:value="-7.6660355942849" calcext:value-type="float">
            <text:p>-7.6660355942849</text:p>
          </table:table-cell>
          <table:table-cell office:value-type="float" office:value="470" calcext:value-type="float">
            <text:p>470</text:p>
          </table:table-cell>
          <table:table-cell table:formula="of:=[.D28]*-10" office:value-type="float" office:value="395.921072641884" calcext:value-type="float">
            <text:p>395.921072641884</text:p>
          </table:table-cell>
          <table:table-cell table:formula="of:=[.E28]*-10" office:value-type="float" office:value="76.660355942849" calcext:value-type="float">
            <text:p>76.660355942849</text:p>
          </table:table-cell>
          <table:table-cell table:formula="of:=[.F28]"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Point (-39.34885081591187372 -7.70755107032053921)</text:p>
          </table:table-cell>
          <table:table-cell office:value-type="float" office:value="205" calcext:value-type="float">
            <text:p>205</text:p>
          </table:table-cell>
          <table:table-cell office:value-type="float" office:value="587" calcext:value-type="float">
            <text:p>587</text:p>
          </table:table-cell>
          <table:table-cell office:value-type="float" office:value="-39.3488508159119" calcext:value-type="float">
            <text:p>-39.3488508159119</text:p>
          </table:table-cell>
          <table:table-cell office:value-type="float" office:value="-7.70755107032054" calcext:value-type="float">
            <text:p>-7.70755107032054</text:p>
          </table:table-cell>
          <table:table-cell office:value-type="float" office:value="587" calcext:value-type="float">
            <text:p>587</text:p>
          </table:table-cell>
          <table:table-cell table:formula="of:=[.D29]*-10" office:value-type="float" office:value="393.488508159119" calcext:value-type="float">
            <text:p>393.488508159119</text:p>
          </table:table-cell>
          <table:table-cell table:formula="of:=[.E29]*-10" office:value-type="float" office:value="77.0755107032054" calcext:value-type="float">
            <text:p>77.0755107032054</text:p>
          </table:table-cell>
          <table:table-cell table:formula="of:=[.F29]" office:value-type="float" office:value="587" calcext:value-type="float">
            <text:p>587</text:p>
          </table:table-cell>
        </table:table-row>
        <table:table-row table:style-name="ro2">
          <table:table-cell office:value-type="string" calcext:value-type="string">
            <text:p>Point (-39.73461189046010134 -7.23147517333456769)</text:p>
          </table:table-cell>
          <table:table-cell office:value-type="float" office:value="204" calcext:value-type="float">
            <text:p>204</text:p>
          </table:table-cell>
          <table:table-cell office:value-type="float" office:value="630" calcext:value-type="float">
            <text:p>630</text:p>
          </table:table-cell>
          <table:table-cell office:value-type="float" office:value="-39.7346118904601" calcext:value-type="float">
            <text:p>-39.7346118904601</text:p>
          </table:table-cell>
          <table:table-cell office:value-type="float" office:value="-7.23147517333457" calcext:value-type="float">
            <text:p>-7.23147517333457</text:p>
          </table:table-cell>
          <table:table-cell office:value-type="float" office:value="630" calcext:value-type="float">
            <text:p>630</text:p>
          </table:table-cell>
          <table:table-cell table:formula="of:=[.D30]*-10" office:value-type="float" office:value="397.346118904601" calcext:value-type="float">
            <text:p>397.346118904601</text:p>
          </table:table-cell>
          <table:table-cell table:formula="of:=[.E30]*-10" office:value-type="float" office:value="72.3147517333457" calcext:value-type="float">
            <text:p>72.3147517333457</text:p>
          </table:table-cell>
          <table:table-cell table:formula="of:=[.F30]"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Point (-39.30076922108482762 -7.32479151723366595)</text:p>
          </table:table-cell>
          <table:table-cell office:value-type="float" office:value="195" calcext:value-type="float">
            <text:p>195</text:p>
          </table:table-cell>
          <table:table-cell office:value-type="float" office:value="447" calcext:value-type="float">
            <text:p>447</text:p>
          </table:table-cell>
          <table:table-cell office:value-type="float" office:value="-39.3007692210848" calcext:value-type="float">
            <text:p>-39.3007692210848</text:p>
          </table:table-cell>
          <table:table-cell office:value-type="float" office:value="-7.32479151723367" calcext:value-type="float">
            <text:p>-7.32479151723367</text:p>
          </table:table-cell>
          <table:table-cell office:value-type="float" office:value="447" calcext:value-type="float">
            <text:p>447</text:p>
          </table:table-cell>
          <table:table-cell table:formula="of:=[.D31]*-10" office:value-type="float" office:value="393.007692210848" calcext:value-type="float">
            <text:p>393.007692210848</text:p>
          </table:table-cell>
          <table:table-cell table:formula="of:=[.E31]*-10" office:value-type="float" office:value="73.2479151723367" calcext:value-type="float">
            <text:p>73.2479151723367</text:p>
          </table:table-cell>
          <table:table-cell table:formula="of:=[.F31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-39.20971363594388492 -7.52858895583707621)</text:p>
          </table:table-cell>
          <table:table-cell office:value-type="float" office:value="194" calcext:value-type="float">
            <text:p>194</text:p>
          </table:table-cell>
          <table:table-cell office:value-type="float" office:value="943" calcext:value-type="float">
            <text:p>943</text:p>
          </table:table-cell>
          <table:table-cell office:value-type="float" office:value="-39.2097136359439" calcext:value-type="float">
            <text:p>-39.2097136359439</text:p>
          </table:table-cell>
          <table:table-cell office:value-type="float" office:value="-7.52858895583708" calcext:value-type="float">
            <text:p>-7.52858895583708</text:p>
          </table:table-cell>
          <table:table-cell office:value-type="float" office:value="943" calcext:value-type="float">
            <text:p>943</text:p>
          </table:table-cell>
          <table:table-cell table:formula="of:=[.D32]*-10" office:value-type="float" office:value="392.097136359439" calcext:value-type="float">
            <text:p>392.097136359439</text:p>
          </table:table-cell>
          <table:table-cell table:formula="of:=[.E32]*-10" office:value-type="float" office:value="75.2858895583708" calcext:value-type="float">
            <text:p>75.2858895583708</text:p>
          </table:table-cell>
          <table:table-cell table:formula="of:=[.F32]" office:value-type="float" office:value="943" calcext:value-type="float">
            <text:p>943</text:p>
          </table:table-cell>
        </table:table-row>
        <table:table-row table:style-name="ro2">
          <table:table-cell office:value-type="string" calcext:value-type="string">
            <text:p>Point (-39.7341506865552887 -7.95852271388763377)</text:p>
          </table:table-cell>
          <table:table-cell office:value-type="float" office:value="193" calcext:value-type="float">
            <text:p>193</text:p>
          </table:table-cell>
          <table:table-cell office:value-type="float" office:value="422" calcext:value-type="float">
            <text:p>422</text:p>
          </table:table-cell>
          <table:table-cell office:value-type="float" office:value="-39.7341506865553" calcext:value-type="float">
            <text:p>-39.7341506865553</text:p>
          </table:table-cell>
          <table:table-cell office:value-type="float" office:value="-7.95852271388763" calcext:value-type="float">
            <text:p>-7.95852271388763</text:p>
          </table:table-cell>
          <table:table-cell office:value-type="float" office:value="422" calcext:value-type="float">
            <text:p>422</text:p>
          </table:table-cell>
          <table:table-cell table:formula="of:=[.D33]*-10" office:value-type="float" office:value="397.341506865553" calcext:value-type="float">
            <text:p>397.341506865553</text:p>
          </table:table-cell>
          <table:table-cell table:formula="of:=[.E33]*-10" office:value-type="float" office:value="79.5852271388763" calcext:value-type="float">
            <text:p>79.5852271388763</text:p>
          </table:table-cell>
          <table:table-cell table:formula="of:=[.F33]"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Point (-39.14199773839387575 -7.01737417331018154)</text:p>
          </table:table-cell>
          <table:table-cell office:value-type="float" office:value="192" calcext:value-type="float">
            <text:p>192</text:p>
          </table:table-cell>
          <table:table-cell office:value-type="float" office:value="424" calcext:value-type="float">
            <text:p>424</text:p>
          </table:table-cell>
          <table:table-cell office:value-type="float" office:value="-39.1419977383939" calcext:value-type="float">
            <text:p>-39.1419977383939</text:p>
          </table:table-cell>
          <table:table-cell office:value-type="float" office:value="-7.01737417331018" calcext:value-type="float">
            <text:p>-7.01737417331018</text:p>
          </table:table-cell>
          <table:table-cell office:value-type="float" office:value="424" calcext:value-type="float">
            <text:p>424</text:p>
          </table:table-cell>
          <table:table-cell table:formula="of:=[.D34]*-10" office:value-type="float" office:value="391.419977383939" calcext:value-type="float">
            <text:p>391.419977383939</text:p>
          </table:table-cell>
          <table:table-cell table:formula="of:=[.E34]*-10" office:value-type="float" office:value="70.1737417331018" calcext:value-type="float">
            <text:p>70.1737417331018</text:p>
          </table:table-cell>
          <table:table-cell table:formula="of:=[.F34]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Point (-39.71335420811708161 -7.2762865556156795)</text:p>
          </table:table-cell>
          <table:table-cell office:value-type="float" office:value="199" calcext:value-type="float">
            <text:p>199</text:p>
          </table:table-cell>
          <table:table-cell office:value-type="float" office:value="888" calcext:value-type="float">
            <text:p>888</text:p>
          </table:table-cell>
          <table:table-cell office:value-type="float" office:value="-39.7133542081171" calcext:value-type="float">
            <text:p>-39.7133542081171</text:p>
          </table:table-cell>
          <table:table-cell office:value-type="float" office:value="-7.27628655561568" calcext:value-type="float">
            <text:p>-7.27628655561568</text:p>
          </table:table-cell>
          <table:table-cell office:value-type="float" office:value="888" calcext:value-type="float">
            <text:p>888</text:p>
          </table:table-cell>
          <table:table-cell table:formula="of:=[.D35]*-10" office:value-type="float" office:value="397.133542081171" calcext:value-type="float">
            <text:p>397.133542081171</text:p>
          </table:table-cell>
          <table:table-cell table:formula="of:=[.E35]*-10" office:value-type="float" office:value="72.7628655561568" calcext:value-type="float">
            <text:p>72.7628655561568</text:p>
          </table:table-cell>
          <table:table-cell table:formula="of:=[.F35]" office:value-type="float" office:value="888" calcext:value-type="float">
            <text:p>888</text:p>
          </table:table-cell>
        </table:table-row>
        <table:table-row table:style-name="ro2">
          <table:table-cell office:value-type="string" calcext:value-type="string">
            <text:p>Point (-39.79428753279155018 -7.39078720320699922)</text:p>
          </table:table-cell>
          <table:table-cell office:value-type="float" office:value="198" calcext:value-type="float">
            <text:p>198</text:p>
          </table:table-cell>
          <table:table-cell office:value-type="float" office:value="914" calcext:value-type="float">
            <text:p>914</text:p>
          </table:table-cell>
          <table:table-cell office:value-type="float" office:value="-39.7942875327915" calcext:value-type="float">
            <text:p>-39.7942875327915</text:p>
          </table:table-cell>
          <table:table-cell office:value-type="float" office:value="-7.390787203207" calcext:value-type="float">
            <text:p>-7.390787203207</text:p>
          </table:table-cell>
          <table:table-cell office:value-type="float" office:value="914" calcext:value-type="float">
            <text:p>914</text:p>
          </table:table-cell>
          <table:table-cell table:formula="of:=[.D36]*-10" office:value-type="float" office:value="397.942875327915" calcext:value-type="float">
            <text:p>397.942875327915</text:p>
          </table:table-cell>
          <table:table-cell table:formula="of:=[.E36]*-10" office:value-type="float" office:value="73.90787203207" calcext:value-type="float">
            <text:p>73.90787203207</text:p>
          </table:table-cell>
          <table:table-cell table:formula="of:=[.F36]" office:value-type="float" office:value="914" calcext:value-type="float">
            <text:p>914</text:p>
          </table:table-cell>
        </table:table-row>
        <table:table-row table:style-name="ro2">
          <table:table-cell office:value-type="string" calcext:value-type="string">
            <text:p>Point (-39.51331666453747715 -7.13478603393281929)</text:p>
          </table:table-cell>
          <table:table-cell office:value-type="float" office:value="197" calcext:value-type="float">
            <text:p>197</text:p>
          </table:table-cell>
          <table:table-cell office:value-type="float" office:value="522" calcext:value-type="float">
            <text:p>522</text:p>
          </table:table-cell>
          <table:table-cell office:value-type="float" office:value="-39.5133166645375" calcext:value-type="float">
            <text:p>-39.5133166645375</text:p>
          </table:table-cell>
          <table:table-cell office:value-type="float" office:value="-7.13478603393282" calcext:value-type="float">
            <text:p>-7.13478603393282</text:p>
          </table:table-cell>
          <table:table-cell office:value-type="float" office:value="522" calcext:value-type="float">
            <text:p>522</text:p>
          </table:table-cell>
          <table:table-cell table:formula="of:=[.D37]*-10" office:value-type="float" office:value="395.133166645375" calcext:value-type="float">
            <text:p>395.133166645375</text:p>
          </table:table-cell>
          <table:table-cell table:formula="of:=[.E37]*-10" office:value-type="float" office:value="71.3478603393282" calcext:value-type="float">
            <text:p>71.3478603393282</text:p>
          </table:table-cell>
          <table:table-cell table:formula="of:=[.F37]"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Point (-39.55696055557791624 -7.75107831163983896)</text:p>
          </table:table-cell>
          <table:table-cell office:value-type="float" office:value="196" calcext:value-type="float">
            <text:p>196</text:p>
          </table:table-cell>
          <table:table-cell office:value-type="float" office:value="478" calcext:value-type="float">
            <text:p>478</text:p>
          </table:table-cell>
          <table:table-cell office:value-type="float" office:value="-39.5569605555779" calcext:value-type="float">
            <text:p>-39.5569605555779</text:p>
          </table:table-cell>
          <table:table-cell office:value-type="float" office:value="-7.75107831163984" calcext:value-type="float">
            <text:p>-7.75107831163984</text:p>
          </table:table-cell>
          <table:table-cell office:value-type="float" office:value="478" calcext:value-type="float">
            <text:p>478</text:p>
          </table:table-cell>
          <table:table-cell table:formula="of:=[.D38]*-10" office:value-type="float" office:value="395.569605555779" calcext:value-type="float">
            <text:p>395.569605555779</text:p>
          </table:table-cell>
          <table:table-cell table:formula="of:=[.E38]*-10" office:value-type="float" office:value="77.5107831163984" calcext:value-type="float">
            <text:p>77.5107831163984</text:p>
          </table:table-cell>
          <table:table-cell table:formula="of:=[.F38]"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Point (-39.7541679456896091 -7.2889188311521167)</text:p>
          </table:table-cell>
          <table:table-cell office:value-type="float" office:value="219" calcext:value-type="float">
            <text:p>219</text:p>
          </table:table-cell>
          <table:table-cell office:value-type="float" office:value="878" calcext:value-type="float">
            <text:p>878</text:p>
          </table:table-cell>
          <table:table-cell office:value-type="float" office:value="-39.7541679456896" calcext:value-type="float">
            <text:p>-39.7541679456896</text:p>
          </table:table-cell>
          <table:table-cell office:value-type="float" office:value="-7.28891883115212" calcext:value-type="float">
            <text:p>-7.28891883115212</text:p>
          </table:table-cell>
          <table:table-cell office:value-type="float" office:value="878" calcext:value-type="float">
            <text:p>878</text:p>
          </table:table-cell>
          <table:table-cell table:formula="of:=[.D39]*-10" office:value-type="float" office:value="397.541679456896" calcext:value-type="float">
            <text:p>397.541679456896</text:p>
          </table:table-cell>
          <table:table-cell table:formula="of:=[.E39]*-10" office:value-type="float" office:value="72.8891883115212" calcext:value-type="float">
            <text:p>72.8891883115212</text:p>
          </table:table-cell>
          <table:table-cell table:formula="of:=[.F39]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Point (-39.49268727627150355 -7.55142705985847407)</text:p>
          </table:table-cell>
          <table:table-cell office:value-type="float" office:value="218" calcext:value-type="float">
            <text:p>218</text:p>
          </table:table-cell>
          <table:table-cell office:value-type="float" office:value="717" calcext:value-type="float">
            <text:p>717</text:p>
          </table:table-cell>
          <table:table-cell office:value-type="float" office:value="-39.4926872762715" calcext:value-type="float">
            <text:p>-39.4926872762715</text:p>
          </table:table-cell>
          <table:table-cell office:value-type="float" office:value="-7.55142705985847" calcext:value-type="float">
            <text:p>-7.55142705985847</text:p>
          </table:table-cell>
          <table:table-cell office:value-type="float" office:value="717" calcext:value-type="float">
            <text:p>717</text:p>
          </table:table-cell>
          <table:table-cell table:formula="of:=[.D40]*-10" office:value-type="float" office:value="394.926872762715" calcext:value-type="float">
            <text:p>394.926872762715</text:p>
          </table:table-cell>
          <table:table-cell table:formula="of:=[.E40]*-10" office:value-type="float" office:value="75.5142705985847" calcext:value-type="float">
            <text:p>75.5142705985847</text:p>
          </table:table-cell>
          <table:table-cell table:formula="of:=[.F40]" office:value-type="float" office:value="717" calcext:value-type="float">
            <text:p>717</text:p>
          </table:table-cell>
        </table:table-row>
        <table:table-row table:style-name="ro2">
          <table:table-cell office:value-type="string" calcext:value-type="string">
            <text:p>Point (-39.50305071779317245 -7.28858913217839444)</text:p>
          </table:table-cell>
          <table:table-cell office:value-type="float" office:value="217" calcext:value-type="float">
            <text:p>217</text:p>
          </table:table-cell>
          <table:table-cell office:value-type="float" office:value="951" calcext:value-type="float">
            <text:p>951</text:p>
          </table:table-cell>
          <table:table-cell office:value-type="float" office:value="-39.5030507177932" calcext:value-type="float">
            <text:p>-39.5030507177932</text:p>
          </table:table-cell>
          <table:table-cell office:value-type="float" office:value="-7.28858913217839" calcext:value-type="float">
            <text:p>-7.28858913217839</text:p>
          </table:table-cell>
          <table:table-cell office:value-type="float" office:value="951" calcext:value-type="float">
            <text:p>951</text:p>
          </table:table-cell>
          <table:table-cell table:formula="of:=[.D41]*-10" office:value-type="float" office:value="395.030507177932" calcext:value-type="float">
            <text:p>395.030507177932</text:p>
          </table:table-cell>
          <table:table-cell table:formula="of:=[.E41]*-10" office:value-type="float" office:value="72.8858913217839" calcext:value-type="float">
            <text:p>72.8858913217839</text:p>
          </table:table-cell>
          <table:table-cell table:formula="of:=[.F41]" office:value-type="float" office:value="951" calcext:value-type="float">
            <text:p>951</text:p>
          </table:table-cell>
        </table:table-row>
        <table:table-row table:style-name="ro2">
          <table:table-cell office:value-type="string" calcext:value-type="string">
            <text:p>Point (-39.63436187418481893 -7.7475353332089556)</text:p>
          </table:table-cell>
          <table:table-cell office:value-type="float" office:value="216" calcext:value-type="float">
            <text:p>216</text:p>
          </table:table-cell>
          <table:table-cell office:value-type="float" office:value="462" calcext:value-type="float">
            <text:p>462</text:p>
          </table:table-cell>
          <table:table-cell office:value-type="float" office:value="-39.6343618741848" calcext:value-type="float">
            <text:p>-39.6343618741848</text:p>
          </table:table-cell>
          <table:table-cell office:value-type="float" office:value="-7.74753533320896" calcext:value-type="float">
            <text:p>-7.74753533320896</text:p>
          </table:table-cell>
          <table:table-cell office:value-type="float" office:value="462" calcext:value-type="float">
            <text:p>462</text:p>
          </table:table-cell>
          <table:table-cell table:formula="of:=[.D42]*-10" office:value-type="float" office:value="396.343618741848" calcext:value-type="float">
            <text:p>396.343618741848</text:p>
          </table:table-cell>
          <table:table-cell table:formula="of:=[.E42]*-10" office:value-type="float" office:value="77.4753533320896" calcext:value-type="float">
            <text:p>77.4753533320896</text:p>
          </table:table-cell>
          <table:table-cell table:formula="of:=[.F42]"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Point (-39.12102870407388622 -7.09287312848642681)</text:p>
          </table:table-cell>
          <table:table-cell office:value-type="float" office:value="223" calcext:value-type="float">
            <text:p>223</text:p>
          </table:table-cell>
          <table:table-cell office:value-type="float" office:value="602" calcext:value-type="float">
            <text:p>602</text:p>
          </table:table-cell>
          <table:table-cell office:value-type="float" office:value="-39.1210287040739" calcext:value-type="float">
            <text:p>-39.1210287040739</text:p>
          </table:table-cell>
          <table:table-cell office:value-type="float" office:value="-7.09287312848643" calcext:value-type="float">
            <text:p>-7.09287312848643</text:p>
          </table:table-cell>
          <table:table-cell office:value-type="float" office:value="602" calcext:value-type="float">
            <text:p>602</text:p>
          </table:table-cell>
          <table:table-cell table:formula="of:=[.D43]*-10" office:value-type="float" office:value="391.210287040739" calcext:value-type="float">
            <text:p>391.210287040739</text:p>
          </table:table-cell>
          <table:table-cell table:formula="of:=[.E43]*-10" office:value-type="float" office:value="70.9287312848643" calcext:value-type="float">
            <text:p>70.9287312848643</text:p>
          </table:table-cell>
          <table:table-cell table:formula="of:=[.F43]" office:value-type="float" office:value="602" calcext:value-type="float">
            <text:p>602</text:p>
          </table:table-cell>
        </table:table-row>
        <table:table-row table:style-name="ro2">
          <table:table-cell office:value-type="string" calcext:value-type="string">
            <text:p>Point (-39.23053328159934239 -7.42943488212901393)</text:p>
          </table:table-cell>
          <table:table-cell office:value-type="float" office:value="222" calcext:value-type="float">
            <text:p>222</text:p>
          </table:table-cell>
          <table:table-cell office:value-type="float" office:value="916" calcext:value-type="float">
            <text:p>916</text:p>
          </table:table-cell>
          <table:table-cell office:value-type="float" office:value="-39.2305332815993" calcext:value-type="float">
            <text:p>-39.2305332815993</text:p>
          </table:table-cell>
          <table:table-cell office:value-type="float" office:value="-7.42943488212901" calcext:value-type="float">
            <text:p>-7.42943488212901</text:p>
          </table:table-cell>
          <table:table-cell office:value-type="float" office:value="916" calcext:value-type="float">
            <text:p>916</text:p>
          </table:table-cell>
          <table:table-cell table:formula="of:=[.D44]*-10" office:value-type="float" office:value="392.305332815993" calcext:value-type="float">
            <text:p>392.305332815993</text:p>
          </table:table-cell>
          <table:table-cell table:formula="of:=[.E44]*-10" office:value-type="float" office:value="74.2943488212901" calcext:value-type="float">
            <text:p>74.2943488212901</text:p>
          </table:table-cell>
          <table:table-cell table:formula="of:=[.F44]" office:value-type="float" office:value="916" calcext:value-type="float">
            <text:p>916</text:p>
          </table:table-cell>
        </table:table-row>
        <table:table-row table:style-name="ro2">
          <table:table-cell office:value-type="string" calcext:value-type="string">
            <text:p>Point (-39.72537160862985672 -7.98452394484311956)</text:p>
          </table:table-cell>
          <table:table-cell office:value-type="float" office:value="221" calcext:value-type="float">
            <text:p>221</text:p>
          </table:table-cell>
          <table:table-cell office:value-type="float" office:value="437" calcext:value-type="float">
            <text:p>437</text:p>
          </table:table-cell>
          <table:table-cell office:value-type="float" office:value="-39.7253716086299" calcext:value-type="float">
            <text:p>-39.7253716086299</text:p>
          </table:table-cell>
          <table:table-cell office:value-type="float" office:value="-7.98452394484312" calcext:value-type="float">
            <text:p>-7.98452394484312</text:p>
          </table:table-cell>
          <table:table-cell office:value-type="float" office:value="437" calcext:value-type="float">
            <text:p>437</text:p>
          </table:table-cell>
          <table:table-cell table:formula="of:=[.D45]*-10" office:value-type="float" office:value="397.253716086299" calcext:value-type="float">
            <text:p>397.253716086299</text:p>
          </table:table-cell>
          <table:table-cell table:formula="of:=[.E45]*-10" office:value-type="float" office:value="79.8452394484312" calcext:value-type="float">
            <text:p>79.8452394484312</text:p>
          </table:table-cell>
          <table:table-cell table:formula="of:=[.F45]" office:value-type="float" office:value="437" calcext:value-type="float">
            <text:p>437</text:p>
          </table:table-cell>
        </table:table-row>
        <table:table-row table:style-name="ro2">
          <table:table-cell office:value-type="string" calcext:value-type="string">
            <text:p>Point (-39.06562232289093828 -7.04756481687489167)</text:p>
          </table:table-cell>
          <table:table-cell office:value-type="float" office:value="220" calcext:value-type="float">
            <text:p>220</text:p>
          </table:table-cell>
          <table:table-cell office:value-type="float" office:value="363" calcext:value-type="float">
            <text:p>363</text:p>
          </table:table-cell>
          <table:table-cell office:value-type="float" office:value="-39.0656223228909" calcext:value-type="float">
            <text:p>-39.0656223228909</text:p>
          </table:table-cell>
          <table:table-cell office:value-type="float" office:value="-7.04756481687489" calcext:value-type="float">
            <text:p>-7.04756481687489</text:p>
          </table:table-cell>
          <table:table-cell office:value-type="float" office:value="363" calcext:value-type="float">
            <text:p>363</text:p>
          </table:table-cell>
          <table:table-cell table:formula="of:=[.D46]*-10" office:value-type="float" office:value="390.656223228909" calcext:value-type="float">
            <text:p>390.656223228909</text:p>
          </table:table-cell>
          <table:table-cell table:formula="of:=[.E46]*-10" office:value-type="float" office:value="70.4756481687489" calcext:value-type="float">
            <text:p>70.4756481687489</text:p>
          </table:table-cell>
          <table:table-cell table:formula="of:=[.F46]" office:value-type="float" office:value="363" calcext:value-type="float">
            <text:p>363</text:p>
          </table:table-cell>
        </table:table-row>
        <table:table-row table:style-name="ro2">
          <table:table-cell office:value-type="string" calcext:value-type="string">
            <text:p>Point (-39.86249476422008797 -7.98083345927128551)</text:p>
          </table:table-cell>
          <table:table-cell office:value-type="float" office:value="211" calcext:value-type="float">
            <text:p>211</text:p>
          </table:table-cell>
          <table:table-cell office:value-type="float" office:value="455" calcext:value-type="float">
            <text:p>455</text:p>
          </table:table-cell>
          <table:table-cell office:value-type="float" office:value="-39.8624947642201" calcext:value-type="float">
            <text:p>-39.8624947642201</text:p>
          </table:table-cell>
          <table:table-cell office:value-type="float" office:value="-7.98083345927129" calcext:value-type="float">
            <text:p>-7.98083345927129</text:p>
          </table:table-cell>
          <table:table-cell office:value-type="float" office:value="455" calcext:value-type="float">
            <text:p>455</text:p>
          </table:table-cell>
          <table:table-cell table:formula="of:=[.D47]*-10" office:value-type="float" office:value="398.624947642201" calcext:value-type="float">
            <text:p>398.624947642201</text:p>
          </table:table-cell>
          <table:table-cell table:formula="of:=[.E47]*-10" office:value-type="float" office:value="79.8083345927129" calcext:value-type="float">
            <text:p>79.8083345927129</text:p>
          </table:table-cell>
          <table:table-cell table:formula="of:=[.F47]" office:value-type="float" office:value="455" calcext:value-type="float">
            <text:p>455</text:p>
          </table:table-cell>
        </table:table-row>
        <table:table-row table:style-name="ro2">
          <table:table-cell office:value-type="string" calcext:value-type="string">
            <text:p>Point (-39.1530926247158888 -7.05574351917361664)</text:p>
          </table:table-cell>
          <table:table-cell office:value-type="float" office:value="210" calcext:value-type="float">
            <text:p>210</text:p>
          </table:table-cell>
          <table:table-cell office:value-type="float" office:value="436" calcext:value-type="float">
            <text:p>436</text:p>
          </table:table-cell>
          <table:table-cell office:value-type="float" office:value="-39.1530926247159" calcext:value-type="float">
            <text:p>-39.1530926247159</text:p>
          </table:table-cell>
          <table:table-cell office:value-type="float" office:value="-7.05574351917362" calcext:value-type="float">
            <text:p>-7.05574351917362</text:p>
          </table:table-cell>
          <table:table-cell office:value-type="float" office:value="436" calcext:value-type="float">
            <text:p>436</text:p>
          </table:table-cell>
          <table:table-cell table:formula="of:=[.D48]*-10" office:value-type="float" office:value="391.530926247159" calcext:value-type="float">
            <text:p>391.530926247159</text:p>
          </table:table-cell>
          <table:table-cell table:formula="of:=[.E48]*-10" office:value-type="float" office:value="70.5574351917362" calcext:value-type="float">
            <text:p>70.5574351917362</text:p>
          </table:table-cell>
          <table:table-cell table:formula="of:=[.F48]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Point (-39.14103844993338299 -7.44808562292963394)</text:p>
          </table:table-cell>
          <table:table-cell office:value-type="float" office:value="209" calcext:value-type="float">
            <text:p>209</text:p>
          </table:table-cell>
          <table:table-cell office:value-type="float" office:value="949" calcext:value-type="float">
            <text:p>949</text:p>
          </table:table-cell>
          <table:table-cell office:value-type="float" office:value="-39.1410384499334" calcext:value-type="float">
            <text:p>-39.1410384499334</text:p>
          </table:table-cell>
          <table:table-cell office:value-type="float" office:value="-7.44808562292963" calcext:value-type="float">
            <text:p>-7.44808562292963</text:p>
          </table:table-cell>
          <table:table-cell office:value-type="float" office:value="949" calcext:value-type="float">
            <text:p>949</text:p>
          </table:table-cell>
          <table:table-cell table:formula="of:=[.D49]*-10" office:value-type="float" office:value="391.410384499334" calcext:value-type="float">
            <text:p>391.410384499334</text:p>
          </table:table-cell>
          <table:table-cell table:formula="of:=[.E49]*-10" office:value-type="float" office:value="74.4808562292963" calcext:value-type="float">
            <text:p>74.4808562292963</text:p>
          </table:table-cell>
          <table:table-cell table:formula="of:=[.F49]" office:value-type="float" office:value="949" calcext:value-type="float">
            <text:p>949</text:p>
          </table:table-cell>
        </table:table-row>
        <table:table-row table:style-name="ro2">
          <table:table-cell office:value-type="string" calcext:value-type="string">
            <text:p>Point (-39.98831201718505213 -7.22124227545431374)</text:p>
          </table:table-cell>
          <table:table-cell office:value-type="float" office:value="208" calcext:value-type="float">
            <text:p>208</text:p>
          </table:table-cell>
          <table:table-cell office:value-type="float" office:value="766" calcext:value-type="float">
            <text:p>766</text:p>
          </table:table-cell>
          <table:table-cell office:value-type="float" office:value="-39.988312017185" calcext:value-type="float">
            <text:p>-39.988312017185</text:p>
          </table:table-cell>
          <table:table-cell office:value-type="float" office:value="-7.22124227545431" calcext:value-type="float">
            <text:p>-7.22124227545431</text:p>
          </table:table-cell>
          <table:table-cell office:value-type="float" office:value="766" calcext:value-type="float">
            <text:p>766</text:p>
          </table:table-cell>
          <table:table-cell table:formula="of:=[.D50]*-10" office:value-type="float" office:value="399.88312017185" calcext:value-type="float">
            <text:p>399.88312017185</text:p>
          </table:table-cell>
          <table:table-cell table:formula="of:=[.E50]*-10" office:value-type="float" office:value="72.2124227545431" calcext:value-type="float">
            <text:p>72.2124227545431</text:p>
          </table:table-cell>
          <table:table-cell table:formula="of:=[.F50]" office:value-type="float" office:value="766" calcext:value-type="float">
            <text:p>766</text:p>
          </table:table-cell>
        </table:table-row>
        <table:table-row table:style-name="ro2">
          <table:table-cell office:value-type="string" calcext:value-type="string">
            <text:p>Point (-39.61670335677165156 -7.93013611339714153)</text:p>
          </table:table-cell>
          <table:table-cell office:value-type="float" office:value="215" calcext:value-type="float">
            <text:p>215</text:p>
          </table:table-cell>
          <table:table-cell office:value-type="float" office:value="453" calcext:value-type="float">
            <text:p>453</text:p>
          </table:table-cell>
          <table:table-cell office:value-type="float" office:value="-39.6167033567716" calcext:value-type="float">
            <text:p>-39.6167033567716</text:p>
          </table:table-cell>
          <table:table-cell office:value-type="float" office:value="-7.93013611339714" calcext:value-type="float">
            <text:p>-7.93013611339714</text:p>
          </table:table-cell>
          <table:table-cell office:value-type="float" office:value="453" calcext:value-type="float">
            <text:p>453</text:p>
          </table:table-cell>
          <table:table-cell table:formula="of:=[.D51]*-10" office:value-type="float" office:value="396.167033567716" calcext:value-type="float">
            <text:p>396.167033567716</text:p>
          </table:table-cell>
          <table:table-cell table:formula="of:=[.E51]*-10" office:value-type="float" office:value="79.3013611339714" calcext:value-type="float">
            <text:p>79.3013611339714</text:p>
          </table:table-cell>
          <table:table-cell table:formula="of:=[.F51]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Point (-39.11433337279152056 -7.87347501407172423)</text:p>
          </table:table-cell>
          <table:table-cell office:value-type="float" office:value="214" calcext:value-type="float">
            <text:p>214</text:p>
          </table:table-cell>
          <table:table-cell office:value-type="float" office:value="526" calcext:value-type="float">
            <text:p>526</text:p>
          </table:table-cell>
          <table:table-cell office:value-type="float" office:value="-39.1143333727915" calcext:value-type="float">
            <text:p>-39.1143333727915</text:p>
          </table:table-cell>
          <table:table-cell office:value-type="float" office:value="-7.87347501407172" calcext:value-type="float">
            <text:p>-7.87347501407172</text:p>
          </table:table-cell>
          <table:table-cell office:value-type="float" office:value="526" calcext:value-type="float">
            <text:p>526</text:p>
          </table:table-cell>
          <table:table-cell table:formula="of:=[.D52]*-10" office:value-type="float" office:value="391.143333727915" calcext:value-type="float">
            <text:p>391.143333727915</text:p>
          </table:table-cell>
          <table:table-cell table:formula="of:=[.E52]*-10" office:value-type="float" office:value="78.7347501407172" calcext:value-type="float">
            <text:p>78.7347501407172</text:p>
          </table:table-cell>
          <table:table-cell table:formula="of:=[.F52]" office:value-type="float" office:value="526" calcext:value-type="float">
            <text:p>526</text:p>
          </table:table-cell>
        </table:table-row>
        <table:table-row table:style-name="ro2">
          <table:table-cell office:value-type="string" calcext:value-type="string">
            <text:p>Point (-39.72718341677838794 -7.64144071059968155)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  <table:table-cell office:value-type="float" office:value="-39.7271834167784" calcext:value-type="float">
            <text:p>-39.7271834167784</text:p>
          </table:table-cell>
          <table:table-cell office:value-type="float" office:value="-7.64144071059968" calcext:value-type="float">
            <text:p>-7.64144071059968</text:p>
          </table:table-cell>
          <table:table-cell office:value-type="float" office:value="474" calcext:value-type="float">
            <text:p>474</text:p>
          </table:table-cell>
          <table:table-cell table:formula="of:=[.D53]*-10" office:value-type="float" office:value="397.271834167784" calcext:value-type="float">
            <text:p>397.271834167784</text:p>
          </table:table-cell>
          <table:table-cell table:formula="of:=[.E53]*-10" office:value-type="float" office:value="76.4144071059968" calcext:value-type="float">
            <text:p>76.4144071059968</text:p>
          </table:table-cell>
          <table:table-cell table:formula="of:=[.F53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-39.32306049026961858 -7.75936583944723779)</text:p>
          </table:table-cell>
          <table:table-cell office:value-type="float" office:value="212" calcext:value-type="float">
            <text:p>212</text:p>
          </table:table-cell>
          <table:table-cell office:value-type="float" office:value="550" calcext:value-type="float">
            <text:p>550</text:p>
          </table:table-cell>
          <table:table-cell office:value-type="float" office:value="-39.3230604902696" calcext:value-type="float">
            <text:p>-39.3230604902696</text:p>
          </table:table-cell>
          <table:table-cell office:value-type="float" office:value="-7.75936583944724" calcext:value-type="float">
            <text:p>-7.75936583944724</text:p>
          </table:table-cell>
          <table:table-cell office:value-type="float" office:value="550" calcext:value-type="float">
            <text:p>550</text:p>
          </table:table-cell>
          <table:table-cell table:formula="of:=[.D54]*-10" office:value-type="float" office:value="393.230604902696" calcext:value-type="float">
            <text:p>393.230604902696</text:p>
          </table:table-cell>
          <table:table-cell table:formula="of:=[.E54]*-10" office:value-type="float" office:value="77.5936583944724" calcext:value-type="float">
            <text:p>77.5936583944724</text:p>
          </table:table-cell>
          <table:table-cell table:formula="of:=[.F54]" office:value-type="float" office:value="550" calcext:value-type="float">
            <text:p>550</text:p>
          </table:table-cell>
        </table:table-row>
        <table:table-row table:style-name="ro2">
          <table:table-cell office:value-type="string" calcext:value-type="string">
            <text:p>Point (-39.60929418198340102 -7.08970256161096302)</text:p>
          </table:table-cell>
          <table:table-cell office:value-type="float" office:value="235" calcext:value-type="float">
            <text:p>235</text:p>
          </table:table-cell>
          <table:table-cell office:value-type="float" office:value="483" calcext:value-type="float">
            <text:p>483</text:p>
          </table:table-cell>
          <table:table-cell office:value-type="float" office:value="-39.6092941819834" calcext:value-type="float">
            <text:p>-39.6092941819834</text:p>
          </table:table-cell>
          <table:table-cell office:value-type="float" office:value="-7.08970256161096" calcext:value-type="float">
            <text:p>-7.08970256161096</text:p>
          </table:table-cell>
          <table:table-cell office:value-type="float" office:value="483" calcext:value-type="float">
            <text:p>483</text:p>
          </table:table-cell>
          <table:table-cell table:formula="of:=[.D55]*-10" office:value-type="float" office:value="396.092941819834" calcext:value-type="float">
            <text:p>396.092941819834</text:p>
          </table:table-cell>
          <table:table-cell table:formula="of:=[.E55]*-10" office:value-type="float" office:value="70.8970256161096" calcext:value-type="float">
            <text:p>70.8970256161096</text:p>
          </table:table-cell>
          <table:table-cell table:formula="of:=[.F55]"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Point (-39.40056199599463582 -7.87529539220716579)</text:p>
          </table:table-cell>
          <table:table-cell office:value-type="float" office:value="234" calcext:value-type="float">
            <text:p>234</text:p>
          </table:table-cell>
          <table:table-cell office:value-type="float" office:value="480" calcext:value-type="float">
            <text:p>480</text:p>
          </table:table-cell>
          <table:table-cell office:value-type="float" office:value="-39.4005619959946" calcext:value-type="float">
            <text:p>-39.4005619959946</text:p>
          </table:table-cell>
          <table:table-cell office:value-type="float" office:value="-7.87529539220717" calcext:value-type="float">
            <text:p>-7.87529539220717</text:p>
          </table:table-cell>
          <table:table-cell office:value-type="float" office:value="480" calcext:value-type="float">
            <text:p>480</text:p>
          </table:table-cell>
          <table:table-cell table:formula="of:=[.D56]*-10" office:value-type="float" office:value="394.005619959946" calcext:value-type="float">
            <text:p>394.005619959946</text:p>
          </table:table-cell>
          <table:table-cell table:formula="of:=[.E56]*-10" office:value-type="float" office:value="78.7529539220717" calcext:value-type="float">
            <text:p>78.7529539220717</text:p>
          </table:table-cell>
          <table:table-cell table:formula="of:=[.F56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-39.88887471589838896 -7.39031921914035372)</text:p>
          </table:table-cell>
          <table:table-cell office:value-type="float" office:value="233" calcext:value-type="float">
            <text:p>233</text:p>
          </table:table-cell>
          <table:table-cell office:value-type="float" office:value="855" calcext:value-type="float">
            <text:p>855</text:p>
          </table:table-cell>
          <table:table-cell office:value-type="float" office:value="-39.8888747158984" calcext:value-type="float">
            <text:p>-39.8888747158984</text:p>
          </table:table-cell>
          <table:table-cell office:value-type="float" office:value="-7.39031921914035" calcext:value-type="float">
            <text:p>-7.39031921914035</text:p>
          </table:table-cell>
          <table:table-cell office:value-type="float" office:value="855" calcext:value-type="float">
            <text:p>855</text:p>
          </table:table-cell>
          <table:table-cell table:formula="of:=[.D57]*-10" office:value-type="float" office:value="398.888747158984" calcext:value-type="float">
            <text:p>398.888747158984</text:p>
          </table:table-cell>
          <table:table-cell table:formula="of:=[.E57]*-10" office:value-type="float" office:value="73.9031921914035" calcext:value-type="float">
            <text:p>73.9031921914035</text:p>
          </table:table-cell>
          <table:table-cell table:formula="of:=[.F57]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Point (-39.89075922955044007 -7.1883260822464754)</text:p>
          </table:table-cell>
          <table:table-cell office:value-type="float" office:value="232" calcext:value-type="float">
            <text:p>232</text:p>
          </table:table-cell>
          <table:table-cell office:value-type="float" office:value="806" calcext:value-type="float">
            <text:p>806</text:p>
          </table:table-cell>
          <table:table-cell office:value-type="float" office:value="-39.8907592295504" calcext:value-type="float">
            <text:p>-39.8907592295504</text:p>
          </table:table-cell>
          <table:table-cell office:value-type="float" office:value="-7.18832608224648" calcext:value-type="float">
            <text:p>-7.18832608224648</text:p>
          </table:table-cell>
          <table:table-cell office:value-type="float" office:value="806" calcext:value-type="float">
            <text:p>806</text:p>
          </table:table-cell>
          <table:table-cell table:formula="of:=[.D58]*-10" office:value-type="float" office:value="398.907592295504" calcext:value-type="float">
            <text:p>398.907592295504</text:p>
          </table:table-cell>
          <table:table-cell table:formula="of:=[.E58]*-10" office:value-type="float" office:value="71.8832608224648" calcext:value-type="float">
            <text:p>71.8832608224648</text:p>
          </table:table-cell>
          <table:table-cell table:formula="of:=[.F58]" office:value-type="float" office:value="806" calcext:value-type="float">
            <text:p>806</text:p>
          </table:table-cell>
        </table:table-row>
        <table:table-row table:style-name="ro2">
          <table:table-cell office:value-type="string" calcext:value-type="string">
            <text:p>Point (-39.8034968874925994 -7.60972638428978598)</text:p>
          </table:table-cell>
          <table:table-cell office:value-type="float" office:value="239" calcext:value-type="float">
            <text:p>239</text:p>
          </table:table-cell>
          <table:table-cell office:value-type="float" office:value="654" calcext:value-type="float">
            <text:p>654</text:p>
          </table:table-cell>
          <table:table-cell office:value-type="float" office:value="-39.8034968874926" calcext:value-type="float">
            <text:p>-39.8034968874926</text:p>
          </table:table-cell>
          <table:table-cell office:value-type="float" office:value="-7.60972638428979" calcext:value-type="float">
            <text:p>-7.60972638428979</text:p>
          </table:table-cell>
          <table:table-cell office:value-type="float" office:value="654" calcext:value-type="float">
            <text:p>654</text:p>
          </table:table-cell>
          <table:table-cell table:formula="of:=[.D59]*-10" office:value-type="float" office:value="398.034968874926" calcext:value-type="float">
            <text:p>398.034968874926</text:p>
          </table:table-cell>
          <table:table-cell table:formula="of:=[.E59]*-10" office:value-type="float" office:value="76.0972638428979" calcext:value-type="float">
            <text:p>76.0972638428979</text:p>
          </table:table-cell>
          <table:table-cell table:formula="of:=[.F59]" office:value-type="float" office:value="654" calcext:value-type="float">
            <text:p>654</text:p>
          </table:table-cell>
        </table:table-row>
        <table:table-row table:style-name="ro2">
          <table:table-cell office:value-type="string" calcext:value-type="string">
            <text:p>Point (-39.67790441350760489 -7.30549131029393095)</text:p>
          </table:table-cell>
          <table:table-cell office:value-type="float" office:value="238" calcext:value-type="float">
            <text:p>238</text:p>
          </table:table-cell>
          <table:table-cell office:value-type="float" office:value="887" calcext:value-type="float">
            <text:p>887</text:p>
          </table:table-cell>
          <table:table-cell office:value-type="float" office:value="-39.6779044135076" calcext:value-type="float">
            <text:p>-39.6779044135076</text:p>
          </table:table-cell>
          <table:table-cell office:value-type="float" office:value="-7.30549131029393" calcext:value-type="float">
            <text:p>-7.30549131029393</text:p>
          </table:table-cell>
          <table:table-cell office:value-type="float" office:value="887" calcext:value-type="float">
            <text:p>887</text:p>
          </table:table-cell>
          <table:table-cell table:formula="of:=[.D60]*-10" office:value-type="float" office:value="396.779044135076" calcext:value-type="float">
            <text:p>396.779044135076</text:p>
          </table:table-cell>
          <table:table-cell table:formula="of:=[.E60]*-10" office:value-type="float" office:value="73.0549131029393" calcext:value-type="float">
            <text:p>73.0549131029393</text:p>
          </table:table-cell>
          <table:table-cell table:formula="of:=[.F60]"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Point (-39.71805347279416765 -7.89655783836424785)</text:p>
          </table:table-cell>
          <table:table-cell office:value-type="float" office:value="237" calcext:value-type="float">
            <text:p>237</text:p>
          </table:table-cell>
          <table:table-cell office:value-type="float" office:value="447" calcext:value-type="float">
            <text:p>447</text:p>
          </table:table-cell>
          <table:table-cell office:value-type="float" office:value="-39.7180534727942" calcext:value-type="float">
            <text:p>-39.7180534727942</text:p>
          </table:table-cell>
          <table:table-cell office:value-type="float" office:value="-7.89655783836425" calcext:value-type="float">
            <text:p>-7.89655783836425</text:p>
          </table:table-cell>
          <table:table-cell office:value-type="float" office:value="447" calcext:value-type="float">
            <text:p>447</text:p>
          </table:table-cell>
          <table:table-cell table:formula="of:=[.D61]*-10" office:value-type="float" office:value="397.180534727942" calcext:value-type="float">
            <text:p>397.180534727942</text:p>
          </table:table-cell>
          <table:table-cell table:formula="of:=[.E61]*-10" office:value-type="float" office:value="78.9655783836425" calcext:value-type="float">
            <text:p>78.9655783836425</text:p>
          </table:table-cell>
          <table:table-cell table:formula="of:=[.F61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-39.12693688765891409 -7.86495473564720804)</text:p>
          </table:table-cell>
          <table:table-cell office:value-type="float" office:value="236" calcext:value-type="float">
            <text:p>236</text:p>
          </table:table-cell>
          <table:table-cell office:value-type="float" office:value="523" calcext:value-type="float">
            <text:p>523</text:p>
          </table:table-cell>
          <table:table-cell office:value-type="float" office:value="-39.1269368876589" calcext:value-type="float">
            <text:p>-39.1269368876589</text:p>
          </table:table-cell>
          <table:table-cell office:value-type="float" office:value="-7.86495473564721" calcext:value-type="float">
            <text:p>-7.86495473564721</text:p>
          </table:table-cell>
          <table:table-cell office:value-type="float" office:value="523" calcext:value-type="float">
            <text:p>523</text:p>
          </table:table-cell>
          <table:table-cell table:formula="of:=[.D62]*-10" office:value-type="float" office:value="391.269368876589" calcext:value-type="float">
            <text:p>391.269368876589</text:p>
          </table:table-cell>
          <table:table-cell table:formula="of:=[.E62]*-10" office:value-type="float" office:value="78.6495473564721" calcext:value-type="float">
            <text:p>78.6495473564721</text:p>
          </table:table-cell>
          <table:table-cell table:formula="of:=[.F62]" office:value-type="float" office:value="523" calcext:value-type="float">
            <text:p>523</text:p>
          </table:table-cell>
        </table:table-row>
        <table:table-row table:style-name="ro2">
          <table:table-cell office:value-type="string" calcext:value-type="string">
            <text:p>Point (-39.06210210163884256 -7.71019097828666133)</text:p>
          </table:table-cell>
          <table:table-cell office:value-type="float" office:value="227" calcext:value-type="float">
            <text:p>227</text:p>
          </table:table-cell>
          <table:table-cell office:value-type="float" office:value="499" calcext:value-type="float">
            <text:p>499</text:p>
          </table:table-cell>
          <table:table-cell office:value-type="float" office:value="-39.0621021016388" calcext:value-type="float">
            <text:p>-39.0621021016388</text:p>
          </table:table-cell>
          <table:table-cell office:value-type="float" office:value="-7.71019097828666" calcext:value-type="float">
            <text:p>-7.71019097828666</text:p>
          </table:table-cell>
          <table:table-cell office:value-type="float" office:value="499" calcext:value-type="float">
            <text:p>499</text:p>
          </table:table-cell>
          <table:table-cell table:formula="of:=[.D63]*-10" office:value-type="float" office:value="390.621021016388" calcext:value-type="float">
            <text:p>390.621021016388</text:p>
          </table:table-cell>
          <table:table-cell table:formula="of:=[.E63]*-10" office:value-type="float" office:value="77.1019097828666" calcext:value-type="float">
            <text:p>77.1019097828666</text:p>
          </table:table-cell>
          <table:table-cell table:formula="of:=[.F63]" office:value-type="float" office:value="499" calcext:value-type="float">
            <text:p>499</text:p>
          </table:table-cell>
        </table:table-row>
        <table:table-row table:style-name="ro2">
          <table:table-cell office:value-type="string" calcext:value-type="string">
            <text:p>Point (-39.95267003356879343 -7.04825724868940817)</text:p>
          </table:table-cell>
          <table:table-cell office:value-type="float" office:value="226" calcext:value-type="float">
            <text:p>226</text:p>
          </table:table-cell>
          <table:table-cell office:value-type="float" office:value="602" calcext:value-type="float">
            <text:p>602</text:p>
          </table:table-cell>
          <table:table-cell office:value-type="float" office:value="-39.9526700335688" calcext:value-type="float">
            <text:p>-39.9526700335688</text:p>
          </table:table-cell>
          <table:table-cell office:value-type="float" office:value="-7.04825724868941" calcext:value-type="float">
            <text:p>-7.04825724868941</text:p>
          </table:table-cell>
          <table:table-cell office:value-type="float" office:value="602" calcext:value-type="float">
            <text:p>602</text:p>
          </table:table-cell>
          <table:table-cell table:formula="of:=[.D64]*-10" office:value-type="float" office:value="399.526700335688" calcext:value-type="float">
            <text:p>399.526700335688</text:p>
          </table:table-cell>
          <table:table-cell table:formula="of:=[.E64]*-10" office:value-type="float" office:value="70.4825724868941" calcext:value-type="float">
            <text:p>70.4825724868941</text:p>
          </table:table-cell>
          <table:table-cell table:formula="of:=[.F64]" office:value-type="float" office:value="602" calcext:value-type="float">
            <text:p>602</text:p>
          </table:table-cell>
        </table:table-row>
        <table:table-row table:style-name="ro2">
          <table:table-cell office:value-type="string" calcext:value-type="string">
            <text:p>Point (-39.75134214852923975 -7.90591119033909528)</text:p>
          </table:table-cell>
          <table:table-cell office:value-type="float" office:value="225" calcext:value-type="float">
            <text:p>225</text:p>
          </table:table-cell>
          <table:table-cell office:value-type="float" office:value="455" calcext:value-type="float">
            <text:p>455</text:p>
          </table:table-cell>
          <table:table-cell office:value-type="float" office:value="-39.7513421485292" calcext:value-type="float">
            <text:p>-39.7513421485292</text:p>
          </table:table-cell>
          <table:table-cell office:value-type="float" office:value="-7.9059111903391" calcext:value-type="float">
            <text:p>-7.9059111903391</text:p>
          </table:table-cell>
          <table:table-cell office:value-type="float" office:value="455" calcext:value-type="float">
            <text:p>455</text:p>
          </table:table-cell>
          <table:table-cell table:formula="of:=[.D65]*-10" office:value-type="float" office:value="397.513421485292" calcext:value-type="float">
            <text:p>397.513421485292</text:p>
          </table:table-cell>
          <table:table-cell table:formula="of:=[.E65]*-10" office:value-type="float" office:value="79.059111903391" calcext:value-type="float">
            <text:p>79.059111903391</text:p>
          </table:table-cell>
          <table:table-cell table:formula="of:=[.F65]" office:value-type="float" office:value="455" calcext:value-type="float">
            <text:p>455</text:p>
          </table:table-cell>
        </table:table-row>
        <table:table-row table:style-name="ro2">
          <table:table-cell office:value-type="string" calcext:value-type="string">
            <text:p>Point (-39.98793238785768978 -7.28909089475792626)</text:p>
          </table:table-cell>
          <table:table-cell office:value-type="float" office:value="224" calcext:value-type="float">
            <text:p>224</text:p>
          </table:table-cell>
          <table:table-cell office:value-type="float" office:value="875" calcext:value-type="float">
            <text:p>875</text:p>
          </table:table-cell>
          <table:table-cell office:value-type="float" office:value="-39.9879323878577" calcext:value-type="float">
            <text:p>-39.9879323878577</text:p>
          </table:table-cell>
          <table:table-cell office:value-type="float" office:value="-7.28909089475793" calcext:value-type="float">
            <text:p>-7.28909089475793</text:p>
          </table:table-cell>
          <table:table-cell office:value-type="float" office:value="875" calcext:value-type="float">
            <text:p>875</text:p>
          </table:table-cell>
          <table:table-cell table:formula="of:=[.D66]*-10" office:value-type="float" office:value="399.879323878577" calcext:value-type="float">
            <text:p>399.879323878577</text:p>
          </table:table-cell>
          <table:table-cell table:formula="of:=[.E66]*-10" office:value-type="float" office:value="72.8909089475793" calcext:value-type="float">
            <text:p>72.8909089475793</text:p>
          </table:table-cell>
          <table:table-cell table:formula="of:=[.F66]" office:value-type="float" office:value="875" calcext:value-type="float">
            <text:p>875</text:p>
          </table:table-cell>
        </table:table-row>
        <table:table-row table:style-name="ro2">
          <table:table-cell office:value-type="string" calcext:value-type="string">
            <text:p>Point (-39.01569172384244411 -7.38741356205900068)</text:p>
          </table:table-cell>
          <table:table-cell office:value-type="float" office:value="231" calcext:value-type="float">
            <text:p>231</text:p>
          </table:table-cell>
          <table:table-cell office:value-type="float" office:value="398" calcext:value-type="float">
            <text:p>398</text:p>
          </table:table-cell>
          <table:table-cell office:value-type="float" office:value="-39.0156917238424" calcext:value-type="float">
            <text:p>-39.0156917238424</text:p>
          </table:table-cell>
          <table:table-cell office:value-type="float" office:value="-7.387413562059" calcext:value-type="float">
            <text:p>-7.387413562059</text:p>
          </table:table-cell>
          <table:table-cell office:value-type="float" office:value="398" calcext:value-type="float">
            <text:p>398</text:p>
          </table:table-cell>
          <table:table-cell table:formula="of:=[.D67]*-10" office:value-type="float" office:value="390.156917238424" calcext:value-type="float">
            <text:p>390.156917238424</text:p>
          </table:table-cell>
          <table:table-cell table:formula="of:=[.E67]*-10" office:value-type="float" office:value="73.87413562059" calcext:value-type="float">
            <text:p>73.87413562059</text:p>
          </table:table-cell>
          <table:table-cell table:formula="of:=[.F67]"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Point (-39.11867276003191307 -7.10459270006932009)</text:p>
          </table:table-cell>
          <table:table-cell office:value-type="float" office:value="230" calcext:value-type="float">
            <text:p>230</text:p>
          </table:table-cell>
          <table:table-cell office:value-type="float" office:value="391" calcext:value-type="float">
            <text:p>391</text:p>
          </table:table-cell>
          <table:table-cell office:value-type="float" office:value="-39.1186727600319" calcext:value-type="float">
            <text:p>-39.1186727600319</text:p>
          </table:table-cell>
          <table:table-cell office:value-type="float" office:value="-7.10459270006932" calcext:value-type="float">
            <text:p>-7.10459270006932</text:p>
          </table:table-cell>
          <table:table-cell office:value-type="float" office:value="391" calcext:value-type="float">
            <text:p>391</text:p>
          </table:table-cell>
          <table:table-cell table:formula="of:=[.D68]*-10" office:value-type="float" office:value="391.186727600319" calcext:value-type="float">
            <text:p>391.186727600319</text:p>
          </table:table-cell>
          <table:table-cell table:formula="of:=[.E68]*-10" office:value-type="float" office:value="71.0459270006932" calcext:value-type="float">
            <text:p>71.0459270006932</text:p>
          </table:table-cell>
          <table:table-cell table:formula="of:=[.F68]" office:value-type="float" office:value="391" calcext:value-type="float">
            <text:p>391</text:p>
          </table:table-cell>
        </table:table-row>
        <table:table-row table:style-name="ro2">
          <table:table-cell office:value-type="string" calcext:value-type="string">
            <text:p>Point (-39.55886682721960312 -7.24279821584858929)</text:p>
          </table:table-cell>
          <table:table-cell office:value-type="float" office:value="229" calcext:value-type="float">
            <text:p>229</text:p>
          </table:table-cell>
          <table:table-cell office:value-type="float" office:value="954" calcext:value-type="float">
            <text:p>954</text:p>
          </table:table-cell>
          <table:table-cell office:value-type="float" office:value="-39.5588668272196" calcext:value-type="float">
            <text:p>-39.5588668272196</text:p>
          </table:table-cell>
          <table:table-cell office:value-type="float" office:value="-7.24279821584859" calcext:value-type="float">
            <text:p>-7.24279821584859</text:p>
          </table:table-cell>
          <table:table-cell office:value-type="float" office:value="954" calcext:value-type="float">
            <text:p>954</text:p>
          </table:table-cell>
          <table:table-cell table:formula="of:=[.D69]*-10" office:value-type="float" office:value="395.588668272196" calcext:value-type="float">
            <text:p>395.588668272196</text:p>
          </table:table-cell>
          <table:table-cell table:formula="of:=[.E69]*-10" office:value-type="float" office:value="72.4279821584859" calcext:value-type="float">
            <text:p>72.4279821584859</text:p>
          </table:table-cell>
          <table:table-cell table:formula="of:=[.F69]" office:value-type="float" office:value="954" calcext:value-type="float">
            <text:p>954</text:p>
          </table:table-cell>
        </table:table-row>
        <table:table-row table:style-name="ro2">
          <table:table-cell office:value-type="string" calcext:value-type="string">
            <text:p>Point (-39.02866474479139214 -7.83098251929891997)</text:p>
          </table:table-cell>
          <table:table-cell office:value-type="float" office:value="228" calcext:value-type="float">
            <text:p>228</text:p>
          </table:table-cell>
          <table:table-cell office:value-type="float" office:value="534" calcext:value-type="float">
            <text:p>534</text:p>
          </table:table-cell>
          <table:table-cell office:value-type="float" office:value="-39.0286647447914" calcext:value-type="float">
            <text:p>-39.0286647447914</text:p>
          </table:table-cell>
          <table:table-cell office:value-type="float" office:value="-7.83098251929892" calcext:value-type="float">
            <text:p>-7.83098251929892</text:p>
          </table:table-cell>
          <table:table-cell office:value-type="float" office:value="534" calcext:value-type="float">
            <text:p>534</text:p>
          </table:table-cell>
          <table:table-cell table:formula="of:=[.D70]*-10" office:value-type="float" office:value="390.286647447914" calcext:value-type="float">
            <text:p>390.286647447914</text:p>
          </table:table-cell>
          <table:table-cell table:formula="of:=[.E70]*-10" office:value-type="float" office:value="78.3098251929892" calcext:value-type="float">
            <text:p>78.3098251929892</text:p>
          </table:table-cell>
          <table:table-cell table:formula="of:=[.F70]" office:value-type="float" office:value="534" calcext:value-type="float">
            <text:p>534</text:p>
          </table:table-cell>
        </table:table-row>
        <table:table-row table:style-name="ro2">
          <table:table-cell office:value-type="string" calcext:value-type="string">
            <text:p>Point (-39.72414244548980378 -7.55743178589121278)</text:p>
          </table:table-cell>
          <table:table-cell office:value-type="float" office:value="251" calcext:value-type="float">
            <text:p>251</text:p>
          </table:table-cell>
          <table:table-cell office:value-type="float" office:value="503" calcext:value-type="float">
            <text:p>503</text:p>
          </table:table-cell>
          <table:table-cell office:value-type="float" office:value="-39.7241424454898" calcext:value-type="float">
            <text:p>-39.7241424454898</text:p>
          </table:table-cell>
          <table:table-cell office:value-type="float" office:value="-7.55743178589121" calcext:value-type="float">
            <text:p>-7.55743178589121</text:p>
          </table:table-cell>
          <table:table-cell office:value-type="float" office:value="503" calcext:value-type="float">
            <text:p>503</text:p>
          </table:table-cell>
          <table:table-cell table:formula="of:=[.D71]*-10" office:value-type="float" office:value="397.241424454898" calcext:value-type="float">
            <text:p>397.241424454898</text:p>
          </table:table-cell>
          <table:table-cell table:formula="of:=[.E71]*-10" office:value-type="float" office:value="75.5743178589121" calcext:value-type="float">
            <text:p>75.5743178589121</text:p>
          </table:table-cell>
          <table:table-cell table:formula="of:=[.F71]"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Point (-39.66444681537194583 -7.75500218227440374)</text:p>
          </table:table-cell>
          <table:table-cell office:value-type="float" office:value="250" calcext:value-type="float">
            <text:p>250</text:p>
          </table:table-cell>
          <table:table-cell office:value-type="float" office:value="465" calcext:value-type="float">
            <text:p>465</text:p>
          </table:table-cell>
          <table:table-cell office:value-type="float" office:value="-39.6644468153719" calcext:value-type="float">
            <text:p>-39.6644468153719</text:p>
          </table:table-cell>
          <table:table-cell office:value-type="float" office:value="-7.7550021822744" calcext:value-type="float">
            <text:p>-7.7550021822744</text:p>
          </table:table-cell>
          <table:table-cell office:value-type="float" office:value="465" calcext:value-type="float">
            <text:p>465</text:p>
          </table:table-cell>
          <table:table-cell table:formula="of:=[.D72]*-10" office:value-type="float" office:value="396.644468153719" calcext:value-type="float">
            <text:p>396.644468153719</text:p>
          </table:table-cell>
          <table:table-cell table:formula="of:=[.E72]*-10" office:value-type="float" office:value="77.550021822744" calcext:value-type="float">
            <text:p>77.550021822744</text:p>
          </table:table-cell>
          <table:table-cell table:formula="of:=[.F72]"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Point (-39.46698691982506801 -7.49034357192705968)</text:p>
          </table:table-cell>
          <table:table-cell office:value-type="float" office:value="249" calcext:value-type="float">
            <text:p>249</text:p>
          </table:table-cell>
          <table:table-cell office:value-type="float" office:value="939" calcext:value-type="float">
            <text:p>939</text:p>
          </table:table-cell>
          <table:table-cell office:value-type="float" office:value="-39.4669869198251" calcext:value-type="float">
            <text:p>-39.4669869198251</text:p>
          </table:table-cell>
          <table:table-cell office:value-type="float" office:value="-7.49034357192706" calcext:value-type="float">
            <text:p>-7.49034357192706</text:p>
          </table:table-cell>
          <table:table-cell office:value-type="float" office:value="939" calcext:value-type="float">
            <text:p>939</text:p>
          </table:table-cell>
          <table:table-cell table:formula="of:=[.D73]*-10" office:value-type="float" office:value="394.669869198251" calcext:value-type="float">
            <text:p>394.669869198251</text:p>
          </table:table-cell>
          <table:table-cell table:formula="of:=[.E73]*-10" office:value-type="float" office:value="74.9034357192706" calcext:value-type="float">
            <text:p>74.9034357192706</text:p>
          </table:table-cell>
          <table:table-cell table:formula="of:=[.F73]" office:value-type="float" office:value="939" calcext:value-type="float">
            <text:p>939</text:p>
          </table:table-cell>
        </table:table-row>
        <table:table-row table:style-name="ro2">
          <table:table-cell office:value-type="string" calcext:value-type="string">
            <text:p>Point (-39.52021277956618661 -7.33431827271993253)</text:p>
          </table:table-cell>
          <table:table-cell office:value-type="float" office:value="248" calcext:value-type="float">
            <text:p>248</text:p>
          </table:table-cell>
          <table:table-cell office:value-type="float" office:value="910" calcext:value-type="float">
            <text:p>910</text:p>
          </table:table-cell>
          <table:table-cell office:value-type="float" office:value="-39.5202127795662" calcext:value-type="float">
            <text:p>-39.5202127795662</text:p>
          </table:table-cell>
          <table:table-cell office:value-type="float" office:value="-7.33431827271993" calcext:value-type="float">
            <text:p>-7.33431827271993</text:p>
          </table:table-cell>
          <table:table-cell office:value-type="float" office:value="910" calcext:value-type="float">
            <text:p>910</text:p>
          </table:table-cell>
          <table:table-cell table:formula="of:=[.D74]*-10" office:value-type="float" office:value="395.202127795662" calcext:value-type="float">
            <text:p>395.202127795662</text:p>
          </table:table-cell>
          <table:table-cell table:formula="of:=[.E74]*-10" office:value-type="float" office:value="73.3431827271993" calcext:value-type="float">
            <text:p>73.3431827271993</text:p>
          </table:table-cell>
          <table:table-cell table:formula="of:=[.F74]"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Point (-39.86129367052703998 -7.11960415668414903)</text:p>
          </table:table-cell>
          <table:table-cell office:value-type="float" office:value="255" calcext:value-type="float">
            <text:p>255</text:p>
          </table:table-cell>
          <table:table-cell office:value-type="float" office:value="614" calcext:value-type="float">
            <text:p>614</text:p>
          </table:table-cell>
          <table:table-cell office:value-type="float" office:value="-39.861293670527" calcext:value-type="float">
            <text:p>-39.861293670527</text:p>
          </table:table-cell>
          <table:table-cell office:value-type="float" office:value="-7.11960415668415" calcext:value-type="float">
            <text:p>-7.11960415668415</text:p>
          </table:table-cell>
          <table:table-cell office:value-type="float" office:value="614" calcext:value-type="float">
            <text:p>614</text:p>
          </table:table-cell>
          <table:table-cell table:formula="of:=[.D75]*-10" office:value-type="float" office:value="398.61293670527" calcext:value-type="float">
            <text:p>398.61293670527</text:p>
          </table:table-cell>
          <table:table-cell table:formula="of:=[.E75]*-10" office:value-type="float" office:value="71.1960415668415" calcext:value-type="float">
            <text:p>71.1960415668415</text:p>
          </table:table-cell>
          <table:table-cell table:formula="of:=[.F75]" office:value-type="float" office:value="614" calcext:value-type="float">
            <text:p>614</text:p>
          </table:table-cell>
        </table:table-row>
        <table:table-row table:style-name="ro2">
          <table:table-cell office:value-type="string" calcext:value-type="string">
            <text:p>Point (-39.04752900891602962 -7.06829201638444093)</text:p>
          </table:table-cell>
          <table:table-cell office:value-type="float" office:value="254" calcext:value-type="float">
            <text:p>254</text:p>
          </table:table-cell>
          <table:table-cell office:value-type="float" office:value="339" calcext:value-type="float">
            <text:p>339</text:p>
          </table:table-cell>
          <table:table-cell office:value-type="float" office:value="-39.047529008916" calcext:value-type="float">
            <text:p>-39.047529008916</text:p>
          </table:table-cell>
          <table:table-cell office:value-type="float" office:value="-7.06829201638444" calcext:value-type="float">
            <text:p>-7.06829201638444</text:p>
          </table:table-cell>
          <table:table-cell office:value-type="float" office:value="339" calcext:value-type="float">
            <text:p>339</text:p>
          </table:table-cell>
          <table:table-cell table:formula="of:=[.D76]*-10" office:value-type="float" office:value="390.47529008916" calcext:value-type="float">
            <text:p>390.47529008916</text:p>
          </table:table-cell>
          <table:table-cell table:formula="of:=[.E76]*-10" office:value-type="float" office:value="70.6829201638444" calcext:value-type="float">
            <text:p>70.6829201638444</text:p>
          </table:table-cell>
          <table:table-cell table:formula="of:=[.F76]" office:value-type="float" office:value="339" calcext:value-type="float">
            <text:p>339</text:p>
          </table:table-cell>
        </table:table-row>
        <table:table-row table:style-name="ro2">
          <table:table-cell office:value-type="string" calcext:value-type="string">
            <text:p>Point (-39.84941429552753789 -7.52030345532049171)</text:p>
          </table:table-cell>
          <table:table-cell office:value-type="float" office:value="253" calcext:value-type="float">
            <text:p>253</text:p>
          </table:table-cell>
          <table:table-cell office:value-type="float" office:value="675" calcext:value-type="float">
            <text:p>675</text:p>
          </table:table-cell>
          <table:table-cell office:value-type="float" office:value="-39.8494142955275" calcext:value-type="float">
            <text:p>-39.8494142955275</text:p>
          </table:table-cell>
          <table:table-cell office:value-type="float" office:value="-7.52030345532049" calcext:value-type="float">
            <text:p>-7.52030345532049</text:p>
          </table:table-cell>
          <table:table-cell office:value-type="float" office:value="675" calcext:value-type="float">
            <text:p>675</text:p>
          </table:table-cell>
          <table:table-cell table:formula="of:=[.D77]*-10" office:value-type="float" office:value="398.494142955275" calcext:value-type="float">
            <text:p>398.494142955275</text:p>
          </table:table-cell>
          <table:table-cell table:formula="of:=[.E77]*-10" office:value-type="float" office:value="75.2030345532049" calcext:value-type="float">
            <text:p>75.2030345532049</text:p>
          </table:table-cell>
          <table:table-cell table:formula="of:=[.F77]" office:value-type="float" office:value="675" calcext:value-type="float">
            <text:p>675</text:p>
          </table:table-cell>
        </table:table-row>
        <table:table-row table:style-name="ro2">
          <table:table-cell office:value-type="string" calcext:value-type="string">
            <text:p>Point (-39.14194611793741529 -7.26764982433690676)</text:p>
          </table:table-cell>
          <table:table-cell office:value-type="float" office:value="252" calcext:value-type="float">
            <text:p>252</text:p>
          </table:table-cell>
          <table:table-cell office:value-type="float" office:value="419" calcext:value-type="float">
            <text:p>419</text:p>
          </table:table-cell>
          <table:table-cell office:value-type="float" office:value="-39.1419461179374" calcext:value-type="float">
            <text:p>-39.1419461179374</text:p>
          </table:table-cell>
          <table:table-cell office:value-type="float" office:value="-7.26764982433691" calcext:value-type="float">
            <text:p>-7.26764982433691</text:p>
          </table:table-cell>
          <table:table-cell office:value-type="float" office:value="419" calcext:value-type="float">
            <text:p>419</text:p>
          </table:table-cell>
          <table:table-cell table:formula="of:=[.D78]*-10" office:value-type="float" office:value="391.419461179374" calcext:value-type="float">
            <text:p>391.419461179374</text:p>
          </table:table-cell>
          <table:table-cell table:formula="of:=[.E78]*-10" office:value-type="float" office:value="72.6764982433691" calcext:value-type="float">
            <text:p>72.6764982433691</text:p>
          </table:table-cell>
          <table:table-cell table:formula="of:=[.F78]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Point (-39.52083807007043248 -7.77689456321612393)</text:p>
          </table:table-cell>
          <table:table-cell office:value-type="float" office:value="243" calcext:value-type="float">
            <text:p>243</text:p>
          </table:table-cell>
          <table:table-cell office:value-type="float" office:value="486" calcext:value-type="float">
            <text:p>486</text:p>
          </table:table-cell>
          <table:table-cell office:value-type="float" office:value="-39.5208380700704" calcext:value-type="float">
            <text:p>-39.5208380700704</text:p>
          </table:table-cell>
          <table:table-cell office:value-type="float" office:value="-7.77689456321612" calcext:value-type="float">
            <text:p>-7.77689456321612</text:p>
          </table:table-cell>
          <table:table-cell office:value-type="float" office:value="486" calcext:value-type="float">
            <text:p>486</text:p>
          </table:table-cell>
          <table:table-cell table:formula="of:=[.D79]*-10" office:value-type="float" office:value="395.208380700704" calcext:value-type="float">
            <text:p>395.208380700704</text:p>
          </table:table-cell>
          <table:table-cell table:formula="of:=[.E79]*-10" office:value-type="float" office:value="77.7689456321612" calcext:value-type="float">
            <text:p>77.7689456321612</text:p>
          </table:table-cell>
          <table:table-cell table:formula="of:=[.F79]"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Point (-39.09274966752369096 -7.9915847278248533)</text:p>
          </table:table-cell>
          <table:table-cell office:value-type="float" office:value="242" calcext:value-type="float">
            <text:p>242</text:p>
          </table:table-cell>
          <table:table-cell office:value-type="float" office:value="443" calcext:value-type="float">
            <text:p>443</text:p>
          </table:table-cell>
          <table:table-cell office:value-type="float" office:value="-39.0927496675237" calcext:value-type="float">
            <text:p>-39.0927496675237</text:p>
          </table:table-cell>
          <table:table-cell office:value-type="float" office:value="-7.99158472782485" calcext:value-type="float">
            <text:p>-7.99158472782485</text:p>
          </table:table-cell>
          <table:table-cell office:value-type="float" office:value="443" calcext:value-type="float">
            <text:p>443</text:p>
          </table:table-cell>
          <table:table-cell table:formula="of:=[.D80]*-10" office:value-type="float" office:value="390.927496675237" calcext:value-type="float">
            <text:p>390.927496675237</text:p>
          </table:table-cell>
          <table:table-cell table:formula="of:=[.E80]*-10" office:value-type="float" office:value="79.9158472782485" calcext:value-type="float">
            <text:p>79.9158472782485</text:p>
          </table:table-cell>
          <table:table-cell table:formula="of:=[.F80]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Point (-39.8030551534693231 -7.4798854236699821)</text:p>
          </table:table-cell>
          <table:table-cell office:value-type="float" office:value="241" calcext:value-type="float">
            <text:p>241</text:p>
          </table:table-cell>
          <table:table-cell office:value-type="float" office:value="558" calcext:value-type="float">
            <text:p>558</text:p>
          </table:table-cell>
          <table:table-cell office:value-type="float" office:value="-39.8030551534693" calcext:value-type="float">
            <text:p>-39.8030551534693</text:p>
          </table:table-cell>
          <table:table-cell office:value-type="float" office:value="-7.47988542366998" calcext:value-type="float">
            <text:p>-7.47988542366998</text:p>
          </table:table-cell>
          <table:table-cell office:value-type="float" office:value="558" calcext:value-type="float">
            <text:p>558</text:p>
          </table:table-cell>
          <table:table-cell table:formula="of:=[.D81]*-10" office:value-type="float" office:value="398.030551534693" calcext:value-type="float">
            <text:p>398.030551534693</text:p>
          </table:table-cell>
          <table:table-cell table:formula="of:=[.E81]*-10" office:value-type="float" office:value="74.7988542366998" calcext:value-type="float">
            <text:p>74.7988542366998</text:p>
          </table:table-cell>
          <table:table-cell table:formula="of:=[.F81]" office:value-type="float" office:value="558" calcext:value-type="float">
            <text:p>558</text:p>
          </table:table-cell>
        </table:table-row>
        <table:table-row table:style-name="ro2">
          <table:table-cell office:value-type="string" calcext:value-type="string">
            <text:p>Point (-39.93337441476991501 -7.74398181744202141)</text:p>
          </table:table-cell>
          <table:table-cell office:value-type="float" office:value="240" calcext:value-type="float">
            <text:p>240</text:p>
          </table:table-cell>
          <table:table-cell office:value-type="float" office:value="464" calcext:value-type="float">
            <text:p>464</text:p>
          </table:table-cell>
          <table:table-cell office:value-type="float" office:value="-39.9333744147699" calcext:value-type="float">
            <text:p>-39.9333744147699</text:p>
          </table:table-cell>
          <table:table-cell office:value-type="float" office:value="-7.74398181744202" calcext:value-type="float">
            <text:p>-7.74398181744202</text:p>
          </table:table-cell>
          <table:table-cell office:value-type="float" office:value="464" calcext:value-type="float">
            <text:p>464</text:p>
          </table:table-cell>
          <table:table-cell table:formula="of:=[.D82]*-10" office:value-type="float" office:value="399.333744147699" calcext:value-type="float">
            <text:p>399.333744147699</text:p>
          </table:table-cell>
          <table:table-cell table:formula="of:=[.E82]*-10" office:value-type="float" office:value="77.4398181744202" calcext:value-type="float">
            <text:p>77.4398181744202</text:p>
          </table:table-cell>
          <table:table-cell table:formula="of:=[.F82]"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Point (-39.99889449865160884 -7.03301365065140072)</text:p>
          </table:table-cell>
          <table:table-cell office:value-type="float" office:value="247" calcext:value-type="float">
            <text:p>247</text:p>
          </table:table-cell>
          <table:table-cell office:value-type="float" office:value="516" calcext:value-type="float">
            <text:p>516</text:p>
          </table:table-cell>
          <table:table-cell office:value-type="float" office:value="-39.9988944986516" calcext:value-type="float">
            <text:p>-39.9988944986516</text:p>
          </table:table-cell>
          <table:table-cell office:value-type="float" office:value="-7.0330136506514" calcext:value-type="float">
            <text:p>-7.0330136506514</text:p>
          </table:table-cell>
          <table:table-cell office:value-type="float" office:value="516" calcext:value-type="float">
            <text:p>516</text:p>
          </table:table-cell>
          <table:table-cell table:formula="of:=[.D83]*-10" office:value-type="float" office:value="399.988944986516" calcext:value-type="float">
            <text:p>399.988944986516</text:p>
          </table:table-cell>
          <table:table-cell table:formula="of:=[.E83]*-10" office:value-type="float" office:value="70.330136506514" calcext:value-type="float">
            <text:p>70.330136506514</text:p>
          </table:table-cell>
          <table:table-cell table:formula="of:=[.F83]" office:value-type="float" office:value="516" calcext:value-type="float">
            <text:p>516</text:p>
          </table:table-cell>
        </table:table-row>
        <table:table-row table:style-name="ro2">
          <table:table-cell office:value-type="string" calcext:value-type="string">
            <text:p>Point (-39.11387578623692463 -7.49889733263317204)</text:p>
          </table:table-cell>
          <table:table-cell office:value-type="float" office:value="246" calcext:value-type="float">
            <text:p>246</text:p>
          </table:table-cell>
          <table:table-cell office:value-type="float" office:value="698" calcext:value-type="float">
            <text:p>698</text:p>
          </table:table-cell>
          <table:table-cell office:value-type="float" office:value="-39.1138757862369" calcext:value-type="float">
            <text:p>-39.1138757862369</text:p>
          </table:table-cell>
          <table:table-cell office:value-type="float" office:value="-7.49889733263317" calcext:value-type="float">
            <text:p>-7.49889733263317</text:p>
          </table:table-cell>
          <table:table-cell office:value-type="float" office:value="698" calcext:value-type="float">
            <text:p>698</text:p>
          </table:table-cell>
          <table:table-cell table:formula="of:=[.D84]*-10" office:value-type="float" office:value="391.138757862369" calcext:value-type="float">
            <text:p>391.138757862369</text:p>
          </table:table-cell>
          <table:table-cell table:formula="of:=[.E84]*-10" office:value-type="float" office:value="74.9889733263317" calcext:value-type="float">
            <text:p>74.9889733263317</text:p>
          </table:table-cell>
          <table:table-cell table:formula="of:=[.F84]" office:value-type="float" office:value="698" calcext:value-type="float">
            <text:p>698</text:p>
          </table:table-cell>
        </table:table-row>
        <table:table-row table:style-name="ro2">
          <table:table-cell office:value-type="string" calcext:value-type="string">
            <text:p>Point (-39.97116182453459743 -7.01368508235888033)</text:p>
          </table:table-cell>
          <table:table-cell office:value-type="float" office:value="245" calcext:value-type="float">
            <text:p>245</text:p>
          </table:table-cell>
          <table:table-cell office:value-type="float" office:value="499" calcext:value-type="float">
            <text:p>499</text:p>
          </table:table-cell>
          <table:table-cell office:value-type="float" office:value="-39.9711618245346" calcext:value-type="float">
            <text:p>-39.9711618245346</text:p>
          </table:table-cell>
          <table:table-cell office:value-type="float" office:value="-7.01368508235888" calcext:value-type="float">
            <text:p>-7.01368508235888</text:p>
          </table:table-cell>
          <table:table-cell office:value-type="float" office:value="499" calcext:value-type="float">
            <text:p>499</text:p>
          </table:table-cell>
          <table:table-cell table:formula="of:=[.D85]*-10" office:value-type="float" office:value="399.711618245346" calcext:value-type="float">
            <text:p>399.711618245346</text:p>
          </table:table-cell>
          <table:table-cell table:formula="of:=[.E85]*-10" office:value-type="float" office:value="70.1368508235888" calcext:value-type="float">
            <text:p>70.1368508235888</text:p>
          </table:table-cell>
          <table:table-cell table:formula="of:=[.F85]" office:value-type="float" office:value="499" calcext:value-type="float">
            <text:p>499</text:p>
          </table:table-cell>
        </table:table-row>
        <table:table-row table:style-name="ro2">
          <table:table-cell office:value-type="string" calcext:value-type="string">
            <text:p>Point (-39.45111341893652224 -7.27471805250389103)</text:p>
          </table:table-cell>
          <table:table-cell office:value-type="float" office:value="244" calcext:value-type="float">
            <text:p>244</text:p>
          </table:table-cell>
          <table:table-cell office:value-type="float" office:value="845" calcext:value-type="float">
            <text:p>845</text:p>
          </table:table-cell>
          <table:table-cell office:value-type="float" office:value="-39.4511134189365" calcext:value-type="float">
            <text:p>-39.4511134189365</text:p>
          </table:table-cell>
          <table:table-cell office:value-type="float" office:value="-7.27471805250389" calcext:value-type="float">
            <text:p>-7.27471805250389</text:p>
          </table:table-cell>
          <table:table-cell office:value-type="float" office:value="845" calcext:value-type="float">
            <text:p>845</text:p>
          </table:table-cell>
          <table:table-cell table:formula="of:=[.D86]*-10" office:value-type="float" office:value="394.511134189365" calcext:value-type="float">
            <text:p>394.511134189365</text:p>
          </table:table-cell>
          <table:table-cell table:formula="of:=[.E86]*-10" office:value-type="float" office:value="72.7471805250389" calcext:value-type="float">
            <text:p>72.7471805250389</text:p>
          </table:table-cell>
          <table:table-cell table:formula="of:=[.F86]" office:value-type="float" office:value="845" calcext:value-type="float">
            <text:p>845</text:p>
          </table:table-cell>
        </table:table-row>
        <table:table-row table:style-name="ro2">
          <table:table-cell office:value-type="string" calcext:value-type="string">
            <text:p>Point (-39.20333550626449437 -7.25556646012941542)</text:p>
          </table:table-cell>
          <table:table-cell office:value-type="float" office:value="139" calcext:value-type="float">
            <text:p>139</text:p>
          </table:table-cell>
          <table:table-cell office:value-type="float" office:value="401" calcext:value-type="float">
            <text:p>401</text:p>
          </table:table-cell>
          <table:table-cell office:value-type="float" office:value="-39.2033355062645" calcext:value-type="float">
            <text:p>-39.2033355062645</text:p>
          </table:table-cell>
          <table:table-cell office:value-type="float" office:value="-7.25556646012942" calcext:value-type="float">
            <text:p>-7.25556646012942</text:p>
          </table:table-cell>
          <table:table-cell office:value-type="float" office:value="401" calcext:value-type="float">
            <text:p>401</text:p>
          </table:table-cell>
          <table:table-cell table:formula="of:=[.D87]*-10" office:value-type="float" office:value="392.033355062645" calcext:value-type="float">
            <text:p>392.033355062645</text:p>
          </table:table-cell>
          <table:table-cell table:formula="of:=[.E87]*-10" office:value-type="float" office:value="72.5556646012942" calcext:value-type="float">
            <text:p>72.5556646012942</text:p>
          </table:table-cell>
          <table:table-cell table:formula="of:=[.F87]" office:value-type="float" office:value="401" calcext:value-type="float">
            <text:p>401</text:p>
          </table:table-cell>
        </table:table-row>
        <table:table-row table:style-name="ro2">
          <table:table-cell office:value-type="string" calcext:value-type="string">
            <text:p>Point (-39.67337577321121245 -7.47936815445598135)</text:p>
          </table:table-cell>
          <table:table-cell office:value-type="float" office:value="138" calcext:value-type="float">
            <text:p>138</text:p>
          </table:table-cell>
          <table:table-cell office:value-type="float" office:value="800" calcext:value-type="float">
            <text:p>800</text:p>
          </table:table-cell>
          <table:table-cell office:value-type="float" office:value="-39.6733757732112" calcext:value-type="float">
            <text:p>-39.6733757732112</text:p>
          </table:table-cell>
          <table:table-cell office:value-type="float" office:value="-7.47936815445598" calcext:value-type="float">
            <text:p>-7.47936815445598</text:p>
          </table:table-cell>
          <table:table-cell office:value-type="float" office:value="800" calcext:value-type="float">
            <text:p>800</text:p>
          </table:table-cell>
          <table:table-cell table:formula="of:=[.D88]*-10" office:value-type="float" office:value="396.733757732112" calcext:value-type="float">
            <text:p>396.733757732112</text:p>
          </table:table-cell>
          <table:table-cell table:formula="of:=[.E88]*-10" office:value-type="float" office:value="74.7936815445598" calcext:value-type="float">
            <text:p>74.7936815445598</text:p>
          </table:table-cell>
          <table:table-cell table:formula="of:=[.F88]"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Point (-39.29483099439141114 -7.74048004612884899)</text:p>
          </table:table-cell>
          <table:table-cell office:value-type="float" office:value="137" calcext:value-type="float">
            <text:p>137</text:p>
          </table:table-cell>
          <table:table-cell office:value-type="float" office:value="507" calcext:value-type="float">
            <text:p>507</text:p>
          </table:table-cell>
          <table:table-cell office:value-type="float" office:value="-39.2948309943914" calcext:value-type="float">
            <text:p>-39.2948309943914</text:p>
          </table:table-cell>
          <table:table-cell office:value-type="float" office:value="-7.74048004612885" calcext:value-type="float">
            <text:p>-7.74048004612885</text:p>
          </table:table-cell>
          <table:table-cell office:value-type="float" office:value="507" calcext:value-type="float">
            <text:p>507</text:p>
          </table:table-cell>
          <table:table-cell table:formula="of:=[.D89]*-10" office:value-type="float" office:value="392.948309943914" calcext:value-type="float">
            <text:p>392.948309943914</text:p>
          </table:table-cell>
          <table:table-cell table:formula="of:=[.E89]*-10" office:value-type="float" office:value="77.4048004612885" calcext:value-type="float">
            <text:p>77.4048004612885</text:p>
          </table:table-cell>
          <table:table-cell table:formula="of:=[.F89]" office:value-type="float" office:value="507" calcext:value-type="float">
            <text:p>507</text:p>
          </table:table-cell>
        </table:table-row>
        <table:table-row table:style-name="ro2">
          <table:table-cell office:value-type="string" calcext:value-type="string">
            <text:p>Point (-39.61949207657358585 -7.99582990912863867)</text:p>
          </table:table-cell>
          <table:table-cell office:value-type="float" office:value="136" calcext:value-type="float">
            <text:p>136</text:p>
          </table:table-cell>
          <table:table-cell office:value-type="float" office:value="438" calcext:value-type="float">
            <text:p>438</text:p>
          </table:table-cell>
          <table:table-cell office:value-type="float" office:value="-39.6194920765736" calcext:value-type="float">
            <text:p>-39.6194920765736</text:p>
          </table:table-cell>
          <table:table-cell office:value-type="float" office:value="-7.99582990912864" calcext:value-type="float">
            <text:p>-7.99582990912864</text:p>
          </table:table-cell>
          <table:table-cell office:value-type="float" office:value="438" calcext:value-type="float">
            <text:p>438</text:p>
          </table:table-cell>
          <table:table-cell table:formula="of:=[.D90]*-10" office:value-type="float" office:value="396.194920765736" calcext:value-type="float">
            <text:p>396.194920765736</text:p>
          </table:table-cell>
          <table:table-cell table:formula="of:=[.E90]*-10" office:value-type="float" office:value="79.9582990912864" calcext:value-type="float">
            <text:p>79.9582990912864</text:p>
          </table:table-cell>
          <table:table-cell table:formula="of:=[.F90]"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Point (-39.23443626882487933 -7.70490712447549431)</text:p>
          </table:table-cell>
          <table:table-cell office:value-type="float" office:value="143" calcext:value-type="float">
            <text:p>143</text:p>
          </table:table-cell>
          <table:table-cell office:value-type="float" office:value="557" calcext:value-type="float">
            <text:p>557</text:p>
          </table:table-cell>
          <table:table-cell office:value-type="float" office:value="-39.2344362688249" calcext:value-type="float">
            <text:p>-39.2344362688249</text:p>
          </table:table-cell>
          <table:table-cell office:value-type="float" office:value="-7.70490712447549" calcext:value-type="float">
            <text:p>-7.70490712447549</text:p>
          </table:table-cell>
          <table:table-cell office:value-type="float" office:value="557" calcext:value-type="float">
            <text:p>557</text:p>
          </table:table-cell>
          <table:table-cell table:formula="of:=[.D91]*-10" office:value-type="float" office:value="392.344362688249" calcext:value-type="float">
            <text:p>392.344362688249</text:p>
          </table:table-cell>
          <table:table-cell table:formula="of:=[.E91]*-10" office:value-type="float" office:value="77.0490712447549" calcext:value-type="float">
            <text:p>77.0490712447549</text:p>
          </table:table-cell>
          <table:table-cell table:formula="of:=[.F91]" office:value-type="float" office:value="557" calcext:value-type="float">
            <text:p>557</text:p>
          </table:table-cell>
        </table:table-row>
        <table:table-row table:style-name="ro2">
          <table:table-cell office:value-type="string" calcext:value-type="string">
            <text:p>Point (-39.92218497223922924 -7.69903767841307296)</text:p>
          </table:table-cell>
          <table:table-cell office:value-type="float" office:value="142" calcext:value-type="float">
            <text:p>142</text:p>
          </table:table-cell>
          <table:table-cell office:value-type="float" office:value="494" calcext:value-type="float">
            <text:p>494</text:p>
          </table:table-cell>
          <table:table-cell office:value-type="float" office:value="-39.9221849722392" calcext:value-type="float">
            <text:p>-39.9221849722392</text:p>
          </table:table-cell>
          <table:table-cell office:value-type="float" office:value="-7.69903767841307" calcext:value-type="float">
            <text:p>-7.69903767841307</text:p>
          </table:table-cell>
          <table:table-cell office:value-type="float" office:value="494" calcext:value-type="float">
            <text:p>494</text:p>
          </table:table-cell>
          <table:table-cell table:formula="of:=[.D92]*-10" office:value-type="float" office:value="399.221849722392" calcext:value-type="float">
            <text:p>399.221849722392</text:p>
          </table:table-cell>
          <table:table-cell table:formula="of:=[.E92]*-10" office:value-type="float" office:value="76.9903767841307" calcext:value-type="float">
            <text:p>76.9903767841307</text:p>
          </table:table-cell>
          <table:table-cell table:formula="of:=[.F92]"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Point (-39.05552882619239341 -7.49124435215151152)</text:p>
          </table:table-cell>
          <table:table-cell office:value-type="float" office:value="141" calcext:value-type="float">
            <text:p>141</text:p>
          </table:table-cell>
          <table:table-cell office:value-type="float" office:value="493" calcext:value-type="float">
            <text:p>493</text:p>
          </table:table-cell>
          <table:table-cell office:value-type="float" office:value="-39.0555288261924" calcext:value-type="float">
            <text:p>-39.0555288261924</text:p>
          </table:table-cell>
          <table:table-cell office:value-type="float" office:value="-7.49124435215151" calcext:value-type="float">
            <text:p>-7.49124435215151</text:p>
          </table:table-cell>
          <table:table-cell office:value-type="float" office:value="493" calcext:value-type="float">
            <text:p>493</text:p>
          </table:table-cell>
          <table:table-cell table:formula="of:=[.D93]*-10" office:value-type="float" office:value="390.555288261924" calcext:value-type="float">
            <text:p>390.555288261924</text:p>
          </table:table-cell>
          <table:table-cell table:formula="of:=[.E93]*-10" office:value-type="float" office:value="74.9124435215151" calcext:value-type="float">
            <text:p>74.9124435215151</text:p>
          </table:table-cell>
          <table:table-cell table:formula="of:=[.F93]"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Point (-39.91953736468091307 -7.52346433925484614)</text:p>
          </table:table-cell>
          <table:table-cell office:value-type="float" office:value="140" calcext:value-type="float">
            <text:p>140</text:p>
          </table:table-cell>
          <table:table-cell office:value-type="float" office:value="873" calcext:value-type="float">
            <text:p>873</text:p>
          </table:table-cell>
          <table:table-cell office:value-type="float" office:value="-39.9195373646809" calcext:value-type="float">
            <text:p>-39.9195373646809</text:p>
          </table:table-cell>
          <table:table-cell office:value-type="float" office:value="-7.52346433925485" calcext:value-type="float">
            <text:p>-7.52346433925485</text:p>
          </table:table-cell>
          <table:table-cell office:value-type="float" office:value="873" calcext:value-type="float">
            <text:p>873</text:p>
          </table:table-cell>
          <table:table-cell table:formula="of:=[.D94]*-10" office:value-type="float" office:value="399.195373646809" calcext:value-type="float">
            <text:p>399.195373646809</text:p>
          </table:table-cell>
          <table:table-cell table:formula="of:=[.E94]*-10" office:value-type="float" office:value="75.2346433925485" calcext:value-type="float">
            <text:p>75.2346433925485</text:p>
          </table:table-cell>
          <table:table-cell table:formula="of:=[.F94]" office:value-type="float" office:value="873" calcext:value-type="float">
            <text:p>873</text:p>
          </table:table-cell>
        </table:table-row>
        <table:table-row table:style-name="ro2">
          <table:table-cell office:value-type="string" calcext:value-type="string">
            <text:p>Point (-39.49391628449286173 -7.8112188355508394)</text:p>
          </table:table-cell>
          <table:table-cell office:value-type="float" office:value="131" calcext:value-type="float">
            <text:p>131</text:p>
          </table:table-cell>
          <table:table-cell office:value-type="float" office:value="489" calcext:value-type="float">
            <text:p>489</text:p>
          </table:table-cell>
          <table:table-cell office:value-type="float" office:value="-39.4939162844929" calcext:value-type="float">
            <text:p>-39.4939162844929</text:p>
          </table:table-cell>
          <table:table-cell office:value-type="float" office:value="-7.81121883555084" calcext:value-type="float">
            <text:p>-7.81121883555084</text:p>
          </table:table-cell>
          <table:table-cell office:value-type="float" office:value="489" calcext:value-type="float">
            <text:p>489</text:p>
          </table:table-cell>
          <table:table-cell table:formula="of:=[.D95]*-10" office:value-type="float" office:value="394.939162844929" calcext:value-type="float">
            <text:p>394.939162844929</text:p>
          </table:table-cell>
          <table:table-cell table:formula="of:=[.E95]*-10" office:value-type="float" office:value="78.1121883555084" calcext:value-type="float">
            <text:p>78.1121883555084</text:p>
          </table:table-cell>
          <table:table-cell table:formula="of:=[.F95]" office:value-type="float" office:value="489" calcext:value-type="float">
            <text:p>489</text:p>
          </table:table-cell>
        </table:table-row>
        <table:table-row table:style-name="ro2">
          <table:table-cell office:value-type="string" calcext:value-type="string">
            <text:p>Point (-39.86961808053238343 -7.68196833714345217)</text:p>
          </table:table-cell>
          <table:table-cell office:value-type="float" office:value="130" calcext:value-type="float">
            <text:p>130</text:p>
          </table:table-cell>
          <table:table-cell office:value-type="float" office:value="911" calcext:value-type="float">
            <text:p>911</text:p>
          </table:table-cell>
          <table:table-cell office:value-type="float" office:value="-39.8696180805324" calcext:value-type="float">
            <text:p>-39.8696180805324</text:p>
          </table:table-cell>
          <table:table-cell office:value-type="float" office:value="-7.68196833714345" calcext:value-type="float">
            <text:p>-7.68196833714345</text:p>
          </table:table-cell>
          <table:table-cell office:value-type="float" office:value="911" calcext:value-type="float">
            <text:p>911</text:p>
          </table:table-cell>
          <table:table-cell table:formula="of:=[.D96]*-10" office:value-type="float" office:value="398.696180805324" calcext:value-type="float">
            <text:p>398.696180805324</text:p>
          </table:table-cell>
          <table:table-cell table:formula="of:=[.E96]*-10" office:value-type="float" office:value="76.8196833714345" calcext:value-type="float">
            <text:p>76.8196833714345</text:p>
          </table:table-cell>
          <table:table-cell table:formula="of:=[.F96]" office:value-type="float" office:value="911" calcext:value-type="float">
            <text:p>911</text:p>
          </table:table-cell>
        </table:table-row>
        <table:table-row table:style-name="ro2">
          <table:table-cell office:value-type="string" calcext:value-type="string">
            <text:p>Point (-39.76125547050308739 -7.76512512612663031)</text:p>
          </table:table-cell>
          <table:table-cell office:value-type="float" office:value="129" calcext:value-type="float">
            <text:p>129</text:p>
          </table:table-cell>
          <table:table-cell office:value-type="float" office:value="487" calcext:value-type="float">
            <text:p>487</text:p>
          </table:table-cell>
          <table:table-cell office:value-type="float" office:value="-39.7612554705031" calcext:value-type="float">
            <text:p>-39.7612554705031</text:p>
          </table:table-cell>
          <table:table-cell office:value-type="float" office:value="-7.76512512612663" calcext:value-type="float">
            <text:p>-7.76512512612663</text:p>
          </table:table-cell>
          <table:table-cell office:value-type="float" office:value="487" calcext:value-type="float">
            <text:p>487</text:p>
          </table:table-cell>
          <table:table-cell table:formula="of:=[.D97]*-10" office:value-type="float" office:value="397.612554705031" calcext:value-type="float">
            <text:p>397.612554705031</text:p>
          </table:table-cell>
          <table:table-cell table:formula="of:=[.E97]*-10" office:value-type="float" office:value="77.6512512612663" calcext:value-type="float">
            <text:p>77.6512512612663</text:p>
          </table:table-cell>
          <table:table-cell table:formula="of:=[.F97]" office:value-type="float" office:value="487" calcext:value-type="float">
            <text:p>487</text:p>
          </table:table-cell>
        </table:table-row>
        <table:table-row table:style-name="ro2">
          <table:table-cell office:value-type="string" calcext:value-type="string">
            <text:p>Point (-39.86110569377358104 -7.57270328598146136)</text:p>
          </table:table-cell>
          <table:table-cell office:value-type="float" office:value="128" calcext:value-type="float">
            <text:p>128</text:p>
          </table:table-cell>
          <table:table-cell office:value-type="float" office:value="887" calcext:value-type="float">
            <text:p>887</text:p>
          </table:table-cell>
          <table:table-cell office:value-type="float" office:value="-39.8611056937736" calcext:value-type="float">
            <text:p>-39.8611056937736</text:p>
          </table:table-cell>
          <table:table-cell office:value-type="float" office:value="-7.57270328598146" calcext:value-type="float">
            <text:p>-7.57270328598146</text:p>
          </table:table-cell>
          <table:table-cell office:value-type="float" office:value="887" calcext:value-type="float">
            <text:p>887</text:p>
          </table:table-cell>
          <table:table-cell table:formula="of:=[.D98]*-10" office:value-type="float" office:value="398.611056937736" calcext:value-type="float">
            <text:p>398.611056937736</text:p>
          </table:table-cell>
          <table:table-cell table:formula="of:=[.E98]*-10" office:value-type="float" office:value="75.7270328598146" calcext:value-type="float">
            <text:p>75.7270328598146</text:p>
          </table:table-cell>
          <table:table-cell table:formula="of:=[.F98]"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Point (-39.57889615514626058 -7.74101191865262006)</text:p>
          </table:table-cell>
          <table:table-cell office:value-type="float" office:value="135" calcext:value-type="float">
            <text:p>135</text:p>
          </table:table-cell>
          <table:table-cell office:value-type="float" office:value="459" calcext:value-type="float">
            <text:p>459</text:p>
          </table:table-cell>
          <table:table-cell office:value-type="float" office:value="-39.5788961551463" calcext:value-type="float">
            <text:p>-39.5788961551463</text:p>
          </table:table-cell>
          <table:table-cell office:value-type="float" office:value="-7.74101191865262" calcext:value-type="float">
            <text:p>-7.74101191865262</text:p>
          </table:table-cell>
          <table:table-cell office:value-type="float" office:value="459" calcext:value-type="float">
            <text:p>459</text:p>
          </table:table-cell>
          <table:table-cell table:formula="of:=[.D99]*-10" office:value-type="float" office:value="395.788961551463" calcext:value-type="float">
            <text:p>395.788961551463</text:p>
          </table:table-cell>
          <table:table-cell table:formula="of:=[.E99]*-10" office:value-type="float" office:value="77.4101191865262" calcext:value-type="float">
            <text:p>77.4101191865262</text:p>
          </table:table-cell>
          <table:table-cell table:formula="of:=[.F99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-39.39262343741182804 -7.57404099688848031)</text:p>
          </table:table-cell>
          <table:table-cell office:value-type="float" office:value="134" calcext:value-type="float">
            <text:p>134</text:p>
          </table:table-cell>
          <table:table-cell office:value-type="float" office:value="907" calcext:value-type="float">
            <text:p>907</text:p>
          </table:table-cell>
          <table:table-cell office:value-type="float" office:value="-39.3926234374118" calcext:value-type="float">
            <text:p>-39.3926234374118</text:p>
          </table:table-cell>
          <table:table-cell office:value-type="float" office:value="-7.57404099688848" calcext:value-type="float">
            <text:p>-7.57404099688848</text:p>
          </table:table-cell>
          <table:table-cell office:value-type="float" office:value="907" calcext:value-type="float">
            <text:p>907</text:p>
          </table:table-cell>
          <table:table-cell table:formula="of:=[.D100]*-10" office:value-type="float" office:value="393.926234374118" calcext:value-type="float">
            <text:p>393.926234374118</text:p>
          </table:table-cell>
          <table:table-cell table:formula="of:=[.E100]*-10" office:value-type="float" office:value="75.7404099688848" calcext:value-type="float">
            <text:p>75.7404099688848</text:p>
          </table:table-cell>
          <table:table-cell table:formula="of:=[.F100]" office:value-type="float" office:value="907" calcext:value-type="float">
            <text:p>907</text:p>
          </table:table-cell>
        </table:table-row>
        <table:table-row table:style-name="ro2">
          <table:table-cell office:value-type="string" calcext:value-type="string">
            <text:p>Point (-39.88111790858714301 -7.37061394432130701)</text:p>
          </table:table-cell>
          <table:table-cell office:value-type="float" office:value="133" calcext:value-type="float">
            <text:p>133</text:p>
          </table:table-cell>
          <table:table-cell office:value-type="float" office:value="874" calcext:value-type="float">
            <text:p>874</text:p>
          </table:table-cell>
          <table:table-cell office:value-type="float" office:value="-39.8811179085871" calcext:value-type="float">
            <text:p>-39.8811179085871</text:p>
          </table:table-cell>
          <table:table-cell office:value-type="float" office:value="-7.37061394432131" calcext:value-type="float">
            <text:p>-7.37061394432131</text:p>
          </table:table-cell>
          <table:table-cell office:value-type="float" office:value="874" calcext:value-type="float">
            <text:p>874</text:p>
          </table:table-cell>
          <table:table-cell table:formula="of:=[.D101]*-10" office:value-type="float" office:value="398.811179085871" calcext:value-type="float">
            <text:p>398.811179085871</text:p>
          </table:table-cell>
          <table:table-cell table:formula="of:=[.E101]*-10" office:value-type="float" office:value="73.7061394432131" calcext:value-type="float">
            <text:p>73.7061394432131</text:p>
          </table:table-cell>
          <table:table-cell table:formula="of:=[.F101]" office:value-type="float" office:value="874" calcext:value-type="float">
            <text:p>874</text:p>
          </table:table-cell>
        </table:table-row>
        <table:table-row table:style-name="ro2">
          <table:table-cell office:value-type="string" calcext:value-type="string">
            <text:p>Point (-39.04702186485774007 -7.43012021578664328)</text:p>
          </table:table-cell>
          <table:table-cell office:value-type="float" office:value="132" calcext:value-type="float">
            <text:p>132</text:p>
          </table:table-cell>
          <table:table-cell office:value-type="float" office:value="602" calcext:value-type="float">
            <text:p>602</text:p>
          </table:table-cell>
          <table:table-cell office:value-type="float" office:value="-39.0470218648577" calcext:value-type="float">
            <text:p>-39.0470218648577</text:p>
          </table:table-cell>
          <table:table-cell office:value-type="float" office:value="-7.43012021578664" calcext:value-type="float">
            <text:p>-7.43012021578664</text:p>
          </table:table-cell>
          <table:table-cell office:value-type="float" office:value="602" calcext:value-type="float">
            <text:p>602</text:p>
          </table:table-cell>
          <table:table-cell table:formula="of:=[.D102]*-10" office:value-type="float" office:value="390.470218648577" calcext:value-type="float">
            <text:p>390.470218648577</text:p>
          </table:table-cell>
          <table:table-cell table:formula="of:=[.E102]*-10" office:value-type="float" office:value="74.3012021578664" calcext:value-type="float">
            <text:p>74.3012021578664</text:p>
          </table:table-cell>
          <table:table-cell table:formula="of:=[.F102]" office:value-type="float" office:value="602" calcext:value-type="float">
            <text:p>602</text:p>
          </table:table-cell>
        </table:table-row>
        <table:table-row table:style-name="ro2">
          <table:table-cell office:value-type="string" calcext:value-type="string">
            <text:p>Point (-39.37462682347827325 -7.6251457195366914)</text:p>
          </table:table-cell>
          <table:table-cell office:value-type="float" office:value="155" calcext:value-type="float">
            <text:p>155</text:p>
          </table:table-cell>
          <table:table-cell office:value-type="float" office:value="763" calcext:value-type="float">
            <text:p>763</text:p>
          </table:table-cell>
          <table:table-cell office:value-type="float" office:value="-39.3746268234783" calcext:value-type="float">
            <text:p>-39.3746268234783</text:p>
          </table:table-cell>
          <table:table-cell office:value-type="float" office:value="-7.62514571953669" calcext:value-type="float">
            <text:p>-7.62514571953669</text:p>
          </table:table-cell>
          <table:table-cell office:value-type="float" office:value="763" calcext:value-type="float">
            <text:p>763</text:p>
          </table:table-cell>
          <table:table-cell table:formula="of:=[.D103]*-10" office:value-type="float" office:value="393.746268234783" calcext:value-type="float">
            <text:p>393.746268234783</text:p>
          </table:table-cell>
          <table:table-cell table:formula="of:=[.E103]*-10" office:value-type="float" office:value="76.2514571953669" calcext:value-type="float">
            <text:p>76.2514571953669</text:p>
          </table:table-cell>
          <table:table-cell table:formula="of:=[.F103]" office:value-type="float" office:value="763" calcext:value-type="float">
            <text:p>763</text:p>
          </table:table-cell>
        </table:table-row>
        <table:table-row table:style-name="ro2">
          <table:table-cell office:value-type="string" calcext:value-type="string">
            <text:p>Point (-39.77498276762055696 -7.36719623446842498)</text:p>
          </table:table-cell>
          <table:table-cell office:value-type="float" office:value="154" calcext:value-type="float">
            <text:p>154</text:p>
          </table:table-cell>
          <table:table-cell office:value-type="float" office:value="917" calcext:value-type="float">
            <text:p>917</text:p>
          </table:table-cell>
          <table:table-cell office:value-type="float" office:value="-39.7749827676206" calcext:value-type="float">
            <text:p>-39.7749827676206</text:p>
          </table:table-cell>
          <table:table-cell office:value-type="float" office:value="-7.36719623446843" calcext:value-type="float">
            <text:p>-7.36719623446843</text:p>
          </table:table-cell>
          <table:table-cell office:value-type="float" office:value="917" calcext:value-type="float">
            <text:p>917</text:p>
          </table:table-cell>
          <table:table-cell table:formula="of:=[.D104]*-10" office:value-type="float" office:value="397.749827676206" calcext:value-type="float">
            <text:p>397.749827676206</text:p>
          </table:table-cell>
          <table:table-cell table:formula="of:=[.E104]*-10" office:value-type="float" office:value="73.6719623446843" calcext:value-type="float">
            <text:p>73.6719623446843</text:p>
          </table:table-cell>
          <table:table-cell table:formula="of:=[.F104]" office:value-type="float" office:value="917" calcext:value-type="float">
            <text:p>917</text:p>
          </table:table-cell>
        </table:table-row>
        <table:table-row table:style-name="ro2">
          <table:table-cell office:value-type="string" calcext:value-type="string">
            <text:p>Point (-39.71653500037192686 -7.98207524262474699)</text:p>
          </table:table-cell>
          <table:table-cell office:value-type="float" office:value="153" calcext:value-type="float">
            <text:p>153</text:p>
          </table:table-cell>
          <table:table-cell office:value-type="float" office:value="459" calcext:value-type="float">
            <text:p>459</text:p>
          </table:table-cell>
          <table:table-cell office:value-type="float" office:value="-39.7165350003719" calcext:value-type="float">
            <text:p>-39.7165350003719</text:p>
          </table:table-cell>
          <table:table-cell office:value-type="float" office:value="-7.98207524262475" calcext:value-type="float">
            <text:p>-7.98207524262475</text:p>
          </table:table-cell>
          <table:table-cell office:value-type="float" office:value="459" calcext:value-type="float">
            <text:p>459</text:p>
          </table:table-cell>
          <table:table-cell table:formula="of:=[.D105]*-10" office:value-type="float" office:value="397.165350003719" calcext:value-type="float">
            <text:p>397.165350003719</text:p>
          </table:table-cell>
          <table:table-cell table:formula="of:=[.E105]*-10" office:value-type="float" office:value="79.8207524262475" calcext:value-type="float">
            <text:p>79.8207524262475</text:p>
          </table:table-cell>
          <table:table-cell table:formula="of:=[.F105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-39.97771250375100038 -7.32364248685448693)</text:p>
          </table:table-cell>
          <table:table-cell office:value-type="float" office:value="152" calcext:value-type="float">
            <text:p>152</text:p>
          </table:table-cell>
          <table:table-cell office:value-type="float" office:value="884" calcext:value-type="float">
            <text:p>884</text:p>
          </table:table-cell>
          <table:table-cell office:value-type="float" office:value="-39.977712503751" calcext:value-type="float">
            <text:p>-39.977712503751</text:p>
          </table:table-cell>
          <table:table-cell office:value-type="float" office:value="-7.32364248685449" calcext:value-type="float">
            <text:p>-7.32364248685449</text:p>
          </table:table-cell>
          <table:table-cell office:value-type="float" office:value="884" calcext:value-type="float">
            <text:p>884</text:p>
          </table:table-cell>
          <table:table-cell table:formula="of:=[.D106]*-10" office:value-type="float" office:value="399.77712503751" calcext:value-type="float">
            <text:p>399.77712503751</text:p>
          </table:table-cell>
          <table:table-cell table:formula="of:=[.E106]*-10" office:value-type="float" office:value="73.2364248685449" calcext:value-type="float">
            <text:p>73.2364248685449</text:p>
          </table:table-cell>
          <table:table-cell table:formula="of:=[.F106]" office:value-type="float" office:value="884" calcext:value-type="float">
            <text:p>884</text:p>
          </table:table-cell>
        </table:table-row>
        <table:table-row table:style-name="ro2">
          <table:table-cell office:value-type="string" calcext:value-type="string">
            <text:p>Point (-39.47286651783308287 -7.93733001030297558)</text:p>
          </table:table-cell>
          <table:table-cell office:value-type="float" office:value="159" calcext:value-type="float">
            <text:p>159</text:p>
          </table:table-cell>
          <table:table-cell office:value-type="float" office:value="440" calcext:value-type="float">
            <text:p>440</text:p>
          </table:table-cell>
          <table:table-cell office:value-type="float" office:value="-39.4728665178331" calcext:value-type="float">
            <text:p>-39.4728665178331</text:p>
          </table:table-cell>
          <table:table-cell office:value-type="float" office:value="-7.93733001030298" calcext:value-type="float">
            <text:p>-7.93733001030298</text:p>
          </table:table-cell>
          <table:table-cell office:value-type="float" office:value="440" calcext:value-type="float">
            <text:p>440</text:p>
          </table:table-cell>
          <table:table-cell table:formula="of:=[.D107]*-10" office:value-type="float" office:value="394.728665178331" calcext:value-type="float">
            <text:p>394.728665178331</text:p>
          </table:table-cell>
          <table:table-cell table:formula="of:=[.E107]*-10" office:value-type="float" office:value="79.3733001030298" calcext:value-type="float">
            <text:p>79.3733001030298</text:p>
          </table:table-cell>
          <table:table-cell table:formula="of:=[.F107]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Point (-39.1837831207538656 -7.0990325852425924)</text:p>
          </table:table-cell>
          <table:table-cell office:value-type="float" office:value="158" calcext:value-type="float">
            <text:p>158</text:p>
          </table:table-cell>
          <table:table-cell office:value-type="float" office:value="391" calcext:value-type="float">
            <text:p>391</text:p>
          </table:table-cell>
          <table:table-cell office:value-type="float" office:value="-39.1837831207539" calcext:value-type="float">
            <text:p>-39.1837831207539</text:p>
          </table:table-cell>
          <table:table-cell office:value-type="float" office:value="-7.09903258524259" calcext:value-type="float">
            <text:p>-7.09903258524259</text:p>
          </table:table-cell>
          <table:table-cell office:value-type="float" office:value="391" calcext:value-type="float">
            <text:p>391</text:p>
          </table:table-cell>
          <table:table-cell table:formula="of:=[.D108]*-10" office:value-type="float" office:value="391.837831207539" calcext:value-type="float">
            <text:p>391.837831207539</text:p>
          </table:table-cell>
          <table:table-cell table:formula="of:=[.E108]*-10" office:value-type="float" office:value="70.9903258524259" calcext:value-type="float">
            <text:p>70.9903258524259</text:p>
          </table:table-cell>
          <table:table-cell table:formula="of:=[.F108]" office:value-type="float" office:value="391" calcext:value-type="float">
            <text:p>391</text:p>
          </table:table-cell>
        </table:table-row>
        <table:table-row table:style-name="ro2">
          <table:table-cell office:value-type="string" calcext:value-type="string">
            <text:p>Point (-39.99050149328902393 -7.18204413945321729)</text:p>
          </table:table-cell>
          <table:table-cell office:value-type="float" office:value="157" calcext:value-type="float">
            <text:p>157</text:p>
          </table:table-cell>
          <table:table-cell office:value-type="float" office:value="661" calcext:value-type="float">
            <text:p>661</text:p>
          </table:table-cell>
          <table:table-cell office:value-type="float" office:value="-39.990501493289" calcext:value-type="float">
            <text:p>-39.990501493289</text:p>
          </table:table-cell>
          <table:table-cell office:value-type="float" office:value="-7.18204413945322" calcext:value-type="float">
            <text:p>-7.18204413945322</text:p>
          </table:table-cell>
          <table:table-cell office:value-type="float" office:value="661" calcext:value-type="float">
            <text:p>661</text:p>
          </table:table-cell>
          <table:table-cell table:formula="of:=[.D109]*-10" office:value-type="float" office:value="399.90501493289" calcext:value-type="float">
            <text:p>399.90501493289</text:p>
          </table:table-cell>
          <table:table-cell table:formula="of:=[.E109]*-10" office:value-type="float" office:value="71.8204413945322" calcext:value-type="float">
            <text:p>71.8204413945322</text:p>
          </table:table-cell>
          <table:table-cell table:formula="of:=[.F109]" office:value-type="float" office:value="661" calcext:value-type="float">
            <text:p>661</text:p>
          </table:table-cell>
        </table:table-row>
        <table:table-row table:style-name="ro2">
          <table:table-cell office:value-type="string" calcext:value-type="string">
            <text:p>Point (-39.63322889393759851 -7.14034850940196097)</text:p>
          </table:table-cell>
          <table:table-cell office:value-type="float" office:value="156" calcext:value-type="float">
            <text:p>156</text:p>
          </table:table-cell>
          <table:table-cell office:value-type="float" office:value="685" calcext:value-type="float">
            <text:p>685</text:p>
          </table:table-cell>
          <table:table-cell office:value-type="float" office:value="-39.6332288939376" calcext:value-type="float">
            <text:p>-39.6332288939376</text:p>
          </table:table-cell>
          <table:table-cell office:value-type="float" office:value="-7.14034850940196" calcext:value-type="float">
            <text:p>-7.14034850940196</text:p>
          </table:table-cell>
          <table:table-cell office:value-type="float" office:value="685" calcext:value-type="float">
            <text:p>685</text:p>
          </table:table-cell>
          <table:table-cell table:formula="of:=[.D110]*-10" office:value-type="float" office:value="396.332288939376" calcext:value-type="float">
            <text:p>396.332288939376</text:p>
          </table:table-cell>
          <table:table-cell table:formula="of:=[.E110]*-10" office:value-type="float" office:value="71.4034850940196" calcext:value-type="float">
            <text:p>71.4034850940196</text:p>
          </table:table-cell>
          <table:table-cell table:formula="of:=[.F110]" office:value-type="float" office:value="685" calcext:value-type="float">
            <text:p>685</text:p>
          </table:table-cell>
        </table:table-row>
        <table:table-row table:style-name="ro2">
          <table:table-cell office:value-type="string" calcext:value-type="string">
            <text:p>Point (-39.30068205893033451 -7.64011031237777782)</text:p>
          </table:table-cell>
          <table:table-cell office:value-type="float" office:value="147" calcext:value-type="float">
            <text:p>147</text:p>
          </table:table-cell>
          <table:table-cell office:value-type="float" office:value="846" calcext:value-type="float">
            <text:p>846</text:p>
          </table:table-cell>
          <table:table-cell office:value-type="float" office:value="-39.3006820589303" calcext:value-type="float">
            <text:p>-39.3006820589303</text:p>
          </table:table-cell>
          <table:table-cell office:value-type="float" office:value="-7.64011031237778" calcext:value-type="float">
            <text:p>-7.64011031237778</text:p>
          </table:table-cell>
          <table:table-cell office:value-type="float" office:value="846" calcext:value-type="float">
            <text:p>846</text:p>
          </table:table-cell>
          <table:table-cell table:formula="of:=[.D111]*-10" office:value-type="float" office:value="393.006820589303" calcext:value-type="float">
            <text:p>393.006820589303</text:p>
          </table:table-cell>
          <table:table-cell table:formula="of:=[.E111]*-10" office:value-type="float" office:value="76.4011031237778" calcext:value-type="float">
            <text:p>76.4011031237778</text:p>
          </table:table-cell>
          <table:table-cell table:formula="of:=[.F111]" office:value-type="float" office:value="846" calcext:value-type="float">
            <text:p>846</text:p>
          </table:table-cell>
        </table:table-row>
        <table:table-row table:style-name="ro2">
          <table:table-cell office:value-type="string" calcext:value-type="string">
            <text:p>Point (-39.15294813500148052 -7.07533232589099459)</text:p>
          </table:table-cell>
          <table:table-cell office:value-type="float" office:value="146" calcext:value-type="float">
            <text:p>146</text:p>
          </table:table-cell>
          <table:table-cell office:value-type="float" office:value="436" calcext:value-type="float">
            <text:p>436</text:p>
          </table:table-cell>
          <table:table-cell office:value-type="float" office:value="-39.1529481350015" calcext:value-type="float">
            <text:p>-39.1529481350015</text:p>
          </table:table-cell>
          <table:table-cell office:value-type="float" office:value="-7.07533232589099" calcext:value-type="float">
            <text:p>-7.07533232589099</text:p>
          </table:table-cell>
          <table:table-cell office:value-type="float" office:value="436" calcext:value-type="float">
            <text:p>436</text:p>
          </table:table-cell>
          <table:table-cell table:formula="of:=[.D112]*-10" office:value-type="float" office:value="391.529481350015" calcext:value-type="float">
            <text:p>391.529481350015</text:p>
          </table:table-cell>
          <table:table-cell table:formula="of:=[.E112]*-10" office:value-type="float" office:value="70.7533232589099" calcext:value-type="float">
            <text:p>70.7533232589099</text:p>
          </table:table-cell>
          <table:table-cell table:formula="of:=[.F112]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Point (-39.53586173031864348 -7.18252501967492307)</text:p>
          </table:table-cell>
          <table:table-cell office:value-type="float" office:value="145" calcext:value-type="float">
            <text:p>145</text:p>
          </table:table-cell>
          <table:table-cell office:value-type="float" office:value="862" calcext:value-type="float">
            <text:p>862</text:p>
          </table:table-cell>
          <table:table-cell office:value-type="float" office:value="-39.5358617303186" calcext:value-type="float">
            <text:p>-39.5358617303186</text:p>
          </table:table-cell>
          <table:table-cell office:value-type="float" office:value="-7.18252501967492" calcext:value-type="float">
            <text:p>-7.18252501967492</text:p>
          </table:table-cell>
          <table:table-cell office:value-type="float" office:value="862" calcext:value-type="float">
            <text:p>862</text:p>
          </table:table-cell>
          <table:table-cell table:formula="of:=[.D113]*-10" office:value-type="float" office:value="395.358617303186" calcext:value-type="float">
            <text:p>395.358617303186</text:p>
          </table:table-cell>
          <table:table-cell table:formula="of:=[.E113]*-10" office:value-type="float" office:value="71.8252501967492" calcext:value-type="float">
            <text:p>71.8252501967492</text:p>
          </table:table-cell>
          <table:table-cell table:formula="of:=[.F113]" office:value-type="float" office:value="862" calcext:value-type="float">
            <text:p>862</text:p>
          </table:table-cell>
        </table:table-row>
        <table:table-row table:style-name="ro2">
          <table:table-cell office:value-type="string" calcext:value-type="string">
            <text:p>Point (-39.16180915359633019 -7.65293470336561743)</text:p>
          </table:table-cell>
          <table:table-cell office:value-type="float" office:value="144" calcext:value-type="float">
            <text:p>144</text:p>
          </table:table-cell>
          <table:table-cell office:value-type="float" office:value="497" calcext:value-type="float">
            <text:p>497</text:p>
          </table:table-cell>
          <table:table-cell office:value-type="float" office:value="-39.1618091535963" calcext:value-type="float">
            <text:p>-39.1618091535963</text:p>
          </table:table-cell>
          <table:table-cell office:value-type="float" office:value="-7.65293470336562" calcext:value-type="float">
            <text:p>-7.65293470336562</text:p>
          </table:table-cell>
          <table:table-cell office:value-type="float" office:value="497" calcext:value-type="float">
            <text:p>497</text:p>
          </table:table-cell>
          <table:table-cell table:formula="of:=[.D114]*-10" office:value-type="float" office:value="391.618091535963" calcext:value-type="float">
            <text:p>391.618091535963</text:p>
          </table:table-cell>
          <table:table-cell table:formula="of:=[.E114]*-10" office:value-type="float" office:value="76.5293470336562" calcext:value-type="float">
            <text:p>76.5293470336562</text:p>
          </table:table-cell>
          <table:table-cell table:formula="of:=[.F114]" office:value-type="float" office:value="497" calcext:value-type="float">
            <text:p>497</text:p>
          </table:table-cell>
        </table:table-row>
        <table:table-row table:style-name="ro2">
          <table:table-cell office:value-type="string" calcext:value-type="string">
            <text:p>Point (-39.1487494358759065 -7.23621325364319823)</text:p>
          </table:table-cell>
          <table:table-cell office:value-type="float" office:value="151" calcext:value-type="float">
            <text:p>151</text:p>
          </table:table-cell>
          <table:table-cell office:value-type="float" office:value="344" calcext:value-type="float">
            <text:p>344</text:p>
          </table:table-cell>
          <table:table-cell office:value-type="float" office:value="-39.1487494358759" calcext:value-type="float">
            <text:p>-39.1487494358759</text:p>
          </table:table-cell>
          <table:table-cell office:value-type="float" office:value="-7.2362132536432" calcext:value-type="float">
            <text:p>-7.2362132536432</text:p>
          </table:table-cell>
          <table:table-cell office:value-type="float" office:value="344" calcext:value-type="float">
            <text:p>344</text:p>
          </table:table-cell>
          <table:table-cell table:formula="of:=[.D115]*-10" office:value-type="float" office:value="391.487494358759" calcext:value-type="float">
            <text:p>391.487494358759</text:p>
          </table:table-cell>
          <table:table-cell table:formula="of:=[.E115]*-10" office:value-type="float" office:value="72.362132536432" calcext:value-type="float">
            <text:p>72.362132536432</text:p>
          </table:table-cell>
          <table:table-cell table:formula="of:=[.F115]"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Point (-39.29055122335449823 -7.44995546914713103)</text:p>
          </table:table-cell>
          <table:table-cell office:value-type="float" office:value="150" calcext:value-type="float">
            <text:p>150</text:p>
          </table:table-cell>
          <table:table-cell office:value-type="float" office:value="951" calcext:value-type="float">
            <text:p>951</text:p>
          </table:table-cell>
          <table:table-cell office:value-type="float" office:value="-39.2905512233545" calcext:value-type="float">
            <text:p>-39.2905512233545</text:p>
          </table:table-cell>
          <table:table-cell office:value-type="float" office:value="-7.44995546914713" calcext:value-type="float">
            <text:p>-7.44995546914713</text:p>
          </table:table-cell>
          <table:table-cell office:value-type="float" office:value="951" calcext:value-type="float">
            <text:p>951</text:p>
          </table:table-cell>
          <table:table-cell table:formula="of:=[.D116]*-10" office:value-type="float" office:value="392.905512233545" calcext:value-type="float">
            <text:p>392.905512233545</text:p>
          </table:table-cell>
          <table:table-cell table:formula="of:=[.E116]*-10" office:value-type="float" office:value="74.4995546914713" calcext:value-type="float">
            <text:p>74.4995546914713</text:p>
          </table:table-cell>
          <table:table-cell table:formula="of:=[.F116]" office:value-type="float" office:value="951" calcext:value-type="float">
            <text:p>951</text:p>
          </table:table-cell>
        </table:table-row>
        <table:table-row table:style-name="ro2">
          <table:table-cell office:value-type="string" calcext:value-type="string">
            <text:p>Point (-39.38345178488081189 -7.46047915751672086)</text:p>
          </table:table-cell>
          <table:table-cell office:value-type="float" office:value="149" calcext:value-type="float">
            <text:p>149</text:p>
          </table:table-cell>
          <table:table-cell office:value-type="float" office:value="905" calcext:value-type="float">
            <text:p>905</text:p>
          </table:table-cell>
          <table:table-cell office:value-type="float" office:value="-39.3834517848808" calcext:value-type="float">
            <text:p>-39.3834517848808</text:p>
          </table:table-cell>
          <table:table-cell office:value-type="float" office:value="-7.46047915751672" calcext:value-type="float">
            <text:p>-7.46047915751672</text:p>
          </table:table-cell>
          <table:table-cell office:value-type="float" office:value="905" calcext:value-type="float">
            <text:p>905</text:p>
          </table:table-cell>
          <table:table-cell table:formula="of:=[.D117]*-10" office:value-type="float" office:value="393.834517848808" calcext:value-type="float">
            <text:p>393.834517848808</text:p>
          </table:table-cell>
          <table:table-cell table:formula="of:=[.E117]*-10" office:value-type="float" office:value="74.6047915751672" calcext:value-type="float">
            <text:p>74.6047915751672</text:p>
          </table:table-cell>
          <table:table-cell table:formula="of:=[.F117]" office:value-type="float" office:value="905" calcext:value-type="float">
            <text:p>905</text:p>
          </table:table-cell>
        </table:table-row>
        <table:table-row table:style-name="ro2">
          <table:table-cell office:value-type="string" calcext:value-type="string">
            <text:p>Point (-39.54025578828652243 -7.3867475713940749)</text:p>
          </table:table-cell>
          <table:table-cell office:value-type="float" office:value="148" calcext:value-type="float">
            <text:p>148</text:p>
          </table:table-cell>
          <table:table-cell office:value-type="float" office:value="882" calcext:value-type="float">
            <text:p>882</text:p>
          </table:table-cell>
          <table:table-cell office:value-type="float" office:value="-39.5402557882865" calcext:value-type="float">
            <text:p>-39.5402557882865</text:p>
          </table:table-cell>
          <table:table-cell office:value-type="float" office:value="-7.38674757139408" calcext:value-type="float">
            <text:p>-7.38674757139408</text:p>
          </table:table-cell>
          <table:table-cell office:value-type="float" office:value="882" calcext:value-type="float">
            <text:p>882</text:p>
          </table:table-cell>
          <table:table-cell table:formula="of:=[.D118]*-10" office:value-type="float" office:value="395.402557882865" calcext:value-type="float">
            <text:p>395.402557882865</text:p>
          </table:table-cell>
          <table:table-cell table:formula="of:=[.E118]*-10" office:value-type="float" office:value="73.8674757139408" calcext:value-type="float">
            <text:p>73.8674757139408</text:p>
          </table:table-cell>
          <table:table-cell table:formula="of:=[.F118]" office:value-type="float" office:value="882" calcext:value-type="float">
            <text:p>882</text:p>
          </table:table-cell>
        </table:table-row>
        <table:table-row table:style-name="ro2">
          <table:table-cell office:value-type="string" calcext:value-type="string">
            <text:p>Point (-39.31582659507910904 -7.69607506049052148)</text:p>
          </table:table-cell>
          <table:table-cell office:value-type="float" office:value="171" calcext:value-type="float">
            <text:p>171</text:p>
          </table:table-cell>
          <table:table-cell office:value-type="float" office:value="571" calcext:value-type="float">
            <text:p>571</text:p>
          </table:table-cell>
          <table:table-cell office:value-type="float" office:value="-39.3158265950791" calcext:value-type="float">
            <text:p>-39.3158265950791</text:p>
          </table:table-cell>
          <table:table-cell office:value-type="float" office:value="-7.69607506049052" calcext:value-type="float">
            <text:p>-7.69607506049052</text:p>
          </table:table-cell>
          <table:table-cell office:value-type="float" office:value="571" calcext:value-type="float">
            <text:p>571</text:p>
          </table:table-cell>
          <table:table-cell table:formula="of:=[.D119]*-10" office:value-type="float" office:value="393.158265950791" calcext:value-type="float">
            <text:p>393.158265950791</text:p>
          </table:table-cell>
          <table:table-cell table:formula="of:=[.E119]*-10" office:value-type="float" office:value="76.9607506049052" calcext:value-type="float">
            <text:p>76.9607506049052</text:p>
          </table:table-cell>
          <table:table-cell table:formula="of:=[.F119]" office:value-type="float" office:value="571" calcext:value-type="float">
            <text:p>571</text:p>
          </table:table-cell>
        </table:table-row>
        <table:table-row table:style-name="ro2">
          <table:table-cell office:value-type="string" calcext:value-type="string">
            <text:p>Point (-39.61292305227261323 -7.52692265919488435)</text:p>
          </table:table-cell>
          <table:table-cell office:value-type="float" office:value="170" calcext:value-type="float">
            <text:p>170</text:p>
          </table:table-cell>
          <table:table-cell office:value-type="float" office:value="563" calcext:value-type="float">
            <text:p>563</text:p>
          </table:table-cell>
          <table:table-cell office:value-type="float" office:value="-39.6129230522726" calcext:value-type="float">
            <text:p>-39.6129230522726</text:p>
          </table:table-cell>
          <table:table-cell office:value-type="float" office:value="-7.52692265919488" calcext:value-type="float">
            <text:p>-7.52692265919488</text:p>
          </table:table-cell>
          <table:table-cell office:value-type="float" office:value="563" calcext:value-type="float">
            <text:p>563</text:p>
          </table:table-cell>
          <table:table-cell table:formula="of:=[.D120]*-10" office:value-type="float" office:value="396.129230522726" calcext:value-type="float">
            <text:p>396.129230522726</text:p>
          </table:table-cell>
          <table:table-cell table:formula="of:=[.E120]*-10" office:value-type="float" office:value="75.2692265919488" calcext:value-type="float">
            <text:p>75.2692265919488</text:p>
          </table:table-cell>
          <table:table-cell table:formula="of:=[.F120]" office:value-type="float" office:value="563" calcext:value-type="float">
            <text:p>563</text:p>
          </table:table-cell>
        </table:table-row>
        <table:table-row table:style-name="ro2">
          <table:table-cell office:value-type="string" calcext:value-type="string">
            <text:p>Point (-39.64208428418192653 -7.04689435217484039)</text:p>
          </table:table-cell>
          <table:table-cell office:value-type="float" office:value="169" calcext:value-type="float">
            <text:p>169</text:p>
          </table:table-cell>
          <table:table-cell office:value-type="float" office:value="559" calcext:value-type="float">
            <text:p>559</text:p>
          </table:table-cell>
          <table:table-cell office:value-type="float" office:value="-39.6420842841819" calcext:value-type="float">
            <text:p>-39.6420842841819</text:p>
          </table:table-cell>
          <table:table-cell office:value-type="float" office:value="-7.04689435217484" calcext:value-type="float">
            <text:p>-7.04689435217484</text:p>
          </table:table-cell>
          <table:table-cell office:value-type="float" office:value="559" calcext:value-type="float">
            <text:p>559</text:p>
          </table:table-cell>
          <table:table-cell table:formula="of:=[.D121]*-10" office:value-type="float" office:value="396.420842841819" calcext:value-type="float">
            <text:p>396.420842841819</text:p>
          </table:table-cell>
          <table:table-cell table:formula="of:=[.E121]*-10" office:value-type="float" office:value="70.4689435217484" calcext:value-type="float">
            <text:p>70.4689435217484</text:p>
          </table:table-cell>
          <table:table-cell table:formula="of:=[.F121]" office:value-type="float" office:value="559" calcext:value-type="float">
            <text:p>559</text:p>
          </table:table-cell>
        </table:table-row>
        <table:table-row table:style-name="ro2">
          <table:table-cell office:value-type="string" calcext:value-type="string">
            <text:p>Point (-39.10587188050700291 -7.84388833726658152)</text:p>
          </table:table-cell>
          <table:table-cell office:value-type="float" office:value="168" calcext:value-type="float">
            <text:p>168</text:p>
          </table:table-cell>
          <table:table-cell office:value-type="float" office:value="544" calcext:value-type="float">
            <text:p>544</text:p>
          </table:table-cell>
          <table:table-cell office:value-type="float" office:value="-39.105871880507" calcext:value-type="float">
            <text:p>-39.105871880507</text:p>
          </table:table-cell>
          <table:table-cell office:value-type="float" office:value="-7.84388833726658" calcext:value-type="float">
            <text:p>-7.84388833726658</text:p>
          </table:table-cell>
          <table:table-cell office:value-type="float" office:value="544" calcext:value-type="float">
            <text:p>544</text:p>
          </table:table-cell>
          <table:table-cell table:formula="of:=[.D122]*-10" office:value-type="float" office:value="391.05871880507" calcext:value-type="float">
            <text:p>391.05871880507</text:p>
          </table:table-cell>
          <table:table-cell table:formula="of:=[.E122]*-10" office:value-type="float" office:value="78.4388833726658" calcext:value-type="float">
            <text:p>78.4388833726658</text:p>
          </table:table-cell>
          <table:table-cell table:formula="of:=[.F122]" office:value-type="float" office:value="544" calcext:value-type="float">
            <text:p>544</text:p>
          </table:table-cell>
        </table:table-row>
        <table:table-row table:style-name="ro2">
          <table:table-cell office:value-type="string" calcext:value-type="string">
            <text:p>Point (-39.89167502379841324 -7.3215544271141848)</text:p>
          </table:table-cell>
          <table:table-cell office:value-type="float" office:value="175" calcext:value-type="float">
            <text:p>175</text:p>
          </table:table-cell>
          <table:table-cell office:value-type="float" office:value="895" calcext:value-type="float">
            <text:p>895</text:p>
          </table:table-cell>
          <table:table-cell office:value-type="float" office:value="-39.8916750237984" calcext:value-type="float">
            <text:p>-39.8916750237984</text:p>
          </table:table-cell>
          <table:table-cell office:value-type="float" office:value="-7.32155442711419" calcext:value-type="float">
            <text:p>-7.32155442711419</text:p>
          </table:table-cell>
          <table:table-cell office:value-type="float" office:value="895" calcext:value-type="float">
            <text:p>895</text:p>
          </table:table-cell>
          <table:table-cell table:formula="of:=[.D123]*-10" office:value-type="float" office:value="398.916750237984" calcext:value-type="float">
            <text:p>398.916750237984</text:p>
          </table:table-cell>
          <table:table-cell table:formula="of:=[.E123]*-10" office:value-type="float" office:value="73.2155442711419" calcext:value-type="float">
            <text:p>73.2155442711419</text:p>
          </table:table-cell>
          <table:table-cell table:formula="of:=[.F123]" office:value-type="float" office:value="895" calcext:value-type="float">
            <text:p>895</text:p>
          </table:table-cell>
        </table:table-row>
        <table:table-row table:style-name="ro2">
          <table:table-cell office:value-type="string" calcext:value-type="string">
            <text:p>Point (-39.81638082917486798 -7.88352347377463314)</text:p>
          </table:table-cell>
          <table:table-cell office:value-type="float" office:value="174" calcext:value-type="float">
            <text:p>174</text:p>
          </table:table-cell>
          <table:table-cell office:value-type="float" office:value="440" calcext:value-type="float">
            <text:p>440</text:p>
          </table:table-cell>
          <table:table-cell office:value-type="float" office:value="-39.8163808291749" calcext:value-type="float">
            <text:p>-39.8163808291749</text:p>
          </table:table-cell>
          <table:table-cell office:value-type="float" office:value="-7.88352347377463" calcext:value-type="float">
            <text:p>-7.88352347377463</text:p>
          </table:table-cell>
          <table:table-cell office:value-type="float" office:value="440" calcext:value-type="float">
            <text:p>440</text:p>
          </table:table-cell>
          <table:table-cell table:formula="of:=[.D124]*-10" office:value-type="float" office:value="398.163808291749" calcext:value-type="float">
            <text:p>398.163808291749</text:p>
          </table:table-cell>
          <table:table-cell table:formula="of:=[.E124]*-10" office:value-type="float" office:value="78.8352347377463" calcext:value-type="float">
            <text:p>78.8352347377463</text:p>
          </table:table-cell>
          <table:table-cell table:formula="of:=[.F124]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Point (-39.15897312633766347 -7.19123713020044875)</text:p>
          </table:table-cell>
          <table:table-cell office:value-type="float" office:value="173" calcext:value-type="float">
            <text:p>173</text:p>
          </table:table-cell>
          <table:table-cell office:value-type="float" office:value="378" calcext:value-type="float">
            <text:p>378</text:p>
          </table:table-cell>
          <table:table-cell office:value-type="float" office:value="-39.1589731263377" calcext:value-type="float">
            <text:p>-39.1589731263377</text:p>
          </table:table-cell>
          <table:table-cell office:value-type="float" office:value="-7.19123713020045" calcext:value-type="float">
            <text:p>-7.19123713020045</text:p>
          </table:table-cell>
          <table:table-cell office:value-type="float" office:value="378" calcext:value-type="float">
            <text:p>378</text:p>
          </table:table-cell>
          <table:table-cell table:formula="of:=[.D125]*-10" office:value-type="float" office:value="391.589731263377" calcext:value-type="float">
            <text:p>391.589731263377</text:p>
          </table:table-cell>
          <table:table-cell table:formula="of:=[.E125]*-10" office:value-type="float" office:value="71.9123713020045" calcext:value-type="float">
            <text:p>71.9123713020045</text:p>
          </table:table-cell>
          <table:table-cell table:formula="of:=[.F125]" office:value-type="float" office:value="378" calcext:value-type="float">
            <text:p>378</text:p>
          </table:table-cell>
        </table:table-row>
        <table:table-row table:style-name="ro2">
          <table:table-cell office:value-type="string" calcext:value-type="string">
            <text:p>Point (-39.61354195127100297 -7.26280934147041357)</text:p>
          </table:table-cell>
          <table:table-cell office:value-type="float" office:value="172" calcext:value-type="float">
            <text:p>172</text:p>
          </table:table-cell>
          <table:table-cell office:value-type="float" office:value="910" calcext:value-type="float">
            <text:p>910</text:p>
          </table:table-cell>
          <table:table-cell office:value-type="float" office:value="-39.613541951271" calcext:value-type="float">
            <text:p>-39.613541951271</text:p>
          </table:table-cell>
          <table:table-cell office:value-type="float" office:value="-7.26280934147041" calcext:value-type="float">
            <text:p>-7.26280934147041</text:p>
          </table:table-cell>
          <table:table-cell office:value-type="float" office:value="910" calcext:value-type="float">
            <text:p>910</text:p>
          </table:table-cell>
          <table:table-cell table:formula="of:=[.D126]*-10" office:value-type="float" office:value="396.13541951271" calcext:value-type="float">
            <text:p>396.13541951271</text:p>
          </table:table-cell>
          <table:table-cell table:formula="of:=[.E126]*-10" office:value-type="float" office:value="72.6280934147041" calcext:value-type="float">
            <text:p>72.6280934147041</text:p>
          </table:table-cell>
          <table:table-cell table:formula="of:=[.F126]"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Point (-39.93172907686405182 -7.3412531808783994)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office:value-type="float" office:value="-39.931729076864" calcext:value-type="float">
            <text:p>-39.931729076864</text:p>
          </table:table-cell>
          <table:table-cell office:value-type="float" office:value="-7.3412531808784" calcext:value-type="float">
            <text:p>-7.3412531808784</text:p>
          </table:table-cell>
          <table:table-cell office:value-type="float" office:value="869" calcext:value-type="float">
            <text:p>869</text:p>
          </table:table-cell>
          <table:table-cell table:formula="of:=[.D127]*-10" office:value-type="float" office:value="399.31729076864" calcext:value-type="float">
            <text:p>399.31729076864</text:p>
          </table:table-cell>
          <table:table-cell table:formula="of:=[.E127]*-10" office:value-type="float" office:value="73.412531808784" calcext:value-type="float">
            <text:p>73.412531808784</text:p>
          </table:table-cell>
          <table:table-cell table:formula="of:=[.F127]" office:value-type="float" office:value="869" calcext:value-type="float">
            <text:p>869</text:p>
          </table:table-cell>
        </table:table-row>
        <table:table-row table:style-name="ro2">
          <table:table-cell office:value-type="string" calcext:value-type="string">
            <text:p>Point (-39.64366239989044516 -7.77894807602364491)</text:p>
          </table:table-cell>
          <table:table-cell office:value-type="float" office:value="162" calcext:value-type="float">
            <text:p>162</text:p>
          </table:table-cell>
          <table:table-cell office:value-type="float" office:value="490" calcext:value-type="float">
            <text:p>490</text:p>
          </table:table-cell>
          <table:table-cell office:value-type="float" office:value="-39.6436623998904" calcext:value-type="float">
            <text:p>-39.6436623998904</text:p>
          </table:table-cell>
          <table:table-cell office:value-type="float" office:value="-7.77894807602365" calcext:value-type="float">
            <text:p>-7.77894807602365</text:p>
          </table:table-cell>
          <table:table-cell office:value-type="float" office:value="490" calcext:value-type="float">
            <text:p>490</text:p>
          </table:table-cell>
          <table:table-cell table:formula="of:=[.D128]*-10" office:value-type="float" office:value="396.436623998904" calcext:value-type="float">
            <text:p>396.436623998904</text:p>
          </table:table-cell>
          <table:table-cell table:formula="of:=[.E128]*-10" office:value-type="float" office:value="77.7894807602365" calcext:value-type="float">
            <text:p>77.7894807602365</text:p>
          </table:table-cell>
          <table:table-cell table:formula="of:=[.F128]"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Point (-39.78250150841026311 -7.38053593434932065)</text:p>
          </table:table-cell>
          <table:table-cell office:value-type="float" office:value="161" calcext:value-type="float">
            <text:p>161</text:p>
          </table:table-cell>
          <table:table-cell office:value-type="float" office:value="912" calcext:value-type="float">
            <text:p>912</text:p>
          </table:table-cell>
          <table:table-cell office:value-type="float" office:value="-39.7825015084103" calcext:value-type="float">
            <text:p>-39.7825015084103</text:p>
          </table:table-cell>
          <table:table-cell office:value-type="float" office:value="-7.38053593434932" calcext:value-type="float">
            <text:p>-7.38053593434932</text:p>
          </table:table-cell>
          <table:table-cell office:value-type="float" office:value="912" calcext:value-type="float">
            <text:p>912</text:p>
          </table:table-cell>
          <table:table-cell table:formula="of:=[.D129]*-10" office:value-type="float" office:value="397.825015084103" calcext:value-type="float">
            <text:p>397.825015084103</text:p>
          </table:table-cell>
          <table:table-cell table:formula="of:=[.E129]*-10" office:value-type="float" office:value="73.8053593434932" calcext:value-type="float">
            <text:p>73.8053593434932</text:p>
          </table:table-cell>
          <table:table-cell table:formula="of:=[.F129]" office:value-type="float" office:value="912" calcext:value-type="float">
            <text:p>912</text:p>
          </table:table-cell>
        </table:table-row>
        <table:table-row table:style-name="ro2">
          <table:table-cell office:value-type="string" calcext:value-type="string">
            <text:p>Point (-39.35730487126526356 -7.9585404901211243)</text:p>
          </table:table-cell>
          <table:table-cell office:value-type="float" office:value="160" calcext:value-type="float">
            <text:p>160</text:p>
          </table:table-cell>
          <table:table-cell office:value-type="float" office:value="474" calcext:value-type="float">
            <text:p>474</text:p>
          </table:table-cell>
          <table:table-cell office:value-type="float" office:value="-39.3573048712653" calcext:value-type="float">
            <text:p>-39.3573048712653</text:p>
          </table:table-cell>
          <table:table-cell office:value-type="float" office:value="-7.95854049012112" calcext:value-type="float">
            <text:p>-7.95854049012112</text:p>
          </table:table-cell>
          <table:table-cell office:value-type="float" office:value="474" calcext:value-type="float">
            <text:p>474</text:p>
          </table:table-cell>
          <table:table-cell table:formula="of:=[.D130]*-10" office:value-type="float" office:value="393.573048712653" calcext:value-type="float">
            <text:p>393.573048712653</text:p>
          </table:table-cell>
          <table:table-cell table:formula="of:=[.E130]*-10" office:value-type="float" office:value="79.5854049012112" calcext:value-type="float">
            <text:p>79.5854049012112</text:p>
          </table:table-cell>
          <table:table-cell table:formula="of:=[.F130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-39.49174598145874171 -7.66874943556603217)</text:p>
          </table:table-cell>
          <table:table-cell office:value-type="float" office:value="167" calcext:value-type="float">
            <text:p>167</text:p>
          </table:table-cell>
          <table:table-cell office:value-type="float" office:value="497" calcext:value-type="float">
            <text:p>497</text:p>
          </table:table-cell>
          <table:table-cell office:value-type="float" office:value="-39.4917459814587" calcext:value-type="float">
            <text:p>-39.4917459814587</text:p>
          </table:table-cell>
          <table:table-cell office:value-type="float" office:value="-7.66874943556603" calcext:value-type="float">
            <text:p>-7.66874943556603</text:p>
          </table:table-cell>
          <table:table-cell office:value-type="float" office:value="497" calcext:value-type="float">
            <text:p>497</text:p>
          </table:table-cell>
          <table:table-cell table:formula="of:=[.D131]*-10" office:value-type="float" office:value="394.917459814587" calcext:value-type="float">
            <text:p>394.917459814587</text:p>
          </table:table-cell>
          <table:table-cell table:formula="of:=[.E131]*-10" office:value-type="float" office:value="76.6874943556603" calcext:value-type="float">
            <text:p>76.6874943556603</text:p>
          </table:table-cell>
          <table:table-cell table:formula="of:=[.F131]" office:value-type="float" office:value="497" calcext:value-type="float">
            <text:p>497</text:p>
          </table:table-cell>
        </table:table-row>
        <table:table-row table:style-name="ro2">
          <table:table-cell office:value-type="string" calcext:value-type="string">
            <text:p>Point (-39.70785495160735934 -7.90938078776372588)</text:p>
          </table:table-cell>
          <table:table-cell office:value-type="float" office:value="166" calcext:value-type="float">
            <text:p>166</text:p>
          </table:table-cell>
          <table:table-cell office:value-type="float" office:value="445" calcext:value-type="float">
            <text:p>445</text:p>
          </table:table-cell>
          <table:table-cell office:value-type="float" office:value="-39.7078549516074" calcext:value-type="float">
            <text:p>-39.7078549516074</text:p>
          </table:table-cell>
          <table:table-cell office:value-type="float" office:value="-7.90938078776373" calcext:value-type="float">
            <text:p>-7.90938078776373</text:p>
          </table:table-cell>
          <table:table-cell office:value-type="float" office:value="445" calcext:value-type="float">
            <text:p>445</text:p>
          </table:table-cell>
          <table:table-cell table:formula="of:=[.D132]*-10" office:value-type="float" office:value="397.078549516074" calcext:value-type="float">
            <text:p>397.078549516074</text:p>
          </table:table-cell>
          <table:table-cell table:formula="of:=[.E132]*-10" office:value-type="float" office:value="79.0938078776373" calcext:value-type="float">
            <text:p>79.0938078776373</text:p>
          </table:table-cell>
          <table:table-cell table:formula="of:=[.F132]" office:value-type="float" office:value="445" calcext:value-type="float">
            <text:p>445</text:p>
          </table:table-cell>
        </table:table-row>
        <table:table-row table:style-name="ro2">
          <table:table-cell office:value-type="string" calcext:value-type="string">
            <text:p>Point (-39.58311766513703844 -7.13713624880331743)</text:p>
          </table:table-cell>
          <table:table-cell office:value-type="float" office:value="165" calcext:value-type="float">
            <text:p>165</text:p>
          </table:table-cell>
          <table:table-cell office:value-type="float" office:value="821" calcext:value-type="float">
            <text:p>821</text:p>
          </table:table-cell>
          <table:table-cell office:value-type="float" office:value="-39.583117665137" calcext:value-type="float">
            <text:p>-39.583117665137</text:p>
          </table:table-cell>
          <table:table-cell office:value-type="float" office:value="-7.13713624880332" calcext:value-type="float">
            <text:p>-7.13713624880332</text:p>
          </table:table-cell>
          <table:table-cell office:value-type="float" office:value="821" calcext:value-type="float">
            <text:p>821</text:p>
          </table:table-cell>
          <table:table-cell table:formula="of:=[.D133]*-10" office:value-type="float" office:value="395.83117665137" calcext:value-type="float">
            <text:p>395.83117665137</text:p>
          </table:table-cell>
          <table:table-cell table:formula="of:=[.E133]*-10" office:value-type="float" office:value="71.3713624880332" calcext:value-type="float">
            <text:p>71.3713624880332</text:p>
          </table:table-cell>
          <table:table-cell table:formula="of:=[.F133]" office:value-type="float" office:value="821" calcext:value-type="float">
            <text:p>821</text:p>
          </table:table-cell>
        </table:table-row>
        <table:table-row table:style-name="ro2">
          <table:table-cell office:value-type="string" calcext:value-type="string">
            <text:p>Point (-39.02268565866414463 -7.23941795063226401)</text:p>
          </table:table-cell>
          <table:table-cell office:value-type="float" office:value="164" calcext:value-type="float">
            <text:p>164</text:p>
          </table:table-cell>
          <table:table-cell office:value-type="float" office:value="394" calcext:value-type="float">
            <text:p>394</text:p>
          </table:table-cell>
          <table:table-cell office:value-type="float" office:value="-39.0226856586641" calcext:value-type="float">
            <text:p>-39.0226856586641</text:p>
          </table:table-cell>
          <table:table-cell office:value-type="float" office:value="-7.23941795063226" calcext:value-type="float">
            <text:p>-7.23941795063226</text:p>
          </table:table-cell>
          <table:table-cell office:value-type="float" office:value="394" calcext:value-type="float">
            <text:p>394</text:p>
          </table:table-cell>
          <table:table-cell table:formula="of:=[.D134]*-10" office:value-type="float" office:value="390.226856586641" calcext:value-type="float">
            <text:p>390.226856586641</text:p>
          </table:table-cell>
          <table:table-cell table:formula="of:=[.E134]*-10" office:value-type="float" office:value="72.3941795063226" calcext:value-type="float">
            <text:p>72.3941795063226</text:p>
          </table:table-cell>
          <table:table-cell table:formula="of:=[.F134]" office:value-type="float" office:value="394" calcext:value-type="float">
            <text:p>394</text:p>
          </table:table-cell>
        </table:table-row>
        <table:table-row table:style-name="ro2">
          <table:table-cell office:value-type="string" calcext:value-type="string">
            <text:p>Point (-39.01523390528861768 -7.38153782656764612)</text:p>
          </table:table-cell>
          <table:table-cell office:value-type="float" office:value="187" calcext:value-type="float">
            <text:p>187</text:p>
          </table:table-cell>
          <table:table-cell office:value-type="float" office:value="387" calcext:value-type="float">
            <text:p>387</text:p>
          </table:table-cell>
          <table:table-cell office:value-type="float" office:value="-39.0152339052886" calcext:value-type="float">
            <text:p>-39.0152339052886</text:p>
          </table:table-cell>
          <table:table-cell office:value-type="float" office:value="-7.38153782656765" calcext:value-type="float">
            <text:p>-7.38153782656765</text:p>
          </table:table-cell>
          <table:table-cell office:value-type="float" office:value="387" calcext:value-type="float">
            <text:p>387</text:p>
          </table:table-cell>
          <table:table-cell table:formula="of:=[.D135]*-10" office:value-type="float" office:value="390.152339052886" calcext:value-type="float">
            <text:p>390.152339052886</text:p>
          </table:table-cell>
          <table:table-cell table:formula="of:=[.E135]*-10" office:value-type="float" office:value="73.8153782656765" calcext:value-type="float">
            <text:p>73.8153782656765</text:p>
          </table:table-cell>
          <table:table-cell table:formula="of:=[.F135]" office:value-type="float" office:value="387" calcext:value-type="float">
            <text:p>387</text:p>
          </table:table-cell>
        </table:table-row>
        <table:table-row table:style-name="ro2">
          <table:table-cell office:value-type="string" calcext:value-type="string">
            <text:p>Point (-39.70747497550156169 -7.71917681552087487)</text:p>
          </table:table-cell>
          <table:table-cell office:value-type="float" office:value="186" calcext:value-type="float">
            <text:p>186</text:p>
          </table:table-cell>
          <table:table-cell office:value-type="float" office:value="501" calcext:value-type="float">
            <text:p>501</text:p>
          </table:table-cell>
          <table:table-cell office:value-type="float" office:value="-39.7074749755016" calcext:value-type="float">
            <text:p>-39.7074749755016</text:p>
          </table:table-cell>
          <table:table-cell office:value-type="float" office:value="-7.71917681552088" calcext:value-type="float">
            <text:p>-7.71917681552088</text:p>
          </table:table-cell>
          <table:table-cell office:value-type="float" office:value="501" calcext:value-type="float">
            <text:p>501</text:p>
          </table:table-cell>
          <table:table-cell table:formula="of:=[.D136]*-10" office:value-type="float" office:value="397.074749755016" calcext:value-type="float">
            <text:p>397.074749755016</text:p>
          </table:table-cell>
          <table:table-cell table:formula="of:=[.E136]*-10" office:value-type="float" office:value="77.1917681552088" calcext:value-type="float">
            <text:p>77.1917681552088</text:p>
          </table:table-cell>
          <table:table-cell table:formula="of:=[.F136]"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Point (-39.22893068240919945 -7.7588467201721123)</text:p>
          </table:table-cell>
          <table:table-cell office:value-type="float" office:value="185" calcext:value-type="float">
            <text:p>185</text:p>
          </table:table-cell>
          <table:table-cell office:value-type="float" office:value="556" calcext:value-type="float">
            <text:p>556</text:p>
          </table:table-cell>
          <table:table-cell office:value-type="float" office:value="-39.2289306824092" calcext:value-type="float">
            <text:p>-39.2289306824092</text:p>
          </table:table-cell>
          <table:table-cell office:value-type="float" office:value="-7.75884672017211" calcext:value-type="float">
            <text:p>-7.75884672017211</text:p>
          </table:table-cell>
          <table:table-cell office:value-type="float" office:value="556" calcext:value-type="float">
            <text:p>556</text:p>
          </table:table-cell>
          <table:table-cell table:formula="of:=[.D137]*-10" office:value-type="float" office:value="392.289306824092" calcext:value-type="float">
            <text:p>392.289306824092</text:p>
          </table:table-cell>
          <table:table-cell table:formula="of:=[.E137]*-10" office:value-type="float" office:value="77.5884672017211" calcext:value-type="float">
            <text:p>77.5884672017211</text:p>
          </table:table-cell>
          <table:table-cell table:formula="of:=[.F137]" office:value-type="float" office:value="556" calcext:value-type="float">
            <text:p>556</text:p>
          </table:table-cell>
        </table:table-row>
        <table:table-row table:style-name="ro2">
          <table:table-cell office:value-type="string" calcext:value-type="string">
            <text:p>Point (-39.08208386605177509 -7.72196541928760283)</text:p>
          </table:table-cell>
          <table:table-cell office:value-type="float" office:value="184" calcext:value-type="float">
            <text:p>184</text:p>
          </table:table-cell>
          <table:table-cell office:value-type="float" office:value="471" calcext:value-type="float">
            <text:p>471</text:p>
          </table:table-cell>
          <table:table-cell office:value-type="float" office:value="-39.0820838660518" calcext:value-type="float">
            <text:p>-39.0820838660518</text:p>
          </table:table-cell>
          <table:table-cell office:value-type="float" office:value="-7.7219654192876" calcext:value-type="float">
            <text:p>-7.7219654192876</text:p>
          </table:table-cell>
          <table:table-cell office:value-type="float" office:value="471" calcext:value-type="float">
            <text:p>471</text:p>
          </table:table-cell>
          <table:table-cell table:formula="of:=[.D138]*-10" office:value-type="float" office:value="390.820838660518" calcext:value-type="float">
            <text:p>390.820838660518</text:p>
          </table:table-cell>
          <table:table-cell table:formula="of:=[.E138]*-10" office:value-type="float" office:value="77.219654192876" calcext:value-type="float">
            <text:p>77.219654192876</text:p>
          </table:table-cell>
          <table:table-cell table:formula="of:=[.F138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-39.25490940861815403 -7.89567948436379563)</text:p>
          </table:table-cell>
          <table:table-cell office:value-type="float" office:value="191" calcext:value-type="float">
            <text:p>191</text:p>
          </table:table-cell>
          <table:table-cell office:value-type="float" office:value="478" calcext:value-type="float">
            <text:p>478</text:p>
          </table:table-cell>
          <table:table-cell office:value-type="float" office:value="-39.2549094086182" calcext:value-type="float">
            <text:p>-39.2549094086182</text:p>
          </table:table-cell>
          <table:table-cell office:value-type="float" office:value="-7.8956794843638" calcext:value-type="float">
            <text:p>-7.8956794843638</text:p>
          </table:table-cell>
          <table:table-cell office:value-type="float" office:value="478" calcext:value-type="float">
            <text:p>478</text:p>
          </table:table-cell>
          <table:table-cell table:formula="of:=[.D139]*-10" office:value-type="float" office:value="392.549094086182" calcext:value-type="float">
            <text:p>392.549094086182</text:p>
          </table:table-cell>
          <table:table-cell table:formula="of:=[.E139]*-10" office:value-type="float" office:value="78.956794843638" calcext:value-type="float">
            <text:p>78.956794843638</text:p>
          </table:table-cell>
          <table:table-cell table:formula="of:=[.F139]"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Point (-39.57148306993418885 -7.39481599916141707)</text:p>
          </table:table-cell>
          <table:table-cell office:value-type="float" office:value="190" calcext:value-type="float">
            <text:p>190</text:p>
          </table:table-cell>
          <table:table-cell office:value-type="float" office:value="892" calcext:value-type="float">
            <text:p>892</text:p>
          </table:table-cell>
          <table:table-cell office:value-type="float" office:value="-39.5714830699342" calcext:value-type="float">
            <text:p>-39.5714830699342</text:p>
          </table:table-cell>
          <table:table-cell office:value-type="float" office:value="-7.39481599916142" calcext:value-type="float">
            <text:p>-7.39481599916142</text:p>
          </table:table-cell>
          <table:table-cell office:value-type="float" office:value="892" calcext:value-type="float">
            <text:p>892</text:p>
          </table:table-cell>
          <table:table-cell table:formula="of:=[.D140]*-10" office:value-type="float" office:value="395.714830699342" calcext:value-type="float">
            <text:p>395.714830699342</text:p>
          </table:table-cell>
          <table:table-cell table:formula="of:=[.E140]*-10" office:value-type="float" office:value="73.9481599916142" calcext:value-type="float">
            <text:p>73.9481599916142</text:p>
          </table:table-cell>
          <table:table-cell table:formula="of:=[.F140]" office:value-type="float" office:value="892" calcext:value-type="float">
            <text:p>892</text:p>
          </table:table-cell>
        </table:table-row>
        <table:table-row table:style-name="ro2">
          <table:table-cell office:value-type="string" calcext:value-type="string">
            <text:p>Point (-39.78477145425122785 -7.63581123330405553)</text:p>
          </table:table-cell>
          <table:table-cell office:value-type="float" office:value="189" calcext:value-type="float">
            <text:p>189</text:p>
          </table:table-cell>
          <table:table-cell office:value-type="float" office:value="547" calcext:value-type="float">
            <text:p>547</text:p>
          </table:table-cell>
          <table:table-cell office:value-type="float" office:value="-39.7847714542512" calcext:value-type="float">
            <text:p>-39.7847714542512</text:p>
          </table:table-cell>
          <table:table-cell office:value-type="float" office:value="-7.63581123330406" calcext:value-type="float">
            <text:p>-7.63581123330406</text:p>
          </table:table-cell>
          <table:table-cell office:value-type="float" office:value="547" calcext:value-type="float">
            <text:p>547</text:p>
          </table:table-cell>
          <table:table-cell table:formula="of:=[.D141]*-10" office:value-type="float" office:value="397.847714542512" calcext:value-type="float">
            <text:p>397.847714542512</text:p>
          </table:table-cell>
          <table:table-cell table:formula="of:=[.E141]*-10" office:value-type="float" office:value="76.3581123330406" calcext:value-type="float">
            <text:p>76.3581123330406</text:p>
          </table:table-cell>
          <table:table-cell table:formula="of:=[.F141]" office:value-type="float" office:value="547" calcext:value-type="float">
            <text:p>547</text:p>
          </table:table-cell>
        </table:table-row>
        <table:table-row table:style-name="ro2">
          <table:table-cell office:value-type="string" calcext:value-type="string">
            <text:p>Point (-39.88844537220739994 -7.36523499271051385)</text:p>
          </table:table-cell>
          <table:table-cell office:value-type="float" office:value="188" calcext:value-type="float">
            <text:p>188</text:p>
          </table:table-cell>
          <table:table-cell office:value-type="float" office:value="868" calcext:value-type="float">
            <text:p>868</text:p>
          </table:table-cell>
          <table:table-cell office:value-type="float" office:value="-39.8884453722074" calcext:value-type="float">
            <text:p>-39.8884453722074</text:p>
          </table:table-cell>
          <table:table-cell office:value-type="float" office:value="-7.36523499271051" calcext:value-type="float">
            <text:p>-7.36523499271051</text:p>
          </table:table-cell>
          <table:table-cell office:value-type="float" office:value="868" calcext:value-type="float">
            <text:p>868</text:p>
          </table:table-cell>
          <table:table-cell table:formula="of:=[.D142]*-10" office:value-type="float" office:value="398.884453722074" calcext:value-type="float">
            <text:p>398.884453722074</text:p>
          </table:table-cell>
          <table:table-cell table:formula="of:=[.E142]*-10" office:value-type="float" office:value="73.6523499271051" calcext:value-type="float">
            <text:p>73.6523499271051</text:p>
          </table:table-cell>
          <table:table-cell table:formula="of:=[.F142]" office:value-type="float" office:value="868" calcext:value-type="float">
            <text:p>868</text:p>
          </table:table-cell>
        </table:table-row>
        <table:table-row table:style-name="ro2">
          <table:table-cell office:value-type="string" calcext:value-type="string">
            <text:p>Point (-39.32888967445900619 -7.00592002844660833)</text:p>
          </table:table-cell>
          <table:table-cell office:value-type="float" office:value="179" calcext:value-type="float">
            <text:p>179</text:p>
          </table:table-cell>
          <table:table-cell office:value-type="float" office:value="586" calcext:value-type="float">
            <text:p>586</text:p>
          </table:table-cell>
          <table:table-cell office:value-type="float" office:value="-39.328889674459" calcext:value-type="float">
            <text:p>-39.328889674459</text:p>
          </table:table-cell>
          <table:table-cell office:value-type="float" office:value="-7.00592002844661" calcext:value-type="float">
            <text:p>-7.00592002844661</text:p>
          </table:table-cell>
          <table:table-cell office:value-type="float" office:value="586" calcext:value-type="float">
            <text:p>586</text:p>
          </table:table-cell>
          <table:table-cell table:formula="of:=[.D143]*-10" office:value-type="float" office:value="393.28889674459" calcext:value-type="float">
            <text:p>393.28889674459</text:p>
          </table:table-cell>
          <table:table-cell table:formula="of:=[.E143]*-10" office:value-type="float" office:value="70.0592002844661" calcext:value-type="float">
            <text:p>70.0592002844661</text:p>
          </table:table-cell>
          <table:table-cell table:formula="of:=[.F143]" office:value-type="float" office:value="586" calcext:value-type="float">
            <text:p>586</text:p>
          </table:table-cell>
        </table:table-row>
        <table:table-row table:style-name="ro2">
          <table:table-cell office:value-type="string" calcext:value-type="string">
            <text:p>Point (-39.47440305641544001 -7.71099754482241817)</text:p>
          </table:table-cell>
          <table:table-cell office:value-type="float" office:value="178" calcext:value-type="float">
            <text:p>178</text:p>
          </table:table-cell>
          <table:table-cell office:value-type="float" office:value="461" calcext:value-type="float">
            <text:p>461</text:p>
          </table:table-cell>
          <table:table-cell office:value-type="float" office:value="-39.4744030564154" calcext:value-type="float">
            <text:p>-39.4744030564154</text:p>
          </table:table-cell>
          <table:table-cell office:value-type="float" office:value="-7.71099754482242" calcext:value-type="float">
            <text:p>-7.71099754482242</text:p>
          </table:table-cell>
          <table:table-cell office:value-type="float" office:value="461" calcext:value-type="float">
            <text:p>461</text:p>
          </table:table-cell>
          <table:table-cell table:formula="of:=[.D144]*-10" office:value-type="float" office:value="394.744030564154" calcext:value-type="float">
            <text:p>394.744030564154</text:p>
          </table:table-cell>
          <table:table-cell table:formula="of:=[.E144]*-10" office:value-type="float" office:value="77.1099754482242" calcext:value-type="float">
            <text:p>77.1099754482242</text:p>
          </table:table-cell>
          <table:table-cell table:formula="of:=[.F144]"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Point (-39.10368345954157832 -7.80284425400008175)</text:p>
          </table:table-cell>
          <table:table-cell office:value-type="float" office:value="177" calcext:value-type="float">
            <text:p>177</text:p>
          </table:table-cell>
          <table:table-cell office:value-type="float" office:value="488" calcext:value-type="float">
            <text:p>488</text:p>
          </table:table-cell>
          <table:table-cell office:value-type="float" office:value="-39.1036834595416" calcext:value-type="float">
            <text:p>-39.1036834595416</text:p>
          </table:table-cell>
          <table:table-cell office:value-type="float" office:value="-7.80284425400008" calcext:value-type="float">
            <text:p>-7.80284425400008</text:p>
          </table:table-cell>
          <table:table-cell office:value-type="float" office:value="488" calcext:value-type="float">
            <text:p>488</text:p>
          </table:table-cell>
          <table:table-cell table:formula="of:=[.D145]*-10" office:value-type="float" office:value="391.036834595416" calcext:value-type="float">
            <text:p>391.036834595416</text:p>
          </table:table-cell>
          <table:table-cell table:formula="of:=[.E145]*-10" office:value-type="float" office:value="78.0284425400008" calcext:value-type="float">
            <text:p>78.0284425400008</text:p>
          </table:table-cell>
          <table:table-cell table:formula="of:=[.F145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-39.53084252114716435 -7.65413439186107958)</text:p>
          </table:table-cell>
          <table:table-cell office:value-type="float" office:value="176" calcext:value-type="float">
            <text:p>176</text:p>
          </table:table-cell>
          <table:table-cell office:value-type="float" office:value="513" calcext:value-type="float">
            <text:p>513</text:p>
          </table:table-cell>
          <table:table-cell office:value-type="float" office:value="-39.5308425211472" calcext:value-type="float">
            <text:p>-39.5308425211472</text:p>
          </table:table-cell>
          <table:table-cell office:value-type="float" office:value="-7.65413439186108" calcext:value-type="float">
            <text:p>-7.65413439186108</text:p>
          </table:table-cell>
          <table:table-cell office:value-type="float" office:value="513" calcext:value-type="float">
            <text:p>513</text:p>
          </table:table-cell>
          <table:table-cell table:formula="of:=[.D146]*-10" office:value-type="float" office:value="395.308425211472" calcext:value-type="float">
            <text:p>395.308425211472</text:p>
          </table:table-cell>
          <table:table-cell table:formula="of:=[.E146]*-10" office:value-type="float" office:value="76.5413439186108" calcext:value-type="float">
            <text:p>76.5413439186108</text:p>
          </table:table-cell>
          <table:table-cell table:formula="of:=[.F146]" office:value-type="float" office:value="513" calcext:value-type="float">
            <text:p>513</text:p>
          </table:table-cell>
        </table:table-row>
        <table:table-row table:style-name="ro2">
          <table:table-cell office:value-type="string" calcext:value-type="string">
            <text:p>Point (-39.20589025539539563 -7.05067376284734504)</text:p>
          </table:table-cell>
          <table:table-cell office:value-type="float" office:value="183" calcext:value-type="float">
            <text:p>183</text:p>
          </table:table-cell>
          <table:table-cell office:value-type="float" office:value="632" calcext:value-type="float">
            <text:p>632</text:p>
          </table:table-cell>
          <table:table-cell office:value-type="float" office:value="-39.2058902553954" calcext:value-type="float">
            <text:p>-39.2058902553954</text:p>
          </table:table-cell>
          <table:table-cell office:value-type="float" office:value="-7.05067376284735" calcext:value-type="float">
            <text:p>-7.05067376284735</text:p>
          </table:table-cell>
          <table:table-cell office:value-type="float" office:value="632" calcext:value-type="float">
            <text:p>632</text:p>
          </table:table-cell>
          <table:table-cell table:formula="of:=[.D147]*-10" office:value-type="float" office:value="392.058902553954" calcext:value-type="float">
            <text:p>392.058902553954</text:p>
          </table:table-cell>
          <table:table-cell table:formula="of:=[.E147]*-10" office:value-type="float" office:value="70.5067376284735" calcext:value-type="float">
            <text:p>70.5067376284735</text:p>
          </table:table-cell>
          <table:table-cell table:formula="of:=[.F147]" office:value-type="float" office:value="632" calcext:value-type="float">
            <text:p>632</text:p>
          </table:table-cell>
        </table:table-row>
        <table:table-row table:style-name="ro2">
          <table:table-cell office:value-type="string" calcext:value-type="string">
            <text:p>Point (-39.73196243054304944 -7.47233745018175899)</text:p>
          </table:table-cell>
          <table:table-cell office:value-type="float" office:value="182" calcext:value-type="float">
            <text:p>182</text:p>
          </table:table-cell>
          <table:table-cell office:value-type="float" office:value="579" calcext:value-type="float">
            <text:p>579</text:p>
          </table:table-cell>
          <table:table-cell office:value-type="float" office:value="-39.731962430543" calcext:value-type="float">
            <text:p>-39.731962430543</text:p>
          </table:table-cell>
          <table:table-cell office:value-type="float" office:value="-7.47233745018176" calcext:value-type="float">
            <text:p>-7.47233745018176</text:p>
          </table:table-cell>
          <table:table-cell office:value-type="float" office:value="579" calcext:value-type="float">
            <text:p>579</text:p>
          </table:table-cell>
          <table:table-cell table:formula="of:=[.D148]*-10" office:value-type="float" office:value="397.31962430543" calcext:value-type="float">
            <text:p>397.31962430543</text:p>
          </table:table-cell>
          <table:table-cell table:formula="of:=[.E148]*-10" office:value-type="float" office:value="74.7233745018176" calcext:value-type="float">
            <text:p>74.7233745018176</text:p>
          </table:table-cell>
          <table:table-cell table:formula="of:=[.F148]" office:value-type="float" office:value="579" calcext:value-type="float">
            <text:p>579</text:p>
          </table:table-cell>
        </table:table-row>
        <table:table-row table:style-name="ro2">
          <table:table-cell office:value-type="string" calcext:value-type="string">
            <text:p>Point (-39.90966915030755757 -7.76315613690035633)</text:p>
          </table:table-cell>
          <table:table-cell office:value-type="float" office:value="181" calcext:value-type="float">
            <text:p>181</text:p>
          </table:table-cell>
          <table:table-cell office:value-type="float" office:value="447" calcext:value-type="float">
            <text:p>447</text:p>
          </table:table-cell>
          <table:table-cell office:value-type="float" office:value="-39.9096691503076" calcext:value-type="float">
            <text:p>-39.9096691503076</text:p>
          </table:table-cell>
          <table:table-cell office:value-type="float" office:value="-7.76315613690036" calcext:value-type="float">
            <text:p>-7.76315613690036</text:p>
          </table:table-cell>
          <table:table-cell office:value-type="float" office:value="447" calcext:value-type="float">
            <text:p>447</text:p>
          </table:table-cell>
          <table:table-cell table:formula="of:=[.D149]*-10" office:value-type="float" office:value="399.096691503076" calcext:value-type="float">
            <text:p>399.096691503076</text:p>
          </table:table-cell>
          <table:table-cell table:formula="of:=[.E149]*-10" office:value-type="float" office:value="77.6315613690036" calcext:value-type="float">
            <text:p>77.6315613690036</text:p>
          </table:table-cell>
          <table:table-cell table:formula="of:=[.F149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-39.50575155919037229 -7.34381300873103271)</text:p>
          </table:table-cell>
          <table:table-cell office:value-type="float" office:value="180" calcext:value-type="float">
            <text:p>180</text:p>
          </table:table-cell>
          <table:table-cell office:value-type="float" office:value="910" calcext:value-type="float">
            <text:p>910</text:p>
          </table:table-cell>
          <table:table-cell office:value-type="float" office:value="-39.5057515591904" calcext:value-type="float">
            <text:p>-39.5057515591904</text:p>
          </table:table-cell>
          <table:table-cell office:value-type="float" office:value="-7.34381300873103" calcext:value-type="float">
            <text:p>-7.34381300873103</text:p>
          </table:table-cell>
          <table:table-cell office:value-type="float" office:value="910" calcext:value-type="float">
            <text:p>910</text:p>
          </table:table-cell>
          <table:table-cell table:formula="of:=[.D150]*-10" office:value-type="float" office:value="395.057515591904" calcext:value-type="float">
            <text:p>395.057515591904</text:p>
          </table:table-cell>
          <table:table-cell table:formula="of:=[.E150]*-10" office:value-type="float" office:value="73.4381300873103" calcext:value-type="float">
            <text:p>73.4381300873103</text:p>
          </table:table-cell>
          <table:table-cell table:formula="of:=[.F150]"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Point (-39.35194158432810951 -7.91925452198735869)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-39.3519415843281" calcext:value-type="float">
            <text:p>-39.3519415843281</text:p>
          </table:table-cell>
          <table:table-cell office:value-type="float" office:value="-7.91925452198736" calcext:value-type="float">
            <text:p>-7.91925452198736</text:p>
          </table:table-cell>
          <table:table-cell office:value-type="float" office:value="454" calcext:value-type="float">
            <text:p>454</text:p>
          </table:table-cell>
          <table:table-cell table:formula="of:=[.D151]*-10" office:value-type="float" office:value="393.519415843281" calcext:value-type="float">
            <text:p>393.519415843281</text:p>
          </table:table-cell>
          <table:table-cell table:formula="of:=[.E151]*-10" office:value-type="float" office:value="79.1925452198736" calcext:value-type="float">
            <text:p>79.1925452198736</text:p>
          </table:table-cell>
          <table:table-cell table:formula="of:=[.F151]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Point (-39.33364197470084633 -7.5638441513667134)</text:p>
          </table:table-cell>
          <table:table-cell office:value-type="float" office:value="74" calcext:value-type="float">
            <text:p>74</text:p>
          </table:table-cell>
          <table:table-cell office:value-type="float" office:value="888" calcext:value-type="float">
            <text:p>888</text:p>
          </table:table-cell>
          <table:table-cell office:value-type="float" office:value="-39.3336419747008" calcext:value-type="float">
            <text:p>-39.3336419747008</text:p>
          </table:table-cell>
          <table:table-cell office:value-type="float" office:value="-7.56384415136671" calcext:value-type="float">
            <text:p>-7.56384415136671</text:p>
          </table:table-cell>
          <table:table-cell office:value-type="float" office:value="888" calcext:value-type="float">
            <text:p>888</text:p>
          </table:table-cell>
          <table:table-cell table:formula="of:=[.D152]*-10" office:value-type="float" office:value="393.336419747008" calcext:value-type="float">
            <text:p>393.336419747008</text:p>
          </table:table-cell>
          <table:table-cell table:formula="of:=[.E152]*-10" office:value-type="float" office:value="75.6384415136671" calcext:value-type="float">
            <text:p>75.6384415136671</text:p>
          </table:table-cell>
          <table:table-cell table:formula="of:=[.F152]" office:value-type="float" office:value="888" calcext:value-type="float">
            <text:p>888</text:p>
          </table:table-cell>
        </table:table-row>
        <table:table-row table:style-name="ro2">
          <table:table-cell office:value-type="string" calcext:value-type="string">
            <text:p>Point (-39.45116919062981253 -7.04090453150805473)</text:p>
          </table:table-cell>
          <table:table-cell office:value-type="float" office:value="73" calcext:value-type="float">
            <text:p>73</text:p>
          </table:table-cell>
          <table:table-cell office:value-type="float" office:value="469" calcext:value-type="float">
            <text:p>469</text:p>
          </table:table-cell>
          <table:table-cell office:value-type="float" office:value="-39.4511691906298" calcext:value-type="float">
            <text:p>-39.4511691906298</text:p>
          </table:table-cell>
          <table:table-cell office:value-type="float" office:value="-7.04090453150806" calcext:value-type="float">
            <text:p>-7.04090453150806</text:p>
          </table:table-cell>
          <table:table-cell office:value-type="float" office:value="469" calcext:value-type="float">
            <text:p>469</text:p>
          </table:table-cell>
          <table:table-cell table:formula="of:=[.D153]*-10" office:value-type="float" office:value="394.511691906298" calcext:value-type="float">
            <text:p>394.511691906298</text:p>
          </table:table-cell>
          <table:table-cell table:formula="of:=[.E153]*-10" office:value-type="float" office:value="70.4090453150806" calcext:value-type="float">
            <text:p>70.4090453150806</text:p>
          </table:table-cell>
          <table:table-cell table:formula="of:=[.F153]"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Point (-39.79853073455767998 -7.9421767535991421)</text:p>
          </table:table-cell>
          <table:table-cell office:value-type="float" office:value="72" calcext:value-type="float">
            <text:p>72</text:p>
          </table:table-cell>
          <table:table-cell office:value-type="float" office:value="410" calcext:value-type="float">
            <text:p>410</text:p>
          </table:table-cell>
          <table:table-cell office:value-type="float" office:value="-39.7985307345577" calcext:value-type="float">
            <text:p>-39.7985307345577</text:p>
          </table:table-cell>
          <table:table-cell office:value-type="float" office:value="-7.94217675359914" calcext:value-type="float">
            <text:p>-7.94217675359914</text:p>
          </table:table-cell>
          <table:table-cell office:value-type="float" office:value="410" calcext:value-type="float">
            <text:p>410</text:p>
          </table:table-cell>
          <table:table-cell table:formula="of:=[.D154]*-10" office:value-type="float" office:value="397.985307345577" calcext:value-type="float">
            <text:p>397.985307345577</text:p>
          </table:table-cell>
          <table:table-cell table:formula="of:=[.E154]*-10" office:value-type="float" office:value="79.4217675359914" calcext:value-type="float">
            <text:p>79.4217675359914</text:p>
          </table:table-cell>
          <table:table-cell table:formula="of:=[.F154]"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Point (-39.70058466237223627 -7.68778607319383234)</text:p>
          </table:table-cell>
          <table:table-cell office:value-type="float" office:value="79" calcext:value-type="float">
            <text:p>79</text:p>
          </table:table-cell>
          <table:table-cell office:value-type="float" office:value="463" calcext:value-type="float">
            <text:p>463</text:p>
          </table:table-cell>
          <table:table-cell office:value-type="float" office:value="-39.7005846623722" calcext:value-type="float">
            <text:p>-39.7005846623722</text:p>
          </table:table-cell>
          <table:table-cell office:value-type="float" office:value="-7.68778607319383" calcext:value-type="float">
            <text:p>-7.68778607319383</text:p>
          </table:table-cell>
          <table:table-cell office:value-type="float" office:value="463" calcext:value-type="float">
            <text:p>463</text:p>
          </table:table-cell>
          <table:table-cell table:formula="of:=[.D155]*-10" office:value-type="float" office:value="397.005846623722" calcext:value-type="float">
            <text:p>397.005846623722</text:p>
          </table:table-cell>
          <table:table-cell table:formula="of:=[.E155]*-10" office:value-type="float" office:value="76.8778607319383" calcext:value-type="float">
            <text:p>76.8778607319383</text:p>
          </table:table-cell>
          <table:table-cell table:formula="of:=[.F155]"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Point (-39.94455498404219185 -7.49933543162974647)</text:p>
          </table:table-cell>
          <table:table-cell office:value-type="float" office:value="78" calcext:value-type="float">
            <text:p>78</text:p>
          </table:table-cell>
          <table:table-cell office:value-type="float" office:value="882" calcext:value-type="float">
            <text:p>882</text:p>
          </table:table-cell>
          <table:table-cell office:value-type="float" office:value="-39.9445549840422" calcext:value-type="float">
            <text:p>-39.9445549840422</text:p>
          </table:table-cell>
          <table:table-cell office:value-type="float" office:value="-7.49933543162975" calcext:value-type="float">
            <text:p>-7.49933543162975</text:p>
          </table:table-cell>
          <table:table-cell office:value-type="float" office:value="882" calcext:value-type="float">
            <text:p>882</text:p>
          </table:table-cell>
          <table:table-cell table:formula="of:=[.D156]*-10" office:value-type="float" office:value="399.445549840422" calcext:value-type="float">
            <text:p>399.445549840422</text:p>
          </table:table-cell>
          <table:table-cell table:formula="of:=[.E156]*-10" office:value-type="float" office:value="74.9933543162975" calcext:value-type="float">
            <text:p>74.9933543162975</text:p>
          </table:table-cell>
          <table:table-cell table:formula="of:=[.F156]" office:value-type="float" office:value="882" calcext:value-type="float">
            <text:p>882</text:p>
          </table:table-cell>
        </table:table-row>
        <table:table-row table:style-name="ro2">
          <table:table-cell office:value-type="string" calcext:value-type="string">
            <text:p>Point (-39.39568336011544147 -7.72382437250311238)</text:p>
          </table:table-cell>
          <table:table-cell office:value-type="float" office:value="77" calcext:value-type="float">
            <text:p>77</text:p>
          </table:table-cell>
          <table:table-cell office:value-type="float" office:value="531" calcext:value-type="float">
            <text:p>531</text:p>
          </table:table-cell>
          <table:table-cell office:value-type="float" office:value="-39.3956833601154" calcext:value-type="float">
            <text:p>-39.3956833601154</text:p>
          </table:table-cell>
          <table:table-cell office:value-type="float" office:value="-7.72382437250311" calcext:value-type="float">
            <text:p>-7.72382437250311</text:p>
          </table:table-cell>
          <table:table-cell office:value-type="float" office:value="531" calcext:value-type="float">
            <text:p>531</text:p>
          </table:table-cell>
          <table:table-cell table:formula="of:=[.D157]*-10" office:value-type="float" office:value="393.956833601154" calcext:value-type="float">
            <text:p>393.956833601154</text:p>
          </table:table-cell>
          <table:table-cell table:formula="of:=[.E157]*-10" office:value-type="float" office:value="77.2382437250311" calcext:value-type="float">
            <text:p>77.2382437250311</text:p>
          </table:table-cell>
          <table:table-cell table:formula="of:=[.F157]"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Point (-39.08617271736849119 -7.00269788372262081)</text:p>
          </table:table-cell>
          <table:table-cell office:value-type="float" office:value="76" calcext:value-type="float">
            <text:p>76</text:p>
          </table:table-cell>
          <table:table-cell office:value-type="float" office:value="347" calcext:value-type="float">
            <text:p>347</text:p>
          </table:table-cell>
          <table:table-cell office:value-type="float" office:value="-39.0861727173685" calcext:value-type="float">
            <text:p>-39.0861727173685</text:p>
          </table:table-cell>
          <table:table-cell office:value-type="float" office:value="-7.00269788372262" calcext:value-type="float">
            <text:p>-7.00269788372262</text:p>
          </table:table-cell>
          <table:table-cell office:value-type="float" office:value="347" calcext:value-type="float">
            <text:p>347</text:p>
          </table:table-cell>
          <table:table-cell table:formula="of:=[.D158]*-10" office:value-type="float" office:value="390.861727173685" calcext:value-type="float">
            <text:p>390.861727173685</text:p>
          </table:table-cell>
          <table:table-cell table:formula="of:=[.E158]*-10" office:value-type="float" office:value="70.0269788372262" calcext:value-type="float">
            <text:p>70.0269788372262</text:p>
          </table:table-cell>
          <table:table-cell table:formula="of:=[.F158]" office:value-type="float" office:value="347" calcext:value-type="float">
            <text:p>347</text:p>
          </table:table-cell>
        </table:table-row>
        <table:table-row table:style-name="ro2">
          <table:table-cell office:value-type="string" calcext:value-type="string">
            <text:p>Point (-39.81433687341739613 -7.22708278509587743)</text:p>
          </table:table-cell>
          <table:table-cell office:value-type="float" office:value="67" calcext:value-type="float">
            <text:p>67</text:p>
          </table:table-cell>
          <table:table-cell office:value-type="float" office:value="830" calcext:value-type="float">
            <text:p>830</text:p>
          </table:table-cell>
          <table:table-cell office:value-type="float" office:value="-39.8143368734174" calcext:value-type="float">
            <text:p>-39.8143368734174</text:p>
          </table:table-cell>
          <table:table-cell office:value-type="float" office:value="-7.22708278509588" calcext:value-type="float">
            <text:p>-7.22708278509588</text:p>
          </table:table-cell>
          <table:table-cell office:value-type="float" office:value="830" calcext:value-type="float">
            <text:p>830</text:p>
          </table:table-cell>
          <table:table-cell table:formula="of:=[.D159]*-10" office:value-type="float" office:value="398.143368734174" calcext:value-type="float">
            <text:p>398.143368734174</text:p>
          </table:table-cell>
          <table:table-cell table:formula="of:=[.E159]*-10" office:value-type="float" office:value="72.2708278509588" calcext:value-type="float">
            <text:p>72.2708278509588</text:p>
          </table:table-cell>
          <table:table-cell table:formula="of:=[.F159]" office:value-type="float" office:value="830" calcext:value-type="float">
            <text:p>830</text:p>
          </table:table-cell>
        </table:table-row>
        <table:table-row table:style-name="ro2">
          <table:table-cell office:value-type="string" calcext:value-type="string">
            <text:p>Point (-39.49519707888834574 -7.60424558805437911)</text:p>
          </table:table-cell>
          <table:table-cell office:value-type="float" office:value="66" calcext:value-type="float">
            <text:p>66</text:p>
          </table:table-cell>
          <table:table-cell office:value-type="float" office:value="663" calcext:value-type="float">
            <text:p>663</text:p>
          </table:table-cell>
          <table:table-cell office:value-type="float" office:value="-39.4951970788883" calcext:value-type="float">
            <text:p>-39.4951970788883</text:p>
          </table:table-cell>
          <table:table-cell office:value-type="float" office:value="-7.60424558805438" calcext:value-type="float">
            <text:p>-7.60424558805438</text:p>
          </table:table-cell>
          <table:table-cell office:value-type="float" office:value="663" calcext:value-type="float">
            <text:p>663</text:p>
          </table:table-cell>
          <table:table-cell table:formula="of:=[.D160]*-10" office:value-type="float" office:value="394.951970788883" calcext:value-type="float">
            <text:p>394.951970788883</text:p>
          </table:table-cell>
          <table:table-cell table:formula="of:=[.E160]*-10" office:value-type="float" office:value="76.0424558805438" calcext:value-type="float">
            <text:p>76.0424558805438</text:p>
          </table:table-cell>
          <table:table-cell table:formula="of:=[.F160]" office:value-type="float" office:value="663" calcext:value-type="float">
            <text:p>663</text:p>
          </table:table-cell>
        </table:table-row>
        <table:table-row table:style-name="ro2">
          <table:table-cell office:value-type="string" calcext:value-type="string">
            <text:p>Point (-39.93507068905987012 -7.68610133515561245)</text:p>
          </table:table-cell>
          <table:table-cell office:value-type="float" office:value="65" calcext:value-type="float">
            <text:p>65</text:p>
          </table:table-cell>
          <table:table-cell office:value-type="float" office:value="519" calcext:value-type="float">
            <text:p>519</text:p>
          </table:table-cell>
          <table:table-cell office:value-type="float" office:value="-39.9350706890599" calcext:value-type="float">
            <text:p>-39.9350706890599</text:p>
          </table:table-cell>
          <table:table-cell office:value-type="float" office:value="-7.68610133515561" calcext:value-type="float">
            <text:p>-7.68610133515561</text:p>
          </table:table-cell>
          <table:table-cell office:value-type="float" office:value="519" calcext:value-type="float">
            <text:p>519</text:p>
          </table:table-cell>
          <table:table-cell table:formula="of:=[.D161]*-10" office:value-type="float" office:value="399.350706890599" calcext:value-type="float">
            <text:p>399.350706890599</text:p>
          </table:table-cell>
          <table:table-cell table:formula="of:=[.E161]*-10" office:value-type="float" office:value="76.8610133515561" calcext:value-type="float">
            <text:p>76.8610133515561</text:p>
          </table:table-cell>
          <table:table-cell table:formula="of:=[.F161]" office:value-type="float" office:value="519" calcext:value-type="float">
            <text:p>519</text:p>
          </table:table-cell>
        </table:table-row>
        <table:table-row table:style-name="ro2">
          <table:table-cell office:value-type="string" calcext:value-type="string">
            <text:p>Point (-39.52162651491715195 -7.08924724984682086)</text:p>
          </table:table-cell>
          <table:table-cell office:value-type="float" office:value="64" calcext:value-type="float">
            <text:p>64</text:p>
          </table:table-cell>
          <table:table-cell office:value-type="float" office:value="478" calcext:value-type="float">
            <text:p>478</text:p>
          </table:table-cell>
          <table:table-cell office:value-type="float" office:value="-39.5216265149172" calcext:value-type="float">
            <text:p>-39.5216265149172</text:p>
          </table:table-cell>
          <table:table-cell office:value-type="float" office:value="-7.08924724984682" calcext:value-type="float">
            <text:p>-7.08924724984682</text:p>
          </table:table-cell>
          <table:table-cell office:value-type="float" office:value="478" calcext:value-type="float">
            <text:p>478</text:p>
          </table:table-cell>
          <table:table-cell table:formula="of:=[.D162]*-10" office:value-type="float" office:value="395.216265149172" calcext:value-type="float">
            <text:p>395.216265149172</text:p>
          </table:table-cell>
          <table:table-cell table:formula="of:=[.E162]*-10" office:value-type="float" office:value="70.8924724984682" calcext:value-type="float">
            <text:p>70.8924724984682</text:p>
          </table:table-cell>
          <table:table-cell table:formula="of:=[.F162]"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Point (-39.90872213885128872 -7.70884998533400001)</text:p>
          </table:table-cell>
          <table:table-cell office:value-type="float" office:value="71" calcext:value-type="float">
            <text:p>71</text:p>
          </table:table-cell>
          <table:table-cell office:value-type="float" office:value="615" calcext:value-type="float">
            <text:p>615</text:p>
          </table:table-cell>
          <table:table-cell office:value-type="float" office:value="-39.9087221388513" calcext:value-type="float">
            <text:p>-39.9087221388513</text:p>
          </table:table-cell>
          <table:table-cell office:value-type="float" office:value="-7.708849985334" calcext:value-type="float">
            <text:p>-7.708849985334</text:p>
          </table:table-cell>
          <table:table-cell office:value-type="float" office:value="615" calcext:value-type="float">
            <text:p>615</text:p>
          </table:table-cell>
          <table:table-cell table:formula="of:=[.D163]*-10" office:value-type="float" office:value="399.087221388513" calcext:value-type="float">
            <text:p>399.087221388513</text:p>
          </table:table-cell>
          <table:table-cell table:formula="of:=[.E163]*-10" office:value-type="float" office:value="77.08849985334" calcext:value-type="float">
            <text:p>77.08849985334</text:p>
          </table:table-cell>
          <table:table-cell table:formula="of:=[.F163]" office:value-type="float" office:value="615" calcext:value-type="float">
            <text:p>615</text:p>
          </table:table-cell>
        </table:table-row>
        <table:table-row table:style-name="ro2">
          <table:table-cell office:value-type="string" calcext:value-type="string">
            <text:p>Point (-39.83160669118944952 -7.67011074172399354)</text:p>
          </table:table-cell>
          <table:table-cell office:value-type="float" office:value="70" calcext:value-type="float">
            <text:p>70</text:p>
          </table:table-cell>
          <table:table-cell office:value-type="float" office:value="821" calcext:value-type="float">
            <text:p>821</text:p>
          </table:table-cell>
          <table:table-cell office:value-type="float" office:value="-39.8316066911894" calcext:value-type="float">
            <text:p>-39.8316066911894</text:p>
          </table:table-cell>
          <table:table-cell office:value-type="float" office:value="-7.67011074172399" calcext:value-type="float">
            <text:p>-7.67011074172399</text:p>
          </table:table-cell>
          <table:table-cell office:value-type="float" office:value="821" calcext:value-type="float">
            <text:p>821</text:p>
          </table:table-cell>
          <table:table-cell table:formula="of:=[.D164]*-10" office:value-type="float" office:value="398.316066911894" calcext:value-type="float">
            <text:p>398.316066911894</text:p>
          </table:table-cell>
          <table:table-cell table:formula="of:=[.E164]*-10" office:value-type="float" office:value="76.7011074172399" calcext:value-type="float">
            <text:p>76.7011074172399</text:p>
          </table:table-cell>
          <table:table-cell table:formula="of:=[.F164]" office:value-type="float" office:value="821" calcext:value-type="float">
            <text:p>821</text:p>
          </table:table-cell>
        </table:table-row>
        <table:table-row table:style-name="ro2">
          <table:table-cell office:value-type="string" calcext:value-type="string">
            <text:p>Point (-39.63128133984987755 -7.41155864481639259)</text:p>
          </table:table-cell>
          <table:table-cell office:value-type="float" office:value="69" calcext:value-type="float">
            <text:p>69</text:p>
          </table:table-cell>
          <table:table-cell office:value-type="float" office:value="931" calcext:value-type="float">
            <text:p>931</text:p>
          </table:table-cell>
          <table:table-cell office:value-type="float" office:value="-39.6312813398499" calcext:value-type="float">
            <text:p>-39.6312813398499</text:p>
          </table:table-cell>
          <table:table-cell office:value-type="float" office:value="-7.41155864481639" calcext:value-type="float">
            <text:p>-7.41155864481639</text:p>
          </table:table-cell>
          <table:table-cell office:value-type="float" office:value="931" calcext:value-type="float">
            <text:p>931</text:p>
          </table:table-cell>
          <table:table-cell table:formula="of:=[.D165]*-10" office:value-type="float" office:value="396.312813398499" calcext:value-type="float">
            <text:p>396.312813398499</text:p>
          </table:table-cell>
          <table:table-cell table:formula="of:=[.E165]*-10" office:value-type="float" office:value="74.1155864481639" calcext:value-type="float">
            <text:p>74.1155864481639</text:p>
          </table:table-cell>
          <table:table-cell table:formula="of:=[.F165]" office:value-type="float" office:value="931" calcext:value-type="float">
            <text:p>931</text:p>
          </table:table-cell>
        </table:table-row>
        <table:table-row table:style-name="ro2">
          <table:table-cell office:value-type="string" calcext:value-type="string">
            <text:p>Point (-39.93041110334979038 -7.75166612374893216)</text:p>
          </table:table-cell>
          <table:table-cell office:value-type="float" office:value="68" calcext:value-type="float">
            <text:p>68</text:p>
          </table:table-cell>
          <table:table-cell office:value-type="float" office:value="447" calcext:value-type="float">
            <text:p>447</text:p>
          </table:table-cell>
          <table:table-cell office:value-type="float" office:value="-39.9304111033498" calcext:value-type="float">
            <text:p>-39.9304111033498</text:p>
          </table:table-cell>
          <table:table-cell office:value-type="float" office:value="-7.75166612374893" calcext:value-type="float">
            <text:p>-7.75166612374893</text:p>
          </table:table-cell>
          <table:table-cell office:value-type="float" office:value="447" calcext:value-type="float">
            <text:p>447</text:p>
          </table:table-cell>
          <table:table-cell table:formula="of:=[.D166]*-10" office:value-type="float" office:value="399.304111033498" calcext:value-type="float">
            <text:p>399.304111033498</text:p>
          </table:table-cell>
          <table:table-cell table:formula="of:=[.E166]*-10" office:value-type="float" office:value="77.5166612374893" calcext:value-type="float">
            <text:p>77.5166612374893</text:p>
          </table:table-cell>
          <table:table-cell table:formula="of:=[.F166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-39.55759743890232727 -7.21911166563709195)</text:p>
          </table:table-cell>
          <table:table-cell office:value-type="float" office:value="91" calcext:value-type="float">
            <text:p>91</text:p>
          </table:table-cell>
          <table:table-cell office:value-type="float" office:value="957" calcext:value-type="float">
            <text:p>957</text:p>
          </table:table-cell>
          <table:table-cell office:value-type="float" office:value="-39.5575974389023" calcext:value-type="float">
            <text:p>-39.5575974389023</text:p>
          </table:table-cell>
          <table:table-cell office:value-type="float" office:value="-7.21911166563709" calcext:value-type="float">
            <text:p>-7.21911166563709</text:p>
          </table:table-cell>
          <table:table-cell office:value-type="float" office:value="957" calcext:value-type="float">
            <text:p>957</text:p>
          </table:table-cell>
          <table:table-cell table:formula="of:=[.D167]*-10" office:value-type="float" office:value="395.575974389023" calcext:value-type="float">
            <text:p>395.575974389023</text:p>
          </table:table-cell>
          <table:table-cell table:formula="of:=[.E167]*-10" office:value-type="float" office:value="72.1911166563709" calcext:value-type="float">
            <text:p>72.1911166563709</text:p>
          </table:table-cell>
          <table:table-cell table:formula="of:=[.F167]" office:value-type="float" office:value="957" calcext:value-type="float">
            <text:p>957</text:p>
          </table:table-cell>
        </table:table-row>
        <table:table-row table:style-name="ro2">
          <table:table-cell office:value-type="string" calcext:value-type="string">
            <text:p>Point (-39.14613198093987023 -7.16897194518740122)</text:p>
          </table:table-cell>
          <table:table-cell office:value-type="float" office:value="90" calcext:value-type="float">
            <text:p>90</text:p>
          </table:table-cell>
          <table:table-cell office:value-type="float" office:value="403" calcext:value-type="float">
            <text:p>403</text:p>
          </table:table-cell>
          <table:table-cell office:value-type="float" office:value="-39.1461319809399" calcext:value-type="float">
            <text:p>-39.1461319809399</text:p>
          </table:table-cell>
          <table:table-cell office:value-type="float" office:value="-7.1689719451874" calcext:value-type="float">
            <text:p>-7.1689719451874</text:p>
          </table:table-cell>
          <table:table-cell office:value-type="float" office:value="403" calcext:value-type="float">
            <text:p>403</text:p>
          </table:table-cell>
          <table:table-cell table:formula="of:=[.D168]*-10" office:value-type="float" office:value="391.461319809399" calcext:value-type="float">
            <text:p>391.461319809399</text:p>
          </table:table-cell>
          <table:table-cell table:formula="of:=[.E168]*-10" office:value-type="float" office:value="71.689719451874" calcext:value-type="float">
            <text:p>71.689719451874</text:p>
          </table:table-cell>
          <table:table-cell table:formula="of:=[.F168]" office:value-type="float" office:value="403" calcext:value-type="float">
            <text:p>403</text:p>
          </table:table-cell>
        </table:table-row>
        <table:table-row table:style-name="ro2">
          <table:table-cell office:value-type="string" calcext:value-type="string">
            <text:p>Point (-39.88125513012145262 -7.03607285301794061)</text:p>
          </table:table-cell>
          <table:table-cell office:value-type="float" office:value="89" calcext:value-type="float">
            <text:p>89</text:p>
          </table:table-cell>
          <table:table-cell office:value-type="float" office:value="558" calcext:value-type="float">
            <text:p>558</text:p>
          </table:table-cell>
          <table:table-cell office:value-type="float" office:value="-39.8812551301215" calcext:value-type="float">
            <text:p>-39.8812551301215</text:p>
          </table:table-cell>
          <table:table-cell office:value-type="float" office:value="-7.03607285301794" calcext:value-type="float">
            <text:p>-7.03607285301794</text:p>
          </table:table-cell>
          <table:table-cell office:value-type="float" office:value="558" calcext:value-type="float">
            <text:p>558</text:p>
          </table:table-cell>
          <table:table-cell table:formula="of:=[.D169]*-10" office:value-type="float" office:value="398.812551301215" calcext:value-type="float">
            <text:p>398.812551301215</text:p>
          </table:table-cell>
          <table:table-cell table:formula="of:=[.E169]*-10" office:value-type="float" office:value="70.3607285301794" calcext:value-type="float">
            <text:p>70.3607285301794</text:p>
          </table:table-cell>
          <table:table-cell table:formula="of:=[.F169]" office:value-type="float" office:value="558" calcext:value-type="float">
            <text:p>558</text:p>
          </table:table-cell>
        </table:table-row>
        <table:table-row table:style-name="ro2">
          <table:table-cell office:value-type="string" calcext:value-type="string">
            <text:p>Point (-39.564275211353781 -7.29853431659147045)</text:p>
          </table:table-cell>
          <table:table-cell office:value-type="float" office:value="88" calcext:value-type="float">
            <text:p>88</text:p>
          </table:table-cell>
          <table:table-cell office:value-type="float" office:value="924" calcext:value-type="float">
            <text:p>924</text:p>
          </table:table-cell>
          <table:table-cell office:value-type="float" office:value="-39.5642752113538" calcext:value-type="float">
            <text:p>-39.5642752113538</text:p>
          </table:table-cell>
          <table:table-cell office:value-type="float" office:value="-7.29853431659147" calcext:value-type="float">
            <text:p>-7.29853431659147</text:p>
          </table:table-cell>
          <table:table-cell office:value-type="float" office:value="924" calcext:value-type="float">
            <text:p>924</text:p>
          </table:table-cell>
          <table:table-cell table:formula="of:=[.D170]*-10" office:value-type="float" office:value="395.642752113538" calcext:value-type="float">
            <text:p>395.642752113538</text:p>
          </table:table-cell>
          <table:table-cell table:formula="of:=[.E170]*-10" office:value-type="float" office:value="72.9853431659147" calcext:value-type="float">
            <text:p>72.9853431659147</text:p>
          </table:table-cell>
          <table:table-cell table:formula="of:=[.F170]" office:value-type="float" office:value="924" calcext:value-type="float">
            <text:p>924</text:p>
          </table:table-cell>
        </table:table-row>
        <table:table-row table:style-name="ro2">
          <table:table-cell office:value-type="string" calcext:value-type="string">
            <text:p>Point (-39.60410477531087281 -7.90912301475160273)</text:p>
          </table:table-cell>
          <table:table-cell office:value-type="float" office:value="95" calcext:value-type="float">
            <text:p>95</text:p>
          </table:table-cell>
          <table:table-cell office:value-type="float" office:value="449" calcext:value-type="float">
            <text:p>449</text:p>
          </table:table-cell>
          <table:table-cell office:value-type="float" office:value="-39.6041047753109" calcext:value-type="float">
            <text:p>-39.6041047753109</text:p>
          </table:table-cell>
          <table:table-cell office:value-type="float" office:value="-7.9091230147516" calcext:value-type="float">
            <text:p>-7.9091230147516</text:p>
          </table:table-cell>
          <table:table-cell office:value-type="float" office:value="449" calcext:value-type="float">
            <text:p>449</text:p>
          </table:table-cell>
          <table:table-cell table:formula="of:=[.D171]*-10" office:value-type="float" office:value="396.041047753109" calcext:value-type="float">
            <text:p>396.041047753109</text:p>
          </table:table-cell>
          <table:table-cell table:formula="of:=[.E171]*-10" office:value-type="float" office:value="79.091230147516" calcext:value-type="float">
            <text:p>79.091230147516</text:p>
          </table:table-cell>
          <table:table-cell table:formula="of:=[.F171]" office:value-type="float" office:value="449" calcext:value-type="float">
            <text:p>449</text:p>
          </table:table-cell>
        </table:table-row>
        <table:table-row table:style-name="ro2">
          <table:table-cell office:value-type="string" calcext:value-type="string">
            <text:p>Point (-39.4029185616458264 -7.24488208705063652)</text:p>
          </table:table-cell>
          <table:table-cell office:value-type="float" office:value="94" calcext:value-type="float">
            <text:p>94</text:p>
          </table:table-cell>
          <table:table-cell office:value-type="float" office:value="458" calcext:value-type="float">
            <text:p>458</text:p>
          </table:table-cell>
          <table:table-cell office:value-type="float" office:value="-39.4029185616458" calcext:value-type="float">
            <text:p>-39.4029185616458</text:p>
          </table:table-cell>
          <table:table-cell office:value-type="float" office:value="-7.24488208705064" calcext:value-type="float">
            <text:p>-7.24488208705064</text:p>
          </table:table-cell>
          <table:table-cell office:value-type="float" office:value="458" calcext:value-type="float">
            <text:p>458</text:p>
          </table:table-cell>
          <table:table-cell table:formula="of:=[.D172]*-10" office:value-type="float" office:value="394.029185616458" calcext:value-type="float">
            <text:p>394.029185616458</text:p>
          </table:table-cell>
          <table:table-cell table:formula="of:=[.E172]*-10" office:value-type="float" office:value="72.4488208705064" calcext:value-type="float">
            <text:p>72.4488208705064</text:p>
          </table:table-cell>
          <table:table-cell table:formula="of:=[.F172]"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oint (-39.08717871783977671 -7.0033450809487805)</text:p>
          </table:table-cell>
          <table:table-cell office:value-type="float" office:value="93" calcext:value-type="float">
            <text:p>93</text:p>
          </table:table-cell>
          <table:table-cell office:value-type="float" office:value="335" calcext:value-type="float">
            <text:p>335</text:p>
          </table:table-cell>
          <table:table-cell office:value-type="float" office:value="-39.0871787178398" calcext:value-type="float">
            <text:p>-39.0871787178398</text:p>
          </table:table-cell>
          <table:table-cell office:value-type="float" office:value="-7.00334508094878" calcext:value-type="float">
            <text:p>-7.00334508094878</text:p>
          </table:table-cell>
          <table:table-cell office:value-type="float" office:value="335" calcext:value-type="float">
            <text:p>335</text:p>
          </table:table-cell>
          <table:table-cell table:formula="of:=[.D173]*-10" office:value-type="float" office:value="390.871787178398" calcext:value-type="float">
            <text:p>390.871787178398</text:p>
          </table:table-cell>
          <table:table-cell table:formula="of:=[.E173]*-10" office:value-type="float" office:value="70.0334508094878" calcext:value-type="float">
            <text:p>70.0334508094878</text:p>
          </table:table-cell>
          <table:table-cell table:formula="of:=[.F173]" office:value-type="float" office:value="335" calcext:value-type="float">
            <text:p>335</text:p>
          </table:table-cell>
        </table:table-row>
        <table:table-row table:style-name="ro2">
          <table:table-cell office:value-type="string" calcext:value-type="string">
            <text:p>Point (-39.51156320561388924 -7.80032946064713073)</text:p>
          </table:table-cell>
          <table:table-cell office:value-type="float" office:value="92" calcext:value-type="float">
            <text:p>92</text:p>
          </table:table-cell>
          <table:table-cell office:value-type="float" office:value="464" calcext:value-type="float">
            <text:p>464</text:p>
          </table:table-cell>
          <table:table-cell office:value-type="float" office:value="-39.5115632056139" calcext:value-type="float">
            <text:p>-39.5115632056139</text:p>
          </table:table-cell>
          <table:table-cell office:value-type="float" office:value="-7.80032946064713" calcext:value-type="float">
            <text:p>-7.80032946064713</text:p>
          </table:table-cell>
          <table:table-cell office:value-type="float" office:value="464" calcext:value-type="float">
            <text:p>464</text:p>
          </table:table-cell>
          <table:table-cell table:formula="of:=[.D174]*-10" office:value-type="float" office:value="395.115632056139" calcext:value-type="float">
            <text:p>395.115632056139</text:p>
          </table:table-cell>
          <table:table-cell table:formula="of:=[.E174]*-10" office:value-type="float" office:value="78.0032946064713" calcext:value-type="float">
            <text:p>78.0032946064713</text:p>
          </table:table-cell>
          <table:table-cell table:formula="of:=[.F174]"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Point (-39.44209684738025601 -7.16283717422687172)</text:p>
          </table:table-cell>
          <table:table-cell office:value-type="float" office:value="83" calcext:value-type="float">
            <text:p>83</text:p>
          </table:table-cell>
          <table:table-cell office:value-type="float" office:value="717" calcext:value-type="float">
            <text:p>717</text:p>
          </table:table-cell>
          <table:table-cell office:value-type="float" office:value="-39.4420968473803" calcext:value-type="float">
            <text:p>-39.4420968473803</text:p>
          </table:table-cell>
          <table:table-cell office:value-type="float" office:value="-7.16283717422687" calcext:value-type="float">
            <text:p>-7.16283717422687</text:p>
          </table:table-cell>
          <table:table-cell office:value-type="float" office:value="717" calcext:value-type="float">
            <text:p>717</text:p>
          </table:table-cell>
          <table:table-cell table:formula="of:=[.D175]*-10" office:value-type="float" office:value="394.420968473803" calcext:value-type="float">
            <text:p>394.420968473803</text:p>
          </table:table-cell>
          <table:table-cell table:formula="of:=[.E175]*-10" office:value-type="float" office:value="71.6283717422687" calcext:value-type="float">
            <text:p>71.6283717422687</text:p>
          </table:table-cell>
          <table:table-cell table:formula="of:=[.F175]" office:value-type="float" office:value="717" calcext:value-type="float">
            <text:p>717</text:p>
          </table:table-cell>
        </table:table-row>
        <table:table-row table:style-name="ro2">
          <table:table-cell office:value-type="string" calcext:value-type="string">
            <text:p>Point (-39.39872237115523745 -7.02810617960662309)</text:p>
          </table:table-cell>
          <table:table-cell office:value-type="float" office:value="82" calcext:value-type="float">
            <text:p>82</text:p>
          </table:table-cell>
          <table:table-cell office:value-type="float" office:value="497" calcext:value-type="float">
            <text:p>497</text:p>
          </table:table-cell>
          <table:table-cell office:value-type="float" office:value="-39.3987223711552" calcext:value-type="float">
            <text:p>-39.3987223711552</text:p>
          </table:table-cell>
          <table:table-cell office:value-type="float" office:value="-7.02810617960662" calcext:value-type="float">
            <text:p>-7.02810617960662</text:p>
          </table:table-cell>
          <table:table-cell office:value-type="float" office:value="497" calcext:value-type="float">
            <text:p>497</text:p>
          </table:table-cell>
          <table:table-cell table:formula="of:=[.D176]*-10" office:value-type="float" office:value="393.987223711552" calcext:value-type="float">
            <text:p>393.987223711552</text:p>
          </table:table-cell>
          <table:table-cell table:formula="of:=[.E176]*-10" office:value-type="float" office:value="70.2810617960662" calcext:value-type="float">
            <text:p>70.2810617960662</text:p>
          </table:table-cell>
          <table:table-cell table:formula="of:=[.F176]" office:value-type="float" office:value="497" calcext:value-type="float">
            <text:p>497</text:p>
          </table:table-cell>
        </table:table-row>
        <table:table-row table:style-name="ro2">
          <table:table-cell office:value-type="string" calcext:value-type="string">
            <text:p>Point (-39.64756734505705538 -7.05274739065082112)</text:p>
          </table:table-cell>
          <table:table-cell office:value-type="float" office:value="81" calcext:value-type="float">
            <text:p>81</text:p>
          </table:table-cell>
          <table:table-cell office:value-type="float" office:value="485" calcext:value-type="float">
            <text:p>485</text:p>
          </table:table-cell>
          <table:table-cell office:value-type="float" office:value="-39.6475673450571" calcext:value-type="float">
            <text:p>-39.6475673450571</text:p>
          </table:table-cell>
          <table:table-cell office:value-type="float" office:value="-7.05274739065082" calcext:value-type="float">
            <text:p>-7.05274739065082</text:p>
          </table:table-cell>
          <table:table-cell office:value-type="float" office:value="485" calcext:value-type="float">
            <text:p>485</text:p>
          </table:table-cell>
          <table:table-cell table:formula="of:=[.D177]*-10" office:value-type="float" office:value="396.475673450571" calcext:value-type="float">
            <text:p>396.475673450571</text:p>
          </table:table-cell>
          <table:table-cell table:formula="of:=[.E177]*-10" office:value-type="float" office:value="70.5274739065082" calcext:value-type="float">
            <text:p>70.5274739065082</text:p>
          </table:table-cell>
          <table:table-cell table:formula="of:=[.F177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-39.52582909584152304 -7.34623650426212471)</text:p>
          </table:table-cell>
          <table:table-cell office:value-type="float" office:value="80" calcext:value-type="float">
            <text:p>80</text:p>
          </table:table-cell>
          <table:table-cell office:value-type="float" office:value="908" calcext:value-type="float">
            <text:p>908</text:p>
          </table:table-cell>
          <table:table-cell office:value-type="float" office:value="-39.5258290958415" calcext:value-type="float">
            <text:p>-39.5258290958415</text:p>
          </table:table-cell>
          <table:table-cell office:value-type="float" office:value="-7.34623650426213" calcext:value-type="float">
            <text:p>-7.34623650426213</text:p>
          </table:table-cell>
          <table:table-cell office:value-type="float" office:value="908" calcext:value-type="float">
            <text:p>908</text:p>
          </table:table-cell>
          <table:table-cell table:formula="of:=[.D178]*-10" office:value-type="float" office:value="395.258290958415" calcext:value-type="float">
            <text:p>395.258290958415</text:p>
          </table:table-cell>
          <table:table-cell table:formula="of:=[.E178]*-10" office:value-type="float" office:value="73.4623650426213" calcext:value-type="float">
            <text:p>73.4623650426213</text:p>
          </table:table-cell>
          <table:table-cell table:formula="of:=[.F178]" office:value-type="float" office:value="908" calcext:value-type="float">
            <text:p>908</text:p>
          </table:table-cell>
        </table:table-row>
        <table:table-row table:style-name="ro2">
          <table:table-cell office:value-type="string" calcext:value-type="string">
            <text:p>Point (-39.39002534857897331 -7.20110004826398509)</text:p>
          </table:table-cell>
          <table:table-cell office:value-type="float" office:value="87" calcext:value-type="float">
            <text:p>87</text:p>
          </table:table-cell>
          <table:table-cell office:value-type="float" office:value="411" calcext:value-type="float">
            <text:p>411</text:p>
          </table:table-cell>
          <table:table-cell office:value-type="float" office:value="-39.390025348579" calcext:value-type="float">
            <text:p>-39.390025348579</text:p>
          </table:table-cell>
          <table:table-cell office:value-type="float" office:value="-7.20110004826399" calcext:value-type="float">
            <text:p>-7.20110004826399</text:p>
          </table:table-cell>
          <table:table-cell office:value-type="float" office:value="411" calcext:value-type="float">
            <text:p>411</text:p>
          </table:table-cell>
          <table:table-cell table:formula="of:=[.D179]*-10" office:value-type="float" office:value="393.90025348579" calcext:value-type="float">
            <text:p>393.90025348579</text:p>
          </table:table-cell>
          <table:table-cell table:formula="of:=[.E179]*-10" office:value-type="float" office:value="72.0110004826399" calcext:value-type="float">
            <text:p>72.0110004826399</text:p>
          </table:table-cell>
          <table:table-cell table:formula="of:=[.F179]" office:value-type="float" office:value="411" calcext:value-type="float">
            <text:p>411</text:p>
          </table:table-cell>
        </table:table-row>
        <table:table-row table:style-name="ro2">
          <table:table-cell office:value-type="string" calcext:value-type="string">
            <text:p>Point (-39.35684409183394195 -7.14047438932873391)</text:p>
          </table:table-cell>
          <table:table-cell office:value-type="float" office:value="86" calcext:value-type="float">
            <text:p>86</text:p>
          </table:table-cell>
          <table:table-cell office:value-type="float" office:value="411" calcext:value-type="float">
            <text:p>411</text:p>
          </table:table-cell>
          <table:table-cell office:value-type="float" office:value="-39.3568440918339" calcext:value-type="float">
            <text:p>-39.3568440918339</text:p>
          </table:table-cell>
          <table:table-cell office:value-type="float" office:value="-7.14047438932873" calcext:value-type="float">
            <text:p>-7.14047438932873</text:p>
          </table:table-cell>
          <table:table-cell office:value-type="float" office:value="411" calcext:value-type="float">
            <text:p>411</text:p>
          </table:table-cell>
          <table:table-cell table:formula="of:=[.D180]*-10" office:value-type="float" office:value="393.568440918339" calcext:value-type="float">
            <text:p>393.568440918339</text:p>
          </table:table-cell>
          <table:table-cell table:formula="of:=[.E180]*-10" office:value-type="float" office:value="71.4047438932873" calcext:value-type="float">
            <text:p>71.4047438932873</text:p>
          </table:table-cell>
          <table:table-cell table:formula="of:=[.F180]" office:value-type="float" office:value="411" calcext:value-type="float">
            <text:p>411</text:p>
          </table:table-cell>
        </table:table-row>
        <table:table-row table:style-name="ro2">
          <table:table-cell office:value-type="string" calcext:value-type="string">
            <text:p>Point (-39.68471968303709474 -7.42124040572511756)</text:p>
          </table:table-cell>
          <table:table-cell office:value-type="float" office:value="85" calcext:value-type="float">
            <text:p>85</text:p>
          </table:table-cell>
          <table:table-cell office:value-type="float" office:value="938" calcext:value-type="float">
            <text:p>938</text:p>
          </table:table-cell>
          <table:table-cell office:value-type="float" office:value="-39.6847196830371" calcext:value-type="float">
            <text:p>-39.6847196830371</text:p>
          </table:table-cell>
          <table:table-cell office:value-type="float" office:value="-7.42124040572512" calcext:value-type="float">
            <text:p>-7.42124040572512</text:p>
          </table:table-cell>
          <table:table-cell office:value-type="float" office:value="938" calcext:value-type="float">
            <text:p>938</text:p>
          </table:table-cell>
          <table:table-cell table:formula="of:=[.D181]*-10" office:value-type="float" office:value="396.847196830371" calcext:value-type="float">
            <text:p>396.847196830371</text:p>
          </table:table-cell>
          <table:table-cell table:formula="of:=[.E181]*-10" office:value-type="float" office:value="74.2124040572512" calcext:value-type="float">
            <text:p>74.2124040572512</text:p>
          </table:table-cell>
          <table:table-cell table:formula="of:=[.F181]" office:value-type="float" office:value="938" calcext:value-type="float">
            <text:p>938</text:p>
          </table:table-cell>
        </table:table-row>
        <table:table-row table:style-name="ro2">
          <table:table-cell office:value-type="string" calcext:value-type="string">
            <text:p>Point (-39.52839192921057787 -7.54622551093523164)</text:p>
          </table:table-cell>
          <table:table-cell office:value-type="float" office:value="84" calcext:value-type="float">
            <text:p>84</text:p>
          </table:table-cell>
          <table:table-cell office:value-type="float" office:value="618" calcext:value-type="float">
            <text:p>618</text:p>
          </table:table-cell>
          <table:table-cell office:value-type="float" office:value="-39.5283919292106" calcext:value-type="float">
            <text:p>-39.5283919292106</text:p>
          </table:table-cell>
          <table:table-cell office:value-type="float" office:value="-7.54622551093523" calcext:value-type="float">
            <text:p>-7.54622551093523</text:p>
          </table:table-cell>
          <table:table-cell office:value-type="float" office:value="618" calcext:value-type="float">
            <text:p>618</text:p>
          </table:table-cell>
          <table:table-cell table:formula="of:=[.D182]*-10" office:value-type="float" office:value="395.283919292106" calcext:value-type="float">
            <text:p>395.283919292106</text:p>
          </table:table-cell>
          <table:table-cell table:formula="of:=[.E182]*-10" office:value-type="float" office:value="75.4622551093523" calcext:value-type="float">
            <text:p>75.4622551093523</text:p>
          </table:table-cell>
          <table:table-cell table:formula="of:=[.F182]" office:value-type="float" office:value="618" calcext:value-type="float">
            <text:p>618</text:p>
          </table:table-cell>
        </table:table-row>
        <table:table-row table:style-name="ro2">
          <table:table-cell office:value-type="string" calcext:value-type="string">
            <text:p>Point (-39.81770065856633067 -7.19739565657171809)</text:p>
          </table:table-cell>
          <table:table-cell office:value-type="float" office:value="107" calcext:value-type="float">
            <text:p>107</text:p>
          </table:table-cell>
          <table:table-cell office:value-type="float" office:value="812" calcext:value-type="float">
            <text:p>812</text:p>
          </table:table-cell>
          <table:table-cell office:value-type="float" office:value="-39.8177006585663" calcext:value-type="float">
            <text:p>-39.8177006585663</text:p>
          </table:table-cell>
          <table:table-cell office:value-type="float" office:value="-7.19739565657172" calcext:value-type="float">
            <text:p>-7.19739565657172</text:p>
          </table:table-cell>
          <table:table-cell office:value-type="float" office:value="812" calcext:value-type="float">
            <text:p>812</text:p>
          </table:table-cell>
          <table:table-cell table:formula="of:=[.D183]*-10" office:value-type="float" office:value="398.177006585663" calcext:value-type="float">
            <text:p>398.177006585663</text:p>
          </table:table-cell>
          <table:table-cell table:formula="of:=[.E183]*-10" office:value-type="float" office:value="71.9739565657172" calcext:value-type="float">
            <text:p>71.9739565657172</text:p>
          </table:table-cell>
          <table:table-cell table:formula="of:=[.F183]" office:value-type="float" office:value="812" calcext:value-type="float">
            <text:p>812</text:p>
          </table:table-cell>
        </table:table-row>
        <table:table-row table:style-name="ro2">
          <table:table-cell office:value-type="string" calcext:value-type="string">
            <text:p>Point (-39.74033808855635641 -7.53136423970199509)</text:p>
          </table:table-cell>
          <table:table-cell office:value-type="float" office:value="106" calcext:value-type="float">
            <text:p>106</text:p>
          </table:table-cell>
          <table:table-cell office:value-type="float" office:value="508" calcext:value-type="float">
            <text:p>508</text:p>
          </table:table-cell>
          <table:table-cell office:value-type="float" office:value="-39.7403380885564" calcext:value-type="float">
            <text:p>-39.7403380885564</text:p>
          </table:table-cell>
          <table:table-cell office:value-type="float" office:value="-7.531364239702" calcext:value-type="float">
            <text:p>-7.531364239702</text:p>
          </table:table-cell>
          <table:table-cell office:value-type="float" office:value="508" calcext:value-type="float">
            <text:p>508</text:p>
          </table:table-cell>
          <table:table-cell table:formula="of:=[.D184]*-10" office:value-type="float" office:value="397.403380885564" calcext:value-type="float">
            <text:p>397.403380885564</text:p>
          </table:table-cell>
          <table:table-cell table:formula="of:=[.E184]*-10" office:value-type="float" office:value="75.31364239702" calcext:value-type="float">
            <text:p>75.31364239702</text:p>
          </table:table-cell>
          <table:table-cell table:formula="of:=[.F184]"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Point (-39.24421942208739722 -7.4505165248209444)</text:p>
          </table:table-cell>
          <table:table-cell office:value-type="float" office:value="105" calcext:value-type="float">
            <text:p>105</text:p>
          </table:table-cell>
          <table:table-cell office:value-type="float" office:value="946" calcext:value-type="float">
            <text:p>946</text:p>
          </table:table-cell>
          <table:table-cell office:value-type="float" office:value="-39.2442194220874" calcext:value-type="float">
            <text:p>-39.2442194220874</text:p>
          </table:table-cell>
          <table:table-cell office:value-type="float" office:value="-7.45051652482094" calcext:value-type="float">
            <text:p>-7.45051652482094</text:p>
          </table:table-cell>
          <table:table-cell office:value-type="float" office:value="946" calcext:value-type="float">
            <text:p>946</text:p>
          </table:table-cell>
          <table:table-cell table:formula="of:=[.D185]*-10" office:value-type="float" office:value="392.442194220874" calcext:value-type="float">
            <text:p>392.442194220874</text:p>
          </table:table-cell>
          <table:table-cell table:formula="of:=[.E185]*-10" office:value-type="float" office:value="74.5051652482094" calcext:value-type="float">
            <text:p>74.5051652482094</text:p>
          </table:table-cell>
          <table:table-cell table:formula="of:=[.F185]" office:value-type="float" office:value="946" calcext:value-type="float">
            <text:p>946</text:p>
          </table:table-cell>
        </table:table-row>
        <table:table-row table:style-name="ro2">
          <table:table-cell office:value-type="string" calcext:value-type="string">
            <text:p>Point (-39.28182760290027886 -7.33334380613985193)</text:p>
          </table:table-cell>
          <table:table-cell office:value-type="float" office:value="104" calcext:value-type="float">
            <text:p>104</text:p>
          </table:table-cell>
          <table:table-cell office:value-type="float" office:value="454" calcext:value-type="float">
            <text:p>454</text:p>
          </table:table-cell>
          <table:table-cell office:value-type="float" office:value="-39.2818276029003" calcext:value-type="float">
            <text:p>-39.2818276029003</text:p>
          </table:table-cell>
          <table:table-cell office:value-type="float" office:value="-7.33334380613985" calcext:value-type="float">
            <text:p>-7.33334380613985</text:p>
          </table:table-cell>
          <table:table-cell office:value-type="float" office:value="454" calcext:value-type="float">
            <text:p>454</text:p>
          </table:table-cell>
          <table:table-cell table:formula="of:=[.D186]*-10" office:value-type="float" office:value="392.818276029003" calcext:value-type="float">
            <text:p>392.818276029003</text:p>
          </table:table-cell>
          <table:table-cell table:formula="of:=[.E186]*-10" office:value-type="float" office:value="73.3334380613985" calcext:value-type="float">
            <text:p>73.3334380613985</text:p>
          </table:table-cell>
          <table:table-cell table:formula="of:=[.F186]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Point (-39.05887560726024788 -7.0083923907466934)</text:p>
          </table:table-cell>
          <table:table-cell office:value-type="float" office:value="111" calcext:value-type="float">
            <text:p>111</text:p>
          </table:table-cell>
          <table:table-cell office:value-type="float" office:value="337" calcext:value-type="float">
            <text:p>337</text:p>
          </table:table-cell>
          <table:table-cell office:value-type="float" office:value="-39.0588756072602" calcext:value-type="float">
            <text:p>-39.0588756072602</text:p>
          </table:table-cell>
          <table:table-cell office:value-type="float" office:value="-7.00839239074669" calcext:value-type="float">
            <text:p>-7.00839239074669</text:p>
          </table:table-cell>
          <table:table-cell office:value-type="float" office:value="337" calcext:value-type="float">
            <text:p>337</text:p>
          </table:table-cell>
          <table:table-cell table:formula="of:=[.D187]*-10" office:value-type="float" office:value="390.588756072602" calcext:value-type="float">
            <text:p>390.588756072602</text:p>
          </table:table-cell>
          <table:table-cell table:formula="of:=[.E187]*-10" office:value-type="float" office:value="70.0839239074669" calcext:value-type="float">
            <text:p>70.0839239074669</text:p>
          </table:table-cell>
          <table:table-cell table:formula="of:=[.F187]" office:value-type="float" office:value="337" calcext:value-type="float">
            <text:p>337</text:p>
          </table:table-cell>
        </table:table-row>
        <table:table-row table:style-name="ro2">
          <table:table-cell office:value-type="string" calcext:value-type="string">
            <text:p>Point (-39.49007471705277794 -7.79129281193392131)</text:p>
          </table:table-cell>
          <table:table-cell office:value-type="float" office:value="110" calcext:value-type="float">
            <text:p>110</text:p>
          </table:table-cell>
          <table:table-cell office:value-type="float" office:value="435" calcext:value-type="float">
            <text:p>435</text:p>
          </table:table-cell>
          <table:table-cell office:value-type="float" office:value="-39.4900747170528" calcext:value-type="float">
            <text:p>-39.4900747170528</text:p>
          </table:table-cell>
          <table:table-cell office:value-type="float" office:value="-7.79129281193392" calcext:value-type="float">
            <text:p>-7.79129281193392</text:p>
          </table:table-cell>
          <table:table-cell office:value-type="float" office:value="435" calcext:value-type="float">
            <text:p>435</text:p>
          </table:table-cell>
          <table:table-cell table:formula="of:=[.D188]*-10" office:value-type="float" office:value="394.900747170528" calcext:value-type="float">
            <text:p>394.900747170528</text:p>
          </table:table-cell>
          <table:table-cell table:formula="of:=[.E188]*-10" office:value-type="float" office:value="77.9129281193392" calcext:value-type="float">
            <text:p>77.9129281193392</text:p>
          </table:table-cell>
          <table:table-cell table:formula="of:=[.F188]"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Point (-39.04510903682457013 -7.75587004373972189)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-39.0451090368246" calcext:value-type="float">
            <text:p>-39.0451090368246</text:p>
          </table:table-cell>
          <table:table-cell office:value-type="float" office:value="-7.75587004373972" calcext:value-type="float">
            <text:p>-7.75587004373972</text:p>
          </table:table-cell>
          <table:table-cell office:value-type="float" office:value="464" calcext:value-type="float">
            <text:p>464</text:p>
          </table:table-cell>
          <table:table-cell table:formula="of:=[.D189]*-10" office:value-type="float" office:value="390.451090368246" calcext:value-type="float">
            <text:p>390.451090368246</text:p>
          </table:table-cell>
          <table:table-cell table:formula="of:=[.E189]*-10" office:value-type="float" office:value="77.5587004373972" calcext:value-type="float">
            <text:p>77.5587004373972</text:p>
          </table:table-cell>
          <table:table-cell table:formula="of:=[.F189]"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Point (-39.18526782506192063 -7.52319977614025248)</text:p>
          </table:table-cell>
          <table:table-cell office:value-type="float" office:value="108" calcext:value-type="float">
            <text:p>108</text:p>
          </table:table-cell>
          <table:table-cell office:value-type="float" office:value="879" calcext:value-type="float">
            <text:p>879</text:p>
          </table:table-cell>
          <table:table-cell office:value-type="float" office:value="-39.1852678250619" calcext:value-type="float">
            <text:p>-39.1852678250619</text:p>
          </table:table-cell>
          <table:table-cell office:value-type="float" office:value="-7.52319977614025" calcext:value-type="float">
            <text:p>-7.52319977614025</text:p>
          </table:table-cell>
          <table:table-cell office:value-type="float" office:value="879" calcext:value-type="float">
            <text:p>879</text:p>
          </table:table-cell>
          <table:table-cell table:formula="of:=[.D190]*-10" office:value-type="float" office:value="391.852678250619" calcext:value-type="float">
            <text:p>391.852678250619</text:p>
          </table:table-cell>
          <table:table-cell table:formula="of:=[.E190]*-10" office:value-type="float" office:value="75.2319977614025" calcext:value-type="float">
            <text:p>75.2319977614025</text:p>
          </table:table-cell>
          <table:table-cell table:formula="of:=[.F190]" office:value-type="float" office:value="879" calcext:value-type="float">
            <text:p>879</text:p>
          </table:table-cell>
        </table:table-row>
        <table:table-row table:style-name="ro2">
          <table:table-cell office:value-type="string" calcext:value-type="string">
            <text:p>Point (-39.81518892760526285 -7.88364154253995952)</text:p>
          </table:table-cell>
          <table:table-cell office:value-type="float" office:value="99" calcext:value-type="float">
            <text:p>99</text:p>
          </table:table-cell>
          <table:table-cell office:value-type="float" office:value="436" calcext:value-type="float">
            <text:p>436</text:p>
          </table:table-cell>
          <table:table-cell office:value-type="float" office:value="-39.8151889276053" calcext:value-type="float">
            <text:p>-39.8151889276053</text:p>
          </table:table-cell>
          <table:table-cell office:value-type="float" office:value="-7.88364154253996" calcext:value-type="float">
            <text:p>-7.88364154253996</text:p>
          </table:table-cell>
          <table:table-cell office:value-type="float" office:value="436" calcext:value-type="float">
            <text:p>436</text:p>
          </table:table-cell>
          <table:table-cell table:formula="of:=[.D191]*-10" office:value-type="float" office:value="398.151889276053" calcext:value-type="float">
            <text:p>398.151889276053</text:p>
          </table:table-cell>
          <table:table-cell table:formula="of:=[.E191]*-10" office:value-type="float" office:value="78.8364154253996" calcext:value-type="float">
            <text:p>78.8364154253996</text:p>
          </table:table-cell>
          <table:table-cell table:formula="of:=[.F191]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Point (-39.91094723118177967 -7.0614660303526513)</text:p>
          </table:table-cell>
          <table:table-cell office:value-type="float" office:value="98" calcext:value-type="float">
            <text:p>98</text:p>
          </table:table-cell>
          <table:table-cell office:value-type="float" office:value="553" calcext:value-type="float">
            <text:p>553</text:p>
          </table:table-cell>
          <table:table-cell office:value-type="float" office:value="-39.9109472311818" calcext:value-type="float">
            <text:p>-39.9109472311818</text:p>
          </table:table-cell>
          <table:table-cell office:value-type="float" office:value="-7.06146603035265" calcext:value-type="float">
            <text:p>-7.06146603035265</text:p>
          </table:table-cell>
          <table:table-cell office:value-type="float" office:value="553" calcext:value-type="float">
            <text:p>553</text:p>
          </table:table-cell>
          <table:table-cell table:formula="of:=[.D192]*-10" office:value-type="float" office:value="399.109472311818" calcext:value-type="float">
            <text:p>399.109472311818</text:p>
          </table:table-cell>
          <table:table-cell table:formula="of:=[.E192]*-10" office:value-type="float" office:value="70.6146603035265" calcext:value-type="float">
            <text:p>70.6146603035265</text:p>
          </table:table-cell>
          <table:table-cell table:formula="of:=[.F192]" office:value-type="float" office:value="553" calcext:value-type="float">
            <text:p>553</text:p>
          </table:table-cell>
        </table:table-row>
        <table:table-row table:style-name="ro2">
          <table:table-cell office:value-type="string" calcext:value-type="string">
            <text:p>Point (-39.2264145547474925 -7.80171736695151186)</text:p>
          </table:table-cell>
          <table:table-cell office:value-type="float" office:value="97" calcext:value-type="float">
            <text:p>97</text:p>
          </table:table-cell>
          <table:table-cell office:value-type="float" office:value="497" calcext:value-type="float">
            <text:p>497</text:p>
          </table:table-cell>
          <table:table-cell office:value-type="float" office:value="-39.2264145547475" calcext:value-type="float">
            <text:p>-39.2264145547475</text:p>
          </table:table-cell>
          <table:table-cell office:value-type="float" office:value="-7.80171736695151" calcext:value-type="float">
            <text:p>-7.80171736695151</text:p>
          </table:table-cell>
          <table:table-cell office:value-type="float" office:value="497" calcext:value-type="float">
            <text:p>497</text:p>
          </table:table-cell>
          <table:table-cell table:formula="of:=[.D193]*-10" office:value-type="float" office:value="392.264145547475" calcext:value-type="float">
            <text:p>392.264145547475</text:p>
          </table:table-cell>
          <table:table-cell table:formula="of:=[.E193]*-10" office:value-type="float" office:value="78.0171736695151" calcext:value-type="float">
            <text:p>78.0171736695151</text:p>
          </table:table-cell>
          <table:table-cell table:formula="of:=[.F193]" office:value-type="float" office:value="497" calcext:value-type="float">
            <text:p>497</text:p>
          </table:table-cell>
        </table:table-row>
        <table:table-row table:style-name="ro2">
          <table:table-cell office:value-type="string" calcext:value-type="string">
            <text:p>Point (-39.31213552409522549 -7.92383430356519991)</text:p>
          </table:table-cell>
          <table:table-cell office:value-type="float" office:value="96" calcext:value-type="float">
            <text:p>96</text:p>
          </table:table-cell>
          <table:table-cell office:value-type="float" office:value="472" calcext:value-type="float">
            <text:p>472</text:p>
          </table:table-cell>
          <table:table-cell office:value-type="float" office:value="-39.3121355240952" calcext:value-type="float">
            <text:p>-39.3121355240952</text:p>
          </table:table-cell>
          <table:table-cell office:value-type="float" office:value="-7.9238343035652" calcext:value-type="float">
            <text:p>-7.9238343035652</text:p>
          </table:table-cell>
          <table:table-cell office:value-type="float" office:value="472" calcext:value-type="float">
            <text:p>472</text:p>
          </table:table-cell>
          <table:table-cell table:formula="of:=[.D194]*-10" office:value-type="float" office:value="393.121355240952" calcext:value-type="float">
            <text:p>393.121355240952</text:p>
          </table:table-cell>
          <table:table-cell table:formula="of:=[.E194]*-10" office:value-type="float" office:value="79.238343035652" calcext:value-type="float">
            <text:p>79.238343035652</text:p>
          </table:table-cell>
          <table:table-cell table:formula="of:=[.F194]"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Point (-39.14226938021928248 -7.41666220085822303)</text:p>
          </table:table-cell>
          <table:table-cell office:value-type="float" office:value="103" calcext:value-type="float">
            <text:p>103</text:p>
          </table:table-cell>
          <table:table-cell office:value-type="float" office:value="926" calcext:value-type="float">
            <text:p>926</text:p>
          </table:table-cell>
          <table:table-cell office:value-type="float" office:value="-39.1422693802193" calcext:value-type="float">
            <text:p>-39.1422693802193</text:p>
          </table:table-cell>
          <table:table-cell office:value-type="float" office:value="-7.41666220085822" calcext:value-type="float">
            <text:p>-7.41666220085822</text:p>
          </table:table-cell>
          <table:table-cell office:value-type="float" office:value="926" calcext:value-type="float">
            <text:p>926</text:p>
          </table:table-cell>
          <table:table-cell table:formula="of:=[.D195]*-10" office:value-type="float" office:value="391.422693802193" calcext:value-type="float">
            <text:p>391.422693802193</text:p>
          </table:table-cell>
          <table:table-cell table:formula="of:=[.E195]*-10" office:value-type="float" office:value="74.1666220085822" calcext:value-type="float">
            <text:p>74.1666220085822</text:p>
          </table:table-cell>
          <table:table-cell table:formula="of:=[.F195]" office:value-type="float" office:value="926" calcext:value-type="float">
            <text:p>926</text:p>
          </table:table-cell>
        </table:table-row>
        <table:table-row table:style-name="ro2">
          <table:table-cell office:value-type="string" calcext:value-type="string">
            <text:p>Point (-39.89832842196903329 -7.65630974003728593)</text:p>
          </table:table-cell>
          <table:table-cell office:value-type="float" office:value="102" calcext:value-type="float">
            <text:p>102</text:p>
          </table:table-cell>
          <table:table-cell office:value-type="float" office:value="904" calcext:value-type="float">
            <text:p>904</text:p>
          </table:table-cell>
          <table:table-cell office:value-type="float" office:value="-39.898328421969" calcext:value-type="float">
            <text:p>-39.898328421969</text:p>
          </table:table-cell>
          <table:table-cell office:value-type="float" office:value="-7.65630974003729" calcext:value-type="float">
            <text:p>-7.65630974003729</text:p>
          </table:table-cell>
          <table:table-cell office:value-type="float" office:value="904" calcext:value-type="float">
            <text:p>904</text:p>
          </table:table-cell>
          <table:table-cell table:formula="of:=[.D196]*-10" office:value-type="float" office:value="398.98328421969" calcext:value-type="float">
            <text:p>398.98328421969</text:p>
          </table:table-cell>
          <table:table-cell table:formula="of:=[.E196]*-10" office:value-type="float" office:value="76.5630974003729" calcext:value-type="float">
            <text:p>76.5630974003729</text:p>
          </table:table-cell>
          <table:table-cell table:formula="of:=[.F196]" office:value-type="float" office:value="904" calcext:value-type="float">
            <text:p>904</text:p>
          </table:table-cell>
        </table:table-row>
        <table:table-row table:style-name="ro2">
          <table:table-cell office:value-type="string" calcext:value-type="string">
            <text:p>Point (-39.50993537760971464 -7.60005050587931485)</text:p>
          </table:table-cell>
          <table:table-cell office:value-type="float" office:value="101" calcext:value-type="float">
            <text:p>101</text:p>
          </table:table-cell>
          <table:table-cell office:value-type="float" office:value="727" calcext:value-type="float">
            <text:p>727</text:p>
          </table:table-cell>
          <table:table-cell office:value-type="float" office:value="-39.5099353776097" calcext:value-type="float">
            <text:p>-39.5099353776097</text:p>
          </table:table-cell>
          <table:table-cell office:value-type="float" office:value="-7.60005050587932" calcext:value-type="float">
            <text:p>-7.60005050587932</text:p>
          </table:table-cell>
          <table:table-cell office:value-type="float" office:value="727" calcext:value-type="float">
            <text:p>727</text:p>
          </table:table-cell>
          <table:table-cell table:formula="of:=[.D197]*-10" office:value-type="float" office:value="395.099353776097" calcext:value-type="float">
            <text:p>395.099353776097</text:p>
          </table:table-cell>
          <table:table-cell table:formula="of:=[.E197]*-10" office:value-type="float" office:value="76.0005050587932" calcext:value-type="float">
            <text:p>76.0005050587932</text:p>
          </table:table-cell>
          <table:table-cell table:formula="of:=[.F197]" office:value-type="float" office:value="727" calcext:value-type="float">
            <text:p>727</text:p>
          </table:table-cell>
        </table:table-row>
        <table:table-row table:style-name="ro2">
          <table:table-cell office:value-type="string" calcext:value-type="string">
            <text:p>Point (-39.74023090754823073 -7.79878709397311454)</text:p>
          </table:table-cell>
          <table:table-cell office:value-type="float" office:value="100" calcext:value-type="float">
            <text:p>100</text:p>
          </table:table-cell>
          <table:table-cell office:value-type="float" office:value="466" calcext:value-type="float">
            <text:p>466</text:p>
          </table:table-cell>
          <table:table-cell office:value-type="float" office:value="-39.7402309075482" calcext:value-type="float">
            <text:p>-39.7402309075482</text:p>
          </table:table-cell>
          <table:table-cell office:value-type="float" office:value="-7.79878709397311" calcext:value-type="float">
            <text:p>-7.79878709397311</text:p>
          </table:table-cell>
          <table:table-cell office:value-type="float" office:value="466" calcext:value-type="float">
            <text:p>466</text:p>
          </table:table-cell>
          <table:table-cell table:formula="of:=[.D198]*-10" office:value-type="float" office:value="397.402309075482" calcext:value-type="float">
            <text:p>397.402309075482</text:p>
          </table:table-cell>
          <table:table-cell table:formula="of:=[.E198]*-10" office:value-type="float" office:value="77.9878709397311" calcext:value-type="float">
            <text:p>77.9878709397311</text:p>
          </table:table-cell>
          <table:table-cell table:formula="of:=[.F198]"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Point (-39.78545324940220951 -7.17235556761693527)</text:p>
          </table:table-cell>
          <table:table-cell office:value-type="float" office:value="123" calcext:value-type="float">
            <text:p>123</text:p>
          </table:table-cell>
          <table:table-cell office:value-type="float" office:value="655" calcext:value-type="float">
            <text:p>655</text:p>
          </table:table-cell>
          <table:table-cell office:value-type="float" office:value="-39.7854532494022" calcext:value-type="float">
            <text:p>-39.7854532494022</text:p>
          </table:table-cell>
          <table:table-cell office:value-type="float" office:value="-7.17235556761694" calcext:value-type="float">
            <text:p>-7.17235556761694</text:p>
          </table:table-cell>
          <table:table-cell office:value-type="float" office:value="655" calcext:value-type="float">
            <text:p>655</text:p>
          </table:table-cell>
          <table:table-cell table:formula="of:=[.D199]*-10" office:value-type="float" office:value="397.854532494022" calcext:value-type="float">
            <text:p>397.854532494022</text:p>
          </table:table-cell>
          <table:table-cell table:formula="of:=[.E199]*-10" office:value-type="float" office:value="71.7235556761694" calcext:value-type="float">
            <text:p>71.7235556761694</text:p>
          </table:table-cell>
          <table:table-cell table:formula="of:=[.F199]" office:value-type="float" office:value="655" calcext:value-type="float">
            <text:p>655</text:p>
          </table:table-cell>
        </table:table-row>
        <table:table-row table:style-name="ro2">
          <table:table-cell office:value-type="string" calcext:value-type="string">
            <text:p>Point (-39.47773271443325882 -7.66749121392230748)</text:p>
          </table:table-cell>
          <table:table-cell office:value-type="float" office:value="122" calcext:value-type="float">
            <text:p>122</text:p>
          </table:table-cell>
          <table:table-cell office:value-type="float" office:value="504" calcext:value-type="float">
            <text:p>504</text:p>
          </table:table-cell>
          <table:table-cell office:value-type="float" office:value="-39.4777327144333" calcext:value-type="float">
            <text:p>-39.4777327144333</text:p>
          </table:table-cell>
          <table:table-cell office:value-type="float" office:value="-7.66749121392231" calcext:value-type="float">
            <text:p>-7.66749121392231</text:p>
          </table:table-cell>
          <table:table-cell office:value-type="float" office:value="504" calcext:value-type="float">
            <text:p>504</text:p>
          </table:table-cell>
          <table:table-cell table:formula="of:=[.D200]*-10" office:value-type="float" office:value="394.777327144333" calcext:value-type="float">
            <text:p>394.777327144333</text:p>
          </table:table-cell>
          <table:table-cell table:formula="of:=[.E200]*-10" office:value-type="float" office:value="76.6749121392231" calcext:value-type="float">
            <text:p>76.6749121392231</text:p>
          </table:table-cell>
          <table:table-cell table:formula="of:=[.F200]"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Point (-39.36421167510707164 -7.73600545519304639)</text:p>
          </table:table-cell>
          <table:table-cell office:value-type="float" office:value="121" calcext:value-type="float">
            <text:p>121</text:p>
          </table:table-cell>
          <table:table-cell office:value-type="float" office:value="522" calcext:value-type="float">
            <text:p>522</text:p>
          </table:table-cell>
          <table:table-cell office:value-type="float" office:value="-39.3642116751071" calcext:value-type="float">
            <text:p>-39.3642116751071</text:p>
          </table:table-cell>
          <table:table-cell office:value-type="float" office:value="-7.73600545519305" calcext:value-type="float">
            <text:p>-7.73600545519305</text:p>
          </table:table-cell>
          <table:table-cell office:value-type="float" office:value="522" calcext:value-type="float">
            <text:p>522</text:p>
          </table:table-cell>
          <table:table-cell table:formula="of:=[.D201]*-10" office:value-type="float" office:value="393.642116751071" calcext:value-type="float">
            <text:p>393.642116751071</text:p>
          </table:table-cell>
          <table:table-cell table:formula="of:=[.E201]*-10" office:value-type="float" office:value="77.3600545519305" calcext:value-type="float">
            <text:p>77.3600545519305</text:p>
          </table:table-cell>
          <table:table-cell table:formula="of:=[.F201]"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Point (-39.43980657291285041 -7.18840721958870077)</text:p>
          </table:table-cell>
          <table:table-cell office:value-type="float" office:value="120" calcext:value-type="float">
            <text:p>120</text:p>
          </table:table-cell>
          <table:table-cell office:value-type="float" office:value="788" calcext:value-type="float">
            <text:p>788</text:p>
          </table:table-cell>
          <table:table-cell office:value-type="float" office:value="-39.4398065729129" calcext:value-type="float">
            <text:p>-39.4398065729129</text:p>
          </table:table-cell>
          <table:table-cell office:value-type="float" office:value="-7.1884072195887" calcext:value-type="float">
            <text:p>-7.1884072195887</text:p>
          </table:table-cell>
          <table:table-cell office:value-type="float" office:value="788" calcext:value-type="float">
            <text:p>788</text:p>
          </table:table-cell>
          <table:table-cell table:formula="of:=[.D202]*-10" office:value-type="float" office:value="394.398065729129" calcext:value-type="float">
            <text:p>394.398065729129</text:p>
          </table:table-cell>
          <table:table-cell table:formula="of:=[.E202]*-10" office:value-type="float" office:value="71.884072195887" calcext:value-type="float">
            <text:p>71.884072195887</text:p>
          </table:table-cell>
          <table:table-cell table:formula="of:=[.F202]" office:value-type="float" office:value="788" calcext:value-type="float">
            <text:p>788</text:p>
          </table:table-cell>
        </table:table-row>
        <table:table-row table:style-name="ro2">
          <table:table-cell office:value-type="string" calcext:value-type="string">
            <text:p>Point (-39.27978546843487351 -7.20371684119066735)</text:p>
          </table:table-cell>
          <table:table-cell office:value-type="float" office:value="127" calcext:value-type="float">
            <text:p>127</text:p>
          </table:table-cell>
          <table:table-cell office:value-type="float" office:value="382" calcext:value-type="float">
            <text:p>382</text:p>
          </table:table-cell>
          <table:table-cell office:value-type="float" office:value="-39.2797854684349" calcext:value-type="float">
            <text:p>-39.2797854684349</text:p>
          </table:table-cell>
          <table:table-cell office:value-type="float" office:value="-7.20371684119067" calcext:value-type="float">
            <text:p>-7.20371684119067</text:p>
          </table:table-cell>
          <table:table-cell office:value-type="float" office:value="382" calcext:value-type="float">
            <text:p>382</text:p>
          </table:table-cell>
          <table:table-cell table:formula="of:=[.D203]*-10" office:value-type="float" office:value="392.797854684349" calcext:value-type="float">
            <text:p>392.797854684349</text:p>
          </table:table-cell>
          <table:table-cell table:formula="of:=[.E203]*-10" office:value-type="float" office:value="72.0371684119067" calcext:value-type="float">
            <text:p>72.0371684119067</text:p>
          </table:table-cell>
          <table:table-cell table:formula="of:=[.F203]" office:value-type="float" office:value="382" calcext:value-type="float">
            <text:p>382</text:p>
          </table:table-cell>
        </table:table-row>
        <table:table-row table:style-name="ro2">
          <table:table-cell office:value-type="string" calcext:value-type="string">
            <text:p>Point (-39.16300725449065112 -7.37729964273008942)</text:p>
          </table:table-cell>
          <table:table-cell office:value-type="float" office:value="126" calcext:value-type="float">
            <text:p>126</text:p>
          </table:table-cell>
          <table:table-cell office:value-type="float" office:value="531" calcext:value-type="float">
            <text:p>531</text:p>
          </table:table-cell>
          <table:table-cell office:value-type="float" office:value="-39.1630072544906" calcext:value-type="float">
            <text:p>-39.1630072544906</text:p>
          </table:table-cell>
          <table:table-cell office:value-type="float" office:value="-7.37729964273009" calcext:value-type="float">
            <text:p>-7.37729964273009</text:p>
          </table:table-cell>
          <table:table-cell office:value-type="float" office:value="531" calcext:value-type="float">
            <text:p>531</text:p>
          </table:table-cell>
          <table:table-cell table:formula="of:=[.D204]*-10" office:value-type="float" office:value="391.630072544906" calcext:value-type="float">
            <text:p>391.630072544906</text:p>
          </table:table-cell>
          <table:table-cell table:formula="of:=[.E204]*-10" office:value-type="float" office:value="73.7729964273009" calcext:value-type="float">
            <text:p>73.7729964273009</text:p>
          </table:table-cell>
          <table:table-cell table:formula="of:=[.F204]"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Point (-39.93417244809500488 -7.60491515955979125)</text:p>
          </table:table-cell>
          <table:table-cell office:value-type="float" office:value="125" calcext:value-type="float">
            <text:p>125</text:p>
          </table:table-cell>
          <table:table-cell office:value-type="float" office:value="881" calcext:value-type="float">
            <text:p>881</text:p>
          </table:table-cell>
          <table:table-cell office:value-type="float" office:value="-39.934172448095" calcext:value-type="float">
            <text:p>-39.934172448095</text:p>
          </table:table-cell>
          <table:table-cell office:value-type="float" office:value="-7.60491515955979" calcext:value-type="float">
            <text:p>-7.60491515955979</text:p>
          </table:table-cell>
          <table:table-cell office:value-type="float" office:value="881" calcext:value-type="float">
            <text:p>881</text:p>
          </table:table-cell>
          <table:table-cell table:formula="of:=[.D205]*-10" office:value-type="float" office:value="399.34172448095" calcext:value-type="float">
            <text:p>399.34172448095</text:p>
          </table:table-cell>
          <table:table-cell table:formula="of:=[.E205]*-10" office:value-type="float" office:value="76.0491515955979" calcext:value-type="float">
            <text:p>76.0491515955979</text:p>
          </table:table-cell>
          <table:table-cell table:formula="of:=[.F205]" office:value-type="float" office:value="881" calcext:value-type="float">
            <text:p>881</text:p>
          </table:table-cell>
        </table:table-row>
        <table:table-row table:style-name="ro2">
          <table:table-cell office:value-type="string" calcext:value-type="string">
            <text:p>Point (-39.08298892959726345 -7.13053870977905735)</text:p>
          </table:table-cell>
          <table:table-cell office:value-type="float" office:value="124" calcext:value-type="float">
            <text:p>124</text:p>
          </table:table-cell>
          <table:table-cell office:value-type="float" office:value="371" calcext:value-type="float">
            <text:p>371</text:p>
          </table:table-cell>
          <table:table-cell office:value-type="float" office:value="-39.0829889295973" calcext:value-type="float">
            <text:p>-39.0829889295973</text:p>
          </table:table-cell>
          <table:table-cell office:value-type="float" office:value="-7.13053870977906" calcext:value-type="float">
            <text:p>-7.13053870977906</text:p>
          </table:table-cell>
          <table:table-cell office:value-type="float" office:value="371" calcext:value-type="float">
            <text:p>371</text:p>
          </table:table-cell>
          <table:table-cell table:formula="of:=[.D206]*-10" office:value-type="float" office:value="390.829889295973" calcext:value-type="float">
            <text:p>390.829889295973</text:p>
          </table:table-cell>
          <table:table-cell table:formula="of:=[.E206]*-10" office:value-type="float" office:value="71.3053870977906" calcext:value-type="float">
            <text:p>71.3053870977906</text:p>
          </table:table-cell>
          <table:table-cell table:formula="of:=[.F206]" office:value-type="float" office:value="371" calcext:value-type="float">
            <text:p>371</text:p>
          </table:table-cell>
        </table:table-row>
        <table:table-row table:style-name="ro2">
          <table:table-cell office:value-type="string" calcext:value-type="string">
            <text:p>Point (-39.79557984765484235 -7.14399326182283545)</text:p>
          </table:table-cell>
          <table:table-cell office:value-type="float" office:value="115" calcext:value-type="float">
            <text:p>115</text:p>
          </table:table-cell>
          <table:table-cell office:value-type="float" office:value="734" calcext:value-type="float">
            <text:p>734</text:p>
          </table:table-cell>
          <table:table-cell office:value-type="float" office:value="-39.7955798476548" calcext:value-type="float">
            <text:p>-39.7955798476548</text:p>
          </table:table-cell>
          <table:table-cell office:value-type="float" office:value="-7.14399326182284" calcext:value-type="float">
            <text:p>-7.14399326182284</text:p>
          </table:table-cell>
          <table:table-cell office:value-type="float" office:value="734" calcext:value-type="float">
            <text:p>734</text:p>
          </table:table-cell>
          <table:table-cell table:formula="of:=[.D207]*-10" office:value-type="float" office:value="397.955798476548" calcext:value-type="float">
            <text:p>397.955798476548</text:p>
          </table:table-cell>
          <table:table-cell table:formula="of:=[.E207]*-10" office:value-type="float" office:value="71.4399326182284" calcext:value-type="float">
            <text:p>71.4399326182284</text:p>
          </table:table-cell>
          <table:table-cell table:formula="of:=[.F207]" office:value-type="float" office:value="734" calcext:value-type="float">
            <text:p>734</text:p>
          </table:table-cell>
        </table:table-row>
        <table:table-row table:style-name="ro2">
          <table:table-cell office:value-type="string" calcext:value-type="string">
            <text:p>Point (-39.8234027969580211 -7.97529616919531037)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office:value-type="float" office:value="-39.823402796958" calcext:value-type="float">
            <text:p>-39.823402796958</text:p>
          </table:table-cell>
          <table:table-cell office:value-type="float" office:value="-7.97529616919531" calcext:value-type="float">
            <text:p>-7.97529616919531</text:p>
          </table:table-cell>
          <table:table-cell office:value-type="float" office:value="447" calcext:value-type="float">
            <text:p>447</text:p>
          </table:table-cell>
          <table:table-cell table:formula="of:=[.D208]*-10" office:value-type="float" office:value="398.23402796958" calcext:value-type="float">
            <text:p>398.23402796958</text:p>
          </table:table-cell>
          <table:table-cell table:formula="of:=[.E208]*-10" office:value-type="float" office:value="79.7529616919531" calcext:value-type="float">
            <text:p>79.7529616919531</text:p>
          </table:table-cell>
          <table:table-cell table:formula="of:=[.F208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-39.86200592130951037 -7.95469313016878043)</text:p>
          </table:table-cell>
          <table:table-cell office:value-type="float" office:value="113" calcext:value-type="float">
            <text:p>113</text:p>
          </table:table-cell>
          <table:table-cell office:value-type="float" office:value="484" calcext:value-type="float">
            <text:p>484</text:p>
          </table:table-cell>
          <table:table-cell office:value-type="float" office:value="-39.8620059213095" calcext:value-type="float">
            <text:p>-39.8620059213095</text:p>
          </table:table-cell>
          <table:table-cell office:value-type="float" office:value="-7.95469313016878" calcext:value-type="float">
            <text:p>-7.95469313016878</text:p>
          </table:table-cell>
          <table:table-cell office:value-type="float" office:value="484" calcext:value-type="float">
            <text:p>484</text:p>
          </table:table-cell>
          <table:table-cell table:formula="of:=[.D209]*-10" office:value-type="float" office:value="398.620059213095" calcext:value-type="float">
            <text:p>398.620059213095</text:p>
          </table:table-cell>
          <table:table-cell table:formula="of:=[.E209]*-10" office:value-type="float" office:value="79.5469313016878" calcext:value-type="float">
            <text:p>79.5469313016878</text:p>
          </table:table-cell>
          <table:table-cell table:formula="of:=[.F209]"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Point (-39.27009228518636519 -7.26512383749883384)</text:p>
          </table:table-cell>
          <table:table-cell office:value-type="float" office:value="112" calcext:value-type="float">
            <text:p>112</text:p>
          </table:table-cell>
          <table:table-cell office:value-type="float" office:value="441" calcext:value-type="float">
            <text:p>441</text:p>
          </table:table-cell>
          <table:table-cell office:value-type="float" office:value="-39.2700922851864" calcext:value-type="float">
            <text:p>-39.2700922851864</text:p>
          </table:table-cell>
          <table:table-cell office:value-type="float" office:value="-7.26512383749883" calcext:value-type="float">
            <text:p>-7.26512383749883</text:p>
          </table:table-cell>
          <table:table-cell office:value-type="float" office:value="441" calcext:value-type="float">
            <text:p>441</text:p>
          </table:table-cell>
          <table:table-cell table:formula="of:=[.D210]*-10" office:value-type="float" office:value="392.700922851864" calcext:value-type="float">
            <text:p>392.700922851864</text:p>
          </table:table-cell>
          <table:table-cell table:formula="of:=[.E210]*-10" office:value-type="float" office:value="72.6512383749883" calcext:value-type="float">
            <text:p>72.6512383749883</text:p>
          </table:table-cell>
          <table:table-cell table:formula="of:=[.F210]" office:value-type="float" office:value="441" calcext:value-type="float">
            <text:p>441</text:p>
          </table:table-cell>
        </table:table-row>
        <table:table-row table:style-name="ro2">
          <table:table-cell office:value-type="string" calcext:value-type="string">
            <text:p>Point (-39.33044864540217844 -7.78274816016235071)</text:p>
          </table:table-cell>
          <table:table-cell office:value-type="float" office:value="119" calcext:value-type="float">
            <text:p>119</text:p>
          </table:table-cell>
          <table:table-cell office:value-type="float" office:value="501" calcext:value-type="float">
            <text:p>501</text:p>
          </table:table-cell>
          <table:table-cell office:value-type="float" office:value="-39.3304486454022" calcext:value-type="float">
            <text:p>-39.3304486454022</text:p>
          </table:table-cell>
          <table:table-cell office:value-type="float" office:value="-7.78274816016235" calcext:value-type="float">
            <text:p>-7.78274816016235</text:p>
          </table:table-cell>
          <table:table-cell office:value-type="float" office:value="501" calcext:value-type="float">
            <text:p>501</text:p>
          </table:table-cell>
          <table:table-cell table:formula="of:=[.D211]*-10" office:value-type="float" office:value="393.304486454022" calcext:value-type="float">
            <text:p>393.304486454022</text:p>
          </table:table-cell>
          <table:table-cell table:formula="of:=[.E211]*-10" office:value-type="float" office:value="77.8274816016235" calcext:value-type="float">
            <text:p>77.8274816016235</text:p>
          </table:table-cell>
          <table:table-cell table:formula="of:=[.F211]"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Point (-39.8684705295850037 -7.74101821780014721)</text:p>
          </table:table-cell>
          <table:table-cell office:value-type="float" office:value="118" calcext:value-type="float">
            <text:p>118</text:p>
          </table:table-cell>
          <table:table-cell office:value-type="float" office:value="496" calcext:value-type="float">
            <text:p>496</text:p>
          </table:table-cell>
          <table:table-cell office:value-type="float" office:value="-39.868470529585" calcext:value-type="float">
            <text:p>-39.868470529585</text:p>
          </table:table-cell>
          <table:table-cell office:value-type="float" office:value="-7.74101821780015" calcext:value-type="float">
            <text:p>-7.74101821780015</text:p>
          </table:table-cell>
          <table:table-cell office:value-type="float" office:value="496" calcext:value-type="float">
            <text:p>496</text:p>
          </table:table-cell>
          <table:table-cell table:formula="of:=[.D212]*-10" office:value-type="float" office:value="398.68470529585" calcext:value-type="float">
            <text:p>398.68470529585</text:p>
          </table:table-cell>
          <table:table-cell table:formula="of:=[.E212]*-10" office:value-type="float" office:value="77.4101821780015" calcext:value-type="float">
            <text:p>77.4101821780015</text:p>
          </table:table-cell>
          <table:table-cell table:formula="of:=[.F212]"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Point (-39.16859780134973334 -7.35000329794663987)</text:p>
          </table:table-cell>
          <table:table-cell office:value-type="float" office:value="117" calcext:value-type="float">
            <text:p>117</text:p>
          </table:table-cell>
          <table:table-cell office:value-type="float" office:value="464" calcext:value-type="float">
            <text:p>464</text:p>
          </table:table-cell>
          <table:table-cell office:value-type="float" office:value="-39.1685978013497" calcext:value-type="float">
            <text:p>-39.1685978013497</text:p>
          </table:table-cell>
          <table:table-cell office:value-type="float" office:value="-7.35000329794664" calcext:value-type="float">
            <text:p>-7.35000329794664</text:p>
          </table:table-cell>
          <table:table-cell office:value-type="float" office:value="464" calcext:value-type="float">
            <text:p>464</text:p>
          </table:table-cell>
          <table:table-cell table:formula="of:=[.D213]*-10" office:value-type="float" office:value="391.685978013497" calcext:value-type="float">
            <text:p>391.685978013497</text:p>
          </table:table-cell>
          <table:table-cell table:formula="of:=[.E213]*-10" office:value-type="float" office:value="73.5000329794664" calcext:value-type="float">
            <text:p>73.5000329794664</text:p>
          </table:table-cell>
          <table:table-cell table:formula="of:=[.F213]"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Point (-39.91691044938188071 -7.31848015873170255)</text:p>
          </table:table-cell>
          <table:table-cell office:value-type="float" office:value="116" calcext:value-type="float">
            <text:p>116</text:p>
          </table:table-cell>
          <table:table-cell office:value-type="float" office:value="888" calcext:value-type="float">
            <text:p>888</text:p>
          </table:table-cell>
          <table:table-cell office:value-type="float" office:value="-39.9169104493819" calcext:value-type="float">
            <text:p>-39.9169104493819</text:p>
          </table:table-cell>
          <table:table-cell office:value-type="float" office:value="-7.3184801587317" calcext:value-type="float">
            <text:p>-7.3184801587317</text:p>
          </table:table-cell>
          <table:table-cell office:value-type="float" office:value="888" calcext:value-type="float">
            <text:p>888</text:p>
          </table:table-cell>
          <table:table-cell table:formula="of:=[.D214]*-10" office:value-type="float" office:value="399.169104493819" calcext:value-type="float">
            <text:p>399.169104493819</text:p>
          </table:table-cell>
          <table:table-cell table:formula="of:=[.E214]*-10" office:value-type="float" office:value="73.184801587317" calcext:value-type="float">
            <text:p>73.184801587317</text:p>
          </table:table-cell>
          <table:table-cell table:formula="of:=[.F214]" office:value-type="float" office:value="888" calcext:value-type="float">
            <text:p>888</text:p>
          </table:table-cell>
        </table:table-row>
        <table:table-row table:style-name="ro2">
          <table:table-cell office:value-type="string" calcext:value-type="string">
            <text:p>Point (-39.37143682479999995 -7.15072673827575134)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-39.3714368248" calcext:value-type="float">
            <text:p>-39.3714368248</text:p>
          </table:table-cell>
          <table:table-cell office:value-type="float" office:value="-7.15072673827575" calcext:value-type="float">
            <text:p>-7.15072673827575</text:p>
          </table:table-cell>
          <table:table-cell office:value-type="float" office:value="435" calcext:value-type="float">
            <text:p>435</text:p>
          </table:table-cell>
          <table:table-cell table:formula="of:=[.D215]*-10" office:value-type="float" office:value="393.714368248" calcext:value-type="float">
            <text:p>393.714368248</text:p>
          </table:table-cell>
          <table:table-cell table:formula="of:=[.E215]*-10" office:value-type="float" office:value="71.5072673827575" calcext:value-type="float">
            <text:p>71.5072673827575</text:p>
          </table:table-cell>
          <table:table-cell table:formula="of:=[.F215]"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Point (-39.51997897370382162 -7.54018020023824231)</text:p>
          </table:table-cell>
          <table:table-cell office:value-type="float" office:value="10" calcext:value-type="float">
            <text:p>10</text:p>
          </table:table-cell>
          <table:table-cell office:value-type="float" office:value="745" calcext:value-type="float">
            <text:p>745</text:p>
          </table:table-cell>
          <table:table-cell office:value-type="float" office:value="-39.5199789737038" calcext:value-type="float">
            <text:p>-39.5199789737038</text:p>
          </table:table-cell>
          <table:table-cell office:value-type="float" office:value="-7.54018020023824" calcext:value-type="float">
            <text:p>-7.54018020023824</text:p>
          </table:table-cell>
          <table:table-cell office:value-type="float" office:value="745" calcext:value-type="float">
            <text:p>745</text:p>
          </table:table-cell>
          <table:table-cell table:formula="of:=[.D216]*-10" office:value-type="float" office:value="395.199789737038" calcext:value-type="float">
            <text:p>395.199789737038</text:p>
          </table:table-cell>
          <table:table-cell table:formula="of:=[.E216]*-10" office:value-type="float" office:value="75.4018020023824" calcext:value-type="float">
            <text:p>75.4018020023824</text:p>
          </table:table-cell>
          <table:table-cell table:formula="of:=[.F216]" office:value-type="float" office:value="745" calcext:value-type="float">
            <text:p>745</text:p>
          </table:table-cell>
        </table:table-row>
        <table:table-row table:style-name="ro2">
          <table:table-cell office:value-type="string" calcext:value-type="string">
            <text:p>Point (-39.78119771127143878 -7.10529632798851107)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-39.7811977112714" calcext:value-type="float">
            <text:p>-39.7811977112714</text:p>
          </table:table-cell>
          <table:table-cell office:value-type="float" office:value="-7.10529632798851" calcext:value-type="float">
            <text:p>-7.10529632798851</text:p>
          </table:table-cell>
          <table:table-cell office:value-type="float" office:value="516" calcext:value-type="float">
            <text:p>516</text:p>
          </table:table-cell>
          <table:table-cell table:formula="of:=[.D217]*-10" office:value-type="float" office:value="397.811977112714" calcext:value-type="float">
            <text:p>397.811977112714</text:p>
          </table:table-cell>
          <table:table-cell table:formula="of:=[.E217]*-10" office:value-type="float" office:value="71.0529632798851" calcext:value-type="float">
            <text:p>71.0529632798851</text:p>
          </table:table-cell>
          <table:table-cell table:formula="of:=[.F217]" office:value-type="float" office:value="516" calcext:value-type="float">
            <text:p>516</text:p>
          </table:table-cell>
        </table:table-row>
        <table:table-row table:style-name="ro2">
          <table:table-cell office:value-type="string" calcext:value-type="string">
            <text:p>Point (-39.39862495122758901 -7.39907454425151556)</text:p>
          </table:table-cell>
          <table:table-cell office:value-type="float" office:value="8" calcext:value-type="float">
            <text:p>8</text:p>
          </table:table-cell>
          <table:table-cell office:value-type="float" office:value="937" calcext:value-type="float">
            <text:p>937</text:p>
          </table:table-cell>
          <table:table-cell office:value-type="float" office:value="-39.3986249512276" calcext:value-type="float">
            <text:p>-39.3986249512276</text:p>
          </table:table-cell>
          <table:table-cell office:value-type="float" office:value="-7.39907454425152" calcext:value-type="float">
            <text:p>-7.39907454425152</text:p>
          </table:table-cell>
          <table:table-cell office:value-type="float" office:value="937" calcext:value-type="float">
            <text:p>937</text:p>
          </table:table-cell>
          <table:table-cell table:formula="of:=[.D218]*-10" office:value-type="float" office:value="393.986249512276" calcext:value-type="float">
            <text:p>393.986249512276</text:p>
          </table:table-cell>
          <table:table-cell table:formula="of:=[.E218]*-10" office:value-type="float" office:value="73.9907454425152" calcext:value-type="float">
            <text:p>73.9907454425152</text:p>
          </table:table-cell>
          <table:table-cell table:formula="of:=[.F218]" office:value-type="float" office:value="937" calcext:value-type="float">
            <text:p>937</text:p>
          </table:table-cell>
        </table:table-row>
        <table:table-row table:style-name="ro2">
          <table:table-cell office:value-type="string" calcext:value-type="string">
            <text:p>Point (-39.42735072666055629 -7.88270233164077805)</text:p>
          </table:table-cell>
          <table:table-cell office:value-type="float" office:value="15" calcext:value-type="float">
            <text:p>15</text:p>
          </table:table-cell>
          <table:table-cell office:value-type="float" office:value="473" calcext:value-type="float">
            <text:p>473</text:p>
          </table:table-cell>
          <table:table-cell office:value-type="float" office:value="-39.4273507266606" calcext:value-type="float">
            <text:p>-39.4273507266606</text:p>
          </table:table-cell>
          <table:table-cell office:value-type="float" office:value="-7.88270233164078" calcext:value-type="float">
            <text:p>-7.88270233164078</text:p>
          </table:table-cell>
          <table:table-cell office:value-type="float" office:value="473" calcext:value-type="float">
            <text:p>473</text:p>
          </table:table-cell>
          <table:table-cell table:formula="of:=[.D219]*-10" office:value-type="float" office:value="394.273507266606" calcext:value-type="float">
            <text:p>394.273507266606</text:p>
          </table:table-cell>
          <table:table-cell table:formula="of:=[.E219]*-10" office:value-type="float" office:value="78.8270233164078" calcext:value-type="float">
            <text:p>78.8270233164078</text:p>
          </table:table-cell>
          <table:table-cell table:formula="of:=[.F219]"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Point (-39.84382793885170315 -7.77862807807160372)</text:p>
          </table:table-cell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float" office:value="-39.8438279388517" calcext:value-type="float">
            <text:p>-39.8438279388517</text:p>
          </table:table-cell>
          <table:table-cell office:value-type="float" office:value="-7.7786280780716" calcext:value-type="float">
            <text:p>-7.7786280780716</text:p>
          </table:table-cell>
          <table:table-cell office:value-type="float" office:value="470" calcext:value-type="float">
            <text:p>470</text:p>
          </table:table-cell>
          <table:table-cell table:formula="of:=[.D220]*-10" office:value-type="float" office:value="398.438279388517" calcext:value-type="float">
            <text:p>398.438279388517</text:p>
          </table:table-cell>
          <table:table-cell table:formula="of:=[.E220]*-10" office:value-type="float" office:value="77.786280780716" calcext:value-type="float">
            <text:p>77.786280780716</text:p>
          </table:table-cell>
          <table:table-cell table:formula="of:=[.F220]"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Point (-39.48515774456254235 -7.23115348536057034)</text:p>
          </table:table-cell>
          <table:table-cell office:value-type="float" office:value="13" calcext:value-type="float">
            <text:p>13</text:p>
          </table:table-cell>
          <table:table-cell office:value-type="float" office:value="929" calcext:value-type="float">
            <text:p>929</text:p>
          </table:table-cell>
          <table:table-cell office:value-type="float" office:value="-39.4851577445625" calcext:value-type="float">
            <text:p>-39.4851577445625</text:p>
          </table:table-cell>
          <table:table-cell office:value-type="float" office:value="-7.23115348536057" calcext:value-type="float">
            <text:p>-7.23115348536057</text:p>
          </table:table-cell>
          <table:table-cell office:value-type="float" office:value="929" calcext:value-type="float">
            <text:p>929</text:p>
          </table:table-cell>
          <table:table-cell table:formula="of:=[.D221]*-10" office:value-type="float" office:value="394.851577445625" calcext:value-type="float">
            <text:p>394.851577445625</text:p>
          </table:table-cell>
          <table:table-cell table:formula="of:=[.E221]*-10" office:value-type="float" office:value="72.3115348536057" calcext:value-type="float">
            <text:p>72.3115348536057</text:p>
          </table:table-cell>
          <table:table-cell table:formula="of:=[.F221]" office:value-type="float" office:value="929" calcext:value-type="float">
            <text:p>929</text:p>
          </table:table-cell>
        </table:table-row>
        <table:table-row table:style-name="ro2">
          <table:table-cell office:value-type="string" calcext:value-type="string">
            <text:p>Point (-39.45085780547100995 -7.37320516512981339)</text:p>
          </table:table-cell>
          <table:table-cell office:value-type="float" office:value="12" calcext:value-type="float">
            <text:p>12</text:p>
          </table:table-cell>
          <table:table-cell office:value-type="float" office:value="927" calcext:value-type="float">
            <text:p>927</text:p>
          </table:table-cell>
          <table:table-cell office:value-type="float" office:value="-39.450857805471" calcext:value-type="float">
            <text:p>-39.450857805471</text:p>
          </table:table-cell>
          <table:table-cell office:value-type="float" office:value="-7.37320516512981" calcext:value-type="float">
            <text:p>-7.37320516512981</text:p>
          </table:table-cell>
          <table:table-cell office:value-type="float" office:value="927" calcext:value-type="float">
            <text:p>927</text:p>
          </table:table-cell>
          <table:table-cell table:formula="of:=[.D222]*-10" office:value-type="float" office:value="394.50857805471" calcext:value-type="float">
            <text:p>394.50857805471</text:p>
          </table:table-cell>
          <table:table-cell table:formula="of:=[.E222]*-10" office:value-type="float" office:value="73.7320516512981" calcext:value-type="float">
            <text:p>73.7320516512981</text:p>
          </table:table-cell>
          <table:table-cell table:formula="of:=[.F222]" office:value-type="float" office:value="927" calcext:value-type="float">
            <text:p>927</text:p>
          </table:table-cell>
        </table:table-row>
        <table:table-row table:style-name="ro2">
          <table:table-cell office:value-type="string" calcext:value-type="string">
            <text:p>Point (-39.65900913198976241 -7.13440871064499316)</text:p>
          </table:table-cell>
          <table:table-cell office:value-type="float" office:value="3" calcext:value-type="float">
            <text:p>3</text:p>
          </table:table-cell>
          <table:table-cell office:value-type="float" office:value="675" calcext:value-type="float">
            <text:p>675</text:p>
          </table:table-cell>
          <table:table-cell office:value-type="float" office:value="-39.6590091319898" calcext:value-type="float">
            <text:p>-39.6590091319898</text:p>
          </table:table-cell>
          <table:table-cell office:value-type="float" office:value="-7.13440871064499" calcext:value-type="float">
            <text:p>-7.13440871064499</text:p>
          </table:table-cell>
          <table:table-cell office:value-type="float" office:value="675" calcext:value-type="float">
            <text:p>675</text:p>
          </table:table-cell>
          <table:table-cell table:formula="of:=[.D223]*-10" office:value-type="float" office:value="396.590091319898" calcext:value-type="float">
            <text:p>396.590091319898</text:p>
          </table:table-cell>
          <table:table-cell table:formula="of:=[.E223]*-10" office:value-type="float" office:value="71.3440871064499" calcext:value-type="float">
            <text:p>71.3440871064499</text:p>
          </table:table-cell>
          <table:table-cell table:formula="of:=[.F223]" office:value-type="float" office:value="675" calcext:value-type="float">
            <text:p>675</text:p>
          </table:table-cell>
        </table:table-row>
        <table:table-row table:style-name="ro2">
          <table:table-cell office:value-type="string" calcext:value-type="string">
            <text:p>Point (-39.57162535001211978 -7.04555580543763149)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-39.5716253500121" calcext:value-type="float">
            <text:p>-39.5716253500121</text:p>
          </table:table-cell>
          <table:table-cell office:value-type="float" office:value="-7.04555580543763" calcext:value-type="float">
            <text:p>-7.04555580543763</text:p>
          </table:table-cell>
          <table:table-cell office:value-type="float" office:value="444" calcext:value-type="float">
            <text:p>444</text:p>
          </table:table-cell>
          <table:table-cell table:formula="of:=[.D224]*-10" office:value-type="float" office:value="395.716253500121" calcext:value-type="float">
            <text:p>395.716253500121</text:p>
          </table:table-cell>
          <table:table-cell table:formula="of:=[.E224]*-10" office:value-type="float" office:value="70.4555580543763" calcext:value-type="float">
            <text:p>70.4555580543763</text:p>
          </table:table-cell>
          <table:table-cell table:formula="of:=[.F224]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Point (-39.03311297453627304 -7.55079274516424892)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-39.0331129745363" calcext:value-type="float">
            <text:p>-39.0331129745363</text:p>
          </table:table-cell>
          <table:table-cell office:value-type="float" office:value="-7.55079274516425" calcext:value-type="float">
            <text:p>-7.55079274516425</text:p>
          </table:table-cell>
          <table:table-cell office:value-type="float" office:value="411" calcext:value-type="float">
            <text:p>411</text:p>
          </table:table-cell>
          <table:table-cell table:formula="of:=[.D225]*-10" office:value-type="float" office:value="390.331129745363" calcext:value-type="float">
            <text:p>390.331129745363</text:p>
          </table:table-cell>
          <table:table-cell table:formula="of:=[.E225]*-10" office:value-type="float" office:value="75.5079274516425" calcext:value-type="float">
            <text:p>75.5079274516425</text:p>
          </table:table-cell>
          <table:table-cell table:formula="of:=[.F225]" office:value-type="float" office:value="411" calcext:value-type="float">
            <text:p>411</text:p>
          </table:table-cell>
        </table:table-row>
        <table:table-row table:style-name="ro2">
          <table:table-cell office:value-type="string" calcext:value-type="string">
            <text:p>Point (-39.22410002353398539 -7.5859043196907594)</text:p>
          </table:table-cell>
          <table:table-cell office:value-type="float" office:value="7" calcext:value-type="float">
            <text:p>7</text:p>
          </table:table-cell>
          <table:table-cell office:value-type="float" office:value="728" calcext:value-type="float">
            <text:p>728</text:p>
          </table:table-cell>
          <table:table-cell office:value-type="float" office:value="-39.224100023534" calcext:value-type="float">
            <text:p>-39.224100023534</text:p>
          </table:table-cell>
          <table:table-cell office:value-type="float" office:value="-7.58590431969076" calcext:value-type="float">
            <text:p>-7.58590431969076</text:p>
          </table:table-cell>
          <table:table-cell office:value-type="float" office:value="728" calcext:value-type="float">
            <text:p>728</text:p>
          </table:table-cell>
          <table:table-cell table:formula="of:=[.D226]*-10" office:value-type="float" office:value="392.24100023534" calcext:value-type="float">
            <text:p>392.24100023534</text:p>
          </table:table-cell>
          <table:table-cell table:formula="of:=[.E226]*-10" office:value-type="float" office:value="75.8590431969076" calcext:value-type="float">
            <text:p>75.8590431969076</text:p>
          </table:table-cell>
          <table:table-cell table:formula="of:=[.F226]" office:value-type="float" office:value="728" calcext:value-type="float">
            <text:p>728</text:p>
          </table:table-cell>
        </table:table-row>
        <table:table-row table:style-name="ro2">
          <table:table-cell office:value-type="string" calcext:value-type="string">
            <text:p>Point (-39.6269362566724439 -7.83399808396362918)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office:value-type="float" office:value="-39.6269362566724" calcext:value-type="float">
            <text:p>-39.6269362566724</text:p>
          </table:table-cell>
          <table:table-cell office:value-type="float" office:value="-7.83399808396363" calcext:value-type="float">
            <text:p>-7.83399808396363</text:p>
          </table:table-cell>
          <table:table-cell office:value-type="float" office:value="477" calcext:value-type="float">
            <text:p>477</text:p>
          </table:table-cell>
          <table:table-cell table:formula="of:=[.D227]*-10" office:value-type="float" office:value="396.269362566724" calcext:value-type="float">
            <text:p>396.269362566724</text:p>
          </table:table-cell>
          <table:table-cell table:formula="of:=[.E227]*-10" office:value-type="float" office:value="78.3399808396363" calcext:value-type="float">
            <text:p>78.3399808396363</text:p>
          </table:table-cell>
          <table:table-cell table:formula="of:=[.F227]" office:value-type="float" office:value="477" calcext:value-type="float">
            <text:p>477</text:p>
          </table:table-cell>
        </table:table-row>
        <table:table-row table:style-name="ro2">
          <table:table-cell office:value-type="string" calcext:value-type="string">
            <text:p>Point (-39.78834359362200246 -7.06476931102930372)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-39.788343593622" calcext:value-type="float">
            <text:p>-39.788343593622</text:p>
          </table:table-cell>
          <table:table-cell office:value-type="float" office:value="-7.0647693110293" calcext:value-type="float">
            <text:p>-7.0647693110293</text:p>
          </table:table-cell>
          <table:table-cell office:value-type="float" office:value="680" calcext:value-type="float">
            <text:p>680</text:p>
          </table:table-cell>
          <table:table-cell table:formula="of:=[.D228]*-10" office:value-type="float" office:value="397.88343593622" calcext:value-type="float">
            <text:p>397.88343593622</text:p>
          </table:table-cell>
          <table:table-cell table:formula="of:=[.E228]*-10" office:value-type="float" office:value="70.647693110293" calcext:value-type="float">
            <text:p>70.647693110293</text:p>
          </table:table-cell>
          <table:table-cell table:formula="of:=[.F228]" office:value-type="float" office:value="680" calcext:value-type="float">
            <text:p>680</text:p>
          </table:table-cell>
        </table:table-row>
        <table:table-row table:style-name="ro2">
          <table:table-cell office:value-type="string" calcext:value-type="string">
            <text:p>Point (-39.29449107622509274 -7.64100613685887797)</text:p>
          </table:table-cell>
          <table:table-cell office:value-type="float" office:value="4" calcext:value-type="float">
            <text:p>4</text:p>
          </table:table-cell>
          <table:table-cell office:value-type="float" office:value="785" calcext:value-type="float">
            <text:p>785</text:p>
          </table:table-cell>
          <table:table-cell office:value-type="float" office:value="-39.2944910762251" calcext:value-type="float">
            <text:p>-39.2944910762251</text:p>
          </table:table-cell>
          <table:table-cell office:value-type="float" office:value="-7.64100613685888" calcext:value-type="float">
            <text:p>-7.64100613685888</text:p>
          </table:table-cell>
          <table:table-cell office:value-type="float" office:value="785" calcext:value-type="float">
            <text:p>785</text:p>
          </table:table-cell>
          <table:table-cell table:formula="of:=[.D229]*-10" office:value-type="float" office:value="392.944910762251" calcext:value-type="float">
            <text:p>392.944910762251</text:p>
          </table:table-cell>
          <table:table-cell table:formula="of:=[.E229]*-10" office:value-type="float" office:value="76.4100613685888" calcext:value-type="float">
            <text:p>76.4100613685888</text:p>
          </table:table-cell>
          <table:table-cell table:formula="of:=[.F229]" office:value-type="float" office:value="785" calcext:value-type="float">
            <text:p>785</text:p>
          </table:table-cell>
        </table:table-row>
        <table:table-row table:style-name="ro2">
          <table:table-cell office:value-type="string" calcext:value-type="string">
            <text:p>Point (-39.68906981209678264 -7.39289501705858054)</text:p>
          </table:table-cell>
          <table:table-cell office:value-type="float" office:value="27" calcext:value-type="float">
            <text:p>27</text:p>
          </table:table-cell>
          <table:table-cell office:value-type="float" office:value="921" calcext:value-type="float">
            <text:p>921</text:p>
          </table:table-cell>
          <table:table-cell office:value-type="float" office:value="-39.6890698120968" calcext:value-type="float">
            <text:p>-39.6890698120968</text:p>
          </table:table-cell>
          <table:table-cell office:value-type="float" office:value="-7.39289501705858" calcext:value-type="float">
            <text:p>-7.39289501705858</text:p>
          </table:table-cell>
          <table:table-cell office:value-type="float" office:value="921" calcext:value-type="float">
            <text:p>921</text:p>
          </table:table-cell>
          <table:table-cell table:formula="of:=[.D230]*-10" office:value-type="float" office:value="396.890698120968" calcext:value-type="float">
            <text:p>396.890698120968</text:p>
          </table:table-cell>
          <table:table-cell table:formula="of:=[.E230]*-10" office:value-type="float" office:value="73.9289501705858" calcext:value-type="float">
            <text:p>73.9289501705858</text:p>
          </table:table-cell>
          <table:table-cell table:formula="of:=[.F230]" office:value-type="float" office:value="921" calcext:value-type="float">
            <text:p>921</text:p>
          </table:table-cell>
        </table:table-row>
        <table:table-row table:style-name="ro2">
          <table:table-cell office:value-type="string" calcext:value-type="string">
            <text:p>Point (-39.85742354872161286 -7.96603595482953963)</text:p>
          </table:table-cell>
          <table:table-cell office:value-type="float" office:value="26" calcext:value-type="float">
            <text:p>26</text:p>
          </table:table-cell>
          <table:table-cell office:value-type="float" office:value="439" calcext:value-type="float">
            <text:p>439</text:p>
          </table:table-cell>
          <table:table-cell office:value-type="float" office:value="-39.8574235487216" calcext:value-type="float">
            <text:p>-39.8574235487216</text:p>
          </table:table-cell>
          <table:table-cell office:value-type="float" office:value="-7.96603595482954" calcext:value-type="float">
            <text:p>-7.96603595482954</text:p>
          </table:table-cell>
          <table:table-cell office:value-type="float" office:value="439" calcext:value-type="float">
            <text:p>439</text:p>
          </table:table-cell>
          <table:table-cell table:formula="of:=[.D231]*-10" office:value-type="float" office:value="398.574235487216" calcext:value-type="float">
            <text:p>398.574235487216</text:p>
          </table:table-cell>
          <table:table-cell table:formula="of:=[.E231]*-10" office:value-type="float" office:value="79.6603595482954" calcext:value-type="float">
            <text:p>79.6603595482954</text:p>
          </table:table-cell>
          <table:table-cell table:formula="of:=[.F231]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Point (-39.00273803230677316 -7.32218705905533618)</text:p>
          </table:table-cell>
          <table:table-cell office:value-type="float" office:value="25" calcext:value-type="float">
            <text:p>25</text:p>
          </table:table-cell>
          <table:table-cell office:value-type="float" office:value="338" calcext:value-type="float">
            <text:p>338</text:p>
          </table:table-cell>
          <table:table-cell office:value-type="float" office:value="-39.0027380323068" calcext:value-type="float">
            <text:p>-39.0027380323068</text:p>
          </table:table-cell>
          <table:table-cell office:value-type="float" office:value="-7.32218705905534" calcext:value-type="float">
            <text:p>-7.32218705905534</text:p>
          </table:table-cell>
          <table:table-cell office:value-type="float" office:value="338" calcext:value-type="float">
            <text:p>338</text:p>
          </table:table-cell>
          <table:table-cell table:formula="of:=[.D232]*-10" office:value-type="float" office:value="390.027380323068" calcext:value-type="float">
            <text:p>390.027380323068</text:p>
          </table:table-cell>
          <table:table-cell table:formula="of:=[.E232]*-10" office:value-type="float" office:value="73.2218705905534" calcext:value-type="float">
            <text:p>73.2218705905534</text:p>
          </table:table-cell>
          <table:table-cell table:formula="of:=[.F232]" office:value-type="float" office:value="338" calcext:value-type="float">
            <text:p>338</text:p>
          </table:table-cell>
        </table:table-row>
        <table:table-row table:style-name="ro2">
          <table:table-cell office:value-type="string" calcext:value-type="string">
            <text:p>Point (-39.57059591701357704 -7.20628802603971508)</text:p>
          </table:table-cell>
          <table:table-cell office:value-type="float" office:value="24" calcext:value-type="float">
            <text:p>24</text:p>
          </table:table-cell>
          <table:table-cell office:value-type="float" office:value="950" calcext:value-type="float">
            <text:p>950</text:p>
          </table:table-cell>
          <table:table-cell office:value-type="float" office:value="-39.5705959170136" calcext:value-type="float">
            <text:p>-39.5705959170136</text:p>
          </table:table-cell>
          <table:table-cell office:value-type="float" office:value="-7.20628802603972" calcext:value-type="float">
            <text:p>-7.20628802603972</text:p>
          </table:table-cell>
          <table:table-cell office:value-type="float" office:value="950" calcext:value-type="float">
            <text:p>950</text:p>
          </table:table-cell>
          <table:table-cell table:formula="of:=[.D233]*-10" office:value-type="float" office:value="395.705959170136" calcext:value-type="float">
            <text:p>395.705959170136</text:p>
          </table:table-cell>
          <table:table-cell table:formula="of:=[.E233]*-10" office:value-type="float" office:value="72.0628802603972" calcext:value-type="float">
            <text:p>72.0628802603972</text:p>
          </table:table-cell>
          <table:table-cell table:formula="of:=[.F233]" office:value-type="float" office:value="950" calcext:value-type="float">
            <text:p>950</text:p>
          </table:table-cell>
        </table:table-row>
        <table:table-row table:style-name="ro2">
          <table:table-cell office:value-type="string" calcext:value-type="string">
            <text:p>Point (-39.01669373079712244 -7.63543774189920832)</text:p>
          </table:table-cell>
          <table:table-cell office:value-type="float" office:value="31" calcext:value-type="float">
            <text:p>31</text:p>
          </table:table-cell>
          <table:table-cell office:value-type="float" office:value="475" calcext:value-type="float">
            <text:p>475</text:p>
          </table:table-cell>
          <table:table-cell office:value-type="float" office:value="-39.0166937307971" calcext:value-type="float">
            <text:p>-39.0166937307971</text:p>
          </table:table-cell>
          <table:table-cell office:value-type="float" office:value="-7.63543774189921" calcext:value-type="float">
            <text:p>-7.63543774189921</text:p>
          </table:table-cell>
          <table:table-cell office:value-type="float" office:value="475" calcext:value-type="float">
            <text:p>475</text:p>
          </table:table-cell>
          <table:table-cell table:formula="of:=[.D234]*-10" office:value-type="float" office:value="390.166937307971" calcext:value-type="float">
            <text:p>390.166937307971</text:p>
          </table:table-cell>
          <table:table-cell table:formula="of:=[.E234]*-10" office:value-type="float" office:value="76.3543774189921" calcext:value-type="float">
            <text:p>76.3543774189921</text:p>
          </table:table-cell>
          <table:table-cell table:formula="of:=[.F234]"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Point (-39.01307578999766434 -7.3686837510296197)</text:p>
          </table:table-cell>
          <table:table-cell office:value-type="float" office:value="30" calcext:value-type="float">
            <text:p>30</text:p>
          </table:table-cell>
          <table:table-cell office:value-type="float" office:value="377" calcext:value-type="float">
            <text:p>377</text:p>
          </table:table-cell>
          <table:table-cell office:value-type="float" office:value="-39.0130757899977" calcext:value-type="float">
            <text:p>-39.0130757899977</text:p>
          </table:table-cell>
          <table:table-cell office:value-type="float" office:value="-7.36868375102962" calcext:value-type="float">
            <text:p>-7.36868375102962</text:p>
          </table:table-cell>
          <table:table-cell office:value-type="float" office:value="377" calcext:value-type="float">
            <text:p>377</text:p>
          </table:table-cell>
          <table:table-cell table:formula="of:=[.D235]*-10" office:value-type="float" office:value="390.130757899977" calcext:value-type="float">
            <text:p>390.130757899977</text:p>
          </table:table-cell>
          <table:table-cell table:formula="of:=[.E235]*-10" office:value-type="float" office:value="73.6868375102962" calcext:value-type="float">
            <text:p>73.6868375102962</text:p>
          </table:table-cell>
          <table:table-cell table:formula="of:=[.F235]" office:value-type="float" office:value="377" calcext:value-type="float">
            <text:p>377</text:p>
          </table:table-cell>
        </table:table-row>
        <table:table-row table:style-name="ro2">
          <table:table-cell office:value-type="string" calcext:value-type="string">
            <text:p>Point (-39.83399938761858294 -7.52836953113605212)</text:p>
          </table:table-cell>
          <table:table-cell office:value-type="float" office:value="29" calcext:value-type="float">
            <text:p>29</text:p>
          </table:table-cell>
          <table:table-cell office:value-type="float" office:value="587" calcext:value-type="float">
            <text:p>587</text:p>
          </table:table-cell>
          <table:table-cell office:value-type="float" office:value="-39.8339993876186" calcext:value-type="float">
            <text:p>-39.8339993876186</text:p>
          </table:table-cell>
          <table:table-cell office:value-type="float" office:value="-7.52836953113605" calcext:value-type="float">
            <text:p>-7.52836953113605</text:p>
          </table:table-cell>
          <table:table-cell office:value-type="float" office:value="587" calcext:value-type="float">
            <text:p>587</text:p>
          </table:table-cell>
          <table:table-cell table:formula="of:=[.D236]*-10" office:value-type="float" office:value="398.339993876186" calcext:value-type="float">
            <text:p>398.339993876186</text:p>
          </table:table-cell>
          <table:table-cell table:formula="of:=[.E236]*-10" office:value-type="float" office:value="75.2836953113605" calcext:value-type="float">
            <text:p>75.2836953113605</text:p>
          </table:table-cell>
          <table:table-cell table:formula="of:=[.F236]" office:value-type="float" office:value="587" calcext:value-type="float">
            <text:p>587</text:p>
          </table:table-cell>
        </table:table-row>
        <table:table-row table:style-name="ro2">
          <table:table-cell office:value-type="string" calcext:value-type="string">
            <text:p>Point (-39.57855689753519357 -7.21469143966137594)</text:p>
          </table:table-cell>
          <table:table-cell office:value-type="float" office:value="28" calcext:value-type="float">
            <text:p>28</text:p>
          </table:table-cell>
          <table:table-cell office:value-type="float" office:value="950" calcext:value-type="float">
            <text:p>950</text:p>
          </table:table-cell>
          <table:table-cell office:value-type="float" office:value="-39.5785568975352" calcext:value-type="float">
            <text:p>-39.5785568975352</text:p>
          </table:table-cell>
          <table:table-cell office:value-type="float" office:value="-7.21469143966138" calcext:value-type="float">
            <text:p>-7.21469143966138</text:p>
          </table:table-cell>
          <table:table-cell office:value-type="float" office:value="950" calcext:value-type="float">
            <text:p>950</text:p>
          </table:table-cell>
          <table:table-cell table:formula="of:=[.D237]*-10" office:value-type="float" office:value="395.785568975352" calcext:value-type="float">
            <text:p>395.785568975352</text:p>
          </table:table-cell>
          <table:table-cell table:formula="of:=[.E237]*-10" office:value-type="float" office:value="72.1469143966138" calcext:value-type="float">
            <text:p>72.1469143966138</text:p>
          </table:table-cell>
          <table:table-cell table:formula="of:=[.F237]" office:value-type="float" office:value="950" calcext:value-type="float">
            <text:p>950</text:p>
          </table:table-cell>
        </table:table-row>
        <table:table-row table:style-name="ro2">
          <table:table-cell office:value-type="string" calcext:value-type="string">
            <text:p>Point (-39.154130997289748 -7.82341980924962144)</text:p>
          </table:table-cell>
          <table:table-cell office:value-type="float" office:value="19" calcext:value-type="float">
            <text:p>19</text:p>
          </table:table-cell>
          <table:table-cell office:value-type="float" office:value="482" calcext:value-type="float">
            <text:p>482</text:p>
          </table:table-cell>
          <table:table-cell office:value-type="float" office:value="-39.1541309972897" calcext:value-type="float">
            <text:p>-39.1541309972897</text:p>
          </table:table-cell>
          <table:table-cell office:value-type="float" office:value="-7.82341980924962" calcext:value-type="float">
            <text:p>-7.82341980924962</text:p>
          </table:table-cell>
          <table:table-cell office:value-type="float" office:value="482" calcext:value-type="float">
            <text:p>482</text:p>
          </table:table-cell>
          <table:table-cell table:formula="of:=[.D238]*-10" office:value-type="float" office:value="391.541309972897" calcext:value-type="float">
            <text:p>391.541309972897</text:p>
          </table:table-cell>
          <table:table-cell table:formula="of:=[.E238]*-10" office:value-type="float" office:value="78.2341980924962" calcext:value-type="float">
            <text:p>78.2341980924962</text:p>
          </table:table-cell>
          <table:table-cell table:formula="of:=[.F238]" office:value-type="float" office:value="482" calcext:value-type="float">
            <text:p>482</text:p>
          </table:table-cell>
        </table:table-row>
        <table:table-row table:style-name="ro2">
          <table:table-cell office:value-type="string" calcext:value-type="string">
            <text:p>Point (-39.85608174395734693 -7.60596683704714938)</text:p>
          </table:table-cell>
          <table:table-cell office:value-type="float" office:value="18" calcext:value-type="float">
            <text:p>18</text:p>
          </table:table-cell>
          <table:table-cell office:value-type="float" office:value="611" calcext:value-type="float">
            <text:p>611</text:p>
          </table:table-cell>
          <table:table-cell office:value-type="float" office:value="-39.8560817439573" calcext:value-type="float">
            <text:p>-39.8560817439573</text:p>
          </table:table-cell>
          <table:table-cell office:value-type="float" office:value="-7.60596683704715" calcext:value-type="float">
            <text:p>-7.60596683704715</text:p>
          </table:table-cell>
          <table:table-cell office:value-type="float" office:value="611" calcext:value-type="float">
            <text:p>611</text:p>
          </table:table-cell>
          <table:table-cell table:formula="of:=[.D239]*-10" office:value-type="float" office:value="398.560817439573" calcext:value-type="float">
            <text:p>398.560817439573</text:p>
          </table:table-cell>
          <table:table-cell table:formula="of:=[.E239]*-10" office:value-type="float" office:value="76.0596683704715" calcext:value-type="float">
            <text:p>76.0596683704715</text:p>
          </table:table-cell>
          <table:table-cell table:formula="of:=[.F239]" office:value-type="float" office:value="611" calcext:value-type="float">
            <text:p>611</text:p>
          </table:table-cell>
        </table:table-row>
        <table:table-row table:style-name="ro2">
          <table:table-cell office:value-type="string" calcext:value-type="string">
            <text:p>Point (-39.48095225230881056 -7.18149554499642839)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-39.4809522523088" calcext:value-type="float">
            <text:p>-39.4809522523088</text:p>
          </table:table-cell>
          <table:table-cell office:value-type="float" office:value="-7.18149554499643" calcext:value-type="float">
            <text:p>-7.18149554499643</text:p>
          </table:table-cell>
          <table:table-cell office:value-type="float" office:value="784" calcext:value-type="float">
            <text:p>784</text:p>
          </table:table-cell>
          <table:table-cell table:formula="of:=[.D240]*-10" office:value-type="float" office:value="394.809522523088" calcext:value-type="float">
            <text:p>394.809522523088</text:p>
          </table:table-cell>
          <table:table-cell table:formula="of:=[.E240]*-10" office:value-type="float" office:value="71.8149554499643" calcext:value-type="float">
            <text:p>71.8149554499643</text:p>
          </table:table-cell>
          <table:table-cell table:formula="of:=[.F240]" office:value-type="float" office:value="784" calcext:value-type="float">
            <text:p>784</text:p>
          </table:table-cell>
        </table:table-row>
        <table:table-row table:style-name="ro2">
          <table:table-cell office:value-type="string" calcext:value-type="string">
            <text:p>Point (-39.60666511648358323 -7.79016100925431854)</text:p>
          </table:table-cell>
          <table:table-cell office:value-type="float" office:value="16" calcext:value-type="float">
            <text:p>16</text:p>
          </table:table-cell>
          <table:table-cell office:value-type="float" office:value="492" calcext:value-type="float">
            <text:p>492</text:p>
          </table:table-cell>
          <table:table-cell office:value-type="float" office:value="-39.6066651164836" calcext:value-type="float">
            <text:p>-39.6066651164836</text:p>
          </table:table-cell>
          <table:table-cell office:value-type="float" office:value="-7.79016100925432" calcext:value-type="float">
            <text:p>-7.79016100925432</text:p>
          </table:table-cell>
          <table:table-cell office:value-type="float" office:value="492" calcext:value-type="float">
            <text:p>492</text:p>
          </table:table-cell>
          <table:table-cell table:formula="of:=[.D241]*-10" office:value-type="float" office:value="396.066651164836" calcext:value-type="float">
            <text:p>396.066651164836</text:p>
          </table:table-cell>
          <table:table-cell table:formula="of:=[.E241]*-10" office:value-type="float" office:value="77.9016100925432" calcext:value-type="float">
            <text:p>77.9016100925432</text:p>
          </table:table-cell>
          <table:table-cell table:formula="of:=[.F241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-39.7186672964341696 -7.85200905554814099)</text:p>
          </table:table-cell>
          <table:table-cell office:value-type="float" office:value="23" calcext:value-type="float">
            <text:p>23</text:p>
          </table:table-cell>
          <table:table-cell office:value-type="float" office:value="469" calcext:value-type="float">
            <text:p>469</text:p>
          </table:table-cell>
          <table:table-cell office:value-type="float" office:value="-39.7186672964342" calcext:value-type="float">
            <text:p>-39.7186672964342</text:p>
          </table:table-cell>
          <table:table-cell office:value-type="float" office:value="-7.85200905554814" calcext:value-type="float">
            <text:p>-7.85200905554814</text:p>
          </table:table-cell>
          <table:table-cell office:value-type="float" office:value="469" calcext:value-type="float">
            <text:p>469</text:p>
          </table:table-cell>
          <table:table-cell table:formula="of:=[.D242]*-10" office:value-type="float" office:value="397.186672964342" calcext:value-type="float">
            <text:p>397.186672964342</text:p>
          </table:table-cell>
          <table:table-cell table:formula="of:=[.E242]*-10" office:value-type="float" office:value="78.5200905554814" calcext:value-type="float">
            <text:p>78.5200905554814</text:p>
          </table:table-cell>
          <table:table-cell table:formula="of:=[.F242]"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Point (-39.02889815213244162 -7.70964569905790587)</text:p>
          </table:table-cell>
          <table:table-cell office:value-type="float" office:value="22" calcext:value-type="float">
            <text:p>22</text:p>
          </table:table-cell>
          <table:table-cell office:value-type="float" office:value="511" calcext:value-type="float">
            <text:p>511</text:p>
          </table:table-cell>
          <table:table-cell office:value-type="float" office:value="-39.0288981521324" calcext:value-type="float">
            <text:p>-39.0288981521324</text:p>
          </table:table-cell>
          <table:table-cell office:value-type="float" office:value="-7.70964569905791" calcext:value-type="float">
            <text:p>-7.70964569905791</text:p>
          </table:table-cell>
          <table:table-cell office:value-type="float" office:value="511" calcext:value-type="float">
            <text:p>511</text:p>
          </table:table-cell>
          <table:table-cell table:formula="of:=[.D243]*-10" office:value-type="float" office:value="390.288981521324" calcext:value-type="float">
            <text:p>390.288981521324</text:p>
          </table:table-cell>
          <table:table-cell table:formula="of:=[.E243]*-10" office:value-type="float" office:value="77.0964569905791" calcext:value-type="float">
            <text:p>77.0964569905791</text:p>
          </table:table-cell>
          <table:table-cell table:formula="of:=[.F243]" office:value-type="float" office:value="511" calcext:value-type="float">
            <text:p>511</text:p>
          </table:table-cell>
        </table:table-row>
        <table:table-row table:style-name="ro2">
          <table:table-cell office:value-type="string" calcext:value-type="string">
            <text:p>Point (-39.6906269917602188 -7.64749241316279171)</text:p>
          </table:table-cell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 office:value-type="float" office:value="-39.6906269917602" calcext:value-type="float">
            <text:p>-39.6906269917602</text:p>
          </table:table-cell>
          <table:table-cell office:value-type="float" office:value="-7.64749241316279" calcext:value-type="float">
            <text:p>-7.64749241316279</text:p>
          </table:table-cell>
          <table:table-cell office:value-type="float" office:value="450" calcext:value-type="float">
            <text:p>450</text:p>
          </table:table-cell>
          <table:table-cell table:formula="of:=[.D244]*-10" office:value-type="float" office:value="396.906269917602" calcext:value-type="float">
            <text:p>396.906269917602</text:p>
          </table:table-cell>
          <table:table-cell table:formula="of:=[.E244]*-10" office:value-type="float" office:value="76.4749241316279" calcext:value-type="float">
            <text:p>76.4749241316279</text:p>
          </table:table-cell>
          <table:table-cell table:formula="of:=[.F244]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Point (-39.73955794922303397 -7.74065672337586541)</text:p>
          </table:table-cell>
          <table:table-cell office:value-type="float" office:value="20" calcext:value-type="float">
            <text:p>20</text:p>
          </table:table-cell>
          <table:table-cell office:value-type="float" office:value="517" calcext:value-type="float">
            <text:p>517</text:p>
          </table:table-cell>
          <table:table-cell office:value-type="float" office:value="-39.739557949223" calcext:value-type="float">
            <text:p>-39.739557949223</text:p>
          </table:table-cell>
          <table:table-cell office:value-type="float" office:value="-7.74065672337587" calcext:value-type="float">
            <text:p>-7.74065672337587</text:p>
          </table:table-cell>
          <table:table-cell office:value-type="float" office:value="517" calcext:value-type="float">
            <text:p>517</text:p>
          </table:table-cell>
          <table:table-cell table:formula="of:=[.D245]*-10" office:value-type="float" office:value="397.39557949223" calcext:value-type="float">
            <text:p>397.39557949223</text:p>
          </table:table-cell>
          <table:table-cell table:formula="of:=[.E245]*-10" office:value-type="float" office:value="77.4065672337587" calcext:value-type="float">
            <text:p>77.4065672337587</text:p>
          </table:table-cell>
          <table:table-cell table:formula="of:=[.F245]" office:value-type="float" office:value="517" calcext:value-type="float">
            <text:p>517</text:p>
          </table:table-cell>
        </table:table-row>
        <table:table-row table:style-name="ro2">
          <table:table-cell office:value-type="string" calcext:value-type="string">
            <text:p>Point (-39.62693747901668928 -7.24406727245838145)</text:p>
          </table:table-cell>
          <table:table-cell office:value-type="float" office:value="43" calcext:value-type="float">
            <text:p>43</text:p>
          </table:table-cell>
          <table:table-cell office:value-type="float" office:value="902" calcext:value-type="float">
            <text:p>902</text:p>
          </table:table-cell>
          <table:table-cell office:value-type="float" office:value="-39.6269374790167" calcext:value-type="float">
            <text:p>-39.6269374790167</text:p>
          </table:table-cell>
          <table:table-cell office:value-type="float" office:value="-7.24406727245838" calcext:value-type="float">
            <text:p>-7.24406727245838</text:p>
          </table:table-cell>
          <table:table-cell office:value-type="float" office:value="902" calcext:value-type="float">
            <text:p>902</text:p>
          </table:table-cell>
          <table:table-cell table:formula="of:=[.D246]*-10" office:value-type="float" office:value="396.269374790167" calcext:value-type="float">
            <text:p>396.269374790167</text:p>
          </table:table-cell>
          <table:table-cell table:formula="of:=[.E246]*-10" office:value-type="float" office:value="72.4406727245838" calcext:value-type="float">
            <text:p>72.4406727245838</text:p>
          </table:table-cell>
          <table:table-cell table:formula="of:=[.F246]" office:value-type="float" office:value="902" calcext:value-type="float">
            <text:p>902</text:p>
          </table:table-cell>
        </table:table-row>
        <table:table-row table:style-name="ro2">
          <table:table-cell office:value-type="string" calcext:value-type="string">
            <text:p>Point (-39.20370261526243638 -7.36881465759416177)</text:p>
          </table:table-cell>
          <table:table-cell office:value-type="float" office:value="42" calcext:value-type="float">
            <text:p>42</text:p>
          </table:table-cell>
          <table:table-cell office:value-type="float" office:value="471" calcext:value-type="float">
            <text:p>471</text:p>
          </table:table-cell>
          <table:table-cell office:value-type="float" office:value="-39.2037026152624" calcext:value-type="float">
            <text:p>-39.2037026152624</text:p>
          </table:table-cell>
          <table:table-cell office:value-type="float" office:value="-7.36881465759416" calcext:value-type="float">
            <text:p>-7.36881465759416</text:p>
          </table:table-cell>
          <table:table-cell office:value-type="float" office:value="471" calcext:value-type="float">
            <text:p>471</text:p>
          </table:table-cell>
          <table:table-cell table:formula="of:=[.D247]*-10" office:value-type="float" office:value="392.037026152624" calcext:value-type="float">
            <text:p>392.037026152624</text:p>
          </table:table-cell>
          <table:table-cell table:formula="of:=[.E247]*-10" office:value-type="float" office:value="73.6881465759416" calcext:value-type="float">
            <text:p>73.6881465759416</text:p>
          </table:table-cell>
          <table:table-cell table:formula="of:=[.F247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-39.84725862605998969 -7.66685700033189388)</text:p>
          </table:table-cell>
          <table:table-cell office:value-type="float" office:value="41" calcext:value-type="float">
            <text:p>41</text:p>
          </table:table-cell>
          <table:table-cell office:value-type="float" office:value="913" calcext:value-type="float">
            <text:p>913</text:p>
          </table:table-cell>
          <table:table-cell office:value-type="float" office:value="-39.84725862606" calcext:value-type="float">
            <text:p>-39.84725862606</text:p>
          </table:table-cell>
          <table:table-cell office:value-type="float" office:value="-7.66685700033189" calcext:value-type="float">
            <text:p>-7.66685700033189</text:p>
          </table:table-cell>
          <table:table-cell office:value-type="float" office:value="913" calcext:value-type="float">
            <text:p>913</text:p>
          </table:table-cell>
          <table:table-cell table:formula="of:=[.D248]*-10" office:value-type="float" office:value="398.4725862606" calcext:value-type="float">
            <text:p>398.4725862606</text:p>
          </table:table-cell>
          <table:table-cell table:formula="of:=[.E248]*-10" office:value-type="float" office:value="76.6685700033189" calcext:value-type="float">
            <text:p>76.6685700033189</text:p>
          </table:table-cell>
          <table:table-cell table:formula="of:=[.F248]" office:value-type="float" office:value="913" calcext:value-type="float">
            <text:p>913</text:p>
          </table:table-cell>
        </table:table-row>
        <table:table-row table:style-name="ro2">
          <table:table-cell office:value-type="string" calcext:value-type="string">
            <text:p>Point (-39.69959746746671669 -7.63660288529176423)</text:p>
          </table:table-cell>
          <table:table-cell office:value-type="float" office:value="40" calcext:value-type="float">
            <text:p>40</text:p>
          </table:table-cell>
          <table:table-cell office:value-type="float" office:value="446" calcext:value-type="float">
            <text:p>446</text:p>
          </table:table-cell>
          <table:table-cell office:value-type="float" office:value="-39.6995974674667" calcext:value-type="float">
            <text:p>-39.6995974674667</text:p>
          </table:table-cell>
          <table:table-cell office:value-type="float" office:value="-7.63660288529176" calcext:value-type="float">
            <text:p>-7.63660288529176</text:p>
          </table:table-cell>
          <table:table-cell office:value-type="float" office:value="446" calcext:value-type="float">
            <text:p>446</text:p>
          </table:table-cell>
          <table:table-cell table:formula="of:=[.D249]*-10" office:value-type="float" office:value="396.995974674667" calcext:value-type="float">
            <text:p>396.995974674667</text:p>
          </table:table-cell>
          <table:table-cell table:formula="of:=[.E249]*-10" office:value-type="float" office:value="76.3660288529176" calcext:value-type="float">
            <text:p>76.3660288529176</text:p>
          </table:table-cell>
          <table:table-cell table:formula="of:=[.F249]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Point (-39.44852233914215134 -7.32116015483692717)</text:p>
          </table:table-cell>
          <table:table-cell office:value-type="float" office:value="47" calcext:value-type="float">
            <text:p>47</text:p>
          </table:table-cell>
          <table:table-cell office:value-type="float" office:value="959" calcext:value-type="float">
            <text:p>959</text:p>
          </table:table-cell>
          <table:table-cell office:value-type="float" office:value="-39.4485223391422" calcext:value-type="float">
            <text:p>-39.4485223391422</text:p>
          </table:table-cell>
          <table:table-cell office:value-type="float" office:value="-7.32116015483693" calcext:value-type="float">
            <text:p>-7.32116015483693</text:p>
          </table:table-cell>
          <table:table-cell office:value-type="float" office:value="959" calcext:value-type="float">
            <text:p>959</text:p>
          </table:table-cell>
          <table:table-cell table:formula="of:=[.D250]*-10" office:value-type="float" office:value="394.485223391422" calcext:value-type="float">
            <text:p>394.485223391422</text:p>
          </table:table-cell>
          <table:table-cell table:formula="of:=[.E250]*-10" office:value-type="float" office:value="73.2116015483693" calcext:value-type="float">
            <text:p>73.2116015483693</text:p>
          </table:table-cell>
          <table:table-cell table:formula="of:=[.F250]"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Point (-39.01021373466338815 -7.99640224284360279)</text:p>
          </table:table-cell>
          <table:table-cell office:value-type="float" office:value="46" calcext:value-type="float">
            <text:p>46</text:p>
          </table:table-cell>
          <table:table-cell office:value-type="float" office:value="476" calcext:value-type="float">
            <text:p>476</text:p>
          </table:table-cell>
          <table:table-cell office:value-type="float" office:value="-39.0102137346634" calcext:value-type="float">
            <text:p>-39.0102137346634</text:p>
          </table:table-cell>
          <table:table-cell office:value-type="float" office:value="-7.9964022428436" calcext:value-type="float">
            <text:p>-7.9964022428436</text:p>
          </table:table-cell>
          <table:table-cell office:value-type="float" office:value="476" calcext:value-type="float">
            <text:p>476</text:p>
          </table:table-cell>
          <table:table-cell table:formula="of:=[.D251]*-10" office:value-type="float" office:value="390.102137346634" calcext:value-type="float">
            <text:p>390.102137346634</text:p>
          </table:table-cell>
          <table:table-cell table:formula="of:=[.E251]*-10" office:value-type="float" office:value="79.964022428436" calcext:value-type="float">
            <text:p>79.964022428436</text:p>
          </table:table-cell>
          <table:table-cell table:formula="of:=[.F251]"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Point (-39.03622507701682309 -7.91829608758093517)</text:p>
          </table:table-cell>
          <table:table-cell office:value-type="float" office:value="45" calcext:value-type="float">
            <text:p>45</text:p>
          </table:table-cell>
          <table:table-cell office:value-type="float" office:value="501" calcext:value-type="float">
            <text:p>501</text:p>
          </table:table-cell>
          <table:table-cell office:value-type="float" office:value="-39.0362250770168" calcext:value-type="float">
            <text:p>-39.0362250770168</text:p>
          </table:table-cell>
          <table:table-cell office:value-type="float" office:value="-7.91829608758094" calcext:value-type="float">
            <text:p>-7.91829608758094</text:p>
          </table:table-cell>
          <table:table-cell office:value-type="float" office:value="501" calcext:value-type="float">
            <text:p>501</text:p>
          </table:table-cell>
          <table:table-cell table:formula="of:=[.D252]*-10" office:value-type="float" office:value="390.362250770168" calcext:value-type="float">
            <text:p>390.362250770168</text:p>
          </table:table-cell>
          <table:table-cell table:formula="of:=[.E252]*-10" office:value-type="float" office:value="79.1829608758094" calcext:value-type="float">
            <text:p>79.1829608758094</text:p>
          </table:table-cell>
          <table:table-cell table:formula="of:=[.F252]"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Point (-39.66877429925391851 -7.63270428202430473)</text:p>
          </table:table-cell>
          <table:table-cell office:value-type="float" office:value="44" calcext:value-type="float">
            <text:p>44</text:p>
          </table:table-cell>
          <table:table-cell office:value-type="float" office:value="492" calcext:value-type="float">
            <text:p>492</text:p>
          </table:table-cell>
          <table:table-cell office:value-type="float" office:value="-39.6687742992539" calcext:value-type="float">
            <text:p>-39.6687742992539</text:p>
          </table:table-cell>
          <table:table-cell office:value-type="float" office:value="-7.63270428202431" calcext:value-type="float">
            <text:p>-7.63270428202431</text:p>
          </table:table-cell>
          <table:table-cell office:value-type="float" office:value="492" calcext:value-type="float">
            <text:p>492</text:p>
          </table:table-cell>
          <table:table-cell table:formula="of:=[.D253]*-10" office:value-type="float" office:value="396.687742992539" calcext:value-type="float">
            <text:p>396.687742992539</text:p>
          </table:table-cell>
          <table:table-cell table:formula="of:=[.E253]*-10" office:value-type="float" office:value="76.3270428202431" calcext:value-type="float">
            <text:p>76.3270428202431</text:p>
          </table:table-cell>
          <table:table-cell table:formula="of:=[.F253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-39.36469811988504119 -7.46375241576491177)</text:p>
          </table:table-cell>
          <table:table-cell office:value-type="float" office:value="35" calcext:value-type="float">
            <text:p>35</text:p>
          </table:table-cell>
          <table:table-cell office:value-type="float" office:value="903" calcext:value-type="float">
            <text:p>903</text:p>
          </table:table-cell>
          <table:table-cell office:value-type="float" office:value="-39.364698119885" calcext:value-type="float">
            <text:p>-39.364698119885</text:p>
          </table:table-cell>
          <table:table-cell office:value-type="float" office:value="-7.46375241576491" calcext:value-type="float">
            <text:p>-7.46375241576491</text:p>
          </table:table-cell>
          <table:table-cell office:value-type="float" office:value="903" calcext:value-type="float">
            <text:p>903</text:p>
          </table:table-cell>
          <table:table-cell table:formula="of:=[.D254]*-10" office:value-type="float" office:value="393.64698119885" calcext:value-type="float">
            <text:p>393.64698119885</text:p>
          </table:table-cell>
          <table:table-cell table:formula="of:=[.E254]*-10" office:value-type="float" office:value="74.6375241576491" calcext:value-type="float">
            <text:p>74.6375241576491</text:p>
          </table:table-cell>
          <table:table-cell table:formula="of:=[.F254]" office:value-type="float" office:value="903" calcext:value-type="float">
            <text:p>903</text:p>
          </table:table-cell>
        </table:table-row>
        <table:table-row table:style-name="ro2">
          <table:table-cell office:value-type="string" calcext:value-type="string">
            <text:p>Point (-39.71202628990013039 -7.38795771879185459)</text:p>
          </table:table-cell>
          <table:table-cell office:value-type="float" office:value="34" calcext:value-type="float">
            <text:p>34</text:p>
          </table:table-cell>
          <table:table-cell office:value-type="float" office:value="919" calcext:value-type="float">
            <text:p>919</text:p>
          </table:table-cell>
          <table:table-cell office:value-type="float" office:value="-39.7120262899001" calcext:value-type="float">
            <text:p>-39.7120262899001</text:p>
          </table:table-cell>
          <table:table-cell office:value-type="float" office:value="-7.38795771879185" calcext:value-type="float">
            <text:p>-7.38795771879185</text:p>
          </table:table-cell>
          <table:table-cell office:value-type="float" office:value="919" calcext:value-type="float">
            <text:p>919</text:p>
          </table:table-cell>
          <table:table-cell table:formula="of:=[.D255]*-10" office:value-type="float" office:value="397.120262899001" calcext:value-type="float">
            <text:p>397.120262899001</text:p>
          </table:table-cell>
          <table:table-cell table:formula="of:=[.E255]*-10" office:value-type="float" office:value="73.8795771879185" calcext:value-type="float">
            <text:p>73.8795771879185</text:p>
          </table:table-cell>
          <table:table-cell table:formula="of:=[.F255]" office:value-type="float" office:value="919" calcext:value-type="float">
            <text:p>919</text:p>
          </table:table-cell>
        </table:table-row>
        <table:table-row table:style-name="ro2">
          <table:table-cell office:value-type="string" calcext:value-type="string">
            <text:p>Point (-39.70755670874920895 -7.4832040926987311)</text:p>
          </table:table-cell>
          <table:table-cell office:value-type="float" office:value="33" calcext:value-type="float">
            <text:p>33</text:p>
          </table:table-cell>
          <table:table-cell office:value-type="float" office:value="670" calcext:value-type="float">
            <text:p>670</text:p>
          </table:table-cell>
          <table:table-cell office:value-type="float" office:value="-39.7075567087492" calcext:value-type="float">
            <text:p>-39.7075567087492</text:p>
          </table:table-cell>
          <table:table-cell office:value-type="float" office:value="-7.48320409269873" calcext:value-type="float">
            <text:p>-7.48320409269873</text:p>
          </table:table-cell>
          <table:table-cell office:value-type="float" office:value="670" calcext:value-type="float">
            <text:p>670</text:p>
          </table:table-cell>
          <table:table-cell table:formula="of:=[.D256]*-10" office:value-type="float" office:value="397.075567087492" calcext:value-type="float">
            <text:p>397.075567087492</text:p>
          </table:table-cell>
          <table:table-cell table:formula="of:=[.E256]*-10" office:value-type="float" office:value="74.8320409269873" calcext:value-type="float">
            <text:p>74.8320409269873</text:p>
          </table:table-cell>
          <table:table-cell table:formula="of:=[.F256]"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Point (-39.49209726129452491 -7.83504048349321902)</text:p>
          </table:table-cell>
          <table:table-cell office:value-type="float" office:value="32" calcext:value-type="float">
            <text:p>32</text:p>
          </table:table-cell>
          <table:table-cell office:value-type="float" office:value="457" calcext:value-type="float">
            <text:p>457</text:p>
          </table:table-cell>
          <table:table-cell office:value-type="float" office:value="-39.4920972612945" calcext:value-type="float">
            <text:p>-39.4920972612945</text:p>
          </table:table-cell>
          <table:table-cell office:value-type="float" office:value="-7.83504048349322" calcext:value-type="float">
            <text:p>-7.83504048349322</text:p>
          </table:table-cell>
          <table:table-cell office:value-type="float" office:value="457" calcext:value-type="float">
            <text:p>457</text:p>
          </table:table-cell>
          <table:table-cell table:formula="of:=[.D257]*-10" office:value-type="float" office:value="394.920972612945" calcext:value-type="float">
            <text:p>394.920972612945</text:p>
          </table:table-cell>
          <table:table-cell table:formula="of:=[.E257]*-10" office:value-type="float" office:value="78.3504048349322" calcext:value-type="float">
            <text:p>78.3504048349322</text:p>
          </table:table-cell>
          <table:table-cell table:formula="of:=[.F257]"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Point (-39.8188569446503422 -7.90089803113345468)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39.8188569446503" calcext:value-type="float">
            <text:p>-39.8188569446503</text:p>
          </table:table-cell>
          <table:table-cell office:value-type="float" office:value="-7.90089803113346" calcext:value-type="float">
            <text:p>-7.90089803113346</text:p>
          </table:table-cell>
          <table:table-cell office:value-type="float" office:value="422" calcext:value-type="float">
            <text:p>422</text:p>
          </table:table-cell>
          <table:table-cell table:formula="of:=[.D258]*-10" office:value-type="float" office:value="398.188569446503" calcext:value-type="float">
            <text:p>398.188569446503</text:p>
          </table:table-cell>
          <table:table-cell table:formula="of:=[.E258]*-10" office:value-type="float" office:value="79.0089803113346" calcext:value-type="float">
            <text:p>79.0089803113346</text:p>
          </table:table-cell>
          <table:table-cell table:formula="of:=[.F258]"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Point (-39.77450738341993741 -7.68539480496304694)</text:p>
          </table:table-cell>
          <table:table-cell office:value-type="float" office:value="38" calcext:value-type="float">
            <text:p>38</text:p>
          </table:table-cell>
          <table:table-cell office:value-type="float" office:value="510" calcext:value-type="float">
            <text:p>510</text:p>
          </table:table-cell>
          <table:table-cell office:value-type="float" office:value="-39.7745073834199" calcext:value-type="float">
            <text:p>-39.7745073834199</text:p>
          </table:table-cell>
          <table:table-cell office:value-type="float" office:value="-7.68539480496305" calcext:value-type="float">
            <text:p>-7.68539480496305</text:p>
          </table:table-cell>
          <table:table-cell office:value-type="float" office:value="510" calcext:value-type="float">
            <text:p>510</text:p>
          </table:table-cell>
          <table:table-cell table:formula="of:=[.D259]*-10" office:value-type="float" office:value="397.745073834199" calcext:value-type="float">
            <text:p>397.745073834199</text:p>
          </table:table-cell>
          <table:table-cell table:formula="of:=[.E259]*-10" office:value-type="float" office:value="76.8539480496305" calcext:value-type="float">
            <text:p>76.8539480496305</text:p>
          </table:table-cell>
          <table:table-cell table:formula="of:=[.F259]"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Point (-39.49328129853185487 -7.47304356800349456)</text:p>
          </table:table-cell>
          <table:table-cell office:value-type="float" office:value="37" calcext:value-type="float">
            <text:p>37</text:p>
          </table:table-cell>
          <table:table-cell office:value-type="float" office:value="918" calcext:value-type="float">
            <text:p>918</text:p>
          </table:table-cell>
          <table:table-cell office:value-type="float" office:value="-39.4932812985319" calcext:value-type="float">
            <text:p>-39.4932812985319</text:p>
          </table:table-cell>
          <table:table-cell office:value-type="float" office:value="-7.4730435680035" calcext:value-type="float">
            <text:p>-7.4730435680035</text:p>
          </table:table-cell>
          <table:table-cell office:value-type="float" office:value="918" calcext:value-type="float">
            <text:p>918</text:p>
          </table:table-cell>
          <table:table-cell table:formula="of:=[.D260]*-10" office:value-type="float" office:value="394.932812985319" calcext:value-type="float">
            <text:p>394.932812985319</text:p>
          </table:table-cell>
          <table:table-cell table:formula="of:=[.E260]*-10" office:value-type="float" office:value="74.730435680035" calcext:value-type="float">
            <text:p>74.730435680035</text:p>
          </table:table-cell>
          <table:table-cell table:formula="of:=[.F260]" office:value-type="float" office:value="918" calcext:value-type="float">
            <text:p>918</text:p>
          </table:table-cell>
        </table:table-row>
        <table:table-row table:style-name="ro2">
          <table:table-cell office:value-type="string" calcext:value-type="string">
            <text:p>Point (-39.68253632222962324 -7.23142946252178564)</text:p>
          </table:table-cell>
          <table:table-cell office:value-type="float" office:value="36" calcext:value-type="float">
            <text:p>36</text:p>
          </table:table-cell>
          <table:table-cell office:value-type="float" office:value="859" calcext:value-type="float">
            <text:p>859</text:p>
          </table:table-cell>
          <table:table-cell office:value-type="float" office:value="-39.6825363222296" calcext:value-type="float">
            <text:p>-39.6825363222296</text:p>
          </table:table-cell>
          <table:table-cell office:value-type="float" office:value="-7.23142946252179" calcext:value-type="float">
            <text:p>-7.23142946252179</text:p>
          </table:table-cell>
          <table:table-cell office:value-type="float" office:value="859" calcext:value-type="float">
            <text:p>859</text:p>
          </table:table-cell>
          <table:table-cell table:formula="of:=[.D261]*-10" office:value-type="float" office:value="396.825363222296" calcext:value-type="float">
            <text:p>396.825363222296</text:p>
          </table:table-cell>
          <table:table-cell table:formula="of:=[.E261]*-10" office:value-type="float" office:value="72.3142946252179" calcext:value-type="float">
            <text:p>72.3142946252179</text:p>
          </table:table-cell>
          <table:table-cell table:formula="of:=[.F261]" office:value-type="float" office:value="859" calcext:value-type="float">
            <text:p>859</text:p>
          </table:table-cell>
        </table:table-row>
        <table:table-row table:style-name="ro2">
          <table:table-cell office:value-type="string" calcext:value-type="string">
            <text:p>Point (-39.60559819624898381 -7.21989469838148334)</text:p>
          </table:table-cell>
          <table:table-cell office:value-type="float" office:value="59" calcext:value-type="float">
            <text:p>59</text:p>
          </table:table-cell>
          <table:table-cell office:value-type="float" office:value="933" calcext:value-type="float">
            <text:p>933</text:p>
          </table:table-cell>
          <table:table-cell office:value-type="float" office:value="-39.605598196249" calcext:value-type="float">
            <text:p>-39.605598196249</text:p>
          </table:table-cell>
          <table:table-cell office:value-type="float" office:value="-7.21989469838148" calcext:value-type="float">
            <text:p>-7.21989469838148</text:p>
          </table:table-cell>
          <table:table-cell office:value-type="float" office:value="933" calcext:value-type="float">
            <text:p>933</text:p>
          </table:table-cell>
          <table:table-cell table:formula="of:=[.D262]*-10" office:value-type="float" office:value="396.05598196249" calcext:value-type="float">
            <text:p>396.05598196249</text:p>
          </table:table-cell>
          <table:table-cell table:formula="of:=[.E262]*-10" office:value-type="float" office:value="72.1989469838148" calcext:value-type="float">
            <text:p>72.1989469838148</text:p>
          </table:table-cell>
          <table:table-cell table:formula="of:=[.F262]" office:value-type="float" office:value="933" calcext:value-type="float">
            <text:p>933</text:p>
          </table:table-cell>
        </table:table-row>
        <table:table-row table:style-name="ro2">
          <table:table-cell office:value-type="string" calcext:value-type="string">
            <text:p>Point (-39.9217749898183385 -7.50125005945550694)</text:p>
          </table:table-cell>
          <table:table-cell office:value-type="float" office:value="58" calcext:value-type="float">
            <text:p>58</text:p>
          </table:table-cell>
          <table:table-cell office:value-type="float" office:value="879" calcext:value-type="float">
            <text:p>879</text:p>
          </table:table-cell>
          <table:table-cell office:value-type="float" office:value="-39.9217749898183" calcext:value-type="float">
            <text:p>-39.9217749898183</text:p>
          </table:table-cell>
          <table:table-cell office:value-type="float" office:value="-7.50125005945551" calcext:value-type="float">
            <text:p>-7.50125005945551</text:p>
          </table:table-cell>
          <table:table-cell office:value-type="float" office:value="879" calcext:value-type="float">
            <text:p>879</text:p>
          </table:table-cell>
          <table:table-cell table:formula="of:=[.D263]*-10" office:value-type="float" office:value="399.217749898183" calcext:value-type="float">
            <text:p>399.217749898183</text:p>
          </table:table-cell>
          <table:table-cell table:formula="of:=[.E263]*-10" office:value-type="float" office:value="75.0125005945551" calcext:value-type="float">
            <text:p>75.0125005945551</text:p>
          </table:table-cell>
          <table:table-cell table:formula="of:=[.F263]" office:value-type="float" office:value="879" calcext:value-type="float">
            <text:p>879</text:p>
          </table:table-cell>
        </table:table-row>
        <table:table-row table:style-name="ro2">
          <table:table-cell office:value-type="string" calcext:value-type="string">
            <text:p>Point (-39.72375866848175718 -7.38861023326935662)</text:p>
          </table:table-cell>
          <table:table-cell office:value-type="float" office:value="57" calcext:value-type="float">
            <text:p>57</text:p>
          </table:table-cell>
          <table:table-cell office:value-type="float" office:value="927" calcext:value-type="float">
            <text:p>927</text:p>
          </table:table-cell>
          <table:table-cell office:value-type="float" office:value="-39.7237586684818" calcext:value-type="float">
            <text:p>-39.7237586684818</text:p>
          </table:table-cell>
          <table:table-cell office:value-type="float" office:value="-7.38861023326936" calcext:value-type="float">
            <text:p>-7.38861023326936</text:p>
          </table:table-cell>
          <table:table-cell office:value-type="float" office:value="927" calcext:value-type="float">
            <text:p>927</text:p>
          </table:table-cell>
          <table:table-cell table:formula="of:=[.D264]*-10" office:value-type="float" office:value="397.237586684818" calcext:value-type="float">
            <text:p>397.237586684818</text:p>
          </table:table-cell>
          <table:table-cell table:formula="of:=[.E264]*-10" office:value-type="float" office:value="73.8861023326936" calcext:value-type="float">
            <text:p>73.8861023326936</text:p>
          </table:table-cell>
          <table:table-cell table:formula="of:=[.F264]" office:value-type="float" office:value="927" calcext:value-type="float">
            <text:p>927</text:p>
          </table:table-cell>
        </table:table-row>
        <table:table-row table:style-name="ro2">
          <table:table-cell office:value-type="string" calcext:value-type="string">
            <text:p>Point (-39.54632555046008946 -7.90084803916080514)</text:p>
          </table:table-cell>
          <table:table-cell office:value-type="float" office:value="56" calcext:value-type="float">
            <text:p>56</text:p>
          </table:table-cell>
          <table:table-cell office:value-type="float" office:value="437" calcext:value-type="float">
            <text:p>437</text:p>
          </table:table-cell>
          <table:table-cell office:value-type="float" office:value="-39.5463255504601" calcext:value-type="float">
            <text:p>-39.5463255504601</text:p>
          </table:table-cell>
          <table:table-cell office:value-type="float" office:value="-7.90084803916081" calcext:value-type="float">
            <text:p>-7.90084803916081</text:p>
          </table:table-cell>
          <table:table-cell office:value-type="float" office:value="437" calcext:value-type="float">
            <text:p>437</text:p>
          </table:table-cell>
          <table:table-cell table:formula="of:=[.D265]*-10" office:value-type="float" office:value="395.463255504601" calcext:value-type="float">
            <text:p>395.463255504601</text:p>
          </table:table-cell>
          <table:table-cell table:formula="of:=[.E265]*-10" office:value-type="float" office:value="79.0084803916081" calcext:value-type="float">
            <text:p>79.0084803916081</text:p>
          </table:table-cell>
          <table:table-cell table:formula="of:=[.F265]" office:value-type="float" office:value="437" calcext:value-type="float">
            <text:p>437</text:p>
          </table:table-cell>
        </table:table-row>
        <table:table-row table:style-name="ro2">
          <table:table-cell office:value-type="string" calcext:value-type="string">
            <text:p>Point (-39.10253208192542473 -7.15909301488646133)</text:p>
          </table:table-cell>
          <table:table-cell office:value-type="float" office:value="63" calcext:value-type="float">
            <text:p>63</text:p>
          </table:table-cell>
          <table:table-cell office:value-type="float" office:value="317" calcext:value-type="float">
            <text:p>317</text:p>
          </table:table-cell>
          <table:table-cell office:value-type="float" office:value="-39.1025320819254" calcext:value-type="float">
            <text:p>-39.1025320819254</text:p>
          </table:table-cell>
          <table:table-cell office:value-type="float" office:value="-7.15909301488646" calcext:value-type="float">
            <text:p>-7.15909301488646</text:p>
          </table:table-cell>
          <table:table-cell office:value-type="float" office:value="317" calcext:value-type="float">
            <text:p>317</text:p>
          </table:table-cell>
          <table:table-cell table:formula="of:=[.D266]*-10" office:value-type="float" office:value="391.025320819254" calcext:value-type="float">
            <text:p>391.025320819254</text:p>
          </table:table-cell>
          <table:table-cell table:formula="of:=[.E266]*-10" office:value-type="float" office:value="71.5909301488646" calcext:value-type="float">
            <text:p>71.5909301488646</text:p>
          </table:table-cell>
          <table:table-cell table:formula="of:=[.F266]" office:value-type="float" office:value="317" calcext:value-type="float">
            <text:p>317</text:p>
          </table:table-cell>
        </table:table-row>
        <table:table-row table:style-name="ro2">
          <table:table-cell office:value-type="string" calcext:value-type="string">
            <text:p>Point (-39.98176112787884051 -7.68299974076932912)</text:p>
          </table:table-cell>
          <table:table-cell office:value-type="float" office:value="62" calcext:value-type="float">
            <text:p>62</text:p>
          </table:table-cell>
          <table:table-cell office:value-type="float" office:value="518" calcext:value-type="float">
            <text:p>518</text:p>
          </table:table-cell>
          <table:table-cell office:value-type="float" office:value="-39.9817611278788" calcext:value-type="float">
            <text:p>-39.9817611278788</text:p>
          </table:table-cell>
          <table:table-cell office:value-type="float" office:value="-7.68299974076933" calcext:value-type="float">
            <text:p>-7.68299974076933</text:p>
          </table:table-cell>
          <table:table-cell office:value-type="float" office:value="518" calcext:value-type="float">
            <text:p>518</text:p>
          </table:table-cell>
          <table:table-cell table:formula="of:=[.D267]*-10" office:value-type="float" office:value="399.817611278788" calcext:value-type="float">
            <text:p>399.817611278788</text:p>
          </table:table-cell>
          <table:table-cell table:formula="of:=[.E267]*-10" office:value-type="float" office:value="76.8299974076933" calcext:value-type="float">
            <text:p>76.8299974076933</text:p>
          </table:table-cell>
          <table:table-cell table:formula="of:=[.F267]" office:value-type="float" office:value="518" calcext:value-type="float">
            <text:p>518</text:p>
          </table:table-cell>
        </table:table-row>
        <table:table-row table:style-name="ro2">
          <table:table-cell office:value-type="string" calcext:value-type="string">
            <text:p>Point (-39.6513672354932325 -7.07357699605661949)</text:p>
          </table:table-cell>
          <table:table-cell office:value-type="float" office:value="61" calcext:value-type="float">
            <text:p>61</text:p>
          </table:table-cell>
          <table:table-cell office:value-type="float" office:value="499" calcext:value-type="float">
            <text:p>499</text:p>
          </table:table-cell>
          <table:table-cell office:value-type="float" office:value="-39.6513672354932" calcext:value-type="float">
            <text:p>-39.6513672354932</text:p>
          </table:table-cell>
          <table:table-cell office:value-type="float" office:value="-7.07357699605662" calcext:value-type="float">
            <text:p>-7.07357699605662</text:p>
          </table:table-cell>
          <table:table-cell office:value-type="float" office:value="499" calcext:value-type="float">
            <text:p>499</text:p>
          </table:table-cell>
          <table:table-cell table:formula="of:=[.D268]*-10" office:value-type="float" office:value="396.513672354932" calcext:value-type="float">
            <text:p>396.513672354932</text:p>
          </table:table-cell>
          <table:table-cell table:formula="of:=[.E268]*-10" office:value-type="float" office:value="70.7357699605662" calcext:value-type="float">
            <text:p>70.7357699605662</text:p>
          </table:table-cell>
          <table:table-cell table:formula="of:=[.F268]" office:value-type="float" office:value="499" calcext:value-type="float">
            <text:p>499</text:p>
          </table:table-cell>
        </table:table-row>
        <table:table-row table:style-name="ro2">
          <table:table-cell office:value-type="string" calcext:value-type="string">
            <text:p>Point (-39.32623655724844269 -7.64759634290202861)</text:p>
          </table:table-cell>
          <table:table-cell office:value-type="float" office:value="60" calcext:value-type="float">
            <text:p>60</text:p>
          </table:table-cell>
          <table:table-cell office:value-type="float" office:value="941" calcext:value-type="float">
            <text:p>941</text:p>
          </table:table-cell>
          <table:table-cell office:value-type="float" office:value="-39.3262365572484" calcext:value-type="float">
            <text:p>-39.3262365572484</text:p>
          </table:table-cell>
          <table:table-cell office:value-type="float" office:value="-7.64759634290203" calcext:value-type="float">
            <text:p>-7.64759634290203</text:p>
          </table:table-cell>
          <table:table-cell office:value-type="float" office:value="941" calcext:value-type="float">
            <text:p>941</text:p>
          </table:table-cell>
          <table:table-cell table:formula="of:=[.D269]*-10" office:value-type="float" office:value="393.262365572484" calcext:value-type="float">
            <text:p>393.262365572484</text:p>
          </table:table-cell>
          <table:table-cell table:formula="of:=[.E269]*-10" office:value-type="float" office:value="76.4759634290203" calcext:value-type="float">
            <text:p>76.4759634290203</text:p>
          </table:table-cell>
          <table:table-cell table:formula="of:=[.F269]" office:value-type="float" office:value="941" calcext:value-type="float">
            <text:p>941</text:p>
          </table:table-cell>
        </table:table-row>
        <table:table-row table:style-name="ro2">
          <table:table-cell office:value-type="string" calcext:value-type="string">
            <text:p>Point (-39.8344372814888672 -7.95996966648605841)</text:p>
          </table:table-cell>
          <table:table-cell office:value-type="float" office:value="51" calcext:value-type="float">
            <text:p>51</text:p>
          </table:table-cell>
          <table:table-cell office:value-type="float" office:value="467" calcext:value-type="float">
            <text:p>467</text:p>
          </table:table-cell>
          <table:table-cell office:value-type="float" office:value="-39.8344372814889" calcext:value-type="float">
            <text:p>-39.8344372814889</text:p>
          </table:table-cell>
          <table:table-cell office:value-type="float" office:value="-7.95996966648606" calcext:value-type="float">
            <text:p>-7.95996966648606</text:p>
          </table:table-cell>
          <table:table-cell office:value-type="float" office:value="467" calcext:value-type="float">
            <text:p>467</text:p>
          </table:table-cell>
          <table:table-cell table:formula="of:=[.D270]*-10" office:value-type="float" office:value="398.344372814889" calcext:value-type="float">
            <text:p>398.344372814889</text:p>
          </table:table-cell>
          <table:table-cell table:formula="of:=[.E270]*-10" office:value-type="float" office:value="79.5996966648606" calcext:value-type="float">
            <text:p>79.5996966648606</text:p>
          </table:table-cell>
          <table:table-cell table:formula="of:=[.F270]"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Point (-39.78311627181747667 -7.59571682106986401)</text:p>
          </table:table-cell>
          <table:table-cell office:value-type="float" office:value="50" calcext:value-type="float">
            <text:p>50</text:p>
          </table:table-cell>
          <table:table-cell office:value-type="float" office:value="510" calcext:value-type="float">
            <text:p>510</text:p>
          </table:table-cell>
          <table:table-cell office:value-type="float" office:value="-39.7831162718175" calcext:value-type="float">
            <text:p>-39.7831162718175</text:p>
          </table:table-cell>
          <table:table-cell office:value-type="float" office:value="-7.59571682106986" calcext:value-type="float">
            <text:p>-7.59571682106986</text:p>
          </table:table-cell>
          <table:table-cell office:value-type="float" office:value="510" calcext:value-type="float">
            <text:p>510</text:p>
          </table:table-cell>
          <table:table-cell table:formula="of:=[.D271]*-10" office:value-type="float" office:value="397.831162718175" calcext:value-type="float">
            <text:p>397.831162718175</text:p>
          </table:table-cell>
          <table:table-cell table:formula="of:=[.E271]*-10" office:value-type="float" office:value="75.9571682106986" calcext:value-type="float">
            <text:p>75.9571682106986</text:p>
          </table:table-cell>
          <table:table-cell table:formula="of:=[.F271]"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Point (-39.20718838500106784 -7.05698854501995765)</text:p>
          </table:table-cell>
          <table:table-cell office:value-type="float" office:value="49" calcext:value-type="float">
            <text:p>49</text:p>
          </table:table-cell>
          <table:table-cell office:value-type="float" office:value="488" calcext:value-type="float">
            <text:p>488</text:p>
          </table:table-cell>
          <table:table-cell office:value-type="float" office:value="-39.2071883850011" calcext:value-type="float">
            <text:p>-39.2071883850011</text:p>
          </table:table-cell>
          <table:table-cell office:value-type="float" office:value="-7.05698854501996" calcext:value-type="float">
            <text:p>-7.05698854501996</text:p>
          </table:table-cell>
          <table:table-cell office:value-type="float" office:value="488" calcext:value-type="float">
            <text:p>488</text:p>
          </table:table-cell>
          <table:table-cell table:formula="of:=[.D272]*-10" office:value-type="float" office:value="392.071883850011" calcext:value-type="float">
            <text:p>392.071883850011</text:p>
          </table:table-cell>
          <table:table-cell table:formula="of:=[.E272]*-10" office:value-type="float" office:value="70.5698854501996" calcext:value-type="float">
            <text:p>70.5698854501996</text:p>
          </table:table-cell>
          <table:table-cell table:formula="of:=[.F272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-39.31964494777545127 -7.76578335609709924)</text:p>
          </table:table-cell>
          <table:table-cell office:value-type="float" office:value="48" calcext:value-type="float">
            <text:p>48</text:p>
          </table:table-cell>
          <table:table-cell office:value-type="float" office:value="526" calcext:value-type="float">
            <text:p>526</text:p>
          </table:table-cell>
          <table:table-cell office:value-type="float" office:value="-39.3196449477754" calcext:value-type="float">
            <text:p>-39.3196449477754</text:p>
          </table:table-cell>
          <table:table-cell office:value-type="float" office:value="-7.7657833560971" calcext:value-type="float">
            <text:p>-7.7657833560971</text:p>
          </table:table-cell>
          <table:table-cell office:value-type="float" office:value="526" calcext:value-type="float">
            <text:p>526</text:p>
          </table:table-cell>
          <table:table-cell table:formula="of:=[.D273]*-10" office:value-type="float" office:value="393.196449477754" calcext:value-type="float">
            <text:p>393.196449477754</text:p>
          </table:table-cell>
          <table:table-cell table:formula="of:=[.E273]*-10" office:value-type="float" office:value="77.657833560971" calcext:value-type="float">
            <text:p>77.657833560971</text:p>
          </table:table-cell>
          <table:table-cell table:formula="of:=[.F273]" office:value-type="float" office:value="526" calcext:value-type="float">
            <text:p>526</text:p>
          </table:table-cell>
        </table:table-row>
        <table:table-row table:style-name="ro2">
          <table:table-cell office:value-type="string" calcext:value-type="string">
            <text:p>Point (-39.18477216241808492 -7.40371199793159551)</text:p>
          </table:table-cell>
          <table:table-cell office:value-type="float" office:value="55" calcext:value-type="float">
            <text:p>55</text:p>
          </table:table-cell>
          <table:table-cell office:value-type="float" office:value="783" calcext:value-type="float">
            <text:p>783</text:p>
          </table:table-cell>
          <table:table-cell office:value-type="float" office:value="-39.1847721624181" calcext:value-type="float">
            <text:p>-39.1847721624181</text:p>
          </table:table-cell>
          <table:table-cell office:value-type="float" office:value="-7.4037119979316" calcext:value-type="float">
            <text:p>-7.4037119979316</text:p>
          </table:table-cell>
          <table:table-cell office:value-type="float" office:value="783" calcext:value-type="float">
            <text:p>783</text:p>
          </table:table-cell>
          <table:table-cell table:formula="of:=[.D274]*-10" office:value-type="float" office:value="391.847721624181" calcext:value-type="float">
            <text:p>391.847721624181</text:p>
          </table:table-cell>
          <table:table-cell table:formula="of:=[.E274]*-10" office:value-type="float" office:value="74.037119979316" calcext:value-type="float">
            <text:p>74.037119979316</text:p>
          </table:table-cell>
          <table:table-cell table:formula="of:=[.F274]" office:value-type="float" office:value="783" calcext:value-type="float">
            <text:p>783</text:p>
          </table:table-cell>
        </table:table-row>
        <table:table-row table:style-name="ro2">
          <table:table-cell office:value-type="string" calcext:value-type="string">
            <text:p>Point (-39.81156141304829532 -7.34910791703044719)</text:p>
          </table:table-cell>
          <table:table-cell office:value-type="float" office:value="54" calcext:value-type="float">
            <text:p>54</text:p>
          </table:table-cell>
          <table:table-cell office:value-type="float" office:value="912" calcext:value-type="float">
            <text:p>912</text:p>
          </table:table-cell>
          <table:table-cell office:value-type="float" office:value="-39.8115614130483" calcext:value-type="float">
            <text:p>-39.8115614130483</text:p>
          </table:table-cell>
          <table:table-cell office:value-type="float" office:value="-7.34910791703045" calcext:value-type="float">
            <text:p>-7.34910791703045</text:p>
          </table:table-cell>
          <table:table-cell office:value-type="float" office:value="912" calcext:value-type="float">
            <text:p>912</text:p>
          </table:table-cell>
          <table:table-cell table:formula="of:=[.D275]*-10" office:value-type="float" office:value="398.115614130483" calcext:value-type="float">
            <text:p>398.115614130483</text:p>
          </table:table-cell>
          <table:table-cell table:formula="of:=[.E275]*-10" office:value-type="float" office:value="73.4910791703045" calcext:value-type="float">
            <text:p>73.4910791703045</text:p>
          </table:table-cell>
          <table:table-cell table:formula="of:=[.F275]" office:value-type="float" office:value="912" calcext:value-type="float">
            <text:p>912</text:p>
          </table:table-cell>
        </table:table-row>
        <table:table-row table:style-name="ro2">
          <table:table-cell office:value-type="string" calcext:value-type="string">
            <text:p>Point (-39.56314068392801175 -7.52261211377671568)</text:p>
          </table:table-cell>
          <table:table-cell office:value-type="float" office:value="53" calcext:value-type="float">
            <text:p>53</text:p>
          </table:table-cell>
          <table:table-cell office:value-type="float" office:value="621" calcext:value-type="float">
            <text:p>621</text:p>
          </table:table-cell>
          <table:table-cell office:value-type="float" office:value="-39.563140683928" calcext:value-type="float">
            <text:p>-39.563140683928</text:p>
          </table:table-cell>
          <table:table-cell office:value-type="float" office:value="-7.52261211377672" calcext:value-type="float">
            <text:p>-7.52261211377672</text:p>
          </table:table-cell>
          <table:table-cell office:value-type="float" office:value="621" calcext:value-type="float">
            <text:p>621</text:p>
          </table:table-cell>
          <table:table-cell table:formula="of:=[.D276]*-10" office:value-type="float" office:value="395.63140683928" calcext:value-type="float">
            <text:p>395.63140683928</text:p>
          </table:table-cell>
          <table:table-cell table:formula="of:=[.E276]*-10" office:value-type="float" office:value="75.2261211377672" calcext:value-type="float">
            <text:p>75.2261211377672</text:p>
          </table:table-cell>
          <table:table-cell table:formula="of:=[.F276]" office:value-type="float" office:value="621" calcext:value-type="float">
            <text:p>621</text:p>
          </table:table-cell>
        </table:table-row>
        <table:table-row table:style-name="ro2">
          <table:table-cell office:value-type="string" calcext:value-type="string">
            <text:p>Point (-39.59024354498980358 -7.39771681916634449)</text:p>
          </table:table-cell>
          <table:table-cell office:value-type="float" office:value="52" calcext:value-type="float">
            <text:p>52</text:p>
          </table:table-cell>
          <table:table-cell office:value-type="float" office:value="887" calcext:value-type="float">
            <text:p>887</text:p>
          </table:table-cell>
          <table:table-cell office:value-type="float" office:value="-39.5902435449898" calcext:value-type="float">
            <text:p>-39.5902435449898</text:p>
          </table:table-cell>
          <table:table-cell office:value-type="float" office:value="-7.39771681916634" calcext:value-type="float">
            <text:p>-7.39771681916634</text:p>
          </table:table-cell>
          <table:table-cell office:value-type="float" office:value="887" calcext:value-type="float">
            <text:p>887</text:p>
          </table:table-cell>
          <table:table-cell table:formula="of:=[.D277]*-10" office:value-type="float" office:value="395.902435449898" calcext:value-type="float">
            <text:p>395.902435449898</text:p>
          </table:table-cell>
          <table:table-cell table:formula="of:=[.E277]*-10" office:value-type="float" office:value="73.9771681916634" calcext:value-type="float">
            <text:p>73.9771681916634</text:p>
          </table:table-cell>
          <table:table-cell table:formula="of:=[.F277]"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Point (-39.49384781855552262 -7.745000964202017)</text:p>
          </table:table-cell>
          <table:table-cell office:value-type="float" office:value="899" calcext:value-type="float">
            <text:p>899</text:p>
          </table:table-cell>
          <table:table-cell office:value-type="float" office:value="490" calcext:value-type="float">
            <text:p>490</text:p>
          </table:table-cell>
          <table:table-cell office:value-type="float" office:value="-39.4938478185555" calcext:value-type="float">
            <text:p>-39.4938478185555</text:p>
          </table:table-cell>
          <table:table-cell office:value-type="float" office:value="-7.74500096420202" calcext:value-type="float">
            <text:p>-7.74500096420202</text:p>
          </table:table-cell>
          <table:table-cell office:value-type="float" office:value="490" calcext:value-type="float">
            <text:p>490</text:p>
          </table:table-cell>
          <table:table-cell table:formula="of:=[.D278]*-10" office:value-type="float" office:value="394.938478185555" calcext:value-type="float">
            <text:p>394.938478185555</text:p>
          </table:table-cell>
          <table:table-cell table:formula="of:=[.E278]*-10" office:value-type="float" office:value="77.4500096420202" calcext:value-type="float">
            <text:p>77.4500096420202</text:p>
          </table:table-cell>
          <table:table-cell table:formula="of:=[.F278]"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Point (-39.9380036692699818 -7.22628480691109409)</text:p>
          </table:table-cell>
          <table:table-cell office:value-type="float" office:value="898" calcext:value-type="float">
            <text:p>898</text:p>
          </table:table-cell>
          <table:table-cell office:value-type="float" office:value="874" calcext:value-type="float">
            <text:p>874</text:p>
          </table:table-cell>
          <table:table-cell office:value-type="float" office:value="-39.93800366927" calcext:value-type="float">
            <text:p>-39.93800366927</text:p>
          </table:table-cell>
          <table:table-cell office:value-type="float" office:value="-7.22628480691109" calcext:value-type="float">
            <text:p>-7.22628480691109</text:p>
          </table:table-cell>
          <table:table-cell office:value-type="float" office:value="874" calcext:value-type="float">
            <text:p>874</text:p>
          </table:table-cell>
          <table:table-cell table:formula="of:=[.D279]*-10" office:value-type="float" office:value="399.3800366927" calcext:value-type="float">
            <text:p>399.3800366927</text:p>
          </table:table-cell>
          <table:table-cell table:formula="of:=[.E279]*-10" office:value-type="float" office:value="72.2628480691109" calcext:value-type="float">
            <text:p>72.2628480691109</text:p>
          </table:table-cell>
          <table:table-cell table:formula="of:=[.F279]" office:value-type="float" office:value="874" calcext:value-type="float">
            <text:p>874</text:p>
          </table:table-cell>
        </table:table-row>
        <table:table-row table:style-name="ro2">
          <table:table-cell office:value-type="string" calcext:value-type="string">
            <text:p>Point (-39.27052760583051594 -7.22087105797287165)</text:p>
          </table:table-cell>
          <table:table-cell office:value-type="float" office:value="897" calcext:value-type="float">
            <text:p>897</text:p>
          </table:table-cell>
          <table:table-cell office:value-type="float" office:value="409" calcext:value-type="float">
            <text:p>409</text:p>
          </table:table-cell>
          <table:table-cell office:value-type="float" office:value="-39.2705276058305" calcext:value-type="float">
            <text:p>-39.2705276058305</text:p>
          </table:table-cell>
          <table:table-cell office:value-type="float" office:value="-7.22087105797287" calcext:value-type="float">
            <text:p>-7.22087105797287</text:p>
          </table:table-cell>
          <table:table-cell office:value-type="float" office:value="409" calcext:value-type="float">
            <text:p>409</text:p>
          </table:table-cell>
          <table:table-cell table:formula="of:=[.D280]*-10" office:value-type="float" office:value="392.705276058305" calcext:value-type="float">
            <text:p>392.705276058305</text:p>
          </table:table-cell>
          <table:table-cell table:formula="of:=[.E280]*-10" office:value-type="float" office:value="72.2087105797287" calcext:value-type="float">
            <text:p>72.2087105797287</text:p>
          </table:table-cell>
          <table:table-cell table:formula="of:=[.F280]" office:value-type="float" office:value="409" calcext:value-type="float">
            <text:p>409</text:p>
          </table:table-cell>
        </table:table-row>
        <table:table-row table:style-name="ro2">
          <table:table-cell office:value-type="string" calcext:value-type="string">
            <text:p>Point (-39.23363749979365878 -7.36959557726803904)</text:p>
          </table:table-cell>
          <table:table-cell office:value-type="float" office:value="896" calcext:value-type="float">
            <text:p>896</text:p>
          </table:table-cell>
          <table:table-cell office:value-type="float" office:value="494" calcext:value-type="float">
            <text:p>494</text:p>
          </table:table-cell>
          <table:table-cell office:value-type="float" office:value="-39.2336374997937" calcext:value-type="float">
            <text:p>-39.2336374997937</text:p>
          </table:table-cell>
          <table:table-cell office:value-type="float" office:value="-7.36959557726804" calcext:value-type="float">
            <text:p>-7.36959557726804</text:p>
          </table:table-cell>
          <table:table-cell office:value-type="float" office:value="494" calcext:value-type="float">
            <text:p>494</text:p>
          </table:table-cell>
          <table:table-cell table:formula="of:=[.D281]*-10" office:value-type="float" office:value="392.336374997937" calcext:value-type="float">
            <text:p>392.336374997937</text:p>
          </table:table-cell>
          <table:table-cell table:formula="of:=[.E281]*-10" office:value-type="float" office:value="73.6959557726804" calcext:value-type="float">
            <text:p>73.6959557726804</text:p>
          </table:table-cell>
          <table:table-cell table:formula="of:=[.F281]"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Point (-39.7599835721441508 -7.56210560293375433)</text:p>
          </table:table-cell>
          <table:table-cell office:value-type="float" office:value="900" calcext:value-type="float">
            <text:p>900</text:p>
          </table:table-cell>
          <table:table-cell office:value-type="float" office:value="498" calcext:value-type="float">
            <text:p>498</text:p>
          </table:table-cell>
          <table:table-cell office:value-type="float" office:value="-39.7599835721442" calcext:value-type="float">
            <text:p>-39.7599835721442</text:p>
          </table:table-cell>
          <table:table-cell office:value-type="float" office:value="-7.56210560293375" calcext:value-type="float">
            <text:p>-7.56210560293375</text:p>
          </table:table-cell>
          <table:table-cell office:value-type="float" office:value="498" calcext:value-type="float">
            <text:p>498</text:p>
          </table:table-cell>
          <table:table-cell table:formula="of:=[.D282]*-10" office:value-type="float" office:value="397.599835721442" calcext:value-type="float">
            <text:p>397.599835721442</text:p>
          </table:table-cell>
          <table:table-cell table:formula="of:=[.E282]*-10" office:value-type="float" office:value="75.6210560293375" calcext:value-type="float">
            <text:p>75.6210560293375</text:p>
          </table:table-cell>
          <table:table-cell table:formula="of:=[.F282]" office:value-type="float" office:value="498" calcext:value-type="float">
            <text:p>498</text:p>
          </table:table-cell>
        </table:table-row>
        <table:table-row table:style-name="ro2">
          <table:table-cell office:value-type="string" calcext:value-type="string">
            <text:p>Point (-39.37883347350601326 -7.09774651509599863)</text:p>
          </table:table-cell>
          <table:table-cell office:value-type="float" office:value="843" calcext:value-type="float">
            <text:p>843</text:p>
          </table:table-cell>
          <table:table-cell office:value-type="float" office:value="436" calcext:value-type="float">
            <text:p>436</text:p>
          </table:table-cell>
          <table:table-cell office:value-type="float" office:value="-39.378833473506" calcext:value-type="float">
            <text:p>-39.378833473506</text:p>
          </table:table-cell>
          <table:table-cell office:value-type="float" office:value="-7.097746515096" calcext:value-type="float">
            <text:p>-7.097746515096</text:p>
          </table:table-cell>
          <table:table-cell office:value-type="float" office:value="436" calcext:value-type="float">
            <text:p>436</text:p>
          </table:table-cell>
          <table:table-cell table:formula="of:=[.D283]*-10" office:value-type="float" office:value="393.78833473506" calcext:value-type="float">
            <text:p>393.78833473506</text:p>
          </table:table-cell>
          <table:table-cell table:formula="of:=[.E283]*-10" office:value-type="float" office:value="70.97746515096" calcext:value-type="float">
            <text:p>70.97746515096</text:p>
          </table:table-cell>
          <table:table-cell table:formula="of:=[.F283]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Point (-39.12186076343840568 -7.88200279635049927)</text:p>
          </table:table-cell>
          <table:table-cell office:value-type="float" office:value="842" calcext:value-type="float">
            <text:p>842</text:p>
          </table:table-cell>
          <table:table-cell office:value-type="float" office:value="519" calcext:value-type="float">
            <text:p>519</text:p>
          </table:table-cell>
          <table:table-cell office:value-type="float" office:value="-39.1218607634384" calcext:value-type="float">
            <text:p>-39.1218607634384</text:p>
          </table:table-cell>
          <table:table-cell office:value-type="float" office:value="-7.8820027963505" calcext:value-type="float">
            <text:p>-7.8820027963505</text:p>
          </table:table-cell>
          <table:table-cell office:value-type="float" office:value="519" calcext:value-type="float">
            <text:p>519</text:p>
          </table:table-cell>
          <table:table-cell table:formula="of:=[.D284]*-10" office:value-type="float" office:value="391.218607634384" calcext:value-type="float">
            <text:p>391.218607634384</text:p>
          </table:table-cell>
          <table:table-cell table:formula="of:=[.E284]*-10" office:value-type="float" office:value="78.820027963505" calcext:value-type="float">
            <text:p>78.820027963505</text:p>
          </table:table-cell>
          <table:table-cell table:formula="of:=[.F284]" office:value-type="float" office:value="519" calcext:value-type="float">
            <text:p>519</text:p>
          </table:table-cell>
        </table:table-row>
        <table:table-row table:style-name="ro2">
          <table:table-cell office:value-type="string" calcext:value-type="string">
            <text:p>Point (-39.87258895175728668 -7.03738616871322531)</text:p>
          </table:table-cell>
          <table:table-cell office:value-type="float" office:value="841" calcext:value-type="float">
            <text:p>841</text:p>
          </table:table-cell>
          <table:table-cell office:value-type="float" office:value="539" calcext:value-type="float">
            <text:p>539</text:p>
          </table:table-cell>
          <table:table-cell office:value-type="float" office:value="-39.8725889517573" calcext:value-type="float">
            <text:p>-39.8725889517573</text:p>
          </table:table-cell>
          <table:table-cell office:value-type="float" office:value="-7.03738616871323" calcext:value-type="float">
            <text:p>-7.03738616871323</text:p>
          </table:table-cell>
          <table:table-cell office:value-type="float" office:value="539" calcext:value-type="float">
            <text:p>539</text:p>
          </table:table-cell>
          <table:table-cell table:formula="of:=[.D285]*-10" office:value-type="float" office:value="398.725889517573" calcext:value-type="float">
            <text:p>398.725889517573</text:p>
          </table:table-cell>
          <table:table-cell table:formula="of:=[.E285]*-10" office:value-type="float" office:value="70.3738616871323" calcext:value-type="float">
            <text:p>70.3738616871323</text:p>
          </table:table-cell>
          <table:table-cell table:formula="of:=[.F285]" office:value-type="float" office:value="539" calcext:value-type="float">
            <text:p>539</text:p>
          </table:table-cell>
        </table:table-row>
        <table:table-row table:style-name="ro2">
          <table:table-cell office:value-type="string" calcext:value-type="string">
            <text:p>Point (-39.55957610394607116 -7.90930994993600223)</text:p>
          </table:table-cell>
          <table:table-cell office:value-type="float" office:value="840" calcext:value-type="float">
            <text:p>840</text:p>
          </table:table-cell>
          <table:table-cell office:value-type="float" office:value="402" calcext:value-type="float">
            <text:p>402</text:p>
          </table:table-cell>
          <table:table-cell office:value-type="float" office:value="-39.5595761039461" calcext:value-type="float">
            <text:p>-39.5595761039461</text:p>
          </table:table-cell>
          <table:table-cell office:value-type="float" office:value="-7.909309949936" calcext:value-type="float">
            <text:p>-7.909309949936</text:p>
          </table:table-cell>
          <table:table-cell office:value-type="float" office:value="402" calcext:value-type="float">
            <text:p>402</text:p>
          </table:table-cell>
          <table:table-cell table:formula="of:=[.D286]*-10" office:value-type="float" office:value="395.595761039461" calcext:value-type="float">
            <text:p>395.595761039461</text:p>
          </table:table-cell>
          <table:table-cell table:formula="of:=[.E286]*-10" office:value-type="float" office:value="79.09309949936" calcext:value-type="float">
            <text:p>79.09309949936</text:p>
          </table:table-cell>
          <table:table-cell table:formula="of:=[.F286]" office:value-type="float" office:value="402" calcext:value-type="float">
            <text:p>402</text:p>
          </table:table-cell>
        </table:table-row>
        <table:table-row table:style-name="ro2">
          <table:table-cell office:value-type="string" calcext:value-type="string">
            <text:p>Point (-39.25679075848160693 -7.68721715389064375)</text:p>
          </table:table-cell>
          <table:table-cell office:value-type="float" office:value="847" calcext:value-type="float">
            <text:p>847</text:p>
          </table:table-cell>
          <table:table-cell office:value-type="float" office:value="570" calcext:value-type="float">
            <text:p>570</text:p>
          </table:table-cell>
          <table:table-cell office:value-type="float" office:value="-39.2567907584816" calcext:value-type="float">
            <text:p>-39.2567907584816</text:p>
          </table:table-cell>
          <table:table-cell office:value-type="float" office:value="-7.68721715389064" calcext:value-type="float">
            <text:p>-7.68721715389064</text:p>
          </table:table-cell>
          <table:table-cell office:value-type="float" office:value="570" calcext:value-type="float">
            <text:p>570</text:p>
          </table:table-cell>
          <table:table-cell table:formula="of:=[.D287]*-10" office:value-type="float" office:value="392.567907584816" calcext:value-type="float">
            <text:p>392.567907584816</text:p>
          </table:table-cell>
          <table:table-cell table:formula="of:=[.E287]*-10" office:value-type="float" office:value="76.8721715389064" calcext:value-type="float">
            <text:p>76.8721715389064</text:p>
          </table:table-cell>
          <table:table-cell table:formula="of:=[.F287]"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Point (-39.32191952067883989 -7.25430327753260151)</text:p>
          </table:table-cell>
          <table:table-cell office:value-type="float" office:value="846" calcext:value-type="float">
            <text:p>846</text:p>
          </table:table-cell>
          <table:table-cell office:value-type="float" office:value="406" calcext:value-type="float">
            <text:p>406</text:p>
          </table:table-cell>
          <table:table-cell office:value-type="float" office:value="-39.3219195206788" calcext:value-type="float">
            <text:p>-39.3219195206788</text:p>
          </table:table-cell>
          <table:table-cell office:value-type="float" office:value="-7.2543032775326" calcext:value-type="float">
            <text:p>-7.2543032775326</text:p>
          </table:table-cell>
          <table:table-cell office:value-type="float" office:value="406" calcext:value-type="float">
            <text:p>406</text:p>
          </table:table-cell>
          <table:table-cell table:formula="of:=[.D288]*-10" office:value-type="float" office:value="393.219195206788" calcext:value-type="float">
            <text:p>393.219195206788</text:p>
          </table:table-cell>
          <table:table-cell table:formula="of:=[.E288]*-10" office:value-type="float" office:value="72.543032775326" calcext:value-type="float">
            <text:p>72.543032775326</text:p>
          </table:table-cell>
          <table:table-cell table:formula="of:=[.F288]" office:value-type="float" office:value="406" calcext:value-type="float">
            <text:p>406</text:p>
          </table:table-cell>
        </table:table-row>
        <table:table-row table:style-name="ro2">
          <table:table-cell office:value-type="string" calcext:value-type="string">
            <text:p>Point (-39.81766080147043141 -7.40783643090602695)</text:p>
          </table:table-cell>
          <table:table-cell office:value-type="float" office:value="845" calcext:value-type="float">
            <text:p>845</text:p>
          </table:table-cell>
          <table:table-cell office:value-type="float" office:value="892" calcext:value-type="float">
            <text:p>892</text:p>
          </table:table-cell>
          <table:table-cell office:value-type="float" office:value="-39.8176608014704" calcext:value-type="float">
            <text:p>-39.8176608014704</text:p>
          </table:table-cell>
          <table:table-cell office:value-type="float" office:value="-7.40783643090603" calcext:value-type="float">
            <text:p>-7.40783643090603</text:p>
          </table:table-cell>
          <table:table-cell office:value-type="float" office:value="892" calcext:value-type="float">
            <text:p>892</text:p>
          </table:table-cell>
          <table:table-cell table:formula="of:=[.D289]*-10" office:value-type="float" office:value="398.176608014704" calcext:value-type="float">
            <text:p>398.176608014704</text:p>
          </table:table-cell>
          <table:table-cell table:formula="of:=[.E289]*-10" office:value-type="float" office:value="74.0783643090603" calcext:value-type="float">
            <text:p>74.0783643090603</text:p>
          </table:table-cell>
          <table:table-cell table:formula="of:=[.F289]" office:value-type="float" office:value="892" calcext:value-type="float">
            <text:p>892</text:p>
          </table:table-cell>
        </table:table-row>
        <table:table-row table:style-name="ro2">
          <table:table-cell office:value-type="string" calcext:value-type="string">
            <text:p>Point (-39.60363267881882621 -7.75849065852389952)</text:p>
          </table:table-cell>
          <table:table-cell office:value-type="float" office:value="844" calcext:value-type="float">
            <text:p>844</text:p>
          </table:table-cell>
          <table:table-cell office:value-type="float" office:value="434" calcext:value-type="float">
            <text:p>434</text:p>
          </table:table-cell>
          <table:table-cell office:value-type="float" office:value="-39.6036326788188" calcext:value-type="float">
            <text:p>-39.6036326788188</text:p>
          </table:table-cell>
          <table:table-cell office:value-type="float" office:value="-7.7584906585239" calcext:value-type="float">
            <text:p>-7.7584906585239</text:p>
          </table:table-cell>
          <table:table-cell office:value-type="float" office:value="434" calcext:value-type="float">
            <text:p>434</text:p>
          </table:table-cell>
          <table:table-cell table:formula="of:=[.D290]*-10" office:value-type="float" office:value="396.036326788188" calcext:value-type="float">
            <text:p>396.036326788188</text:p>
          </table:table-cell>
          <table:table-cell table:formula="of:=[.E290]*-10" office:value-type="float" office:value="77.584906585239" calcext:value-type="float">
            <text:p>77.584906585239</text:p>
          </table:table-cell>
          <table:table-cell table:formula="of:=[.F290]"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Point (-39.03993095762710652 -7.27195965976747249)</text:p>
          </table:table-cell>
          <table:table-cell office:value-type="float" office:value="835" calcext:value-type="float">
            <text:p>835</text:p>
          </table:table-cell>
          <table:table-cell office:value-type="float" office:value="407" calcext:value-type="float">
            <text:p>407</text:p>
          </table:table-cell>
          <table:table-cell office:value-type="float" office:value="-39.0399309576271" calcext:value-type="float">
            <text:p>-39.0399309576271</text:p>
          </table:table-cell>
          <table:table-cell office:value-type="float" office:value="-7.27195965976747" calcext:value-type="float">
            <text:p>-7.27195965976747</text:p>
          </table:table-cell>
          <table:table-cell office:value-type="float" office:value="407" calcext:value-type="float">
            <text:p>407</text:p>
          </table:table-cell>
          <table:table-cell table:formula="of:=[.D291]*-10" office:value-type="float" office:value="390.399309576271" calcext:value-type="float">
            <text:p>390.399309576271</text:p>
          </table:table-cell>
          <table:table-cell table:formula="of:=[.E291]*-10" office:value-type="float" office:value="72.7195965976747" calcext:value-type="float">
            <text:p>72.7195965976747</text:p>
          </table:table-cell>
          <table:table-cell table:formula="of:=[.F291]" office:value-type="float" office:value="407" calcext:value-type="float">
            <text:p>407</text:p>
          </table:table-cell>
        </table:table-row>
        <table:table-row table:style-name="ro2">
          <table:table-cell office:value-type="string" calcext:value-type="string">
            <text:p>Point (-39.13588367284799574 -7.97466696947207598)</text:p>
          </table:table-cell>
          <table:table-cell office:value-type="float" office:value="834" calcext:value-type="float">
            <text:p>834</text:p>
          </table:table-cell>
          <table:table-cell office:value-type="float" office:value="506" calcext:value-type="float">
            <text:p>506</text:p>
          </table:table-cell>
          <table:table-cell office:value-type="float" office:value="-39.135883672848" calcext:value-type="float">
            <text:p>-39.135883672848</text:p>
          </table:table-cell>
          <table:table-cell office:value-type="float" office:value="-7.97466696947208" calcext:value-type="float">
            <text:p>-7.97466696947208</text:p>
          </table:table-cell>
          <table:table-cell office:value-type="float" office:value="506" calcext:value-type="float">
            <text:p>506</text:p>
          </table:table-cell>
          <table:table-cell table:formula="of:=[.D292]*-10" office:value-type="float" office:value="391.35883672848" calcext:value-type="float">
            <text:p>391.35883672848</text:p>
          </table:table-cell>
          <table:table-cell table:formula="of:=[.E292]*-10" office:value-type="float" office:value="79.7466696947208" calcext:value-type="float">
            <text:p>79.7466696947208</text:p>
          </table:table-cell>
          <table:table-cell table:formula="of:=[.F292]"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Point (-39.55914170042496636 -7.5427140989953676)</text:p>
          </table:table-cell>
          <table:table-cell office:value-type="float" office:value="833" calcext:value-type="float">
            <text:p>833</text:p>
          </table:table-cell>
          <table:table-cell office:value-type="float" office:value="677" calcext:value-type="float">
            <text:p>677</text:p>
          </table:table-cell>
          <table:table-cell office:value-type="float" office:value="-39.559141700425" calcext:value-type="float">
            <text:p>-39.559141700425</text:p>
          </table:table-cell>
          <table:table-cell office:value-type="float" office:value="-7.54271409899537" calcext:value-type="float">
            <text:p>-7.54271409899537</text:p>
          </table:table-cell>
          <table:table-cell office:value-type="float" office:value="677" calcext:value-type="float">
            <text:p>677</text:p>
          </table:table-cell>
          <table:table-cell table:formula="of:=[.D293]*-10" office:value-type="float" office:value="395.59141700425" calcext:value-type="float">
            <text:p>395.59141700425</text:p>
          </table:table-cell>
          <table:table-cell table:formula="of:=[.E293]*-10" office:value-type="float" office:value="75.4271409899537" calcext:value-type="float">
            <text:p>75.4271409899537</text:p>
          </table:table-cell>
          <table:table-cell table:formula="of:=[.F293]" office:value-type="float" office:value="677" calcext:value-type="float">
            <text:p>677</text:p>
          </table:table-cell>
        </table:table-row>
        <table:table-row table:style-name="ro2">
          <table:table-cell office:value-type="string" calcext:value-type="string">
            <text:p>Point (-39.56801061061646863 -7.14104460099832039)</text:p>
          </table:table-cell>
          <table:table-cell office:value-type="float" office:value="832" calcext:value-type="float">
            <text:p>832</text:p>
          </table:table-cell>
          <table:table-cell office:value-type="float" office:value="705" calcext:value-type="float">
            <text:p>705</text:p>
          </table:table-cell>
          <table:table-cell office:value-type="float" office:value="-39.5680106106165" calcext:value-type="float">
            <text:p>-39.5680106106165</text:p>
          </table:table-cell>
          <table:table-cell office:value-type="float" office:value="-7.14104460099832" calcext:value-type="float">
            <text:p>-7.14104460099832</text:p>
          </table:table-cell>
          <table:table-cell office:value-type="float" office:value="705" calcext:value-type="float">
            <text:p>705</text:p>
          </table:table-cell>
          <table:table-cell table:formula="of:=[.D294]*-10" office:value-type="float" office:value="395.680106106165" calcext:value-type="float">
            <text:p>395.680106106165</text:p>
          </table:table-cell>
          <table:table-cell table:formula="of:=[.E294]*-10" office:value-type="float" office:value="71.4104460099832" calcext:value-type="float">
            <text:p>71.4104460099832</text:p>
          </table:table-cell>
          <table:table-cell table:formula="of:=[.F294]" office:value-type="float" office:value="705" calcext:value-type="float">
            <text:p>705</text:p>
          </table:table-cell>
        </table:table-row>
        <table:table-row table:style-name="ro2">
          <table:table-cell office:value-type="string" calcext:value-type="string">
            <text:p>Point (-39.02670476955444201 -7.0180334607100523)</text:p>
          </table:table-cell>
          <table:table-cell office:value-type="float" office:value="839" calcext:value-type="float">
            <text:p>839</text:p>
          </table:table-cell>
          <table:table-cell office:value-type="float" office:value="338" calcext:value-type="float">
            <text:p>338</text:p>
          </table:table-cell>
          <table:table-cell office:value-type="float" office:value="-39.0267047695544" calcext:value-type="float">
            <text:p>-39.0267047695544</text:p>
          </table:table-cell>
          <table:table-cell office:value-type="float" office:value="-7.01803346071005" calcext:value-type="float">
            <text:p>-7.01803346071005</text:p>
          </table:table-cell>
          <table:table-cell office:value-type="float" office:value="338" calcext:value-type="float">
            <text:p>338</text:p>
          </table:table-cell>
          <table:table-cell table:formula="of:=[.D295]*-10" office:value-type="float" office:value="390.267047695544" calcext:value-type="float">
            <text:p>390.267047695544</text:p>
          </table:table-cell>
          <table:table-cell table:formula="of:=[.E295]*-10" office:value-type="float" office:value="70.1803346071005" calcext:value-type="float">
            <text:p>70.1803346071005</text:p>
          </table:table-cell>
          <table:table-cell table:formula="of:=[.F295]" office:value-type="float" office:value="338" calcext:value-type="float">
            <text:p>338</text:p>
          </table:table-cell>
        </table:table-row>
        <table:table-row table:style-name="ro2">
          <table:table-cell office:value-type="string" calcext:value-type="string">
            <text:p>Point (-39.61042822600165181 -7.68568383658734611)</text:p>
          </table:table-cell>
          <table:table-cell office:value-type="float" office:value="838" calcext:value-type="float">
            <text:p>838</text:p>
          </table:table-cell>
          <table:table-cell office:value-type="float" office:value="464" calcext:value-type="float">
            <text:p>464</text:p>
          </table:table-cell>
          <table:table-cell office:value-type="float" office:value="-39.6104282260017" calcext:value-type="float">
            <text:p>-39.6104282260017</text:p>
          </table:table-cell>
          <table:table-cell office:value-type="float" office:value="-7.68568383658735" calcext:value-type="float">
            <text:p>-7.68568383658735</text:p>
          </table:table-cell>
          <table:table-cell office:value-type="float" office:value="464" calcext:value-type="float">
            <text:p>464</text:p>
          </table:table-cell>
          <table:table-cell table:formula="of:=[.D296]*-10" office:value-type="float" office:value="396.104282260017" calcext:value-type="float">
            <text:p>396.104282260017</text:p>
          </table:table-cell>
          <table:table-cell table:formula="of:=[.E296]*-10" office:value-type="float" office:value="76.8568383658735" calcext:value-type="float">
            <text:p>76.8568383658735</text:p>
          </table:table-cell>
          <table:table-cell table:formula="of:=[.F296]"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Point (-39.38536954070907115 -7.99138130202836994)</text:p>
          </table:table-cell>
          <table:table-cell office:value-type="float" office:value="837" calcext:value-type="float">
            <text:p>837</text:p>
          </table:table-cell>
          <table:table-cell office:value-type="float" office:value="449" calcext:value-type="float">
            <text:p>449</text:p>
          </table:table-cell>
          <table:table-cell office:value-type="float" office:value="-39.3853695407091" calcext:value-type="float">
            <text:p>-39.3853695407091</text:p>
          </table:table-cell>
          <table:table-cell office:value-type="float" office:value="-7.99138130202837" calcext:value-type="float">
            <text:p>-7.99138130202837</text:p>
          </table:table-cell>
          <table:table-cell office:value-type="float" office:value="449" calcext:value-type="float">
            <text:p>449</text:p>
          </table:table-cell>
          <table:table-cell table:formula="of:=[.D297]*-10" office:value-type="float" office:value="393.853695407091" calcext:value-type="float">
            <text:p>393.853695407091</text:p>
          </table:table-cell>
          <table:table-cell table:formula="of:=[.E297]*-10" office:value-type="float" office:value="79.9138130202837" calcext:value-type="float">
            <text:p>79.9138130202837</text:p>
          </table:table-cell>
          <table:table-cell table:formula="of:=[.F297]" office:value-type="float" office:value="449" calcext:value-type="float">
            <text:p>449</text:p>
          </table:table-cell>
        </table:table-row>
        <table:table-row table:style-name="ro2">
          <table:table-cell office:value-type="string" calcext:value-type="string">
            <text:p>Point (-39.88685079418305435 -7.82989747402764902)</text:p>
          </table:table-cell>
          <table:table-cell office:value-type="float" office:value="836" calcext:value-type="float">
            <text:p>836</text:p>
          </table:table-cell>
          <table:table-cell office:value-type="float" office:value="450" calcext:value-type="float">
            <text:p>450</text:p>
          </table:table-cell>
          <table:table-cell office:value-type="float" office:value="-39.8868507941831" calcext:value-type="float">
            <text:p>-39.8868507941831</text:p>
          </table:table-cell>
          <table:table-cell office:value-type="float" office:value="-7.82989747402765" calcext:value-type="float">
            <text:p>-7.82989747402765</text:p>
          </table:table-cell>
          <table:table-cell office:value-type="float" office:value="450" calcext:value-type="float">
            <text:p>450</text:p>
          </table:table-cell>
          <table:table-cell table:formula="of:=[.D298]*-10" office:value-type="float" office:value="398.868507941831" calcext:value-type="float">
            <text:p>398.868507941831</text:p>
          </table:table-cell>
          <table:table-cell table:formula="of:=[.E298]*-10" office:value-type="float" office:value="78.2989747402765" calcext:value-type="float">
            <text:p>78.2989747402765</text:p>
          </table:table-cell>
          <table:table-cell table:formula="of:=[.F298]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Point (-39.88738946457805667 -7.35120934408775017)</text:p>
          </table:table-cell>
          <table:table-cell office:value-type="float" office:value="859" calcext:value-type="float">
            <text:p>859</text:p>
          </table:table-cell>
          <table:table-cell office:value-type="float" office:value="890" calcext:value-type="float">
            <text:p>890</text:p>
          </table:table-cell>
          <table:table-cell office:value-type="float" office:value="-39.8873894645781" calcext:value-type="float">
            <text:p>-39.8873894645781</text:p>
          </table:table-cell>
          <table:table-cell office:value-type="float" office:value="-7.35120934408775" calcext:value-type="float">
            <text:p>-7.35120934408775</text:p>
          </table:table-cell>
          <table:table-cell office:value-type="float" office:value="890" calcext:value-type="float">
            <text:p>890</text:p>
          </table:table-cell>
          <table:table-cell table:formula="of:=[.D299]*-10" office:value-type="float" office:value="398.873894645781" calcext:value-type="float">
            <text:p>398.873894645781</text:p>
          </table:table-cell>
          <table:table-cell table:formula="of:=[.E299]*-10" office:value-type="float" office:value="73.5120934408775" calcext:value-type="float">
            <text:p>73.5120934408775</text:p>
          </table:table-cell>
          <table:table-cell table:formula="of:=[.F299]" office:value-type="float" office:value="890" calcext:value-type="float">
            <text:p>890</text:p>
          </table:table-cell>
        </table:table-row>
        <table:table-row table:style-name="ro2">
          <table:table-cell office:value-type="string" calcext:value-type="string">
            <text:p>Point (-39.85730331112097957 -7.95942816151545696)</text:p>
          </table:table-cell>
          <table:table-cell office:value-type="float" office:value="858" calcext:value-type="float">
            <text:p>858</text:p>
          </table:table-cell>
          <table:table-cell office:value-type="float" office:value="455" calcext:value-type="float">
            <text:p>455</text:p>
          </table:table-cell>
          <table:table-cell office:value-type="float" office:value="-39.857303311121" calcext:value-type="float">
            <text:p>-39.857303311121</text:p>
          </table:table-cell>
          <table:table-cell office:value-type="float" office:value="-7.95942816151546" calcext:value-type="float">
            <text:p>-7.95942816151546</text:p>
          </table:table-cell>
          <table:table-cell office:value-type="float" office:value="455" calcext:value-type="float">
            <text:p>455</text:p>
          </table:table-cell>
          <table:table-cell table:formula="of:=[.D300]*-10" office:value-type="float" office:value="398.57303311121" calcext:value-type="float">
            <text:p>398.57303311121</text:p>
          </table:table-cell>
          <table:table-cell table:formula="of:=[.E300]*-10" office:value-type="float" office:value="79.5942816151546" calcext:value-type="float">
            <text:p>79.5942816151546</text:p>
          </table:table-cell>
          <table:table-cell table:formula="of:=[.F300]" office:value-type="float" office:value="455" calcext:value-type="float">
            <text:p>455</text:p>
          </table:table-cell>
        </table:table-row>
        <table:table-row table:style-name="ro2">
          <table:table-cell office:value-type="string" calcext:value-type="string">
            <text:p>Point (-39.4333401784985611 -7.79651758985595045)</text:p>
          </table:table-cell>
          <table:table-cell office:value-type="float" office:value="857" calcext:value-type="float">
            <text:p>857</text:p>
          </table:table-cell>
          <table:table-cell office:value-type="float" office:value="464" calcext:value-type="float">
            <text:p>464</text:p>
          </table:table-cell>
          <table:table-cell office:value-type="float" office:value="-39.4333401784986" calcext:value-type="float">
            <text:p>-39.4333401784986</text:p>
          </table:table-cell>
          <table:table-cell office:value-type="float" office:value="-7.79651758985595" calcext:value-type="float">
            <text:p>-7.79651758985595</text:p>
          </table:table-cell>
          <table:table-cell office:value-type="float" office:value="464" calcext:value-type="float">
            <text:p>464</text:p>
          </table:table-cell>
          <table:table-cell table:formula="of:=[.D301]*-10" office:value-type="float" office:value="394.333401784986" calcext:value-type="float">
            <text:p>394.333401784986</text:p>
          </table:table-cell>
          <table:table-cell table:formula="of:=[.E301]*-10" office:value-type="float" office:value="77.9651758985595" calcext:value-type="float">
            <text:p>77.9651758985595</text:p>
          </table:table-cell>
          <table:table-cell table:formula="of:=[.F301]"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Point (-39.09197164432158189 -7.65805742297571257)</text:p>
          </table:table-cell>
          <table:table-cell office:value-type="float" office:value="856" calcext:value-type="float">
            <text:p>856</text:p>
          </table:table-cell>
          <table:table-cell office:value-type="float" office:value="492" calcext:value-type="float">
            <text:p>492</text:p>
          </table:table-cell>
          <table:table-cell office:value-type="float" office:value="-39.0919716443216" calcext:value-type="float">
            <text:p>-39.0919716443216</text:p>
          </table:table-cell>
          <table:table-cell office:value-type="float" office:value="-7.65805742297571" calcext:value-type="float">
            <text:p>-7.65805742297571</text:p>
          </table:table-cell>
          <table:table-cell office:value-type="float" office:value="492" calcext:value-type="float">
            <text:p>492</text:p>
          </table:table-cell>
          <table:table-cell table:formula="of:=[.D302]*-10" office:value-type="float" office:value="390.919716443216" calcext:value-type="float">
            <text:p>390.919716443216</text:p>
          </table:table-cell>
          <table:table-cell table:formula="of:=[.E302]*-10" office:value-type="float" office:value="76.5805742297571" calcext:value-type="float">
            <text:p>76.5805742297571</text:p>
          </table:table-cell>
          <table:table-cell table:formula="of:=[.F302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-39.43977828819141962 -7.41521991799219471)</text:p>
          </table:table-cell>
          <table:table-cell office:value-type="float" office:value="863" calcext:value-type="float">
            <text:p>863</text:p>
          </table:table-cell>
          <table:table-cell office:value-type="float" office:value="903" calcext:value-type="float">
            <text:p>903</text:p>
          </table:table-cell>
          <table:table-cell office:value-type="float" office:value="-39.4397782881914" calcext:value-type="float">
            <text:p>-39.4397782881914</text:p>
          </table:table-cell>
          <table:table-cell office:value-type="float" office:value="-7.4152199179922" calcext:value-type="float">
            <text:p>-7.4152199179922</text:p>
          </table:table-cell>
          <table:table-cell office:value-type="float" office:value="903" calcext:value-type="float">
            <text:p>903</text:p>
          </table:table-cell>
          <table:table-cell table:formula="of:=[.D303]*-10" office:value-type="float" office:value="394.397782881914" calcext:value-type="float">
            <text:p>394.397782881914</text:p>
          </table:table-cell>
          <table:table-cell table:formula="of:=[.E303]*-10" office:value-type="float" office:value="74.152199179922" calcext:value-type="float">
            <text:p>74.152199179922</text:p>
          </table:table-cell>
          <table:table-cell table:formula="of:=[.F303]" office:value-type="float" office:value="903" calcext:value-type="float">
            <text:p>903</text:p>
          </table:table-cell>
        </table:table-row>
        <table:table-row table:style-name="ro2">
          <table:table-cell office:value-type="string" calcext:value-type="string">
            <text:p>Point (-39.58044304035551875 -7.88793411258971311)</text:p>
          </table:table-cell>
          <table:table-cell office:value-type="float" office:value="862" calcext:value-type="float">
            <text:p>862</text:p>
          </table:table-cell>
          <table:table-cell office:value-type="float" office:value="419" calcext:value-type="float">
            <text:p>419</text:p>
          </table:table-cell>
          <table:table-cell office:value-type="float" office:value="-39.5804430403555" calcext:value-type="float">
            <text:p>-39.5804430403555</text:p>
          </table:table-cell>
          <table:table-cell office:value-type="float" office:value="-7.88793411258971" calcext:value-type="float">
            <text:p>-7.88793411258971</text:p>
          </table:table-cell>
          <table:table-cell office:value-type="float" office:value="419" calcext:value-type="float">
            <text:p>419</text:p>
          </table:table-cell>
          <table:table-cell table:formula="of:=[.D304]*-10" office:value-type="float" office:value="395.804430403555" calcext:value-type="float">
            <text:p>395.804430403555</text:p>
          </table:table-cell>
          <table:table-cell table:formula="of:=[.E304]*-10" office:value-type="float" office:value="78.8793411258971" calcext:value-type="float">
            <text:p>78.8793411258971</text:p>
          </table:table-cell>
          <table:table-cell table:formula="of:=[.F304]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Point (-39.37200844837442304 -7.35477192981161032)</text:p>
          </table:table-cell>
          <table:table-cell office:value-type="float" office:value="861" calcext:value-type="float">
            <text:p>861</text:p>
          </table:table-cell>
          <table:table-cell office:value-type="float" office:value="581" calcext:value-type="float">
            <text:p>581</text:p>
          </table:table-cell>
          <table:table-cell office:value-type="float" office:value="-39.3720084483744" calcext:value-type="float">
            <text:p>-39.3720084483744</text:p>
          </table:table-cell>
          <table:table-cell office:value-type="float" office:value="-7.35477192981161" calcext:value-type="float">
            <text:p>-7.35477192981161</text:p>
          </table:table-cell>
          <table:table-cell office:value-type="float" office:value="581" calcext:value-type="float">
            <text:p>581</text:p>
          </table:table-cell>
          <table:table-cell table:formula="of:=[.D305]*-10" office:value-type="float" office:value="393.720084483744" calcext:value-type="float">
            <text:p>393.720084483744</text:p>
          </table:table-cell>
          <table:table-cell table:formula="of:=[.E305]*-10" office:value-type="float" office:value="73.5477192981161" calcext:value-type="float">
            <text:p>73.5477192981161</text:p>
          </table:table-cell>
          <table:table-cell table:formula="of:=[.F305]" office:value-type="float" office:value="581" calcext:value-type="float">
            <text:p>581</text:p>
          </table:table-cell>
        </table:table-row>
        <table:table-row table:style-name="ro2">
          <table:table-cell office:value-type="string" calcext:value-type="string">
            <text:p>Point (-39.19693546207489021 -7.62531037829078606)</text:p>
          </table:table-cell>
          <table:table-cell office:value-type="float" office:value="860" calcext:value-type="float">
            <text:p>860</text:p>
          </table:table-cell>
          <table:table-cell office:value-type="float" office:value="586" calcext:value-type="float">
            <text:p>586</text:p>
          </table:table-cell>
          <table:table-cell office:value-type="float" office:value="-39.1969354620749" calcext:value-type="float">
            <text:p>-39.1969354620749</text:p>
          </table:table-cell>
          <table:table-cell office:value-type="float" office:value="-7.62531037829079" calcext:value-type="float">
            <text:p>-7.62531037829079</text:p>
          </table:table-cell>
          <table:table-cell office:value-type="float" office:value="586" calcext:value-type="float">
            <text:p>586</text:p>
          </table:table-cell>
          <table:table-cell table:formula="of:=[.D306]*-10" office:value-type="float" office:value="391.969354620749" calcext:value-type="float">
            <text:p>391.969354620749</text:p>
          </table:table-cell>
          <table:table-cell table:formula="of:=[.E306]*-10" office:value-type="float" office:value="76.2531037829079" calcext:value-type="float">
            <text:p>76.2531037829079</text:p>
          </table:table-cell>
          <table:table-cell table:formula="of:=[.F306]" office:value-type="float" office:value="586" calcext:value-type="float">
            <text:p>586</text:p>
          </table:table-cell>
        </table:table-row>
        <table:table-row table:style-name="ro2">
          <table:table-cell office:value-type="string" calcext:value-type="string">
            <text:p>Point (-39.69367118938459527 -7.31679852257598995)</text:p>
          </table:table-cell>
          <table:table-cell office:value-type="float" office:value="851" calcext:value-type="float">
            <text:p>851</text:p>
          </table:table-cell>
          <table:table-cell office:value-type="float" office:value="894" calcext:value-type="float">
            <text:p>894</text:p>
          </table:table-cell>
          <table:table-cell office:value-type="float" office:value="-39.6936711893846" calcext:value-type="float">
            <text:p>-39.6936711893846</text:p>
          </table:table-cell>
          <table:table-cell office:value-type="float" office:value="-7.31679852257599" calcext:value-type="float">
            <text:p>-7.31679852257599</text:p>
          </table:table-cell>
          <table:table-cell office:value-type="float" office:value="894" calcext:value-type="float">
            <text:p>894</text:p>
          </table:table-cell>
          <table:table-cell table:formula="of:=[.D307]*-10" office:value-type="float" office:value="396.936711893846" calcext:value-type="float">
            <text:p>396.936711893846</text:p>
          </table:table-cell>
          <table:table-cell table:formula="of:=[.E307]*-10" office:value-type="float" office:value="73.1679852257599" calcext:value-type="float">
            <text:p>73.1679852257599</text:p>
          </table:table-cell>
          <table:table-cell table:formula="of:=[.F307]"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Point (-39.71737227148680205 -7.16129098202010717)</text:p>
          </table:table-cell>
          <table:table-cell office:value-type="float" office:value="850" calcext:value-type="float">
            <text:p>850</text:p>
          </table:table-cell>
          <table:table-cell office:value-type="float" office:value="710" calcext:value-type="float">
            <text:p>710</text:p>
          </table:table-cell>
          <table:table-cell office:value-type="float" office:value="-39.7173722714868" calcext:value-type="float">
            <text:p>-39.7173722714868</text:p>
          </table:table-cell>
          <table:table-cell office:value-type="float" office:value="-7.16129098202011" calcext:value-type="float">
            <text:p>-7.16129098202011</text:p>
          </table:table-cell>
          <table:table-cell office:value-type="float" office:value="710" calcext:value-type="float">
            <text:p>710</text:p>
          </table:table-cell>
          <table:table-cell table:formula="of:=[.D308]*-10" office:value-type="float" office:value="397.173722714868" calcext:value-type="float">
            <text:p>397.173722714868</text:p>
          </table:table-cell>
          <table:table-cell table:formula="of:=[.E308]*-10" office:value-type="float" office:value="71.6129098202011" calcext:value-type="float">
            <text:p>71.6129098202011</text:p>
          </table:table-cell>
          <table:table-cell table:formula="of:=[.F308]" office:value-type="float" office:value="710" calcext:value-type="float">
            <text:p>710</text:p>
          </table:table-cell>
        </table:table-row>
        <table:table-row table:style-name="ro2">
          <table:table-cell office:value-type="string" calcext:value-type="string">
            <text:p>Point (-39.49483457783955487 -7.04388613009048559)</text:p>
          </table:table-cell>
          <table:table-cell office:value-type="float" office:value="849" calcext:value-type="float">
            <text:p>849</text:p>
          </table:table-cell>
          <table:table-cell office:value-type="float" office:value="498" calcext:value-type="float">
            <text:p>498</text:p>
          </table:table-cell>
          <table:table-cell office:value-type="float" office:value="-39.4948345778396" calcext:value-type="float">
            <text:p>-39.4948345778396</text:p>
          </table:table-cell>
          <table:table-cell office:value-type="float" office:value="-7.04388613009049" calcext:value-type="float">
            <text:p>-7.04388613009049</text:p>
          </table:table-cell>
          <table:table-cell office:value-type="float" office:value="498" calcext:value-type="float">
            <text:p>498</text:p>
          </table:table-cell>
          <table:table-cell table:formula="of:=[.D309]*-10" office:value-type="float" office:value="394.948345778396" calcext:value-type="float">
            <text:p>394.948345778396</text:p>
          </table:table-cell>
          <table:table-cell table:formula="of:=[.E309]*-10" office:value-type="float" office:value="70.4388613009049" calcext:value-type="float">
            <text:p>70.4388613009049</text:p>
          </table:table-cell>
          <table:table-cell table:formula="of:=[.F309]" office:value-type="float" office:value="498" calcext:value-type="float">
            <text:p>498</text:p>
          </table:table-cell>
        </table:table-row>
        <table:table-row table:style-name="ro2">
          <table:table-cell office:value-type="string" calcext:value-type="string">
            <text:p>Point (-39.34659916948525904 -7.70921242785258354)</text:p>
          </table:table-cell>
          <table:table-cell office:value-type="float" office:value="848" calcext:value-type="float">
            <text:p>848</text:p>
          </table:table-cell>
          <table:table-cell office:value-type="float" office:value="597" calcext:value-type="float">
            <text:p>597</text:p>
          </table:table-cell>
          <table:table-cell office:value-type="float" office:value="-39.3465991694853" calcext:value-type="float">
            <text:p>-39.3465991694853</text:p>
          </table:table-cell>
          <table:table-cell office:value-type="float" office:value="-7.70921242785258" calcext:value-type="float">
            <text:p>-7.70921242785258</text:p>
          </table:table-cell>
          <table:table-cell office:value-type="float" office:value="597" calcext:value-type="float">
            <text:p>597</text:p>
          </table:table-cell>
          <table:table-cell table:formula="of:=[.D310]*-10" office:value-type="float" office:value="393.465991694853" calcext:value-type="float">
            <text:p>393.465991694853</text:p>
          </table:table-cell>
          <table:table-cell table:formula="of:=[.E310]*-10" office:value-type="float" office:value="77.0921242785258" calcext:value-type="float">
            <text:p>77.0921242785258</text:p>
          </table:table-cell>
          <table:table-cell table:formula="of:=[.F310]" office:value-type="float" office:value="597" calcext:value-type="float">
            <text:p>597</text:p>
          </table:table-cell>
        </table:table-row>
        <table:table-row table:style-name="ro2">
          <table:table-cell office:value-type="string" calcext:value-type="string">
            <text:p>Point (-39.37887698781275958 -7.27004040290525921)</text:p>
          </table:table-cell>
          <table:table-cell office:value-type="float" office:value="855" calcext:value-type="float">
            <text:p>855</text:p>
          </table:table-cell>
          <table:table-cell office:value-type="float" office:value="459" calcext:value-type="float">
            <text:p>459</text:p>
          </table:table-cell>
          <table:table-cell office:value-type="float" office:value="-39.3788769878128" calcext:value-type="float">
            <text:p>-39.3788769878128</text:p>
          </table:table-cell>
          <table:table-cell office:value-type="float" office:value="-7.27004040290526" calcext:value-type="float">
            <text:p>-7.27004040290526</text:p>
          </table:table-cell>
          <table:table-cell office:value-type="float" office:value="459" calcext:value-type="float">
            <text:p>459</text:p>
          </table:table-cell>
          <table:table-cell table:formula="of:=[.D311]*-10" office:value-type="float" office:value="393.788769878128" calcext:value-type="float">
            <text:p>393.788769878128</text:p>
          </table:table-cell>
          <table:table-cell table:formula="of:=[.E311]*-10" office:value-type="float" office:value="72.7004040290526" calcext:value-type="float">
            <text:p>72.7004040290526</text:p>
          </table:table-cell>
          <table:table-cell table:formula="of:=[.F311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-39.76201286159904669 -7.684075805388483)</text:p>
          </table:table-cell>
          <table:table-cell office:value-type="float" office:value="854" calcext:value-type="float">
            <text:p>854</text:p>
          </table:table-cell>
          <table:table-cell office:value-type="float" office:value="492" calcext:value-type="float">
            <text:p>492</text:p>
          </table:table-cell>
          <table:table-cell office:value-type="float" office:value="-39.762012861599" calcext:value-type="float">
            <text:p>-39.762012861599</text:p>
          </table:table-cell>
          <table:table-cell office:value-type="float" office:value="-7.68407580538848" calcext:value-type="float">
            <text:p>-7.68407580538848</text:p>
          </table:table-cell>
          <table:table-cell office:value-type="float" office:value="492" calcext:value-type="float">
            <text:p>492</text:p>
          </table:table-cell>
          <table:table-cell table:formula="of:=[.D312]*-10" office:value-type="float" office:value="397.62012861599" calcext:value-type="float">
            <text:p>397.62012861599</text:p>
          </table:table-cell>
          <table:table-cell table:formula="of:=[.E312]*-10" office:value-type="float" office:value="76.8407580538848" calcext:value-type="float">
            <text:p>76.8407580538848</text:p>
          </table:table-cell>
          <table:table-cell table:formula="of:=[.F312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-39.53759623290370939 -7.57291442316577346)</text:p>
          </table:table-cell>
          <table:table-cell office:value-type="float" office:value="853" calcext:value-type="float">
            <text:p>853</text:p>
          </table:table-cell>
          <table:table-cell office:value-type="float" office:value="598" calcext:value-type="float">
            <text:p>598</text:p>
          </table:table-cell>
          <table:table-cell office:value-type="float" office:value="-39.5375962329037" calcext:value-type="float">
            <text:p>-39.5375962329037</text:p>
          </table:table-cell>
          <table:table-cell office:value-type="float" office:value="-7.57291442316577" calcext:value-type="float">
            <text:p>-7.57291442316577</text:p>
          </table:table-cell>
          <table:table-cell office:value-type="float" office:value="598" calcext:value-type="float">
            <text:p>598</text:p>
          </table:table-cell>
          <table:table-cell table:formula="of:=[.D313]*-10" office:value-type="float" office:value="395.375962329037" calcext:value-type="float">
            <text:p>395.375962329037</text:p>
          </table:table-cell>
          <table:table-cell table:formula="of:=[.E313]*-10" office:value-type="float" office:value="75.7291442316577" calcext:value-type="float">
            <text:p>75.7291442316577</text:p>
          </table:table-cell>
          <table:table-cell table:formula="of:=[.F313]"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Point (-39.58935897709604745 -7.1118914491862375)</text:p>
          </table:table-cell>
          <table:table-cell office:value-type="float" office:value="852" calcext:value-type="float">
            <text:p>852</text:p>
          </table:table-cell>
          <table:table-cell office:value-type="float" office:value="536" calcext:value-type="float">
            <text:p>536</text:p>
          </table:table-cell>
          <table:table-cell office:value-type="float" office:value="-39.589358977096" calcext:value-type="float">
            <text:p>-39.589358977096</text:p>
          </table:table-cell>
          <table:table-cell office:value-type="float" office:value="-7.11189144918624" calcext:value-type="float">
            <text:p>-7.11189144918624</text:p>
          </table:table-cell>
          <table:table-cell office:value-type="float" office:value="536" calcext:value-type="float">
            <text:p>536</text:p>
          </table:table-cell>
          <table:table-cell table:formula="of:=[.D314]*-10" office:value-type="float" office:value="395.89358977096" calcext:value-type="float">
            <text:p>395.89358977096</text:p>
          </table:table-cell>
          <table:table-cell table:formula="of:=[.E314]*-10" office:value-type="float" office:value="71.1189144918624" calcext:value-type="float">
            <text:p>71.1189144918624</text:p>
          </table:table-cell>
          <table:table-cell table:formula="of:=[.F314]" office:value-type="float" office:value="536" calcext:value-type="float">
            <text:p>536</text:p>
          </table:table-cell>
        </table:table-row>
        <table:table-row table:style-name="ro2">
          <table:table-cell office:value-type="string" calcext:value-type="string">
            <text:p>Point (-39.28679291234566051 -7.08441571534513148)</text:p>
          </table:table-cell>
          <table:table-cell office:value-type="float" office:value="875" calcext:value-type="float">
            <text:p>875</text:p>
          </table:table-cell>
          <table:table-cell office:value-type="float" office:value="422" calcext:value-type="float">
            <text:p>422</text:p>
          </table:table-cell>
          <table:table-cell office:value-type="float" office:value="-39.2867929123457" calcext:value-type="float">
            <text:p>-39.2867929123457</text:p>
          </table:table-cell>
          <table:table-cell office:value-type="float" office:value="-7.08441571534513" calcext:value-type="float">
            <text:p>-7.08441571534513</text:p>
          </table:table-cell>
          <table:table-cell office:value-type="float" office:value="422" calcext:value-type="float">
            <text:p>422</text:p>
          </table:table-cell>
          <table:table-cell table:formula="of:=[.D315]*-10" office:value-type="float" office:value="392.867929123457" calcext:value-type="float">
            <text:p>392.867929123457</text:p>
          </table:table-cell>
          <table:table-cell table:formula="of:=[.E315]*-10" office:value-type="float" office:value="70.8441571534513" calcext:value-type="float">
            <text:p>70.8441571534513</text:p>
          </table:table-cell>
          <table:table-cell table:formula="of:=[.F315]"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Point (-39.4448257714466024 -7.74573328031479846)</text:p>
          </table:table-cell>
          <table:table-cell office:value-type="float" office:value="874" calcext:value-type="float">
            <text:p>874</text:p>
          </table:table-cell>
          <table:table-cell office:value-type="float" office:value="499" calcext:value-type="float">
            <text:p>499</text:p>
          </table:table-cell>
          <table:table-cell office:value-type="float" office:value="-39.4448257714466" calcext:value-type="float">
            <text:p>-39.4448257714466</text:p>
          </table:table-cell>
          <table:table-cell office:value-type="float" office:value="-7.7457332803148" calcext:value-type="float">
            <text:p>-7.7457332803148</text:p>
          </table:table-cell>
          <table:table-cell office:value-type="float" office:value="499" calcext:value-type="float">
            <text:p>499</text:p>
          </table:table-cell>
          <table:table-cell table:formula="of:=[.D316]*-10" office:value-type="float" office:value="394.448257714466" calcext:value-type="float">
            <text:p>394.448257714466</text:p>
          </table:table-cell>
          <table:table-cell table:formula="of:=[.E316]*-10" office:value-type="float" office:value="77.457332803148" calcext:value-type="float">
            <text:p>77.457332803148</text:p>
          </table:table-cell>
          <table:table-cell table:formula="of:=[.F316]" office:value-type="float" office:value="499" calcext:value-type="float">
            <text:p>499</text:p>
          </table:table-cell>
        </table:table-row>
        <table:table-row table:style-name="ro2">
          <table:table-cell office:value-type="string" calcext:value-type="string">
            <text:p>Point (-39.50705877176955738 -7.21777461785532548)</text:p>
          </table:table-cell>
          <table:table-cell office:value-type="float" office:value="873" calcext:value-type="float">
            <text:p>873</text:p>
          </table:table-cell>
          <table:table-cell office:value-type="float" office:value="952" calcext:value-type="float">
            <text:p>952</text:p>
          </table:table-cell>
          <table:table-cell office:value-type="float" office:value="-39.5070587717696" calcext:value-type="float">
            <text:p>-39.5070587717696</text:p>
          </table:table-cell>
          <table:table-cell office:value-type="float" office:value="-7.21777461785533" calcext:value-type="float">
            <text:p>-7.21777461785533</text:p>
          </table:table-cell>
          <table:table-cell office:value-type="float" office:value="952" calcext:value-type="float">
            <text:p>952</text:p>
          </table:table-cell>
          <table:table-cell table:formula="of:=[.D317]*-10" office:value-type="float" office:value="395.070587717696" calcext:value-type="float">
            <text:p>395.070587717696</text:p>
          </table:table-cell>
          <table:table-cell table:formula="of:=[.E317]*-10" office:value-type="float" office:value="72.1777461785533" calcext:value-type="float">
            <text:p>72.1777461785533</text:p>
          </table:table-cell>
          <table:table-cell table:formula="of:=[.F317]" office:value-type="float" office:value="952" calcext:value-type="float">
            <text:p>952</text:p>
          </table:table-cell>
        </table:table-row>
        <table:table-row table:style-name="ro2">
          <table:table-cell office:value-type="string" calcext:value-type="string">
            <text:p>Point (-39.37465564963583375 -7.44896730101759097)</text:p>
          </table:table-cell>
          <table:table-cell office:value-type="float" office:value="872" calcext:value-type="float">
            <text:p>872</text:p>
          </table:table-cell>
          <table:table-cell office:value-type="float" office:value="917" calcext:value-type="float">
            <text:p>917</text:p>
          </table:table-cell>
          <table:table-cell office:value-type="float" office:value="-39.3746556496358" calcext:value-type="float">
            <text:p>-39.3746556496358</text:p>
          </table:table-cell>
          <table:table-cell office:value-type="float" office:value="-7.44896730101759" calcext:value-type="float">
            <text:p>-7.44896730101759</text:p>
          </table:table-cell>
          <table:table-cell office:value-type="float" office:value="917" calcext:value-type="float">
            <text:p>917</text:p>
          </table:table-cell>
          <table:table-cell table:formula="of:=[.D318]*-10" office:value-type="float" office:value="393.746556496358" calcext:value-type="float">
            <text:p>393.746556496358</text:p>
          </table:table-cell>
          <table:table-cell table:formula="of:=[.E318]*-10" office:value-type="float" office:value="74.4896730101759" calcext:value-type="float">
            <text:p>74.4896730101759</text:p>
          </table:table-cell>
          <table:table-cell table:formula="of:=[.F318]" office:value-type="float" office:value="917" calcext:value-type="float">
            <text:p>917</text:p>
          </table:table-cell>
        </table:table-row>
        <table:table-row table:style-name="ro2">
          <table:table-cell office:value-type="string" calcext:value-type="string">
            <text:p>Point (-39.34018392792214769 -7.92030362877755501)</text:p>
          </table:table-cell>
          <table:table-cell office:value-type="float" office:value="879" calcext:value-type="float">
            <text:p>879</text:p>
          </table:table-cell>
          <table:table-cell office:value-type="float" office:value="471" calcext:value-type="float">
            <text:p>471</text:p>
          </table:table-cell>
          <table:table-cell office:value-type="float" office:value="-39.3401839279221" calcext:value-type="float">
            <text:p>-39.3401839279221</text:p>
          </table:table-cell>
          <table:table-cell office:value-type="float" office:value="-7.92030362877756" calcext:value-type="float">
            <text:p>-7.92030362877756</text:p>
          </table:table-cell>
          <table:table-cell office:value-type="float" office:value="471" calcext:value-type="float">
            <text:p>471</text:p>
          </table:table-cell>
          <table:table-cell table:formula="of:=[.D319]*-10" office:value-type="float" office:value="393.401839279221" calcext:value-type="float">
            <text:p>393.401839279221</text:p>
          </table:table-cell>
          <table:table-cell table:formula="of:=[.E319]*-10" office:value-type="float" office:value="79.2030362877756" calcext:value-type="float">
            <text:p>79.2030362877756</text:p>
          </table:table-cell>
          <table:table-cell table:formula="of:=[.F319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-39.03892684516836908 -7.94544060711729561)</text:p>
          </table:table-cell>
          <table:table-cell office:value-type="float" office:value="878" calcext:value-type="float">
            <text:p>878</text:p>
          </table:table-cell>
          <table:table-cell office:value-type="float" office:value="461" calcext:value-type="float">
            <text:p>461</text:p>
          </table:table-cell>
          <table:table-cell office:value-type="float" office:value="-39.0389268451684" calcext:value-type="float">
            <text:p>-39.0389268451684</text:p>
          </table:table-cell>
          <table:table-cell office:value-type="float" office:value="-7.9454406071173" calcext:value-type="float">
            <text:p>-7.9454406071173</text:p>
          </table:table-cell>
          <table:table-cell office:value-type="float" office:value="461" calcext:value-type="float">
            <text:p>461</text:p>
          </table:table-cell>
          <table:table-cell table:formula="of:=[.D320]*-10" office:value-type="float" office:value="390.389268451684" calcext:value-type="float">
            <text:p>390.389268451684</text:p>
          </table:table-cell>
          <table:table-cell table:formula="of:=[.E320]*-10" office:value-type="float" office:value="79.454406071173" calcext:value-type="float">
            <text:p>79.454406071173</text:p>
          </table:table-cell>
          <table:table-cell table:formula="of:=[.F320]"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Point (-39.10700161096644223 -7.54037052349328718)</text:p>
          </table:table-cell>
          <table:table-cell office:value-type="float" office:value="877" calcext:value-type="float">
            <text:p>877</text:p>
          </table:table-cell>
          <table:table-cell office:value-type="float" office:value="488" calcext:value-type="float">
            <text:p>488</text:p>
          </table:table-cell>
          <table:table-cell office:value-type="float" office:value="-39.1070016109664" calcext:value-type="float">
            <text:p>-39.1070016109664</text:p>
          </table:table-cell>
          <table:table-cell office:value-type="float" office:value="-7.54037052349329" calcext:value-type="float">
            <text:p>-7.54037052349329</text:p>
          </table:table-cell>
          <table:table-cell office:value-type="float" office:value="488" calcext:value-type="float">
            <text:p>488</text:p>
          </table:table-cell>
          <table:table-cell table:formula="of:=[.D321]*-10" office:value-type="float" office:value="391.070016109664" calcext:value-type="float">
            <text:p>391.070016109664</text:p>
          </table:table-cell>
          <table:table-cell table:formula="of:=[.E321]*-10" office:value-type="float" office:value="75.4037052349329" calcext:value-type="float">
            <text:p>75.4037052349329</text:p>
          </table:table-cell>
          <table:table-cell table:formula="of:=[.F321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-39.80402366070141085 -7.58297963507106054)</text:p>
          </table:table-cell>
          <table:table-cell office:value-type="float" office:value="876" calcext:value-type="float">
            <text:p>876</text:p>
          </table:table-cell>
          <table:table-cell office:value-type="float" office:value="519" calcext:value-type="float">
            <text:p>519</text:p>
          </table:table-cell>
          <table:table-cell office:value-type="float" office:value="-39.8040236607014" calcext:value-type="float">
            <text:p>-39.8040236607014</text:p>
          </table:table-cell>
          <table:table-cell office:value-type="float" office:value="-7.58297963507106" calcext:value-type="float">
            <text:p>-7.58297963507106</text:p>
          </table:table-cell>
          <table:table-cell office:value-type="float" office:value="519" calcext:value-type="float">
            <text:p>519</text:p>
          </table:table-cell>
          <table:table-cell table:formula="of:=[.D322]*-10" office:value-type="float" office:value="398.040236607014" calcext:value-type="float">
            <text:p>398.040236607014</text:p>
          </table:table-cell>
          <table:table-cell table:formula="of:=[.E322]*-10" office:value-type="float" office:value="75.8297963507106" calcext:value-type="float">
            <text:p>75.8297963507106</text:p>
          </table:table-cell>
          <table:table-cell table:formula="of:=[.F322]" office:value-type="float" office:value="519" calcext:value-type="float">
            <text:p>519</text:p>
          </table:table-cell>
        </table:table-row>
        <table:table-row table:style-name="ro2">
          <table:table-cell office:value-type="string" calcext:value-type="string">
            <text:p>Point (-39.80286946817749794 -7.81527697020619438)</text:p>
          </table:table-cell>
          <table:table-cell office:value-type="float" office:value="867" calcext:value-type="float">
            <text:p>867</text:p>
          </table:table-cell>
          <table:table-cell office:value-type="float" office:value="458" calcext:value-type="float">
            <text:p>458</text:p>
          </table:table-cell>
          <table:table-cell office:value-type="float" office:value="-39.8028694681775" calcext:value-type="float">
            <text:p>-39.8028694681775</text:p>
          </table:table-cell>
          <table:table-cell office:value-type="float" office:value="-7.81527697020619" calcext:value-type="float">
            <text:p>-7.81527697020619</text:p>
          </table:table-cell>
          <table:table-cell office:value-type="float" office:value="458" calcext:value-type="float">
            <text:p>458</text:p>
          </table:table-cell>
          <table:table-cell table:formula="of:=[.D323]*-10" office:value-type="float" office:value="398.028694681775" calcext:value-type="float">
            <text:p>398.028694681775</text:p>
          </table:table-cell>
          <table:table-cell table:formula="of:=[.E323]*-10" office:value-type="float" office:value="78.1527697020619" calcext:value-type="float">
            <text:p>78.1527697020619</text:p>
          </table:table-cell>
          <table:table-cell table:formula="of:=[.F323]"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oint (-39.18323387303662741 -7.71732710872415506)</text:p>
          </table:table-cell>
          <table:table-cell office:value-type="float" office:value="866" calcext:value-type="float">
            <text:p>866</text:p>
          </table:table-cell>
          <table:table-cell office:value-type="float" office:value="514" calcext:value-type="float">
            <text:p>514</text:p>
          </table:table-cell>
          <table:table-cell office:value-type="float" office:value="-39.1832338730366" calcext:value-type="float">
            <text:p>-39.1832338730366</text:p>
          </table:table-cell>
          <table:table-cell office:value-type="float" office:value="-7.71732710872416" calcext:value-type="float">
            <text:p>-7.71732710872416</text:p>
          </table:table-cell>
          <table:table-cell office:value-type="float" office:value="514" calcext:value-type="float">
            <text:p>514</text:p>
          </table:table-cell>
          <table:table-cell table:formula="of:=[.D324]*-10" office:value-type="float" office:value="391.832338730366" calcext:value-type="float">
            <text:p>391.832338730366</text:p>
          </table:table-cell>
          <table:table-cell table:formula="of:=[.E324]*-10" office:value-type="float" office:value="77.1732710872416" calcext:value-type="float">
            <text:p>77.1732710872416</text:p>
          </table:table-cell>
          <table:table-cell table:formula="of:=[.F324]" office:value-type="float" office:value="514" calcext:value-type="float">
            <text:p>514</text:p>
          </table:table-cell>
        </table:table-row>
        <table:table-row table:style-name="ro2">
          <table:table-cell office:value-type="string" calcext:value-type="string">
            <text:p>Point (-39.98499753316329475 -7.97194891937177896)</text:p>
          </table:table-cell>
          <table:table-cell office:value-type="float" office:value="865" calcext:value-type="float">
            <text:p>865</text:p>
          </table:table-cell>
          <table:table-cell office:value-type="float" office:value="440" calcext:value-type="float">
            <text:p>440</text:p>
          </table:table-cell>
          <table:table-cell office:value-type="float" office:value="-39.9849975331633" calcext:value-type="float">
            <text:p>-39.9849975331633</text:p>
          </table:table-cell>
          <table:table-cell office:value-type="float" office:value="-7.97194891937178" calcext:value-type="float">
            <text:p>-7.97194891937178</text:p>
          </table:table-cell>
          <table:table-cell office:value-type="float" office:value="440" calcext:value-type="float">
            <text:p>440</text:p>
          </table:table-cell>
          <table:table-cell table:formula="of:=[.D325]*-10" office:value-type="float" office:value="399.849975331633" calcext:value-type="float">
            <text:p>399.849975331633</text:p>
          </table:table-cell>
          <table:table-cell table:formula="of:=[.E325]*-10" office:value-type="float" office:value="79.7194891937178" calcext:value-type="float">
            <text:p>79.7194891937178</text:p>
          </table:table-cell>
          <table:table-cell table:formula="of:=[.F325]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Point (-39.70881018476644897 -7.71461563132188921)</text:p>
          </table:table-cell>
          <table:table-cell office:value-type="float" office:value="864" calcext:value-type="float">
            <text:p>864</text:p>
          </table:table-cell>
          <table:table-cell office:value-type="float" office:value="488" calcext:value-type="float">
            <text:p>488</text:p>
          </table:table-cell>
          <table:table-cell office:value-type="float" office:value="-39.7088101847664" calcext:value-type="float">
            <text:p>-39.7088101847664</text:p>
          </table:table-cell>
          <table:table-cell office:value-type="float" office:value="-7.71461563132189" calcext:value-type="float">
            <text:p>-7.71461563132189</text:p>
          </table:table-cell>
          <table:table-cell office:value-type="float" office:value="488" calcext:value-type="float">
            <text:p>488</text:p>
          </table:table-cell>
          <table:table-cell table:formula="of:=[.D326]*-10" office:value-type="float" office:value="397.088101847664" calcext:value-type="float">
            <text:p>397.088101847664</text:p>
          </table:table-cell>
          <table:table-cell table:formula="of:=[.E326]*-10" office:value-type="float" office:value="77.1461563132189" calcext:value-type="float">
            <text:p>77.1461563132189</text:p>
          </table:table-cell>
          <table:table-cell table:formula="of:=[.F326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-39.20537396952177289 -7.97284672784661463)</text:p>
          </table:table-cell>
          <table:table-cell office:value-type="float" office:value="871" calcext:value-type="float">
            <text:p>871</text:p>
          </table:table-cell>
          <table:table-cell office:value-type="float" office:value="453" calcext:value-type="float">
            <text:p>453</text:p>
          </table:table-cell>
          <table:table-cell office:value-type="float" office:value="-39.2053739695218" calcext:value-type="float">
            <text:p>-39.2053739695218</text:p>
          </table:table-cell>
          <table:table-cell office:value-type="float" office:value="-7.97284672784662" calcext:value-type="float">
            <text:p>-7.97284672784662</text:p>
          </table:table-cell>
          <table:table-cell office:value-type="float" office:value="453" calcext:value-type="float">
            <text:p>453</text:p>
          </table:table-cell>
          <table:table-cell table:formula="of:=[.D327]*-10" office:value-type="float" office:value="392.053739695218" calcext:value-type="float">
            <text:p>392.053739695218</text:p>
          </table:table-cell>
          <table:table-cell table:formula="of:=[.E327]*-10" office:value-type="float" office:value="79.7284672784662" calcext:value-type="float">
            <text:p>79.7284672784662</text:p>
          </table:table-cell>
          <table:table-cell table:formula="of:=[.F327]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Point (-39.67674343717055763 -7.04307746745622953)</text:p>
          </table:table-cell>
          <table:table-cell office:value-type="float" office:value="870" calcext:value-type="float">
            <text:p>870</text:p>
          </table:table-cell>
          <table:table-cell office:value-type="float" office:value="517" calcext:value-type="float">
            <text:p>517</text:p>
          </table:table-cell>
          <table:table-cell office:value-type="float" office:value="-39.6767434371706" calcext:value-type="float">
            <text:p>-39.6767434371706</text:p>
          </table:table-cell>
          <table:table-cell office:value-type="float" office:value="-7.04307746745623" calcext:value-type="float">
            <text:p>-7.04307746745623</text:p>
          </table:table-cell>
          <table:table-cell office:value-type="float" office:value="517" calcext:value-type="float">
            <text:p>517</text:p>
          </table:table-cell>
          <table:table-cell table:formula="of:=[.D328]*-10" office:value-type="float" office:value="396.767434371706" calcext:value-type="float">
            <text:p>396.767434371706</text:p>
          </table:table-cell>
          <table:table-cell table:formula="of:=[.E328]*-10" office:value-type="float" office:value="70.4307746745623" calcext:value-type="float">
            <text:p>70.4307746745623</text:p>
          </table:table-cell>
          <table:table-cell table:formula="of:=[.F328]" office:value-type="float" office:value="517" calcext:value-type="float">
            <text:p>517</text:p>
          </table:table-cell>
        </table:table-row>
        <table:table-row table:style-name="ro2">
          <table:table-cell office:value-type="string" calcext:value-type="string">
            <text:p>Point (-39.72002170398234711 -7.47145919202099051)</text:p>
          </table:table-cell>
          <table:table-cell office:value-type="float" office:value="869" calcext:value-type="float">
            <text:p>869</text:p>
          </table:table-cell>
          <table:table-cell office:value-type="float" office:value="601" calcext:value-type="float">
            <text:p>601</text:p>
          </table:table-cell>
          <table:table-cell office:value-type="float" office:value="-39.7200217039823" calcext:value-type="float">
            <text:p>-39.7200217039823</text:p>
          </table:table-cell>
          <table:table-cell office:value-type="float" office:value="-7.47145919202099" calcext:value-type="float">
            <text:p>-7.47145919202099</text:p>
          </table:table-cell>
          <table:table-cell office:value-type="float" office:value="601" calcext:value-type="float">
            <text:p>601</text:p>
          </table:table-cell>
          <table:table-cell table:formula="of:=[.D329]*-10" office:value-type="float" office:value="397.200217039823" calcext:value-type="float">
            <text:p>397.200217039823</text:p>
          </table:table-cell>
          <table:table-cell table:formula="of:=[.E329]*-10" office:value-type="float" office:value="74.7145919202099" calcext:value-type="float">
            <text:p>74.7145919202099</text:p>
          </table:table-cell>
          <table:table-cell table:formula="of:=[.F329]" office:value-type="float" office:value="601" calcext:value-type="float">
            <text:p>601</text:p>
          </table:table-cell>
        </table:table-row>
        <table:table-row table:style-name="ro2">
          <table:table-cell office:value-type="string" calcext:value-type="string">
            <text:p>Point (-39.47381803427711588 -7.61076298158691866)</text:p>
          </table:table-cell>
          <table:table-cell office:value-type="float" office:value="868" calcext:value-type="float">
            <text:p>868</text:p>
          </table:table-cell>
          <table:table-cell office:value-type="float" office:value="547" calcext:value-type="float">
            <text:p>547</text:p>
          </table:table-cell>
          <table:table-cell office:value-type="float" office:value="-39.4738180342771" calcext:value-type="float">
            <text:p>-39.4738180342771</text:p>
          </table:table-cell>
          <table:table-cell office:value-type="float" office:value="-7.61076298158692" calcext:value-type="float">
            <text:p>-7.61076298158692</text:p>
          </table:table-cell>
          <table:table-cell office:value-type="float" office:value="547" calcext:value-type="float">
            <text:p>547</text:p>
          </table:table-cell>
          <table:table-cell table:formula="of:=[.D330]*-10" office:value-type="float" office:value="394.738180342771" calcext:value-type="float">
            <text:p>394.738180342771</text:p>
          </table:table-cell>
          <table:table-cell table:formula="of:=[.E330]*-10" office:value-type="float" office:value="76.1076298158692" calcext:value-type="float">
            <text:p>76.1076298158692</text:p>
          </table:table-cell>
          <table:table-cell table:formula="of:=[.F330]" office:value-type="float" office:value="547" calcext:value-type="float">
            <text:p>547</text:p>
          </table:table-cell>
        </table:table-row>
        <table:table-row table:style-name="ro2">
          <table:table-cell office:value-type="string" calcext:value-type="string">
            <text:p>Point (-39.30501865073069467 -7.39740277347922426)</text:p>
          </table:table-cell>
          <table:table-cell office:value-type="float" office:value="891" calcext:value-type="float">
            <text:p>891</text:p>
          </table:table-cell>
          <table:table-cell office:value-type="float" office:value="954" calcext:value-type="float">
            <text:p>954</text:p>
          </table:table-cell>
          <table:table-cell office:value-type="float" office:value="-39.3050186507307" calcext:value-type="float">
            <text:p>-39.3050186507307</text:p>
          </table:table-cell>
          <table:table-cell office:value-type="float" office:value="-7.39740277347922" calcext:value-type="float">
            <text:p>-7.39740277347922</text:p>
          </table:table-cell>
          <table:table-cell office:value-type="float" office:value="954" calcext:value-type="float">
            <text:p>954</text:p>
          </table:table-cell>
          <table:table-cell table:formula="of:=[.D331]*-10" office:value-type="float" office:value="393.050186507307" calcext:value-type="float">
            <text:p>393.050186507307</text:p>
          </table:table-cell>
          <table:table-cell table:formula="of:=[.E331]*-10" office:value-type="float" office:value="73.9740277347922" calcext:value-type="float">
            <text:p>73.9740277347922</text:p>
          </table:table-cell>
          <table:table-cell table:formula="of:=[.F331]" office:value-type="float" office:value="954" calcext:value-type="float">
            <text:p>954</text:p>
          </table:table-cell>
        </table:table-row>
        <table:table-row table:style-name="ro2">
          <table:table-cell office:value-type="string" calcext:value-type="string">
            <text:p>Point (-39.15408522188982943 -7.17008760848762883)</text:p>
          </table:table-cell>
          <table:table-cell office:value-type="float" office:value="890" calcext:value-type="float">
            <text:p>890</text:p>
          </table:table-cell>
          <table:table-cell office:value-type="float" office:value="374" calcext:value-type="float">
            <text:p>374</text:p>
          </table:table-cell>
          <table:table-cell office:value-type="float" office:value="-39.1540852218898" calcext:value-type="float">
            <text:p>-39.1540852218898</text:p>
          </table:table-cell>
          <table:table-cell office:value-type="float" office:value="-7.17008760848763" calcext:value-type="float">
            <text:p>-7.17008760848763</text:p>
          </table:table-cell>
          <table:table-cell office:value-type="float" office:value="374" calcext:value-type="float">
            <text:p>374</text:p>
          </table:table-cell>
          <table:table-cell table:formula="of:=[.D332]*-10" office:value-type="float" office:value="391.540852218898" calcext:value-type="float">
            <text:p>391.540852218898</text:p>
          </table:table-cell>
          <table:table-cell table:formula="of:=[.E332]*-10" office:value-type="float" office:value="71.7008760848763" calcext:value-type="float">
            <text:p>71.7008760848763</text:p>
          </table:table-cell>
          <table:table-cell table:formula="of:=[.F332]" office:value-type="float" office:value="374" calcext:value-type="float">
            <text:p>374</text:p>
          </table:table-cell>
        </table:table-row>
        <table:table-row table:style-name="ro2">
          <table:table-cell office:value-type="string" calcext:value-type="string">
            <text:p>Point (-39.81414173376244747 -7.65273441990550651)</text:p>
          </table:table-cell>
          <table:table-cell office:value-type="float" office:value="889" calcext:value-type="float">
            <text:p>889</text:p>
          </table:table-cell>
          <table:table-cell office:value-type="float" office:value="512" calcext:value-type="float">
            <text:p>512</text:p>
          </table:table-cell>
          <table:table-cell office:value-type="float" office:value="-39.8141417337624" calcext:value-type="float">
            <text:p>-39.8141417337624</text:p>
          </table:table-cell>
          <table:table-cell office:value-type="float" office:value="-7.65273441990551" calcext:value-type="float">
            <text:p>-7.65273441990551</text:p>
          </table:table-cell>
          <table:table-cell office:value-type="float" office:value="512" calcext:value-type="float">
            <text:p>512</text:p>
          </table:table-cell>
          <table:table-cell table:formula="of:=[.D333]*-10" office:value-type="float" office:value="398.141417337624" calcext:value-type="float">
            <text:p>398.141417337624</text:p>
          </table:table-cell>
          <table:table-cell table:formula="of:=[.E333]*-10" office:value-type="float" office:value="76.5273441990551" calcext:value-type="float">
            <text:p>76.5273441990551</text:p>
          </table:table-cell>
          <table:table-cell table:formula="of:=[.F333]"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Point (-39.47255892817541678 -7.68067238850949252)</text:p>
          </table:table-cell>
          <table:table-cell office:value-type="float" office:value="888" calcext:value-type="float">
            <text:p>888</text:p>
          </table:table-cell>
          <table:table-cell office:value-type="float" office:value="637" calcext:value-type="float">
            <text:p>637</text:p>
          </table:table-cell>
          <table:table-cell office:value-type="float" office:value="-39.4725589281754" calcext:value-type="float">
            <text:p>-39.4725589281754</text:p>
          </table:table-cell>
          <table:table-cell office:value-type="float" office:value="-7.68067238850949" calcext:value-type="float">
            <text:p>-7.68067238850949</text:p>
          </table:table-cell>
          <table:table-cell office:value-type="float" office:value="637" calcext:value-type="float">
            <text:p>637</text:p>
          </table:table-cell>
          <table:table-cell table:formula="of:=[.D334]*-10" office:value-type="float" office:value="394.725589281754" calcext:value-type="float">
            <text:p>394.725589281754</text:p>
          </table:table-cell>
          <table:table-cell table:formula="of:=[.E334]*-10" office:value-type="float" office:value="76.8067238850949" calcext:value-type="float">
            <text:p>76.8067238850949</text:p>
          </table:table-cell>
          <table:table-cell table:formula="of:=[.F334]" office:value-type="float" office:value="637" calcext:value-type="float">
            <text:p>637</text:p>
          </table:table-cell>
        </table:table-row>
        <table:table-row table:style-name="ro2">
          <table:table-cell office:value-type="string" calcext:value-type="string">
            <text:p>Point (-39.61861016888386189 -7.53440006318006539)</text:p>
          </table:table-cell>
          <table:table-cell office:value-type="float" office:value="895" calcext:value-type="float">
            <text:p>895</text:p>
          </table:table-cell>
          <table:table-cell office:value-type="float" office:value="565" calcext:value-type="float">
            <text:p>565</text:p>
          </table:table-cell>
          <table:table-cell office:value-type="float" office:value="-39.6186101688839" calcext:value-type="float">
            <text:p>-39.6186101688839</text:p>
          </table:table-cell>
          <table:table-cell office:value-type="float" office:value="-7.53440006318007" calcext:value-type="float">
            <text:p>-7.53440006318007</text:p>
          </table:table-cell>
          <table:table-cell office:value-type="float" office:value="565" calcext:value-type="float">
            <text:p>565</text:p>
          </table:table-cell>
          <table:table-cell table:formula="of:=[.D335]*-10" office:value-type="float" office:value="396.186101688839" calcext:value-type="float">
            <text:p>396.186101688839</text:p>
          </table:table-cell>
          <table:table-cell table:formula="of:=[.E335]*-10" office:value-type="float" office:value="75.3440006318007" calcext:value-type="float">
            <text:p>75.3440006318007</text:p>
          </table:table-cell>
          <table:table-cell table:formula="of:=[.F335]" office:value-type="float" office:value="565" calcext:value-type="float">
            <text:p>565</text:p>
          </table:table-cell>
        </table:table-row>
        <table:table-row table:style-name="ro2">
          <table:table-cell office:value-type="string" calcext:value-type="string">
            <text:p>Point (-39.63405245213452588 -7.89576103877052393)</text:p>
          </table:table-cell>
          <table:table-cell office:value-type="float" office:value="894" calcext:value-type="float">
            <text:p>894</text:p>
          </table:table-cell>
          <table:table-cell office:value-type="float" office:value="478" calcext:value-type="float">
            <text:p>478</text:p>
          </table:table-cell>
          <table:table-cell office:value-type="float" office:value="-39.6340524521345" calcext:value-type="float">
            <text:p>-39.6340524521345</text:p>
          </table:table-cell>
          <table:table-cell office:value-type="float" office:value="-7.89576103877052" calcext:value-type="float">
            <text:p>-7.89576103877052</text:p>
          </table:table-cell>
          <table:table-cell office:value-type="float" office:value="478" calcext:value-type="float">
            <text:p>478</text:p>
          </table:table-cell>
          <table:table-cell table:formula="of:=[.D336]*-10" office:value-type="float" office:value="396.340524521345" calcext:value-type="float">
            <text:p>396.340524521345</text:p>
          </table:table-cell>
          <table:table-cell table:formula="of:=[.E336]*-10" office:value-type="float" office:value="78.9576103877052" calcext:value-type="float">
            <text:p>78.9576103877052</text:p>
          </table:table-cell>
          <table:table-cell table:formula="of:=[.F336]"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Point (-39.16311921615648117 -7.51199334818991105)</text:p>
          </table:table-cell>
          <table:table-cell office:value-type="float" office:value="893" calcext:value-type="float">
            <text:p>893</text:p>
          </table:table-cell>
          <table:table-cell office:value-type="float" office:value="623" calcext:value-type="float">
            <text:p>623</text:p>
          </table:table-cell>
          <table:table-cell office:value-type="float" office:value="-39.1631192161565" calcext:value-type="float">
            <text:p>-39.1631192161565</text:p>
          </table:table-cell>
          <table:table-cell office:value-type="float" office:value="-7.51199334818991" calcext:value-type="float">
            <text:p>-7.51199334818991</text:p>
          </table:table-cell>
          <table:table-cell office:value-type="float" office:value="623" calcext:value-type="float">
            <text:p>623</text:p>
          </table:table-cell>
          <table:table-cell table:formula="of:=[.D337]*-10" office:value-type="float" office:value="391.631192161565" calcext:value-type="float">
            <text:p>391.631192161565</text:p>
          </table:table-cell>
          <table:table-cell table:formula="of:=[.E337]*-10" office:value-type="float" office:value="75.1199334818991" calcext:value-type="float">
            <text:p>75.1199334818991</text:p>
          </table:table-cell>
          <table:table-cell table:formula="of:=[.F337]" office:value-type="float" office:value="623" calcext:value-type="float">
            <text:p>623</text:p>
          </table:table-cell>
        </table:table-row>
        <table:table-row table:style-name="ro2">
          <table:table-cell office:value-type="string" calcext:value-type="string">
            <text:p>Point (-39.35697150481158957 -7.25438976316087825)</text:p>
          </table:table-cell>
          <table:table-cell office:value-type="float" office:value="892" calcext:value-type="float">
            <text:p>892</text:p>
          </table:table-cell>
          <table:table-cell office:value-type="float" office:value="422" calcext:value-type="float">
            <text:p>422</text:p>
          </table:table-cell>
          <table:table-cell office:value-type="float" office:value="-39.3569715048116" calcext:value-type="float">
            <text:p>-39.3569715048116</text:p>
          </table:table-cell>
          <table:table-cell office:value-type="float" office:value="-7.25438976316088" calcext:value-type="float">
            <text:p>-7.25438976316088</text:p>
          </table:table-cell>
          <table:table-cell office:value-type="float" office:value="422" calcext:value-type="float">
            <text:p>422</text:p>
          </table:table-cell>
          <table:table-cell table:formula="of:=[.D338]*-10" office:value-type="float" office:value="393.569715048116" calcext:value-type="float">
            <text:p>393.569715048116</text:p>
          </table:table-cell>
          <table:table-cell table:formula="of:=[.E338]*-10" office:value-type="float" office:value="72.5438976316088" calcext:value-type="float">
            <text:p>72.5438976316088</text:p>
          </table:table-cell>
          <table:table-cell table:formula="of:=[.F338]"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Point (-39.40312830334158178 -7.62797435214762132)</text:p>
          </table:table-cell>
          <table:table-cell office:value-type="float" office:value="883" calcext:value-type="float">
            <text:p>883</text:p>
          </table:table-cell>
          <table:table-cell office:value-type="float" office:value="638" calcext:value-type="float">
            <text:p>638</text:p>
          </table:table-cell>
          <table:table-cell office:value-type="float" office:value="-39.4031283033416" calcext:value-type="float">
            <text:p>-39.4031283033416</text:p>
          </table:table-cell>
          <table:table-cell office:value-type="float" office:value="-7.62797435214762" calcext:value-type="float">
            <text:p>-7.62797435214762</text:p>
          </table:table-cell>
          <table:table-cell office:value-type="float" office:value="638" calcext:value-type="float">
            <text:p>638</text:p>
          </table:table-cell>
          <table:table-cell table:formula="of:=[.D339]*-10" office:value-type="float" office:value="394.031283033416" calcext:value-type="float">
            <text:p>394.031283033416</text:p>
          </table:table-cell>
          <table:table-cell table:formula="of:=[.E339]*-10" office:value-type="float" office:value="76.2797435214762" calcext:value-type="float">
            <text:p>76.2797435214762</text:p>
          </table:table-cell>
          <table:table-cell table:formula="of:=[.F339]" office:value-type="float" office:value="638" calcext:value-type="float">
            <text:p>638</text:p>
          </table:table-cell>
        </table:table-row>
        <table:table-row table:style-name="ro2">
          <table:table-cell office:value-type="string" calcext:value-type="string">
            <text:p>Point (-39.42259584048638033 -7.63993017782285033)</text:p>
          </table:table-cell>
          <table:table-cell office:value-type="float" office:value="882" calcext:value-type="float">
            <text:p>882</text:p>
          </table:table-cell>
          <table:table-cell office:value-type="float" office:value="601" calcext:value-type="float">
            <text:p>601</text:p>
          </table:table-cell>
          <table:table-cell office:value-type="float" office:value="-39.4225958404864" calcext:value-type="float">
            <text:p>-39.4225958404864</text:p>
          </table:table-cell>
          <table:table-cell office:value-type="float" office:value="-7.63993017782285" calcext:value-type="float">
            <text:p>-7.63993017782285</text:p>
          </table:table-cell>
          <table:table-cell office:value-type="float" office:value="601" calcext:value-type="float">
            <text:p>601</text:p>
          </table:table-cell>
          <table:table-cell table:formula="of:=[.D340]*-10" office:value-type="float" office:value="394.225958404864" calcext:value-type="float">
            <text:p>394.225958404864</text:p>
          </table:table-cell>
          <table:table-cell table:formula="of:=[.E340]*-10" office:value-type="float" office:value="76.3993017782285" calcext:value-type="float">
            <text:p>76.3993017782285</text:p>
          </table:table-cell>
          <table:table-cell table:formula="of:=[.F340]" office:value-type="float" office:value="601" calcext:value-type="float">
            <text:p>601</text:p>
          </table:table-cell>
        </table:table-row>
        <table:table-row table:style-name="ro2">
          <table:table-cell office:value-type="string" calcext:value-type="string">
            <text:p>Point (-39.95559144681327979 -7.94794628748188803)</text:p>
          </table:table-cell>
          <table:table-cell office:value-type="float" office:value="881" calcext:value-type="float">
            <text:p>881</text:p>
          </table:table-cell>
          <table:table-cell office:value-type="float" office:value="456" calcext:value-type="float">
            <text:p>456</text:p>
          </table:table-cell>
          <table:table-cell office:value-type="float" office:value="-39.9555914468133" calcext:value-type="float">
            <text:p>-39.9555914468133</text:p>
          </table:table-cell>
          <table:table-cell office:value-type="float" office:value="-7.94794628748189" calcext:value-type="float">
            <text:p>-7.94794628748189</text:p>
          </table:table-cell>
          <table:table-cell office:value-type="float" office:value="456" calcext:value-type="float">
            <text:p>456</text:p>
          </table:table-cell>
          <table:table-cell table:formula="of:=[.D341]*-10" office:value-type="float" office:value="399.555914468133" calcext:value-type="float">
            <text:p>399.555914468133</text:p>
          </table:table-cell>
          <table:table-cell table:formula="of:=[.E341]*-10" office:value-type="float" office:value="79.4794628748189" calcext:value-type="float">
            <text:p>79.4794628748189</text:p>
          </table:table-cell>
          <table:table-cell table:formula="of:=[.F341]"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Point (-39.95748613024387197 -7.26386499010774234)</text:p>
          </table:table-cell>
          <table:table-cell office:value-type="float" office:value="880" calcext:value-type="float">
            <text:p>880</text:p>
          </table:table-cell>
          <table:table-cell office:value-type="float" office:value="867" calcext:value-type="float">
            <text:p>867</text:p>
          </table:table-cell>
          <table:table-cell office:value-type="float" office:value="-39.9574861302439" calcext:value-type="float">
            <text:p>-39.9574861302439</text:p>
          </table:table-cell>
          <table:table-cell office:value-type="float" office:value="-7.26386499010774" calcext:value-type="float">
            <text:p>-7.26386499010774</text:p>
          </table:table-cell>
          <table:table-cell office:value-type="float" office:value="867" calcext:value-type="float">
            <text:p>867</text:p>
          </table:table-cell>
          <table:table-cell table:formula="of:=[.D342]*-10" office:value-type="float" office:value="399.574861302439" calcext:value-type="float">
            <text:p>399.574861302439</text:p>
          </table:table-cell>
          <table:table-cell table:formula="of:=[.E342]*-10" office:value-type="float" office:value="72.6386499010774" calcext:value-type="float">
            <text:p>72.6386499010774</text:p>
          </table:table-cell>
          <table:table-cell table:formula="of:=[.F342]" office:value-type="float" office:value="867" calcext:value-type="float">
            <text:p>867</text:p>
          </table:table-cell>
        </table:table-row>
        <table:table-row table:style-name="ro2">
          <table:table-cell office:value-type="string" calcext:value-type="string">
            <text:p>Point (-39.30124868795625304 -7.8418027436969906)</text:p>
          </table:table-cell>
          <table:table-cell office:value-type="float" office:value="887" calcext:value-type="float">
            <text:p>887</text:p>
          </table:table-cell>
          <table:table-cell office:value-type="float" office:value="501" calcext:value-type="float">
            <text:p>501</text:p>
          </table:table-cell>
          <table:table-cell office:value-type="float" office:value="-39.3012486879563" calcext:value-type="float">
            <text:p>-39.3012486879563</text:p>
          </table:table-cell>
          <table:table-cell office:value-type="float" office:value="-7.84180274369699" calcext:value-type="float">
            <text:p>-7.84180274369699</text:p>
          </table:table-cell>
          <table:table-cell office:value-type="float" office:value="501" calcext:value-type="float">
            <text:p>501</text:p>
          </table:table-cell>
          <table:table-cell table:formula="of:=[.D343]*-10" office:value-type="float" office:value="393.012486879563" calcext:value-type="float">
            <text:p>393.012486879563</text:p>
          </table:table-cell>
          <table:table-cell table:formula="of:=[.E343]*-10" office:value-type="float" office:value="78.4180274369699" calcext:value-type="float">
            <text:p>78.4180274369699</text:p>
          </table:table-cell>
          <table:table-cell table:formula="of:=[.F343]"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Point (-39.00078016929185054 -7.39786206542590818)</text:p>
          </table:table-cell>
          <table:table-cell office:value-type="float" office:value="886" calcext:value-type="float">
            <text:p>886</text:p>
          </table:table-cell>
          <table:table-cell office:value-type="float" office:value="459" calcext:value-type="float">
            <text:p>459</text:p>
          </table:table-cell>
          <table:table-cell office:value-type="float" office:value="-39.0007801692918" calcext:value-type="float">
            <text:p>-39.0007801692918</text:p>
          </table:table-cell>
          <table:table-cell office:value-type="float" office:value="-7.39786206542591" calcext:value-type="float">
            <text:p>-7.39786206542591</text:p>
          </table:table-cell>
          <table:table-cell office:value-type="float" office:value="459" calcext:value-type="float">
            <text:p>459</text:p>
          </table:table-cell>
          <table:table-cell table:formula="of:=[.D344]*-10" office:value-type="float" office:value="390.007801692918" calcext:value-type="float">
            <text:p>390.007801692918</text:p>
          </table:table-cell>
          <table:table-cell table:formula="of:=[.E344]*-10" office:value-type="float" office:value="73.9786206542591" calcext:value-type="float">
            <text:p>73.9786206542591</text:p>
          </table:table-cell>
          <table:table-cell table:formula="of:=[.F344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-39.59767734126252492 -7.00446887152924003)</text:p>
          </table:table-cell>
          <table:table-cell office:value-type="float" office:value="885" calcext:value-type="float">
            <text:p>885</text:p>
          </table:table-cell>
          <table:table-cell office:value-type="float" office:value="352" calcext:value-type="float">
            <text:p>352</text:p>
          </table:table-cell>
          <table:table-cell office:value-type="float" office:value="-39.5976773412625" calcext:value-type="float">
            <text:p>-39.5976773412625</text:p>
          </table:table-cell>
          <table:table-cell office:value-type="float" office:value="-7.00446887152924" calcext:value-type="float">
            <text:p>-7.00446887152924</text:p>
          </table:table-cell>
          <table:table-cell office:value-type="float" office:value="352" calcext:value-type="float">
            <text:p>352</text:p>
          </table:table-cell>
          <table:table-cell table:formula="of:=[.D345]*-10" office:value-type="float" office:value="395.976773412625" calcext:value-type="float">
            <text:p>395.976773412625</text:p>
          </table:table-cell>
          <table:table-cell table:formula="of:=[.E345]*-10" office:value-type="float" office:value="70.0446887152924" calcext:value-type="float">
            <text:p>70.0446887152924</text:p>
          </table:table-cell>
          <table:table-cell table:formula="of:=[.F345]" office:value-type="float" office:value="352" calcext:value-type="float">
            <text:p>352</text:p>
          </table:table-cell>
        </table:table-row>
        <table:table-row table:style-name="ro2">
          <table:table-cell office:value-type="string" calcext:value-type="string">
            <text:p>Point (-39.16317479167298643 -7.28120890357519102)</text:p>
          </table:table-cell>
          <table:table-cell office:value-type="float" office:value="884" calcext:value-type="float">
            <text:p>884</text:p>
          </table:table-cell>
          <table:table-cell office:value-type="float" office:value="390" calcext:value-type="float">
            <text:p>390</text:p>
          </table:table-cell>
          <table:table-cell office:value-type="float" office:value="-39.163174791673" calcext:value-type="float">
            <text:p>-39.163174791673</text:p>
          </table:table-cell>
          <table:table-cell office:value-type="float" office:value="-7.28120890357519" calcext:value-type="float">
            <text:p>-7.28120890357519</text:p>
          </table:table-cell>
          <table:table-cell office:value-type="float" office:value="390" calcext:value-type="float">
            <text:p>390</text:p>
          </table:table-cell>
          <table:table-cell table:formula="of:=[.D346]*-10" office:value-type="float" office:value="391.63174791673" calcext:value-type="float">
            <text:p>391.63174791673</text:p>
          </table:table-cell>
          <table:table-cell table:formula="of:=[.E346]*-10" office:value-type="float" office:value="72.8120890357519" calcext:value-type="float">
            <text:p>72.8120890357519</text:p>
          </table:table-cell>
          <table:table-cell table:formula="of:=[.F346]" office:value-type="float" office:value="390" calcext:value-type="float">
            <text:p>390</text:p>
          </table:table-cell>
        </table:table-row>
        <table:table-row table:style-name="ro2">
          <table:table-cell office:value-type="string" calcext:value-type="string">
            <text:p>Point (-39.6108402003363409 -7.43173362561745332)</text:p>
          </table:table-cell>
          <table:table-cell office:value-type="float" office:value="779" calcext:value-type="float">
            <text:p>779</text:p>
          </table:table-cell>
          <table:table-cell office:value-type="float" office:value="945" calcext:value-type="float">
            <text:p>945</text:p>
          </table:table-cell>
          <table:table-cell office:value-type="float" office:value="-39.6108402003363" calcext:value-type="float">
            <text:p>-39.6108402003363</text:p>
          </table:table-cell>
          <table:table-cell office:value-type="float" office:value="-7.43173362561745" calcext:value-type="float">
            <text:p>-7.43173362561745</text:p>
          </table:table-cell>
          <table:table-cell office:value-type="float" office:value="945" calcext:value-type="float">
            <text:p>945</text:p>
          </table:table-cell>
          <table:table-cell table:formula="of:=[.D347]*-10" office:value-type="float" office:value="396.108402003363" calcext:value-type="float">
            <text:p>396.108402003363</text:p>
          </table:table-cell>
          <table:table-cell table:formula="of:=[.E347]*-10" office:value-type="float" office:value="74.3173362561745" calcext:value-type="float">
            <text:p>74.3173362561745</text:p>
          </table:table-cell>
          <table:table-cell table:formula="of:=[.F347]" office:value-type="float" office:value="945" calcext:value-type="float">
            <text:p>945</text:p>
          </table:table-cell>
        </table:table-row>
        <table:table-row table:style-name="ro2">
          <table:table-cell office:value-type="string" calcext:value-type="string">
            <text:p>Point (-39.25396196910499214 -7.90416529535898871)</text:p>
          </table:table-cell>
          <table:table-cell office:value-type="float" office:value="778" calcext:value-type="float">
            <text:p>778</text:p>
          </table:table-cell>
          <table:table-cell office:value-type="float" office:value="455" calcext:value-type="float">
            <text:p>455</text:p>
          </table:table-cell>
          <table:table-cell office:value-type="float" office:value="-39.253961969105" calcext:value-type="float">
            <text:p>-39.253961969105</text:p>
          </table:table-cell>
          <table:table-cell office:value-type="float" office:value="-7.90416529535899" calcext:value-type="float">
            <text:p>-7.90416529535899</text:p>
          </table:table-cell>
          <table:table-cell office:value-type="float" office:value="455" calcext:value-type="float">
            <text:p>455</text:p>
          </table:table-cell>
          <table:table-cell table:formula="of:=[.D348]*-10" office:value-type="float" office:value="392.53961969105" calcext:value-type="float">
            <text:p>392.53961969105</text:p>
          </table:table-cell>
          <table:table-cell table:formula="of:=[.E348]*-10" office:value-type="float" office:value="79.0416529535899" calcext:value-type="float">
            <text:p>79.0416529535899</text:p>
          </table:table-cell>
          <table:table-cell table:formula="of:=[.F348]" office:value-type="float" office:value="455" calcext:value-type="float">
            <text:p>455</text:p>
          </table:table-cell>
        </table:table-row>
        <table:table-row table:style-name="ro2">
          <table:table-cell office:value-type="string" calcext:value-type="string">
            <text:p>Point (-39.96460329623841545 -7.23711686906838558)</text:p>
          </table:table-cell>
          <table:table-cell office:value-type="float" office:value="777" calcext:value-type="float">
            <text:p>777</text:p>
          </table:table-cell>
          <table:table-cell office:value-type="float" office:value="839" calcext:value-type="float">
            <text:p>839</text:p>
          </table:table-cell>
          <table:table-cell office:value-type="float" office:value="-39.9646032962384" calcext:value-type="float">
            <text:p>-39.9646032962384</text:p>
          </table:table-cell>
          <table:table-cell office:value-type="float" office:value="-7.23711686906839" calcext:value-type="float">
            <text:p>-7.23711686906839</text:p>
          </table:table-cell>
          <table:table-cell office:value-type="float" office:value="839" calcext:value-type="float">
            <text:p>839</text:p>
          </table:table-cell>
          <table:table-cell table:formula="of:=[.D349]*-10" office:value-type="float" office:value="399.646032962384" calcext:value-type="float">
            <text:p>399.646032962384</text:p>
          </table:table-cell>
          <table:table-cell table:formula="of:=[.E349]*-10" office:value-type="float" office:value="72.3711686906839" calcext:value-type="float">
            <text:p>72.3711686906839</text:p>
          </table:table-cell>
          <table:table-cell table:formula="of:=[.F349]" office:value-type="float" office:value="839" calcext:value-type="float">
            <text:p>839</text:p>
          </table:table-cell>
        </table:table-row>
        <table:table-row table:style-name="ro2">
          <table:table-cell office:value-type="string" calcext:value-type="string">
            <text:p>Point (-39.45941806918668249 -7.17802432553406788)</text:p>
          </table:table-cell>
          <table:table-cell office:value-type="float" office:value="776" calcext:value-type="float">
            <text:p>776</text:p>
          </table:table-cell>
          <table:table-cell office:value-type="float" office:value="787" calcext:value-type="float">
            <text:p>787</text:p>
          </table:table-cell>
          <table:table-cell office:value-type="float" office:value="-39.4594180691867" calcext:value-type="float">
            <text:p>-39.4594180691867</text:p>
          </table:table-cell>
          <table:table-cell office:value-type="float" office:value="-7.17802432553407" calcext:value-type="float">
            <text:p>-7.17802432553407</text:p>
          </table:table-cell>
          <table:table-cell office:value-type="float" office:value="787" calcext:value-type="float">
            <text:p>787</text:p>
          </table:table-cell>
          <table:table-cell table:formula="of:=[.D350]*-10" office:value-type="float" office:value="394.594180691867" calcext:value-type="float">
            <text:p>394.594180691867</text:p>
          </table:table-cell>
          <table:table-cell table:formula="of:=[.E350]*-10" office:value-type="float" office:value="71.7802432553407" calcext:value-type="float">
            <text:p>71.7802432553407</text:p>
          </table:table-cell>
          <table:table-cell table:formula="of:=[.F350]" office:value-type="float" office:value="787" calcext:value-type="float">
            <text:p>787</text:p>
          </table:table-cell>
        </table:table-row>
        <table:table-row table:style-name="ro2">
          <table:table-cell office:value-type="string" calcext:value-type="string">
            <text:p>Point (-39.91432338780832367 -7.2490849696761348)</text:p>
          </table:table-cell>
          <table:table-cell office:value-type="float" office:value="783" calcext:value-type="float">
            <text:p>783</text:p>
          </table:table-cell>
          <table:table-cell office:value-type="float" office:value="891" calcext:value-type="float">
            <text:p>891</text:p>
          </table:table-cell>
          <table:table-cell office:value-type="float" office:value="-39.9143233878083" calcext:value-type="float">
            <text:p>-39.9143233878083</text:p>
          </table:table-cell>
          <table:table-cell office:value-type="float" office:value="-7.24908496967614" calcext:value-type="float">
            <text:p>-7.24908496967614</text:p>
          </table:table-cell>
          <table:table-cell office:value-type="float" office:value="891" calcext:value-type="float">
            <text:p>891</text:p>
          </table:table-cell>
          <table:table-cell table:formula="of:=[.D351]*-10" office:value-type="float" office:value="399.143233878083" calcext:value-type="float">
            <text:p>399.143233878083</text:p>
          </table:table-cell>
          <table:table-cell table:formula="of:=[.E351]*-10" office:value-type="float" office:value="72.4908496967614" calcext:value-type="float">
            <text:p>72.4908496967614</text:p>
          </table:table-cell>
          <table:table-cell table:formula="of:=[.F351]" office:value-type="float" office:value="891" calcext:value-type="float">
            <text:p>891</text:p>
          </table:table-cell>
        </table:table-row>
        <table:table-row table:style-name="ro2">
          <table:table-cell office:value-type="string" calcext:value-type="string">
            <text:p>Point (-39.57353410365683288 -7.42983516156438473)</text:p>
          </table:table-cell>
          <table:table-cell office:value-type="float" office:value="782" calcext:value-type="float">
            <text:p>782</text:p>
          </table:table-cell>
          <table:table-cell office:value-type="float" office:value="945" calcext:value-type="float">
            <text:p>945</text:p>
          </table:table-cell>
          <table:table-cell office:value-type="float" office:value="-39.5735341036568" calcext:value-type="float">
            <text:p>-39.5735341036568</text:p>
          </table:table-cell>
          <table:table-cell office:value-type="float" office:value="-7.42983516156439" calcext:value-type="float">
            <text:p>-7.42983516156439</text:p>
          </table:table-cell>
          <table:table-cell office:value-type="float" office:value="945" calcext:value-type="float">
            <text:p>945</text:p>
          </table:table-cell>
          <table:table-cell table:formula="of:=[.D352]*-10" office:value-type="float" office:value="395.735341036568" calcext:value-type="float">
            <text:p>395.735341036568</text:p>
          </table:table-cell>
          <table:table-cell table:formula="of:=[.E352]*-10" office:value-type="float" office:value="74.2983516156439" calcext:value-type="float">
            <text:p>74.2983516156439</text:p>
          </table:table-cell>
          <table:table-cell table:formula="of:=[.F352]" office:value-type="float" office:value="945" calcext:value-type="float">
            <text:p>945</text:p>
          </table:table-cell>
        </table:table-row>
        <table:table-row table:style-name="ro2">
          <table:table-cell office:value-type="string" calcext:value-type="string">
            <text:p>Point (-39.75954386814879626 -7.03660893829605349)</text:p>
          </table:table-cell>
          <table:table-cell office:value-type="float" office:value="781" calcext:value-type="float">
            <text:p>781</text:p>
          </table:table-cell>
          <table:table-cell office:value-type="float" office:value="672" calcext:value-type="float">
            <text:p>672</text:p>
          </table:table-cell>
          <table:table-cell office:value-type="float" office:value="-39.7595438681488" calcext:value-type="float">
            <text:p>-39.7595438681488</text:p>
          </table:table-cell>
          <table:table-cell office:value-type="float" office:value="-7.03660893829605" calcext:value-type="float">
            <text:p>-7.03660893829605</text:p>
          </table:table-cell>
          <table:table-cell office:value-type="float" office:value="672" calcext:value-type="float">
            <text:p>672</text:p>
          </table:table-cell>
          <table:table-cell table:formula="of:=[.D353]*-10" office:value-type="float" office:value="397.595438681488" calcext:value-type="float">
            <text:p>397.595438681488</text:p>
          </table:table-cell>
          <table:table-cell table:formula="of:=[.E353]*-10" office:value-type="float" office:value="70.3660893829605" calcext:value-type="float">
            <text:p>70.3660893829605</text:p>
          </table:table-cell>
          <table:table-cell table:formula="of:=[.F353]" office:value-type="float" office:value="672" calcext:value-type="float">
            <text:p>672</text:p>
          </table:table-cell>
        </table:table-row>
        <table:table-row table:style-name="ro2">
          <table:table-cell office:value-type="string" calcext:value-type="string">
            <text:p>Point (-39.51031603301574791 -7.98148358281805947)</text:p>
          </table:table-cell>
          <table:table-cell office:value-type="float" office:value="780" calcext:value-type="float">
            <text:p>780</text:p>
          </table:table-cell>
          <table:table-cell office:value-type="float" office:value="433" calcext:value-type="float">
            <text:p>433</text:p>
          </table:table-cell>
          <table:table-cell office:value-type="float" office:value="-39.5103160330157" calcext:value-type="float">
            <text:p>-39.5103160330157</text:p>
          </table:table-cell>
          <table:table-cell office:value-type="float" office:value="-7.98148358281806" calcext:value-type="float">
            <text:p>-7.98148358281806</text:p>
          </table:table-cell>
          <table:table-cell office:value-type="float" office:value="433" calcext:value-type="float">
            <text:p>433</text:p>
          </table:table-cell>
          <table:table-cell table:formula="of:=[.D354]*-10" office:value-type="float" office:value="395.103160330157" calcext:value-type="float">
            <text:p>395.103160330157</text:p>
          </table:table-cell>
          <table:table-cell table:formula="of:=[.E354]*-10" office:value-type="float" office:value="79.8148358281806" calcext:value-type="float">
            <text:p>79.8148358281806</text:p>
          </table:table-cell>
          <table:table-cell table:formula="of:=[.F354]" office:value-type="float" office:value="433" calcext:value-type="float">
            <text:p>433</text:p>
          </table:table-cell>
        </table:table-row>
        <table:table-row table:style-name="ro2">
          <table:table-cell office:value-type="string" calcext:value-type="string">
            <text:p>Point (-39.47734625490321037 -7.95922129405713363)</text:p>
          </table:table-cell>
          <table:table-cell office:value-type="float" office:value="771" calcext:value-type="float">
            <text:p>771</text:p>
          </table:table-cell>
          <table:table-cell office:value-type="float" office:value="466" calcext:value-type="float">
            <text:p>466</text:p>
          </table:table-cell>
          <table:table-cell office:value-type="float" office:value="-39.4773462549032" calcext:value-type="float">
            <text:p>-39.4773462549032</text:p>
          </table:table-cell>
          <table:table-cell office:value-type="float" office:value="-7.95922129405713" calcext:value-type="float">
            <text:p>-7.95922129405713</text:p>
          </table:table-cell>
          <table:table-cell office:value-type="float" office:value="466" calcext:value-type="float">
            <text:p>466</text:p>
          </table:table-cell>
          <table:table-cell table:formula="of:=[.D355]*-10" office:value-type="float" office:value="394.773462549032" calcext:value-type="float">
            <text:p>394.773462549032</text:p>
          </table:table-cell>
          <table:table-cell table:formula="of:=[.E355]*-10" office:value-type="float" office:value="79.5922129405713" calcext:value-type="float">
            <text:p>79.5922129405713</text:p>
          </table:table-cell>
          <table:table-cell table:formula="of:=[.F355]"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Point (-39.44298017781793675 -7.28124027261613538)</text:p>
          </table:table-cell>
          <table:table-cell office:value-type="float" office:value="770" calcext:value-type="float">
            <text:p>770</text:p>
          </table:table-cell>
          <table:table-cell office:value-type="float" office:value="808" calcext:value-type="float">
            <text:p>808</text:p>
          </table:table-cell>
          <table:table-cell office:value-type="float" office:value="-39.4429801778179" calcext:value-type="float">
            <text:p>-39.4429801778179</text:p>
          </table:table-cell>
          <table:table-cell office:value-type="float" office:value="-7.28124027261614" calcext:value-type="float">
            <text:p>-7.28124027261614</text:p>
          </table:table-cell>
          <table:table-cell office:value-type="float" office:value="808" calcext:value-type="float">
            <text:p>808</text:p>
          </table:table-cell>
          <table:table-cell table:formula="of:=[.D356]*-10" office:value-type="float" office:value="394.429801778179" calcext:value-type="float">
            <text:p>394.429801778179</text:p>
          </table:table-cell>
          <table:table-cell table:formula="of:=[.E356]*-10" office:value-type="float" office:value="72.8124027261614" calcext:value-type="float">
            <text:p>72.8124027261614</text:p>
          </table:table-cell>
          <table:table-cell table:formula="of:=[.F356]" office:value-type="float" office:value="808" calcext:value-type="float">
            <text:p>808</text:p>
          </table:table-cell>
        </table:table-row>
        <table:table-row table:style-name="ro2">
          <table:table-cell office:value-type="string" calcext:value-type="string">
            <text:p>Point (-39.64274095285610144 -7.96465195763194789)</text:p>
          </table:table-cell>
          <table:table-cell office:value-type="float" office:value="769" calcext:value-type="float">
            <text:p>769</text:p>
          </table:table-cell>
          <table:table-cell office:value-type="float" office:value="463" calcext:value-type="float">
            <text:p>463</text:p>
          </table:table-cell>
          <table:table-cell office:value-type="float" office:value="-39.6427409528561" calcext:value-type="float">
            <text:p>-39.6427409528561</text:p>
          </table:table-cell>
          <table:table-cell office:value-type="float" office:value="-7.96465195763195" calcext:value-type="float">
            <text:p>-7.96465195763195</text:p>
          </table:table-cell>
          <table:table-cell office:value-type="float" office:value="463" calcext:value-type="float">
            <text:p>463</text:p>
          </table:table-cell>
          <table:table-cell table:formula="of:=[.D357]*-10" office:value-type="float" office:value="396.427409528561" calcext:value-type="float">
            <text:p>396.427409528561</text:p>
          </table:table-cell>
          <table:table-cell table:formula="of:=[.E357]*-10" office:value-type="float" office:value="79.6465195763195" calcext:value-type="float">
            <text:p>79.6465195763195</text:p>
          </table:table-cell>
          <table:table-cell table:formula="of:=[.F357]"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Point (-39.43709556273270778 -7.18963914964085493)</text:p>
          </table:table-cell>
          <table:table-cell office:value-type="float" office:value="768" calcext:value-type="float">
            <text:p>768</text:p>
          </table:table-cell>
          <table:table-cell office:value-type="float" office:value="724" calcext:value-type="float">
            <text:p>724</text:p>
          </table:table-cell>
          <table:table-cell office:value-type="float" office:value="-39.4370955627327" calcext:value-type="float">
            <text:p>-39.4370955627327</text:p>
          </table:table-cell>
          <table:table-cell office:value-type="float" office:value="-7.18963914964086" calcext:value-type="float">
            <text:p>-7.18963914964086</text:p>
          </table:table-cell>
          <table:table-cell office:value-type="float" office:value="724" calcext:value-type="float">
            <text:p>724</text:p>
          </table:table-cell>
          <table:table-cell table:formula="of:=[.D358]*-10" office:value-type="float" office:value="394.370955627327" calcext:value-type="float">
            <text:p>394.370955627327</text:p>
          </table:table-cell>
          <table:table-cell table:formula="of:=[.E358]*-10" office:value-type="float" office:value="71.8963914964086" calcext:value-type="float">
            <text:p>71.8963914964086</text:p>
          </table:table-cell>
          <table:table-cell table:formula="of:=[.F358]" office:value-type="float" office:value="724" calcext:value-type="float">
            <text:p>724</text:p>
          </table:table-cell>
        </table:table-row>
        <table:table-row table:style-name="ro2">
          <table:table-cell office:value-type="string" calcext:value-type="string">
            <text:p>Point (-39.65133510367289915 -7.16618950068326388)</text:p>
          </table:table-cell>
          <table:table-cell office:value-type="float" office:value="775" calcext:value-type="float">
            <text:p>775</text:p>
          </table:table-cell>
          <table:table-cell office:value-type="float" office:value="837" calcext:value-type="float">
            <text:p>837</text:p>
          </table:table-cell>
          <table:table-cell office:value-type="float" office:value="-39.6513351036729" calcext:value-type="float">
            <text:p>-39.6513351036729</text:p>
          </table:table-cell>
          <table:table-cell office:value-type="float" office:value="-7.16618950068326" calcext:value-type="float">
            <text:p>-7.16618950068326</text:p>
          </table:table-cell>
          <table:table-cell office:value-type="float" office:value="837" calcext:value-type="float">
            <text:p>837</text:p>
          </table:table-cell>
          <table:table-cell table:formula="of:=[.D359]*-10" office:value-type="float" office:value="396.513351036729" calcext:value-type="float">
            <text:p>396.513351036729</text:p>
          </table:table-cell>
          <table:table-cell table:formula="of:=[.E359]*-10" office:value-type="float" office:value="71.6618950068326" calcext:value-type="float">
            <text:p>71.6618950068326</text:p>
          </table:table-cell>
          <table:table-cell table:formula="of:=[.F359]" office:value-type="float" office:value="837" calcext:value-type="float">
            <text:p>837</text:p>
          </table:table-cell>
        </table:table-row>
        <table:table-row table:style-name="ro2">
          <table:table-cell office:value-type="string" calcext:value-type="string">
            <text:p>Point (-39.97034290231159304 -7.67819680087191436)</text:p>
          </table:table-cell>
          <table:table-cell office:value-type="float" office:value="774" calcext:value-type="float">
            <text:p>774</text:p>
          </table:table-cell>
          <table:table-cell office:value-type="float" office:value="494" calcext:value-type="float">
            <text:p>494</text:p>
          </table:table-cell>
          <table:table-cell office:value-type="float" office:value="-39.9703429023116" calcext:value-type="float">
            <text:p>-39.9703429023116</text:p>
          </table:table-cell>
          <table:table-cell office:value-type="float" office:value="-7.67819680087191" calcext:value-type="float">
            <text:p>-7.67819680087191</text:p>
          </table:table-cell>
          <table:table-cell office:value-type="float" office:value="494" calcext:value-type="float">
            <text:p>494</text:p>
          </table:table-cell>
          <table:table-cell table:formula="of:=[.D360]*-10" office:value-type="float" office:value="399.703429023116" calcext:value-type="float">
            <text:p>399.703429023116</text:p>
          </table:table-cell>
          <table:table-cell table:formula="of:=[.E360]*-10" office:value-type="float" office:value="76.7819680087191" calcext:value-type="float">
            <text:p>76.7819680087191</text:p>
          </table:table-cell>
          <table:table-cell table:formula="of:=[.F360]"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Point (-39.21348789033041271 -7.06744565194381913)</text:p>
          </table:table-cell>
          <table:table-cell office:value-type="float" office:value="773" calcext:value-type="float">
            <text:p>773</text:p>
          </table:table-cell>
          <table:table-cell office:value-type="float" office:value="433" calcext:value-type="float">
            <text:p>433</text:p>
          </table:table-cell>
          <table:table-cell office:value-type="float" office:value="-39.2134878903304" calcext:value-type="float">
            <text:p>-39.2134878903304</text:p>
          </table:table-cell>
          <table:table-cell office:value-type="float" office:value="-7.06744565194382" calcext:value-type="float">
            <text:p>-7.06744565194382</text:p>
          </table:table-cell>
          <table:table-cell office:value-type="float" office:value="433" calcext:value-type="float">
            <text:p>433</text:p>
          </table:table-cell>
          <table:table-cell table:formula="of:=[.D361]*-10" office:value-type="float" office:value="392.134878903304" calcext:value-type="float">
            <text:p>392.134878903304</text:p>
          </table:table-cell>
          <table:table-cell table:formula="of:=[.E361]*-10" office:value-type="float" office:value="70.6744565194382" calcext:value-type="float">
            <text:p>70.6744565194382</text:p>
          </table:table-cell>
          <table:table-cell table:formula="of:=[.F361]" office:value-type="float" office:value="433" calcext:value-type="float">
            <text:p>433</text:p>
          </table:table-cell>
        </table:table-row>
        <table:table-row table:style-name="ro2">
          <table:table-cell office:value-type="string" calcext:value-type="string">
            <text:p>Point (-39.8468536223116061 -7.54722094593757475)</text:p>
          </table:table-cell>
          <table:table-cell office:value-type="float" office:value="772" calcext:value-type="float">
            <text:p>772</text:p>
          </table:table-cell>
          <table:table-cell office:value-type="float" office:value="699" calcext:value-type="float">
            <text:p>699</text:p>
          </table:table-cell>
          <table:table-cell office:value-type="float" office:value="-39.8468536223116" calcext:value-type="float">
            <text:p>-39.8468536223116</text:p>
          </table:table-cell>
          <table:table-cell office:value-type="float" office:value="-7.54722094593758" calcext:value-type="float">
            <text:p>-7.54722094593758</text:p>
          </table:table-cell>
          <table:table-cell office:value-type="float" office:value="699" calcext:value-type="float">
            <text:p>699</text:p>
          </table:table-cell>
          <table:table-cell table:formula="of:=[.D362]*-10" office:value-type="float" office:value="398.468536223116" calcext:value-type="float">
            <text:p>398.468536223116</text:p>
          </table:table-cell>
          <table:table-cell table:formula="of:=[.E362]*-10" office:value-type="float" office:value="75.4722094593758" calcext:value-type="float">
            <text:p>75.4722094593758</text:p>
          </table:table-cell>
          <table:table-cell table:formula="of:=[.F362]" office:value-type="float" office:value="699" calcext:value-type="float">
            <text:p>699</text:p>
          </table:table-cell>
        </table:table-row>
        <table:table-row table:style-name="ro2">
          <table:table-cell office:value-type="string" calcext:value-type="string">
            <text:p>Point (-39.94864912879828012 -7.62222912424832799)</text:p>
          </table:table-cell>
          <table:table-cell office:value-type="float" office:value="795" calcext:value-type="float">
            <text:p>795</text:p>
          </table:table-cell>
          <table:table-cell office:value-type="float" office:value="651" calcext:value-type="float">
            <text:p>651</text:p>
          </table:table-cell>
          <table:table-cell office:value-type="float" office:value="-39.9486491287983" calcext:value-type="float">
            <text:p>-39.9486491287983</text:p>
          </table:table-cell>
          <table:table-cell office:value-type="float" office:value="-7.62222912424833" calcext:value-type="float">
            <text:p>-7.62222912424833</text:p>
          </table:table-cell>
          <table:table-cell office:value-type="float" office:value="651" calcext:value-type="float">
            <text:p>651</text:p>
          </table:table-cell>
          <table:table-cell table:formula="of:=[.D363]*-10" office:value-type="float" office:value="399.486491287983" calcext:value-type="float">
            <text:p>399.486491287983</text:p>
          </table:table-cell>
          <table:table-cell table:formula="of:=[.E363]*-10" office:value-type="float" office:value="76.2222912424833" calcext:value-type="float">
            <text:p>76.2222912424833</text:p>
          </table:table-cell>
          <table:table-cell table:formula="of:=[.F363]" office:value-type="float" office:value="651" calcext:value-type="float">
            <text:p>651</text:p>
          </table:table-cell>
        </table:table-row>
        <table:table-row table:style-name="ro2">
          <table:table-cell office:value-type="string" calcext:value-type="string">
            <text:p>Point (-39.41889387516020093 -7.52083641341923759)</text:p>
          </table:table-cell>
          <table:table-cell office:value-type="float" office:value="794" calcext:value-type="float">
            <text:p>794</text:p>
          </table:table-cell>
          <table:table-cell office:value-type="float" office:value="906" calcext:value-type="float">
            <text:p>906</text:p>
          </table:table-cell>
          <table:table-cell office:value-type="float" office:value="-39.4188938751602" calcext:value-type="float">
            <text:p>-39.4188938751602</text:p>
          </table:table-cell>
          <table:table-cell office:value-type="float" office:value="-7.52083641341924" calcext:value-type="float">
            <text:p>-7.52083641341924</text:p>
          </table:table-cell>
          <table:table-cell office:value-type="float" office:value="906" calcext:value-type="float">
            <text:p>906</text:p>
          </table:table-cell>
          <table:table-cell table:formula="of:=[.D364]*-10" office:value-type="float" office:value="394.188938751602" calcext:value-type="float">
            <text:p>394.188938751602</text:p>
          </table:table-cell>
          <table:table-cell table:formula="of:=[.E364]*-10" office:value-type="float" office:value="75.2083641341924" calcext:value-type="float">
            <text:p>75.2083641341924</text:p>
          </table:table-cell>
          <table:table-cell table:formula="of:=[.F364]" office:value-type="float" office:value="906" calcext:value-type="float">
            <text:p>906</text:p>
          </table:table-cell>
        </table:table-row>
        <table:table-row table:style-name="ro2">
          <table:table-cell office:value-type="string" calcext:value-type="string">
            <text:p>Point (-39.71052782583422669 -7.63405325193281747)</text:p>
          </table:table-cell>
          <table:table-cell office:value-type="float" office:value="793" calcext:value-type="float">
            <text:p>793</text:p>
          </table:table-cell>
          <table:table-cell office:value-type="float" office:value="482" calcext:value-type="float">
            <text:p>482</text:p>
          </table:table-cell>
          <table:table-cell office:value-type="float" office:value="-39.7105278258342" calcext:value-type="float">
            <text:p>-39.7105278258342</text:p>
          </table:table-cell>
          <table:table-cell office:value-type="float" office:value="-7.63405325193282" calcext:value-type="float">
            <text:p>-7.63405325193282</text:p>
          </table:table-cell>
          <table:table-cell office:value-type="float" office:value="482" calcext:value-type="float">
            <text:p>482</text:p>
          </table:table-cell>
          <table:table-cell table:formula="of:=[.D365]*-10" office:value-type="float" office:value="397.105278258342" calcext:value-type="float">
            <text:p>397.105278258342</text:p>
          </table:table-cell>
          <table:table-cell table:formula="of:=[.E365]*-10" office:value-type="float" office:value="76.3405325193282" calcext:value-type="float">
            <text:p>76.3405325193282</text:p>
          </table:table-cell>
          <table:table-cell table:formula="of:=[.F365]" office:value-type="float" office:value="482" calcext:value-type="float">
            <text:p>482</text:p>
          </table:table-cell>
        </table:table-row>
        <table:table-row table:style-name="ro2">
          <table:table-cell office:value-type="string" calcext:value-type="string">
            <text:p>Point (-39.88157028703773221 -7.38951778975677875)</text:p>
          </table:table-cell>
          <table:table-cell office:value-type="float" office:value="792" calcext:value-type="float">
            <text:p>792</text:p>
          </table:table-cell>
          <table:table-cell office:value-type="float" office:value="857" calcext:value-type="float">
            <text:p>857</text:p>
          </table:table-cell>
          <table:table-cell office:value-type="float" office:value="-39.8815702870377" calcext:value-type="float">
            <text:p>-39.8815702870377</text:p>
          </table:table-cell>
          <table:table-cell office:value-type="float" office:value="-7.38951778975678" calcext:value-type="float">
            <text:p>-7.38951778975678</text:p>
          </table:table-cell>
          <table:table-cell office:value-type="float" office:value="857" calcext:value-type="float">
            <text:p>857</text:p>
          </table:table-cell>
          <table:table-cell table:formula="of:=[.D366]*-10" office:value-type="float" office:value="398.815702870377" calcext:value-type="float">
            <text:p>398.815702870377</text:p>
          </table:table-cell>
          <table:table-cell table:formula="of:=[.E366]*-10" office:value-type="float" office:value="73.8951778975678" calcext:value-type="float">
            <text:p>73.8951778975678</text:p>
          </table:table-cell>
          <table:table-cell table:formula="of:=[.F366]" office:value-type="float" office:value="857" calcext:value-type="float">
            <text:p>857</text:p>
          </table:table-cell>
        </table:table-row>
        <table:table-row table:style-name="ro2">
          <table:table-cell office:value-type="string" calcext:value-type="string">
            <text:p>Point (-39.52198767003704205 -7.93280797657124737)</text:p>
          </table:table-cell>
          <table:table-cell office:value-type="float" office:value="799" calcext:value-type="float">
            <text:p>799</text:p>
          </table:table-cell>
          <table:table-cell office:value-type="float" office:value="426" calcext:value-type="float">
            <text:p>426</text:p>
          </table:table-cell>
          <table:table-cell office:value-type="float" office:value="-39.521987670037" calcext:value-type="float">
            <text:p>-39.521987670037</text:p>
          </table:table-cell>
          <table:table-cell office:value-type="float" office:value="-7.93280797657125" calcext:value-type="float">
            <text:p>-7.93280797657125</text:p>
          </table:table-cell>
          <table:table-cell office:value-type="float" office:value="426" calcext:value-type="float">
            <text:p>426</text:p>
          </table:table-cell>
          <table:table-cell table:formula="of:=[.D367]*-10" office:value-type="float" office:value="395.21987670037" calcext:value-type="float">
            <text:p>395.21987670037</text:p>
          </table:table-cell>
          <table:table-cell table:formula="of:=[.E367]*-10" office:value-type="float" office:value="79.3280797657125" calcext:value-type="float">
            <text:p>79.3280797657125</text:p>
          </table:table-cell>
          <table:table-cell table:formula="of:=[.F367]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Point (-39.46676159572486142 -7.52203458379892975)</text:p>
          </table:table-cell>
          <table:table-cell office:value-type="float" office:value="798" calcext:value-type="float">
            <text:p>798</text:p>
          </table:table-cell>
          <table:table-cell office:value-type="float" office:value="963" calcext:value-type="float">
            <text:p>963</text:p>
          </table:table-cell>
          <table:table-cell office:value-type="float" office:value="-39.4667615957249" calcext:value-type="float">
            <text:p>-39.4667615957249</text:p>
          </table:table-cell>
          <table:table-cell office:value-type="float" office:value="-7.52203458379893" calcext:value-type="float">
            <text:p>-7.52203458379893</text:p>
          </table:table-cell>
          <table:table-cell office:value-type="float" office:value="963" calcext:value-type="float">
            <text:p>963</text:p>
          </table:table-cell>
          <table:table-cell table:formula="of:=[.D368]*-10" office:value-type="float" office:value="394.667615957249" calcext:value-type="float">
            <text:p>394.667615957249</text:p>
          </table:table-cell>
          <table:table-cell table:formula="of:=[.E368]*-10" office:value-type="float" office:value="75.2203458379893" calcext:value-type="float">
            <text:p>75.2203458379893</text:p>
          </table:table-cell>
          <table:table-cell table:formula="of:=[.F368]"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Point (-39.83200957498107897 -7.22700291581359977)</text:p>
          </table:table-cell>
          <table:table-cell office:value-type="float" office:value="797" calcext:value-type="float">
            <text:p>797</text:p>
          </table:table-cell>
          <table:table-cell office:value-type="float" office:value="864" calcext:value-type="float">
            <text:p>864</text:p>
          </table:table-cell>
          <table:table-cell office:value-type="float" office:value="-39.8320095749811" calcext:value-type="float">
            <text:p>-39.8320095749811</text:p>
          </table:table-cell>
          <table:table-cell office:value-type="float" office:value="-7.2270029158136" calcext:value-type="float">
            <text:p>-7.2270029158136</text:p>
          </table:table-cell>
          <table:table-cell office:value-type="float" office:value="864" calcext:value-type="float">
            <text:p>864</text:p>
          </table:table-cell>
          <table:table-cell table:formula="of:=[.D369]*-10" office:value-type="float" office:value="398.320095749811" calcext:value-type="float">
            <text:p>398.320095749811</text:p>
          </table:table-cell>
          <table:table-cell table:formula="of:=[.E369]*-10" office:value-type="float" office:value="72.270029158136" calcext:value-type="float">
            <text:p>72.270029158136</text:p>
          </table:table-cell>
          <table:table-cell table:formula="of:=[.F369]" office:value-type="float" office:value="864" calcext:value-type="float">
            <text:p>864</text:p>
          </table:table-cell>
        </table:table-row>
        <table:table-row table:style-name="ro2">
          <table:table-cell office:value-type="string" calcext:value-type="string">
            <text:p>Point (-39.49735408900648537 -7.63815581739577354)</text:p>
          </table:table-cell>
          <table:table-cell office:value-type="float" office:value="796" calcext:value-type="float">
            <text:p>796</text:p>
          </table:table-cell>
          <table:table-cell office:value-type="float" office:value="543" calcext:value-type="float">
            <text:p>543</text:p>
          </table:table-cell>
          <table:table-cell office:value-type="float" office:value="-39.4973540890065" calcext:value-type="float">
            <text:p>-39.4973540890065</text:p>
          </table:table-cell>
          <table:table-cell office:value-type="float" office:value="-7.63815581739577" calcext:value-type="float">
            <text:p>-7.63815581739577</text:p>
          </table:table-cell>
          <table:table-cell office:value-type="float" office:value="543" calcext:value-type="float">
            <text:p>543</text:p>
          </table:table-cell>
          <table:table-cell table:formula="of:=[.D370]*-10" office:value-type="float" office:value="394.973540890065" calcext:value-type="float">
            <text:p>394.973540890065</text:p>
          </table:table-cell>
          <table:table-cell table:formula="of:=[.E370]*-10" office:value-type="float" office:value="76.3815581739577" calcext:value-type="float">
            <text:p>76.3815581739577</text:p>
          </table:table-cell>
          <table:table-cell table:formula="of:=[.F370]"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Point (-39.4212083288553643 -7.97111457051264871)</text:p>
          </table:table-cell>
          <table:table-cell office:value-type="float" office:value="787" calcext:value-type="float">
            <text:p>787</text:p>
          </table:table-cell>
          <table:table-cell office:value-type="float" office:value="436" calcext:value-type="float">
            <text:p>436</text:p>
          </table:table-cell>
          <table:table-cell office:value-type="float" office:value="-39.4212083288554" calcext:value-type="float">
            <text:p>-39.4212083288554</text:p>
          </table:table-cell>
          <table:table-cell office:value-type="float" office:value="-7.97111457051265" calcext:value-type="float">
            <text:p>-7.97111457051265</text:p>
          </table:table-cell>
          <table:table-cell office:value-type="float" office:value="436" calcext:value-type="float">
            <text:p>436</text:p>
          </table:table-cell>
          <table:table-cell table:formula="of:=[.D371]*-10" office:value-type="float" office:value="394.212083288554" calcext:value-type="float">
            <text:p>394.212083288554</text:p>
          </table:table-cell>
          <table:table-cell table:formula="of:=[.E371]*-10" office:value-type="float" office:value="79.7111457051265" calcext:value-type="float">
            <text:p>79.7111457051265</text:p>
          </table:table-cell>
          <table:table-cell table:formula="of:=[.F371]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Point (-39.51571071615156683 -7.8092907520748609)</text:p>
          </table:table-cell>
          <table:table-cell office:value-type="float" office:value="786" calcext:value-type="float">
            <text:p>786</text:p>
          </table:table-cell>
          <table:table-cell office:value-type="float" office:value="442" calcext:value-type="float">
            <text:p>442</text:p>
          </table:table-cell>
          <table:table-cell office:value-type="float" office:value="-39.5157107161516" calcext:value-type="float">
            <text:p>-39.5157107161516</text:p>
          </table:table-cell>
          <table:table-cell office:value-type="float" office:value="-7.80929075207486" calcext:value-type="float">
            <text:p>-7.80929075207486</text:p>
          </table:table-cell>
          <table:table-cell office:value-type="float" office:value="442" calcext:value-type="float">
            <text:p>442</text:p>
          </table:table-cell>
          <table:table-cell table:formula="of:=[.D372]*-10" office:value-type="float" office:value="395.157107161516" calcext:value-type="float">
            <text:p>395.157107161516</text:p>
          </table:table-cell>
          <table:table-cell table:formula="of:=[.E372]*-10" office:value-type="float" office:value="78.0929075207486" calcext:value-type="float">
            <text:p>78.0929075207486</text:p>
          </table:table-cell>
          <table:table-cell table:formula="of:=[.F372]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Point (-39.3991010023283863 -7.0879734841548574)</text:p>
          </table:table-cell>
          <table:table-cell office:value-type="float" office:value="785" calcext:value-type="float">
            <text:p>785</text:p>
          </table:table-cell>
          <table:table-cell office:value-type="float" office:value="472" calcext:value-type="float">
            <text:p>472</text:p>
          </table:table-cell>
          <table:table-cell office:value-type="float" office:value="-39.3991010023284" calcext:value-type="float">
            <text:p>-39.3991010023284</text:p>
          </table:table-cell>
          <table:table-cell office:value-type="float" office:value="-7.08797348415486" calcext:value-type="float">
            <text:p>-7.08797348415486</text:p>
          </table:table-cell>
          <table:table-cell office:value-type="float" office:value="472" calcext:value-type="float">
            <text:p>472</text:p>
          </table:table-cell>
          <table:table-cell table:formula="of:=[.D373]*-10" office:value-type="float" office:value="393.991010023284" calcext:value-type="float">
            <text:p>393.991010023284</text:p>
          </table:table-cell>
          <table:table-cell table:formula="of:=[.E373]*-10" office:value-type="float" office:value="70.8797348415486" calcext:value-type="float">
            <text:p>70.8797348415486</text:p>
          </table:table-cell>
          <table:table-cell table:formula="of:=[.F373]"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Point (-39.82343696411262357 -7.37370703683618167)</text:p>
          </table:table-cell>
          <table:table-cell office:value-type="float" office:value="784" calcext:value-type="float">
            <text:p>784</text:p>
          </table:table-cell>
          <table:table-cell office:value-type="float" office:value="897" calcext:value-type="float">
            <text:p>897</text:p>
          </table:table-cell>
          <table:table-cell office:value-type="float" office:value="-39.8234369641126" calcext:value-type="float">
            <text:p>-39.8234369641126</text:p>
          </table:table-cell>
          <table:table-cell office:value-type="float" office:value="-7.37370703683618" calcext:value-type="float">
            <text:p>-7.37370703683618</text:p>
          </table:table-cell>
          <table:table-cell office:value-type="float" office:value="897" calcext:value-type="float">
            <text:p>897</text:p>
          </table:table-cell>
          <table:table-cell table:formula="of:=[.D374]*-10" office:value-type="float" office:value="398.234369641126" calcext:value-type="float">
            <text:p>398.234369641126</text:p>
          </table:table-cell>
          <table:table-cell table:formula="of:=[.E374]*-10" office:value-type="float" office:value="73.7370703683618" calcext:value-type="float">
            <text:p>73.7370703683618</text:p>
          </table:table-cell>
          <table:table-cell table:formula="of:=[.F374]" office:value-type="float" office:value="897" calcext:value-type="float">
            <text:p>897</text:p>
          </table:table-cell>
        </table:table-row>
        <table:table-row table:style-name="ro2">
          <table:table-cell office:value-type="string" calcext:value-type="string">
            <text:p>Point (-39.0599795557864482 -7.1587312498727691)</text:p>
          </table:table-cell>
          <table:table-cell office:value-type="float" office:value="791" calcext:value-type="float">
            <text:p>791</text:p>
          </table:table-cell>
          <table:table-cell office:value-type="float" office:value="306" calcext:value-type="float">
            <text:p>306</text:p>
          </table:table-cell>
          <table:table-cell office:value-type="float" office:value="-39.0599795557864" calcext:value-type="float">
            <text:p>-39.0599795557864</text:p>
          </table:table-cell>
          <table:table-cell office:value-type="float" office:value="-7.15873124987277" calcext:value-type="float">
            <text:p>-7.15873124987277</text:p>
          </table:table-cell>
          <table:table-cell office:value-type="float" office:value="306" calcext:value-type="float">
            <text:p>306</text:p>
          </table:table-cell>
          <table:table-cell table:formula="of:=[.D375]*-10" office:value-type="float" office:value="390.599795557864" calcext:value-type="float">
            <text:p>390.599795557864</text:p>
          </table:table-cell>
          <table:table-cell table:formula="of:=[.E375]*-10" office:value-type="float" office:value="71.5873124987277" calcext:value-type="float">
            <text:p>71.5873124987277</text:p>
          </table:table-cell>
          <table:table-cell table:formula="of:=[.F375]" office:value-type="float" office:value="306" calcext:value-type="float">
            <text:p>306</text:p>
          </table:table-cell>
        </table:table-row>
        <table:table-row table:style-name="ro2">
          <table:table-cell office:value-type="string" calcext:value-type="string">
            <text:p>Point (-39.03887552108508174 -7.41252418909140953)</text:p>
          </table:table-cell>
          <table:table-cell office:value-type="float" office:value="790" calcext:value-type="float">
            <text:p>790</text:p>
          </table:table-cell>
          <table:table-cell office:value-type="float" office:value="478" calcext:value-type="float">
            <text:p>478</text:p>
          </table:table-cell>
          <table:table-cell office:value-type="float" office:value="-39.0388755210851" calcext:value-type="float">
            <text:p>-39.0388755210851</text:p>
          </table:table-cell>
          <table:table-cell office:value-type="float" office:value="-7.41252418909141" calcext:value-type="float">
            <text:p>-7.41252418909141</text:p>
          </table:table-cell>
          <table:table-cell office:value-type="float" office:value="478" calcext:value-type="float">
            <text:p>478</text:p>
          </table:table-cell>
          <table:table-cell table:formula="of:=[.D376]*-10" office:value-type="float" office:value="390.388755210851" calcext:value-type="float">
            <text:p>390.388755210851</text:p>
          </table:table-cell>
          <table:table-cell table:formula="of:=[.E376]*-10" office:value-type="float" office:value="74.1252418909141" calcext:value-type="float">
            <text:p>74.1252418909141</text:p>
          </table:table-cell>
          <table:table-cell table:formula="of:=[.F376]"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Point (-39.69255631775870086 -7.20482977507317734)</text:p>
          </table:table-cell>
          <table:table-cell office:value-type="float" office:value="789" calcext:value-type="float">
            <text:p>789</text:p>
          </table:table-cell>
          <table:table-cell office:value-type="float" office:value="603" calcext:value-type="float">
            <text:p>603</text:p>
          </table:table-cell>
          <table:table-cell office:value-type="float" office:value="-39.6925563177587" calcext:value-type="float">
            <text:p>-39.6925563177587</text:p>
          </table:table-cell>
          <table:table-cell office:value-type="float" office:value="-7.20482977507318" calcext:value-type="float">
            <text:p>-7.20482977507318</text:p>
          </table:table-cell>
          <table:table-cell office:value-type="float" office:value="603" calcext:value-type="float">
            <text:p>603</text:p>
          </table:table-cell>
          <table:table-cell table:formula="of:=[.D377]*-10" office:value-type="float" office:value="396.925563177587" calcext:value-type="float">
            <text:p>396.925563177587</text:p>
          </table:table-cell>
          <table:table-cell table:formula="of:=[.E377]*-10" office:value-type="float" office:value="72.0482977507318" calcext:value-type="float">
            <text:p>72.0482977507318</text:p>
          </table:table-cell>
          <table:table-cell table:formula="of:=[.F377]" office:value-type="float" office:value="603" calcext:value-type="float">
            <text:p>603</text:p>
          </table:table-cell>
        </table:table-row>
        <table:table-row table:style-name="ro2">
          <table:table-cell office:value-type="string" calcext:value-type="string">
            <text:p>Point (-39.55134084161292662 -7.33885239039722048)</text:p>
          </table:table-cell>
          <table:table-cell office:value-type="float" office:value="788" calcext:value-type="float">
            <text:p>788</text:p>
          </table:table-cell>
          <table:table-cell office:value-type="float" office:value="917" calcext:value-type="float">
            <text:p>917</text:p>
          </table:table-cell>
          <table:table-cell office:value-type="float" office:value="-39.5513408416129" calcext:value-type="float">
            <text:p>-39.5513408416129</text:p>
          </table:table-cell>
          <table:table-cell office:value-type="float" office:value="-7.33885239039722" calcext:value-type="float">
            <text:p>-7.33885239039722</text:p>
          </table:table-cell>
          <table:table-cell office:value-type="float" office:value="917" calcext:value-type="float">
            <text:p>917</text:p>
          </table:table-cell>
          <table:table-cell table:formula="of:=[.D378]*-10" office:value-type="float" office:value="395.513408416129" calcext:value-type="float">
            <text:p>395.513408416129</text:p>
          </table:table-cell>
          <table:table-cell table:formula="of:=[.E378]*-10" office:value-type="float" office:value="73.3885239039722" calcext:value-type="float">
            <text:p>73.3885239039722</text:p>
          </table:table-cell>
          <table:table-cell table:formula="of:=[.F378]" office:value-type="float" office:value="917" calcext:value-type="float">
            <text:p>917</text:p>
          </table:table-cell>
        </table:table-row>
        <table:table-row table:style-name="ro2">
          <table:table-cell office:value-type="string" calcext:value-type="string">
            <text:p>Point (-39.91631509021845403 -7.94882841462597955)</text:p>
          </table:table-cell>
          <table:table-cell office:value-type="float" office:value="811" calcext:value-type="float">
            <text:p>811</text:p>
          </table:table-cell>
          <table:table-cell office:value-type="float" office:value="413" calcext:value-type="float">
            <text:p>413</text:p>
          </table:table-cell>
          <table:table-cell office:value-type="float" office:value="-39.9163150902185" calcext:value-type="float">
            <text:p>-39.9163150902185</text:p>
          </table:table-cell>
          <table:table-cell office:value-type="float" office:value="-7.94882841462598" calcext:value-type="float">
            <text:p>-7.94882841462598</text:p>
          </table:table-cell>
          <table:table-cell office:value-type="float" office:value="413" calcext:value-type="float">
            <text:p>413</text:p>
          </table:table-cell>
          <table:table-cell table:formula="of:=[.D379]*-10" office:value-type="float" office:value="399.163150902185" calcext:value-type="float">
            <text:p>399.163150902185</text:p>
          </table:table-cell>
          <table:table-cell table:formula="of:=[.E379]*-10" office:value-type="float" office:value="79.4882841462598" calcext:value-type="float">
            <text:p>79.4882841462598</text:p>
          </table:table-cell>
          <table:table-cell table:formula="of:=[.F379]" office:value-type="float" office:value="413" calcext:value-type="float">
            <text:p>413</text:p>
          </table:table-cell>
        </table:table-row>
        <table:table-row table:style-name="ro2">
          <table:table-cell office:value-type="string" calcext:value-type="string">
            <text:p>Point (-39.40709129412701373 -7.89145004980277953)</text:p>
          </table:table-cell>
          <table:table-cell office:value-type="float" office:value="810" calcext:value-type="float">
            <text:p>810</text:p>
          </table:table-cell>
          <table:table-cell office:value-type="float" office:value="461" calcext:value-type="float">
            <text:p>461</text:p>
          </table:table-cell>
          <table:table-cell office:value-type="float" office:value="-39.407091294127" calcext:value-type="float">
            <text:p>-39.407091294127</text:p>
          </table:table-cell>
          <table:table-cell office:value-type="float" office:value="-7.89145004980278" calcext:value-type="float">
            <text:p>-7.89145004980278</text:p>
          </table:table-cell>
          <table:table-cell office:value-type="float" office:value="461" calcext:value-type="float">
            <text:p>461</text:p>
          </table:table-cell>
          <table:table-cell table:formula="of:=[.D380]*-10" office:value-type="float" office:value="394.07091294127" calcext:value-type="float">
            <text:p>394.07091294127</text:p>
          </table:table-cell>
          <table:table-cell table:formula="of:=[.E380]*-10" office:value-type="float" office:value="78.9145004980278" calcext:value-type="float">
            <text:p>78.9145004980278</text:p>
          </table:table-cell>
          <table:table-cell table:formula="of:=[.F380]"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Point (-39.95975141300082356 -7.88364869857174799)</text:p>
          </table:table-cell>
          <table:table-cell office:value-type="float" office:value="809" calcext:value-type="float">
            <text:p>809</text:p>
          </table:table-cell>
          <table:table-cell office:value-type="float" office:value="424" calcext:value-type="float">
            <text:p>424</text:p>
          </table:table-cell>
          <table:table-cell office:value-type="float" office:value="-39.9597514130008" calcext:value-type="float">
            <text:p>-39.9597514130008</text:p>
          </table:table-cell>
          <table:table-cell office:value-type="float" office:value="-7.88364869857175" calcext:value-type="float">
            <text:p>-7.88364869857175</text:p>
          </table:table-cell>
          <table:table-cell office:value-type="float" office:value="424" calcext:value-type="float">
            <text:p>424</text:p>
          </table:table-cell>
          <table:table-cell table:formula="of:=[.D381]*-10" office:value-type="float" office:value="399.597514130008" calcext:value-type="float">
            <text:p>399.597514130008</text:p>
          </table:table-cell>
          <table:table-cell table:formula="of:=[.E381]*-10" office:value-type="float" office:value="78.8364869857175" calcext:value-type="float">
            <text:p>78.8364869857175</text:p>
          </table:table-cell>
          <table:table-cell table:formula="of:=[.F381]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Point (-39.36297034174437925 -7.74641898978337018)</text:p>
          </table:table-cell>
          <table:table-cell office:value-type="float" office:value="808" calcext:value-type="float">
            <text:p>808</text:p>
          </table:table-cell>
          <table:table-cell office:value-type="float" office:value="484" calcext:value-type="float">
            <text:p>484</text:p>
          </table:table-cell>
          <table:table-cell office:value-type="float" office:value="-39.3629703417444" calcext:value-type="float">
            <text:p>-39.3629703417444</text:p>
          </table:table-cell>
          <table:table-cell office:value-type="float" office:value="-7.74641898978337" calcext:value-type="float">
            <text:p>-7.74641898978337</text:p>
          </table:table-cell>
          <table:table-cell office:value-type="float" office:value="484" calcext:value-type="float">
            <text:p>484</text:p>
          </table:table-cell>
          <table:table-cell table:formula="of:=[.D382]*-10" office:value-type="float" office:value="393.629703417444" calcext:value-type="float">
            <text:p>393.629703417444</text:p>
          </table:table-cell>
          <table:table-cell table:formula="of:=[.E382]*-10" office:value-type="float" office:value="77.4641898978337" calcext:value-type="float">
            <text:p>77.4641898978337</text:p>
          </table:table-cell>
          <table:table-cell table:formula="of:=[.F382]"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Point (-39.4734519355454978 -7.07820931750504201)</text:p>
          </table:table-cell>
          <table:table-cell office:value-type="float" office:value="815" calcext:value-type="float">
            <text:p>815</text:p>
          </table:table-cell>
          <table:table-cell office:value-type="float" office:value="459" calcext:value-type="float">
            <text:p>459</text:p>
          </table:table-cell>
          <table:table-cell office:value-type="float" office:value="-39.4734519355455" calcext:value-type="float">
            <text:p>-39.4734519355455</text:p>
          </table:table-cell>
          <table:table-cell office:value-type="float" office:value="-7.07820931750504" calcext:value-type="float">
            <text:p>-7.07820931750504</text:p>
          </table:table-cell>
          <table:table-cell office:value-type="float" office:value="459" calcext:value-type="float">
            <text:p>459</text:p>
          </table:table-cell>
          <table:table-cell table:formula="of:=[.D383]*-10" office:value-type="float" office:value="394.734519355455" calcext:value-type="float">
            <text:p>394.734519355455</text:p>
          </table:table-cell>
          <table:table-cell table:formula="of:=[.E383]*-10" office:value-type="float" office:value="70.7820931750504" calcext:value-type="float">
            <text:p>70.7820931750504</text:p>
          </table:table-cell>
          <table:table-cell table:formula="of:=[.F383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-39.67693086510943346 -7.54453907356508413)</text:p>
          </table:table-cell>
          <table:table-cell office:value-type="float" office:value="814" calcext:value-type="float">
            <text:p>814</text:p>
          </table:table-cell>
          <table:table-cell office:value-type="float" office:value="522" calcext:value-type="float">
            <text:p>522</text:p>
          </table:table-cell>
          <table:table-cell office:value-type="float" office:value="-39.6769308651094" calcext:value-type="float">
            <text:p>-39.6769308651094</text:p>
          </table:table-cell>
          <table:table-cell office:value-type="float" office:value="-7.54453907356508" calcext:value-type="float">
            <text:p>-7.54453907356508</text:p>
          </table:table-cell>
          <table:table-cell office:value-type="float" office:value="522" calcext:value-type="float">
            <text:p>522</text:p>
          </table:table-cell>
          <table:table-cell table:formula="of:=[.D384]*-10" office:value-type="float" office:value="396.769308651094" calcext:value-type="float">
            <text:p>396.769308651094</text:p>
          </table:table-cell>
          <table:table-cell table:formula="of:=[.E384]*-10" office:value-type="float" office:value="75.4453907356508" calcext:value-type="float">
            <text:p>75.4453907356508</text:p>
          </table:table-cell>
          <table:table-cell table:formula="of:=[.F384]"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Point (-39.47134698911713713 -7.36561214094545136)</text:p>
          </table:table-cell>
          <table:table-cell office:value-type="float" office:value="813" calcext:value-type="float">
            <text:p>813</text:p>
          </table:table-cell>
          <table:table-cell office:value-type="float" office:value="910" calcext:value-type="float">
            <text:p>910</text:p>
          </table:table-cell>
          <table:table-cell office:value-type="float" office:value="-39.4713469891171" calcext:value-type="float">
            <text:p>-39.4713469891171</text:p>
          </table:table-cell>
          <table:table-cell office:value-type="float" office:value="-7.36561214094545" calcext:value-type="float">
            <text:p>-7.36561214094545</text:p>
          </table:table-cell>
          <table:table-cell office:value-type="float" office:value="910" calcext:value-type="float">
            <text:p>910</text:p>
          </table:table-cell>
          <table:table-cell table:formula="of:=[.D385]*-10" office:value-type="float" office:value="394.713469891171" calcext:value-type="float">
            <text:p>394.713469891171</text:p>
          </table:table-cell>
          <table:table-cell table:formula="of:=[.E385]*-10" office:value-type="float" office:value="73.6561214094545" calcext:value-type="float">
            <text:p>73.6561214094545</text:p>
          </table:table-cell>
          <table:table-cell table:formula="of:=[.F385]"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Point (-39.18699365537346324 -7.17268085279229783)</text:p>
          </table:table-cell>
          <table:table-cell office:value-type="float" office:value="812" calcext:value-type="float">
            <text:p>812</text:p>
          </table:table-cell>
          <table:table-cell office:value-type="float" office:value="406" calcext:value-type="float">
            <text:p>406</text:p>
          </table:table-cell>
          <table:table-cell office:value-type="float" office:value="-39.1869936553735" calcext:value-type="float">
            <text:p>-39.1869936553735</text:p>
          </table:table-cell>
          <table:table-cell office:value-type="float" office:value="-7.1726808527923" calcext:value-type="float">
            <text:p>-7.1726808527923</text:p>
          </table:table-cell>
          <table:table-cell office:value-type="float" office:value="406" calcext:value-type="float">
            <text:p>406</text:p>
          </table:table-cell>
          <table:table-cell table:formula="of:=[.D386]*-10" office:value-type="float" office:value="391.869936553735" calcext:value-type="float">
            <text:p>391.869936553735</text:p>
          </table:table-cell>
          <table:table-cell table:formula="of:=[.E386]*-10" office:value-type="float" office:value="71.726808527923" calcext:value-type="float">
            <text:p>71.726808527923</text:p>
          </table:table-cell>
          <table:table-cell table:formula="of:=[.F386]" office:value-type="float" office:value="406" calcext:value-type="float">
            <text:p>406</text:p>
          </table:table-cell>
        </table:table-row>
        <table:table-row table:style-name="ro2">
          <table:table-cell office:value-type="string" calcext:value-type="string">
            <text:p>Point (-39.49665239497142721 -7.00013685231636629)</text:p>
          </table:table-cell>
          <table:table-cell office:value-type="float" office:value="803" calcext:value-type="float">
            <text:p>803</text:p>
          </table:table-cell>
          <table:table-cell office:value-type="float" office:value="414" calcext:value-type="float">
            <text:p>414</text:p>
          </table:table-cell>
          <table:table-cell office:value-type="float" office:value="-39.4966523949714" calcext:value-type="float">
            <text:p>-39.4966523949714</text:p>
          </table:table-cell>
          <table:table-cell office:value-type="float" office:value="-7.00013685231637" calcext:value-type="float">
            <text:p>-7.00013685231637</text:p>
          </table:table-cell>
          <table:table-cell office:value-type="float" office:value="414" calcext:value-type="float">
            <text:p>414</text:p>
          </table:table-cell>
          <table:table-cell table:formula="of:=[.D387]*-10" office:value-type="float" office:value="394.966523949714" calcext:value-type="float">
            <text:p>394.966523949714</text:p>
          </table:table-cell>
          <table:table-cell table:formula="of:=[.E387]*-10" office:value-type="float" office:value="70.0013685231637" calcext:value-type="float">
            <text:p>70.0013685231637</text:p>
          </table:table-cell>
          <table:table-cell table:formula="of:=[.F387]" office:value-type="float" office:value="414" calcext:value-type="float">
            <text:p>414</text:p>
          </table:table-cell>
        </table:table-row>
        <table:table-row table:style-name="ro2">
          <table:table-cell office:value-type="string" calcext:value-type="string">
            <text:p>Point (-39.29113803011991735 -7.08858078338666875)</text:p>
          </table:table-cell>
          <table:table-cell office:value-type="float" office:value="802" calcext:value-type="float">
            <text:p>802</text:p>
          </table:table-cell>
          <table:table-cell office:value-type="float" office:value="441" calcext:value-type="float">
            <text:p>441</text:p>
          </table:table-cell>
          <table:table-cell office:value-type="float" office:value="-39.2911380301199" calcext:value-type="float">
            <text:p>-39.2911380301199</text:p>
          </table:table-cell>
          <table:table-cell office:value-type="float" office:value="-7.08858078338667" calcext:value-type="float">
            <text:p>-7.08858078338667</text:p>
          </table:table-cell>
          <table:table-cell office:value-type="float" office:value="441" calcext:value-type="float">
            <text:p>441</text:p>
          </table:table-cell>
          <table:table-cell table:formula="of:=[.D388]*-10" office:value-type="float" office:value="392.911380301199" calcext:value-type="float">
            <text:p>392.911380301199</text:p>
          </table:table-cell>
          <table:table-cell table:formula="of:=[.E388]*-10" office:value-type="float" office:value="70.8858078338667" calcext:value-type="float">
            <text:p>70.8858078338667</text:p>
          </table:table-cell>
          <table:table-cell table:formula="of:=[.F388]" office:value-type="float" office:value="441" calcext:value-type="float">
            <text:p>441</text:p>
          </table:table-cell>
        </table:table-row>
        <table:table-row table:style-name="ro2">
          <table:table-cell office:value-type="string" calcext:value-type="string">
            <text:p>Point (-39.46069827378583028 -7.90220063671603157)</text:p>
          </table:table-cell>
          <table:table-cell office:value-type="float" office:value="801" calcext:value-type="float">
            <text:p>801</text:p>
          </table:table-cell>
          <table:table-cell office:value-type="float" office:value="454" calcext:value-type="float">
            <text:p>454</text:p>
          </table:table-cell>
          <table:table-cell office:value-type="float" office:value="-39.4606982737858" calcext:value-type="float">
            <text:p>-39.4606982737858</text:p>
          </table:table-cell>
          <table:table-cell office:value-type="float" office:value="-7.90220063671603" calcext:value-type="float">
            <text:p>-7.90220063671603</text:p>
          </table:table-cell>
          <table:table-cell office:value-type="float" office:value="454" calcext:value-type="float">
            <text:p>454</text:p>
          </table:table-cell>
          <table:table-cell table:formula="of:=[.D389]*-10" office:value-type="float" office:value="394.606982737858" calcext:value-type="float">
            <text:p>394.606982737858</text:p>
          </table:table-cell>
          <table:table-cell table:formula="of:=[.E389]*-10" office:value-type="float" office:value="79.0220063671603" calcext:value-type="float">
            <text:p>79.0220063671603</text:p>
          </table:table-cell>
          <table:table-cell table:formula="of:=[.F389]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Point (-39.0356113748105642 -7.0058456031981855)</text:p>
          </table:table-cell>
          <table:table-cell office:value-type="float" office:value="800" calcext:value-type="float">
            <text:p>800</text:p>
          </table:table-cell>
          <table:table-cell office:value-type="float" office:value="311" calcext:value-type="float">
            <text:p>311</text:p>
          </table:table-cell>
          <table:table-cell office:value-type="float" office:value="-39.0356113748106" calcext:value-type="float">
            <text:p>-39.0356113748106</text:p>
          </table:table-cell>
          <table:table-cell office:value-type="float" office:value="-7.00584560319819" calcext:value-type="float">
            <text:p>-7.00584560319819</text:p>
          </table:table-cell>
          <table:table-cell office:value-type="float" office:value="311" calcext:value-type="float">
            <text:p>311</text:p>
          </table:table-cell>
          <table:table-cell table:formula="of:=[.D390]*-10" office:value-type="float" office:value="390.356113748106" calcext:value-type="float">
            <text:p>390.356113748106</text:p>
          </table:table-cell>
          <table:table-cell table:formula="of:=[.E390]*-10" office:value-type="float" office:value="70.0584560319819" calcext:value-type="float">
            <text:p>70.0584560319819</text:p>
          </table:table-cell>
          <table:table-cell table:formula="of:=[.F390]" office:value-type="float" office:value="311" calcext:value-type="float">
            <text:p>311</text:p>
          </table:table-cell>
        </table:table-row>
        <table:table-row table:style-name="ro2">
          <table:table-cell office:value-type="string" calcext:value-type="string">
            <text:p>Point (-39.79678756179065857 -7.02519561357882694)</text:p>
          </table:table-cell>
          <table:table-cell office:value-type="float" office:value="807" calcext:value-type="float">
            <text:p>807</text:p>
          </table:table-cell>
          <table:table-cell office:value-type="float" office:value="650" calcext:value-type="float">
            <text:p>650</text:p>
          </table:table-cell>
          <table:table-cell office:value-type="float" office:value="-39.7967875617907" calcext:value-type="float">
            <text:p>-39.7967875617907</text:p>
          </table:table-cell>
          <table:table-cell office:value-type="float" office:value="-7.02519561357883" calcext:value-type="float">
            <text:p>-7.02519561357883</text:p>
          </table:table-cell>
          <table:table-cell office:value-type="float" office:value="650" calcext:value-type="float">
            <text:p>650</text:p>
          </table:table-cell>
          <table:table-cell table:formula="of:=[.D391]*-10" office:value-type="float" office:value="397.967875617907" calcext:value-type="float">
            <text:p>397.967875617907</text:p>
          </table:table-cell>
          <table:table-cell table:formula="of:=[.E391]*-10" office:value-type="float" office:value="70.2519561357883" calcext:value-type="float">
            <text:p>70.2519561357883</text:p>
          </table:table-cell>
          <table:table-cell table:formula="of:=[.F391]"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Point (-39.52768953300132893 -7.31576104799362437)</text:p>
          </table:table-cell>
          <table:table-cell office:value-type="float" office:value="806" calcext:value-type="float">
            <text:p>806</text:p>
          </table:table-cell>
          <table:table-cell office:value-type="float" office:value="921" calcext:value-type="float">
            <text:p>921</text:p>
          </table:table-cell>
          <table:table-cell office:value-type="float" office:value="-39.5276895330013" calcext:value-type="float">
            <text:p>-39.5276895330013</text:p>
          </table:table-cell>
          <table:table-cell office:value-type="float" office:value="-7.31576104799362" calcext:value-type="float">
            <text:p>-7.31576104799362</text:p>
          </table:table-cell>
          <table:table-cell office:value-type="float" office:value="921" calcext:value-type="float">
            <text:p>921</text:p>
          </table:table-cell>
          <table:table-cell table:formula="of:=[.D392]*-10" office:value-type="float" office:value="395.276895330013" calcext:value-type="float">
            <text:p>395.276895330013</text:p>
          </table:table-cell>
          <table:table-cell table:formula="of:=[.E392]*-10" office:value-type="float" office:value="73.1576104799362" calcext:value-type="float">
            <text:p>73.1576104799362</text:p>
          </table:table-cell>
          <table:table-cell table:formula="of:=[.F392]" office:value-type="float" office:value="921" calcext:value-type="float">
            <text:p>921</text:p>
          </table:table-cell>
        </table:table-row>
        <table:table-row table:style-name="ro2">
          <table:table-cell office:value-type="string" calcext:value-type="string">
            <text:p>Point (-39.13077381151313716 -7.24811438722474044)</text:p>
          </table:table-cell>
          <table:table-cell office:value-type="float" office:value="805" calcext:value-type="float">
            <text:p>805</text:p>
          </table:table-cell>
          <table:table-cell office:value-type="float" office:value="409" calcext:value-type="float">
            <text:p>409</text:p>
          </table:table-cell>
          <table:table-cell office:value-type="float" office:value="-39.1307738115131" calcext:value-type="float">
            <text:p>-39.1307738115131</text:p>
          </table:table-cell>
          <table:table-cell office:value-type="float" office:value="-7.24811438722474" calcext:value-type="float">
            <text:p>-7.24811438722474</text:p>
          </table:table-cell>
          <table:table-cell office:value-type="float" office:value="409" calcext:value-type="float">
            <text:p>409</text:p>
          </table:table-cell>
          <table:table-cell table:formula="of:=[.D393]*-10" office:value-type="float" office:value="391.307738115131" calcext:value-type="float">
            <text:p>391.307738115131</text:p>
          </table:table-cell>
          <table:table-cell table:formula="of:=[.E393]*-10" office:value-type="float" office:value="72.4811438722474" calcext:value-type="float">
            <text:p>72.4811438722474</text:p>
          </table:table-cell>
          <table:table-cell table:formula="of:=[.F393]" office:value-type="float" office:value="409" calcext:value-type="float">
            <text:p>409</text:p>
          </table:table-cell>
        </table:table-row>
        <table:table-row table:style-name="ro2">
          <table:table-cell office:value-type="string" calcext:value-type="string">
            <text:p>Point (-39.07997106918738695 -7.89333646416282431)</text:p>
          </table:table-cell>
          <table:table-cell office:value-type="float" office:value="804" calcext:value-type="float">
            <text:p>804</text:p>
          </table:table-cell>
          <table:table-cell office:value-type="float" office:value="500" calcext:value-type="float">
            <text:p>500</text:p>
          </table:table-cell>
          <table:table-cell office:value-type="float" office:value="-39.0799710691874" calcext:value-type="float">
            <text:p>-39.0799710691874</text:p>
          </table:table-cell>
          <table:table-cell office:value-type="float" office:value="-7.89333646416282" calcext:value-type="float">
            <text:p>-7.89333646416282</text:p>
          </table:table-cell>
          <table:table-cell office:value-type="float" office:value="500" calcext:value-type="float">
            <text:p>500</text:p>
          </table:table-cell>
          <table:table-cell table:formula="of:=[.D394]*-10" office:value-type="float" office:value="390.799710691874" calcext:value-type="float">
            <text:p>390.799710691874</text:p>
          </table:table-cell>
          <table:table-cell table:formula="of:=[.E394]*-10" office:value-type="float" office:value="78.9333646416282" calcext:value-type="float">
            <text:p>78.9333646416282</text:p>
          </table:table-cell>
          <table:table-cell table:formula="of:=[.F394]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Point (-39.22056356233527197 -7.79514676268049644)</text:p>
          </table:table-cell>
          <table:table-cell office:value-type="float" office:value="827" calcext:value-type="float">
            <text:p>827</text:p>
          </table:table-cell>
          <table:table-cell office:value-type="float" office:value="537" calcext:value-type="float">
            <text:p>537</text:p>
          </table:table-cell>
          <table:table-cell office:value-type="float" office:value="-39.2205635623353" calcext:value-type="float">
            <text:p>-39.2205635623353</text:p>
          </table:table-cell>
          <table:table-cell office:value-type="float" office:value="-7.7951467626805" calcext:value-type="float">
            <text:p>-7.7951467626805</text:p>
          </table:table-cell>
          <table:table-cell office:value-type="float" office:value="537" calcext:value-type="float">
            <text:p>537</text:p>
          </table:table-cell>
          <table:table-cell table:formula="of:=[.D395]*-10" office:value-type="float" office:value="392.205635623353" calcext:value-type="float">
            <text:p>392.205635623353</text:p>
          </table:table-cell>
          <table:table-cell table:formula="of:=[.E395]*-10" office:value-type="float" office:value="77.951467626805" calcext:value-type="float">
            <text:p>77.951467626805</text:p>
          </table:table-cell>
          <table:table-cell table:formula="of:=[.F395]" office:value-type="float" office:value="537" calcext:value-type="float">
            <text:p>537</text:p>
          </table:table-cell>
        </table:table-row>
        <table:table-row table:style-name="ro2">
          <table:table-cell office:value-type="string" calcext:value-type="string">
            <text:p>Point (-39.82448576279537633 -7.93124013075172485)</text:p>
          </table:table-cell>
          <table:table-cell office:value-type="float" office:value="826" calcext:value-type="float">
            <text:p>826</text:p>
          </table:table-cell>
          <table:table-cell office:value-type="float" office:value="426" calcext:value-type="float">
            <text:p>426</text:p>
          </table:table-cell>
          <table:table-cell office:value-type="float" office:value="-39.8244857627954" calcext:value-type="float">
            <text:p>-39.8244857627954</text:p>
          </table:table-cell>
          <table:table-cell office:value-type="float" office:value="-7.93124013075173" calcext:value-type="float">
            <text:p>-7.93124013075173</text:p>
          </table:table-cell>
          <table:table-cell office:value-type="float" office:value="426" calcext:value-type="float">
            <text:p>426</text:p>
          </table:table-cell>
          <table:table-cell table:formula="of:=[.D396]*-10" office:value-type="float" office:value="398.244857627954" calcext:value-type="float">
            <text:p>398.244857627954</text:p>
          </table:table-cell>
          <table:table-cell table:formula="of:=[.E396]*-10" office:value-type="float" office:value="79.3124013075173" calcext:value-type="float">
            <text:p>79.3124013075173</text:p>
          </table:table-cell>
          <table:table-cell table:formula="of:=[.F396]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Point (-39.37515439373767379 -7.1352683491722777)</text:p>
          </table:table-cell>
          <table:table-cell office:value-type="float" office:value="825" calcext:value-type="float">
            <text:p>825</text:p>
          </table:table-cell>
          <table:table-cell office:value-type="float" office:value="411" calcext:value-type="float">
            <text:p>411</text:p>
          </table:table-cell>
          <table:table-cell office:value-type="float" office:value="-39.3751543937377" calcext:value-type="float">
            <text:p>-39.3751543937377</text:p>
          </table:table-cell>
          <table:table-cell office:value-type="float" office:value="-7.13526834917228" calcext:value-type="float">
            <text:p>-7.13526834917228</text:p>
          </table:table-cell>
          <table:table-cell office:value-type="float" office:value="411" calcext:value-type="float">
            <text:p>411</text:p>
          </table:table-cell>
          <table:table-cell table:formula="of:=[.D397]*-10" office:value-type="float" office:value="393.751543937377" calcext:value-type="float">
            <text:p>393.751543937377</text:p>
          </table:table-cell>
          <table:table-cell table:formula="of:=[.E397]*-10" office:value-type="float" office:value="71.3526834917228" calcext:value-type="float">
            <text:p>71.3526834917228</text:p>
          </table:table-cell>
          <table:table-cell table:formula="of:=[.F397]" office:value-type="float" office:value="411" calcext:value-type="float">
            <text:p>411</text:p>
          </table:table-cell>
        </table:table-row>
        <table:table-row table:style-name="ro2">
          <table:table-cell office:value-type="string" calcext:value-type="string">
            <text:p>Point (-39.05202936051107798 -7.17435600531252948)</text:p>
          </table:table-cell>
          <table:table-cell office:value-type="float" office:value="824" calcext:value-type="float">
            <text:p>824</text:p>
          </table:table-cell>
          <table:table-cell office:value-type="float" office:value="378" calcext:value-type="float">
            <text:p>378</text:p>
          </table:table-cell>
          <table:table-cell office:value-type="float" office:value="-39.0520293605111" calcext:value-type="float">
            <text:p>-39.0520293605111</text:p>
          </table:table-cell>
          <table:table-cell office:value-type="float" office:value="-7.17435600531253" calcext:value-type="float">
            <text:p>-7.17435600531253</text:p>
          </table:table-cell>
          <table:table-cell office:value-type="float" office:value="378" calcext:value-type="float">
            <text:p>378</text:p>
          </table:table-cell>
          <table:table-cell table:formula="of:=[.D398]*-10" office:value-type="float" office:value="390.520293605111" calcext:value-type="float">
            <text:p>390.520293605111</text:p>
          </table:table-cell>
          <table:table-cell table:formula="of:=[.E398]*-10" office:value-type="float" office:value="71.7435600531253" calcext:value-type="float">
            <text:p>71.7435600531253</text:p>
          </table:table-cell>
          <table:table-cell table:formula="of:=[.F398]" office:value-type="float" office:value="378" calcext:value-type="float">
            <text:p>378</text:p>
          </table:table-cell>
        </table:table-row>
        <table:table-row table:style-name="ro2">
          <table:table-cell office:value-type="string" calcext:value-type="string">
            <text:p>Point (-39.37545550472698608 -7.81430274346190856)</text:p>
          </table:table-cell>
          <table:table-cell office:value-type="float" office:value="831" calcext:value-type="float">
            <text:p>831</text:p>
          </table:table-cell>
          <table:table-cell office:value-type="float" office:value="473" calcext:value-type="float">
            <text:p>473</text:p>
          </table:table-cell>
          <table:table-cell office:value-type="float" office:value="-39.375455504727" calcext:value-type="float">
            <text:p>-39.375455504727</text:p>
          </table:table-cell>
          <table:table-cell office:value-type="float" office:value="-7.81430274346191" calcext:value-type="float">
            <text:p>-7.81430274346191</text:p>
          </table:table-cell>
          <table:table-cell office:value-type="float" office:value="473" calcext:value-type="float">
            <text:p>473</text:p>
          </table:table-cell>
          <table:table-cell table:formula="of:=[.D399]*-10" office:value-type="float" office:value="393.75455504727" calcext:value-type="float">
            <text:p>393.75455504727</text:p>
          </table:table-cell>
          <table:table-cell table:formula="of:=[.E399]*-10" office:value-type="float" office:value="78.1430274346191" calcext:value-type="float">
            <text:p>78.1430274346191</text:p>
          </table:table-cell>
          <table:table-cell table:formula="of:=[.F399]"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Point (-39.82449444160374696 -7.39196715534388638)</text:p>
          </table:table-cell>
          <table:table-cell office:value-type="float" office:value="830" calcext:value-type="float">
            <text:p>830</text:p>
          </table:table-cell>
          <table:table-cell office:value-type="float" office:value="887" calcext:value-type="float">
            <text:p>887</text:p>
          </table:table-cell>
          <table:table-cell office:value-type="float" office:value="-39.8244944416037" calcext:value-type="float">
            <text:p>-39.8244944416037</text:p>
          </table:table-cell>
          <table:table-cell office:value-type="float" office:value="-7.39196715534389" calcext:value-type="float">
            <text:p>-7.39196715534389</text:p>
          </table:table-cell>
          <table:table-cell office:value-type="float" office:value="887" calcext:value-type="float">
            <text:p>887</text:p>
          </table:table-cell>
          <table:table-cell table:formula="of:=[.D400]*-10" office:value-type="float" office:value="398.244944416037" calcext:value-type="float">
            <text:p>398.244944416037</text:p>
          </table:table-cell>
          <table:table-cell table:formula="of:=[.E400]*-10" office:value-type="float" office:value="73.9196715534389" calcext:value-type="float">
            <text:p>73.9196715534389</text:p>
          </table:table-cell>
          <table:table-cell table:formula="of:=[.F400]"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Point (-39.56568375744510746 -7.61335372694178325)</text:p>
          </table:table-cell>
          <table:table-cell office:value-type="float" office:value="829" calcext:value-type="float">
            <text:p>829</text:p>
          </table:table-cell>
          <table:table-cell office:value-type="float" office:value="531" calcext:value-type="float">
            <text:p>531</text:p>
          </table:table-cell>
          <table:table-cell office:value-type="float" office:value="-39.5656837574451" calcext:value-type="float">
            <text:p>-39.5656837574451</text:p>
          </table:table-cell>
          <table:table-cell office:value-type="float" office:value="-7.61335372694178" calcext:value-type="float">
            <text:p>-7.61335372694178</text:p>
          </table:table-cell>
          <table:table-cell office:value-type="float" office:value="531" calcext:value-type="float">
            <text:p>531</text:p>
          </table:table-cell>
          <table:table-cell table:formula="of:=[.D401]*-10" office:value-type="float" office:value="395.656837574451" calcext:value-type="float">
            <text:p>395.656837574451</text:p>
          </table:table-cell>
          <table:table-cell table:formula="of:=[.E401]*-10" office:value-type="float" office:value="76.1335372694178" calcext:value-type="float">
            <text:p>76.1335372694178</text:p>
          </table:table-cell>
          <table:table-cell table:formula="of:=[.F401]"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Point (-39.40938795815145568 -7.28495081490417995)</text:p>
          </table:table-cell>
          <table:table-cell office:value-type="float" office:value="828" calcext:value-type="float">
            <text:p>828</text:p>
          </table:table-cell>
          <table:table-cell office:value-type="float" office:value="639" calcext:value-type="float">
            <text:p>639</text:p>
          </table:table-cell>
          <table:table-cell office:value-type="float" office:value="-39.4093879581515" calcext:value-type="float">
            <text:p>-39.4093879581515</text:p>
          </table:table-cell>
          <table:table-cell office:value-type="float" office:value="-7.28495081490418" calcext:value-type="float">
            <text:p>-7.28495081490418</text:p>
          </table:table-cell>
          <table:table-cell office:value-type="float" office:value="639" calcext:value-type="float">
            <text:p>639</text:p>
          </table:table-cell>
          <table:table-cell table:formula="of:=[.D402]*-10" office:value-type="float" office:value="394.093879581515" calcext:value-type="float">
            <text:p>394.093879581515</text:p>
          </table:table-cell>
          <table:table-cell table:formula="of:=[.E402]*-10" office:value-type="float" office:value="72.8495081490418" calcext:value-type="float">
            <text:p>72.8495081490418</text:p>
          </table:table-cell>
          <table:table-cell table:formula="of:=[.F402]" office:value-type="float" office:value="639" calcext:value-type="float">
            <text:p>639</text:p>
          </table:table-cell>
        </table:table-row>
        <table:table-row table:style-name="ro2">
          <table:table-cell office:value-type="string" calcext:value-type="string">
            <text:p>Point (-39.31826053555160172 -7.8083957001930635)</text:p>
          </table:table-cell>
          <table:table-cell office:value-type="float" office:value="819" calcext:value-type="float">
            <text:p>819</text:p>
          </table:table-cell>
          <table:table-cell office:value-type="float" office:value="527" calcext:value-type="float">
            <text:p>527</text:p>
          </table:table-cell>
          <table:table-cell office:value-type="float" office:value="-39.3182605355516" calcext:value-type="float">
            <text:p>-39.3182605355516</text:p>
          </table:table-cell>
          <table:table-cell office:value-type="float" office:value="-7.80839570019306" calcext:value-type="float">
            <text:p>-7.80839570019306</text:p>
          </table:table-cell>
          <table:table-cell office:value-type="float" office:value="527" calcext:value-type="float">
            <text:p>527</text:p>
          </table:table-cell>
          <table:table-cell table:formula="of:=[.D403]*-10" office:value-type="float" office:value="393.182605355516" calcext:value-type="float">
            <text:p>393.182605355516</text:p>
          </table:table-cell>
          <table:table-cell table:formula="of:=[.E403]*-10" office:value-type="float" office:value="78.0839570019306" calcext:value-type="float">
            <text:p>78.0839570019306</text:p>
          </table:table-cell>
          <table:table-cell table:formula="of:=[.F403]" office:value-type="float" office:value="527" calcext:value-type="float">
            <text:p>527</text:p>
          </table:table-cell>
        </table:table-row>
        <table:table-row table:style-name="ro2">
          <table:table-cell office:value-type="string" calcext:value-type="string">
            <text:p>Point (-39.74188210464193816 -7.58832502361302552)</text:p>
          </table:table-cell>
          <table:table-cell office:value-type="float" office:value="818" calcext:value-type="float">
            <text:p>818</text:p>
          </table:table-cell>
          <table:table-cell office:value-type="float" office:value="475" calcext:value-type="float">
            <text:p>475</text:p>
          </table:table-cell>
          <table:table-cell office:value-type="float" office:value="-39.7418821046419" calcext:value-type="float">
            <text:p>-39.7418821046419</text:p>
          </table:table-cell>
          <table:table-cell office:value-type="float" office:value="-7.58832502361303" calcext:value-type="float">
            <text:p>-7.58832502361303</text:p>
          </table:table-cell>
          <table:table-cell office:value-type="float" office:value="475" calcext:value-type="float">
            <text:p>475</text:p>
          </table:table-cell>
          <table:table-cell table:formula="of:=[.D404]*-10" office:value-type="float" office:value="397.418821046419" calcext:value-type="float">
            <text:p>397.418821046419</text:p>
          </table:table-cell>
          <table:table-cell table:formula="of:=[.E404]*-10" office:value-type="float" office:value="75.8832502361303" calcext:value-type="float">
            <text:p>75.8832502361303</text:p>
          </table:table-cell>
          <table:table-cell table:formula="of:=[.F404]"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Point (-39.14746964535220997 -7.44380563269914308)</text:p>
          </table:table-cell>
          <table:table-cell office:value-type="float" office:value="817" calcext:value-type="float">
            <text:p>817</text:p>
          </table:table-cell>
          <table:table-cell office:value-type="float" office:value="948" calcext:value-type="float">
            <text:p>948</text:p>
          </table:table-cell>
          <table:table-cell office:value-type="float" office:value="-39.1474696453522" calcext:value-type="float">
            <text:p>-39.1474696453522</text:p>
          </table:table-cell>
          <table:table-cell office:value-type="float" office:value="-7.44380563269914" calcext:value-type="float">
            <text:p>-7.44380563269914</text:p>
          </table:table-cell>
          <table:table-cell office:value-type="float" office:value="948" calcext:value-type="float">
            <text:p>948</text:p>
          </table:table-cell>
          <table:table-cell table:formula="of:=[.D405]*-10" office:value-type="float" office:value="391.474696453522" calcext:value-type="float">
            <text:p>391.474696453522</text:p>
          </table:table-cell>
          <table:table-cell table:formula="of:=[.E405]*-10" office:value-type="float" office:value="74.4380563269914" calcext:value-type="float">
            <text:p>74.4380563269914</text:p>
          </table:table-cell>
          <table:table-cell table:formula="of:=[.F405]" office:value-type="float" office:value="948" calcext:value-type="float">
            <text:p>948</text:p>
          </table:table-cell>
        </table:table-row>
        <table:table-row table:style-name="ro2">
          <table:table-cell office:value-type="string" calcext:value-type="string">
            <text:p>Point (-39.68307041801888602 -7.48247707644397764)</text:p>
          </table:table-cell>
          <table:table-cell office:value-type="float" office:value="816" calcext:value-type="float">
            <text:p>816</text:p>
          </table:table-cell>
          <table:table-cell office:value-type="float" office:value="730" calcext:value-type="float">
            <text:p>730</text:p>
          </table:table-cell>
          <table:table-cell office:value-type="float" office:value="-39.6830704180189" calcext:value-type="float">
            <text:p>-39.6830704180189</text:p>
          </table:table-cell>
          <table:table-cell office:value-type="float" office:value="-7.48247707644398" calcext:value-type="float">
            <text:p>-7.48247707644398</text:p>
          </table:table-cell>
          <table:table-cell office:value-type="float" office:value="730" calcext:value-type="float">
            <text:p>730</text:p>
          </table:table-cell>
          <table:table-cell table:formula="of:=[.D406]*-10" office:value-type="float" office:value="396.830704180189" calcext:value-type="float">
            <text:p>396.830704180189</text:p>
          </table:table-cell>
          <table:table-cell table:formula="of:=[.E406]*-10" office:value-type="float" office:value="74.8247707644398" calcext:value-type="float">
            <text:p>74.8247707644398</text:p>
          </table:table-cell>
          <table:table-cell table:formula="of:=[.F406]"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Point (-39.3362080879493945 -7.44563375976484476)</text:p>
          </table:table-cell>
          <table:table-cell office:value-type="float" office:value="823" calcext:value-type="float">
            <text:p>823</text:p>
          </table:table-cell>
          <table:table-cell office:value-type="float" office:value="909" calcext:value-type="float">
            <text:p>909</text:p>
          </table:table-cell>
          <table:table-cell office:value-type="float" office:value="-39.3362080879494" calcext:value-type="float">
            <text:p>-39.3362080879494</text:p>
          </table:table-cell>
          <table:table-cell office:value-type="float" office:value="-7.44563375976485" calcext:value-type="float">
            <text:p>-7.44563375976485</text:p>
          </table:table-cell>
          <table:table-cell office:value-type="float" office:value="909" calcext:value-type="float">
            <text:p>909</text:p>
          </table:table-cell>
          <table:table-cell table:formula="of:=[.D407]*-10" office:value-type="float" office:value="393.362080879494" calcext:value-type="float">
            <text:p>393.362080879494</text:p>
          </table:table-cell>
          <table:table-cell table:formula="of:=[.E407]*-10" office:value-type="float" office:value="74.4563375976485" calcext:value-type="float">
            <text:p>74.4563375976485</text:p>
          </table:table-cell>
          <table:table-cell table:formula="of:=[.F407]" office:value-type="float" office:value="909" calcext:value-type="float">
            <text:p>909</text:p>
          </table:table-cell>
        </table:table-row>
        <table:table-row table:style-name="ro2">
          <table:table-cell office:value-type="string" calcext:value-type="string">
            <text:p>Point (-39.03733793198618685 -7.37025290865621763)</text:p>
          </table:table-cell>
          <table:table-cell office:value-type="float" office:value="822" calcext:value-type="float">
            <text:p>822</text:p>
          </table:table-cell>
          <table:table-cell office:value-type="float" office:value="412" calcext:value-type="float">
            <text:p>412</text:p>
          </table:table-cell>
          <table:table-cell office:value-type="float" office:value="-39.0373379319862" calcext:value-type="float">
            <text:p>-39.0373379319862</text:p>
          </table:table-cell>
          <table:table-cell office:value-type="float" office:value="-7.37025290865622" calcext:value-type="float">
            <text:p>-7.37025290865622</text:p>
          </table:table-cell>
          <table:table-cell office:value-type="float" office:value="412" calcext:value-type="float">
            <text:p>412</text:p>
          </table:table-cell>
          <table:table-cell table:formula="of:=[.D408]*-10" office:value-type="float" office:value="390.373379319862" calcext:value-type="float">
            <text:p>390.373379319862</text:p>
          </table:table-cell>
          <table:table-cell table:formula="of:=[.E408]*-10" office:value-type="float" office:value="73.7025290865622" calcext:value-type="float">
            <text:p>73.7025290865622</text:p>
          </table:table-cell>
          <table:table-cell table:formula="of:=[.F408]" office:value-type="float" office:value="412" calcext:value-type="float">
            <text:p>412</text:p>
          </table:table-cell>
        </table:table-row>
        <table:table-row table:style-name="ro2">
          <table:table-cell office:value-type="string" calcext:value-type="string">
            <text:p>Point (-39.56137404897860677 -7.40320391624731222)</text:p>
          </table:table-cell>
          <table:table-cell office:value-type="float" office:value="821" calcext:value-type="float">
            <text:p>821</text:p>
          </table:table-cell>
          <table:table-cell office:value-type="float" office:value="885" calcext:value-type="float">
            <text:p>885</text:p>
          </table:table-cell>
          <table:table-cell office:value-type="float" office:value="-39.5613740489786" calcext:value-type="float">
            <text:p>-39.5613740489786</text:p>
          </table:table-cell>
          <table:table-cell office:value-type="float" office:value="-7.40320391624731" calcext:value-type="float">
            <text:p>-7.40320391624731</text:p>
          </table:table-cell>
          <table:table-cell office:value-type="float" office:value="885" calcext:value-type="float">
            <text:p>885</text:p>
          </table:table-cell>
          <table:table-cell table:formula="of:=[.D409]*-10" office:value-type="float" office:value="395.613740489786" calcext:value-type="float">
            <text:p>395.613740489786</text:p>
          </table:table-cell>
          <table:table-cell table:formula="of:=[.E409]*-10" office:value-type="float" office:value="74.0320391624731" calcext:value-type="float">
            <text:p>74.0320391624731</text:p>
          </table:table-cell>
          <table:table-cell table:formula="of:=[.F409]" office:value-type="float" office:value="885" calcext:value-type="float">
            <text:p>885</text:p>
          </table:table-cell>
        </table:table-row>
        <table:table-row table:style-name="ro2">
          <table:table-cell office:value-type="string" calcext:value-type="string">
            <text:p>Point (-39.7528687844148152 -7.22658528302169412)</text:p>
          </table:table-cell>
          <table:table-cell office:value-type="float" office:value="820" calcext:value-type="float">
            <text:p>820</text:p>
          </table:table-cell>
          <table:table-cell office:value-type="float" office:value="533" calcext:value-type="float">
            <text:p>533</text:p>
          </table:table-cell>
          <table:table-cell office:value-type="float" office:value="-39.7528687844148" calcext:value-type="float">
            <text:p>-39.7528687844148</text:p>
          </table:table-cell>
          <table:table-cell office:value-type="float" office:value="-7.22658528302169" calcext:value-type="float">
            <text:p>-7.22658528302169</text:p>
          </table:table-cell>
          <table:table-cell office:value-type="float" office:value="533" calcext:value-type="float">
            <text:p>533</text:p>
          </table:table-cell>
          <table:table-cell table:formula="of:=[.D410]*-10" office:value-type="float" office:value="397.528687844148" calcext:value-type="float">
            <text:p>397.528687844148</text:p>
          </table:table-cell>
          <table:table-cell table:formula="of:=[.E410]*-10" office:value-type="float" office:value="72.2658528302169" calcext:value-type="float">
            <text:p>72.2658528302169</text:p>
          </table:table-cell>
          <table:table-cell table:formula="of:=[.F410]" office:value-type="float" office:value="533" calcext:value-type="float">
            <text:p>533</text:p>
          </table:table-cell>
        </table:table-row>
        <table:table-row table:style-name="ro2">
          <table:table-cell office:value-type="string" calcext:value-type="string">
            <text:p>Point (-39.11630720326152044 -7.14108005248916466)</text:p>
          </table:table-cell>
          <table:table-cell office:value-type="float" office:value="715" calcext:value-type="float">
            <text:p>715</text:p>
          </table:table-cell>
          <table:table-cell office:value-type="float" office:value="324" calcext:value-type="float">
            <text:p>324</text:p>
          </table:table-cell>
          <table:table-cell office:value-type="float" office:value="-39.1163072032615" calcext:value-type="float">
            <text:p>-39.1163072032615</text:p>
          </table:table-cell>
          <table:table-cell office:value-type="float" office:value="-7.14108005248916" calcext:value-type="float">
            <text:p>-7.14108005248916</text:p>
          </table:table-cell>
          <table:table-cell office:value-type="float" office:value="324" calcext:value-type="float">
            <text:p>324</text:p>
          </table:table-cell>
          <table:table-cell table:formula="of:=[.D411]*-10" office:value-type="float" office:value="391.163072032615" calcext:value-type="float">
            <text:p>391.163072032615</text:p>
          </table:table-cell>
          <table:table-cell table:formula="of:=[.E411]*-10" office:value-type="float" office:value="71.4108005248916" calcext:value-type="float">
            <text:p>71.4108005248916</text:p>
          </table:table-cell>
          <table:table-cell table:formula="of:=[.F411]" office:value-type="float" office:value="324" calcext:value-type="float">
            <text:p>324</text:p>
          </table:table-cell>
        </table:table-row>
        <table:table-row table:style-name="ro2">
          <table:table-cell office:value-type="string" calcext:value-type="string">
            <text:p>Point (-39.95402402720486634 -7.67327196904667286)</text:p>
          </table:table-cell>
          <table:table-cell office:value-type="float" office:value="714" calcext:value-type="float">
            <text:p>714</text:p>
          </table:table-cell>
          <table:table-cell office:value-type="float" office:value="533" calcext:value-type="float">
            <text:p>533</text:p>
          </table:table-cell>
          <table:table-cell office:value-type="float" office:value="-39.9540240272049" calcext:value-type="float">
            <text:p>-39.9540240272049</text:p>
          </table:table-cell>
          <table:table-cell office:value-type="float" office:value="-7.67327196904667" calcext:value-type="float">
            <text:p>-7.67327196904667</text:p>
          </table:table-cell>
          <table:table-cell office:value-type="float" office:value="533" calcext:value-type="float">
            <text:p>533</text:p>
          </table:table-cell>
          <table:table-cell table:formula="of:=[.D412]*-10" office:value-type="float" office:value="399.540240272049" calcext:value-type="float">
            <text:p>399.540240272049</text:p>
          </table:table-cell>
          <table:table-cell table:formula="of:=[.E412]*-10" office:value-type="float" office:value="76.7327196904667" calcext:value-type="float">
            <text:p>76.7327196904667</text:p>
          </table:table-cell>
          <table:table-cell table:formula="of:=[.F412]" office:value-type="float" office:value="533" calcext:value-type="float">
            <text:p>533</text:p>
          </table:table-cell>
        </table:table-row>
        <table:table-row table:style-name="ro2">
          <table:table-cell office:value-type="string" calcext:value-type="string">
            <text:p>Point (-39.93492403664884449 -7.37711535335228863)</text:p>
          </table:table-cell>
          <table:table-cell office:value-type="float" office:value="713" calcext:value-type="float">
            <text:p>713</text:p>
          </table:table-cell>
          <table:table-cell office:value-type="float" office:value="871" calcext:value-type="float">
            <text:p>871</text:p>
          </table:table-cell>
          <table:table-cell office:value-type="float" office:value="-39.9349240366488" calcext:value-type="float">
            <text:p>-39.9349240366488</text:p>
          </table:table-cell>
          <table:table-cell office:value-type="float" office:value="-7.37711535335229" calcext:value-type="float">
            <text:p>-7.37711535335229</text:p>
          </table:table-cell>
          <table:table-cell office:value-type="float" office:value="871" calcext:value-type="float">
            <text:p>871</text:p>
          </table:table-cell>
          <table:table-cell table:formula="of:=[.D413]*-10" office:value-type="float" office:value="399.349240366488" calcext:value-type="float">
            <text:p>399.349240366488</text:p>
          </table:table-cell>
          <table:table-cell table:formula="of:=[.E413]*-10" office:value-type="float" office:value="73.7711535335229" calcext:value-type="float">
            <text:p>73.7711535335229</text:p>
          </table:table-cell>
          <table:table-cell table:formula="of:=[.F413]" office:value-type="float" office:value="871" calcext:value-type="float">
            <text:p>871</text:p>
          </table:table-cell>
        </table:table-row>
        <table:table-row table:style-name="ro2">
          <table:table-cell office:value-type="string" calcext:value-type="string">
            <text:p>Point (-39.20172179063458628 -7.7505386612409275)</text:p>
          </table:table-cell>
          <table:table-cell office:value-type="float" office:value="712" calcext:value-type="float">
            <text:p>712</text:p>
          </table:table-cell>
          <table:table-cell office:value-type="float" office:value="534" calcext:value-type="float">
            <text:p>534</text:p>
          </table:table-cell>
          <table:table-cell office:value-type="float" office:value="-39.2017217906346" calcext:value-type="float">
            <text:p>-39.2017217906346</text:p>
          </table:table-cell>
          <table:table-cell office:value-type="float" office:value="-7.75053866124093" calcext:value-type="float">
            <text:p>-7.75053866124093</text:p>
          </table:table-cell>
          <table:table-cell office:value-type="float" office:value="534" calcext:value-type="float">
            <text:p>534</text:p>
          </table:table-cell>
          <table:table-cell table:formula="of:=[.D414]*-10" office:value-type="float" office:value="392.017217906346" calcext:value-type="float">
            <text:p>392.017217906346</text:p>
          </table:table-cell>
          <table:table-cell table:formula="of:=[.E414]*-10" office:value-type="float" office:value="77.5053866124093" calcext:value-type="float">
            <text:p>77.5053866124093</text:p>
          </table:table-cell>
          <table:table-cell table:formula="of:=[.F414]" office:value-type="float" office:value="534" calcext:value-type="float">
            <text:p>534</text:p>
          </table:table-cell>
        </table:table-row>
        <table:table-row table:style-name="ro2">
          <table:table-cell office:value-type="string" calcext:value-type="string">
            <text:p>Point (-39.74611977868897839 -7.42003157504997013)</text:p>
          </table:table-cell>
          <table:table-cell office:value-type="float" office:value="719" calcext:value-type="float">
            <text:p>719</text:p>
          </table:table-cell>
          <table:table-cell office:value-type="float" office:value="799" calcext:value-type="float">
            <text:p>799</text:p>
          </table:table-cell>
          <table:table-cell office:value-type="float" office:value="-39.746119778689" calcext:value-type="float">
            <text:p>-39.746119778689</text:p>
          </table:table-cell>
          <table:table-cell office:value-type="float" office:value="-7.42003157504997" calcext:value-type="float">
            <text:p>-7.42003157504997</text:p>
          </table:table-cell>
          <table:table-cell office:value-type="float" office:value="799" calcext:value-type="float">
            <text:p>799</text:p>
          </table:table-cell>
          <table:table-cell table:formula="of:=[.D415]*-10" office:value-type="float" office:value="397.46119778689" calcext:value-type="float">
            <text:p>397.46119778689</text:p>
          </table:table-cell>
          <table:table-cell table:formula="of:=[.E415]*-10" office:value-type="float" office:value="74.2003157504997" calcext:value-type="float">
            <text:p>74.2003157504997</text:p>
          </table:table-cell>
          <table:table-cell table:formula="of:=[.F415]" office:value-type="float" office:value="799" calcext:value-type="float">
            <text:p>799</text:p>
          </table:table-cell>
        </table:table-row>
        <table:table-row table:style-name="ro2">
          <table:table-cell office:value-type="string" calcext:value-type="string">
            <text:p>Point (-39.39297448243313227 -7.15992644426225766)</text:p>
          </table:table-cell>
          <table:table-cell office:value-type="float" office:value="718" calcext:value-type="float">
            <text:p>718</text:p>
          </table:table-cell>
          <table:table-cell office:value-type="float" office:value="415" calcext:value-type="float">
            <text:p>415</text:p>
          </table:table-cell>
          <table:table-cell office:value-type="float" office:value="-39.3929744824331" calcext:value-type="float">
            <text:p>-39.3929744824331</text:p>
          </table:table-cell>
          <table:table-cell office:value-type="float" office:value="-7.15992644426226" calcext:value-type="float">
            <text:p>-7.15992644426226</text:p>
          </table:table-cell>
          <table:table-cell office:value-type="float" office:value="415" calcext:value-type="float">
            <text:p>415</text:p>
          </table:table-cell>
          <table:table-cell table:formula="of:=[.D416]*-10" office:value-type="float" office:value="393.929744824331" calcext:value-type="float">
            <text:p>393.929744824331</text:p>
          </table:table-cell>
          <table:table-cell table:formula="of:=[.E416]*-10" office:value-type="float" office:value="71.5992644426226" calcext:value-type="float">
            <text:p>71.5992644426226</text:p>
          </table:table-cell>
          <table:table-cell table:formula="of:=[.F416]" office:value-type="float" office:value="415" calcext:value-type="float">
            <text:p>415</text:p>
          </table:table-cell>
        </table:table-row>
        <table:table-row table:style-name="ro2">
          <table:table-cell office:value-type="string" calcext:value-type="string">
            <text:p>Point (-39.90166752322451771 -7.75758937228464518)</text:p>
          </table:table-cell>
          <table:table-cell office:value-type="float" office:value="717" calcext:value-type="float">
            <text:p>717</text:p>
          </table:table-cell>
          <table:table-cell office:value-type="float" office:value="474" calcext:value-type="float">
            <text:p>474</text:p>
          </table:table-cell>
          <table:table-cell office:value-type="float" office:value="-39.9016675232245" calcext:value-type="float">
            <text:p>-39.9016675232245</text:p>
          </table:table-cell>
          <table:table-cell office:value-type="float" office:value="-7.75758937228465" calcext:value-type="float">
            <text:p>-7.75758937228465</text:p>
          </table:table-cell>
          <table:table-cell office:value-type="float" office:value="474" calcext:value-type="float">
            <text:p>474</text:p>
          </table:table-cell>
          <table:table-cell table:formula="of:=[.D417]*-10" office:value-type="float" office:value="399.016675232245" calcext:value-type="float">
            <text:p>399.016675232245</text:p>
          </table:table-cell>
          <table:table-cell table:formula="of:=[.E417]*-10" office:value-type="float" office:value="77.5758937228465" calcext:value-type="float">
            <text:p>77.5758937228465</text:p>
          </table:table-cell>
          <table:table-cell table:formula="of:=[.F417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-39.75573861135556086 -7.98966605424151943)</text:p>
          </table:table-cell>
          <table:table-cell office:value-type="float" office:value="716" calcext:value-type="float">
            <text:p>716</text:p>
          </table:table-cell>
          <table:table-cell office:value-type="float" office:value="399" calcext:value-type="float">
            <text:p>399</text:p>
          </table:table-cell>
          <table:table-cell office:value-type="float" office:value="-39.7557386113556" calcext:value-type="float">
            <text:p>-39.7557386113556</text:p>
          </table:table-cell>
          <table:table-cell office:value-type="float" office:value="-7.98966605424152" calcext:value-type="float">
            <text:p>-7.98966605424152</text:p>
          </table:table-cell>
          <table:table-cell office:value-type="float" office:value="399" calcext:value-type="float">
            <text:p>399</text:p>
          </table:table-cell>
          <table:table-cell table:formula="of:=[.D418]*-10" office:value-type="float" office:value="397.557386113556" calcext:value-type="float">
            <text:p>397.557386113556</text:p>
          </table:table-cell>
          <table:table-cell table:formula="of:=[.E418]*-10" office:value-type="float" office:value="79.8966605424152" calcext:value-type="float">
            <text:p>79.8966605424152</text:p>
          </table:table-cell>
          <table:table-cell table:formula="of:=[.F418]"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Point (-39.05383285490834311 -7.14128773950924156)</text:p>
          </table:table-cell>
          <table:table-cell office:value-type="float" office:value="707" calcext:value-type="float">
            <text:p>707</text:p>
          </table:table-cell>
          <table:table-cell office:value-type="float" office:value="326" calcext:value-type="float">
            <text:p>326</text:p>
          </table:table-cell>
          <table:table-cell office:value-type="float" office:value="-39.0538328549083" calcext:value-type="float">
            <text:p>-39.0538328549083</text:p>
          </table:table-cell>
          <table:table-cell office:value-type="float" office:value="-7.14128773950924" calcext:value-type="float">
            <text:p>-7.14128773950924</text:p>
          </table:table-cell>
          <table:table-cell office:value-type="float" office:value="326" calcext:value-type="float">
            <text:p>326</text:p>
          </table:table-cell>
          <table:table-cell table:formula="of:=[.D419]*-10" office:value-type="float" office:value="390.538328549083" calcext:value-type="float">
            <text:p>390.538328549083</text:p>
          </table:table-cell>
          <table:table-cell table:formula="of:=[.E419]*-10" office:value-type="float" office:value="71.4128773950924" calcext:value-type="float">
            <text:p>71.4128773950924</text:p>
          </table:table-cell>
          <table:table-cell table:formula="of:=[.F419]" office:value-type="float" office:value="326" calcext:value-type="float">
            <text:p>326</text:p>
          </table:table-cell>
        </table:table-row>
        <table:table-row table:style-name="ro2">
          <table:table-cell office:value-type="string" calcext:value-type="string">
            <text:p>Point (-39.96190560276232162 -7.97950559595825126)</text:p>
          </table:table-cell>
          <table:table-cell office:value-type="float" office:value="706" calcext:value-type="float">
            <text:p>706</text:p>
          </table:table-cell>
          <table:table-cell office:value-type="float" office:value="458" calcext:value-type="float">
            <text:p>458</text:p>
          </table:table-cell>
          <table:table-cell office:value-type="float" office:value="-39.9619056027623" calcext:value-type="float">
            <text:p>-39.9619056027623</text:p>
          </table:table-cell>
          <table:table-cell office:value-type="float" office:value="-7.97950559595825" calcext:value-type="float">
            <text:p>-7.97950559595825</text:p>
          </table:table-cell>
          <table:table-cell office:value-type="float" office:value="458" calcext:value-type="float">
            <text:p>458</text:p>
          </table:table-cell>
          <table:table-cell table:formula="of:=[.D420]*-10" office:value-type="float" office:value="399.619056027623" calcext:value-type="float">
            <text:p>399.619056027623</text:p>
          </table:table-cell>
          <table:table-cell table:formula="of:=[.E420]*-10" office:value-type="float" office:value="79.7950559595825" calcext:value-type="float">
            <text:p>79.7950559595825</text:p>
          </table:table-cell>
          <table:table-cell table:formula="of:=[.F420]"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oint (-39.98461400778904107 -7.3406246655124221)</text:p>
          </table:table-cell>
          <table:table-cell office:value-type="float" office:value="705" calcext:value-type="float">
            <text:p>705</text:p>
          </table:table-cell>
          <table:table-cell office:value-type="float" office:value="882" calcext:value-type="float">
            <text:p>882</text:p>
          </table:table-cell>
          <table:table-cell office:value-type="float" office:value="-39.984614007789" calcext:value-type="float">
            <text:p>-39.984614007789</text:p>
          </table:table-cell>
          <table:table-cell office:value-type="float" office:value="-7.34062466551242" calcext:value-type="float">
            <text:p>-7.34062466551242</text:p>
          </table:table-cell>
          <table:table-cell office:value-type="float" office:value="882" calcext:value-type="float">
            <text:p>882</text:p>
          </table:table-cell>
          <table:table-cell table:formula="of:=[.D421]*-10" office:value-type="float" office:value="399.84614007789" calcext:value-type="float">
            <text:p>399.84614007789</text:p>
          </table:table-cell>
          <table:table-cell table:formula="of:=[.E421]*-10" office:value-type="float" office:value="73.4062466551242" calcext:value-type="float">
            <text:p>73.4062466551242</text:p>
          </table:table-cell>
          <table:table-cell table:formula="of:=[.F421]" office:value-type="float" office:value="882" calcext:value-type="float">
            <text:p>882</text:p>
          </table:table-cell>
        </table:table-row>
        <table:table-row table:style-name="ro2">
          <table:table-cell office:value-type="string" calcext:value-type="string">
            <text:p>Point (-39.9503920083612627 -7.86363605136282651)</text:p>
          </table:table-cell>
          <table:table-cell office:value-type="float" office:value="704" calcext:value-type="float">
            <text:p>704</text:p>
          </table:table-cell>
          <table:table-cell office:value-type="float" office:value="429" calcext:value-type="float">
            <text:p>429</text:p>
          </table:table-cell>
          <table:table-cell office:value-type="float" office:value="-39.9503920083613" calcext:value-type="float">
            <text:p>-39.9503920083613</text:p>
          </table:table-cell>
          <table:table-cell office:value-type="float" office:value="-7.86363605136283" calcext:value-type="float">
            <text:p>-7.86363605136283</text:p>
          </table:table-cell>
          <table:table-cell office:value-type="float" office:value="429" calcext:value-type="float">
            <text:p>429</text:p>
          </table:table-cell>
          <table:table-cell table:formula="of:=[.D422]*-10" office:value-type="float" office:value="399.503920083613" calcext:value-type="float">
            <text:p>399.503920083613</text:p>
          </table:table-cell>
          <table:table-cell table:formula="of:=[.E422]*-10" office:value-type="float" office:value="78.6363605136283" calcext:value-type="float">
            <text:p>78.6363605136283</text:p>
          </table:table-cell>
          <table:table-cell table:formula="of:=[.F422]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Point (-39.4192244932577438 -7.29313959115063692)</text:p>
          </table:table-cell>
          <table:table-cell office:value-type="float" office:value="711" calcext:value-type="float">
            <text:p>711</text:p>
          </table:table-cell>
          <table:table-cell office:value-type="float" office:value="853" calcext:value-type="float">
            <text:p>853</text:p>
          </table:table-cell>
          <table:table-cell office:value-type="float" office:value="-39.4192244932577" calcext:value-type="float">
            <text:p>-39.4192244932577</text:p>
          </table:table-cell>
          <table:table-cell office:value-type="float" office:value="-7.29313959115064" calcext:value-type="float">
            <text:p>-7.29313959115064</text:p>
          </table:table-cell>
          <table:table-cell office:value-type="float" office:value="853" calcext:value-type="float">
            <text:p>853</text:p>
          </table:table-cell>
          <table:table-cell table:formula="of:=[.D423]*-10" office:value-type="float" office:value="394.192244932577" calcext:value-type="float">
            <text:p>394.192244932577</text:p>
          </table:table-cell>
          <table:table-cell table:formula="of:=[.E423]*-10" office:value-type="float" office:value="72.9313959115064" calcext:value-type="float">
            <text:p>72.9313959115064</text:p>
          </table:table-cell>
          <table:table-cell table:formula="of:=[.F423]" office:value-type="float" office:value="853" calcext:value-type="float">
            <text:p>853</text:p>
          </table:table-cell>
        </table:table-row>
        <table:table-row table:style-name="ro2">
          <table:table-cell office:value-type="string" calcext:value-type="string">
            <text:p>Point (-39.29955220167338581 -7.18396366165920863)</text:p>
          </table:table-cell>
          <table:table-cell office:value-type="float" office:value="710" calcext:value-type="float">
            <text:p>710</text:p>
          </table:table-cell>
          <table:table-cell office:value-type="float" office:value="374" calcext:value-type="float">
            <text:p>374</text:p>
          </table:table-cell>
          <table:table-cell office:value-type="float" office:value="-39.2995522016734" calcext:value-type="float">
            <text:p>-39.2995522016734</text:p>
          </table:table-cell>
          <table:table-cell office:value-type="float" office:value="-7.18396366165921" calcext:value-type="float">
            <text:p>-7.18396366165921</text:p>
          </table:table-cell>
          <table:table-cell office:value-type="float" office:value="374" calcext:value-type="float">
            <text:p>374</text:p>
          </table:table-cell>
          <table:table-cell table:formula="of:=[.D424]*-10" office:value-type="float" office:value="392.995522016734" calcext:value-type="float">
            <text:p>392.995522016734</text:p>
          </table:table-cell>
          <table:table-cell table:formula="of:=[.E424]*-10" office:value-type="float" office:value="71.8396366165921" calcext:value-type="float">
            <text:p>71.8396366165921</text:p>
          </table:table-cell>
          <table:table-cell table:formula="of:=[.F424]" office:value-type="float" office:value="374" calcext:value-type="float">
            <text:p>374</text:p>
          </table:table-cell>
        </table:table-row>
        <table:table-row table:style-name="ro2">
          <table:table-cell office:value-type="string" calcext:value-type="string">
            <text:p>Point (-39.18894316239618547 -7.80930323621036049)</text:p>
          </table:table-cell>
          <table:table-cell office:value-type="float" office:value="709" calcext:value-type="float">
            <text:p>709</text:p>
          </table:table-cell>
          <table:table-cell office:value-type="float" office:value="539" calcext:value-type="float">
            <text:p>539</text:p>
          </table:table-cell>
          <table:table-cell office:value-type="float" office:value="-39.1889431623962" calcext:value-type="float">
            <text:p>-39.1889431623962</text:p>
          </table:table-cell>
          <table:table-cell office:value-type="float" office:value="-7.80930323621036" calcext:value-type="float">
            <text:p>-7.80930323621036</text:p>
          </table:table-cell>
          <table:table-cell office:value-type="float" office:value="539" calcext:value-type="float">
            <text:p>539</text:p>
          </table:table-cell>
          <table:table-cell table:formula="of:=[.D425]*-10" office:value-type="float" office:value="391.889431623962" calcext:value-type="float">
            <text:p>391.889431623962</text:p>
          </table:table-cell>
          <table:table-cell table:formula="of:=[.E425]*-10" office:value-type="float" office:value="78.0930323621036" calcext:value-type="float">
            <text:p>78.0930323621036</text:p>
          </table:table-cell>
          <table:table-cell table:formula="of:=[.F425]" office:value-type="float" office:value="539" calcext:value-type="float">
            <text:p>539</text:p>
          </table:table-cell>
        </table:table-row>
        <table:table-row table:style-name="ro2">
          <table:table-cell office:value-type="string" calcext:value-type="string">
            <text:p>Point (-39.73899816038721866 -7.86829383200803623)</text:p>
          </table:table-cell>
          <table:table-cell office:value-type="float" office:value="708" calcext:value-type="float">
            <text:p>708</text:p>
          </table:table-cell>
          <table:table-cell office:value-type="float" office:value="449" calcext:value-type="float">
            <text:p>449</text:p>
          </table:table-cell>
          <table:table-cell office:value-type="float" office:value="-39.7389981603872" calcext:value-type="float">
            <text:p>-39.7389981603872</text:p>
          </table:table-cell>
          <table:table-cell office:value-type="float" office:value="-7.86829383200804" calcext:value-type="float">
            <text:p>-7.86829383200804</text:p>
          </table:table-cell>
          <table:table-cell office:value-type="float" office:value="449" calcext:value-type="float">
            <text:p>449</text:p>
          </table:table-cell>
          <table:table-cell table:formula="of:=[.D426]*-10" office:value-type="float" office:value="397.389981603872" calcext:value-type="float">
            <text:p>397.389981603872</text:p>
          </table:table-cell>
          <table:table-cell table:formula="of:=[.E426]*-10" office:value-type="float" office:value="78.6829383200804" calcext:value-type="float">
            <text:p>78.6829383200804</text:p>
          </table:table-cell>
          <table:table-cell table:formula="of:=[.F426]" office:value-type="float" office:value="449" calcext:value-type="float">
            <text:p>449</text:p>
          </table:table-cell>
        </table:table-row>
        <table:table-row table:style-name="ro2">
          <table:table-cell office:value-type="string" calcext:value-type="string">
            <text:p>Point (-39.86021056407096097 -7.9358044589791108)</text:p>
          </table:table-cell>
          <table:table-cell office:value-type="float" office:value="731" calcext:value-type="float">
            <text:p>731</text:p>
          </table:table-cell>
          <table:table-cell office:value-type="float" office:value="474" calcext:value-type="float">
            <text:p>474</text:p>
          </table:table-cell>
          <table:table-cell office:value-type="float" office:value="-39.860210564071" calcext:value-type="float">
            <text:p>-39.860210564071</text:p>
          </table:table-cell>
          <table:table-cell office:value-type="float" office:value="-7.93580445897911" calcext:value-type="float">
            <text:p>-7.93580445897911</text:p>
          </table:table-cell>
          <table:table-cell office:value-type="float" office:value="474" calcext:value-type="float">
            <text:p>474</text:p>
          </table:table-cell>
          <table:table-cell table:formula="of:=[.D427]*-10" office:value-type="float" office:value="398.60210564071" calcext:value-type="float">
            <text:p>398.60210564071</text:p>
          </table:table-cell>
          <table:table-cell table:formula="of:=[.E427]*-10" office:value-type="float" office:value="79.3580445897911" calcext:value-type="float">
            <text:p>79.3580445897911</text:p>
          </table:table-cell>
          <table:table-cell table:formula="of:=[.F427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-39.13972348552262304 -7.92440315513748761)</text:p>
          </table:table-cell>
          <table:table-cell office:value-type="float" office:value="730" calcext:value-type="float">
            <text:p>730</text:p>
          </table:table-cell>
          <table:table-cell office:value-type="float" office:value="513" calcext:value-type="float">
            <text:p>513</text:p>
          </table:table-cell>
          <table:table-cell office:value-type="float" office:value="-39.1397234855226" calcext:value-type="float">
            <text:p>-39.1397234855226</text:p>
          </table:table-cell>
          <table:table-cell office:value-type="float" office:value="-7.92440315513749" calcext:value-type="float">
            <text:p>-7.92440315513749</text:p>
          </table:table-cell>
          <table:table-cell office:value-type="float" office:value="513" calcext:value-type="float">
            <text:p>513</text:p>
          </table:table-cell>
          <table:table-cell table:formula="of:=[.D428]*-10" office:value-type="float" office:value="391.397234855226" calcext:value-type="float">
            <text:p>391.397234855226</text:p>
          </table:table-cell>
          <table:table-cell table:formula="of:=[.E428]*-10" office:value-type="float" office:value="79.2440315513749" calcext:value-type="float">
            <text:p>79.2440315513749</text:p>
          </table:table-cell>
          <table:table-cell table:formula="of:=[.F428]" office:value-type="float" office:value="513" calcext:value-type="float">
            <text:p>513</text:p>
          </table:table-cell>
        </table:table-row>
        <table:table-row table:style-name="ro2">
          <table:table-cell office:value-type="string" calcext:value-type="string">
            <text:p>Point (-39.92400918279365385 -7.58407100780812993)</text:p>
          </table:table-cell>
          <table:table-cell office:value-type="float" office:value="729" calcext:value-type="float">
            <text:p>729</text:p>
          </table:table-cell>
          <table:table-cell office:value-type="float" office:value="883" calcext:value-type="float">
            <text:p>883</text:p>
          </table:table-cell>
          <table:table-cell office:value-type="float" office:value="-39.9240091827937" calcext:value-type="float">
            <text:p>-39.9240091827937</text:p>
          </table:table-cell>
          <table:table-cell office:value-type="float" office:value="-7.58407100780813" calcext:value-type="float">
            <text:p>-7.58407100780813</text:p>
          </table:table-cell>
          <table:table-cell office:value-type="float" office:value="883" calcext:value-type="float">
            <text:p>883</text:p>
          </table:table-cell>
          <table:table-cell table:formula="of:=[.D429]*-10" office:value-type="float" office:value="399.240091827937" calcext:value-type="float">
            <text:p>399.240091827937</text:p>
          </table:table-cell>
          <table:table-cell table:formula="of:=[.E429]*-10" office:value-type="float" office:value="75.8407100780813" calcext:value-type="float">
            <text:p>75.8407100780813</text:p>
          </table:table-cell>
          <table:table-cell table:formula="of:=[.F429]" office:value-type="float" office:value="883" calcext:value-type="float">
            <text:p>883</text:p>
          </table:table-cell>
        </table:table-row>
        <table:table-row table:style-name="ro2">
          <table:table-cell office:value-type="string" calcext:value-type="string">
            <text:p>Point (-39.93098447144188157 -7.75169738240841166)</text:p>
          </table:table-cell>
          <table:table-cell office:value-type="float" office:value="728" calcext:value-type="float">
            <text:p>728</text:p>
          </table:table-cell>
          <table:table-cell office:value-type="float" office:value="453" calcext:value-type="float">
            <text:p>453</text:p>
          </table:table-cell>
          <table:table-cell office:value-type="float" office:value="-39.9309844714419" calcext:value-type="float">
            <text:p>-39.9309844714419</text:p>
          </table:table-cell>
          <table:table-cell office:value-type="float" office:value="-7.75169738240841" calcext:value-type="float">
            <text:p>-7.75169738240841</text:p>
          </table:table-cell>
          <table:table-cell office:value-type="float" office:value="453" calcext:value-type="float">
            <text:p>453</text:p>
          </table:table-cell>
          <table:table-cell table:formula="of:=[.D430]*-10" office:value-type="float" office:value="399.309844714419" calcext:value-type="float">
            <text:p>399.309844714419</text:p>
          </table:table-cell>
          <table:table-cell table:formula="of:=[.E430]*-10" office:value-type="float" office:value="77.5169738240841" calcext:value-type="float">
            <text:p>77.5169738240841</text:p>
          </table:table-cell>
          <table:table-cell table:formula="of:=[.F430]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Point (-39.06691003690602315 -7.75856595414533334)</text:p>
          </table:table-cell>
          <table:table-cell office:value-type="float" office:value="735" calcext:value-type="float">
            <text:p>735</text:p>
          </table:table-cell>
          <table:table-cell office:value-type="float" office:value="475" calcext:value-type="float">
            <text:p>475</text:p>
          </table:table-cell>
          <table:table-cell office:value-type="float" office:value="-39.066910036906" calcext:value-type="float">
            <text:p>-39.066910036906</text:p>
          </table:table-cell>
          <table:table-cell office:value-type="float" office:value="-7.75856595414533" calcext:value-type="float">
            <text:p>-7.75856595414533</text:p>
          </table:table-cell>
          <table:table-cell office:value-type="float" office:value="475" calcext:value-type="float">
            <text:p>475</text:p>
          </table:table-cell>
          <table:table-cell table:formula="of:=[.D431]*-10" office:value-type="float" office:value="390.66910036906" calcext:value-type="float">
            <text:p>390.66910036906</text:p>
          </table:table-cell>
          <table:table-cell table:formula="of:=[.E431]*-10" office:value-type="float" office:value="77.5856595414533" calcext:value-type="float">
            <text:p>77.5856595414533</text:p>
          </table:table-cell>
          <table:table-cell table:formula="of:=[.F431]"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Point (-39.01700134103211326 -7.84418700299700156)</text:p>
          </table:table-cell>
          <table:table-cell office:value-type="float" office:value="734" calcext:value-type="float">
            <text:p>734</text:p>
          </table:table-cell>
          <table:table-cell office:value-type="float" office:value="518" calcext:value-type="float">
            <text:p>518</text:p>
          </table:table-cell>
          <table:table-cell office:value-type="float" office:value="-39.0170013410321" calcext:value-type="float">
            <text:p>-39.0170013410321</text:p>
          </table:table-cell>
          <table:table-cell office:value-type="float" office:value="-7.844187002997" calcext:value-type="float">
            <text:p>-7.844187002997</text:p>
          </table:table-cell>
          <table:table-cell office:value-type="float" office:value="518" calcext:value-type="float">
            <text:p>518</text:p>
          </table:table-cell>
          <table:table-cell table:formula="of:=[.D432]*-10" office:value-type="float" office:value="390.170013410321" calcext:value-type="float">
            <text:p>390.170013410321</text:p>
          </table:table-cell>
          <table:table-cell table:formula="of:=[.E432]*-10" office:value-type="float" office:value="78.44187002997" calcext:value-type="float">
            <text:p>78.44187002997</text:p>
          </table:table-cell>
          <table:table-cell table:formula="of:=[.F432]" office:value-type="float" office:value="518" calcext:value-type="float">
            <text:p>518</text:p>
          </table:table-cell>
        </table:table-row>
        <table:table-row table:style-name="ro2">
          <table:table-cell office:value-type="string" calcext:value-type="string">
            <text:p>Point (-39.31323848429288148 -7.40864546500464094)</text:p>
          </table:table-cell>
          <table:table-cell office:value-type="float" office:value="733" calcext:value-type="float">
            <text:p>733</text:p>
          </table:table-cell>
          <table:table-cell office:value-type="float" office:value="953" calcext:value-type="float">
            <text:p>953</text:p>
          </table:table-cell>
          <table:table-cell office:value-type="float" office:value="-39.3132384842929" calcext:value-type="float">
            <text:p>-39.3132384842929</text:p>
          </table:table-cell>
          <table:table-cell office:value-type="float" office:value="-7.40864546500464" calcext:value-type="float">
            <text:p>-7.40864546500464</text:p>
          </table:table-cell>
          <table:table-cell office:value-type="float" office:value="953" calcext:value-type="float">
            <text:p>953</text:p>
          </table:table-cell>
          <table:table-cell table:formula="of:=[.D433]*-10" office:value-type="float" office:value="393.132384842929" calcext:value-type="float">
            <text:p>393.132384842929</text:p>
          </table:table-cell>
          <table:table-cell table:formula="of:=[.E433]*-10" office:value-type="float" office:value="74.0864546500464" calcext:value-type="float">
            <text:p>74.0864546500464</text:p>
          </table:table-cell>
          <table:table-cell table:formula="of:=[.F433]" office:value-type="float" office:value="953" calcext:value-type="float">
            <text:p>953</text:p>
          </table:table-cell>
        </table:table-row>
        <table:table-row table:style-name="ro2">
          <table:table-cell office:value-type="string" calcext:value-type="string">
            <text:p>Point (-39.59199838685594131 -7.90341049244942884)</text:p>
          </table:table-cell>
          <table:table-cell office:value-type="float" office:value="732" calcext:value-type="float">
            <text:p>732</text:p>
          </table:table-cell>
          <table:table-cell office:value-type="float" office:value="434" calcext:value-type="float">
            <text:p>434</text:p>
          </table:table-cell>
          <table:table-cell office:value-type="float" office:value="-39.5919983868559" calcext:value-type="float">
            <text:p>-39.5919983868559</text:p>
          </table:table-cell>
          <table:table-cell office:value-type="float" office:value="-7.90341049244943" calcext:value-type="float">
            <text:p>-7.90341049244943</text:p>
          </table:table-cell>
          <table:table-cell office:value-type="float" office:value="434" calcext:value-type="float">
            <text:p>434</text:p>
          </table:table-cell>
          <table:table-cell table:formula="of:=[.D434]*-10" office:value-type="float" office:value="395.919983868559" calcext:value-type="float">
            <text:p>395.919983868559</text:p>
          </table:table-cell>
          <table:table-cell table:formula="of:=[.E434]*-10" office:value-type="float" office:value="79.0341049244943" calcext:value-type="float">
            <text:p>79.0341049244943</text:p>
          </table:table-cell>
          <table:table-cell table:formula="of:=[.F434]"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Point (-39.60553071949168213 -7.10281096323818595)</text:p>
          </table:table-cell>
          <table:table-cell office:value-type="float" office:value="723" calcext:value-type="float">
            <text:p>723</text:p>
          </table:table-cell>
          <table:table-cell office:value-type="float" office:value="493" calcext:value-type="float">
            <text:p>493</text:p>
          </table:table-cell>
          <table:table-cell office:value-type="float" office:value="-39.6055307194917" calcext:value-type="float">
            <text:p>-39.6055307194917</text:p>
          </table:table-cell>
          <table:table-cell office:value-type="float" office:value="-7.10281096323819" calcext:value-type="float">
            <text:p>-7.10281096323819</text:p>
          </table:table-cell>
          <table:table-cell office:value-type="float" office:value="493" calcext:value-type="float">
            <text:p>493</text:p>
          </table:table-cell>
          <table:table-cell table:formula="of:=[.D435]*-10" office:value-type="float" office:value="396.055307194917" calcext:value-type="float">
            <text:p>396.055307194917</text:p>
          </table:table-cell>
          <table:table-cell table:formula="of:=[.E435]*-10" office:value-type="float" office:value="71.0281096323819" calcext:value-type="float">
            <text:p>71.0281096323819</text:p>
          </table:table-cell>
          <table:table-cell table:formula="of:=[.F435]"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Point (-39.74656952611832139 -7.09825156654083944)</text:p>
          </table:table-cell>
          <table:table-cell office:value-type="float" office:value="722" calcext:value-type="float">
            <text:p>722</text:p>
          </table:table-cell>
          <table:table-cell office:value-type="float" office:value="470" calcext:value-type="float">
            <text:p>470</text:p>
          </table:table-cell>
          <table:table-cell office:value-type="float" office:value="-39.7465695261183" calcext:value-type="float">
            <text:p>-39.7465695261183</text:p>
          </table:table-cell>
          <table:table-cell office:value-type="float" office:value="-7.09825156654084" calcext:value-type="float">
            <text:p>-7.09825156654084</text:p>
          </table:table-cell>
          <table:table-cell office:value-type="float" office:value="470" calcext:value-type="float">
            <text:p>470</text:p>
          </table:table-cell>
          <table:table-cell table:formula="of:=[.D436]*-10" office:value-type="float" office:value="397.465695261183" calcext:value-type="float">
            <text:p>397.465695261183</text:p>
          </table:table-cell>
          <table:table-cell table:formula="of:=[.E436]*-10" office:value-type="float" office:value="70.9825156654084" calcext:value-type="float">
            <text:p>70.9825156654084</text:p>
          </table:table-cell>
          <table:table-cell table:formula="of:=[.F436]"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Point (-39.26026364670031654 -7.91126430553613957)</text:p>
          </table:table-cell>
          <table:table-cell office:value-type="float" office:value="721" calcext:value-type="float">
            <text:p>721</text:p>
          </table:table-cell>
          <table:table-cell office:value-type="float" office:value="459" calcext:value-type="float">
            <text:p>459</text:p>
          </table:table-cell>
          <table:table-cell office:value-type="float" office:value="-39.2602636467003" calcext:value-type="float">
            <text:p>-39.2602636467003</text:p>
          </table:table-cell>
          <table:table-cell office:value-type="float" office:value="-7.91126430553614" calcext:value-type="float">
            <text:p>-7.91126430553614</text:p>
          </table:table-cell>
          <table:table-cell office:value-type="float" office:value="459" calcext:value-type="float">
            <text:p>459</text:p>
          </table:table-cell>
          <table:table-cell table:formula="of:=[.D437]*-10" office:value-type="float" office:value="392.602636467003" calcext:value-type="float">
            <text:p>392.602636467003</text:p>
          </table:table-cell>
          <table:table-cell table:formula="of:=[.E437]*-10" office:value-type="float" office:value="79.1126430553614" calcext:value-type="float">
            <text:p>79.1126430553614</text:p>
          </table:table-cell>
          <table:table-cell table:formula="of:=[.F437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-39.27618162770141197 -7.52930270484556186)</text:p>
          </table:table-cell>
          <table:table-cell office:value-type="float" office:value="720" calcext:value-type="float">
            <text:p>720</text:p>
          </table:table-cell>
          <table:table-cell office:value-type="float" office:value="908" calcext:value-type="float">
            <text:p>908</text:p>
          </table:table-cell>
          <table:table-cell office:value-type="float" office:value="-39.2761816277014" calcext:value-type="float">
            <text:p>-39.2761816277014</text:p>
          </table:table-cell>
          <table:table-cell office:value-type="float" office:value="-7.52930270484556" calcext:value-type="float">
            <text:p>-7.52930270484556</text:p>
          </table:table-cell>
          <table:table-cell office:value-type="float" office:value="908" calcext:value-type="float">
            <text:p>908</text:p>
          </table:table-cell>
          <table:table-cell table:formula="of:=[.D438]*-10" office:value-type="float" office:value="392.761816277014" calcext:value-type="float">
            <text:p>392.761816277014</text:p>
          </table:table-cell>
          <table:table-cell table:formula="of:=[.E438]*-10" office:value-type="float" office:value="75.2930270484556" calcext:value-type="float">
            <text:p>75.2930270484556</text:p>
          </table:table-cell>
          <table:table-cell table:formula="of:=[.F438]" office:value-type="float" office:value="908" calcext:value-type="float">
            <text:p>908</text:p>
          </table:table-cell>
        </table:table-row>
        <table:table-row table:style-name="ro2">
          <table:table-cell office:value-type="string" calcext:value-type="string">
            <text:p>Point (-39.38031665193419428 -7.51253947271604972)</text:p>
          </table:table-cell>
          <table:table-cell office:value-type="float" office:value="727" calcext:value-type="float">
            <text:p>727</text:p>
          </table:table-cell>
          <table:table-cell office:value-type="float" office:value="888" calcext:value-type="float">
            <text:p>888</text:p>
          </table:table-cell>
          <table:table-cell office:value-type="float" office:value="-39.3803166519342" calcext:value-type="float">
            <text:p>-39.3803166519342</text:p>
          </table:table-cell>
          <table:table-cell office:value-type="float" office:value="-7.51253947271605" calcext:value-type="float">
            <text:p>-7.51253947271605</text:p>
          </table:table-cell>
          <table:table-cell office:value-type="float" office:value="888" calcext:value-type="float">
            <text:p>888</text:p>
          </table:table-cell>
          <table:table-cell table:formula="of:=[.D439]*-10" office:value-type="float" office:value="393.803166519342" calcext:value-type="float">
            <text:p>393.803166519342</text:p>
          </table:table-cell>
          <table:table-cell table:formula="of:=[.E439]*-10" office:value-type="float" office:value="75.1253947271605" calcext:value-type="float">
            <text:p>75.1253947271605</text:p>
          </table:table-cell>
          <table:table-cell table:formula="of:=[.F439]" office:value-type="float" office:value="888" calcext:value-type="float">
            <text:p>888</text:p>
          </table:table-cell>
        </table:table-row>
        <table:table-row table:style-name="ro2">
          <table:table-cell office:value-type="string" calcext:value-type="string">
            <text:p>Point (-39.09583146779547747 -7.81493916648261067)</text:p>
          </table:table-cell>
          <table:table-cell office:value-type="float" office:value="726" calcext:value-type="float">
            <text:p>726</text:p>
          </table:table-cell>
          <table:table-cell office:value-type="float" office:value="491" calcext:value-type="float">
            <text:p>491</text:p>
          </table:table-cell>
          <table:table-cell office:value-type="float" office:value="-39.0958314677955" calcext:value-type="float">
            <text:p>-39.0958314677955</text:p>
          </table:table-cell>
          <table:table-cell office:value-type="float" office:value="-7.81493916648261" calcext:value-type="float">
            <text:p>-7.81493916648261</text:p>
          </table:table-cell>
          <table:table-cell office:value-type="float" office:value="491" calcext:value-type="float">
            <text:p>491</text:p>
          </table:table-cell>
          <table:table-cell table:formula="of:=[.D440]*-10" office:value-type="float" office:value="390.958314677955" calcext:value-type="float">
            <text:p>390.958314677955</text:p>
          </table:table-cell>
          <table:table-cell table:formula="of:=[.E440]*-10" office:value-type="float" office:value="78.1493916648261" calcext:value-type="float">
            <text:p>78.1493916648261</text:p>
          </table:table-cell>
          <table:table-cell table:formula="of:=[.F440]"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Point (-39.32179427965338192 -7.77207943739752682)</text:p>
          </table:table-cell>
          <table:table-cell office:value-type="float" office:value="725" calcext:value-type="float">
            <text:p>725</text:p>
          </table:table-cell>
          <table:table-cell office:value-type="float" office:value="512" calcext:value-type="float">
            <text:p>512</text:p>
          </table:table-cell>
          <table:table-cell office:value-type="float" office:value="-39.3217942796534" calcext:value-type="float">
            <text:p>-39.3217942796534</text:p>
          </table:table-cell>
          <table:table-cell office:value-type="float" office:value="-7.77207943739753" calcext:value-type="float">
            <text:p>-7.77207943739753</text:p>
          </table:table-cell>
          <table:table-cell office:value-type="float" office:value="512" calcext:value-type="float">
            <text:p>512</text:p>
          </table:table-cell>
          <table:table-cell table:formula="of:=[.D441]*-10" office:value-type="float" office:value="393.217942796534" calcext:value-type="float">
            <text:p>393.217942796534</text:p>
          </table:table-cell>
          <table:table-cell table:formula="of:=[.E441]*-10" office:value-type="float" office:value="77.7207943739753" calcext:value-type="float">
            <text:p>77.7207943739753</text:p>
          </table:table-cell>
          <table:table-cell table:formula="of:=[.F441]"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Point (-39.47431995056199128 -7.07983275830756398)</text:p>
          </table:table-cell>
          <table:table-cell office:value-type="float" office:value="724" calcext:value-type="float">
            <text:p>724</text:p>
          </table:table-cell>
          <table:table-cell office:value-type="float" office:value="452" calcext:value-type="float">
            <text:p>452</text:p>
          </table:table-cell>
          <table:table-cell office:value-type="float" office:value="-39.474319950562" calcext:value-type="float">
            <text:p>-39.474319950562</text:p>
          </table:table-cell>
          <table:table-cell office:value-type="float" office:value="-7.07983275830756" calcext:value-type="float">
            <text:p>-7.07983275830756</text:p>
          </table:table-cell>
          <table:table-cell office:value-type="float" office:value="452" calcext:value-type="float">
            <text:p>452</text:p>
          </table:table-cell>
          <table:table-cell table:formula="of:=[.D442]*-10" office:value-type="float" office:value="394.74319950562" calcext:value-type="float">
            <text:p>394.74319950562</text:p>
          </table:table-cell>
          <table:table-cell table:formula="of:=[.E442]*-10" office:value-type="float" office:value="70.7983275830756" calcext:value-type="float">
            <text:p>70.7983275830756</text:p>
          </table:table-cell>
          <table:table-cell table:formula="of:=[.F442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-39.28951687345801247 -7.57407657191337513)</text:p>
          </table:table-cell>
          <table:table-cell office:value-type="float" office:value="747" calcext:value-type="float">
            <text:p>747</text:p>
          </table:table-cell>
          <table:table-cell office:value-type="float" office:value="648" calcext:value-type="float">
            <text:p>648</text:p>
          </table:table-cell>
          <table:table-cell office:value-type="float" office:value="-39.289516873458" calcext:value-type="float">
            <text:p>-39.289516873458</text:p>
          </table:table-cell>
          <table:table-cell office:value-type="float" office:value="-7.57407657191338" calcext:value-type="float">
            <text:p>-7.57407657191338</text:p>
          </table:table-cell>
          <table:table-cell office:value-type="float" office:value="648" calcext:value-type="float">
            <text:p>648</text:p>
          </table:table-cell>
          <table:table-cell table:formula="of:=[.D443]*-10" office:value-type="float" office:value="392.89516873458" calcext:value-type="float">
            <text:p>392.89516873458</text:p>
          </table:table-cell>
          <table:table-cell table:formula="of:=[.E443]*-10" office:value-type="float" office:value="75.7407657191338" calcext:value-type="float">
            <text:p>75.7407657191338</text:p>
          </table:table-cell>
          <table:table-cell table:formula="of:=[.F443]" office:value-type="float" office:value="648" calcext:value-type="float">
            <text:p>648</text:p>
          </table:table-cell>
        </table:table-row>
        <table:table-row table:style-name="ro2">
          <table:table-cell office:value-type="string" calcext:value-type="string">
            <text:p>Point (-39.02389746593347297 -7.48219414218861267)</text:p>
          </table:table-cell>
          <table:table-cell office:value-type="float" office:value="746" calcext:value-type="float">
            <text:p>746</text:p>
          </table:table-cell>
          <table:table-cell office:value-type="float" office:value="459" calcext:value-type="float">
            <text:p>459</text:p>
          </table:table-cell>
          <table:table-cell office:value-type="float" office:value="-39.0238974659335" calcext:value-type="float">
            <text:p>-39.0238974659335</text:p>
          </table:table-cell>
          <table:table-cell office:value-type="float" office:value="-7.48219414218861" calcext:value-type="float">
            <text:p>-7.48219414218861</text:p>
          </table:table-cell>
          <table:table-cell office:value-type="float" office:value="459" calcext:value-type="float">
            <text:p>459</text:p>
          </table:table-cell>
          <table:table-cell table:formula="of:=[.D444]*-10" office:value-type="float" office:value="390.238974659335" calcext:value-type="float">
            <text:p>390.238974659335</text:p>
          </table:table-cell>
          <table:table-cell table:formula="of:=[.E444]*-10" office:value-type="float" office:value="74.8219414218861" calcext:value-type="float">
            <text:p>74.8219414218861</text:p>
          </table:table-cell>
          <table:table-cell table:formula="of:=[.F444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-39.21718567554759005 -7.92209836848645121)</text:p>
          </table:table-cell>
          <table:table-cell office:value-type="float" office:value="745" calcext:value-type="float">
            <text:p>745</text:p>
          </table:table-cell>
          <table:table-cell office:value-type="float" office:value="487" calcext:value-type="float">
            <text:p>487</text:p>
          </table:table-cell>
          <table:table-cell office:value-type="float" office:value="-39.2171856755476" calcext:value-type="float">
            <text:p>-39.2171856755476</text:p>
          </table:table-cell>
          <table:table-cell office:value-type="float" office:value="-7.92209836848645" calcext:value-type="float">
            <text:p>-7.92209836848645</text:p>
          </table:table-cell>
          <table:table-cell office:value-type="float" office:value="487" calcext:value-type="float">
            <text:p>487</text:p>
          </table:table-cell>
          <table:table-cell table:formula="of:=[.D445]*-10" office:value-type="float" office:value="392.171856755476" calcext:value-type="float">
            <text:p>392.171856755476</text:p>
          </table:table-cell>
          <table:table-cell table:formula="of:=[.E445]*-10" office:value-type="float" office:value="79.2209836848645" calcext:value-type="float">
            <text:p>79.2209836848645</text:p>
          </table:table-cell>
          <table:table-cell table:formula="of:=[.F445]" office:value-type="float" office:value="487" calcext:value-type="float">
            <text:p>487</text:p>
          </table:table-cell>
        </table:table-row>
        <table:table-row table:style-name="ro2">
          <table:table-cell office:value-type="string" calcext:value-type="string">
            <text:p>Point (-39.94510169497328178 -7.37546333127664955)</text:p>
          </table:table-cell>
          <table:table-cell office:value-type="float" office:value="744" calcext:value-type="float">
            <text:p>744</text:p>
          </table:table-cell>
          <table:table-cell office:value-type="float" office:value="867" calcext:value-type="float">
            <text:p>867</text:p>
          </table:table-cell>
          <table:table-cell office:value-type="float" office:value="-39.9451016949733" calcext:value-type="float">
            <text:p>-39.9451016949733</text:p>
          </table:table-cell>
          <table:table-cell office:value-type="float" office:value="-7.37546333127665" calcext:value-type="float">
            <text:p>-7.37546333127665</text:p>
          </table:table-cell>
          <table:table-cell office:value-type="float" office:value="867" calcext:value-type="float">
            <text:p>867</text:p>
          </table:table-cell>
          <table:table-cell table:formula="of:=[.D446]*-10" office:value-type="float" office:value="399.451016949733" calcext:value-type="float">
            <text:p>399.451016949733</text:p>
          </table:table-cell>
          <table:table-cell table:formula="of:=[.E446]*-10" office:value-type="float" office:value="73.7546333127665" calcext:value-type="float">
            <text:p>73.7546333127665</text:p>
          </table:table-cell>
          <table:table-cell table:formula="of:=[.F446]" office:value-type="float" office:value="867" calcext:value-type="float">
            <text:p>867</text:p>
          </table:table-cell>
        </table:table-row>
        <table:table-row table:style-name="ro2">
          <table:table-cell office:value-type="string" calcext:value-type="string">
            <text:p>Point (-39.18430665368964583 -7.50266559427897128)</text:p>
          </table:table-cell>
          <table:table-cell office:value-type="float" office:value="751" calcext:value-type="float">
            <text:p>751</text:p>
          </table:table-cell>
          <table:table-cell office:value-type="float" office:value="962" calcext:value-type="float">
            <text:p>962</text:p>
          </table:table-cell>
          <table:table-cell office:value-type="float" office:value="-39.1843066536896" calcext:value-type="float">
            <text:p>-39.1843066536896</text:p>
          </table:table-cell>
          <table:table-cell office:value-type="float" office:value="-7.50266559427897" calcext:value-type="float">
            <text:p>-7.50266559427897</text:p>
          </table:table-cell>
          <table:table-cell office:value-type="float" office:value="962" calcext:value-type="float">
            <text:p>962</text:p>
          </table:table-cell>
          <table:table-cell table:formula="of:=[.D447]*-10" office:value-type="float" office:value="391.843066536896" calcext:value-type="float">
            <text:p>391.843066536896</text:p>
          </table:table-cell>
          <table:table-cell table:formula="of:=[.E447]*-10" office:value-type="float" office:value="75.0266559427897" calcext:value-type="float">
            <text:p>75.0266559427897</text:p>
          </table:table-cell>
          <table:table-cell table:formula="of:=[.F447]" office:value-type="float" office:value="962" calcext:value-type="float">
            <text:p>962</text:p>
          </table:table-cell>
        </table:table-row>
        <table:table-row table:style-name="ro2">
          <table:table-cell office:value-type="string" calcext:value-type="string">
            <text:p>Point (-39.90945286551084337 -7.2973526252033416)</text:p>
          </table:table-cell>
          <table:table-cell office:value-type="float" office:value="750" calcext:value-type="float">
            <text:p>750</text:p>
          </table:table-cell>
          <table:table-cell office:value-type="float" office:value="883" calcext:value-type="float">
            <text:p>883</text:p>
          </table:table-cell>
          <table:table-cell office:value-type="float" office:value="-39.9094528655108" calcext:value-type="float">
            <text:p>-39.9094528655108</text:p>
          </table:table-cell>
          <table:table-cell office:value-type="float" office:value="-7.29735262520334" calcext:value-type="float">
            <text:p>-7.29735262520334</text:p>
          </table:table-cell>
          <table:table-cell office:value-type="float" office:value="883" calcext:value-type="float">
            <text:p>883</text:p>
          </table:table-cell>
          <table:table-cell table:formula="of:=[.D448]*-10" office:value-type="float" office:value="399.094528655108" calcext:value-type="float">
            <text:p>399.094528655108</text:p>
          </table:table-cell>
          <table:table-cell table:formula="of:=[.E448]*-10" office:value-type="float" office:value="72.9735262520334" calcext:value-type="float">
            <text:p>72.9735262520334</text:p>
          </table:table-cell>
          <table:table-cell table:formula="of:=[.F448]" office:value-type="float" office:value="883" calcext:value-type="float">
            <text:p>883</text:p>
          </table:table-cell>
        </table:table-row>
        <table:table-row table:style-name="ro2">
          <table:table-cell office:value-type="string" calcext:value-type="string">
            <text:p>Point (-39.66224478182351021 -7.49810967138642415)</text:p>
          </table:table-cell>
          <table:table-cell office:value-type="float" office:value="749" calcext:value-type="float">
            <text:p>749</text:p>
          </table:table-cell>
          <table:table-cell office:value-type="float" office:value="646" calcext:value-type="float">
            <text:p>646</text:p>
          </table:table-cell>
          <table:table-cell office:value-type="float" office:value="-39.6622447818235" calcext:value-type="float">
            <text:p>-39.6622447818235</text:p>
          </table:table-cell>
          <table:table-cell office:value-type="float" office:value="-7.49810967138642" calcext:value-type="float">
            <text:p>-7.49810967138642</text:p>
          </table:table-cell>
          <table:table-cell office:value-type="float" office:value="646" calcext:value-type="float">
            <text:p>646</text:p>
          </table:table-cell>
          <table:table-cell table:formula="of:=[.D449]*-10" office:value-type="float" office:value="396.622447818235" calcext:value-type="float">
            <text:p>396.622447818235</text:p>
          </table:table-cell>
          <table:table-cell table:formula="of:=[.E449]*-10" office:value-type="float" office:value="74.9810967138642" calcext:value-type="float">
            <text:p>74.9810967138642</text:p>
          </table:table-cell>
          <table:table-cell table:formula="of:=[.F449]" office:value-type="float" office:value="646" calcext:value-type="float">
            <text:p>646</text:p>
          </table:table-cell>
        </table:table-row>
        <table:table-row table:style-name="ro2">
          <table:table-cell office:value-type="string" calcext:value-type="string">
            <text:p>Point (-39.82595890413622186 -7.77669504527206623)</text:p>
          </table:table-cell>
          <table:table-cell office:value-type="float" office:value="748" calcext:value-type="float">
            <text:p>748</text:p>
          </table:table-cell>
          <table:table-cell office:value-type="float" office:value="504" calcext:value-type="float">
            <text:p>504</text:p>
          </table:table-cell>
          <table:table-cell office:value-type="float" office:value="-39.8259589041362" calcext:value-type="float">
            <text:p>-39.8259589041362</text:p>
          </table:table-cell>
          <table:table-cell office:value-type="float" office:value="-7.77669504527207" calcext:value-type="float">
            <text:p>-7.77669504527207</text:p>
          </table:table-cell>
          <table:table-cell office:value-type="float" office:value="504" calcext:value-type="float">
            <text:p>504</text:p>
          </table:table-cell>
          <table:table-cell table:formula="of:=[.D450]*-10" office:value-type="float" office:value="398.259589041362" calcext:value-type="float">
            <text:p>398.259589041362</text:p>
          </table:table-cell>
          <table:table-cell table:formula="of:=[.E450]*-10" office:value-type="float" office:value="77.7669504527207" calcext:value-type="float">
            <text:p>77.7669504527207</text:p>
          </table:table-cell>
          <table:table-cell table:formula="of:=[.F450]"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Point (-39.19914042280779398 -7.17815837671511048)</text:p>
          </table:table-cell>
          <table:table-cell office:value-type="float" office:value="739" calcext:value-type="float">
            <text:p>739</text:p>
          </table:table-cell>
          <table:table-cell office:value-type="float" office:value="443" calcext:value-type="float">
            <text:p>443</text:p>
          </table:table-cell>
          <table:table-cell office:value-type="float" office:value="-39.1991404228078" calcext:value-type="float">
            <text:p>-39.1991404228078</text:p>
          </table:table-cell>
          <table:table-cell office:value-type="float" office:value="-7.17815837671511" calcext:value-type="float">
            <text:p>-7.17815837671511</text:p>
          </table:table-cell>
          <table:table-cell office:value-type="float" office:value="443" calcext:value-type="float">
            <text:p>443</text:p>
          </table:table-cell>
          <table:table-cell table:formula="of:=[.D451]*-10" office:value-type="float" office:value="391.991404228078" calcext:value-type="float">
            <text:p>391.991404228078</text:p>
          </table:table-cell>
          <table:table-cell table:formula="of:=[.E451]*-10" office:value-type="float" office:value="71.7815837671511" calcext:value-type="float">
            <text:p>71.7815837671511</text:p>
          </table:table-cell>
          <table:table-cell table:formula="of:=[.F451]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Point (-39.91856771005048898 -7.34708838544000198)</text:p>
          </table:table-cell>
          <table:table-cell office:value-type="float" office:value="738" calcext:value-type="float">
            <text:p>738</text:p>
          </table:table-cell>
          <table:table-cell office:value-type="float" office:value="874" calcext:value-type="float">
            <text:p>874</text:p>
          </table:table-cell>
          <table:table-cell office:value-type="float" office:value="-39.9185677100505" calcext:value-type="float">
            <text:p>-39.9185677100505</text:p>
          </table:table-cell>
          <table:table-cell office:value-type="float" office:value="-7.34708838544" calcext:value-type="float">
            <text:p>-7.34708838544</text:p>
          </table:table-cell>
          <table:table-cell office:value-type="float" office:value="874" calcext:value-type="float">
            <text:p>874</text:p>
          </table:table-cell>
          <table:table-cell table:formula="of:=[.D452]*-10" office:value-type="float" office:value="399.185677100505" calcext:value-type="float">
            <text:p>399.185677100505</text:p>
          </table:table-cell>
          <table:table-cell table:formula="of:=[.E452]*-10" office:value-type="float" office:value="73.4708838544" calcext:value-type="float">
            <text:p>73.4708838544</text:p>
          </table:table-cell>
          <table:table-cell table:formula="of:=[.F452]" office:value-type="float" office:value="874" calcext:value-type="float">
            <text:p>874</text:p>
          </table:table-cell>
        </table:table-row>
        <table:table-row table:style-name="ro2">
          <table:table-cell office:value-type="string" calcext:value-type="string">
            <text:p>Point (-39.62573290461476461 -7.33417020236813677)</text:p>
          </table:table-cell>
          <table:table-cell office:value-type="float" office:value="737" calcext:value-type="float">
            <text:p>737</text:p>
          </table:table-cell>
          <table:table-cell office:value-type="float" office:value="868" calcext:value-type="float">
            <text:p>868</text:p>
          </table:table-cell>
          <table:table-cell office:value-type="float" office:value="-39.6257329046148" calcext:value-type="float">
            <text:p>-39.6257329046148</text:p>
          </table:table-cell>
          <table:table-cell office:value-type="float" office:value="-7.33417020236814" calcext:value-type="float">
            <text:p>-7.33417020236814</text:p>
          </table:table-cell>
          <table:table-cell office:value-type="float" office:value="868" calcext:value-type="float">
            <text:p>868</text:p>
          </table:table-cell>
          <table:table-cell table:formula="of:=[.D453]*-10" office:value-type="float" office:value="396.257329046148" calcext:value-type="float">
            <text:p>396.257329046148</text:p>
          </table:table-cell>
          <table:table-cell table:formula="of:=[.E453]*-10" office:value-type="float" office:value="73.3417020236814" calcext:value-type="float">
            <text:p>73.3417020236814</text:p>
          </table:table-cell>
          <table:table-cell table:formula="of:=[.F453]" office:value-type="float" office:value="868" calcext:value-type="float">
            <text:p>868</text:p>
          </table:table-cell>
        </table:table-row>
        <table:table-row table:style-name="ro2">
          <table:table-cell office:value-type="string" calcext:value-type="string">
            <text:p>Point (-39.02545749169391343 -7.97856823255029024)</text:p>
          </table:table-cell>
          <table:table-cell office:value-type="float" office:value="736" calcext:value-type="float">
            <text:p>736</text:p>
          </table:table-cell>
          <table:table-cell office:value-type="float" office:value="486" calcext:value-type="float">
            <text:p>486</text:p>
          </table:table-cell>
          <table:table-cell office:value-type="float" office:value="-39.0254574916939" calcext:value-type="float">
            <text:p>-39.0254574916939</text:p>
          </table:table-cell>
          <table:table-cell office:value-type="float" office:value="-7.97856823255029" calcext:value-type="float">
            <text:p>-7.97856823255029</text:p>
          </table:table-cell>
          <table:table-cell office:value-type="float" office:value="486" calcext:value-type="float">
            <text:p>486</text:p>
          </table:table-cell>
          <table:table-cell table:formula="of:=[.D454]*-10" office:value-type="float" office:value="390.254574916939" calcext:value-type="float">
            <text:p>390.254574916939</text:p>
          </table:table-cell>
          <table:table-cell table:formula="of:=[.E454]*-10" office:value-type="float" office:value="79.7856823255029" calcext:value-type="float">
            <text:p>79.7856823255029</text:p>
          </table:table-cell>
          <table:table-cell table:formula="of:=[.F454]"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Point (-39.40512845723225155 -7.12450187682138836)</text:p>
          </table:table-cell>
          <table:table-cell office:value-type="float" office:value="743" calcext:value-type="float">
            <text:p>743</text:p>
          </table:table-cell>
          <table:table-cell office:value-type="float" office:value="476" calcext:value-type="float">
            <text:p>476</text:p>
          </table:table-cell>
          <table:table-cell office:value-type="float" office:value="-39.4051284572323" calcext:value-type="float">
            <text:p>-39.4051284572323</text:p>
          </table:table-cell>
          <table:table-cell office:value-type="float" office:value="-7.12450187682139" calcext:value-type="float">
            <text:p>-7.12450187682139</text:p>
          </table:table-cell>
          <table:table-cell office:value-type="float" office:value="476" calcext:value-type="float">
            <text:p>476</text:p>
          </table:table-cell>
          <table:table-cell table:formula="of:=[.D455]*-10" office:value-type="float" office:value="394.051284572323" calcext:value-type="float">
            <text:p>394.051284572323</text:p>
          </table:table-cell>
          <table:table-cell table:formula="of:=[.E455]*-10" office:value-type="float" office:value="71.2450187682139" calcext:value-type="float">
            <text:p>71.2450187682139</text:p>
          </table:table-cell>
          <table:table-cell table:formula="of:=[.F455]"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Point (-39.39900188777190237 -7.91333172217480296)</text:p>
          </table:table-cell>
          <table:table-cell office:value-type="float" office:value="742" calcext:value-type="float">
            <text:p>742</text:p>
          </table:table-cell>
          <table:table-cell office:value-type="float" office:value="447" calcext:value-type="float">
            <text:p>447</text:p>
          </table:table-cell>
          <table:table-cell office:value-type="float" office:value="-39.3990018877719" calcext:value-type="float">
            <text:p>-39.3990018877719</text:p>
          </table:table-cell>
          <table:table-cell office:value-type="float" office:value="-7.9133317221748" calcext:value-type="float">
            <text:p>-7.9133317221748</text:p>
          </table:table-cell>
          <table:table-cell office:value-type="float" office:value="447" calcext:value-type="float">
            <text:p>447</text:p>
          </table:table-cell>
          <table:table-cell table:formula="of:=[.D456]*-10" office:value-type="float" office:value="393.990018877719" calcext:value-type="float">
            <text:p>393.990018877719</text:p>
          </table:table-cell>
          <table:table-cell table:formula="of:=[.E456]*-10" office:value-type="float" office:value="79.133317221748" calcext:value-type="float">
            <text:p>79.133317221748</text:p>
          </table:table-cell>
          <table:table-cell table:formula="of:=[.F456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-39.95272332222575784 -7.46015635341243399)</text:p>
          </table:table-cell>
          <table:table-cell office:value-type="float" office:value="741" calcext:value-type="float">
            <text:p>741</text:p>
          </table:table-cell>
          <table:table-cell office:value-type="float" office:value="873" calcext:value-type="float">
            <text:p>873</text:p>
          </table:table-cell>
          <table:table-cell office:value-type="float" office:value="-39.9527233222258" calcext:value-type="float">
            <text:p>-39.9527233222258</text:p>
          </table:table-cell>
          <table:table-cell office:value-type="float" office:value="-7.46015635341243" calcext:value-type="float">
            <text:p>-7.46015635341243</text:p>
          </table:table-cell>
          <table:table-cell office:value-type="float" office:value="873" calcext:value-type="float">
            <text:p>873</text:p>
          </table:table-cell>
          <table:table-cell table:formula="of:=[.D457]*-10" office:value-type="float" office:value="399.527233222258" calcext:value-type="float">
            <text:p>399.527233222258</text:p>
          </table:table-cell>
          <table:table-cell table:formula="of:=[.E457]*-10" office:value-type="float" office:value="74.6015635341243" calcext:value-type="float">
            <text:p>74.6015635341243</text:p>
          </table:table-cell>
          <table:table-cell table:formula="of:=[.F457]" office:value-type="float" office:value="873" calcext:value-type="float">
            <text:p>873</text:p>
          </table:table-cell>
        </table:table-row>
        <table:table-row table:style-name="ro2">
          <table:table-cell office:value-type="string" calcext:value-type="string">
            <text:p>Point (-39.44494535506548516 -7.1503051190787339)</text:p>
          </table:table-cell>
          <table:table-cell office:value-type="float" office:value="740" calcext:value-type="float">
            <text:p>740</text:p>
          </table:table-cell>
          <table:table-cell office:value-type="float" office:value="723" calcext:value-type="float">
            <text:p>723</text:p>
          </table:table-cell>
          <table:table-cell office:value-type="float" office:value="-39.4449453550655" calcext:value-type="float">
            <text:p>-39.4449453550655</text:p>
          </table:table-cell>
          <table:table-cell office:value-type="float" office:value="-7.15030511907873" calcext:value-type="float">
            <text:p>-7.15030511907873</text:p>
          </table:table-cell>
          <table:table-cell office:value-type="float" office:value="723" calcext:value-type="float">
            <text:p>723</text:p>
          </table:table-cell>
          <table:table-cell table:formula="of:=[.D458]*-10" office:value-type="float" office:value="394.449453550655" calcext:value-type="float">
            <text:p>394.449453550655</text:p>
          </table:table-cell>
          <table:table-cell table:formula="of:=[.E458]*-10" office:value-type="float" office:value="71.5030511907873" calcext:value-type="float">
            <text:p>71.5030511907873</text:p>
          </table:table-cell>
          <table:table-cell table:formula="of:=[.F458]" office:value-type="float" office:value="723" calcext:value-type="float">
            <text:p>723</text:p>
          </table:table-cell>
        </table:table-row>
        <table:table-row table:style-name="ro2">
          <table:table-cell office:value-type="string" calcext:value-type="string">
            <text:p>Point (-39.75758874856949632 -7.35641495576351989)</text:p>
          </table:table-cell>
          <table:table-cell office:value-type="float" office:value="763" calcext:value-type="float">
            <text:p>763</text:p>
          </table:table-cell>
          <table:table-cell office:value-type="float" office:value="920" calcext:value-type="float">
            <text:p>920</text:p>
          </table:table-cell>
          <table:table-cell office:value-type="float" office:value="-39.7575887485695" calcext:value-type="float">
            <text:p>-39.7575887485695</text:p>
          </table:table-cell>
          <table:table-cell office:value-type="float" office:value="-7.35641495576352" calcext:value-type="float">
            <text:p>-7.35641495576352</text:p>
          </table:table-cell>
          <table:table-cell office:value-type="float" office:value="920" calcext:value-type="float">
            <text:p>920</text:p>
          </table:table-cell>
          <table:table-cell table:formula="of:=[.D459]*-10" office:value-type="float" office:value="397.575887485695" calcext:value-type="float">
            <text:p>397.575887485695</text:p>
          </table:table-cell>
          <table:table-cell table:formula="of:=[.E459]*-10" office:value-type="float" office:value="73.5641495576352" calcext:value-type="float">
            <text:p>73.5641495576352</text:p>
          </table:table-cell>
          <table:table-cell table:formula="of:=[.F459]"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Point (-39.52106171796263112 -7.74836992251858536)</text:p>
          </table:table-cell>
          <table:table-cell office:value-type="float" office:value="762" calcext:value-type="float">
            <text:p>762</text:p>
          </table:table-cell>
          <table:table-cell office:value-type="float" office:value="491" calcext:value-type="float">
            <text:p>491</text:p>
          </table:table-cell>
          <table:table-cell office:value-type="float" office:value="-39.5210617179626" calcext:value-type="float">
            <text:p>-39.5210617179626</text:p>
          </table:table-cell>
          <table:table-cell office:value-type="float" office:value="-7.74836992251859" calcext:value-type="float">
            <text:p>-7.74836992251859</text:p>
          </table:table-cell>
          <table:table-cell office:value-type="float" office:value="491" calcext:value-type="float">
            <text:p>491</text:p>
          </table:table-cell>
          <table:table-cell table:formula="of:=[.D460]*-10" office:value-type="float" office:value="395.210617179626" calcext:value-type="float">
            <text:p>395.210617179626</text:p>
          </table:table-cell>
          <table:table-cell table:formula="of:=[.E460]*-10" office:value-type="float" office:value="77.4836992251859" calcext:value-type="float">
            <text:p>77.4836992251859</text:p>
          </table:table-cell>
          <table:table-cell table:formula="of:=[.F460]"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Point (-39.15039586307224795 -7.44896493596213105)</text:p>
          </table:table-cell>
          <table:table-cell office:value-type="float" office:value="761" calcext:value-type="float">
            <text:p>761</text:p>
          </table:table-cell>
          <table:table-cell office:value-type="float" office:value="947" calcext:value-type="float">
            <text:p>947</text:p>
          </table:table-cell>
          <table:table-cell office:value-type="float" office:value="-39.1503958630722" calcext:value-type="float">
            <text:p>-39.1503958630722</text:p>
          </table:table-cell>
          <table:table-cell office:value-type="float" office:value="-7.44896493596213" calcext:value-type="float">
            <text:p>-7.44896493596213</text:p>
          </table:table-cell>
          <table:table-cell office:value-type="float" office:value="947" calcext:value-type="float">
            <text:p>947</text:p>
          </table:table-cell>
          <table:table-cell table:formula="of:=[.D461]*-10" office:value-type="float" office:value="391.503958630722" calcext:value-type="float">
            <text:p>391.503958630722</text:p>
          </table:table-cell>
          <table:table-cell table:formula="of:=[.E461]*-10" office:value-type="float" office:value="74.4896493596213" calcext:value-type="float">
            <text:p>74.4896493596213</text:p>
          </table:table-cell>
          <table:table-cell table:formula="of:=[.F461]" office:value-type="float" office:value="947" calcext:value-type="float">
            <text:p>947</text:p>
          </table:table-cell>
        </table:table-row>
        <table:table-row table:style-name="ro2">
          <table:table-cell office:value-type="string" calcext:value-type="string">
            <text:p>Point (-39.76623631598257447 -7.62568772402899775)</text:p>
          </table:table-cell>
          <table:table-cell office:value-type="float" office:value="760" calcext:value-type="float">
            <text:p>760</text:p>
          </table:table-cell>
          <table:table-cell office:value-type="float" office:value="513" calcext:value-type="float">
            <text:p>513</text:p>
          </table:table-cell>
          <table:table-cell office:value-type="float" office:value="-39.7662363159826" calcext:value-type="float">
            <text:p>-39.7662363159826</text:p>
          </table:table-cell>
          <table:table-cell office:value-type="float" office:value="-7.625687724029" calcext:value-type="float">
            <text:p>-7.625687724029</text:p>
          </table:table-cell>
          <table:table-cell office:value-type="float" office:value="513" calcext:value-type="float">
            <text:p>513</text:p>
          </table:table-cell>
          <table:table-cell table:formula="of:=[.D462]*-10" office:value-type="float" office:value="397.662363159826" calcext:value-type="float">
            <text:p>397.662363159826</text:p>
          </table:table-cell>
          <table:table-cell table:formula="of:=[.E462]*-10" office:value-type="float" office:value="76.25687724029" calcext:value-type="float">
            <text:p>76.25687724029</text:p>
          </table:table-cell>
          <table:table-cell table:formula="of:=[.F462]" office:value-type="float" office:value="513" calcext:value-type="float">
            <text:p>513</text:p>
          </table:table-cell>
        </table:table-row>
        <table:table-row table:style-name="ro2">
          <table:table-cell office:value-type="string" calcext:value-type="string">
            <text:p>Point (-39.75348589009539779 -7.09482963689107926)</text:p>
          </table:table-cell>
          <table:table-cell office:value-type="float" office:value="767" calcext:value-type="float">
            <text:p>767</text:p>
          </table:table-cell>
          <table:table-cell office:value-type="float" office:value="449" calcext:value-type="float">
            <text:p>449</text:p>
          </table:table-cell>
          <table:table-cell office:value-type="float" office:value="-39.7534858900954" calcext:value-type="float">
            <text:p>-39.7534858900954</text:p>
          </table:table-cell>
          <table:table-cell office:value-type="float" office:value="-7.09482963689108" calcext:value-type="float">
            <text:p>-7.09482963689108</text:p>
          </table:table-cell>
          <table:table-cell office:value-type="float" office:value="449" calcext:value-type="float">
            <text:p>449</text:p>
          </table:table-cell>
          <table:table-cell table:formula="of:=[.D463]*-10" office:value-type="float" office:value="397.534858900954" calcext:value-type="float">
            <text:p>397.534858900954</text:p>
          </table:table-cell>
          <table:table-cell table:formula="of:=[.E463]*-10" office:value-type="float" office:value="70.9482963689108" calcext:value-type="float">
            <text:p>70.9482963689108</text:p>
          </table:table-cell>
          <table:table-cell table:formula="of:=[.F463]" office:value-type="float" office:value="449" calcext:value-type="float">
            <text:p>449</text:p>
          </table:table-cell>
        </table:table-row>
        <table:table-row table:style-name="ro2">
          <table:table-cell office:value-type="string" calcext:value-type="string">
            <text:p>Point (-39.30542306518547235 -7.82832439234585298)</text:p>
          </table:table-cell>
          <table:table-cell office:value-type="float" office:value="766" calcext:value-type="float">
            <text:p>766</text:p>
          </table:table-cell>
          <table:table-cell office:value-type="float" office:value="537" calcext:value-type="float">
            <text:p>537</text:p>
          </table:table-cell>
          <table:table-cell office:value-type="float" office:value="-39.3054230651855" calcext:value-type="float">
            <text:p>-39.3054230651855</text:p>
          </table:table-cell>
          <table:table-cell office:value-type="float" office:value="-7.82832439234585" calcext:value-type="float">
            <text:p>-7.82832439234585</text:p>
          </table:table-cell>
          <table:table-cell office:value-type="float" office:value="537" calcext:value-type="float">
            <text:p>537</text:p>
          </table:table-cell>
          <table:table-cell table:formula="of:=[.D464]*-10" office:value-type="float" office:value="393.054230651855" calcext:value-type="float">
            <text:p>393.054230651855</text:p>
          </table:table-cell>
          <table:table-cell table:formula="of:=[.E464]*-10" office:value-type="float" office:value="78.2832439234585" calcext:value-type="float">
            <text:p>78.2832439234585</text:p>
          </table:table-cell>
          <table:table-cell table:formula="of:=[.F464]" office:value-type="float" office:value="537" calcext:value-type="float">
            <text:p>537</text:p>
          </table:table-cell>
        </table:table-row>
        <table:table-row table:style-name="ro2">
          <table:table-cell office:value-type="string" calcext:value-type="string">
            <text:p>Point (-39.81601834028858633 -7.44403512379363175)</text:p>
          </table:table-cell>
          <table:table-cell office:value-type="float" office:value="765" calcext:value-type="float">
            <text:p>765</text:p>
          </table:table-cell>
          <table:table-cell office:value-type="float" office:value="631" calcext:value-type="float">
            <text:p>631</text:p>
          </table:table-cell>
          <table:table-cell office:value-type="float" office:value="-39.8160183402886" calcext:value-type="float">
            <text:p>-39.8160183402886</text:p>
          </table:table-cell>
          <table:table-cell office:value-type="float" office:value="-7.44403512379363" calcext:value-type="float">
            <text:p>-7.44403512379363</text:p>
          </table:table-cell>
          <table:table-cell office:value-type="float" office:value="631" calcext:value-type="float">
            <text:p>631</text:p>
          </table:table-cell>
          <table:table-cell table:formula="of:=[.D465]*-10" office:value-type="float" office:value="398.160183402886" calcext:value-type="float">
            <text:p>398.160183402886</text:p>
          </table:table-cell>
          <table:table-cell table:formula="of:=[.E465]*-10" office:value-type="float" office:value="74.4403512379363" calcext:value-type="float">
            <text:p>74.4403512379363</text:p>
          </table:table-cell>
          <table:table-cell table:formula="of:=[.F465]" office:value-type="float" office:value="631" calcext:value-type="float">
            <text:p>631</text:p>
          </table:table-cell>
        </table:table-row>
        <table:table-row table:style-name="ro2">
          <table:table-cell office:value-type="string" calcext:value-type="string">
            <text:p>Point (-39.73982184216128388 -7.80061837018982729)</text:p>
          </table:table-cell>
          <table:table-cell office:value-type="float" office:value="764" calcext:value-type="float">
            <text:p>764</text:p>
          </table:table-cell>
          <table:table-cell office:value-type="float" office:value="469" calcext:value-type="float">
            <text:p>469</text:p>
          </table:table-cell>
          <table:table-cell office:value-type="float" office:value="-39.7398218421613" calcext:value-type="float">
            <text:p>-39.7398218421613</text:p>
          </table:table-cell>
          <table:table-cell office:value-type="float" office:value="-7.80061837018983" calcext:value-type="float">
            <text:p>-7.80061837018983</text:p>
          </table:table-cell>
          <table:table-cell office:value-type="float" office:value="469" calcext:value-type="float">
            <text:p>469</text:p>
          </table:table-cell>
          <table:table-cell table:formula="of:=[.D466]*-10" office:value-type="float" office:value="397.398218421613" calcext:value-type="float">
            <text:p>397.398218421613</text:p>
          </table:table-cell>
          <table:table-cell table:formula="of:=[.E466]*-10" office:value-type="float" office:value="78.0061837018983" calcext:value-type="float">
            <text:p>78.0061837018983</text:p>
          </table:table-cell>
          <table:table-cell table:formula="of:=[.F466]"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Point (-39.80602087405846135 -7.00430475530425412)</text:p>
          </table:table-cell>
          <table:table-cell office:value-type="float" office:value="755" calcext:value-type="float">
            <text:p>755</text:p>
          </table:table-cell>
          <table:table-cell office:value-type="float" office:value="719" calcext:value-type="float">
            <text:p>719</text:p>
          </table:table-cell>
          <table:table-cell office:value-type="float" office:value="-39.8060208740585" calcext:value-type="float">
            <text:p>-39.8060208740585</text:p>
          </table:table-cell>
          <table:table-cell office:value-type="float" office:value="-7.00430475530425" calcext:value-type="float">
            <text:p>-7.00430475530425</text:p>
          </table:table-cell>
          <table:table-cell office:value-type="float" office:value="719" calcext:value-type="float">
            <text:p>719</text:p>
          </table:table-cell>
          <table:table-cell table:formula="of:=[.D467]*-10" office:value-type="float" office:value="398.060208740585" calcext:value-type="float">
            <text:p>398.060208740585</text:p>
          </table:table-cell>
          <table:table-cell table:formula="of:=[.E467]*-10" office:value-type="float" office:value="70.0430475530425" calcext:value-type="float">
            <text:p>70.0430475530425</text:p>
          </table:table-cell>
          <table:table-cell table:formula="of:=[.F467]" office:value-type="float" office:value="719" calcext:value-type="float">
            <text:p>719</text:p>
          </table:table-cell>
        </table:table-row>
        <table:table-row table:style-name="ro2">
          <table:table-cell office:value-type="string" calcext:value-type="string">
            <text:p>Point (-39.34251898770268241 -7.39635263031725732)</text:p>
          </table:table-cell>
          <table:table-cell office:value-type="float" office:value="754" calcext:value-type="float">
            <text:p>754</text:p>
          </table:table-cell>
          <table:table-cell office:value-type="float" office:value="932" calcext:value-type="float">
            <text:p>932</text:p>
          </table:table-cell>
          <table:table-cell office:value-type="float" office:value="-39.3425189877027" calcext:value-type="float">
            <text:p>-39.3425189877027</text:p>
          </table:table-cell>
          <table:table-cell office:value-type="float" office:value="-7.39635263031726" calcext:value-type="float">
            <text:p>-7.39635263031726</text:p>
          </table:table-cell>
          <table:table-cell office:value-type="float" office:value="932" calcext:value-type="float">
            <text:p>932</text:p>
          </table:table-cell>
          <table:table-cell table:formula="of:=[.D468]*-10" office:value-type="float" office:value="393.425189877027" calcext:value-type="float">
            <text:p>393.425189877027</text:p>
          </table:table-cell>
          <table:table-cell table:formula="of:=[.E468]*-10" office:value-type="float" office:value="73.9635263031726" calcext:value-type="float">
            <text:p>73.9635263031726</text:p>
          </table:table-cell>
          <table:table-cell table:formula="of:=[.F468]" office:value-type="float" office:value="932" calcext:value-type="float">
            <text:p>932</text:p>
          </table:table-cell>
        </table:table-row>
        <table:table-row table:style-name="ro2">
          <table:table-cell office:value-type="string" calcext:value-type="string">
            <text:p>Point (-39.67126831259803765 -7.85404593403325535)</text:p>
          </table:table-cell>
          <table:table-cell office:value-type="float" office:value="753" calcext:value-type="float">
            <text:p>753</text:p>
          </table:table-cell>
          <table:table-cell office:value-type="float" office:value="495" calcext:value-type="float">
            <text:p>495</text:p>
          </table:table-cell>
          <table:table-cell office:value-type="float" office:value="-39.671268312598" calcext:value-type="float">
            <text:p>-39.671268312598</text:p>
          </table:table-cell>
          <table:table-cell office:value-type="float" office:value="-7.85404593403326" calcext:value-type="float">
            <text:p>-7.85404593403326</text:p>
          </table:table-cell>
          <table:table-cell office:value-type="float" office:value="495" calcext:value-type="float">
            <text:p>495</text:p>
          </table:table-cell>
          <table:table-cell table:formula="of:=[.D469]*-10" office:value-type="float" office:value="396.71268312598" calcext:value-type="float">
            <text:p>396.71268312598</text:p>
          </table:table-cell>
          <table:table-cell table:formula="of:=[.E469]*-10" office:value-type="float" office:value="78.5404593403326" calcext:value-type="float">
            <text:p>78.5404593403326</text:p>
          </table:table-cell>
          <table:table-cell table:formula="of:=[.F469]"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Point (-39.59113760350601297 -7.6872717730653024)</text:p>
          </table:table-cell>
          <table:table-cell office:value-type="float" office:value="752" calcext:value-type="float">
            <text:p>752</text:p>
          </table:table-cell>
          <table:table-cell office:value-type="float" office:value="479" calcext:value-type="float">
            <text:p>479</text:p>
          </table:table-cell>
          <table:table-cell office:value-type="float" office:value="-39.591137603506" calcext:value-type="float">
            <text:p>-39.591137603506</text:p>
          </table:table-cell>
          <table:table-cell office:value-type="float" office:value="-7.6872717730653" calcext:value-type="float">
            <text:p>-7.6872717730653</text:p>
          </table:table-cell>
          <table:table-cell office:value-type="float" office:value="479" calcext:value-type="float">
            <text:p>479</text:p>
          </table:table-cell>
          <table:table-cell table:formula="of:=[.D470]*-10" office:value-type="float" office:value="395.91137603506" calcext:value-type="float">
            <text:p>395.91137603506</text:p>
          </table:table-cell>
          <table:table-cell table:formula="of:=[.E470]*-10" office:value-type="float" office:value="76.872717730653" calcext:value-type="float">
            <text:p>76.872717730653</text:p>
          </table:table-cell>
          <table:table-cell table:formula="of:=[.F470]"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Point (-39.58444077156473639 -7.50537091764480468)</text:p>
          </table:table-cell>
          <table:table-cell office:value-type="float" office:value="759" calcext:value-type="float">
            <text:p>759</text:p>
          </table:table-cell>
          <table:table-cell office:value-type="float" office:value="735" calcext:value-type="float">
            <text:p>735</text:p>
          </table:table-cell>
          <table:table-cell office:value-type="float" office:value="-39.5844407715647" calcext:value-type="float">
            <text:p>-39.5844407715647</text:p>
          </table:table-cell>
          <table:table-cell office:value-type="float" office:value="-7.50537091764481" calcext:value-type="float">
            <text:p>-7.50537091764481</text:p>
          </table:table-cell>
          <table:table-cell office:value-type="float" office:value="735" calcext:value-type="float">
            <text:p>735</text:p>
          </table:table-cell>
          <table:table-cell table:formula="of:=[.D471]*-10" office:value-type="float" office:value="395.844407715647" calcext:value-type="float">
            <text:p>395.844407715647</text:p>
          </table:table-cell>
          <table:table-cell table:formula="of:=[.E471]*-10" office:value-type="float" office:value="75.0537091764481" calcext:value-type="float">
            <text:p>75.0537091764481</text:p>
          </table:table-cell>
          <table:table-cell table:formula="of:=[.F471]" office:value-type="float" office:value="735" calcext:value-type="float">
            <text:p>735</text:p>
          </table:table-cell>
        </table:table-row>
        <table:table-row table:style-name="ro2">
          <table:table-cell office:value-type="string" calcext:value-type="string">
            <text:p>Point (-39.80457988509481027 -7.49173122935566926)</text:p>
          </table:table-cell>
          <table:table-cell office:value-type="float" office:value="758" calcext:value-type="float">
            <text:p>758</text:p>
          </table:table-cell>
          <table:table-cell office:value-type="float" office:value="544" calcext:value-type="float">
            <text:p>544</text:p>
          </table:table-cell>
          <table:table-cell office:value-type="float" office:value="-39.8045798850948" calcext:value-type="float">
            <text:p>-39.8045798850948</text:p>
          </table:table-cell>
          <table:table-cell office:value-type="float" office:value="-7.49173122935567" calcext:value-type="float">
            <text:p>-7.49173122935567</text:p>
          </table:table-cell>
          <table:table-cell office:value-type="float" office:value="544" calcext:value-type="float">
            <text:p>544</text:p>
          </table:table-cell>
          <table:table-cell table:formula="of:=[.D472]*-10" office:value-type="float" office:value="398.045798850948" calcext:value-type="float">
            <text:p>398.045798850948</text:p>
          </table:table-cell>
          <table:table-cell table:formula="of:=[.E472]*-10" office:value-type="float" office:value="74.9173122935567" calcext:value-type="float">
            <text:p>74.9173122935567</text:p>
          </table:table-cell>
          <table:table-cell table:formula="of:=[.F472]" office:value-type="float" office:value="544" calcext:value-type="float">
            <text:p>544</text:p>
          </table:table-cell>
        </table:table-row>
        <table:table-row table:style-name="ro2">
          <table:table-cell office:value-type="string" calcext:value-type="string">
            <text:p>Point (-39.04821442257585318 -7.58961061378058233)</text:p>
          </table:table-cell>
          <table:table-cell office:value-type="float" office:value="757" calcext:value-type="float">
            <text:p>757</text:p>
          </table:table-cell>
          <table:table-cell office:value-type="float" office:value="525" calcext:value-type="float">
            <text:p>525</text:p>
          </table:table-cell>
          <table:table-cell office:value-type="float" office:value="-39.0482144225759" calcext:value-type="float">
            <text:p>-39.0482144225759</text:p>
          </table:table-cell>
          <table:table-cell office:value-type="float" office:value="-7.58961061378058" calcext:value-type="float">
            <text:p>-7.58961061378058</text:p>
          </table:table-cell>
          <table:table-cell office:value-type="float" office:value="525" calcext:value-type="float">
            <text:p>525</text:p>
          </table:table-cell>
          <table:table-cell table:formula="of:=[.D473]*-10" office:value-type="float" office:value="390.482144225759" calcext:value-type="float">
            <text:p>390.482144225759</text:p>
          </table:table-cell>
          <table:table-cell table:formula="of:=[.E473]*-10" office:value-type="float" office:value="75.8961061378058" calcext:value-type="float">
            <text:p>75.8961061378058</text:p>
          </table:table-cell>
          <table:table-cell table:formula="of:=[.F473]" office:value-type="float" office:value="525" calcext:value-type="float">
            <text:p>525</text:p>
          </table:table-cell>
        </table:table-row>
        <table:table-row table:style-name="ro2">
          <table:table-cell office:value-type="string" calcext:value-type="string">
            <text:p>Point (-39.71642087395395748 -7.28923943814516395)</text:p>
          </table:table-cell>
          <table:table-cell office:value-type="float" office:value="756" calcext:value-type="float">
            <text:p>756</text:p>
          </table:table-cell>
          <table:table-cell office:value-type="float" office:value="894" calcext:value-type="float">
            <text:p>894</text:p>
          </table:table-cell>
          <table:table-cell office:value-type="float" office:value="-39.716420873954" calcext:value-type="float">
            <text:p>-39.716420873954</text:p>
          </table:table-cell>
          <table:table-cell office:value-type="float" office:value="-7.28923943814516" calcext:value-type="float">
            <text:p>-7.28923943814516</text:p>
          </table:table-cell>
          <table:table-cell office:value-type="float" office:value="894" calcext:value-type="float">
            <text:p>894</text:p>
          </table:table-cell>
          <table:table-cell table:formula="of:=[.D474]*-10" office:value-type="float" office:value="397.16420873954" calcext:value-type="float">
            <text:p>397.16420873954</text:p>
          </table:table-cell>
          <table:table-cell table:formula="of:=[.E474]*-10" office:value-type="float" office:value="72.8923943814516" calcext:value-type="float">
            <text:p>72.8923943814516</text:p>
          </table:table-cell>
          <table:table-cell table:formula="of:=[.F474]"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Point (-39.13489398528191998 -7.44557191392261153)</text:p>
          </table:table-cell>
          <table:table-cell office:value-type="float" office:value="651" calcext:value-type="float">
            <text:p>651</text:p>
          </table:table-cell>
          <table:table-cell office:value-type="float" office:value="938" calcext:value-type="float">
            <text:p>938</text:p>
          </table:table-cell>
          <table:table-cell office:value-type="float" office:value="-39.1348939852819" calcext:value-type="float">
            <text:p>-39.1348939852819</text:p>
          </table:table-cell>
          <table:table-cell office:value-type="float" office:value="-7.44557191392261" calcext:value-type="float">
            <text:p>-7.44557191392261</text:p>
          </table:table-cell>
          <table:table-cell office:value-type="float" office:value="938" calcext:value-type="float">
            <text:p>938</text:p>
          </table:table-cell>
          <table:table-cell table:formula="of:=[.D475]*-10" office:value-type="float" office:value="391.348939852819" calcext:value-type="float">
            <text:p>391.348939852819</text:p>
          </table:table-cell>
          <table:table-cell table:formula="of:=[.E475]*-10" office:value-type="float" office:value="74.4557191392261" calcext:value-type="float">
            <text:p>74.4557191392261</text:p>
          </table:table-cell>
          <table:table-cell table:formula="of:=[.F475]" office:value-type="float" office:value="938" calcext:value-type="float">
            <text:p>938</text:p>
          </table:table-cell>
        </table:table-row>
        <table:table-row table:style-name="ro2">
          <table:table-cell office:value-type="string" calcext:value-type="string">
            <text:p>Point (-39.18621273420064455 -7.69885005541211598)</text:p>
          </table:table-cell>
          <table:table-cell office:value-type="float" office:value="650" calcext:value-type="float">
            <text:p>650</text:p>
          </table:table-cell>
          <table:table-cell office:value-type="float" office:value="522" calcext:value-type="float">
            <text:p>522</text:p>
          </table:table-cell>
          <table:table-cell office:value-type="float" office:value="-39.1862127342006" calcext:value-type="float">
            <text:p>-39.1862127342006</text:p>
          </table:table-cell>
          <table:table-cell office:value-type="float" office:value="-7.69885005541212" calcext:value-type="float">
            <text:p>-7.69885005541212</text:p>
          </table:table-cell>
          <table:table-cell office:value-type="float" office:value="522" calcext:value-type="float">
            <text:p>522</text:p>
          </table:table-cell>
          <table:table-cell table:formula="of:=[.D476]*-10" office:value-type="float" office:value="391.862127342006" calcext:value-type="float">
            <text:p>391.862127342006</text:p>
          </table:table-cell>
          <table:table-cell table:formula="of:=[.E476]*-10" office:value-type="float" office:value="76.9885005541212" calcext:value-type="float">
            <text:p>76.9885005541212</text:p>
          </table:table-cell>
          <table:table-cell table:formula="of:=[.F476]"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Point (-39.27869522820747505 -7.5596204314975699)</text:p>
          </table:table-cell>
          <table:table-cell office:value-type="float" office:value="649" calcext:value-type="float">
            <text:p>649</text:p>
          </table:table-cell>
          <table:table-cell office:value-type="float" office:value="778" calcext:value-type="float">
            <text:p>778</text:p>
          </table:table-cell>
          <table:table-cell office:value-type="float" office:value="-39.2786952282075" calcext:value-type="float">
            <text:p>-39.2786952282075</text:p>
          </table:table-cell>
          <table:table-cell office:value-type="float" office:value="-7.55962043149757" calcext:value-type="float">
            <text:p>-7.55962043149757</text:p>
          </table:table-cell>
          <table:table-cell office:value-type="float" office:value="778" calcext:value-type="float">
            <text:p>778</text:p>
          </table:table-cell>
          <table:table-cell table:formula="of:=[.D477]*-10" office:value-type="float" office:value="392.786952282075" calcext:value-type="float">
            <text:p>392.786952282075</text:p>
          </table:table-cell>
          <table:table-cell table:formula="of:=[.E477]*-10" office:value-type="float" office:value="75.5962043149757" calcext:value-type="float">
            <text:p>75.5962043149757</text:p>
          </table:table-cell>
          <table:table-cell table:formula="of:=[.F477]" office:value-type="float" office:value="778" calcext:value-type="float">
            <text:p>778</text:p>
          </table:table-cell>
        </table:table-row>
        <table:table-row table:style-name="ro2">
          <table:table-cell office:value-type="string" calcext:value-type="string">
            <text:p>Point (-39.26229618910106467 -7.84700087393659107)</text:p>
          </table:table-cell>
          <table:table-cell office:value-type="float" office:value="648" calcext:value-type="float">
            <text:p>648</text:p>
          </table:table-cell>
          <table:table-cell office:value-type="float" office:value="508" calcext:value-type="float">
            <text:p>508</text:p>
          </table:table-cell>
          <table:table-cell office:value-type="float" office:value="-39.2622961891011" calcext:value-type="float">
            <text:p>-39.2622961891011</text:p>
          </table:table-cell>
          <table:table-cell office:value-type="float" office:value="-7.84700087393659" calcext:value-type="float">
            <text:p>-7.84700087393659</text:p>
          </table:table-cell>
          <table:table-cell office:value-type="float" office:value="508" calcext:value-type="float">
            <text:p>508</text:p>
          </table:table-cell>
          <table:table-cell table:formula="of:=[.D478]*-10" office:value-type="float" office:value="392.622961891011" calcext:value-type="float">
            <text:p>392.622961891011</text:p>
          </table:table-cell>
          <table:table-cell table:formula="of:=[.E478]*-10" office:value-type="float" office:value="78.4700087393659" calcext:value-type="float">
            <text:p>78.4700087393659</text:p>
          </table:table-cell>
          <table:table-cell table:formula="of:=[.F478]"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Point (-39.50808850132222005 -7.48988787279104518)</text:p>
          </table:table-cell>
          <table:table-cell office:value-type="float" office:value="655" calcext:value-type="float">
            <text:p>655</text:p>
          </table:table-cell>
          <table:table-cell office:value-type="float" office:value="953" calcext:value-type="float">
            <text:p>953</text:p>
          </table:table-cell>
          <table:table-cell office:value-type="float" office:value="-39.5080885013222" calcext:value-type="float">
            <text:p>-39.5080885013222</text:p>
          </table:table-cell>
          <table:table-cell office:value-type="float" office:value="-7.48988787279105" calcext:value-type="float">
            <text:p>-7.48988787279105</text:p>
          </table:table-cell>
          <table:table-cell office:value-type="float" office:value="953" calcext:value-type="float">
            <text:p>953</text:p>
          </table:table-cell>
          <table:table-cell table:formula="of:=[.D479]*-10" office:value-type="float" office:value="395.080885013222" calcext:value-type="float">
            <text:p>395.080885013222</text:p>
          </table:table-cell>
          <table:table-cell table:formula="of:=[.E479]*-10" office:value-type="float" office:value="74.8988787279105" calcext:value-type="float">
            <text:p>74.8988787279105</text:p>
          </table:table-cell>
          <table:table-cell table:formula="of:=[.F479]" office:value-type="float" office:value="953" calcext:value-type="float">
            <text:p>953</text:p>
          </table:table-cell>
        </table:table-row>
        <table:table-row table:style-name="ro2">
          <table:table-cell office:value-type="string" calcext:value-type="string">
            <text:p>Point (-39.24816625172127971 -7.89527506980191784)</text:p>
          </table:table-cell>
          <table:table-cell office:value-type="float" office:value="654" calcext:value-type="float">
            <text:p>654</text:p>
          </table:table-cell>
          <table:table-cell office:value-type="float" office:value="461" calcext:value-type="float">
            <text:p>461</text:p>
          </table:table-cell>
          <table:table-cell office:value-type="float" office:value="-39.2481662517213" calcext:value-type="float">
            <text:p>-39.2481662517213</text:p>
          </table:table-cell>
          <table:table-cell office:value-type="float" office:value="-7.89527506980192" calcext:value-type="float">
            <text:p>-7.89527506980192</text:p>
          </table:table-cell>
          <table:table-cell office:value-type="float" office:value="461" calcext:value-type="float">
            <text:p>461</text:p>
          </table:table-cell>
          <table:table-cell table:formula="of:=[.D480]*-10" office:value-type="float" office:value="392.481662517213" calcext:value-type="float">
            <text:p>392.481662517213</text:p>
          </table:table-cell>
          <table:table-cell table:formula="of:=[.E480]*-10" office:value-type="float" office:value="78.9527506980192" calcext:value-type="float">
            <text:p>78.9527506980192</text:p>
          </table:table-cell>
          <table:table-cell table:formula="of:=[.F480]"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Point (-39.9297967586621354 -7.35410636471599855)</text:p>
          </table:table-cell>
          <table:table-cell office:value-type="float" office:value="653" calcext:value-type="float">
            <text:p>653</text:p>
          </table:table-cell>
          <table:table-cell office:value-type="float" office:value="869" calcext:value-type="float">
            <text:p>869</text:p>
          </table:table-cell>
          <table:table-cell office:value-type="float" office:value="-39.9297967586621" calcext:value-type="float">
            <text:p>-39.9297967586621</text:p>
          </table:table-cell>
          <table:table-cell office:value-type="float" office:value="-7.354106364716" calcext:value-type="float">
            <text:p>-7.354106364716</text:p>
          </table:table-cell>
          <table:table-cell office:value-type="float" office:value="869" calcext:value-type="float">
            <text:p>869</text:p>
          </table:table-cell>
          <table:table-cell table:formula="of:=[.D481]*-10" office:value-type="float" office:value="399.297967586621" calcext:value-type="float">
            <text:p>399.297967586621</text:p>
          </table:table-cell>
          <table:table-cell table:formula="of:=[.E481]*-10" office:value-type="float" office:value="73.54106364716" calcext:value-type="float">
            <text:p>73.54106364716</text:p>
          </table:table-cell>
          <table:table-cell table:formula="of:=[.F481]" office:value-type="float" office:value="869" calcext:value-type="float">
            <text:p>869</text:p>
          </table:table-cell>
        </table:table-row>
        <table:table-row table:style-name="ro2">
          <table:table-cell office:value-type="string" calcext:value-type="string">
            <text:p>Point (-39.81998995644327977 -7.61659279166707837)</text:p>
          </table:table-cell>
          <table:table-cell office:value-type="float" office:value="652" calcext:value-type="float">
            <text:p>652</text:p>
          </table:table-cell>
          <table:table-cell office:value-type="float" office:value="742" calcext:value-type="float">
            <text:p>742</text:p>
          </table:table-cell>
          <table:table-cell office:value-type="float" office:value="-39.8199899564433" calcext:value-type="float">
            <text:p>-39.8199899564433</text:p>
          </table:table-cell>
          <table:table-cell office:value-type="float" office:value="-7.61659279166708" calcext:value-type="float">
            <text:p>-7.61659279166708</text:p>
          </table:table-cell>
          <table:table-cell office:value-type="float" office:value="742" calcext:value-type="float">
            <text:p>742</text:p>
          </table:table-cell>
          <table:table-cell table:formula="of:=[.D482]*-10" office:value-type="float" office:value="398.199899564433" calcext:value-type="float">
            <text:p>398.199899564433</text:p>
          </table:table-cell>
          <table:table-cell table:formula="of:=[.E482]*-10" office:value-type="float" office:value="76.1659279166708" calcext:value-type="float">
            <text:p>76.1659279166708</text:p>
          </table:table-cell>
          <table:table-cell table:formula="of:=[.F482]" office:value-type="float" office:value="742" calcext:value-type="float">
            <text:p>742</text:p>
          </table:table-cell>
        </table:table-row>
        <table:table-row table:style-name="ro2">
          <table:table-cell office:value-type="string" calcext:value-type="string">
            <text:p>Point (-39.69079635869391609 -7.65468266533349162)</text:p>
          </table:table-cell>
          <table:table-cell office:value-type="float" office:value="643" calcext:value-type="float">
            <text:p>643</text:p>
          </table:table-cell>
          <table:table-cell office:value-type="float" office:value="448" calcext:value-type="float">
            <text:p>448</text:p>
          </table:table-cell>
          <table:table-cell office:value-type="float" office:value="-39.6907963586939" calcext:value-type="float">
            <text:p>-39.6907963586939</text:p>
          </table:table-cell>
          <table:table-cell office:value-type="float" office:value="-7.65468266533349" calcext:value-type="float">
            <text:p>-7.65468266533349</text:p>
          </table:table-cell>
          <table:table-cell office:value-type="float" office:value="448" calcext:value-type="float">
            <text:p>448</text:p>
          </table:table-cell>
          <table:table-cell table:formula="of:=[.D483]*-10" office:value-type="float" office:value="396.907963586939" calcext:value-type="float">
            <text:p>396.907963586939</text:p>
          </table:table-cell>
          <table:table-cell table:formula="of:=[.E483]*-10" office:value-type="float" office:value="76.5468266533349" calcext:value-type="float">
            <text:p>76.5468266533349</text:p>
          </table:table-cell>
          <table:table-cell table:formula="of:=[.F483]" office:value-type="float" office:value="448" calcext:value-type="float">
            <text:p>448</text:p>
          </table:table-cell>
        </table:table-row>
        <table:table-row table:style-name="ro2">
          <table:table-cell office:value-type="string" calcext:value-type="string">
            <text:p>Point (-39.31035110670060817 -7.65018367093683782)</text:p>
          </table:table-cell>
          <table:table-cell office:value-type="float" office:value="642" calcext:value-type="float">
            <text:p>642</text:p>
          </table:table-cell>
          <table:table-cell office:value-type="float" office:value="931" calcext:value-type="float">
            <text:p>931</text:p>
          </table:table-cell>
          <table:table-cell office:value-type="float" office:value="-39.3103511067006" calcext:value-type="float">
            <text:p>-39.3103511067006</text:p>
          </table:table-cell>
          <table:table-cell office:value-type="float" office:value="-7.65018367093684" calcext:value-type="float">
            <text:p>-7.65018367093684</text:p>
          </table:table-cell>
          <table:table-cell office:value-type="float" office:value="931" calcext:value-type="float">
            <text:p>931</text:p>
          </table:table-cell>
          <table:table-cell table:formula="of:=[.D484]*-10" office:value-type="float" office:value="393.103511067006" calcext:value-type="float">
            <text:p>393.103511067006</text:p>
          </table:table-cell>
          <table:table-cell table:formula="of:=[.E484]*-10" office:value-type="float" office:value="76.5018367093684" calcext:value-type="float">
            <text:p>76.5018367093684</text:p>
          </table:table-cell>
          <table:table-cell table:formula="of:=[.F484]" office:value-type="float" office:value="931" calcext:value-type="float">
            <text:p>931</text:p>
          </table:table-cell>
        </table:table-row>
        <table:table-row table:style-name="ro2">
          <table:table-cell office:value-type="string" calcext:value-type="string">
            <text:p>Point (-39.72432827810443001 -7.86653561722956329)</text:p>
          </table:table-cell>
          <table:table-cell office:value-type="float" office:value="641" calcext:value-type="float">
            <text:p>641</text:p>
          </table:table-cell>
          <table:table-cell office:value-type="float" office:value="443" calcext:value-type="float">
            <text:p>443</text:p>
          </table:table-cell>
          <table:table-cell office:value-type="float" office:value="-39.7243282781044" calcext:value-type="float">
            <text:p>-39.7243282781044</text:p>
          </table:table-cell>
          <table:table-cell office:value-type="float" office:value="-7.86653561722956" calcext:value-type="float">
            <text:p>-7.86653561722956</text:p>
          </table:table-cell>
          <table:table-cell office:value-type="float" office:value="443" calcext:value-type="float">
            <text:p>443</text:p>
          </table:table-cell>
          <table:table-cell table:formula="of:=[.D485]*-10" office:value-type="float" office:value="397.243282781044" calcext:value-type="float">
            <text:p>397.243282781044</text:p>
          </table:table-cell>
          <table:table-cell table:formula="of:=[.E485]*-10" office:value-type="float" office:value="78.6653561722956" calcext:value-type="float">
            <text:p>78.6653561722956</text:p>
          </table:table-cell>
          <table:table-cell table:formula="of:=[.F485]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Point (-39.11371272590263004 -7.75314897678041071)</text:p>
          </table:table-cell>
          <table:table-cell office:value-type="float" office:value="640" calcext:value-type="float">
            <text:p>640</text:p>
          </table:table-cell>
          <table:table-cell office:value-type="float" office:value="495" calcext:value-type="float">
            <text:p>495</text:p>
          </table:table-cell>
          <table:table-cell office:value-type="float" office:value="-39.1137127259026" calcext:value-type="float">
            <text:p>-39.1137127259026</text:p>
          </table:table-cell>
          <table:table-cell office:value-type="float" office:value="-7.75314897678041" calcext:value-type="float">
            <text:p>-7.75314897678041</text:p>
          </table:table-cell>
          <table:table-cell office:value-type="float" office:value="495" calcext:value-type="float">
            <text:p>495</text:p>
          </table:table-cell>
          <table:table-cell table:formula="of:=[.D486]*-10" office:value-type="float" office:value="391.137127259026" calcext:value-type="float">
            <text:p>391.137127259026</text:p>
          </table:table-cell>
          <table:table-cell table:formula="of:=[.E486]*-10" office:value-type="float" office:value="77.5314897678041" calcext:value-type="float">
            <text:p>77.5314897678041</text:p>
          </table:table-cell>
          <table:table-cell table:formula="of:=[.F486]"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Point (-39.35252519007750749 -7.51492957829166475)</text:p>
          </table:table-cell>
          <table:table-cell office:value-type="float" office:value="647" calcext:value-type="float">
            <text:p>647</text:p>
          </table:table-cell>
          <table:table-cell office:value-type="float" office:value="839" calcext:value-type="float">
            <text:p>839</text:p>
          </table:table-cell>
          <table:table-cell office:value-type="float" office:value="-39.3525251900775" calcext:value-type="float">
            <text:p>-39.3525251900775</text:p>
          </table:table-cell>
          <table:table-cell office:value-type="float" office:value="-7.51492957829167" calcext:value-type="float">
            <text:p>-7.51492957829167</text:p>
          </table:table-cell>
          <table:table-cell office:value-type="float" office:value="839" calcext:value-type="float">
            <text:p>839</text:p>
          </table:table-cell>
          <table:table-cell table:formula="of:=[.D487]*-10" office:value-type="float" office:value="393.525251900775" calcext:value-type="float">
            <text:p>393.525251900775</text:p>
          </table:table-cell>
          <table:table-cell table:formula="of:=[.E487]*-10" office:value-type="float" office:value="75.1492957829167" calcext:value-type="float">
            <text:p>75.1492957829167</text:p>
          </table:table-cell>
          <table:table-cell table:formula="of:=[.F487]" office:value-type="float" office:value="839" calcext:value-type="float">
            <text:p>839</text:p>
          </table:table-cell>
        </table:table-row>
        <table:table-row table:style-name="ro2">
          <table:table-cell office:value-type="string" calcext:value-type="string">
            <text:p>Point (-39.89191744908394099 -7.3279734136278547)</text:p>
          </table:table-cell>
          <table:table-cell office:value-type="float" office:value="646" calcext:value-type="float">
            <text:p>646</text:p>
          </table:table-cell>
          <table:table-cell office:value-type="float" office:value="888" calcext:value-type="float">
            <text:p>888</text:p>
          </table:table-cell>
          <table:table-cell office:value-type="float" office:value="-39.8919174490839" calcext:value-type="float">
            <text:p>-39.8919174490839</text:p>
          </table:table-cell>
          <table:table-cell office:value-type="float" office:value="-7.32797341362786" calcext:value-type="float">
            <text:p>-7.32797341362786</text:p>
          </table:table-cell>
          <table:table-cell office:value-type="float" office:value="888" calcext:value-type="float">
            <text:p>888</text:p>
          </table:table-cell>
          <table:table-cell table:formula="of:=[.D488]*-10" office:value-type="float" office:value="398.919174490839" calcext:value-type="float">
            <text:p>398.919174490839</text:p>
          </table:table-cell>
          <table:table-cell table:formula="of:=[.E488]*-10" office:value-type="float" office:value="73.2797341362786" calcext:value-type="float">
            <text:p>73.2797341362786</text:p>
          </table:table-cell>
          <table:table-cell table:formula="of:=[.F488]" office:value-type="float" office:value="888" calcext:value-type="float">
            <text:p>888</text:p>
          </table:table-cell>
        </table:table-row>
        <table:table-row table:style-name="ro2">
          <table:table-cell office:value-type="string" calcext:value-type="string">
            <text:p>Point (-39.92201510403319276 -7.93933348010211848)</text:p>
          </table:table-cell>
          <table:table-cell office:value-type="float" office:value="645" calcext:value-type="float">
            <text:p>645</text:p>
          </table:table-cell>
          <table:table-cell office:value-type="float" office:value="424" calcext:value-type="float">
            <text:p>424</text:p>
          </table:table-cell>
          <table:table-cell office:value-type="float" office:value="-39.9220151040332" calcext:value-type="float">
            <text:p>-39.9220151040332</text:p>
          </table:table-cell>
          <table:table-cell office:value-type="float" office:value="-7.93933348010212" calcext:value-type="float">
            <text:p>-7.93933348010212</text:p>
          </table:table-cell>
          <table:table-cell office:value-type="float" office:value="424" calcext:value-type="float">
            <text:p>424</text:p>
          </table:table-cell>
          <table:table-cell table:formula="of:=[.D489]*-10" office:value-type="float" office:value="399.220151040332" calcext:value-type="float">
            <text:p>399.220151040332</text:p>
          </table:table-cell>
          <table:table-cell table:formula="of:=[.E489]*-10" office:value-type="float" office:value="79.3933348010212" calcext:value-type="float">
            <text:p>79.3933348010212</text:p>
          </table:table-cell>
          <table:table-cell table:formula="of:=[.F489]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Point (-39.14061215375051006 -7.98633409328751309)</text:p>
          </table:table-cell>
          <table:table-cell office:value-type="float" office:value="644" calcext:value-type="float">
            <text:p>644</text:p>
          </table:table-cell>
          <table:table-cell office:value-type="float" office:value="506" calcext:value-type="float">
            <text:p>506</text:p>
          </table:table-cell>
          <table:table-cell office:value-type="float" office:value="-39.1406121537505" calcext:value-type="float">
            <text:p>-39.1406121537505</text:p>
          </table:table-cell>
          <table:table-cell office:value-type="float" office:value="-7.98633409328751" calcext:value-type="float">
            <text:p>-7.98633409328751</text:p>
          </table:table-cell>
          <table:table-cell office:value-type="float" office:value="506" calcext:value-type="float">
            <text:p>506</text:p>
          </table:table-cell>
          <table:table-cell table:formula="of:=[.D490]*-10" office:value-type="float" office:value="391.406121537505" calcext:value-type="float">
            <text:p>391.406121537505</text:p>
          </table:table-cell>
          <table:table-cell table:formula="of:=[.E490]*-10" office:value-type="float" office:value="79.8633409328751" calcext:value-type="float">
            <text:p>79.8633409328751</text:p>
          </table:table-cell>
          <table:table-cell table:formula="of:=[.F490]"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Point (-39.715994801311993 -7.65864189326138067)</text:p>
          </table:table-cell>
          <table:table-cell office:value-type="float" office:value="667" calcext:value-type="float">
            <text:p>667</text:p>
          </table:table-cell>
          <table:table-cell office:value-type="float" office:value="473" calcext:value-type="float">
            <text:p>473</text:p>
          </table:table-cell>
          <table:table-cell office:value-type="float" office:value="-39.715994801312" calcext:value-type="float">
            <text:p>-39.715994801312</text:p>
          </table:table-cell>
          <table:table-cell office:value-type="float" office:value="-7.65864189326138" calcext:value-type="float">
            <text:p>-7.65864189326138</text:p>
          </table:table-cell>
          <table:table-cell office:value-type="float" office:value="473" calcext:value-type="float">
            <text:p>473</text:p>
          </table:table-cell>
          <table:table-cell table:formula="of:=[.D491]*-10" office:value-type="float" office:value="397.15994801312" calcext:value-type="float">
            <text:p>397.15994801312</text:p>
          </table:table-cell>
          <table:table-cell table:formula="of:=[.E491]*-10" office:value-type="float" office:value="76.5864189326138" calcext:value-type="float">
            <text:p>76.5864189326138</text:p>
          </table:table-cell>
          <table:table-cell table:formula="of:=[.F491]"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Point (-39.57449898772040342 -7.45729700161237474)</text:p>
          </table:table-cell>
          <table:table-cell office:value-type="float" office:value="666" calcext:value-type="float">
            <text:p>666</text:p>
          </table:table-cell>
          <table:table-cell office:value-type="float" office:value="964" calcext:value-type="float">
            <text:p>964</text:p>
          </table:table-cell>
          <table:table-cell office:value-type="float" office:value="-39.5744989877204" calcext:value-type="float">
            <text:p>-39.5744989877204</text:p>
          </table:table-cell>
          <table:table-cell office:value-type="float" office:value="-7.45729700161238" calcext:value-type="float">
            <text:p>-7.45729700161238</text:p>
          </table:table-cell>
          <table:table-cell office:value-type="float" office:value="964" calcext:value-type="float">
            <text:p>964</text:p>
          </table:table-cell>
          <table:table-cell table:formula="of:=[.D492]*-10" office:value-type="float" office:value="395.744989877204" calcext:value-type="float">
            <text:p>395.744989877204</text:p>
          </table:table-cell>
          <table:table-cell table:formula="of:=[.E492]*-10" office:value-type="float" office:value="74.5729700161238" calcext:value-type="float">
            <text:p>74.5729700161238</text:p>
          </table:table-cell>
          <table:table-cell table:formula="of:=[.F492]" office:value-type="float" office:value="964" calcext:value-type="float">
            <text:p>964</text:p>
          </table:table-cell>
        </table:table-row>
        <table:table-row table:style-name="ro2">
          <table:table-cell office:value-type="string" calcext:value-type="string">
            <text:p>Point (-39.64267538248822831 -7.97467785993373113)</text:p>
          </table:table-cell>
          <table:table-cell office:value-type="float" office:value="665" calcext:value-type="float">
            <text:p>665</text:p>
          </table:table-cell>
          <table:table-cell office:value-type="float" office:value="447" calcext:value-type="float">
            <text:p>447</text:p>
          </table:table-cell>
          <table:table-cell office:value-type="float" office:value="-39.6426753824882" calcext:value-type="float">
            <text:p>-39.6426753824882</text:p>
          </table:table-cell>
          <table:table-cell office:value-type="float" office:value="-7.97467785993373" calcext:value-type="float">
            <text:p>-7.97467785993373</text:p>
          </table:table-cell>
          <table:table-cell office:value-type="float" office:value="447" calcext:value-type="float">
            <text:p>447</text:p>
          </table:table-cell>
          <table:table-cell table:formula="of:=[.D493]*-10" office:value-type="float" office:value="396.426753824882" calcext:value-type="float">
            <text:p>396.426753824882</text:p>
          </table:table-cell>
          <table:table-cell table:formula="of:=[.E493]*-10" office:value-type="float" office:value="79.7467785993373" calcext:value-type="float">
            <text:p>79.7467785993373</text:p>
          </table:table-cell>
          <table:table-cell table:formula="of:=[.F493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-39.31763723579449987 -7.31915015498616839)</text:p>
          </table:table-cell>
          <table:table-cell office:value-type="float" office:value="664" calcext:value-type="float">
            <text:p>664</text:p>
          </table:table-cell>
          <table:table-cell office:value-type="float" office:value="429" calcext:value-type="float">
            <text:p>429</text:p>
          </table:table-cell>
          <table:table-cell office:value-type="float" office:value="-39.3176372357945" calcext:value-type="float">
            <text:p>-39.3176372357945</text:p>
          </table:table-cell>
          <table:table-cell office:value-type="float" office:value="-7.31915015498617" calcext:value-type="float">
            <text:p>-7.31915015498617</text:p>
          </table:table-cell>
          <table:table-cell office:value-type="float" office:value="429" calcext:value-type="float">
            <text:p>429</text:p>
          </table:table-cell>
          <table:table-cell table:formula="of:=[.D494]*-10" office:value-type="float" office:value="393.176372357945" calcext:value-type="float">
            <text:p>393.176372357945</text:p>
          </table:table-cell>
          <table:table-cell table:formula="of:=[.E494]*-10" office:value-type="float" office:value="73.1915015498617" calcext:value-type="float">
            <text:p>73.1915015498617</text:p>
          </table:table-cell>
          <table:table-cell table:formula="of:=[.F494]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Point (-39.62585080013861472 -7.56764501213439456)</text:p>
          </table:table-cell>
          <table:table-cell office:value-type="float" office:value="671" calcext:value-type="float">
            <text:p>671</text:p>
          </table:table-cell>
          <table:table-cell office:value-type="float" office:value="546" calcext:value-type="float">
            <text:p>546</text:p>
          </table:table-cell>
          <table:table-cell office:value-type="float" office:value="-39.6258508001386" calcext:value-type="float">
            <text:p>-39.6258508001386</text:p>
          </table:table-cell>
          <table:table-cell office:value-type="float" office:value="-7.56764501213439" calcext:value-type="float">
            <text:p>-7.56764501213439</text:p>
          </table:table-cell>
          <table:table-cell office:value-type="float" office:value="546" calcext:value-type="float">
            <text:p>546</text:p>
          </table:table-cell>
          <table:table-cell table:formula="of:=[.D495]*-10" office:value-type="float" office:value="396.258508001386" calcext:value-type="float">
            <text:p>396.258508001386</text:p>
          </table:table-cell>
          <table:table-cell table:formula="of:=[.E495]*-10" office:value-type="float" office:value="75.6764501213439" calcext:value-type="float">
            <text:p>75.6764501213439</text:p>
          </table:table-cell>
          <table:table-cell table:formula="of:=[.F495]"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Point (-39.04445900279905146 -7.31001359306459264)</text:p>
          </table:table-cell>
          <table:table-cell office:value-type="float" office:value="670" calcext:value-type="float">
            <text:p>670</text:p>
          </table:table-cell>
          <table:table-cell office:value-type="float" office:value="447" calcext:value-type="float">
            <text:p>447</text:p>
          </table:table-cell>
          <table:table-cell office:value-type="float" office:value="-39.0444590027991" calcext:value-type="float">
            <text:p>-39.0444590027991</text:p>
          </table:table-cell>
          <table:table-cell office:value-type="float" office:value="-7.31001359306459" calcext:value-type="float">
            <text:p>-7.31001359306459</text:p>
          </table:table-cell>
          <table:table-cell office:value-type="float" office:value="447" calcext:value-type="float">
            <text:p>447</text:p>
          </table:table-cell>
          <table:table-cell table:formula="of:=[.D496]*-10" office:value-type="float" office:value="390.444590027991" calcext:value-type="float">
            <text:p>390.444590027991</text:p>
          </table:table-cell>
          <table:table-cell table:formula="of:=[.E496]*-10" office:value-type="float" office:value="73.1001359306459" calcext:value-type="float">
            <text:p>73.1001359306459</text:p>
          </table:table-cell>
          <table:table-cell table:formula="of:=[.F496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-39.38214170049239016 -7.62941907566609423)</text:p>
          </table:table-cell>
          <table:table-cell office:value-type="float" office:value="669" calcext:value-type="float">
            <text:p>669</text:p>
          </table:table-cell>
          <table:table-cell office:value-type="float" office:value="684" calcext:value-type="float">
            <text:p>684</text:p>
          </table:table-cell>
          <table:table-cell office:value-type="float" office:value="-39.3821417004924" calcext:value-type="float">
            <text:p>-39.3821417004924</text:p>
          </table:table-cell>
          <table:table-cell office:value-type="float" office:value="-7.62941907566609" calcext:value-type="float">
            <text:p>-7.62941907566609</text:p>
          </table:table-cell>
          <table:table-cell office:value-type="float" office:value="684" calcext:value-type="float">
            <text:p>684</text:p>
          </table:table-cell>
          <table:table-cell table:formula="of:=[.D497]*-10" office:value-type="float" office:value="393.821417004924" calcext:value-type="float">
            <text:p>393.821417004924</text:p>
          </table:table-cell>
          <table:table-cell table:formula="of:=[.E497]*-10" office:value-type="float" office:value="76.2941907566609" calcext:value-type="float">
            <text:p>76.2941907566609</text:p>
          </table:table-cell>
          <table:table-cell table:formula="of:=[.F497]" office:value-type="float" office:value="684" calcext:value-type="float">
            <text:p>684</text:p>
          </table:table-cell>
        </table:table-row>
        <table:table-row table:style-name="ro2">
          <table:table-cell office:value-type="string" calcext:value-type="string">
            <text:p>Point (-39.67415865601418545 -7.87670084111292024)</text:p>
          </table:table-cell>
          <table:table-cell office:value-type="float" office:value="668" calcext:value-type="float">
            <text:p>668</text:p>
          </table:table-cell>
          <table:table-cell office:value-type="float" office:value="484" calcext:value-type="float">
            <text:p>484</text:p>
          </table:table-cell>
          <table:table-cell office:value-type="float" office:value="-39.6741586560142" calcext:value-type="float">
            <text:p>-39.6741586560142</text:p>
          </table:table-cell>
          <table:table-cell office:value-type="float" office:value="-7.87670084111292" calcext:value-type="float">
            <text:p>-7.87670084111292</text:p>
          </table:table-cell>
          <table:table-cell office:value-type="float" office:value="484" calcext:value-type="float">
            <text:p>484</text:p>
          </table:table-cell>
          <table:table-cell table:formula="of:=[.D498]*-10" office:value-type="float" office:value="396.741586560142" calcext:value-type="float">
            <text:p>396.741586560142</text:p>
          </table:table-cell>
          <table:table-cell table:formula="of:=[.E498]*-10" office:value-type="float" office:value="78.7670084111292" calcext:value-type="float">
            <text:p>78.7670084111292</text:p>
          </table:table-cell>
          <table:table-cell table:formula="of:=[.F498]"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Point (-39.91201617808913227 -7.78762791988652303)</text:p>
          </table:table-cell>
          <table:table-cell office:value-type="float" office:value="659" calcext:value-type="float">
            <text:p>659</text:p>
          </table:table-cell>
          <table:table-cell office:value-type="float" office:value="450" calcext:value-type="float">
            <text:p>450</text:p>
          </table:table-cell>
          <table:table-cell office:value-type="float" office:value="-39.9120161780891" calcext:value-type="float">
            <text:p>-39.9120161780891</text:p>
          </table:table-cell>
          <table:table-cell office:value-type="float" office:value="-7.78762791988652" calcext:value-type="float">
            <text:p>-7.78762791988652</text:p>
          </table:table-cell>
          <table:table-cell office:value-type="float" office:value="450" calcext:value-type="float">
            <text:p>450</text:p>
          </table:table-cell>
          <table:table-cell table:formula="of:=[.D499]*-10" office:value-type="float" office:value="399.120161780891" calcext:value-type="float">
            <text:p>399.120161780891</text:p>
          </table:table-cell>
          <table:table-cell table:formula="of:=[.E499]*-10" office:value-type="float" office:value="77.8762791988652" calcext:value-type="float">
            <text:p>77.8762791988652</text:p>
          </table:table-cell>
          <table:table-cell table:formula="of:=[.F499]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Point (-39.94482914827462849 -7.79683473781544389)</text:p>
          </table:table-cell>
          <table:table-cell office:value-type="float" office:value="658" calcext:value-type="float">
            <text:p>658</text:p>
          </table:table-cell>
          <table:table-cell office:value-type="float" office:value="432" calcext:value-type="float">
            <text:p>432</text:p>
          </table:table-cell>
          <table:table-cell office:value-type="float" office:value="-39.9448291482746" calcext:value-type="float">
            <text:p>-39.9448291482746</text:p>
          </table:table-cell>
          <table:table-cell office:value-type="float" office:value="-7.79683473781544" calcext:value-type="float">
            <text:p>-7.79683473781544</text:p>
          </table:table-cell>
          <table:table-cell office:value-type="float" office:value="432" calcext:value-type="float">
            <text:p>432</text:p>
          </table:table-cell>
          <table:table-cell table:formula="of:=[.D500]*-10" office:value-type="float" office:value="399.448291482746" calcext:value-type="float">
            <text:p>399.448291482746</text:p>
          </table:table-cell>
          <table:table-cell table:formula="of:=[.E500]*-10" office:value-type="float" office:value="77.9683473781544" calcext:value-type="float">
            <text:p>77.9683473781544</text:p>
          </table:table-cell>
          <table:table-cell table:formula="of:=[.F500]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Point (-39.80894400546586809 -7.07625746024547375)</text:p>
          </table:table-cell>
          <table:table-cell office:value-type="float" office:value="657" calcext:value-type="float">
            <text:p>657</text:p>
          </table:table-cell>
          <table:table-cell office:value-type="float" office:value="612" calcext:value-type="float">
            <text:p>612</text:p>
          </table:table-cell>
          <table:table-cell office:value-type="float" office:value="-39.8089440054659" calcext:value-type="float">
            <text:p>-39.8089440054659</text:p>
          </table:table-cell>
          <table:table-cell office:value-type="float" office:value="-7.07625746024547" calcext:value-type="float">
            <text:p>-7.07625746024547</text:p>
          </table:table-cell>
          <table:table-cell office:value-type="float" office:value="612" calcext:value-type="float">
            <text:p>612</text:p>
          </table:table-cell>
          <table:table-cell table:formula="of:=[.D501]*-10" office:value-type="float" office:value="398.089440054659" calcext:value-type="float">
            <text:p>398.089440054659</text:p>
          </table:table-cell>
          <table:table-cell table:formula="of:=[.E501]*-10" office:value-type="float" office:value="70.7625746024547" calcext:value-type="float">
            <text:p>70.7625746024547</text:p>
          </table:table-cell>
          <table:table-cell table:formula="of:=[.F501]" office:value-type="float" office:value="612" calcext:value-type="float">
            <text:p>612</text:p>
          </table:table-cell>
        </table:table-row>
        <table:table-row table:style-name="ro2">
          <table:table-cell office:value-type="string" calcext:value-type="string">
            <text:p>Point (-39.8939113717310363 -7.00760565088099519)</text:p>
          </table:table-cell>
          <table:table-cell office:value-type="float" office:value="656" calcext:value-type="float">
            <text:p>656</text:p>
          </table:table-cell>
          <table:table-cell office:value-type="float" office:value="592" calcext:value-type="float">
            <text:p>592</text:p>
          </table:table-cell>
          <table:table-cell office:value-type="float" office:value="-39.893911371731" calcext:value-type="float">
            <text:p>-39.893911371731</text:p>
          </table:table-cell>
          <table:table-cell office:value-type="float" office:value="-7.007605650881" calcext:value-type="float">
            <text:p>-7.007605650881</text:p>
          </table:table-cell>
          <table:table-cell office:value-type="float" office:value="592" calcext:value-type="float">
            <text:p>592</text:p>
          </table:table-cell>
          <table:table-cell table:formula="of:=[.D502]*-10" office:value-type="float" office:value="398.93911371731" calcext:value-type="float">
            <text:p>398.93911371731</text:p>
          </table:table-cell>
          <table:table-cell table:formula="of:=[.E502]*-10" office:value-type="float" office:value="70.07605650881" calcext:value-type="float">
            <text:p>70.07605650881</text:p>
          </table:table-cell>
          <table:table-cell table:formula="of:=[.F502]" office:value-type="float" office:value="592" calcext:value-type="float">
            <text:p>592</text:p>
          </table:table-cell>
        </table:table-row>
        <table:table-row table:style-name="ro2">
          <table:table-cell office:value-type="string" calcext:value-type="string">
            <text:p>Point (-39.56713917153125237 -7.61786563965585106)</text:p>
          </table:table-cell>
          <table:table-cell office:value-type="float" office:value="663" calcext:value-type="float">
            <text:p>663</text:p>
          </table:table-cell>
          <table:table-cell office:value-type="float" office:value="521" calcext:value-type="float">
            <text:p>521</text:p>
          </table:table-cell>
          <table:table-cell office:value-type="float" office:value="-39.5671391715313" calcext:value-type="float">
            <text:p>-39.5671391715313</text:p>
          </table:table-cell>
          <table:table-cell office:value-type="float" office:value="-7.61786563965585" calcext:value-type="float">
            <text:p>-7.61786563965585</text:p>
          </table:table-cell>
          <table:table-cell office:value-type="float" office:value="521" calcext:value-type="float">
            <text:p>521</text:p>
          </table:table-cell>
          <table:table-cell table:formula="of:=[.D503]*-10" office:value-type="float" office:value="395.671391715313" calcext:value-type="float">
            <text:p>395.671391715313</text:p>
          </table:table-cell>
          <table:table-cell table:formula="of:=[.E503]*-10" office:value-type="float" office:value="76.1786563965585" calcext:value-type="float">
            <text:p>76.1786563965585</text:p>
          </table:table-cell>
          <table:table-cell table:formula="of:=[.F503]" office:value-type="float" office:value="521" calcext:value-type="float">
            <text:p>521</text:p>
          </table:table-cell>
        </table:table-row>
        <table:table-row table:style-name="ro2">
          <table:table-cell office:value-type="string" calcext:value-type="string">
            <text:p>Point (-39.45155187814975761 -7.35985001099834246)</text:p>
          </table:table-cell>
          <table:table-cell office:value-type="float" office:value="662" calcext:value-type="float">
            <text:p>662</text:p>
          </table:table-cell>
          <table:table-cell office:value-type="float" office:value="926" calcext:value-type="float">
            <text:p>926</text:p>
          </table:table-cell>
          <table:table-cell office:value-type="float" office:value="-39.4515518781498" calcext:value-type="float">
            <text:p>-39.4515518781498</text:p>
          </table:table-cell>
          <table:table-cell office:value-type="float" office:value="-7.35985001099834" calcext:value-type="float">
            <text:p>-7.35985001099834</text:p>
          </table:table-cell>
          <table:table-cell office:value-type="float" office:value="926" calcext:value-type="float">
            <text:p>926</text:p>
          </table:table-cell>
          <table:table-cell table:formula="of:=[.D504]*-10" office:value-type="float" office:value="394.515518781498" calcext:value-type="float">
            <text:p>394.515518781498</text:p>
          </table:table-cell>
          <table:table-cell table:formula="of:=[.E504]*-10" office:value-type="float" office:value="73.5985001099834" calcext:value-type="float">
            <text:p>73.5985001099834</text:p>
          </table:table-cell>
          <table:table-cell table:formula="of:=[.F504]" office:value-type="float" office:value="926" calcext:value-type="float">
            <text:p>926</text:p>
          </table:table-cell>
        </table:table-row>
        <table:table-row table:style-name="ro2">
          <table:table-cell office:value-type="string" calcext:value-type="string">
            <text:p>Point (-39.68571069765079784 -7.25941063409753262)</text:p>
          </table:table-cell>
          <table:table-cell office:value-type="float" office:value="661" calcext:value-type="float">
            <text:p>661</text:p>
          </table:table-cell>
          <table:table-cell office:value-type="float" office:value="896" calcext:value-type="float">
            <text:p>896</text:p>
          </table:table-cell>
          <table:table-cell office:value-type="float" office:value="-39.6857106976508" calcext:value-type="float">
            <text:p>-39.6857106976508</text:p>
          </table:table-cell>
          <table:table-cell office:value-type="float" office:value="-7.25941063409753" calcext:value-type="float">
            <text:p>-7.25941063409753</text:p>
          </table:table-cell>
          <table:table-cell office:value-type="float" office:value="896" calcext:value-type="float">
            <text:p>896</text:p>
          </table:table-cell>
          <table:table-cell table:formula="of:=[.D505]*-10" office:value-type="float" office:value="396.857106976508" calcext:value-type="float">
            <text:p>396.857106976508</text:p>
          </table:table-cell>
          <table:table-cell table:formula="of:=[.E505]*-10" office:value-type="float" office:value="72.5941063409753" calcext:value-type="float">
            <text:p>72.5941063409753</text:p>
          </table:table-cell>
          <table:table-cell table:formula="of:=[.F505]" office:value-type="float" office:value="896" calcext:value-type="float">
            <text:p>896</text:p>
          </table:table-cell>
        </table:table-row>
        <table:table-row table:style-name="ro2">
          <table:table-cell office:value-type="string" calcext:value-type="string">
            <text:p>Point (-39.95894147627450366 -7.83733862715084939)</text:p>
          </table:table-cell>
          <table:table-cell office:value-type="float" office:value="660" calcext:value-type="float">
            <text:p>660</text:p>
          </table:table-cell>
          <table:table-cell office:value-type="float" office:value="449" calcext:value-type="float">
            <text:p>449</text:p>
          </table:table-cell>
          <table:table-cell office:value-type="float" office:value="-39.9589414762745" calcext:value-type="float">
            <text:p>-39.9589414762745</text:p>
          </table:table-cell>
          <table:table-cell office:value-type="float" office:value="-7.83733862715085" calcext:value-type="float">
            <text:p>-7.83733862715085</text:p>
          </table:table-cell>
          <table:table-cell office:value-type="float" office:value="449" calcext:value-type="float">
            <text:p>449</text:p>
          </table:table-cell>
          <table:table-cell table:formula="of:=[.D506]*-10" office:value-type="float" office:value="399.589414762745" calcext:value-type="float">
            <text:p>399.589414762745</text:p>
          </table:table-cell>
          <table:table-cell table:formula="of:=[.E506]*-10" office:value-type="float" office:value="78.3733862715085" calcext:value-type="float">
            <text:p>78.3733862715085</text:p>
          </table:table-cell>
          <table:table-cell table:formula="of:=[.F506]" office:value-type="float" office:value="449" calcext:value-type="float">
            <text:p>449</text:p>
          </table:table-cell>
        </table:table-row>
        <table:table-row table:style-name="ro2">
          <table:table-cell office:value-type="string" calcext:value-type="string">
            <text:p>Point (-39.82642238701907189 -7.27468978512984066)</text:p>
          </table:table-cell>
          <table:table-cell office:value-type="float" office:value="683" calcext:value-type="float">
            <text:p>683</text:p>
          </table:table-cell>
          <table:table-cell office:value-type="float" office:value="898" calcext:value-type="float">
            <text:p>898</text:p>
          </table:table-cell>
          <table:table-cell office:value-type="float" office:value="-39.8264223870191" calcext:value-type="float">
            <text:p>-39.8264223870191</text:p>
          </table:table-cell>
          <table:table-cell office:value-type="float" office:value="-7.27468978512984" calcext:value-type="float">
            <text:p>-7.27468978512984</text:p>
          </table:table-cell>
          <table:table-cell office:value-type="float" office:value="898" calcext:value-type="float">
            <text:p>898</text:p>
          </table:table-cell>
          <table:table-cell table:formula="of:=[.D507]*-10" office:value-type="float" office:value="398.264223870191" calcext:value-type="float">
            <text:p>398.264223870191</text:p>
          </table:table-cell>
          <table:table-cell table:formula="of:=[.E507]*-10" office:value-type="float" office:value="72.7468978512984" calcext:value-type="float">
            <text:p>72.7468978512984</text:p>
          </table:table-cell>
          <table:table-cell table:formula="of:=[.F507]" office:value-type="float" office:value="898" calcext:value-type="float">
            <text:p>898</text:p>
          </table:table-cell>
        </table:table-row>
        <table:table-row table:style-name="ro2">
          <table:table-cell office:value-type="string" calcext:value-type="string">
            <text:p>Point (-39.35477718846473039 -7.25884186213562899)</text:p>
          </table:table-cell>
          <table:table-cell office:value-type="float" office:value="682" calcext:value-type="float">
            <text:p>682</text:p>
          </table:table-cell>
          <table:table-cell office:value-type="float" office:value="442" calcext:value-type="float">
            <text:p>442</text:p>
          </table:table-cell>
          <table:table-cell office:value-type="float" office:value="-39.3547771884647" calcext:value-type="float">
            <text:p>-39.3547771884647</text:p>
          </table:table-cell>
          <table:table-cell office:value-type="float" office:value="-7.25884186213563" calcext:value-type="float">
            <text:p>-7.25884186213563</text:p>
          </table:table-cell>
          <table:table-cell office:value-type="float" office:value="442" calcext:value-type="float">
            <text:p>442</text:p>
          </table:table-cell>
          <table:table-cell table:formula="of:=[.D508]*-10" office:value-type="float" office:value="393.547771884647" calcext:value-type="float">
            <text:p>393.547771884647</text:p>
          </table:table-cell>
          <table:table-cell table:formula="of:=[.E508]*-10" office:value-type="float" office:value="72.5884186213563" calcext:value-type="float">
            <text:p>72.5884186213563</text:p>
          </table:table-cell>
          <table:table-cell table:formula="of:=[.F508]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Point (-39.72496246997957314 -7.68202263743571923)</text:p>
          </table:table-cell>
          <table:table-cell office:value-type="float" office:value="681" calcext:value-type="float">
            <text:p>681</text:p>
          </table:table-cell>
          <table:table-cell office:value-type="float" office:value="476" calcext:value-type="float">
            <text:p>476</text:p>
          </table:table-cell>
          <table:table-cell office:value-type="float" office:value="-39.7249624699796" calcext:value-type="float">
            <text:p>-39.7249624699796</text:p>
          </table:table-cell>
          <table:table-cell office:value-type="float" office:value="-7.68202263743572" calcext:value-type="float">
            <text:p>-7.68202263743572</text:p>
          </table:table-cell>
          <table:table-cell office:value-type="float" office:value="476" calcext:value-type="float">
            <text:p>476</text:p>
          </table:table-cell>
          <table:table-cell table:formula="of:=[.D509]*-10" office:value-type="float" office:value="397.249624699796" calcext:value-type="float">
            <text:p>397.249624699796</text:p>
          </table:table-cell>
          <table:table-cell table:formula="of:=[.E509]*-10" office:value-type="float" office:value="76.8202263743572" calcext:value-type="float">
            <text:p>76.8202263743572</text:p>
          </table:table-cell>
          <table:table-cell table:formula="of:=[.F509]"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Point (-39.51770981138985661 -7.65942254294018898)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-39.5177098113899" calcext:value-type="float">
            <text:p>-39.5177098113899</text:p>
          </table:table-cell>
          <table:table-cell office:value-type="float" office:value="-7.65942254294019" calcext:value-type="float">
            <text:p>-7.65942254294019</text:p>
          </table:table-cell>
          <table:table-cell office:value-type="float" office:value="515" calcext:value-type="float">
            <text:p>515</text:p>
          </table:table-cell>
          <table:table-cell table:formula="of:=[.D510]*-10" office:value-type="float" office:value="395.177098113899" calcext:value-type="float">
            <text:p>395.177098113899</text:p>
          </table:table-cell>
          <table:table-cell table:formula="of:=[.E510]*-10" office:value-type="float" office:value="76.5942254294019" calcext:value-type="float">
            <text:p>76.5942254294019</text:p>
          </table:table-cell>
          <table:table-cell table:formula="of:=[.F510]" office:value-type="float" office:value="515" calcext:value-type="float">
            <text:p>515</text:p>
          </table:table-cell>
        </table:table-row>
        <table:table-row table:style-name="ro2">
          <table:table-cell office:value-type="string" calcext:value-type="string">
            <text:p>Point (-39.96561923368994229 -7.15058137078558165)</text:p>
          </table:table-cell>
          <table:table-cell office:value-type="float" office:value="687" calcext:value-type="float">
            <text:p>687</text:p>
          </table:table-cell>
          <table:table-cell office:value-type="float" office:value="629" calcext:value-type="float">
            <text:p>629</text:p>
          </table:table-cell>
          <table:table-cell office:value-type="float" office:value="-39.9656192336899" calcext:value-type="float">
            <text:p>-39.9656192336899</text:p>
          </table:table-cell>
          <table:table-cell office:value-type="float" office:value="-7.15058137078558" calcext:value-type="float">
            <text:p>-7.15058137078558</text:p>
          </table:table-cell>
          <table:table-cell office:value-type="float" office:value="629" calcext:value-type="float">
            <text:p>629</text:p>
          </table:table-cell>
          <table:table-cell table:formula="of:=[.D511]*-10" office:value-type="float" office:value="399.656192336899" calcext:value-type="float">
            <text:p>399.656192336899</text:p>
          </table:table-cell>
          <table:table-cell table:formula="of:=[.E511]*-10" office:value-type="float" office:value="71.5058137078558" calcext:value-type="float">
            <text:p>71.5058137078558</text:p>
          </table:table-cell>
          <table:table-cell table:formula="of:=[.F511]" office:value-type="float" office:value="629" calcext:value-type="float">
            <text:p>629</text:p>
          </table:table-cell>
        </table:table-row>
        <table:table-row table:style-name="ro2">
          <table:table-cell office:value-type="string" calcext:value-type="string">
            <text:p>Point (-39.64525770694304185 -7.52486302696723719)</text:p>
          </table:table-cell>
          <table:table-cell office:value-type="float" office:value="686" calcext:value-type="float">
            <text:p>686</text:p>
          </table:table-cell>
          <table:table-cell office:value-type="float" office:value="645" calcext:value-type="float">
            <text:p>645</text:p>
          </table:table-cell>
          <table:table-cell office:value-type="float" office:value="-39.645257706943" calcext:value-type="float">
            <text:p>-39.645257706943</text:p>
          </table:table-cell>
          <table:table-cell office:value-type="float" office:value="-7.52486302696724" calcext:value-type="float">
            <text:p>-7.52486302696724</text:p>
          </table:table-cell>
          <table:table-cell office:value-type="float" office:value="645" calcext:value-type="float">
            <text:p>645</text:p>
          </table:table-cell>
          <table:table-cell table:formula="of:=[.D512]*-10" office:value-type="float" office:value="396.45257706943" calcext:value-type="float">
            <text:p>396.45257706943</text:p>
          </table:table-cell>
          <table:table-cell table:formula="of:=[.E512]*-10" office:value-type="float" office:value="75.2486302696724" calcext:value-type="float">
            <text:p>75.2486302696724</text:p>
          </table:table-cell>
          <table:table-cell table:formula="of:=[.F512]" office:value-type="float" office:value="645" calcext:value-type="float">
            <text:p>645</text:p>
          </table:table-cell>
        </table:table-row>
        <table:table-row table:style-name="ro2">
          <table:table-cell office:value-type="string" calcext:value-type="string">
            <text:p>Point (-39.14815347598747053 -7.41272945267185879)</text:p>
          </table:table-cell>
          <table:table-cell office:value-type="float" office:value="685" calcext:value-type="float">
            <text:p>685</text:p>
          </table:table-cell>
          <table:table-cell office:value-type="float" office:value="942" calcext:value-type="float">
            <text:p>942</text:p>
          </table:table-cell>
          <table:table-cell office:value-type="float" office:value="-39.1481534759875" calcext:value-type="float">
            <text:p>-39.1481534759875</text:p>
          </table:table-cell>
          <table:table-cell office:value-type="float" office:value="-7.41272945267186" calcext:value-type="float">
            <text:p>-7.41272945267186</text:p>
          </table:table-cell>
          <table:table-cell office:value-type="float" office:value="942" calcext:value-type="float">
            <text:p>942</text:p>
          </table:table-cell>
          <table:table-cell table:formula="of:=[.D513]*-10" office:value-type="float" office:value="391.481534759875" calcext:value-type="float">
            <text:p>391.481534759875</text:p>
          </table:table-cell>
          <table:table-cell table:formula="of:=[.E513]*-10" office:value-type="float" office:value="74.1272945267186" calcext:value-type="float">
            <text:p>74.1272945267186</text:p>
          </table:table-cell>
          <table:table-cell table:formula="of:=[.F513]" office:value-type="float" office:value="942" calcext:value-type="float">
            <text:p>942</text:p>
          </table:table-cell>
        </table:table-row>
        <table:table-row table:style-name="ro2">
          <table:table-cell office:value-type="string" calcext:value-type="string">
            <text:p>Point (-39.97437193947315848 -7.02266328473673518)</text:p>
          </table:table-cell>
          <table:table-cell office:value-type="float" office:value="684" calcext:value-type="float">
            <text:p>684</text:p>
          </table:table-cell>
          <table:table-cell office:value-type="float" office:value="487" calcext:value-type="float">
            <text:p>487</text:p>
          </table:table-cell>
          <table:table-cell office:value-type="float" office:value="-39.9743719394732" calcext:value-type="float">
            <text:p>-39.9743719394732</text:p>
          </table:table-cell>
          <table:table-cell office:value-type="float" office:value="-7.02266328473674" calcext:value-type="float">
            <text:p>-7.02266328473674</text:p>
          </table:table-cell>
          <table:table-cell office:value-type="float" office:value="487" calcext:value-type="float">
            <text:p>487</text:p>
          </table:table-cell>
          <table:table-cell table:formula="of:=[.D514]*-10" office:value-type="float" office:value="399.743719394732" calcext:value-type="float">
            <text:p>399.743719394732</text:p>
          </table:table-cell>
          <table:table-cell table:formula="of:=[.E514]*-10" office:value-type="float" office:value="70.2266328473674" calcext:value-type="float">
            <text:p>70.2266328473674</text:p>
          </table:table-cell>
          <table:table-cell table:formula="of:=[.F514]" office:value-type="float" office:value="487" calcext:value-type="float">
            <text:p>487</text:p>
          </table:table-cell>
        </table:table-row>
        <table:table-row table:style-name="ro2">
          <table:table-cell office:value-type="string" calcext:value-type="string">
            <text:p>Point (-39.88059617841327054 -7.37044862644646326)</text:p>
          </table:table-cell>
          <table:table-cell office:value-type="float" office:value="675" calcext:value-type="float">
            <text:p>675</text:p>
          </table:table-cell>
          <table:table-cell office:value-type="float" office:value="880" calcext:value-type="float">
            <text:p>880</text:p>
          </table:table-cell>
          <table:table-cell office:value-type="float" office:value="-39.8805961784133" calcext:value-type="float">
            <text:p>-39.8805961784133</text:p>
          </table:table-cell>
          <table:table-cell office:value-type="float" office:value="-7.37044862644646" calcext:value-type="float">
            <text:p>-7.37044862644646</text:p>
          </table:table-cell>
          <table:table-cell office:value-type="float" office:value="880" calcext:value-type="float">
            <text:p>880</text:p>
          </table:table-cell>
          <table:table-cell table:formula="of:=[.D515]*-10" office:value-type="float" office:value="398.805961784133" calcext:value-type="float">
            <text:p>398.805961784133</text:p>
          </table:table-cell>
          <table:table-cell table:formula="of:=[.E515]*-10" office:value-type="float" office:value="73.7044862644646" calcext:value-type="float">
            <text:p>73.7044862644646</text:p>
          </table:table-cell>
          <table:table-cell table:formula="of:=[.F515]" office:value-type="float" office:value="880" calcext:value-type="float">
            <text:p>880</text:p>
          </table:table-cell>
        </table:table-row>
        <table:table-row table:style-name="ro2">
          <table:table-cell office:value-type="string" calcext:value-type="string">
            <text:p>Point (-39.71614407702431038 -7.88927803515001802)</text:p>
          </table:table-cell>
          <table:table-cell office:value-type="float" office:value="674" calcext:value-type="float">
            <text:p>674</text:p>
          </table:table-cell>
          <table:table-cell office:value-type="float" office:value="452" calcext:value-type="float">
            <text:p>452</text:p>
          </table:table-cell>
          <table:table-cell office:value-type="float" office:value="-39.7161440770243" calcext:value-type="float">
            <text:p>-39.7161440770243</text:p>
          </table:table-cell>
          <table:table-cell office:value-type="float" office:value="-7.88927803515002" calcext:value-type="float">
            <text:p>-7.88927803515002</text:p>
          </table:table-cell>
          <table:table-cell office:value-type="float" office:value="452" calcext:value-type="float">
            <text:p>452</text:p>
          </table:table-cell>
          <table:table-cell table:formula="of:=[.D516]*-10" office:value-type="float" office:value="397.161440770243" calcext:value-type="float">
            <text:p>397.161440770243</text:p>
          </table:table-cell>
          <table:table-cell table:formula="of:=[.E516]*-10" office:value-type="float" office:value="78.8927803515002" calcext:value-type="float">
            <text:p>78.8927803515002</text:p>
          </table:table-cell>
          <table:table-cell table:formula="of:=[.F516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-39.98092884205297537 -7.97332099053428323)</text:p>
          </table:table-cell>
          <table:table-cell office:value-type="float" office:value="673" calcext:value-type="float">
            <text:p>673</text:p>
          </table:table-cell>
          <table:table-cell office:value-type="float" office:value="446" calcext:value-type="float">
            <text:p>446</text:p>
          </table:table-cell>
          <table:table-cell office:value-type="float" office:value="-39.980928842053" calcext:value-type="float">
            <text:p>-39.980928842053</text:p>
          </table:table-cell>
          <table:table-cell office:value-type="float" office:value="-7.97332099053428" calcext:value-type="float">
            <text:p>-7.97332099053428</text:p>
          </table:table-cell>
          <table:table-cell office:value-type="float" office:value="446" calcext:value-type="float">
            <text:p>446</text:p>
          </table:table-cell>
          <table:table-cell table:formula="of:=[.D517]*-10" office:value-type="float" office:value="399.80928842053" calcext:value-type="float">
            <text:p>399.80928842053</text:p>
          </table:table-cell>
          <table:table-cell table:formula="of:=[.E517]*-10" office:value-type="float" office:value="79.7332099053428" calcext:value-type="float">
            <text:p>79.7332099053428</text:p>
          </table:table-cell>
          <table:table-cell table:formula="of:=[.F517]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Point (-39.69872286282637219 -7.30704494090780354)</text:p>
          </table:table-cell>
          <table:table-cell office:value-type="float" office:value="672" calcext:value-type="float">
            <text:p>672</text:p>
          </table:table-cell>
          <table:table-cell office:value-type="float" office:value="889" calcext:value-type="float">
            <text:p>889</text:p>
          </table:table-cell>
          <table:table-cell office:value-type="float" office:value="-39.6987228628264" calcext:value-type="float">
            <text:p>-39.6987228628264</text:p>
          </table:table-cell>
          <table:table-cell office:value-type="float" office:value="-7.3070449409078" calcext:value-type="float">
            <text:p>-7.3070449409078</text:p>
          </table:table-cell>
          <table:table-cell office:value-type="float" office:value="889" calcext:value-type="float">
            <text:p>889</text:p>
          </table:table-cell>
          <table:table-cell table:formula="of:=[.D518]*-10" office:value-type="float" office:value="396.987228628264" calcext:value-type="float">
            <text:p>396.987228628264</text:p>
          </table:table-cell>
          <table:table-cell table:formula="of:=[.E518]*-10" office:value-type="float" office:value="73.070449409078" calcext:value-type="float">
            <text:p>73.070449409078</text:p>
          </table:table-cell>
          <table:table-cell table:formula="of:=[.F518]" office:value-type="float" office:value="889" calcext:value-type="float">
            <text:p>889</text:p>
          </table:table-cell>
        </table:table-row>
        <table:table-row table:style-name="ro2">
          <table:table-cell office:value-type="string" calcext:value-type="string">
            <text:p>Point (-39.67282212832333244 -7.13290956417043454)</text:p>
          </table:table-cell>
          <table:table-cell office:value-type="float" office:value="679" calcext:value-type="float">
            <text:p>679</text:p>
          </table:table-cell>
          <table:table-cell office:value-type="float" office:value="565" calcext:value-type="float">
            <text:p>565</text:p>
          </table:table-cell>
          <table:table-cell office:value-type="float" office:value="-39.6728221283233" calcext:value-type="float">
            <text:p>-39.6728221283233</text:p>
          </table:table-cell>
          <table:table-cell office:value-type="float" office:value="-7.13290956417043" calcext:value-type="float">
            <text:p>-7.13290956417043</text:p>
          </table:table-cell>
          <table:table-cell office:value-type="float" office:value="565" calcext:value-type="float">
            <text:p>565</text:p>
          </table:table-cell>
          <table:table-cell table:formula="of:=[.D519]*-10" office:value-type="float" office:value="396.728221283233" calcext:value-type="float">
            <text:p>396.728221283233</text:p>
          </table:table-cell>
          <table:table-cell table:formula="of:=[.E519]*-10" office:value-type="float" office:value="71.3290956417043" calcext:value-type="float">
            <text:p>71.3290956417043</text:p>
          </table:table-cell>
          <table:table-cell table:formula="of:=[.F519]" office:value-type="float" office:value="565" calcext:value-type="float">
            <text:p>565</text:p>
          </table:table-cell>
        </table:table-row>
        <table:table-row table:style-name="ro2">
          <table:table-cell office:value-type="string" calcext:value-type="string">
            <text:p>Point (-39.98112736108146947 -7.04968644164924374)</text:p>
          </table:table-cell>
          <table:table-cell office:value-type="float" office:value="678" calcext:value-type="float">
            <text:p>678</text:p>
          </table:table-cell>
          <table:table-cell office:value-type="float" office:value="562" calcext:value-type="float">
            <text:p>562</text:p>
          </table:table-cell>
          <table:table-cell office:value-type="float" office:value="-39.9811273610815" calcext:value-type="float">
            <text:p>-39.9811273610815</text:p>
          </table:table-cell>
          <table:table-cell office:value-type="float" office:value="-7.04968644164924" calcext:value-type="float">
            <text:p>-7.04968644164924</text:p>
          </table:table-cell>
          <table:table-cell office:value-type="float" office:value="562" calcext:value-type="float">
            <text:p>562</text:p>
          </table:table-cell>
          <table:table-cell table:formula="of:=[.D520]*-10" office:value-type="float" office:value="399.811273610815" calcext:value-type="float">
            <text:p>399.811273610815</text:p>
          </table:table-cell>
          <table:table-cell table:formula="of:=[.E520]*-10" office:value-type="float" office:value="70.4968644164924" calcext:value-type="float">
            <text:p>70.4968644164924</text:p>
          </table:table-cell>
          <table:table-cell table:formula="of:=[.F520]"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Point (-39.82828509673668549 -7.72667928528181935)</text:p>
          </table:table-cell>
          <table:table-cell office:value-type="float" office:value="677" calcext:value-type="float">
            <text:p>677</text:p>
          </table:table-cell>
          <table:table-cell office:value-type="float" office:value="546" calcext:value-type="float">
            <text:p>546</text:p>
          </table:table-cell>
          <table:table-cell office:value-type="float" office:value="-39.8282850967367" calcext:value-type="float">
            <text:p>-39.8282850967367</text:p>
          </table:table-cell>
          <table:table-cell office:value-type="float" office:value="-7.72667928528182" calcext:value-type="float">
            <text:p>-7.72667928528182</text:p>
          </table:table-cell>
          <table:table-cell office:value-type="float" office:value="546" calcext:value-type="float">
            <text:p>546</text:p>
          </table:table-cell>
          <table:table-cell table:formula="of:=[.D521]*-10" office:value-type="float" office:value="398.282850967367" calcext:value-type="float">
            <text:p>398.282850967367</text:p>
          </table:table-cell>
          <table:table-cell table:formula="of:=[.E521]*-10" office:value-type="float" office:value="77.2667928528182" calcext:value-type="float">
            <text:p>77.2667928528182</text:p>
          </table:table-cell>
          <table:table-cell table:formula="of:=[.F521]"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Point (-39.4028022118195409 -7.50016410404796741)</text:p>
          </table:table-cell>
          <table:table-cell office:value-type="float" office:value="676" calcext:value-type="float">
            <text:p>676</text:p>
          </table:table-cell>
          <table:table-cell office:value-type="float" office:value="908" calcext:value-type="float">
            <text:p>908</text:p>
          </table:table-cell>
          <table:table-cell office:value-type="float" office:value="-39.4028022118195" calcext:value-type="float">
            <text:p>-39.4028022118195</text:p>
          </table:table-cell>
          <table:table-cell office:value-type="float" office:value="-7.50016410404797" calcext:value-type="float">
            <text:p>-7.50016410404797</text:p>
          </table:table-cell>
          <table:table-cell office:value-type="float" office:value="908" calcext:value-type="float">
            <text:p>908</text:p>
          </table:table-cell>
          <table:table-cell table:formula="of:=[.D522]*-10" office:value-type="float" office:value="394.028022118195" calcext:value-type="float">
            <text:p>394.028022118195</text:p>
          </table:table-cell>
          <table:table-cell table:formula="of:=[.E522]*-10" office:value-type="float" office:value="75.0016410404797" calcext:value-type="float">
            <text:p>75.0016410404797</text:p>
          </table:table-cell>
          <table:table-cell table:formula="of:=[.F522]" office:value-type="float" office:value="908" calcext:value-type="float">
            <text:p>908</text:p>
          </table:table-cell>
        </table:table-row>
        <table:table-row table:style-name="ro2">
          <table:table-cell office:value-type="string" calcext:value-type="string">
            <text:p>Point (-39.57382991028427455 -7.64938627297545803)</text:p>
          </table:table-cell>
          <table:table-cell office:value-type="float" office:value="699" calcext:value-type="float">
            <text:p>699</text:p>
          </table:table-cell>
          <table:table-cell office:value-type="float" office:value="507" calcext:value-type="float">
            <text:p>507</text:p>
          </table:table-cell>
          <table:table-cell office:value-type="float" office:value="-39.5738299102843" calcext:value-type="float">
            <text:p>-39.5738299102843</text:p>
          </table:table-cell>
          <table:table-cell office:value-type="float" office:value="-7.64938627297546" calcext:value-type="float">
            <text:p>-7.64938627297546</text:p>
          </table:table-cell>
          <table:table-cell office:value-type="float" office:value="507" calcext:value-type="float">
            <text:p>507</text:p>
          </table:table-cell>
          <table:table-cell table:formula="of:=[.D523]*-10" office:value-type="float" office:value="395.738299102843" calcext:value-type="float">
            <text:p>395.738299102843</text:p>
          </table:table-cell>
          <table:table-cell table:formula="of:=[.E523]*-10" office:value-type="float" office:value="76.4938627297546" calcext:value-type="float">
            <text:p>76.4938627297546</text:p>
          </table:table-cell>
          <table:table-cell table:formula="of:=[.F523]" office:value-type="float" office:value="507" calcext:value-type="float">
            <text:p>507</text:p>
          </table:table-cell>
        </table:table-row>
        <table:table-row table:style-name="ro2">
          <table:table-cell office:value-type="string" calcext:value-type="string">
            <text:p>Point (-39.92144247832845849 -7.94691645045784956)</text:p>
          </table:table-cell>
          <table:table-cell office:value-type="float" office:value="698" calcext:value-type="float">
            <text:p>698</text:p>
          </table:table-cell>
          <table:table-cell office:value-type="float" office:value="435" calcext:value-type="float">
            <text:p>435</text:p>
          </table:table-cell>
          <table:table-cell office:value-type="float" office:value="-39.9214424783285" calcext:value-type="float">
            <text:p>-39.9214424783285</text:p>
          </table:table-cell>
          <table:table-cell office:value-type="float" office:value="-7.94691645045785" calcext:value-type="float">
            <text:p>-7.94691645045785</text:p>
          </table:table-cell>
          <table:table-cell office:value-type="float" office:value="435" calcext:value-type="float">
            <text:p>435</text:p>
          </table:table-cell>
          <table:table-cell table:formula="of:=[.D524]*-10" office:value-type="float" office:value="399.214424783285" calcext:value-type="float">
            <text:p>399.214424783285</text:p>
          </table:table-cell>
          <table:table-cell table:formula="of:=[.E524]*-10" office:value-type="float" office:value="79.4691645045785" calcext:value-type="float">
            <text:p>79.4691645045785</text:p>
          </table:table-cell>
          <table:table-cell table:formula="of:=[.F524]"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Point (-39.21159788925991307 -7.61477456767266236)</text:p>
          </table:table-cell>
          <table:table-cell office:value-type="float" office:value="697" calcext:value-type="float">
            <text:p>697</text:p>
          </table:table-cell>
          <table:table-cell office:value-type="float" office:value="614" calcext:value-type="float">
            <text:p>614</text:p>
          </table:table-cell>
          <table:table-cell office:value-type="float" office:value="-39.2115978892599" calcext:value-type="float">
            <text:p>-39.2115978892599</text:p>
          </table:table-cell>
          <table:table-cell office:value-type="float" office:value="-7.61477456767266" calcext:value-type="float">
            <text:p>-7.61477456767266</text:p>
          </table:table-cell>
          <table:table-cell office:value-type="float" office:value="614" calcext:value-type="float">
            <text:p>614</text:p>
          </table:table-cell>
          <table:table-cell table:formula="of:=[.D525]*-10" office:value-type="float" office:value="392.115978892599" calcext:value-type="float">
            <text:p>392.115978892599</text:p>
          </table:table-cell>
          <table:table-cell table:formula="of:=[.E525]*-10" office:value-type="float" office:value="76.1477456767266" calcext:value-type="float">
            <text:p>76.1477456767266</text:p>
          </table:table-cell>
          <table:table-cell table:formula="of:=[.F525]" office:value-type="float" office:value="614" calcext:value-type="float">
            <text:p>614</text:p>
          </table:table-cell>
        </table:table-row>
        <table:table-row table:style-name="ro2">
          <table:table-cell office:value-type="string" calcext:value-type="string">
            <text:p>Point (-39.86130097304383213 -7.01472503441916739)</text:p>
          </table:table-cell>
          <table:table-cell office:value-type="float" office:value="696" calcext:value-type="float">
            <text:p>696</text:p>
          </table:table-cell>
          <table:table-cell office:value-type="float" office:value="570" calcext:value-type="float">
            <text:p>570</text:p>
          </table:table-cell>
          <table:table-cell office:value-type="float" office:value="-39.8613009730438" calcext:value-type="float">
            <text:p>-39.8613009730438</text:p>
          </table:table-cell>
          <table:table-cell office:value-type="float" office:value="-7.01472503441917" calcext:value-type="float">
            <text:p>-7.01472503441917</text:p>
          </table:table-cell>
          <table:table-cell office:value-type="float" office:value="570" calcext:value-type="float">
            <text:p>570</text:p>
          </table:table-cell>
          <table:table-cell table:formula="of:=[.D526]*-10" office:value-type="float" office:value="398.613009730438" calcext:value-type="float">
            <text:p>398.613009730438</text:p>
          </table:table-cell>
          <table:table-cell table:formula="of:=[.E526]*-10" office:value-type="float" office:value="70.1472503441917" calcext:value-type="float">
            <text:p>70.1472503441917</text:p>
          </table:table-cell>
          <table:table-cell table:formula="of:=[.F526]"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Point (-39.45160360280152645 -7.68248661031857338)</text:p>
          </table:table-cell>
          <table:table-cell office:value-type="float" office:value="703" calcext:value-type="float">
            <text:p>703</text:p>
          </table:table-cell>
          <table:table-cell office:value-type="float" office:value="521" calcext:value-type="float">
            <text:p>521</text:p>
          </table:table-cell>
          <table:table-cell office:value-type="float" office:value="-39.4516036028015" calcext:value-type="float">
            <text:p>-39.4516036028015</text:p>
          </table:table-cell>
          <table:table-cell office:value-type="float" office:value="-7.68248661031857" calcext:value-type="float">
            <text:p>-7.68248661031857</text:p>
          </table:table-cell>
          <table:table-cell office:value-type="float" office:value="521" calcext:value-type="float">
            <text:p>521</text:p>
          </table:table-cell>
          <table:table-cell table:formula="of:=[.D527]*-10" office:value-type="float" office:value="394.516036028015" calcext:value-type="float">
            <text:p>394.516036028015</text:p>
          </table:table-cell>
          <table:table-cell table:formula="of:=[.E527]*-10" office:value-type="float" office:value="76.8248661031857" calcext:value-type="float">
            <text:p>76.8248661031857</text:p>
          </table:table-cell>
          <table:table-cell table:formula="of:=[.F527]" office:value-type="float" office:value="521" calcext:value-type="float">
            <text:p>521</text:p>
          </table:table-cell>
        </table:table-row>
        <table:table-row table:style-name="ro2">
          <table:table-cell office:value-type="string" calcext:value-type="string">
            <text:p>Point (-39.28603433410215473 -7.92966832913669339)</text:p>
          </table:table-cell>
          <table:table-cell office:value-type="float" office:value="702" calcext:value-type="float">
            <text:p>702</text:p>
          </table:table-cell>
          <table:table-cell office:value-type="float" office:value="423" calcext:value-type="float">
            <text:p>423</text:p>
          </table:table-cell>
          <table:table-cell office:value-type="float" office:value="-39.2860343341022" calcext:value-type="float">
            <text:p>-39.2860343341022</text:p>
          </table:table-cell>
          <table:table-cell office:value-type="float" office:value="-7.92966832913669" calcext:value-type="float">
            <text:p>-7.92966832913669</text:p>
          </table:table-cell>
          <table:table-cell office:value-type="float" office:value="423" calcext:value-type="float">
            <text:p>423</text:p>
          </table:table-cell>
          <table:table-cell table:formula="of:=[.D528]*-10" office:value-type="float" office:value="392.860343341022" calcext:value-type="float">
            <text:p>392.860343341022</text:p>
          </table:table-cell>
          <table:table-cell table:formula="of:=[.E528]*-10" office:value-type="float" office:value="79.2966832913669" calcext:value-type="float">
            <text:p>79.2966832913669</text:p>
          </table:table-cell>
          <table:table-cell table:formula="of:=[.F528]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Point (-39.62939933260486214 -7.22812046167726763)</text:p>
          </table:table-cell>
          <table:table-cell office:value-type="float" office:value="701" calcext:value-type="float">
            <text:p>701</text:p>
          </table:table-cell>
          <table:table-cell office:value-type="float" office:value="912" calcext:value-type="float">
            <text:p>912</text:p>
          </table:table-cell>
          <table:table-cell office:value-type="float" office:value="-39.6293993326049" calcext:value-type="float">
            <text:p>-39.6293993326049</text:p>
          </table:table-cell>
          <table:table-cell office:value-type="float" office:value="-7.22812046167727" calcext:value-type="float">
            <text:p>-7.22812046167727</text:p>
          </table:table-cell>
          <table:table-cell office:value-type="float" office:value="912" calcext:value-type="float">
            <text:p>912</text:p>
          </table:table-cell>
          <table:table-cell table:formula="of:=[.D529]*-10" office:value-type="float" office:value="396.293993326049" calcext:value-type="float">
            <text:p>396.293993326049</text:p>
          </table:table-cell>
          <table:table-cell table:formula="of:=[.E529]*-10" office:value-type="float" office:value="72.2812046167727" calcext:value-type="float">
            <text:p>72.2812046167727</text:p>
          </table:table-cell>
          <table:table-cell table:formula="of:=[.F529]" office:value-type="float" office:value="912" calcext:value-type="float">
            <text:p>912</text:p>
          </table:table-cell>
        </table:table-row>
        <table:table-row table:style-name="ro2">
          <table:table-cell office:value-type="string" calcext:value-type="string">
            <text:p>Point (-39.00058557481259669 -7.41282794119362176)</text:p>
          </table:table-cell>
          <table:table-cell office:value-type="float" office:value="700" calcext:value-type="float">
            <text:p>700</text:p>
          </table:table-cell>
          <table:table-cell office:value-type="float" office:value="460" calcext:value-type="float">
            <text:p>460</text:p>
          </table:table-cell>
          <table:table-cell office:value-type="float" office:value="-39.0005855748126" calcext:value-type="float">
            <text:p>-39.0005855748126</text:p>
          </table:table-cell>
          <table:table-cell office:value-type="float" office:value="-7.41282794119362" calcext:value-type="float">
            <text:p>-7.41282794119362</text:p>
          </table:table-cell>
          <table:table-cell office:value-type="float" office:value="460" calcext:value-type="float">
            <text:p>460</text:p>
          </table:table-cell>
          <table:table-cell table:formula="of:=[.D530]*-10" office:value-type="float" office:value="390.005855748126" calcext:value-type="float">
            <text:p>390.005855748126</text:p>
          </table:table-cell>
          <table:table-cell table:formula="of:=[.E530]*-10" office:value-type="float" office:value="74.1282794119362" calcext:value-type="float">
            <text:p>74.1282794119362</text:p>
          </table:table-cell>
          <table:table-cell table:formula="of:=[.F530]"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Point (-39.50837259987089567 -7.84663622755693524)</text:p>
          </table:table-cell>
          <table:table-cell office:value-type="float" office:value="691" calcext:value-type="float">
            <text:p>691</text:p>
          </table:table-cell>
          <table:table-cell office:value-type="float" office:value="452" calcext:value-type="float">
            <text:p>452</text:p>
          </table:table-cell>
          <table:table-cell office:value-type="float" office:value="-39.5083725998709" calcext:value-type="float">
            <text:p>-39.5083725998709</text:p>
          </table:table-cell>
          <table:table-cell office:value-type="float" office:value="-7.84663622755694" calcext:value-type="float">
            <text:p>-7.84663622755694</text:p>
          </table:table-cell>
          <table:table-cell office:value-type="float" office:value="452" calcext:value-type="float">
            <text:p>452</text:p>
          </table:table-cell>
          <table:table-cell table:formula="of:=[.D531]*-10" office:value-type="float" office:value="395.083725998709" calcext:value-type="float">
            <text:p>395.083725998709</text:p>
          </table:table-cell>
          <table:table-cell table:formula="of:=[.E531]*-10" office:value-type="float" office:value="78.4663622755694" calcext:value-type="float">
            <text:p>78.4663622755694</text:p>
          </table:table-cell>
          <table:table-cell table:formula="of:=[.F531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-39.47240110105367705 -7.12406120724129632)</text:p>
          </table:table-cell>
          <table:table-cell office:value-type="float" office:value="690" calcext:value-type="float">
            <text:p>690</text:p>
          </table:table-cell>
          <table:table-cell office:value-type="float" office:value="465" calcext:value-type="float">
            <text:p>465</text:p>
          </table:table-cell>
          <table:table-cell office:value-type="float" office:value="-39.4724011010537" calcext:value-type="float">
            <text:p>-39.4724011010537</text:p>
          </table:table-cell>
          <table:table-cell office:value-type="float" office:value="-7.1240612072413" calcext:value-type="float">
            <text:p>-7.1240612072413</text:p>
          </table:table-cell>
          <table:table-cell office:value-type="float" office:value="465" calcext:value-type="float">
            <text:p>465</text:p>
          </table:table-cell>
          <table:table-cell table:formula="of:=[.D532]*-10" office:value-type="float" office:value="394.724011010537" calcext:value-type="float">
            <text:p>394.724011010537</text:p>
          </table:table-cell>
          <table:table-cell table:formula="of:=[.E532]*-10" office:value-type="float" office:value="71.240612072413" calcext:value-type="float">
            <text:p>71.240612072413</text:p>
          </table:table-cell>
          <table:table-cell table:formula="of:=[.F532]"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Point (-39.89489313257543301 -7.68784790504227278)</text:p>
          </table:table-cell>
          <table:table-cell office:value-type="float" office:value="689" calcext:value-type="float">
            <text:p>689</text:p>
          </table:table-cell>
          <table:table-cell office:value-type="float" office:value="883" calcext:value-type="float">
            <text:p>883</text:p>
          </table:table-cell>
          <table:table-cell office:value-type="float" office:value="-39.8948931325754" calcext:value-type="float">
            <text:p>-39.8948931325754</text:p>
          </table:table-cell>
          <table:table-cell office:value-type="float" office:value="-7.68784790504227" calcext:value-type="float">
            <text:p>-7.68784790504227</text:p>
          </table:table-cell>
          <table:table-cell office:value-type="float" office:value="883" calcext:value-type="float">
            <text:p>883</text:p>
          </table:table-cell>
          <table:table-cell table:formula="of:=[.D533]*-10" office:value-type="float" office:value="398.948931325754" calcext:value-type="float">
            <text:p>398.948931325754</text:p>
          </table:table-cell>
          <table:table-cell table:formula="of:=[.E533]*-10" office:value-type="float" office:value="76.8784790504227" calcext:value-type="float">
            <text:p>76.8784790504227</text:p>
          </table:table-cell>
          <table:table-cell table:formula="of:=[.F533]" office:value-type="float" office:value="883" calcext:value-type="float">
            <text:p>883</text:p>
          </table:table-cell>
        </table:table-row>
        <table:table-row table:style-name="ro2">
          <table:table-cell office:value-type="string" calcext:value-type="string">
            <text:p>Point (-39.13425064359277172 -7.37065629071052975)</text:p>
          </table:table-cell>
          <table:table-cell office:value-type="float" office:value="688" calcext:value-type="float">
            <text:p>688</text:p>
          </table:table-cell>
          <table:table-cell office:value-type="float" office:value="457" calcext:value-type="float">
            <text:p>457</text:p>
          </table:table-cell>
          <table:table-cell office:value-type="float" office:value="-39.1342506435928" calcext:value-type="float">
            <text:p>-39.1342506435928</text:p>
          </table:table-cell>
          <table:table-cell office:value-type="float" office:value="-7.37065629071053" calcext:value-type="float">
            <text:p>-7.37065629071053</text:p>
          </table:table-cell>
          <table:table-cell office:value-type="float" office:value="457" calcext:value-type="float">
            <text:p>457</text:p>
          </table:table-cell>
          <table:table-cell table:formula="of:=[.D534]*-10" office:value-type="float" office:value="391.342506435928" calcext:value-type="float">
            <text:p>391.342506435928</text:p>
          </table:table-cell>
          <table:table-cell table:formula="of:=[.E534]*-10" office:value-type="float" office:value="73.7065629071053" calcext:value-type="float">
            <text:p>73.7065629071053</text:p>
          </table:table-cell>
          <table:table-cell table:formula="of:=[.F534]"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Point (-39.44442758796147075 -7.86928996759266663)</text:p>
          </table:table-cell>
          <table:table-cell office:value-type="float" office:value="695" calcext:value-type="float">
            <text:p>695</text:p>
          </table:table-cell>
          <table:table-cell office:value-type="float" office:value="444" calcext:value-type="float">
            <text:p>444</text:p>
          </table:table-cell>
          <table:table-cell office:value-type="float" office:value="-39.4444275879615" calcext:value-type="float">
            <text:p>-39.4444275879615</text:p>
          </table:table-cell>
          <table:table-cell office:value-type="float" office:value="-7.86928996759267" calcext:value-type="float">
            <text:p>-7.86928996759267</text:p>
          </table:table-cell>
          <table:table-cell office:value-type="float" office:value="444" calcext:value-type="float">
            <text:p>444</text:p>
          </table:table-cell>
          <table:table-cell table:formula="of:=[.D535]*-10" office:value-type="float" office:value="394.444275879615" calcext:value-type="float">
            <text:p>394.444275879615</text:p>
          </table:table-cell>
          <table:table-cell table:formula="of:=[.E535]*-10" office:value-type="float" office:value="78.6928996759267" calcext:value-type="float">
            <text:p>78.6928996759267</text:p>
          </table:table-cell>
          <table:table-cell table:formula="of:=[.F535]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Point (-39.82746410779650859 -7.04796763946228921)</text:p>
          </table:table-cell>
          <table:table-cell office:value-type="float" office:value="694" calcext:value-type="float">
            <text:p>694</text:p>
          </table:table-cell>
          <table:table-cell office:value-type="float" office:value="633" calcext:value-type="float">
            <text:p>633</text:p>
          </table:table-cell>
          <table:table-cell office:value-type="float" office:value="-39.8274641077965" calcext:value-type="float">
            <text:p>-39.8274641077965</text:p>
          </table:table-cell>
          <table:table-cell office:value-type="float" office:value="-7.04796763946229" calcext:value-type="float">
            <text:p>-7.04796763946229</text:p>
          </table:table-cell>
          <table:table-cell office:value-type="float" office:value="633" calcext:value-type="float">
            <text:p>633</text:p>
          </table:table-cell>
          <table:table-cell table:formula="of:=[.D536]*-10" office:value-type="float" office:value="398.274641077965" calcext:value-type="float">
            <text:p>398.274641077965</text:p>
          </table:table-cell>
          <table:table-cell table:formula="of:=[.E536]*-10" office:value-type="float" office:value="70.4796763946229" calcext:value-type="float">
            <text:p>70.4796763946229</text:p>
          </table:table-cell>
          <table:table-cell table:formula="of:=[.F536]" office:value-type="float" office:value="633" calcext:value-type="float">
            <text:p>633</text:p>
          </table:table-cell>
        </table:table-row>
        <table:table-row table:style-name="ro2">
          <table:table-cell office:value-type="string" calcext:value-type="string">
            <text:p>Point (-39.51452285663641817 -7.30936891127811617)</text:p>
          </table:table-cell>
          <table:table-cell office:value-type="float" office:value="693" calcext:value-type="float">
            <text:p>693</text:p>
          </table:table-cell>
          <table:table-cell office:value-type="float" office:value="923" calcext:value-type="float">
            <text:p>923</text:p>
          </table:table-cell>
          <table:table-cell office:value-type="float" office:value="-39.5145228566364" calcext:value-type="float">
            <text:p>-39.5145228566364</text:p>
          </table:table-cell>
          <table:table-cell office:value-type="float" office:value="-7.30936891127812" calcext:value-type="float">
            <text:p>-7.30936891127812</text:p>
          </table:table-cell>
          <table:table-cell office:value-type="float" office:value="923" calcext:value-type="float">
            <text:p>923</text:p>
          </table:table-cell>
          <table:table-cell table:formula="of:=[.D537]*-10" office:value-type="float" office:value="395.145228566364" calcext:value-type="float">
            <text:p>395.145228566364</text:p>
          </table:table-cell>
          <table:table-cell table:formula="of:=[.E537]*-10" office:value-type="float" office:value="73.0936891127812" calcext:value-type="float">
            <text:p>73.0936891127812</text:p>
          </table:table-cell>
          <table:table-cell table:formula="of:=[.F537]" office:value-type="float" office:value="923" calcext:value-type="float">
            <text:p>923</text:p>
          </table:table-cell>
        </table:table-row>
        <table:table-row table:style-name="ro2">
          <table:table-cell office:value-type="string" calcext:value-type="string">
            <text:p>Point (-39.81969632632566203 -7.33311201945706692)</text:p>
          </table:table-cell>
          <table:table-cell office:value-type="float" office:value="692" calcext:value-type="float">
            <text:p>692</text:p>
          </table:table-cell>
          <table:table-cell office:value-type="float" office:value="908" calcext:value-type="float">
            <text:p>908</text:p>
          </table:table-cell>
          <table:table-cell office:value-type="float" office:value="-39.8196963263257" calcext:value-type="float">
            <text:p>-39.8196963263257</text:p>
          </table:table-cell>
          <table:table-cell office:value-type="float" office:value="-7.33311201945707" calcext:value-type="float">
            <text:p>-7.33311201945707</text:p>
          </table:table-cell>
          <table:table-cell office:value-type="float" office:value="908" calcext:value-type="float">
            <text:p>908</text:p>
          </table:table-cell>
          <table:table-cell table:formula="of:=[.D538]*-10" office:value-type="float" office:value="398.196963263257" calcext:value-type="float">
            <text:p>398.196963263257</text:p>
          </table:table-cell>
          <table:table-cell table:formula="of:=[.E538]*-10" office:value-type="float" office:value="73.3311201945707" calcext:value-type="float">
            <text:p>73.3311201945707</text:p>
          </table:table-cell>
          <table:table-cell table:formula="of:=[.F538]" office:value-type="float" office:value="908" calcext:value-type="float">
            <text:p>908</text:p>
          </table:table-cell>
        </table:table-row>
        <table:table-row table:style-name="ro2">
          <table:table-cell office:value-type="string" calcext:value-type="string">
            <text:p>Point (-39.47580664942488227 -7.79246958783825239)</text:p>
          </table:table-cell>
          <table:table-cell office:value-type="float" office:value="587" calcext:value-type="float">
            <text:p>587</text:p>
          </table:table-cell>
          <table:table-cell office:value-type="float" office:value="474" calcext:value-type="float">
            <text:p>474</text:p>
          </table:table-cell>
          <table:table-cell office:value-type="float" office:value="-39.4758066494249" calcext:value-type="float">
            <text:p>-39.4758066494249</text:p>
          </table:table-cell>
          <table:table-cell office:value-type="float" office:value="-7.79246958783825" calcext:value-type="float">
            <text:p>-7.79246958783825</text:p>
          </table:table-cell>
          <table:table-cell office:value-type="float" office:value="474" calcext:value-type="float">
            <text:p>474</text:p>
          </table:table-cell>
          <table:table-cell table:formula="of:=[.D539]*-10" office:value-type="float" office:value="394.758066494249" calcext:value-type="float">
            <text:p>394.758066494249</text:p>
          </table:table-cell>
          <table:table-cell table:formula="of:=[.E539]*-10" office:value-type="float" office:value="77.9246958783825" calcext:value-type="float">
            <text:p>77.9246958783825</text:p>
          </table:table-cell>
          <table:table-cell table:formula="of:=[.F539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-39.13055809374624516 -7.97503137670448314)</text:p>
          </table:table-cell>
          <table:table-cell office:value-type="float" office:value="586" calcext:value-type="float">
            <text:p>586</text:p>
          </table:table-cell>
          <table:table-cell office:value-type="float" office:value="504" calcext:value-type="float">
            <text:p>504</text:p>
          </table:table-cell>
          <table:table-cell office:value-type="float" office:value="-39.1305580937462" calcext:value-type="float">
            <text:p>-39.1305580937462</text:p>
          </table:table-cell>
          <table:table-cell office:value-type="float" office:value="-7.97503137670448" calcext:value-type="float">
            <text:p>-7.97503137670448</text:p>
          </table:table-cell>
          <table:table-cell office:value-type="float" office:value="504" calcext:value-type="float">
            <text:p>504</text:p>
          </table:table-cell>
          <table:table-cell table:formula="of:=[.D540]*-10" office:value-type="float" office:value="391.305580937462" calcext:value-type="float">
            <text:p>391.305580937462</text:p>
          </table:table-cell>
          <table:table-cell table:formula="of:=[.E540]*-10" office:value-type="float" office:value="79.7503137670448" calcext:value-type="float">
            <text:p>79.7503137670448</text:p>
          </table:table-cell>
          <table:table-cell table:formula="of:=[.F540]"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Point (-39.17629915586196176 -7.07723526651604296)</text:p>
          </table:table-cell>
          <table:table-cell office:value-type="float" office:value="585" calcext:value-type="float">
            <text:p>585</text:p>
          </table:table-cell>
          <table:table-cell office:value-type="float" office:value="377" calcext:value-type="float">
            <text:p>377</text:p>
          </table:table-cell>
          <table:table-cell office:value-type="float" office:value="-39.176299155862" calcext:value-type="float">
            <text:p>-39.176299155862</text:p>
          </table:table-cell>
          <table:table-cell office:value-type="float" office:value="-7.07723526651604" calcext:value-type="float">
            <text:p>-7.07723526651604</text:p>
          </table:table-cell>
          <table:table-cell office:value-type="float" office:value="377" calcext:value-type="float">
            <text:p>377</text:p>
          </table:table-cell>
          <table:table-cell table:formula="of:=[.D541]*-10" office:value-type="float" office:value="391.76299155862" calcext:value-type="float">
            <text:p>391.76299155862</text:p>
          </table:table-cell>
          <table:table-cell table:formula="of:=[.E541]*-10" office:value-type="float" office:value="70.7723526651604" calcext:value-type="float">
            <text:p>70.7723526651604</text:p>
          </table:table-cell>
          <table:table-cell table:formula="of:=[.F541]" office:value-type="float" office:value="377" calcext:value-type="float">
            <text:p>377</text:p>
          </table:table-cell>
        </table:table-row>
        <table:table-row table:style-name="ro2">
          <table:table-cell office:value-type="string" calcext:value-type="string">
            <text:p>Point (-39.38376558801390814 -7.10701517900207858)</text:p>
          </table:table-cell>
          <table:table-cell office:value-type="float" office:value="584" calcext:value-type="float">
            <text:p>584</text:p>
          </table:table-cell>
          <table:table-cell office:value-type="float" office:value="399" calcext:value-type="float">
            <text:p>399</text:p>
          </table:table-cell>
          <table:table-cell office:value-type="float" office:value="-39.3837655880139" calcext:value-type="float">
            <text:p>-39.3837655880139</text:p>
          </table:table-cell>
          <table:table-cell office:value-type="float" office:value="-7.10701517900208" calcext:value-type="float">
            <text:p>-7.10701517900208</text:p>
          </table:table-cell>
          <table:table-cell office:value-type="float" office:value="399" calcext:value-type="float">
            <text:p>399</text:p>
          </table:table-cell>
          <table:table-cell table:formula="of:=[.D542]*-10" office:value-type="float" office:value="393.837655880139" calcext:value-type="float">
            <text:p>393.837655880139</text:p>
          </table:table-cell>
          <table:table-cell table:formula="of:=[.E542]*-10" office:value-type="float" office:value="71.0701517900208" calcext:value-type="float">
            <text:p>71.0701517900208</text:p>
          </table:table-cell>
          <table:table-cell table:formula="of:=[.F542]"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Point (-39.89409767385318872 -7.6983204521647437)</text:p>
          </table:table-cell>
          <table:table-cell office:value-type="float" office:value="591" calcext:value-type="float">
            <text:p>591</text:p>
          </table:table-cell>
          <table:table-cell office:value-type="float" office:value="781" calcext:value-type="float">
            <text:p>781</text:p>
          </table:table-cell>
          <table:table-cell office:value-type="float" office:value="-39.8940976738532" calcext:value-type="float">
            <text:p>-39.8940976738532</text:p>
          </table:table-cell>
          <table:table-cell office:value-type="float" office:value="-7.69832045216474" calcext:value-type="float">
            <text:p>-7.69832045216474</text:p>
          </table:table-cell>
          <table:table-cell office:value-type="float" office:value="781" calcext:value-type="float">
            <text:p>781</text:p>
          </table:table-cell>
          <table:table-cell table:formula="of:=[.D543]*-10" office:value-type="float" office:value="398.940976738532" calcext:value-type="float">
            <text:p>398.940976738532</text:p>
          </table:table-cell>
          <table:table-cell table:formula="of:=[.E543]*-10" office:value-type="float" office:value="76.9832045216474" calcext:value-type="float">
            <text:p>76.9832045216474</text:p>
          </table:table-cell>
          <table:table-cell table:formula="of:=[.F543]" office:value-type="float" office:value="781" calcext:value-type="float">
            <text:p>781</text:p>
          </table:table-cell>
        </table:table-row>
        <table:table-row table:style-name="ro2">
          <table:table-cell office:value-type="string" calcext:value-type="string">
            <text:p>Point (-39.05645086123091403 -7.65795584128646212)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office:value-type="float" office:value="-39.0564508612309" calcext:value-type="float">
            <text:p>-39.0564508612309</text:p>
          </table:table-cell>
          <table:table-cell office:value-type="float" office:value="-7.65795584128646" calcext:value-type="float">
            <text:p>-7.65795584128646</text:p>
          </table:table-cell>
          <table:table-cell office:value-type="float" office:value="498" calcext:value-type="float">
            <text:p>498</text:p>
          </table:table-cell>
          <table:table-cell table:formula="of:=[.D544]*-10" office:value-type="float" office:value="390.564508612309" calcext:value-type="float">
            <text:p>390.564508612309</text:p>
          </table:table-cell>
          <table:table-cell table:formula="of:=[.E544]*-10" office:value-type="float" office:value="76.5795584128646" calcext:value-type="float">
            <text:p>76.5795584128646</text:p>
          </table:table-cell>
          <table:table-cell table:formula="of:=[.F544]" office:value-type="float" office:value="498" calcext:value-type="float">
            <text:p>498</text:p>
          </table:table-cell>
        </table:table-row>
        <table:table-row table:style-name="ro2">
          <table:table-cell office:value-type="string" calcext:value-type="string">
            <text:p>Point (-39.07697887091755717 -7.8656512545390056)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office:value-type="float" office:value="-39.0769788709176" calcext:value-type="float">
            <text:p>-39.0769788709176</text:p>
          </table:table-cell>
          <table:table-cell office:value-type="float" office:value="-7.86565125453901" calcext:value-type="float">
            <text:p>-7.86565125453901</text:p>
          </table:table-cell>
          <table:table-cell office:value-type="float" office:value="540" calcext:value-type="float">
            <text:p>540</text:p>
          </table:table-cell>
          <table:table-cell table:formula="of:=[.D545]*-10" office:value-type="float" office:value="390.769788709176" calcext:value-type="float">
            <text:p>390.769788709176</text:p>
          </table:table-cell>
          <table:table-cell table:formula="of:=[.E545]*-10" office:value-type="float" office:value="78.6565125453901" calcext:value-type="float">
            <text:p>78.6565125453901</text:p>
          </table:table-cell>
          <table:table-cell table:formula="of:=[.F545]"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Point (-39.91253101408528181 -7.08014122925132927)</text:p>
          </table:table-cell>
          <table:table-cell office:value-type="float" office:value="588" calcext:value-type="float">
            <text:p>588</text:p>
          </table:table-cell>
          <table:table-cell office:value-type="float" office:value="555" calcext:value-type="float">
            <text:p>555</text:p>
          </table:table-cell>
          <table:table-cell office:value-type="float" office:value="-39.9125310140853" calcext:value-type="float">
            <text:p>-39.9125310140853</text:p>
          </table:table-cell>
          <table:table-cell office:value-type="float" office:value="-7.08014122925133" calcext:value-type="float">
            <text:p>-7.08014122925133</text:p>
          </table:table-cell>
          <table:table-cell office:value-type="float" office:value="555" calcext:value-type="float">
            <text:p>555</text:p>
          </table:table-cell>
          <table:table-cell table:formula="of:=[.D546]*-10" office:value-type="float" office:value="399.125310140853" calcext:value-type="float">
            <text:p>399.125310140853</text:p>
          </table:table-cell>
          <table:table-cell table:formula="of:=[.E546]*-10" office:value-type="float" office:value="70.8014122925133" calcext:value-type="float">
            <text:p>70.8014122925133</text:p>
          </table:table-cell>
          <table:table-cell table:formula="of:=[.F546]" office:value-type="float" office:value="555" calcext:value-type="float">
            <text:p>555</text:p>
          </table:table-cell>
        </table:table-row>
        <table:table-row table:style-name="ro2">
          <table:table-cell office:value-type="string" calcext:value-type="string">
            <text:p>Point (-39.14061944543139049 -7.89086106570963519)</text:p>
          </table:table-cell>
          <table:table-cell office:value-type="float" office:value="579" calcext:value-type="float">
            <text:p>579</text:p>
          </table:table-cell>
          <table:table-cell office:value-type="float" office:value="495" calcext:value-type="float">
            <text:p>495</text:p>
          </table:table-cell>
          <table:table-cell office:value-type="float" office:value="-39.1406194454314" calcext:value-type="float">
            <text:p>-39.1406194454314</text:p>
          </table:table-cell>
          <table:table-cell office:value-type="float" office:value="-7.89086106570964" calcext:value-type="float">
            <text:p>-7.89086106570964</text:p>
          </table:table-cell>
          <table:table-cell office:value-type="float" office:value="495" calcext:value-type="float">
            <text:p>495</text:p>
          </table:table-cell>
          <table:table-cell table:formula="of:=[.D547]*-10" office:value-type="float" office:value="391.406194454314" calcext:value-type="float">
            <text:p>391.406194454314</text:p>
          </table:table-cell>
          <table:table-cell table:formula="of:=[.E547]*-10" office:value-type="float" office:value="78.9086106570964" calcext:value-type="float">
            <text:p>78.9086106570964</text:p>
          </table:table-cell>
          <table:table-cell table:formula="of:=[.F547]"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Point (-39.46427704058059049 -7.80817647074954824)</text:p>
          </table:table-cell>
          <table:table-cell office:value-type="float" office:value="578" calcext:value-type="float">
            <text:p>578</text:p>
          </table:table-cell>
          <table:table-cell office:value-type="float" office:value="498" calcext:value-type="float">
            <text:p>498</text:p>
          </table:table-cell>
          <table:table-cell office:value-type="float" office:value="-39.4642770405806" calcext:value-type="float">
            <text:p>-39.4642770405806</text:p>
          </table:table-cell>
          <table:table-cell office:value-type="float" office:value="-7.80817647074955" calcext:value-type="float">
            <text:p>-7.80817647074955</text:p>
          </table:table-cell>
          <table:table-cell office:value-type="float" office:value="498" calcext:value-type="float">
            <text:p>498</text:p>
          </table:table-cell>
          <table:table-cell table:formula="of:=[.D548]*-10" office:value-type="float" office:value="394.642770405806" calcext:value-type="float">
            <text:p>394.642770405806</text:p>
          </table:table-cell>
          <table:table-cell table:formula="of:=[.E548]*-10" office:value-type="float" office:value="78.0817647074955" calcext:value-type="float">
            <text:p>78.0817647074955</text:p>
          </table:table-cell>
          <table:table-cell table:formula="of:=[.F548]" office:value-type="float" office:value="498" calcext:value-type="float">
            <text:p>498</text:p>
          </table:table-cell>
        </table:table-row>
        <table:table-row table:style-name="ro2">
          <table:table-cell office:value-type="string" calcext:value-type="string">
            <text:p>Point (-39.53086372264041159 -7.72075366096474713)</text:p>
          </table:table-cell>
          <table:table-cell office:value-type="float" office:value="577" calcext:value-type="float">
            <text:p>577</text:p>
          </table:table-cell>
          <table:table-cell office:value-type="float" office:value="475" calcext:value-type="float">
            <text:p>475</text:p>
          </table:table-cell>
          <table:table-cell office:value-type="float" office:value="-39.5308637226404" calcext:value-type="float">
            <text:p>-39.5308637226404</text:p>
          </table:table-cell>
          <table:table-cell office:value-type="float" office:value="-7.72075366096475" calcext:value-type="float">
            <text:p>-7.72075366096475</text:p>
          </table:table-cell>
          <table:table-cell office:value-type="float" office:value="475" calcext:value-type="float">
            <text:p>475</text:p>
          </table:table-cell>
          <table:table-cell table:formula="of:=[.D549]*-10" office:value-type="float" office:value="395.308637226404" calcext:value-type="float">
            <text:p>395.308637226404</text:p>
          </table:table-cell>
          <table:table-cell table:formula="of:=[.E549]*-10" office:value-type="float" office:value="77.2075366096475" calcext:value-type="float">
            <text:p>77.2075366096475</text:p>
          </table:table-cell>
          <table:table-cell table:formula="of:=[.F549]"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Point (-39.598904947433887 -7.67525140341347889)</text:p>
          </table:table-cell>
          <table:table-cell office:value-type="float" office:value="576" calcext:value-type="float">
            <text:p>576</text:p>
          </table:table-cell>
          <table:table-cell office:value-type="float" office:value="443" calcext:value-type="float">
            <text:p>443</text:p>
          </table:table-cell>
          <table:table-cell office:value-type="float" office:value="-39.5989049474339" calcext:value-type="float">
            <text:p>-39.5989049474339</text:p>
          </table:table-cell>
          <table:table-cell office:value-type="float" office:value="-7.67525140341348" calcext:value-type="float">
            <text:p>-7.67525140341348</text:p>
          </table:table-cell>
          <table:table-cell office:value-type="float" office:value="443" calcext:value-type="float">
            <text:p>443</text:p>
          </table:table-cell>
          <table:table-cell table:formula="of:=[.D550]*-10" office:value-type="float" office:value="395.989049474339" calcext:value-type="float">
            <text:p>395.989049474339</text:p>
          </table:table-cell>
          <table:table-cell table:formula="of:=[.E550]*-10" office:value-type="float" office:value="76.7525140341348" calcext:value-type="float">
            <text:p>76.7525140341348</text:p>
          </table:table-cell>
          <table:table-cell table:formula="of:=[.F550]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Point (-39.15152854605134536 -7.28477446958243036)</text:p>
          </table:table-cell>
          <table:table-cell office:value-type="float" office:value="583" calcext:value-type="float">
            <text:p>583</text:p>
          </table:table-cell>
          <table:table-cell office:value-type="float" office:value="399" calcext:value-type="float">
            <text:p>399</text:p>
          </table:table-cell>
          <table:table-cell office:value-type="float" office:value="-39.1515285460513" calcext:value-type="float">
            <text:p>-39.1515285460513</text:p>
          </table:table-cell>
          <table:table-cell office:value-type="float" office:value="-7.28477446958243" calcext:value-type="float">
            <text:p>-7.28477446958243</text:p>
          </table:table-cell>
          <table:table-cell office:value-type="float" office:value="399" calcext:value-type="float">
            <text:p>399</text:p>
          </table:table-cell>
          <table:table-cell table:formula="of:=[.D551]*-10" office:value-type="float" office:value="391.515285460513" calcext:value-type="float">
            <text:p>391.515285460513</text:p>
          </table:table-cell>
          <table:table-cell table:formula="of:=[.E551]*-10" office:value-type="float" office:value="72.8477446958243" calcext:value-type="float">
            <text:p>72.8477446958243</text:p>
          </table:table-cell>
          <table:table-cell table:formula="of:=[.F551]"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Point (-39.51946298687184367 -7.15457452025141016)</text:p>
          </table:table-cell>
          <table:table-cell office:value-type="float" office:value="582" calcext:value-type="float">
            <text:p>582</text:p>
          </table:table-cell>
          <table:table-cell office:value-type="float" office:value="548" calcext:value-type="float">
            <text:p>548</text:p>
          </table:table-cell>
          <table:table-cell office:value-type="float" office:value="-39.5194629868718" calcext:value-type="float">
            <text:p>-39.5194629868718</text:p>
          </table:table-cell>
          <table:table-cell office:value-type="float" office:value="-7.15457452025141" calcext:value-type="float">
            <text:p>-7.15457452025141</text:p>
          </table:table-cell>
          <table:table-cell office:value-type="float" office:value="548" calcext:value-type="float">
            <text:p>548</text:p>
          </table:table-cell>
          <table:table-cell table:formula="of:=[.D552]*-10" office:value-type="float" office:value="395.194629868718" calcext:value-type="float">
            <text:p>395.194629868718</text:p>
          </table:table-cell>
          <table:table-cell table:formula="of:=[.E552]*-10" office:value-type="float" office:value="71.5457452025141" calcext:value-type="float">
            <text:p>71.5457452025141</text:p>
          </table:table-cell>
          <table:table-cell table:formula="of:=[.F552]" office:value-type="float" office:value="548" calcext:value-type="float">
            <text:p>548</text:p>
          </table:table-cell>
        </table:table-row>
        <table:table-row table:style-name="ro2">
          <table:table-cell office:value-type="string" calcext:value-type="string">
            <text:p>Point (-39.41491819196005508 -7.48218316234393299)</text:p>
          </table:table-cell>
          <table:table-cell office:value-type="float" office:value="581" calcext:value-type="float">
            <text:p>581</text:p>
          </table:table-cell>
          <table:table-cell office:value-type="float" office:value="866" calcext:value-type="float">
            <text:p>866</text:p>
          </table:table-cell>
          <table:table-cell office:value-type="float" office:value="-39.4149181919601" calcext:value-type="float">
            <text:p>-39.4149181919601</text:p>
          </table:table-cell>
          <table:table-cell office:value-type="float" office:value="-7.48218316234393" calcext:value-type="float">
            <text:p>-7.48218316234393</text:p>
          </table:table-cell>
          <table:table-cell office:value-type="float" office:value="866" calcext:value-type="float">
            <text:p>866</text:p>
          </table:table-cell>
          <table:table-cell table:formula="of:=[.D553]*-10" office:value-type="float" office:value="394.149181919601" calcext:value-type="float">
            <text:p>394.149181919601</text:p>
          </table:table-cell>
          <table:table-cell table:formula="of:=[.E553]*-10" office:value-type="float" office:value="74.8218316234393" calcext:value-type="float">
            <text:p>74.8218316234393</text:p>
          </table:table-cell>
          <table:table-cell table:formula="of:=[.F553]" office:value-type="float" office:value="866" calcext:value-type="float">
            <text:p>866</text:p>
          </table:table-cell>
        </table:table-row>
        <table:table-row table:style-name="ro2">
          <table:table-cell office:value-type="string" calcext:value-type="string">
            <text:p>Point (-39.82211389307996541 -7.4692767748563913)</text:p>
          </table:table-cell>
          <table:table-cell office:value-type="float" office:value="580" calcext:value-type="float">
            <text:p>580</text:p>
          </table:table-cell>
          <table:table-cell office:value-type="float" office:value="596" calcext:value-type="float">
            <text:p>596</text:p>
          </table:table-cell>
          <table:table-cell office:value-type="float" office:value="-39.82211389308" calcext:value-type="float">
            <text:p>-39.82211389308</text:p>
          </table:table-cell>
          <table:table-cell office:value-type="float" office:value="-7.46927677485639" calcext:value-type="float">
            <text:p>-7.46927677485639</text:p>
          </table:table-cell>
          <table:table-cell office:value-type="float" office:value="596" calcext:value-type="float">
            <text:p>596</text:p>
          </table:table-cell>
          <table:table-cell table:formula="of:=[.D554]*-10" office:value-type="float" office:value="398.2211389308" calcext:value-type="float">
            <text:p>398.2211389308</text:p>
          </table:table-cell>
          <table:table-cell table:formula="of:=[.E554]*-10" office:value-type="float" office:value="74.6927677485639" calcext:value-type="float">
            <text:p>74.6927677485639</text:p>
          </table:table-cell>
          <table:table-cell table:formula="of:=[.F554]" office:value-type="float" office:value="596" calcext:value-type="float">
            <text:p>596</text:p>
          </table:table-cell>
        </table:table-row>
        <table:table-row table:style-name="ro2">
          <table:table-cell office:value-type="string" calcext:value-type="string">
            <text:p>Point (-39.9763943313566088 -7.77145376296310353)</text:p>
          </table:table-cell>
          <table:table-cell office:value-type="float" office:value="603" calcext:value-type="float">
            <text:p>603</text:p>
          </table:table-cell>
          <table:table-cell office:value-type="float" office:value="450" calcext:value-type="float">
            <text:p>450</text:p>
          </table:table-cell>
          <table:table-cell office:value-type="float" office:value="-39.9763943313566" calcext:value-type="float">
            <text:p>-39.9763943313566</text:p>
          </table:table-cell>
          <table:table-cell office:value-type="float" office:value="-7.7714537629631" calcext:value-type="float">
            <text:p>-7.7714537629631</text:p>
          </table:table-cell>
          <table:table-cell office:value-type="float" office:value="450" calcext:value-type="float">
            <text:p>450</text:p>
          </table:table-cell>
          <table:table-cell table:formula="of:=[.D555]*-10" office:value-type="float" office:value="399.763943313566" calcext:value-type="float">
            <text:p>399.763943313566</text:p>
          </table:table-cell>
          <table:table-cell table:formula="of:=[.E555]*-10" office:value-type="float" office:value="77.714537629631" calcext:value-type="float">
            <text:p>77.714537629631</text:p>
          </table:table-cell>
          <table:table-cell table:formula="of:=[.F555]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Point (-39.78364109407888094 -7.33223144863146636)</text:p>
          </table:table-cell>
          <table:table-cell office:value-type="float" office:value="602" calcext:value-type="float">
            <text:p>602</text:p>
          </table:table-cell>
          <table:table-cell office:value-type="float" office:value="902" calcext:value-type="float">
            <text:p>902</text:p>
          </table:table-cell>
          <table:table-cell office:value-type="float" office:value="-39.7836410940789" calcext:value-type="float">
            <text:p>-39.7836410940789</text:p>
          </table:table-cell>
          <table:table-cell office:value-type="float" office:value="-7.33223144863147" calcext:value-type="float">
            <text:p>-7.33223144863147</text:p>
          </table:table-cell>
          <table:table-cell office:value-type="float" office:value="902" calcext:value-type="float">
            <text:p>902</text:p>
          </table:table-cell>
          <table:table-cell table:formula="of:=[.D556]*-10" office:value-type="float" office:value="397.836410940789" calcext:value-type="float">
            <text:p>397.836410940789</text:p>
          </table:table-cell>
          <table:table-cell table:formula="of:=[.E556]*-10" office:value-type="float" office:value="73.3223144863147" calcext:value-type="float">
            <text:p>73.3223144863147</text:p>
          </table:table-cell>
          <table:table-cell table:formula="of:=[.F556]" office:value-type="float" office:value="902" calcext:value-type="float">
            <text:p>902</text:p>
          </table:table-cell>
        </table:table-row>
        <table:table-row table:style-name="ro2">
          <table:table-cell office:value-type="string" calcext:value-type="string">
            <text:p>Point (-39.66000372775538096 -7.05008084502162191)</text:p>
          </table:table-cell>
          <table:table-cell office:value-type="float" office:value="601" calcext:value-type="float">
            <text:p>601</text:p>
          </table:table-cell>
          <table:table-cell office:value-type="float" office:value="458" calcext:value-type="float">
            <text:p>458</text:p>
          </table:table-cell>
          <table:table-cell office:value-type="float" office:value="-39.6600037277554" calcext:value-type="float">
            <text:p>-39.6600037277554</text:p>
          </table:table-cell>
          <table:table-cell office:value-type="float" office:value="-7.05008084502162" calcext:value-type="float">
            <text:p>-7.05008084502162</text:p>
          </table:table-cell>
          <table:table-cell office:value-type="float" office:value="458" calcext:value-type="float">
            <text:p>458</text:p>
          </table:table-cell>
          <table:table-cell table:formula="of:=[.D557]*-10" office:value-type="float" office:value="396.600037277554" calcext:value-type="float">
            <text:p>396.600037277554</text:p>
          </table:table-cell>
          <table:table-cell table:formula="of:=[.E557]*-10" office:value-type="float" office:value="70.5008084502162" calcext:value-type="float">
            <text:p>70.5008084502162</text:p>
          </table:table-cell>
          <table:table-cell table:formula="of:=[.F557]"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oint (-39.32259483106591347 -7.00452133649561137)</text:p>
          </table:table-cell>
          <table:table-cell office:value-type="float" office:value="600" calcext:value-type="float">
            <text:p>600</text:p>
          </table:table-cell>
          <table:table-cell office:value-type="float" office:value="463" calcext:value-type="float">
            <text:p>463</text:p>
          </table:table-cell>
          <table:table-cell office:value-type="float" office:value="-39.3225948310659" calcext:value-type="float">
            <text:p>-39.3225948310659</text:p>
          </table:table-cell>
          <table:table-cell office:value-type="float" office:value="-7.00452133649561" calcext:value-type="float">
            <text:p>-7.00452133649561</text:p>
          </table:table-cell>
          <table:table-cell office:value-type="float" office:value="463" calcext:value-type="float">
            <text:p>463</text:p>
          </table:table-cell>
          <table:table-cell table:formula="of:=[.D558]*-10" office:value-type="float" office:value="393.225948310659" calcext:value-type="float">
            <text:p>393.225948310659</text:p>
          </table:table-cell>
          <table:table-cell table:formula="of:=[.E558]*-10" office:value-type="float" office:value="70.0452133649561" calcext:value-type="float">
            <text:p>70.0452133649561</text:p>
          </table:table-cell>
          <table:table-cell table:formula="of:=[.F558]"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Point (-39.37837033497503825 -7.18076801590931435)</text:p>
          </table:table-cell>
          <table:table-cell office:value-type="float" office:value="607" calcext:value-type="float">
            <text:p>607</text:p>
          </table:table-cell>
          <table:table-cell office:value-type="float" office:value="435" calcext:value-type="float">
            <text:p>435</text:p>
          </table:table-cell>
          <table:table-cell office:value-type="float" office:value="-39.378370334975" calcext:value-type="float">
            <text:p>-39.378370334975</text:p>
          </table:table-cell>
          <table:table-cell office:value-type="float" office:value="-7.18076801590931" calcext:value-type="float">
            <text:p>-7.18076801590931</text:p>
          </table:table-cell>
          <table:table-cell office:value-type="float" office:value="435" calcext:value-type="float">
            <text:p>435</text:p>
          </table:table-cell>
          <table:table-cell table:formula="of:=[.D559]*-10" office:value-type="float" office:value="393.78370334975" calcext:value-type="float">
            <text:p>393.78370334975</text:p>
          </table:table-cell>
          <table:table-cell table:formula="of:=[.E559]*-10" office:value-type="float" office:value="71.8076801590931" calcext:value-type="float">
            <text:p>71.8076801590931</text:p>
          </table:table-cell>
          <table:table-cell table:formula="of:=[.F559]"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Point (-39.57041997074792761 -7.80070723713030567)</text:p>
          </table:table-cell>
          <table:table-cell office:value-type="float" office:value="606" calcext:value-type="float">
            <text:p>606</text:p>
          </table:table-cell>
          <table:table-cell office:value-type="float" office:value="431" calcext:value-type="float">
            <text:p>431</text:p>
          </table:table-cell>
          <table:table-cell office:value-type="float" office:value="-39.5704199707479" calcext:value-type="float">
            <text:p>-39.5704199707479</text:p>
          </table:table-cell>
          <table:table-cell office:value-type="float" office:value="-7.80070723713031" calcext:value-type="float">
            <text:p>-7.80070723713031</text:p>
          </table:table-cell>
          <table:table-cell office:value-type="float" office:value="431" calcext:value-type="float">
            <text:p>431</text:p>
          </table:table-cell>
          <table:table-cell table:formula="of:=[.D560]*-10" office:value-type="float" office:value="395.704199707479" calcext:value-type="float">
            <text:p>395.704199707479</text:p>
          </table:table-cell>
          <table:table-cell table:formula="of:=[.E560]*-10" office:value-type="float" office:value="78.0070723713031" calcext:value-type="float">
            <text:p>78.0070723713031</text:p>
          </table:table-cell>
          <table:table-cell table:formula="of:=[.F560]"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Point (-39.85958617915223812 -7.80888008702847092)</text:p>
          </table:table-cell>
          <table:table-cell office:value-type="float" office:value="605" calcext:value-type="float">
            <text:p>605</text:p>
          </table:table-cell>
          <table:table-cell office:value-type="float" office:value="479" calcext:value-type="float">
            <text:p>479</text:p>
          </table:table-cell>
          <table:table-cell office:value-type="float" office:value="-39.8595861791522" calcext:value-type="float">
            <text:p>-39.8595861791522</text:p>
          </table:table-cell>
          <table:table-cell office:value-type="float" office:value="-7.80888008702847" calcext:value-type="float">
            <text:p>-7.80888008702847</text:p>
          </table:table-cell>
          <table:table-cell office:value-type="float" office:value="479" calcext:value-type="float">
            <text:p>479</text:p>
          </table:table-cell>
          <table:table-cell table:formula="of:=[.D561]*-10" office:value-type="float" office:value="398.595861791522" calcext:value-type="float">
            <text:p>398.595861791522</text:p>
          </table:table-cell>
          <table:table-cell table:formula="of:=[.E561]*-10" office:value-type="float" office:value="78.0888008702847" calcext:value-type="float">
            <text:p>78.0888008702847</text:p>
          </table:table-cell>
          <table:table-cell table:formula="of:=[.F561]"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Point (-39.14849739758598446 -7.84869584364087025)</text:p>
          </table:table-cell>
          <table:table-cell office:value-type="float" office:value="604" calcext:value-type="float">
            <text:p>604</text:p>
          </table:table-cell>
          <table:table-cell office:value-type="float" office:value="509" calcext:value-type="float">
            <text:p>509</text:p>
          </table:table-cell>
          <table:table-cell office:value-type="float" office:value="-39.148497397586" calcext:value-type="float">
            <text:p>-39.148497397586</text:p>
          </table:table-cell>
          <table:table-cell office:value-type="float" office:value="-7.84869584364087" calcext:value-type="float">
            <text:p>-7.84869584364087</text:p>
          </table:table-cell>
          <table:table-cell office:value-type="float" office:value="509" calcext:value-type="float">
            <text:p>509</text:p>
          </table:table-cell>
          <table:table-cell table:formula="of:=[.D562]*-10" office:value-type="float" office:value="391.48497397586" calcext:value-type="float">
            <text:p>391.48497397586</text:p>
          </table:table-cell>
          <table:table-cell table:formula="of:=[.E562]*-10" office:value-type="float" office:value="78.4869584364087" calcext:value-type="float">
            <text:p>78.4869584364087</text:p>
          </table:table-cell>
          <table:table-cell table:formula="of:=[.F562]"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Point (-39.51053954285524128 -7.11074197694921306)</text:p>
          </table:table-cell>
          <table:table-cell office:value-type="float" office:value="595" calcext:value-type="float">
            <text:p>595</text:p>
          </table:table-cell>
          <table:table-cell office:value-type="float" office:value="453" calcext:value-type="float">
            <text:p>453</text:p>
          </table:table-cell>
          <table:table-cell office:value-type="float" office:value="-39.5105395428552" calcext:value-type="float">
            <text:p>-39.5105395428552</text:p>
          </table:table-cell>
          <table:table-cell office:value-type="float" office:value="-7.11074197694921" calcext:value-type="float">
            <text:p>-7.11074197694921</text:p>
          </table:table-cell>
          <table:table-cell office:value-type="float" office:value="453" calcext:value-type="float">
            <text:p>453</text:p>
          </table:table-cell>
          <table:table-cell table:formula="of:=[.D563]*-10" office:value-type="float" office:value="395.105395428552" calcext:value-type="float">
            <text:p>395.105395428552</text:p>
          </table:table-cell>
          <table:table-cell table:formula="of:=[.E563]*-10" office:value-type="float" office:value="71.1074197694921" calcext:value-type="float">
            <text:p>71.1074197694921</text:p>
          </table:table-cell>
          <table:table-cell table:formula="of:=[.F563]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Point (-39.75749630347616659 -7.50207202991343625)</text:p>
          </table:table-cell>
          <table:table-cell office:value-type="float" office:value="594" calcext:value-type="float">
            <text:p>594</text:p>
          </table:table-cell>
          <table:table-cell office:value-type="float" office:value="607" calcext:value-type="float">
            <text:p>607</text:p>
          </table:table-cell>
          <table:table-cell office:value-type="float" office:value="-39.7574963034762" calcext:value-type="float">
            <text:p>-39.7574963034762</text:p>
          </table:table-cell>
          <table:table-cell office:value-type="float" office:value="-7.50207202991344" calcext:value-type="float">
            <text:p>-7.50207202991344</text:p>
          </table:table-cell>
          <table:table-cell office:value-type="float" office:value="607" calcext:value-type="float">
            <text:p>607</text:p>
          </table:table-cell>
          <table:table-cell table:formula="of:=[.D564]*-10" office:value-type="float" office:value="397.574963034762" calcext:value-type="float">
            <text:p>397.574963034762</text:p>
          </table:table-cell>
          <table:table-cell table:formula="of:=[.E564]*-10" office:value-type="float" office:value="75.0207202991344" calcext:value-type="float">
            <text:p>75.0207202991344</text:p>
          </table:table-cell>
          <table:table-cell table:formula="of:=[.F564]" office:value-type="float" office:value="607" calcext:value-type="float">
            <text:p>607</text:p>
          </table:table-cell>
        </table:table-row>
        <table:table-row table:style-name="ro2">
          <table:table-cell office:value-type="string" calcext:value-type="string">
            <text:p>Point (-39.14727435526269517 -7.69613845605165281)</text:p>
          </table:table-cell>
          <table:table-cell office:value-type="float" office:value="593" calcext:value-type="float">
            <text:p>593</text:p>
          </table:table-cell>
          <table:table-cell office:value-type="float" office:value="488" calcext:value-type="float">
            <text:p>488</text:p>
          </table:table-cell>
          <table:table-cell office:value-type="float" office:value="-39.1472743552627" calcext:value-type="float">
            <text:p>-39.1472743552627</text:p>
          </table:table-cell>
          <table:table-cell office:value-type="float" office:value="-7.69613845605165" calcext:value-type="float">
            <text:p>-7.69613845605165</text:p>
          </table:table-cell>
          <table:table-cell office:value-type="float" office:value="488" calcext:value-type="float">
            <text:p>488</text:p>
          </table:table-cell>
          <table:table-cell table:formula="of:=[.D565]*-10" office:value-type="float" office:value="391.472743552627" calcext:value-type="float">
            <text:p>391.472743552627</text:p>
          </table:table-cell>
          <table:table-cell table:formula="of:=[.E565]*-10" office:value-type="float" office:value="76.9613845605165" calcext:value-type="float">
            <text:p>76.9613845605165</text:p>
          </table:table-cell>
          <table:table-cell table:formula="of:=[.F565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-39.08869941902630529 -7.68501242719860755)</text:p>
          </table:table-cell>
          <table:table-cell office:value-type="float" office:value="592" calcext:value-type="float">
            <text:p>592</text:p>
          </table:table-cell>
          <table:table-cell office:value-type="float" office:value="493" calcext:value-type="float">
            <text:p>493</text:p>
          </table:table-cell>
          <table:table-cell office:value-type="float" office:value="-39.0886994190263" calcext:value-type="float">
            <text:p>-39.0886994190263</text:p>
          </table:table-cell>
          <table:table-cell office:value-type="float" office:value="-7.68501242719861" calcext:value-type="float">
            <text:p>-7.68501242719861</text:p>
          </table:table-cell>
          <table:table-cell office:value-type="float" office:value="493" calcext:value-type="float">
            <text:p>493</text:p>
          </table:table-cell>
          <table:table-cell table:formula="of:=[.D566]*-10" office:value-type="float" office:value="390.886994190263" calcext:value-type="float">
            <text:p>390.886994190263</text:p>
          </table:table-cell>
          <table:table-cell table:formula="of:=[.E566]*-10" office:value-type="float" office:value="76.8501242719861" calcext:value-type="float">
            <text:p>76.8501242719861</text:p>
          </table:table-cell>
          <table:table-cell table:formula="of:=[.F566]"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Point (-39.16580806006519566 -7.28210730012411123)</text:p>
          </table:table-cell>
          <table:table-cell office:value-type="float" office:value="599" calcext:value-type="float">
            <text:p>599</text:p>
          </table:table-cell>
          <table:table-cell office:value-type="float" office:value="375" calcext:value-type="float">
            <text:p>375</text:p>
          </table:table-cell>
          <table:table-cell office:value-type="float" office:value="-39.1658080600652" calcext:value-type="float">
            <text:p>-39.1658080600652</text:p>
          </table:table-cell>
          <table:table-cell office:value-type="float" office:value="-7.28210730012411" calcext:value-type="float">
            <text:p>-7.28210730012411</text:p>
          </table:table-cell>
          <table:table-cell office:value-type="float" office:value="375" calcext:value-type="float">
            <text:p>375</text:p>
          </table:table-cell>
          <table:table-cell table:formula="of:=[.D567]*-10" office:value-type="float" office:value="391.658080600652" calcext:value-type="float">
            <text:p>391.658080600652</text:p>
          </table:table-cell>
          <table:table-cell table:formula="of:=[.E567]*-10" office:value-type="float" office:value="72.8210730012411" calcext:value-type="float">
            <text:p>72.8210730012411</text:p>
          </table:table-cell>
          <table:table-cell table:formula="of:=[.F567]" office:value-type="float" office:value="375" calcext:value-type="float">
            <text:p>375</text:p>
          </table:table-cell>
        </table:table-row>
        <table:table-row table:style-name="ro2">
          <table:table-cell office:value-type="string" calcext:value-type="string">
            <text:p>Point (-39.82521321690854421 -7.46740858885748793)</text:p>
          </table:table-cell>
          <table:table-cell office:value-type="float" office:value="598" calcext:value-type="float">
            <text:p>598</text:p>
          </table:table-cell>
          <table:table-cell office:value-type="float" office:value="609" calcext:value-type="float">
            <text:p>609</text:p>
          </table:table-cell>
          <table:table-cell office:value-type="float" office:value="-39.8252132169085" calcext:value-type="float">
            <text:p>-39.8252132169085</text:p>
          </table:table-cell>
          <table:table-cell office:value-type="float" office:value="-7.46740858885749" calcext:value-type="float">
            <text:p>-7.46740858885749</text:p>
          </table:table-cell>
          <table:table-cell office:value-type="float" office:value="609" calcext:value-type="float">
            <text:p>609</text:p>
          </table:table-cell>
          <table:table-cell table:formula="of:=[.D568]*-10" office:value-type="float" office:value="398.252132169085" calcext:value-type="float">
            <text:p>398.252132169085</text:p>
          </table:table-cell>
          <table:table-cell table:formula="of:=[.E568]*-10" office:value-type="float" office:value="74.6740858885749" calcext:value-type="float">
            <text:p>74.6740858885749</text:p>
          </table:table-cell>
          <table:table-cell table:formula="of:=[.F568]" office:value-type="float" office:value="609" calcext:value-type="float">
            <text:p>609</text:p>
          </table:table-cell>
        </table:table-row>
        <table:table-row table:style-name="ro2">
          <table:table-cell office:value-type="string" calcext:value-type="string">
            <text:p>Point (-39.50205744228664173 -7.41357486006562993)</text:p>
          </table:table-cell>
          <table:table-cell office:value-type="float" office:value="597" calcext:value-type="float">
            <text:p>597</text:p>
          </table:table-cell>
          <table:table-cell office:value-type="float" office:value="871" calcext:value-type="float">
            <text:p>871</text:p>
          </table:table-cell>
          <table:table-cell office:value-type="float" office:value="-39.5020574422866" calcext:value-type="float">
            <text:p>-39.5020574422866</text:p>
          </table:table-cell>
          <table:table-cell office:value-type="float" office:value="-7.41357486006563" calcext:value-type="float">
            <text:p>-7.41357486006563</text:p>
          </table:table-cell>
          <table:table-cell office:value-type="float" office:value="871" calcext:value-type="float">
            <text:p>871</text:p>
          </table:table-cell>
          <table:table-cell table:formula="of:=[.D569]*-10" office:value-type="float" office:value="395.020574422866" calcext:value-type="float">
            <text:p>395.020574422866</text:p>
          </table:table-cell>
          <table:table-cell table:formula="of:=[.E569]*-10" office:value-type="float" office:value="74.1357486006563" calcext:value-type="float">
            <text:p>74.1357486006563</text:p>
          </table:table-cell>
          <table:table-cell table:formula="of:=[.F569]" office:value-type="float" office:value="871" calcext:value-type="float">
            <text:p>871</text:p>
          </table:table-cell>
        </table:table-row>
        <table:table-row table:style-name="ro2">
          <table:table-cell office:value-type="string" calcext:value-type="string">
            <text:p>Point (-39.47998888484885782 -7.01132592323015391)</text:p>
          </table:table-cell>
          <table:table-cell office:value-type="float" office:value="596" calcext:value-type="float">
            <text:p>596</text:p>
          </table:table-cell>
          <table:table-cell office:value-type="float" office:value="432" calcext:value-type="float">
            <text:p>432</text:p>
          </table:table-cell>
          <table:table-cell office:value-type="float" office:value="-39.4799888848489" calcext:value-type="float">
            <text:p>-39.4799888848489</text:p>
          </table:table-cell>
          <table:table-cell office:value-type="float" office:value="-7.01132592323015" calcext:value-type="float">
            <text:p>-7.01132592323015</text:p>
          </table:table-cell>
          <table:table-cell office:value-type="float" office:value="432" calcext:value-type="float">
            <text:p>432</text:p>
          </table:table-cell>
          <table:table-cell table:formula="of:=[.D570]*-10" office:value-type="float" office:value="394.799888848489" calcext:value-type="float">
            <text:p>394.799888848489</text:p>
          </table:table-cell>
          <table:table-cell table:formula="of:=[.E570]*-10" office:value-type="float" office:value="70.1132592323015" calcext:value-type="float">
            <text:p>70.1132592323015</text:p>
          </table:table-cell>
          <table:table-cell table:formula="of:=[.F570]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Point (-39.55940465310335696 -7.12659971024674377)</text:p>
          </table:table-cell>
          <table:table-cell office:value-type="float" office:value="619" calcext:value-type="float">
            <text:p>619</text:p>
          </table:table-cell>
          <table:table-cell office:value-type="float" office:value="535" calcext:value-type="float">
            <text:p>535</text:p>
          </table:table-cell>
          <table:table-cell office:value-type="float" office:value="-39.5594046531034" calcext:value-type="float">
            <text:p>-39.5594046531034</text:p>
          </table:table-cell>
          <table:table-cell office:value-type="float" office:value="-7.12659971024674" calcext:value-type="float">
            <text:p>-7.12659971024674</text:p>
          </table:table-cell>
          <table:table-cell office:value-type="float" office:value="535" calcext:value-type="float">
            <text:p>535</text:p>
          </table:table-cell>
          <table:table-cell table:formula="of:=[.D571]*-10" office:value-type="float" office:value="395.594046531034" calcext:value-type="float">
            <text:p>395.594046531034</text:p>
          </table:table-cell>
          <table:table-cell table:formula="of:=[.E571]*-10" office:value-type="float" office:value="71.2659971024674" calcext:value-type="float">
            <text:p>71.2659971024674</text:p>
          </table:table-cell>
          <table:table-cell table:formula="of:=[.F571]" office:value-type="float" office:value="535" calcext:value-type="float">
            <text:p>535</text:p>
          </table:table-cell>
        </table:table-row>
        <table:table-row table:style-name="ro2">
          <table:table-cell office:value-type="string" calcext:value-type="string">
            <text:p>Point (-39.85603241825398158 -7.27830920960436689)</text:p>
          </table:table-cell>
          <table:table-cell office:value-type="float" office:value="618" calcext:value-type="float">
            <text:p>618</text:p>
          </table:table-cell>
          <table:table-cell office:value-type="float" office:value="908" calcext:value-type="float">
            <text:p>908</text:p>
          </table:table-cell>
          <table:table-cell office:value-type="float" office:value="-39.856032418254" calcext:value-type="float">
            <text:p>-39.856032418254</text:p>
          </table:table-cell>
          <table:table-cell office:value-type="float" office:value="-7.27830920960437" calcext:value-type="float">
            <text:p>-7.27830920960437</text:p>
          </table:table-cell>
          <table:table-cell office:value-type="float" office:value="908" calcext:value-type="float">
            <text:p>908</text:p>
          </table:table-cell>
          <table:table-cell table:formula="of:=[.D572]*-10" office:value-type="float" office:value="398.56032418254" calcext:value-type="float">
            <text:p>398.56032418254</text:p>
          </table:table-cell>
          <table:table-cell table:formula="of:=[.E572]*-10" office:value-type="float" office:value="72.7830920960437" calcext:value-type="float">
            <text:p>72.7830920960437</text:p>
          </table:table-cell>
          <table:table-cell table:formula="of:=[.F572]" office:value-type="float" office:value="908" calcext:value-type="float">
            <text:p>908</text:p>
          </table:table-cell>
        </table:table-row>
        <table:table-row table:style-name="ro2">
          <table:table-cell office:value-type="string" calcext:value-type="string">
            <text:p>Point (-39.5168945355993344 -7.84080419414378049)</text:p>
          </table:table-cell>
          <table:table-cell office:value-type="float" office:value="617" calcext:value-type="float">
            <text:p>617</text:p>
          </table:table-cell>
          <table:table-cell office:value-type="float" office:value="451" calcext:value-type="float">
            <text:p>451</text:p>
          </table:table-cell>
          <table:table-cell office:value-type="float" office:value="-39.5168945355993" calcext:value-type="float">
            <text:p>-39.5168945355993</text:p>
          </table:table-cell>
          <table:table-cell office:value-type="float" office:value="-7.84080419414378" calcext:value-type="float">
            <text:p>-7.84080419414378</text:p>
          </table:table-cell>
          <table:table-cell office:value-type="float" office:value="451" calcext:value-type="float">
            <text:p>451</text:p>
          </table:table-cell>
          <table:table-cell table:formula="of:=[.D573]*-10" office:value-type="float" office:value="395.168945355993" calcext:value-type="float">
            <text:p>395.168945355993</text:p>
          </table:table-cell>
          <table:table-cell table:formula="of:=[.E573]*-10" office:value-type="float" office:value="78.4080419414378" calcext:value-type="float">
            <text:p>78.4080419414378</text:p>
          </table:table-cell>
          <table:table-cell table:formula="of:=[.F573]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Point (-39.42990733008524984 -7.01313821716903973)</text:p>
          </table:table-cell>
          <table:table-cell office:value-type="float" office:value="616" calcext:value-type="float">
            <text:p>616</text:p>
          </table:table-cell>
          <table:table-cell office:value-type="float" office:value="655" calcext:value-type="float">
            <text:p>655</text:p>
          </table:table-cell>
          <table:table-cell office:value-type="float" office:value="-39.4299073300852" calcext:value-type="float">
            <text:p>-39.4299073300852</text:p>
          </table:table-cell>
          <table:table-cell office:value-type="float" office:value="-7.01313821716904" calcext:value-type="float">
            <text:p>-7.01313821716904</text:p>
          </table:table-cell>
          <table:table-cell office:value-type="float" office:value="655" calcext:value-type="float">
            <text:p>655</text:p>
          </table:table-cell>
          <table:table-cell table:formula="of:=[.D574]*-10" office:value-type="float" office:value="394.299073300852" calcext:value-type="float">
            <text:p>394.299073300852</text:p>
          </table:table-cell>
          <table:table-cell table:formula="of:=[.E574]*-10" office:value-type="float" office:value="70.1313821716904" calcext:value-type="float">
            <text:p>70.1313821716904</text:p>
          </table:table-cell>
          <table:table-cell table:formula="of:=[.F574]" office:value-type="float" office:value="655" calcext:value-type="float">
            <text:p>655</text:p>
          </table:table-cell>
        </table:table-row>
        <table:table-row table:style-name="ro2">
          <table:table-cell office:value-type="string" calcext:value-type="string">
            <text:p>Point (-39.96943219087676624 -7.5275226690967596)</text:p>
          </table:table-cell>
          <table:table-cell office:value-type="float" office:value="623" calcext:value-type="float">
            <text:p>623</text:p>
          </table:table-cell>
          <table:table-cell office:value-type="float" office:value="871" calcext:value-type="float">
            <text:p>871</text:p>
          </table:table-cell>
          <table:table-cell office:value-type="float" office:value="-39.9694321908768" calcext:value-type="float">
            <text:p>-39.9694321908768</text:p>
          </table:table-cell>
          <table:table-cell office:value-type="float" office:value="-7.52752266909676" calcext:value-type="float">
            <text:p>-7.52752266909676</text:p>
          </table:table-cell>
          <table:table-cell office:value-type="float" office:value="871" calcext:value-type="float">
            <text:p>871</text:p>
          </table:table-cell>
          <table:table-cell table:formula="of:=[.D575]*-10" office:value-type="float" office:value="399.694321908768" calcext:value-type="float">
            <text:p>399.694321908768</text:p>
          </table:table-cell>
          <table:table-cell table:formula="of:=[.E575]*-10" office:value-type="float" office:value="75.2752266909676" calcext:value-type="float">
            <text:p>75.2752266909676</text:p>
          </table:table-cell>
          <table:table-cell table:formula="of:=[.F575]" office:value-type="float" office:value="871" calcext:value-type="float">
            <text:p>871</text:p>
          </table:table-cell>
        </table:table-row>
        <table:table-row table:style-name="ro2">
          <table:table-cell office:value-type="string" calcext:value-type="string">
            <text:p>Point (-39.69829984237584597 -7.69585498914455091)</text:p>
          </table:table-cell>
          <table:table-cell office:value-type="float" office:value="622" calcext:value-type="float">
            <text:p>622</text:p>
          </table:table-cell>
          <table:table-cell office:value-type="float" office:value="460" calcext:value-type="float">
            <text:p>460</text:p>
          </table:table-cell>
          <table:table-cell office:value-type="float" office:value="-39.6982998423758" calcext:value-type="float">
            <text:p>-39.6982998423758</text:p>
          </table:table-cell>
          <table:table-cell office:value-type="float" office:value="-7.69585498914455" calcext:value-type="float">
            <text:p>-7.69585498914455</text:p>
          </table:table-cell>
          <table:table-cell office:value-type="float" office:value="460" calcext:value-type="float">
            <text:p>460</text:p>
          </table:table-cell>
          <table:table-cell table:formula="of:=[.D576]*-10" office:value-type="float" office:value="396.982998423758" calcext:value-type="float">
            <text:p>396.982998423758</text:p>
          </table:table-cell>
          <table:table-cell table:formula="of:=[.E576]*-10" office:value-type="float" office:value="76.9585498914455" calcext:value-type="float">
            <text:p>76.9585498914455</text:p>
          </table:table-cell>
          <table:table-cell table:formula="of:=[.F576]"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Point (-39.88986225296920196 -7.94313007693801776)</text:p>
          </table:table-cell>
          <table:table-cell office:value-type="float" office:value="621" calcext:value-type="float">
            <text:p>621</text:p>
          </table:table-cell>
          <table:table-cell office:value-type="float" office:value="441" calcext:value-type="float">
            <text:p>441</text:p>
          </table:table-cell>
          <table:table-cell office:value-type="float" office:value="-39.8898622529692" calcext:value-type="float">
            <text:p>-39.8898622529692</text:p>
          </table:table-cell>
          <table:table-cell office:value-type="float" office:value="-7.94313007693802" calcext:value-type="float">
            <text:p>-7.94313007693802</text:p>
          </table:table-cell>
          <table:table-cell office:value-type="float" office:value="441" calcext:value-type="float">
            <text:p>441</text:p>
          </table:table-cell>
          <table:table-cell table:formula="of:=[.D577]*-10" office:value-type="float" office:value="398.898622529692" calcext:value-type="float">
            <text:p>398.898622529692</text:p>
          </table:table-cell>
          <table:table-cell table:formula="of:=[.E577]*-10" office:value-type="float" office:value="79.4313007693802" calcext:value-type="float">
            <text:p>79.4313007693802</text:p>
          </table:table-cell>
          <table:table-cell table:formula="of:=[.F577]" office:value-type="float" office:value="441" calcext:value-type="float">
            <text:p>441</text:p>
          </table:table-cell>
        </table:table-row>
        <table:table-row table:style-name="ro2">
          <table:table-cell office:value-type="string" calcext:value-type="string">
            <text:p>Point (-39.15151535255140658 -7.60358102719534301)</text:p>
          </table:table-cell>
          <table:table-cell office:value-type="float" office:value="620" calcext:value-type="float">
            <text:p>620</text:p>
          </table:table-cell>
          <table:table-cell office:value-type="float" office:value="544" calcext:value-type="float">
            <text:p>544</text:p>
          </table:table-cell>
          <table:table-cell office:value-type="float" office:value="-39.1515153525514" calcext:value-type="float">
            <text:p>-39.1515153525514</text:p>
          </table:table-cell>
          <table:table-cell office:value-type="float" office:value="-7.60358102719534" calcext:value-type="float">
            <text:p>-7.60358102719534</text:p>
          </table:table-cell>
          <table:table-cell office:value-type="float" office:value="544" calcext:value-type="float">
            <text:p>544</text:p>
          </table:table-cell>
          <table:table-cell table:formula="of:=[.D578]*-10" office:value-type="float" office:value="391.515153525514" calcext:value-type="float">
            <text:p>391.515153525514</text:p>
          </table:table-cell>
          <table:table-cell table:formula="of:=[.E578]*-10" office:value-type="float" office:value="76.0358102719534" calcext:value-type="float">
            <text:p>76.0358102719534</text:p>
          </table:table-cell>
          <table:table-cell table:formula="of:=[.F578]" office:value-type="float" office:value="544" calcext:value-type="float">
            <text:p>544</text:p>
          </table:table-cell>
        </table:table-row>
        <table:table-row table:style-name="ro2">
          <table:table-cell office:value-type="string" calcext:value-type="string">
            <text:p>Point (-39.50933420748465608 -7.32019985303524479)</text:p>
          </table:table-cell>
          <table:table-cell office:value-type="float" office:value="611" calcext:value-type="float">
            <text:p>611</text:p>
          </table:table-cell>
          <table:table-cell office:value-type="float" office:value="921" calcext:value-type="float">
            <text:p>921</text:p>
          </table:table-cell>
          <table:table-cell office:value-type="float" office:value="-39.5093342074847" calcext:value-type="float">
            <text:p>-39.5093342074847</text:p>
          </table:table-cell>
          <table:table-cell office:value-type="float" office:value="-7.32019985303525" calcext:value-type="float">
            <text:p>-7.32019985303525</text:p>
          </table:table-cell>
          <table:table-cell office:value-type="float" office:value="921" calcext:value-type="float">
            <text:p>921</text:p>
          </table:table-cell>
          <table:table-cell table:formula="of:=[.D579]*-10" office:value-type="float" office:value="395.093342074847" calcext:value-type="float">
            <text:p>395.093342074847</text:p>
          </table:table-cell>
          <table:table-cell table:formula="of:=[.E579]*-10" office:value-type="float" office:value="73.2019985303525" calcext:value-type="float">
            <text:p>73.2019985303525</text:p>
          </table:table-cell>
          <table:table-cell table:formula="of:=[.F579]" office:value-type="float" office:value="921" calcext:value-type="float">
            <text:p>921</text:p>
          </table:table-cell>
        </table:table-row>
        <table:table-row table:style-name="ro2">
          <table:table-cell office:value-type="string" calcext:value-type="string">
            <text:p>Point (-39.9031100260019187 -7.91707886198212663)</text:p>
          </table:table-cell>
          <table:table-cell office:value-type="float" office:value="610" calcext:value-type="float">
            <text:p>610</text:p>
          </table:table-cell>
          <table:table-cell office:value-type="float" office:value="433" calcext:value-type="float">
            <text:p>433</text:p>
          </table:table-cell>
          <table:table-cell office:value-type="float" office:value="-39.9031100260019" calcext:value-type="float">
            <text:p>-39.9031100260019</text:p>
          </table:table-cell>
          <table:table-cell office:value-type="float" office:value="-7.91707886198213" calcext:value-type="float">
            <text:p>-7.91707886198213</text:p>
          </table:table-cell>
          <table:table-cell office:value-type="float" office:value="433" calcext:value-type="float">
            <text:p>433</text:p>
          </table:table-cell>
          <table:table-cell table:formula="of:=[.D580]*-10" office:value-type="float" office:value="399.031100260019" calcext:value-type="float">
            <text:p>399.031100260019</text:p>
          </table:table-cell>
          <table:table-cell table:formula="of:=[.E580]*-10" office:value-type="float" office:value="79.1707886198213" calcext:value-type="float">
            <text:p>79.1707886198213</text:p>
          </table:table-cell>
          <table:table-cell table:formula="of:=[.F580]" office:value-type="float" office:value="433" calcext:value-type="float">
            <text:p>433</text:p>
          </table:table-cell>
        </table:table-row>
        <table:table-row table:style-name="ro2">
          <table:table-cell office:value-type="string" calcext:value-type="string">
            <text:p>Point (-39.17838251756106871 -7.13674293245123703)</text:p>
          </table:table-cell>
          <table:table-cell office:value-type="float" office:value="609" calcext:value-type="float">
            <text:p>609</text:p>
          </table:table-cell>
          <table:table-cell office:value-type="float" office:value="372" calcext:value-type="float">
            <text:p>372</text:p>
          </table:table-cell>
          <table:table-cell office:value-type="float" office:value="-39.1783825175611" calcext:value-type="float">
            <text:p>-39.1783825175611</text:p>
          </table:table-cell>
          <table:table-cell office:value-type="float" office:value="-7.13674293245124" calcext:value-type="float">
            <text:p>-7.13674293245124</text:p>
          </table:table-cell>
          <table:table-cell office:value-type="float" office:value="372" calcext:value-type="float">
            <text:p>372</text:p>
          </table:table-cell>
          <table:table-cell table:formula="of:=[.D581]*-10" office:value-type="float" office:value="391.783825175611" calcext:value-type="float">
            <text:p>391.783825175611</text:p>
          </table:table-cell>
          <table:table-cell table:formula="of:=[.E581]*-10" office:value-type="float" office:value="71.3674293245124" calcext:value-type="float">
            <text:p>71.3674293245124</text:p>
          </table:table-cell>
          <table:table-cell table:formula="of:=[.F581]"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Point (-39.25755349536588312 -7.50406763278975841)</text:p>
          </table:table-cell>
          <table:table-cell office:value-type="float" office:value="608" calcext:value-type="float">
            <text:p>608</text:p>
          </table:table-cell>
          <table:table-cell office:value-type="float" office:value="913" calcext:value-type="float">
            <text:p>913</text:p>
          </table:table-cell>
          <table:table-cell office:value-type="float" office:value="-39.2575534953659" calcext:value-type="float">
            <text:p>-39.2575534953659</text:p>
          </table:table-cell>
          <table:table-cell office:value-type="float" office:value="-7.50406763278976" calcext:value-type="float">
            <text:p>-7.50406763278976</text:p>
          </table:table-cell>
          <table:table-cell office:value-type="float" office:value="913" calcext:value-type="float">
            <text:p>913</text:p>
          </table:table-cell>
          <table:table-cell table:formula="of:=[.D582]*-10" office:value-type="float" office:value="392.575534953659" calcext:value-type="float">
            <text:p>392.575534953659</text:p>
          </table:table-cell>
          <table:table-cell table:formula="of:=[.E582]*-10" office:value-type="float" office:value="75.0406763278976" calcext:value-type="float">
            <text:p>75.0406763278976</text:p>
          </table:table-cell>
          <table:table-cell table:formula="of:=[.F582]" office:value-type="float" office:value="913" calcext:value-type="float">
            <text:p>913</text:p>
          </table:table-cell>
        </table:table-row>
        <table:table-row table:style-name="ro2">
          <table:table-cell office:value-type="string" calcext:value-type="string">
            <text:p>Point (-39.50812063026567245 -7.81278551784925845)</text:p>
          </table:table-cell>
          <table:table-cell office:value-type="float" office:value="615" calcext:value-type="float">
            <text:p>615</text:p>
          </table:table-cell>
          <table:table-cell office:value-type="float" office:value="459" calcext:value-type="float">
            <text:p>459</text:p>
          </table:table-cell>
          <table:table-cell office:value-type="float" office:value="-39.5081206302657" calcext:value-type="float">
            <text:p>-39.5081206302657</text:p>
          </table:table-cell>
          <table:table-cell office:value-type="float" office:value="-7.81278551784926" calcext:value-type="float">
            <text:p>-7.81278551784926</text:p>
          </table:table-cell>
          <table:table-cell office:value-type="float" office:value="459" calcext:value-type="float">
            <text:p>459</text:p>
          </table:table-cell>
          <table:table-cell table:formula="of:=[.D583]*-10" office:value-type="float" office:value="395.081206302657" calcext:value-type="float">
            <text:p>395.081206302657</text:p>
          </table:table-cell>
          <table:table-cell table:formula="of:=[.E583]*-10" office:value-type="float" office:value="78.1278551784926" calcext:value-type="float">
            <text:p>78.1278551784926</text:p>
          </table:table-cell>
          <table:table-cell table:formula="of:=[.F583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-39.3252098918126336 -7.623556637714068)</text:p>
          </table:table-cell>
          <table:table-cell office:value-type="float" office:value="614" calcext:value-type="float">
            <text:p>614</text:p>
          </table:table-cell>
          <table:table-cell office:value-type="float" office:value="934" calcext:value-type="float">
            <text:p>934</text:p>
          </table:table-cell>
          <table:table-cell office:value-type="float" office:value="-39.3252098918126" calcext:value-type="float">
            <text:p>-39.3252098918126</text:p>
          </table:table-cell>
          <table:table-cell office:value-type="float" office:value="-7.62355663771407" calcext:value-type="float">
            <text:p>-7.62355663771407</text:p>
          </table:table-cell>
          <table:table-cell office:value-type="float" office:value="934" calcext:value-type="float">
            <text:p>934</text:p>
          </table:table-cell>
          <table:table-cell table:formula="of:=[.D584]*-10" office:value-type="float" office:value="393.252098918126" calcext:value-type="float">
            <text:p>393.252098918126</text:p>
          </table:table-cell>
          <table:table-cell table:formula="of:=[.E584]*-10" office:value-type="float" office:value="76.2355663771407" calcext:value-type="float">
            <text:p>76.2355663771407</text:p>
          </table:table-cell>
          <table:table-cell table:formula="of:=[.F584]" office:value-type="float" office:value="934" calcext:value-type="float">
            <text:p>934</text:p>
          </table:table-cell>
        </table:table-row>
        <table:table-row table:style-name="ro2">
          <table:table-cell office:value-type="string" calcext:value-type="string">
            <text:p>Point (-39.5203895467020061 -7.25642102784827081)</text:p>
          </table:table-cell>
          <table:table-cell office:value-type="float" office:value="613" calcext:value-type="float">
            <text:p>613</text:p>
          </table:table-cell>
          <table:table-cell office:value-type="float" office:value="955" calcext:value-type="float">
            <text:p>955</text:p>
          </table:table-cell>
          <table:table-cell office:value-type="float" office:value="-39.520389546702" calcext:value-type="float">
            <text:p>-39.520389546702</text:p>
          </table:table-cell>
          <table:table-cell office:value-type="float" office:value="-7.25642102784827" calcext:value-type="float">
            <text:p>-7.25642102784827</text:p>
          </table:table-cell>
          <table:table-cell office:value-type="float" office:value="955" calcext:value-type="float">
            <text:p>955</text:p>
          </table:table-cell>
          <table:table-cell table:formula="of:=[.D585]*-10" office:value-type="float" office:value="395.20389546702" calcext:value-type="float">
            <text:p>395.20389546702</text:p>
          </table:table-cell>
          <table:table-cell table:formula="of:=[.E585]*-10" office:value-type="float" office:value="72.5642102784827" calcext:value-type="float">
            <text:p>72.5642102784827</text:p>
          </table:table-cell>
          <table:table-cell table:formula="of:=[.F585]" office:value-type="float" office:value="955" calcext:value-type="float">
            <text:p>955</text:p>
          </table:table-cell>
        </table:table-row>
        <table:table-row table:style-name="ro2">
          <table:table-cell office:value-type="string" calcext:value-type="string">
            <text:p>Point (-39.74859291860816768 -7.41350794123237922)</text:p>
          </table:table-cell>
          <table:table-cell office:value-type="float" office:value="612" calcext:value-type="float">
            <text:p>612</text:p>
          </table:table-cell>
          <table:table-cell office:value-type="float" office:value="908" calcext:value-type="float">
            <text:p>908</text:p>
          </table:table-cell>
          <table:table-cell office:value-type="float" office:value="-39.7485929186082" calcext:value-type="float">
            <text:p>-39.7485929186082</text:p>
          </table:table-cell>
          <table:table-cell office:value-type="float" office:value="-7.41350794123238" calcext:value-type="float">
            <text:p>-7.41350794123238</text:p>
          </table:table-cell>
          <table:table-cell office:value-type="float" office:value="908" calcext:value-type="float">
            <text:p>908</text:p>
          </table:table-cell>
          <table:table-cell table:formula="of:=[.D586]*-10" office:value-type="float" office:value="397.485929186082" calcext:value-type="float">
            <text:p>397.485929186082</text:p>
          </table:table-cell>
          <table:table-cell table:formula="of:=[.E586]*-10" office:value-type="float" office:value="74.1350794123238" calcext:value-type="float">
            <text:p>74.1350794123238</text:p>
          </table:table-cell>
          <table:table-cell table:formula="of:=[.F586]" office:value-type="float" office:value="908" calcext:value-type="float">
            <text:p>908</text:p>
          </table:table-cell>
        </table:table-row>
        <table:table-row table:style-name="ro2">
          <table:table-cell office:value-type="string" calcext:value-type="string">
            <text:p>Point (-39.21756841932915449 -7.9929389199961296)</text:p>
          </table:table-cell>
          <table:table-cell office:value-type="float" office:value="635" calcext:value-type="float">
            <text:p>635</text:p>
          </table:table-cell>
          <table:table-cell office:value-type="float" office:value="431" calcext:value-type="float">
            <text:p>431</text:p>
          </table:table-cell>
          <table:table-cell office:value-type="float" office:value="-39.2175684193292" calcext:value-type="float">
            <text:p>-39.2175684193292</text:p>
          </table:table-cell>
          <table:table-cell office:value-type="float" office:value="-7.99293891999613" calcext:value-type="float">
            <text:p>-7.99293891999613</text:p>
          </table:table-cell>
          <table:table-cell office:value-type="float" office:value="431" calcext:value-type="float">
            <text:p>431</text:p>
          </table:table-cell>
          <table:table-cell table:formula="of:=[.D587]*-10" office:value-type="float" office:value="392.175684193292" calcext:value-type="float">
            <text:p>392.175684193292</text:p>
          </table:table-cell>
          <table:table-cell table:formula="of:=[.E587]*-10" office:value-type="float" office:value="79.9293891999613" calcext:value-type="float">
            <text:p>79.9293891999613</text:p>
          </table:table-cell>
          <table:table-cell table:formula="of:=[.F587]"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Point (-39.62587972163439787 -7.30029052111438403)</text:p>
          </table:table-cell>
          <table:table-cell office:value-type="float" office:value="634" calcext:value-type="float">
            <text:p>634</text:p>
          </table:table-cell>
          <table:table-cell office:value-type="float" office:value="899" calcext:value-type="float">
            <text:p>899</text:p>
          </table:table-cell>
          <table:table-cell office:value-type="float" office:value="-39.6258797216344" calcext:value-type="float">
            <text:p>-39.6258797216344</text:p>
          </table:table-cell>
          <table:table-cell office:value-type="float" office:value="-7.30029052111438" calcext:value-type="float">
            <text:p>-7.30029052111438</text:p>
          </table:table-cell>
          <table:table-cell office:value-type="float" office:value="899" calcext:value-type="float">
            <text:p>899</text:p>
          </table:table-cell>
          <table:table-cell table:formula="of:=[.D588]*-10" office:value-type="float" office:value="396.258797216344" calcext:value-type="float">
            <text:p>396.258797216344</text:p>
          </table:table-cell>
          <table:table-cell table:formula="of:=[.E588]*-10" office:value-type="float" office:value="73.0029052111438" calcext:value-type="float">
            <text:p>73.0029052111438</text:p>
          </table:table-cell>
          <table:table-cell table:formula="of:=[.F588]" office:value-type="float" office:value="899" calcext:value-type="float">
            <text:p>899</text:p>
          </table:table-cell>
        </table:table-row>
        <table:table-row table:style-name="ro2">
          <table:table-cell office:value-type="string" calcext:value-type="string">
            <text:p>Point (-39.22462388888043705 -7.5966603001737365)</text:p>
          </table:table-cell>
          <table:table-cell office:value-type="float" office:value="633" calcext:value-type="float">
            <text:p>633</text:p>
          </table:table-cell>
          <table:table-cell office:value-type="float" office:value="664" calcext:value-type="float">
            <text:p>664</text:p>
          </table:table-cell>
          <table:table-cell office:value-type="float" office:value="-39.2246238888804" calcext:value-type="float">
            <text:p>-39.2246238888804</text:p>
          </table:table-cell>
          <table:table-cell office:value-type="float" office:value="-7.59666030017374" calcext:value-type="float">
            <text:p>-7.59666030017374</text:p>
          </table:table-cell>
          <table:table-cell office:value-type="float" office:value="664" calcext:value-type="float">
            <text:p>664</text:p>
          </table:table-cell>
          <table:table-cell table:formula="of:=[.D589]*-10" office:value-type="float" office:value="392.246238888804" calcext:value-type="float">
            <text:p>392.246238888804</text:p>
          </table:table-cell>
          <table:table-cell table:formula="of:=[.E589]*-10" office:value-type="float" office:value="75.9666030017374" calcext:value-type="float">
            <text:p>75.9666030017374</text:p>
          </table:table-cell>
          <table:table-cell table:formula="of:=[.F589]" office:value-type="float" office:value="664" calcext:value-type="float">
            <text:p>664</text:p>
          </table:table-cell>
        </table:table-row>
        <table:table-row table:style-name="ro2">
          <table:table-cell office:value-type="string" calcext:value-type="string">
            <text:p>Point (-39.85225401303757309 -7.32980610035484759)</text:p>
          </table:table-cell>
          <table:table-cell office:value-type="float" office:value="632" calcext:value-type="float">
            <text:p>632</text:p>
          </table:table-cell>
          <table:table-cell office:value-type="float" office:value="900" calcext:value-type="float">
            <text:p>900</text:p>
          </table:table-cell>
          <table:table-cell office:value-type="float" office:value="-39.8522540130376" calcext:value-type="float">
            <text:p>-39.8522540130376</text:p>
          </table:table-cell>
          <table:table-cell office:value-type="float" office:value="-7.32980610035485" calcext:value-type="float">
            <text:p>-7.32980610035485</text:p>
          </table:table-cell>
          <table:table-cell office:value-type="float" office:value="900" calcext:value-type="float">
            <text:p>900</text:p>
          </table:table-cell>
          <table:table-cell table:formula="of:=[.D590]*-10" office:value-type="float" office:value="398.522540130376" calcext:value-type="float">
            <text:p>398.522540130376</text:p>
          </table:table-cell>
          <table:table-cell table:formula="of:=[.E590]*-10" office:value-type="float" office:value="73.2980610035485" calcext:value-type="float">
            <text:p>73.2980610035485</text:p>
          </table:table-cell>
          <table:table-cell table:formula="of:=[.F590]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Point (-39.54105489020577124 -7.44109012703856187)</text:p>
          </table:table-cell>
          <table:table-cell office:value-type="float" office:value="639" calcext:value-type="float">
            <text:p>639</text:p>
          </table:table-cell>
          <table:table-cell office:value-type="float" office:value="902" calcext:value-type="float">
            <text:p>902</text:p>
          </table:table-cell>
          <table:table-cell office:value-type="float" office:value="-39.5410548902058" calcext:value-type="float">
            <text:p>-39.5410548902058</text:p>
          </table:table-cell>
          <table:table-cell office:value-type="float" office:value="-7.44109012703856" calcext:value-type="float">
            <text:p>-7.44109012703856</text:p>
          </table:table-cell>
          <table:table-cell office:value-type="float" office:value="902" calcext:value-type="float">
            <text:p>902</text:p>
          </table:table-cell>
          <table:table-cell table:formula="of:=[.D591]*-10" office:value-type="float" office:value="395.410548902058" calcext:value-type="float">
            <text:p>395.410548902058</text:p>
          </table:table-cell>
          <table:table-cell table:formula="of:=[.E591]*-10" office:value-type="float" office:value="74.4109012703856" calcext:value-type="float">
            <text:p>74.4109012703856</text:p>
          </table:table-cell>
          <table:table-cell table:formula="of:=[.F591]" office:value-type="float" office:value="902" calcext:value-type="float">
            <text:p>902</text:p>
          </table:table-cell>
        </table:table-row>
        <table:table-row table:style-name="ro2">
          <table:table-cell office:value-type="string" calcext:value-type="string">
            <text:p>Point (-39.65567609963203921 -7.37961003545559624)</text:p>
          </table:table-cell>
          <table:table-cell office:value-type="float" office:value="638" calcext:value-type="float">
            <text:p>638</text:p>
          </table:table-cell>
          <table:table-cell office:value-type="float" office:value="927" calcext:value-type="float">
            <text:p>927</text:p>
          </table:table-cell>
          <table:table-cell office:value-type="float" office:value="-39.655676099632" calcext:value-type="float">
            <text:p>-39.655676099632</text:p>
          </table:table-cell>
          <table:table-cell office:value-type="float" office:value="-7.3796100354556" calcext:value-type="float">
            <text:p>-7.3796100354556</text:p>
          </table:table-cell>
          <table:table-cell office:value-type="float" office:value="927" calcext:value-type="float">
            <text:p>927</text:p>
          </table:table-cell>
          <table:table-cell table:formula="of:=[.D592]*-10" office:value-type="float" office:value="396.55676099632" calcext:value-type="float">
            <text:p>396.55676099632</text:p>
          </table:table-cell>
          <table:table-cell table:formula="of:=[.E592]*-10" office:value-type="float" office:value="73.796100354556" calcext:value-type="float">
            <text:p>73.796100354556</text:p>
          </table:table-cell>
          <table:table-cell table:formula="of:=[.F592]" office:value-type="float" office:value="927" calcext:value-type="float">
            <text:p>927</text:p>
          </table:table-cell>
        </table:table-row>
        <table:table-row table:style-name="ro2">
          <table:table-cell office:value-type="string" calcext:value-type="string">
            <text:p>Point (-39.85352842588429922 -7.54811177087707996)</text:p>
          </table:table-cell>
          <table:table-cell office:value-type="float" office:value="637" calcext:value-type="float">
            <text:p>637</text:p>
          </table:table-cell>
          <table:table-cell office:value-type="float" office:value="719" calcext:value-type="float">
            <text:p>719</text:p>
          </table:table-cell>
          <table:table-cell office:value-type="float" office:value="-39.8535284258843" calcext:value-type="float">
            <text:p>-39.8535284258843</text:p>
          </table:table-cell>
          <table:table-cell office:value-type="float" office:value="-7.54811177087708" calcext:value-type="float">
            <text:p>-7.54811177087708</text:p>
          </table:table-cell>
          <table:table-cell office:value-type="float" office:value="719" calcext:value-type="float">
            <text:p>719</text:p>
          </table:table-cell>
          <table:table-cell table:formula="of:=[.D593]*-10" office:value-type="float" office:value="398.535284258843" calcext:value-type="float">
            <text:p>398.535284258843</text:p>
          </table:table-cell>
          <table:table-cell table:formula="of:=[.E593]*-10" office:value-type="float" office:value="75.4811177087708" calcext:value-type="float">
            <text:p>75.4811177087708</text:p>
          </table:table-cell>
          <table:table-cell table:formula="of:=[.F593]" office:value-type="float" office:value="719" calcext:value-type="float">
            <text:p>719</text:p>
          </table:table-cell>
        </table:table-row>
        <table:table-row table:style-name="ro2">
          <table:table-cell office:value-type="string" calcext:value-type="string">
            <text:p>Point (-39.83409336157913572 -7.51854136469581658)</text:p>
          </table:table-cell>
          <table:table-cell office:value-type="float" office:value="636" calcext:value-type="float">
            <text:p>636</text:p>
          </table:table-cell>
          <table:table-cell office:value-type="float" office:value="581" calcext:value-type="float">
            <text:p>581</text:p>
          </table:table-cell>
          <table:table-cell office:value-type="float" office:value="-39.8340933615791" calcext:value-type="float">
            <text:p>-39.8340933615791</text:p>
          </table:table-cell>
          <table:table-cell office:value-type="float" office:value="-7.51854136469582" calcext:value-type="float">
            <text:p>-7.51854136469582</text:p>
          </table:table-cell>
          <table:table-cell office:value-type="float" office:value="581" calcext:value-type="float">
            <text:p>581</text:p>
          </table:table-cell>
          <table:table-cell table:formula="of:=[.D594]*-10" office:value-type="float" office:value="398.340933615791" calcext:value-type="float">
            <text:p>398.340933615791</text:p>
          </table:table-cell>
          <table:table-cell table:formula="of:=[.E594]*-10" office:value-type="float" office:value="75.1854136469582" calcext:value-type="float">
            <text:p>75.1854136469582</text:p>
          </table:table-cell>
          <table:table-cell table:formula="of:=[.F594]" office:value-type="float" office:value="581" calcext:value-type="float">
            <text:p>581</text:p>
          </table:table-cell>
        </table:table-row>
        <table:table-row table:style-name="ro2">
          <table:table-cell office:value-type="string" calcext:value-type="string">
            <text:p>Point (-39.97382180112438732 -7.89651640631214402)</text:p>
          </table:table-cell>
          <table:table-cell office:value-type="float" office:value="627" calcext:value-type="float">
            <text:p>627</text:p>
          </table:table-cell>
          <table:table-cell office:value-type="float" office:value="432" calcext:value-type="float">
            <text:p>432</text:p>
          </table:table-cell>
          <table:table-cell office:value-type="float" office:value="-39.9738218011244" calcext:value-type="float">
            <text:p>-39.9738218011244</text:p>
          </table:table-cell>
          <table:table-cell office:value-type="float" office:value="-7.89651640631214" calcext:value-type="float">
            <text:p>-7.89651640631214</text:p>
          </table:table-cell>
          <table:table-cell office:value-type="float" office:value="432" calcext:value-type="float">
            <text:p>432</text:p>
          </table:table-cell>
          <table:table-cell table:formula="of:=[.D595]*-10" office:value-type="float" office:value="399.738218011244" calcext:value-type="float">
            <text:p>399.738218011244</text:p>
          </table:table-cell>
          <table:table-cell table:formula="of:=[.E595]*-10" office:value-type="float" office:value="78.9651640631214" calcext:value-type="float">
            <text:p>78.9651640631214</text:p>
          </table:table-cell>
          <table:table-cell table:formula="of:=[.F595]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Point (-39.40650418774585972 -7.59284671462471294)</text:p>
          </table:table-cell>
          <table:table-cell office:value-type="float" office:value="626" calcext:value-type="float">
            <text:p>626</text:p>
          </table:table-cell>
          <table:table-cell office:value-type="float" office:value="920" calcext:value-type="float">
            <text:p>920</text:p>
          </table:table-cell>
          <table:table-cell office:value-type="float" office:value="-39.4065041877459" calcext:value-type="float">
            <text:p>-39.4065041877459</text:p>
          </table:table-cell>
          <table:table-cell office:value-type="float" office:value="-7.59284671462471" calcext:value-type="float">
            <text:p>-7.59284671462471</text:p>
          </table:table-cell>
          <table:table-cell office:value-type="float" office:value="920" calcext:value-type="float">
            <text:p>920</text:p>
          </table:table-cell>
          <table:table-cell table:formula="of:=[.D596]*-10" office:value-type="float" office:value="394.065041877459" calcext:value-type="float">
            <text:p>394.065041877459</text:p>
          </table:table-cell>
          <table:table-cell table:formula="of:=[.E596]*-10" office:value-type="float" office:value="75.9284671462471" calcext:value-type="float">
            <text:p>75.9284671462471</text:p>
          </table:table-cell>
          <table:table-cell table:formula="of:=[.F596]"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Point (-39.12490858636705582 -7.60997319989333132)</text:p>
          </table:table-cell>
          <table:table-cell office:value-type="float" office:value="625" calcext:value-type="float">
            <text:p>625</text:p>
          </table:table-cell>
          <table:table-cell office:value-type="float" office:value="597" calcext:value-type="float">
            <text:p>597</text:p>
          </table:table-cell>
          <table:table-cell office:value-type="float" office:value="-39.1249085863671" calcext:value-type="float">
            <text:p>-39.1249085863671</text:p>
          </table:table-cell>
          <table:table-cell office:value-type="float" office:value="-7.60997319989333" calcext:value-type="float">
            <text:p>-7.60997319989333</text:p>
          </table:table-cell>
          <table:table-cell office:value-type="float" office:value="597" calcext:value-type="float">
            <text:p>597</text:p>
          </table:table-cell>
          <table:table-cell table:formula="of:=[.D597]*-10" office:value-type="float" office:value="391.249085863671" calcext:value-type="float">
            <text:p>391.249085863671</text:p>
          </table:table-cell>
          <table:table-cell table:formula="of:=[.E597]*-10" office:value-type="float" office:value="76.0997319989333" calcext:value-type="float">
            <text:p>76.0997319989333</text:p>
          </table:table-cell>
          <table:table-cell table:formula="of:=[.F597]" office:value-type="float" office:value="597" calcext:value-type="float">
            <text:p>597</text:p>
          </table:table-cell>
        </table:table-row>
        <table:table-row table:style-name="ro2">
          <table:table-cell office:value-type="string" calcext:value-type="string">
            <text:p>Point (-39.08039320561427843 -7.48608477241452075)</text:p>
          </table:table-cell>
          <table:table-cell office:value-type="float" office:value="624" calcext:value-type="float">
            <text:p>624</text:p>
          </table:table-cell>
          <table:table-cell office:value-type="float" office:value="719" calcext:value-type="float">
            <text:p>719</text:p>
          </table:table-cell>
          <table:table-cell office:value-type="float" office:value="-39.0803932056143" calcext:value-type="float">
            <text:p>-39.0803932056143</text:p>
          </table:table-cell>
          <table:table-cell office:value-type="float" office:value="-7.48608477241452" calcext:value-type="float">
            <text:p>-7.48608477241452</text:p>
          </table:table-cell>
          <table:table-cell office:value-type="float" office:value="719" calcext:value-type="float">
            <text:p>719</text:p>
          </table:table-cell>
          <table:table-cell table:formula="of:=[.D598]*-10" office:value-type="float" office:value="390.803932056143" calcext:value-type="float">
            <text:p>390.803932056143</text:p>
          </table:table-cell>
          <table:table-cell table:formula="of:=[.E598]*-10" office:value-type="float" office:value="74.8608477241452" calcext:value-type="float">
            <text:p>74.8608477241452</text:p>
          </table:table-cell>
          <table:table-cell table:formula="of:=[.F598]" office:value-type="float" office:value="719" calcext:value-type="float">
            <text:p>719</text:p>
          </table:table-cell>
        </table:table-row>
        <table:table-row table:style-name="ro2">
          <table:table-cell office:value-type="string" calcext:value-type="string">
            <text:p>Point (-39.7868647467006511 -7.47841880554186478)</text:p>
          </table:table-cell>
          <table:table-cell office:value-type="float" office:value="631" calcext:value-type="float">
            <text:p>631</text:p>
          </table:table-cell>
          <table:table-cell office:value-type="float" office:value="555" calcext:value-type="float">
            <text:p>555</text:p>
          </table:table-cell>
          <table:table-cell office:value-type="float" office:value="-39.7868647467007" calcext:value-type="float">
            <text:p>-39.7868647467007</text:p>
          </table:table-cell>
          <table:table-cell office:value-type="float" office:value="-7.47841880554187" calcext:value-type="float">
            <text:p>-7.47841880554187</text:p>
          </table:table-cell>
          <table:table-cell office:value-type="float" office:value="555" calcext:value-type="float">
            <text:p>555</text:p>
          </table:table-cell>
          <table:table-cell table:formula="of:=[.D599]*-10" office:value-type="float" office:value="397.868647467007" calcext:value-type="float">
            <text:p>397.868647467007</text:p>
          </table:table-cell>
          <table:table-cell table:formula="of:=[.E599]*-10" office:value-type="float" office:value="74.7841880554187" calcext:value-type="float">
            <text:p>74.7841880554187</text:p>
          </table:table-cell>
          <table:table-cell table:formula="of:=[.F599]" office:value-type="float" office:value="555" calcext:value-type="float">
            <text:p>555</text:p>
          </table:table-cell>
        </table:table-row>
        <table:table-row table:style-name="ro2">
          <table:table-cell office:value-type="string" calcext:value-type="string">
            <text:p>Point (-39.65742032528798688 -7.73665037637071951)</text:p>
          </table:table-cell>
          <table:table-cell office:value-type="float" office:value="630" calcext:value-type="float">
            <text:p>630</text:p>
          </table:table-cell>
          <table:table-cell office:value-type="float" office:value="456" calcext:value-type="float">
            <text:p>456</text:p>
          </table:table-cell>
          <table:table-cell office:value-type="float" office:value="-39.657420325288" calcext:value-type="float">
            <text:p>-39.657420325288</text:p>
          </table:table-cell>
          <table:table-cell office:value-type="float" office:value="-7.73665037637072" calcext:value-type="float">
            <text:p>-7.73665037637072</text:p>
          </table:table-cell>
          <table:table-cell office:value-type="float" office:value="456" calcext:value-type="float">
            <text:p>456</text:p>
          </table:table-cell>
          <table:table-cell table:formula="of:=[.D600]*-10" office:value-type="float" office:value="396.57420325288" calcext:value-type="float">
            <text:p>396.57420325288</text:p>
          </table:table-cell>
          <table:table-cell table:formula="of:=[.E600]*-10" office:value-type="float" office:value="77.3665037637072" calcext:value-type="float">
            <text:p>77.3665037637072</text:p>
          </table:table-cell>
          <table:table-cell table:formula="of:=[.F600]"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Point (-39.65901312284209013 -7.42656271817365532)</text:p>
          </table:table-cell>
          <table:table-cell office:value-type="float" office:value="629" calcext:value-type="float">
            <text:p>629</text:p>
          </table:table-cell>
          <table:table-cell office:value-type="float" office:value="944" calcext:value-type="float">
            <text:p>944</text:p>
          </table:table-cell>
          <table:table-cell office:value-type="float" office:value="-39.6590131228421" calcext:value-type="float">
            <text:p>-39.6590131228421</text:p>
          </table:table-cell>
          <table:table-cell office:value-type="float" office:value="-7.42656271817366" calcext:value-type="float">
            <text:p>-7.42656271817366</text:p>
          </table:table-cell>
          <table:table-cell office:value-type="float" office:value="944" calcext:value-type="float">
            <text:p>944</text:p>
          </table:table-cell>
          <table:table-cell table:formula="of:=[.D601]*-10" office:value-type="float" office:value="396.590131228421" calcext:value-type="float">
            <text:p>396.590131228421</text:p>
          </table:table-cell>
          <table:table-cell table:formula="of:=[.E601]*-10" office:value-type="float" office:value="74.2656271817366" calcext:value-type="float">
            <text:p>74.2656271817366</text:p>
          </table:table-cell>
          <table:table-cell table:formula="of:=[.F601]" office:value-type="float" office:value="944" calcext:value-type="float">
            <text:p>944</text:p>
          </table:table-cell>
        </table:table-row>
        <table:table-row table:style-name="ro2">
          <table:table-cell office:value-type="string" calcext:value-type="string">
            <text:p>Point (-39.74184342907494738 -7.054997215061797)</text:p>
          </table:table-cell>
          <table:table-cell office:value-type="float" office:value="628" calcext:value-type="float">
            <text:p>628</text:p>
          </table:table-cell>
          <table:table-cell office:value-type="float" office:value="702" calcext:value-type="float">
            <text:p>702</text:p>
          </table:table-cell>
          <table:table-cell office:value-type="float" office:value="-39.7418434290749" calcext:value-type="float">
            <text:p>-39.7418434290749</text:p>
          </table:table-cell>
          <table:table-cell office:value-type="float" office:value="-7.0549972150618" calcext:value-type="float">
            <text:p>-7.0549972150618</text:p>
          </table:table-cell>
          <table:table-cell office:value-type="float" office:value="702" calcext:value-type="float">
            <text:p>702</text:p>
          </table:table-cell>
          <table:table-cell table:formula="of:=[.D602]*-10" office:value-type="float" office:value="397.418434290749" calcext:value-type="float">
            <text:p>397.418434290749</text:p>
          </table:table-cell>
          <table:table-cell table:formula="of:=[.E602]*-10" office:value-type="float" office:value="70.549972150618" calcext:value-type="float">
            <text:p>70.549972150618</text:p>
          </table:table-cell>
          <table:table-cell table:formula="of:=[.F602]" office:value-type="float" office:value="702" calcext:value-type="float">
            <text:p>702</text:p>
          </table:table-cell>
        </table:table-row>
        <table:table-row table:style-name="ro2">
          <table:table-cell office:value-type="string" calcext:value-type="string">
            <text:p>Point (-39.99341773796056287 -7.1700215369285365)</text:p>
          </table:table-cell>
          <table:table-cell office:value-type="float" office:value="523" calcext:value-type="float">
            <text:p>523</text:p>
          </table:table-cell>
          <table:table-cell office:value-type="float" office:value="617" calcext:value-type="float">
            <text:p>617</text:p>
          </table:table-cell>
          <table:table-cell office:value-type="float" office:value="-39.9934177379606" calcext:value-type="float">
            <text:p>-39.9934177379606</text:p>
          </table:table-cell>
          <table:table-cell office:value-type="float" office:value="-7.17002153692854" calcext:value-type="float">
            <text:p>-7.17002153692854</text:p>
          </table:table-cell>
          <table:table-cell office:value-type="float" office:value="617" calcext:value-type="float">
            <text:p>617</text:p>
          </table:table-cell>
          <table:table-cell table:formula="of:=[.D603]*-10" office:value-type="float" office:value="399.934177379606" calcext:value-type="float">
            <text:p>399.934177379606</text:p>
          </table:table-cell>
          <table:table-cell table:formula="of:=[.E603]*-10" office:value-type="float" office:value="71.7002153692854" calcext:value-type="float">
            <text:p>71.7002153692854</text:p>
          </table:table-cell>
          <table:table-cell table:formula="of:=[.F603]" office:value-type="float" office:value="617" calcext:value-type="float">
            <text:p>617</text:p>
          </table:table-cell>
        </table:table-row>
        <table:table-row table:style-name="ro2">
          <table:table-cell office:value-type="string" calcext:value-type="string">
            <text:p>Point (-39.18812343058786496 -7.0854095833886932)</text:p>
          </table:table-cell>
          <table:table-cell office:value-type="float" office:value="522" calcext:value-type="float">
            <text:p>522</text:p>
          </table:table-cell>
          <table:table-cell office:value-type="float" office:value="424" calcext:value-type="float">
            <text:p>424</text:p>
          </table:table-cell>
          <table:table-cell office:value-type="float" office:value="-39.1881234305879" calcext:value-type="float">
            <text:p>-39.1881234305879</text:p>
          </table:table-cell>
          <table:table-cell office:value-type="float" office:value="-7.08540958338869" calcext:value-type="float">
            <text:p>-7.08540958338869</text:p>
          </table:table-cell>
          <table:table-cell office:value-type="float" office:value="424" calcext:value-type="float">
            <text:p>424</text:p>
          </table:table-cell>
          <table:table-cell table:formula="of:=[.D604]*-10" office:value-type="float" office:value="391.881234305879" calcext:value-type="float">
            <text:p>391.881234305879</text:p>
          </table:table-cell>
          <table:table-cell table:formula="of:=[.E604]*-10" office:value-type="float" office:value="70.8540958338869" calcext:value-type="float">
            <text:p>70.8540958338869</text:p>
          </table:table-cell>
          <table:table-cell table:formula="of:=[.F604]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Point (-39.46011348471649427 -7.89715733364186523)</text:p>
          </table:table-cell>
          <table:table-cell office:value-type="float" office:value="521" calcext:value-type="float">
            <text:p>521</text:p>
          </table:table-cell>
          <table:table-cell office:value-type="float" office:value="447" calcext:value-type="float">
            <text:p>447</text:p>
          </table:table-cell>
          <table:table-cell office:value-type="float" office:value="-39.4601134847165" calcext:value-type="float">
            <text:p>-39.4601134847165</text:p>
          </table:table-cell>
          <table:table-cell office:value-type="float" office:value="-7.89715733364187" calcext:value-type="float">
            <text:p>-7.89715733364187</text:p>
          </table:table-cell>
          <table:table-cell office:value-type="float" office:value="447" calcext:value-type="float">
            <text:p>447</text:p>
          </table:table-cell>
          <table:table-cell table:formula="of:=[.D605]*-10" office:value-type="float" office:value="394.601134847165" calcext:value-type="float">
            <text:p>394.601134847165</text:p>
          </table:table-cell>
          <table:table-cell table:formula="of:=[.E605]*-10" office:value-type="float" office:value="78.9715733364187" calcext:value-type="float">
            <text:p>78.9715733364187</text:p>
          </table:table-cell>
          <table:table-cell table:formula="of:=[.F605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-39.47641898929632731 -7.15748292655841567)</text:p>
          </table:table-cell>
          <table:table-cell office:value-type="float" office:value="520" calcext:value-type="float">
            <text:p>520</text:p>
          </table:table-cell>
          <table:table-cell office:value-type="float" office:value="582" calcext:value-type="float">
            <text:p>582</text:p>
          </table:table-cell>
          <table:table-cell office:value-type="float" office:value="-39.4764189892963" calcext:value-type="float">
            <text:p>-39.4764189892963</text:p>
          </table:table-cell>
          <table:table-cell office:value-type="float" office:value="-7.15748292655842" calcext:value-type="float">
            <text:p>-7.15748292655842</text:p>
          </table:table-cell>
          <table:table-cell office:value-type="float" office:value="582" calcext:value-type="float">
            <text:p>582</text:p>
          </table:table-cell>
          <table:table-cell table:formula="of:=[.D606]*-10" office:value-type="float" office:value="394.764189892963" calcext:value-type="float">
            <text:p>394.764189892963</text:p>
          </table:table-cell>
          <table:table-cell table:formula="of:=[.E606]*-10" office:value-type="float" office:value="71.5748292655842" calcext:value-type="float">
            <text:p>71.5748292655842</text:p>
          </table:table-cell>
          <table:table-cell table:formula="of:=[.F606]" office:value-type="float" office:value="582" calcext:value-type="float">
            <text:p>582</text:p>
          </table:table-cell>
        </table:table-row>
        <table:table-row table:style-name="ro2">
          <table:table-cell office:value-type="string" calcext:value-type="string">
            <text:p>Point (-39.80277901535190921 -7.62430115690562804)</text:p>
          </table:table-cell>
          <table:table-cell office:value-type="float" office:value="527" calcext:value-type="float">
            <text:p>527</text:p>
          </table:table-cell>
          <table:table-cell office:value-type="float" office:value="667" calcext:value-type="float">
            <text:p>667</text:p>
          </table:table-cell>
          <table:table-cell office:value-type="float" office:value="-39.8027790153519" calcext:value-type="float">
            <text:p>-39.8027790153519</text:p>
          </table:table-cell>
          <table:table-cell office:value-type="float" office:value="-7.62430115690563" calcext:value-type="float">
            <text:p>-7.62430115690563</text:p>
          </table:table-cell>
          <table:table-cell office:value-type="float" office:value="667" calcext:value-type="float">
            <text:p>667</text:p>
          </table:table-cell>
          <table:table-cell table:formula="of:=[.D607]*-10" office:value-type="float" office:value="398.027790153519" calcext:value-type="float">
            <text:p>398.027790153519</text:p>
          </table:table-cell>
          <table:table-cell table:formula="of:=[.E607]*-10" office:value-type="float" office:value="76.2430115690563" calcext:value-type="float">
            <text:p>76.2430115690563</text:p>
          </table:table-cell>
          <table:table-cell table:formula="of:=[.F607]" office:value-type="float" office:value="667" calcext:value-type="float">
            <text:p>667</text:p>
          </table:table-cell>
        </table:table-row>
        <table:table-row table:style-name="ro2">
          <table:table-cell office:value-type="string" calcext:value-type="string">
            <text:p>Point (-39.19750265088656249 -7.22000592989222856)</text:p>
          </table:table-cell>
          <table:table-cell office:value-type="float" office:value="526" calcext:value-type="float">
            <text:p>526</text:p>
          </table:table-cell>
          <table:table-cell office:value-type="float" office:value="358" calcext:value-type="float">
            <text:p>358</text:p>
          </table:table-cell>
          <table:table-cell office:value-type="float" office:value="-39.1975026508866" calcext:value-type="float">
            <text:p>-39.1975026508866</text:p>
          </table:table-cell>
          <table:table-cell office:value-type="float" office:value="-7.22000592989223" calcext:value-type="float">
            <text:p>-7.22000592989223</text:p>
          </table:table-cell>
          <table:table-cell office:value-type="float" office:value="358" calcext:value-type="float">
            <text:p>358</text:p>
          </table:table-cell>
          <table:table-cell table:formula="of:=[.D608]*-10" office:value-type="float" office:value="391.975026508866" calcext:value-type="float">
            <text:p>391.975026508866</text:p>
          </table:table-cell>
          <table:table-cell table:formula="of:=[.E608]*-10" office:value-type="float" office:value="72.2000592989223" calcext:value-type="float">
            <text:p>72.2000592989223</text:p>
          </table:table-cell>
          <table:table-cell table:formula="of:=[.F608]" office:value-type="float" office:value="358" calcext:value-type="float">
            <text:p>358</text:p>
          </table:table-cell>
        </table:table-row>
        <table:table-row table:style-name="ro2">
          <table:table-cell office:value-type="string" calcext:value-type="string">
            <text:p>Point (-39.09239916002322701 -7.74693179781578589)</text:p>
          </table:table-cell>
          <table:table-cell office:value-type="float" office:value="525" calcext:value-type="float">
            <text:p>525</text:p>
          </table:table-cell>
          <table:table-cell office:value-type="float" office:value="496" calcext:value-type="float">
            <text:p>496</text:p>
          </table:table-cell>
          <table:table-cell office:value-type="float" office:value="-39.0923991600232" calcext:value-type="float">
            <text:p>-39.0923991600232</text:p>
          </table:table-cell>
          <table:table-cell office:value-type="float" office:value="-7.74693179781579" calcext:value-type="float">
            <text:p>-7.74693179781579</text:p>
          </table:table-cell>
          <table:table-cell office:value-type="float" office:value="496" calcext:value-type="float">
            <text:p>496</text:p>
          </table:table-cell>
          <table:table-cell table:formula="of:=[.D609]*-10" office:value-type="float" office:value="390.923991600232" calcext:value-type="float">
            <text:p>390.923991600232</text:p>
          </table:table-cell>
          <table:table-cell table:formula="of:=[.E609]*-10" office:value-type="float" office:value="77.4693179781579" calcext:value-type="float">
            <text:p>77.4693179781579</text:p>
          </table:table-cell>
          <table:table-cell table:formula="of:=[.F609]"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Point (-39.46003980405763656 -7.33415385223140692)</text:p>
          </table:table-cell>
          <table:table-cell office:value-type="float" office:value="524" calcext:value-type="float">
            <text:p>524</text:p>
          </table:table-cell>
          <table:table-cell office:value-type="float" office:value="935" calcext:value-type="float">
            <text:p>935</text:p>
          </table:table-cell>
          <table:table-cell office:value-type="float" office:value="-39.4600398040576" calcext:value-type="float">
            <text:p>-39.4600398040576</text:p>
          </table:table-cell>
          <table:table-cell office:value-type="float" office:value="-7.33415385223141" calcext:value-type="float">
            <text:p>-7.33415385223141</text:p>
          </table:table-cell>
          <table:table-cell office:value-type="float" office:value="935" calcext:value-type="float">
            <text:p>935</text:p>
          </table:table-cell>
          <table:table-cell table:formula="of:=[.D610]*-10" office:value-type="float" office:value="394.600398040576" calcext:value-type="float">
            <text:p>394.600398040576</text:p>
          </table:table-cell>
          <table:table-cell table:formula="of:=[.E610]*-10" office:value-type="float" office:value="73.3415385223141" calcext:value-type="float">
            <text:p>73.3415385223141</text:p>
          </table:table-cell>
          <table:table-cell table:formula="of:=[.F610]" office:value-type="float" office:value="935" calcext:value-type="float">
            <text:p>935</text:p>
          </table:table-cell>
        </table:table-row>
        <table:table-row table:style-name="ro2">
          <table:table-cell office:value-type="string" calcext:value-type="string">
            <text:p>Point (-39.05601784678540866 -7.41231985346696565)</text:p>
          </table:table-cell>
          <table:table-cell office:value-type="float" office:value="515" calcext:value-type="float">
            <text:p>515</text:p>
          </table:table-cell>
          <table:table-cell office:value-type="float" office:value="579" calcext:value-type="float">
            <text:p>579</text:p>
          </table:table-cell>
          <table:table-cell office:value-type="float" office:value="-39.0560178467854" calcext:value-type="float">
            <text:p>-39.0560178467854</text:p>
          </table:table-cell>
          <table:table-cell office:value-type="float" office:value="-7.41231985346697" calcext:value-type="float">
            <text:p>-7.41231985346697</text:p>
          </table:table-cell>
          <table:table-cell office:value-type="float" office:value="579" calcext:value-type="float">
            <text:p>579</text:p>
          </table:table-cell>
          <table:table-cell table:formula="of:=[.D611]*-10" office:value-type="float" office:value="390.560178467854" calcext:value-type="float">
            <text:p>390.560178467854</text:p>
          </table:table-cell>
          <table:table-cell table:formula="of:=[.E611]*-10" office:value-type="float" office:value="74.1231985346697" calcext:value-type="float">
            <text:p>74.1231985346697</text:p>
          </table:table-cell>
          <table:table-cell table:formula="of:=[.F611]" office:value-type="float" office:value="579" calcext:value-type="float">
            <text:p>579</text:p>
          </table:table-cell>
        </table:table-row>
        <table:table-row table:style-name="ro2">
          <table:table-cell office:value-type="string" calcext:value-type="string">
            <text:p>Point (-39.95117819884334409 -7.03200957476567279)</text:p>
          </table:table-cell>
          <table:table-cell office:value-type="float" office:value="514" calcext:value-type="float">
            <text:p>514</text:p>
          </table:table-cell>
          <table:table-cell office:value-type="float" office:value="563" calcext:value-type="float">
            <text:p>563</text:p>
          </table:table-cell>
          <table:table-cell office:value-type="float" office:value="-39.9511781988433" calcext:value-type="float">
            <text:p>-39.9511781988433</text:p>
          </table:table-cell>
          <table:table-cell office:value-type="float" office:value="-7.03200957476567" calcext:value-type="float">
            <text:p>-7.03200957476567</text:p>
          </table:table-cell>
          <table:table-cell office:value-type="float" office:value="563" calcext:value-type="float">
            <text:p>563</text:p>
          </table:table-cell>
          <table:table-cell table:formula="of:=[.D612]*-10" office:value-type="float" office:value="399.511781988433" calcext:value-type="float">
            <text:p>399.511781988433</text:p>
          </table:table-cell>
          <table:table-cell table:formula="of:=[.E612]*-10" office:value-type="float" office:value="70.3200957476567" calcext:value-type="float">
            <text:p>70.3200957476567</text:p>
          </table:table-cell>
          <table:table-cell table:formula="of:=[.F612]" office:value-type="float" office:value="563" calcext:value-type="float">
            <text:p>563</text:p>
          </table:table-cell>
        </table:table-row>
        <table:table-row table:style-name="ro2">
          <table:table-cell office:value-type="string" calcext:value-type="string">
            <text:p>Point (-39.30710547338663474 -7.50509461973243663)</text:p>
          </table:table-cell>
          <table:table-cell office:value-type="float" office:value="513" calcext:value-type="float">
            <text:p>513</text:p>
          </table:table-cell>
          <table:table-cell office:value-type="float" office:value="910" calcext:value-type="float">
            <text:p>910</text:p>
          </table:table-cell>
          <table:table-cell office:value-type="float" office:value="-39.3071054733866" calcext:value-type="float">
            <text:p>-39.3071054733866</text:p>
          </table:table-cell>
          <table:table-cell office:value-type="float" office:value="-7.50509461973244" calcext:value-type="float">
            <text:p>-7.50509461973244</text:p>
          </table:table-cell>
          <table:table-cell office:value-type="float" office:value="910" calcext:value-type="float">
            <text:p>910</text:p>
          </table:table-cell>
          <table:table-cell table:formula="of:=[.D613]*-10" office:value-type="float" office:value="393.071054733866" calcext:value-type="float">
            <text:p>393.071054733866</text:p>
          </table:table-cell>
          <table:table-cell table:formula="of:=[.E613]*-10" office:value-type="float" office:value="75.0509461973244" calcext:value-type="float">
            <text:p>75.0509461973244</text:p>
          </table:table-cell>
          <table:table-cell table:formula="of:=[.F613]"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Point (-39.57608032023707523 -7.88057922230999264)</text:p>
          </table:table-cell>
          <table:table-cell office:value-type="float" office:value="512" calcext:value-type="float">
            <text:p>512</text:p>
          </table:table-cell>
          <table:table-cell office:value-type="float" office:value="422" calcext:value-type="float">
            <text:p>422</text:p>
          </table:table-cell>
          <table:table-cell office:value-type="float" office:value="-39.5760803202371" calcext:value-type="float">
            <text:p>-39.5760803202371</text:p>
          </table:table-cell>
          <table:table-cell office:value-type="float" office:value="-7.88057922230999" calcext:value-type="float">
            <text:p>-7.88057922230999</text:p>
          </table:table-cell>
          <table:table-cell office:value-type="float" office:value="422" calcext:value-type="float">
            <text:p>422</text:p>
          </table:table-cell>
          <table:table-cell table:formula="of:=[.D614]*-10" office:value-type="float" office:value="395.760803202371" calcext:value-type="float">
            <text:p>395.760803202371</text:p>
          </table:table-cell>
          <table:table-cell table:formula="of:=[.E614]*-10" office:value-type="float" office:value="78.8057922230999" calcext:value-type="float">
            <text:p>78.8057922230999</text:p>
          </table:table-cell>
          <table:table-cell table:formula="of:=[.F614]"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Point (-39.50028451289956877 -7.72140011892168943)</text:p>
          </table:table-cell>
          <table:table-cell office:value-type="float" office:value="519" calcext:value-type="float">
            <text:p>519</text:p>
          </table:table-cell>
          <table:table-cell office:value-type="float" office:value="472" calcext:value-type="float">
            <text:p>472</text:p>
          </table:table-cell>
          <table:table-cell office:value-type="float" office:value="-39.5002845128996" calcext:value-type="float">
            <text:p>-39.5002845128996</text:p>
          </table:table-cell>
          <table:table-cell office:value-type="float" office:value="-7.72140011892169" calcext:value-type="float">
            <text:p>-7.72140011892169</text:p>
          </table:table-cell>
          <table:table-cell office:value-type="float" office:value="472" calcext:value-type="float">
            <text:p>472</text:p>
          </table:table-cell>
          <table:table-cell table:formula="of:=[.D615]*-10" office:value-type="float" office:value="395.002845128996" calcext:value-type="float">
            <text:p>395.002845128996</text:p>
          </table:table-cell>
          <table:table-cell table:formula="of:=[.E615]*-10" office:value-type="float" office:value="77.2140011892169" calcext:value-type="float">
            <text:p>77.2140011892169</text:p>
          </table:table-cell>
          <table:table-cell table:formula="of:=[.F615]"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Point (-39.91676639755416289 -7.23804318767997579)</text:p>
          </table:table-cell>
          <table:table-cell office:value-type="float" office:value="518" calcext:value-type="float">
            <text:p>518</text:p>
          </table:table-cell>
          <table:table-cell office:value-type="float" office:value="890" calcext:value-type="float">
            <text:p>890</text:p>
          </table:table-cell>
          <table:table-cell office:value-type="float" office:value="-39.9167663975542" calcext:value-type="float">
            <text:p>-39.9167663975542</text:p>
          </table:table-cell>
          <table:table-cell office:value-type="float" office:value="-7.23804318767998" calcext:value-type="float">
            <text:p>-7.23804318767998</text:p>
          </table:table-cell>
          <table:table-cell office:value-type="float" office:value="890" calcext:value-type="float">
            <text:p>890</text:p>
          </table:table-cell>
          <table:table-cell table:formula="of:=[.D616]*-10" office:value-type="float" office:value="399.167663975542" calcext:value-type="float">
            <text:p>399.167663975542</text:p>
          </table:table-cell>
          <table:table-cell table:formula="of:=[.E616]*-10" office:value-type="float" office:value="72.3804318767998" calcext:value-type="float">
            <text:p>72.3804318767998</text:p>
          </table:table-cell>
          <table:table-cell table:formula="of:=[.F616]" office:value-type="float" office:value="890" calcext:value-type="float">
            <text:p>890</text:p>
          </table:table-cell>
        </table:table-row>
        <table:table-row table:style-name="ro2">
          <table:table-cell office:value-type="string" calcext:value-type="string">
            <text:p>Point (-39.25088168338169226 -7.41324357942545298)</text:p>
          </table:table-cell>
          <table:table-cell office:value-type="float" office:value="517" calcext:value-type="float">
            <text:p>517</text:p>
          </table:table-cell>
          <table:table-cell office:value-type="float" office:value="934" calcext:value-type="float">
            <text:p>934</text:p>
          </table:table-cell>
          <table:table-cell office:value-type="float" office:value="-39.2508816833817" calcext:value-type="float">
            <text:p>-39.2508816833817</text:p>
          </table:table-cell>
          <table:table-cell office:value-type="float" office:value="-7.41324357942545" calcext:value-type="float">
            <text:p>-7.41324357942545</text:p>
          </table:table-cell>
          <table:table-cell office:value-type="float" office:value="934" calcext:value-type="float">
            <text:p>934</text:p>
          </table:table-cell>
          <table:table-cell table:formula="of:=[.D617]*-10" office:value-type="float" office:value="392.508816833817" calcext:value-type="float">
            <text:p>392.508816833817</text:p>
          </table:table-cell>
          <table:table-cell table:formula="of:=[.E617]*-10" office:value-type="float" office:value="74.1324357942545" calcext:value-type="float">
            <text:p>74.1324357942545</text:p>
          </table:table-cell>
          <table:table-cell table:formula="of:=[.F617]" office:value-type="float" office:value="934" calcext:value-type="float">
            <text:p>934</text:p>
          </table:table-cell>
        </table:table-row>
        <table:table-row table:style-name="ro2">
          <table:table-cell office:value-type="string" calcext:value-type="string">
            <text:p>Point (-39.38835637075208496 -7.5188453907224071)</text:p>
          </table:table-cell>
          <table:table-cell office:value-type="float" office:value="516" calcext:value-type="float">
            <text:p>516</text:p>
          </table:table-cell>
          <table:table-cell office:value-type="float" office:value="893" calcext:value-type="float">
            <text:p>893</text:p>
          </table:table-cell>
          <table:table-cell office:value-type="float" office:value="-39.3883563707521" calcext:value-type="float">
            <text:p>-39.3883563707521</text:p>
          </table:table-cell>
          <table:table-cell office:value-type="float" office:value="-7.51884539072241" calcext:value-type="float">
            <text:p>-7.51884539072241</text:p>
          </table:table-cell>
          <table:table-cell office:value-type="float" office:value="893" calcext:value-type="float">
            <text:p>893</text:p>
          </table:table-cell>
          <table:table-cell table:formula="of:=[.D618]*-10" office:value-type="float" office:value="393.883563707521" calcext:value-type="float">
            <text:p>393.883563707521</text:p>
          </table:table-cell>
          <table:table-cell table:formula="of:=[.E618]*-10" office:value-type="float" office:value="75.1884539072241" calcext:value-type="float">
            <text:p>75.1884539072241</text:p>
          </table:table-cell>
          <table:table-cell table:formula="of:=[.F618]" office:value-type="float" office:value="893" calcext:value-type="float">
            <text:p>893</text:p>
          </table:table-cell>
        </table:table-row>
        <table:table-row table:style-name="ro2">
          <table:table-cell office:value-type="string" calcext:value-type="string">
            <text:p>Point (-39.73857428257619517 -7.85079219354104207)</text:p>
          </table:table-cell>
          <table:table-cell office:value-type="float" office:value="539" calcext:value-type="float">
            <text:p>539</text:p>
          </table:table-cell>
          <table:table-cell office:value-type="float" office:value="470" calcext:value-type="float">
            <text:p>470</text:p>
          </table:table-cell>
          <table:table-cell office:value-type="float" office:value="-39.7385742825762" calcext:value-type="float">
            <text:p>-39.7385742825762</text:p>
          </table:table-cell>
          <table:table-cell office:value-type="float" office:value="-7.85079219354104" calcext:value-type="float">
            <text:p>-7.85079219354104</text:p>
          </table:table-cell>
          <table:table-cell office:value-type="float" office:value="470" calcext:value-type="float">
            <text:p>470</text:p>
          </table:table-cell>
          <table:table-cell table:formula="of:=[.D619]*-10" office:value-type="float" office:value="397.385742825762" calcext:value-type="float">
            <text:p>397.385742825762</text:p>
          </table:table-cell>
          <table:table-cell table:formula="of:=[.E619]*-10" office:value-type="float" office:value="78.5079219354104" calcext:value-type="float">
            <text:p>78.5079219354104</text:p>
          </table:table-cell>
          <table:table-cell table:formula="of:=[.F619]"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Point (-39.35738672917700853 -7.46955050605707349)</text:p>
          </table:table-cell>
          <table:table-cell office:value-type="float" office:value="538" calcext:value-type="float">
            <text:p>538</text:p>
          </table:table-cell>
          <table:table-cell office:value-type="float" office:value="891" calcext:value-type="float">
            <text:p>891</text:p>
          </table:table-cell>
          <table:table-cell office:value-type="float" office:value="-39.357386729177" calcext:value-type="float">
            <text:p>-39.357386729177</text:p>
          </table:table-cell>
          <table:table-cell office:value-type="float" office:value="-7.46955050605707" calcext:value-type="float">
            <text:p>-7.46955050605707</text:p>
          </table:table-cell>
          <table:table-cell office:value-type="float" office:value="891" calcext:value-type="float">
            <text:p>891</text:p>
          </table:table-cell>
          <table:table-cell table:formula="of:=[.D620]*-10" office:value-type="float" office:value="393.57386729177" calcext:value-type="float">
            <text:p>393.57386729177</text:p>
          </table:table-cell>
          <table:table-cell table:formula="of:=[.E620]*-10" office:value-type="float" office:value="74.6955050605707" calcext:value-type="float">
            <text:p>74.6955050605707</text:p>
          </table:table-cell>
          <table:table-cell table:formula="of:=[.F620]" office:value-type="float" office:value="891" calcext:value-type="float">
            <text:p>891</text:p>
          </table:table-cell>
        </table:table-row>
        <table:table-row table:style-name="ro2">
          <table:table-cell office:value-type="string" calcext:value-type="string">
            <text:p>Point (-39.23474518515885734 -7.04042632126941736)</text:p>
          </table:table-cell>
          <table:table-cell office:value-type="float" office:value="537" calcext:value-type="float">
            <text:p>537</text:p>
          </table:table-cell>
          <table:table-cell office:value-type="float" office:value="639" calcext:value-type="float">
            <text:p>639</text:p>
          </table:table-cell>
          <table:table-cell office:value-type="float" office:value="-39.2347451851589" calcext:value-type="float">
            <text:p>-39.2347451851589</text:p>
          </table:table-cell>
          <table:table-cell office:value-type="float" office:value="-7.04042632126942" calcext:value-type="float">
            <text:p>-7.04042632126942</text:p>
          </table:table-cell>
          <table:table-cell office:value-type="float" office:value="639" calcext:value-type="float">
            <text:p>639</text:p>
          </table:table-cell>
          <table:table-cell table:formula="of:=[.D621]*-10" office:value-type="float" office:value="392.347451851589" calcext:value-type="float">
            <text:p>392.347451851589</text:p>
          </table:table-cell>
          <table:table-cell table:formula="of:=[.E621]*-10" office:value-type="float" office:value="70.4042632126942" calcext:value-type="float">
            <text:p>70.4042632126942</text:p>
          </table:table-cell>
          <table:table-cell table:formula="of:=[.F621]" office:value-type="float" office:value="639" calcext:value-type="float">
            <text:p>639</text:p>
          </table:table-cell>
        </table:table-row>
        <table:table-row table:style-name="ro2">
          <table:table-cell office:value-type="string" calcext:value-type="string">
            <text:p>Point (-39.07304205116098927 -7.45014420526188559)</text:p>
          </table:table-cell>
          <table:table-cell office:value-type="float" office:value="536" calcext:value-type="float">
            <text:p>536</text:p>
          </table:table-cell>
          <table:table-cell office:value-type="float" office:value="876" calcext:value-type="float">
            <text:p>876</text:p>
          </table:table-cell>
          <table:table-cell office:value-type="float" office:value="-39.073042051161" calcext:value-type="float">
            <text:p>-39.073042051161</text:p>
          </table:table-cell>
          <table:table-cell office:value-type="float" office:value="-7.45014420526189" calcext:value-type="float">
            <text:p>-7.45014420526189</text:p>
          </table:table-cell>
          <table:table-cell office:value-type="float" office:value="876" calcext:value-type="float">
            <text:p>876</text:p>
          </table:table-cell>
          <table:table-cell table:formula="of:=[.D622]*-10" office:value-type="float" office:value="390.73042051161" calcext:value-type="float">
            <text:p>390.73042051161</text:p>
          </table:table-cell>
          <table:table-cell table:formula="of:=[.E622]*-10" office:value-type="float" office:value="74.5014420526189" calcext:value-type="float">
            <text:p>74.5014420526189</text:p>
          </table:table-cell>
          <table:table-cell table:formula="of:=[.F622]" office:value-type="float" office:value="876" calcext:value-type="float">
            <text:p>876</text:p>
          </table:table-cell>
        </table:table-row>
        <table:table-row table:style-name="ro2">
          <table:table-cell office:value-type="string" calcext:value-type="string">
            <text:p>Point (-39.75900681687900828 -7.88834500163948338)</text:p>
          </table:table-cell>
          <table:table-cell office:value-type="float" office:value="543" calcext:value-type="float">
            <text:p>543</text:p>
          </table:table-cell>
          <table:table-cell office:value-type="float" office:value="473" calcext:value-type="float">
            <text:p>473</text:p>
          </table:table-cell>
          <table:table-cell office:value-type="float" office:value="-39.759006816879" calcext:value-type="float">
            <text:p>-39.759006816879</text:p>
          </table:table-cell>
          <table:table-cell office:value-type="float" office:value="-7.88834500163948" calcext:value-type="float">
            <text:p>-7.88834500163948</text:p>
          </table:table-cell>
          <table:table-cell office:value-type="float" office:value="473" calcext:value-type="float">
            <text:p>473</text:p>
          </table:table-cell>
          <table:table-cell table:formula="of:=[.D623]*-10" office:value-type="float" office:value="397.59006816879" calcext:value-type="float">
            <text:p>397.59006816879</text:p>
          </table:table-cell>
          <table:table-cell table:formula="of:=[.E623]*-10" office:value-type="float" office:value="78.8834500163948" calcext:value-type="float">
            <text:p>78.8834500163948</text:p>
          </table:table-cell>
          <table:table-cell table:formula="of:=[.F623]"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Point (-39.92834273625419428 -7.45600320406047601)</text:p>
          </table:table-cell>
          <table:table-cell office:value-type="float" office:value="542" calcext:value-type="float">
            <text:p>542</text:p>
          </table:table-cell>
          <table:table-cell office:value-type="float" office:value="882" calcext:value-type="float">
            <text:p>882</text:p>
          </table:table-cell>
          <table:table-cell office:value-type="float" office:value="-39.9283427362542" calcext:value-type="float">
            <text:p>-39.9283427362542</text:p>
          </table:table-cell>
          <table:table-cell office:value-type="float" office:value="-7.45600320406048" calcext:value-type="float">
            <text:p>-7.45600320406048</text:p>
          </table:table-cell>
          <table:table-cell office:value-type="float" office:value="882" calcext:value-type="float">
            <text:p>882</text:p>
          </table:table-cell>
          <table:table-cell table:formula="of:=[.D624]*-10" office:value-type="float" office:value="399.283427362542" calcext:value-type="float">
            <text:p>399.283427362542</text:p>
          </table:table-cell>
          <table:table-cell table:formula="of:=[.E624]*-10" office:value-type="float" office:value="74.5600320406048" calcext:value-type="float">
            <text:p>74.5600320406048</text:p>
          </table:table-cell>
          <table:table-cell table:formula="of:=[.F624]" office:value-type="float" office:value="882" calcext:value-type="float">
            <text:p>882</text:p>
          </table:table-cell>
        </table:table-row>
        <table:table-row table:style-name="ro2">
          <table:table-cell office:value-type="string" calcext:value-type="string">
            <text:p>Point (-39.03376367281408932 -7.08649541950815465)</text:p>
          </table:table-cell>
          <table:table-cell office:value-type="float" office:value="541" calcext:value-type="float">
            <text:p>541</text:p>
          </table:table-cell>
          <table:table-cell office:value-type="float" office:value="313" calcext:value-type="float">
            <text:p>313</text:p>
          </table:table-cell>
          <table:table-cell office:value-type="float" office:value="-39.0337636728141" calcext:value-type="float">
            <text:p>-39.0337636728141</text:p>
          </table:table-cell>
          <table:table-cell office:value-type="float" office:value="-7.08649541950815" calcext:value-type="float">
            <text:p>-7.08649541950815</text:p>
          </table:table-cell>
          <table:table-cell office:value-type="float" office:value="313" calcext:value-type="float">
            <text:p>313</text:p>
          </table:table-cell>
          <table:table-cell table:formula="of:=[.D625]*-10" office:value-type="float" office:value="390.337636728141" calcext:value-type="float">
            <text:p>390.337636728141</text:p>
          </table:table-cell>
          <table:table-cell table:formula="of:=[.E625]*-10" office:value-type="float" office:value="70.8649541950815" calcext:value-type="float">
            <text:p>70.8649541950815</text:p>
          </table:table-cell>
          <table:table-cell table:formula="of:=[.F625]" office:value-type="float" office:value="313" calcext:value-type="float">
            <text:p>313</text:p>
          </table:table-cell>
        </table:table-row>
        <table:table-row table:style-name="ro2">
          <table:table-cell office:value-type="string" calcext:value-type="string">
            <text:p>Point (-39.05877542376016009 -7.04710120054556288)</text:p>
          </table:table-cell>
          <table:table-cell office:value-type="float" office:value="540" calcext:value-type="float">
            <text:p>540</text:p>
          </table:table-cell>
          <table:table-cell office:value-type="float" office:value="374" calcext:value-type="float">
            <text:p>374</text:p>
          </table:table-cell>
          <table:table-cell office:value-type="float" office:value="-39.0587754237602" calcext:value-type="float">
            <text:p>-39.0587754237602</text:p>
          </table:table-cell>
          <table:table-cell office:value-type="float" office:value="-7.04710120054556" calcext:value-type="float">
            <text:p>-7.04710120054556</text:p>
          </table:table-cell>
          <table:table-cell office:value-type="float" office:value="374" calcext:value-type="float">
            <text:p>374</text:p>
          </table:table-cell>
          <table:table-cell table:formula="of:=[.D626]*-10" office:value-type="float" office:value="390.587754237602" calcext:value-type="float">
            <text:p>390.587754237602</text:p>
          </table:table-cell>
          <table:table-cell table:formula="of:=[.E626]*-10" office:value-type="float" office:value="70.4710120054556" calcext:value-type="float">
            <text:p>70.4710120054556</text:p>
          </table:table-cell>
          <table:table-cell table:formula="of:=[.F626]" office:value-type="float" office:value="374" calcext:value-type="float">
            <text:p>374</text:p>
          </table:table-cell>
        </table:table-row>
        <table:table-row table:style-name="ro2">
          <table:table-cell office:value-type="string" calcext:value-type="string">
            <text:p>Point (-39.26173909436301557 -7.55248013786288119)</text:p>
          </table:table-cell>
          <table:table-cell office:value-type="float" office:value="531" calcext:value-type="float">
            <text:p>531</text:p>
          </table:table-cell>
          <table:table-cell office:value-type="float" office:value="902" calcext:value-type="float">
            <text:p>902</text:p>
          </table:table-cell>
          <table:table-cell office:value-type="float" office:value="-39.261739094363" calcext:value-type="float">
            <text:p>-39.261739094363</text:p>
          </table:table-cell>
          <table:table-cell office:value-type="float" office:value="-7.55248013786288" calcext:value-type="float">
            <text:p>-7.55248013786288</text:p>
          </table:table-cell>
          <table:table-cell office:value-type="float" office:value="902" calcext:value-type="float">
            <text:p>902</text:p>
          </table:table-cell>
          <table:table-cell table:formula="of:=[.D627]*-10" office:value-type="float" office:value="392.61739094363" calcext:value-type="float">
            <text:p>392.61739094363</text:p>
          </table:table-cell>
          <table:table-cell table:formula="of:=[.E627]*-10" office:value-type="float" office:value="75.5248013786288" calcext:value-type="float">
            <text:p>75.5248013786288</text:p>
          </table:table-cell>
          <table:table-cell table:formula="of:=[.F627]" office:value-type="float" office:value="902" calcext:value-type="float">
            <text:p>902</text:p>
          </table:table-cell>
        </table:table-row>
        <table:table-row table:style-name="ro2">
          <table:table-cell office:value-type="string" calcext:value-type="string">
            <text:p>Point (-39.51548633547063361 -7.47321714880375954)</text:p>
          </table:table-cell>
          <table:table-cell office:value-type="float" office:value="530" calcext:value-type="float">
            <text:p>530</text:p>
          </table:table-cell>
          <table:table-cell office:value-type="float" office:value="918" calcext:value-type="float">
            <text:p>918</text:p>
          </table:table-cell>
          <table:table-cell office:value-type="float" office:value="-39.5154863354706" calcext:value-type="float">
            <text:p>-39.5154863354706</text:p>
          </table:table-cell>
          <table:table-cell office:value-type="float" office:value="-7.47321714880376" calcext:value-type="float">
            <text:p>-7.47321714880376</text:p>
          </table:table-cell>
          <table:table-cell office:value-type="float" office:value="918" calcext:value-type="float">
            <text:p>918</text:p>
          </table:table-cell>
          <table:table-cell table:formula="of:=[.D628]*-10" office:value-type="float" office:value="395.154863354706" calcext:value-type="float">
            <text:p>395.154863354706</text:p>
          </table:table-cell>
          <table:table-cell table:formula="of:=[.E628]*-10" office:value-type="float" office:value="74.7321714880376" calcext:value-type="float">
            <text:p>74.7321714880376</text:p>
          </table:table-cell>
          <table:table-cell table:formula="of:=[.F628]" office:value-type="float" office:value="918" calcext:value-type="float">
            <text:p>918</text:p>
          </table:table-cell>
        </table:table-row>
        <table:table-row table:style-name="ro2">
          <table:table-cell office:value-type="string" calcext:value-type="string">
            <text:p>Point (-39.39641176040913706 -7.57719048911053594)</text:p>
          </table:table-cell>
          <table:table-cell office:value-type="float" office:value="529" calcext:value-type="float">
            <text:p>529</text:p>
          </table:table-cell>
          <table:table-cell office:value-type="float" office:value="920" calcext:value-type="float">
            <text:p>920</text:p>
          </table:table-cell>
          <table:table-cell office:value-type="float" office:value="-39.3964117604091" calcext:value-type="float">
            <text:p>-39.3964117604091</text:p>
          </table:table-cell>
          <table:table-cell office:value-type="float" office:value="-7.57719048911054" calcext:value-type="float">
            <text:p>-7.57719048911054</text:p>
          </table:table-cell>
          <table:table-cell office:value-type="float" office:value="920" calcext:value-type="float">
            <text:p>920</text:p>
          </table:table-cell>
          <table:table-cell table:formula="of:=[.D629]*-10" office:value-type="float" office:value="393.964117604091" calcext:value-type="float">
            <text:p>393.964117604091</text:p>
          </table:table-cell>
          <table:table-cell table:formula="of:=[.E629]*-10" office:value-type="float" office:value="75.7719048911054" calcext:value-type="float">
            <text:p>75.7719048911054</text:p>
          </table:table-cell>
          <table:table-cell table:formula="of:=[.F629]"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Point (-39.53430757892390091 -7.82140569945401776)</text:p>
          </table:table-cell>
          <table:table-cell office:value-type="float" office:value="528" calcext:value-type="float">
            <text:p>528</text:p>
          </table:table-cell>
          <table:table-cell office:value-type="float" office:value="411" calcext:value-type="float">
            <text:p>411</text:p>
          </table:table-cell>
          <table:table-cell office:value-type="float" office:value="-39.5343075789239" calcext:value-type="float">
            <text:p>-39.5343075789239</text:p>
          </table:table-cell>
          <table:table-cell office:value-type="float" office:value="-7.82140569945402" calcext:value-type="float">
            <text:p>-7.82140569945402</text:p>
          </table:table-cell>
          <table:table-cell office:value-type="float" office:value="411" calcext:value-type="float">
            <text:p>411</text:p>
          </table:table-cell>
          <table:table-cell table:formula="of:=[.D630]*-10" office:value-type="float" office:value="395.343075789239" calcext:value-type="float">
            <text:p>395.343075789239</text:p>
          </table:table-cell>
          <table:table-cell table:formula="of:=[.E630]*-10" office:value-type="float" office:value="78.2140569945402" calcext:value-type="float">
            <text:p>78.2140569945402</text:p>
          </table:table-cell>
          <table:table-cell table:formula="of:=[.F630]" office:value-type="float" office:value="411" calcext:value-type="float">
            <text:p>411</text:p>
          </table:table-cell>
        </table:table-row>
        <table:table-row table:style-name="ro2">
          <table:table-cell office:value-type="string" calcext:value-type="string">
            <text:p>Point (-39.4008833992978964 -7.94509413982752744)</text:p>
          </table:table-cell>
          <table:table-cell office:value-type="float" office:value="535" calcext:value-type="float">
            <text:p>535</text:p>
          </table:table-cell>
          <table:table-cell office:value-type="float" office:value="448" calcext:value-type="float">
            <text:p>448</text:p>
          </table:table-cell>
          <table:table-cell office:value-type="float" office:value="-39.4008833992979" calcext:value-type="float">
            <text:p>-39.4008833992979</text:p>
          </table:table-cell>
          <table:table-cell office:value-type="float" office:value="-7.94509413982753" calcext:value-type="float">
            <text:p>-7.94509413982753</text:p>
          </table:table-cell>
          <table:table-cell office:value-type="float" office:value="448" calcext:value-type="float">
            <text:p>448</text:p>
          </table:table-cell>
          <table:table-cell table:formula="of:=[.D631]*-10" office:value-type="float" office:value="394.008833992979" calcext:value-type="float">
            <text:p>394.008833992979</text:p>
          </table:table-cell>
          <table:table-cell table:formula="of:=[.E631]*-10" office:value-type="float" office:value="79.4509413982753" calcext:value-type="float">
            <text:p>79.4509413982753</text:p>
          </table:table-cell>
          <table:table-cell table:formula="of:=[.F631]" office:value-type="float" office:value="448" calcext:value-type="float">
            <text:p>448</text:p>
          </table:table-cell>
        </table:table-row>
        <table:table-row table:style-name="ro2">
          <table:table-cell office:value-type="string" calcext:value-type="string">
            <text:p>Point (-39.28331078529497944 -7.00151005333218457)</text:p>
          </table:table-cell>
          <table:table-cell office:value-type="float" office:value="534" calcext:value-type="float">
            <text:p>534</text:p>
          </table:table-cell>
          <table:table-cell office:value-type="float" office:value="641" calcext:value-type="float">
            <text:p>641</text:p>
          </table:table-cell>
          <table:table-cell office:value-type="float" office:value="-39.283310785295" calcext:value-type="float">
            <text:p>-39.283310785295</text:p>
          </table:table-cell>
          <table:table-cell office:value-type="float" office:value="-7.00151005333218" calcext:value-type="float">
            <text:p>-7.00151005333218</text:p>
          </table:table-cell>
          <table:table-cell office:value-type="float" office:value="641" calcext:value-type="float">
            <text:p>641</text:p>
          </table:table-cell>
          <table:table-cell table:formula="of:=[.D632]*-10" office:value-type="float" office:value="392.83310785295" calcext:value-type="float">
            <text:p>392.83310785295</text:p>
          </table:table-cell>
          <table:table-cell table:formula="of:=[.E632]*-10" office:value-type="float" office:value="70.0151005333218" calcext:value-type="float">
            <text:p>70.0151005333218</text:p>
          </table:table-cell>
          <table:table-cell table:formula="of:=[.F632]" office:value-type="float" office:value="641" calcext:value-type="float">
            <text:p>641</text:p>
          </table:table-cell>
        </table:table-row>
        <table:table-row table:style-name="ro2">
          <table:table-cell office:value-type="string" calcext:value-type="string">
            <text:p>Point (-39.17904537252773878 -7.78642312338886722)</text:p>
          </table:table-cell>
          <table:table-cell office:value-type="float" office:value="533" calcext:value-type="float">
            <text:p>533</text:p>
          </table:table-cell>
          <table:table-cell office:value-type="float" office:value="510" calcext:value-type="float">
            <text:p>510</text:p>
          </table:table-cell>
          <table:table-cell office:value-type="float" office:value="-39.1790453725277" calcext:value-type="float">
            <text:p>-39.1790453725277</text:p>
          </table:table-cell>
          <table:table-cell office:value-type="float" office:value="-7.78642312338887" calcext:value-type="float">
            <text:p>-7.78642312338887</text:p>
          </table:table-cell>
          <table:table-cell office:value-type="float" office:value="510" calcext:value-type="float">
            <text:p>510</text:p>
          </table:table-cell>
          <table:table-cell table:formula="of:=[.D633]*-10" office:value-type="float" office:value="391.790453725277" calcext:value-type="float">
            <text:p>391.790453725277</text:p>
          </table:table-cell>
          <table:table-cell table:formula="of:=[.E633]*-10" office:value-type="float" office:value="77.8642312338887" calcext:value-type="float">
            <text:p>77.8642312338887</text:p>
          </table:table-cell>
          <table:table-cell table:formula="of:=[.F633]"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Point (-39.86984953771352735 -7.04768187780995081)</text:p>
          </table:table-cell>
          <table:table-cell office:value-type="float" office:value="532" calcext:value-type="float">
            <text:p>532</text:p>
          </table:table-cell>
          <table:table-cell office:value-type="float" office:value="604" calcext:value-type="float">
            <text:p>604</text:p>
          </table:table-cell>
          <table:table-cell office:value-type="float" office:value="-39.8698495377135" calcext:value-type="float">
            <text:p>-39.8698495377135</text:p>
          </table:table-cell>
          <table:table-cell office:value-type="float" office:value="-7.04768187780995" calcext:value-type="float">
            <text:p>-7.04768187780995</text:p>
          </table:table-cell>
          <table:table-cell office:value-type="float" office:value="604" calcext:value-type="float">
            <text:p>604</text:p>
          </table:table-cell>
          <table:table-cell table:formula="of:=[.D634]*-10" office:value-type="float" office:value="398.698495377135" calcext:value-type="float">
            <text:p>398.698495377135</text:p>
          </table:table-cell>
          <table:table-cell table:formula="of:=[.E634]*-10" office:value-type="float" office:value="70.4768187780995" calcext:value-type="float">
            <text:p>70.4768187780995</text:p>
          </table:table-cell>
          <table:table-cell table:formula="of:=[.F634]" office:value-type="float" office:value="604" calcext:value-type="float">
            <text:p>604</text:p>
          </table:table-cell>
        </table:table-row>
        <table:table-row table:style-name="ro2">
          <table:table-cell office:value-type="string" calcext:value-type="string">
            <text:p>Point (-39.11973302611678349 -7.00976521432613175)</text:p>
          </table:table-cell>
          <table:table-cell office:value-type="float" office:value="555" calcext:value-type="float">
            <text:p>555</text:p>
          </table:table-cell>
          <table:table-cell office:value-type="float" office:value="355" calcext:value-type="float">
            <text:p>355</text:p>
          </table:table-cell>
          <table:table-cell office:value-type="float" office:value="-39.1197330261168" calcext:value-type="float">
            <text:p>-39.1197330261168</text:p>
          </table:table-cell>
          <table:table-cell office:value-type="float" office:value="-7.00976521432613" calcext:value-type="float">
            <text:p>-7.00976521432613</text:p>
          </table:table-cell>
          <table:table-cell office:value-type="float" office:value="355" calcext:value-type="float">
            <text:p>355</text:p>
          </table:table-cell>
          <table:table-cell table:formula="of:=[.D635]*-10" office:value-type="float" office:value="391.197330261168" calcext:value-type="float">
            <text:p>391.197330261168</text:p>
          </table:table-cell>
          <table:table-cell table:formula="of:=[.E635]*-10" office:value-type="float" office:value="70.0976521432613" calcext:value-type="float">
            <text:p>70.0976521432613</text:p>
          </table:table-cell>
          <table:table-cell table:formula="of:=[.F635]" office:value-type="float" office:value="355" calcext:value-type="float">
            <text:p>355</text:p>
          </table:table-cell>
        </table:table-row>
        <table:table-row table:style-name="ro2">
          <table:table-cell office:value-type="string" calcext:value-type="string">
            <text:p>Point (-39.40993802175377425 -7.88489058645819085)</text:p>
          </table:table-cell>
          <table:table-cell office:value-type="float" office:value="554" calcext:value-type="float">
            <text:p>554</text:p>
          </table:table-cell>
          <table:table-cell office:value-type="float" office:value="456" calcext:value-type="float">
            <text:p>456</text:p>
          </table:table-cell>
          <table:table-cell office:value-type="float" office:value="-39.4099380217538" calcext:value-type="float">
            <text:p>-39.4099380217538</text:p>
          </table:table-cell>
          <table:table-cell office:value-type="float" office:value="-7.88489058645819" calcext:value-type="float">
            <text:p>-7.88489058645819</text:p>
          </table:table-cell>
          <table:table-cell office:value-type="float" office:value="456" calcext:value-type="float">
            <text:p>456</text:p>
          </table:table-cell>
          <table:table-cell table:formula="of:=[.D636]*-10" office:value-type="float" office:value="394.099380217538" calcext:value-type="float">
            <text:p>394.099380217538</text:p>
          </table:table-cell>
          <table:table-cell table:formula="of:=[.E636]*-10" office:value-type="float" office:value="78.8489058645819" calcext:value-type="float">
            <text:p>78.8489058645819</text:p>
          </table:table-cell>
          <table:table-cell table:formula="of:=[.F636]"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Point (-39.40036902667248597 -7.44673082060059777)</text:p>
          </table:table-cell>
          <table:table-cell office:value-type="float" office:value="553" calcext:value-type="float">
            <text:p>553</text:p>
          </table:table-cell>
          <table:table-cell office:value-type="float" office:value="883" calcext:value-type="float">
            <text:p>883</text:p>
          </table:table-cell>
          <table:table-cell office:value-type="float" office:value="-39.4003690266725" calcext:value-type="float">
            <text:p>-39.4003690266725</text:p>
          </table:table-cell>
          <table:table-cell office:value-type="float" office:value="-7.4467308206006" calcext:value-type="float">
            <text:p>-7.4467308206006</text:p>
          </table:table-cell>
          <table:table-cell office:value-type="float" office:value="883" calcext:value-type="float">
            <text:p>883</text:p>
          </table:table-cell>
          <table:table-cell table:formula="of:=[.D637]*-10" office:value-type="float" office:value="394.003690266725" calcext:value-type="float">
            <text:p>394.003690266725</text:p>
          </table:table-cell>
          <table:table-cell table:formula="of:=[.E637]*-10" office:value-type="float" office:value="74.467308206006" calcext:value-type="float">
            <text:p>74.467308206006</text:p>
          </table:table-cell>
          <table:table-cell table:formula="of:=[.F637]" office:value-type="float" office:value="883" calcext:value-type="float">
            <text:p>883</text:p>
          </table:table-cell>
        </table:table-row>
        <table:table-row table:style-name="ro2">
          <table:table-cell office:value-type="string" calcext:value-type="string">
            <text:p>Point (-39.16769810050948308 -7.90278451575057517)</text:p>
          </table:table-cell>
          <table:table-cell office:value-type="float" office:value="552" calcext:value-type="float">
            <text:p>552</text:p>
          </table:table-cell>
          <table:table-cell office:value-type="float" office:value="500" calcext:value-type="float">
            <text:p>500</text:p>
          </table:table-cell>
          <table:table-cell office:value-type="float" office:value="-39.1676981005095" calcext:value-type="float">
            <text:p>-39.1676981005095</text:p>
          </table:table-cell>
          <table:table-cell office:value-type="float" office:value="-7.90278451575058" calcext:value-type="float">
            <text:p>-7.90278451575058</text:p>
          </table:table-cell>
          <table:table-cell office:value-type="float" office:value="500" calcext:value-type="float">
            <text:p>500</text:p>
          </table:table-cell>
          <table:table-cell table:formula="of:=[.D638]*-10" office:value-type="float" office:value="391.676981005095" calcext:value-type="float">
            <text:p>391.676981005095</text:p>
          </table:table-cell>
          <table:table-cell table:formula="of:=[.E638]*-10" office:value-type="float" office:value="79.0278451575058" calcext:value-type="float">
            <text:p>79.0278451575058</text:p>
          </table:table-cell>
          <table:table-cell table:formula="of:=[.F638]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Point (-39.44145575389740088 -7.82347247934216927)</text:p>
          </table:table-cell>
          <table:table-cell office:value-type="float" office:value="559" calcext:value-type="float">
            <text:p>559</text:p>
          </table:table-cell>
          <table:table-cell office:value-type="float" office:value="461" calcext:value-type="float">
            <text:p>461</text:p>
          </table:table-cell>
          <table:table-cell office:value-type="float" office:value="-39.4414557538974" calcext:value-type="float">
            <text:p>-39.4414557538974</text:p>
          </table:table-cell>
          <table:table-cell office:value-type="float" office:value="-7.82347247934217" calcext:value-type="float">
            <text:p>-7.82347247934217</text:p>
          </table:table-cell>
          <table:table-cell office:value-type="float" office:value="461" calcext:value-type="float">
            <text:p>461</text:p>
          </table:table-cell>
          <table:table-cell table:formula="of:=[.D639]*-10" office:value-type="float" office:value="394.414557538974" calcext:value-type="float">
            <text:p>394.414557538974</text:p>
          </table:table-cell>
          <table:table-cell table:formula="of:=[.E639]*-10" office:value-type="float" office:value="78.2347247934217" calcext:value-type="float">
            <text:p>78.2347247934217</text:p>
          </table:table-cell>
          <table:table-cell table:formula="of:=[.F639]"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Point (-39.72310895099685979 -7.30458616744358658)</text:p>
          </table:table-cell>
          <table:table-cell office:value-type="float" office:value="558" calcext:value-type="float">
            <text:p>558</text:p>
          </table:table-cell>
          <table:table-cell office:value-type="float" office:value="895" calcext:value-type="float">
            <text:p>895</text:p>
          </table:table-cell>
          <table:table-cell office:value-type="float" office:value="-39.7231089509969" calcext:value-type="float">
            <text:p>-39.7231089509969</text:p>
          </table:table-cell>
          <table:table-cell office:value-type="float" office:value="-7.30458616744359" calcext:value-type="float">
            <text:p>-7.30458616744359</text:p>
          </table:table-cell>
          <table:table-cell office:value-type="float" office:value="895" calcext:value-type="float">
            <text:p>895</text:p>
          </table:table-cell>
          <table:table-cell table:formula="of:=[.D640]*-10" office:value-type="float" office:value="397.231089509969" calcext:value-type="float">
            <text:p>397.231089509969</text:p>
          </table:table-cell>
          <table:table-cell table:formula="of:=[.E640]*-10" office:value-type="float" office:value="73.0458616744359" calcext:value-type="float">
            <text:p>73.0458616744359</text:p>
          </table:table-cell>
          <table:table-cell table:formula="of:=[.F640]" office:value-type="float" office:value="895" calcext:value-type="float">
            <text:p>895</text:p>
          </table:table-cell>
        </table:table-row>
        <table:table-row table:style-name="ro2">
          <table:table-cell office:value-type="string" calcext:value-type="string">
            <text:p>Point (-39.65623525814300621 -7.31667478991024645)</text:p>
          </table:table-cell>
          <table:table-cell office:value-type="float" office:value="557" calcext:value-type="float">
            <text:p>557</text:p>
          </table:table-cell>
          <table:table-cell office:value-type="float" office:value="890" calcext:value-type="float">
            <text:p>890</text:p>
          </table:table-cell>
          <table:table-cell office:value-type="float" office:value="-39.656235258143" calcext:value-type="float">
            <text:p>-39.656235258143</text:p>
          </table:table-cell>
          <table:table-cell office:value-type="float" office:value="-7.31667478991025" calcext:value-type="float">
            <text:p>-7.31667478991025</text:p>
          </table:table-cell>
          <table:table-cell office:value-type="float" office:value="890" calcext:value-type="float">
            <text:p>890</text:p>
          </table:table-cell>
          <table:table-cell table:formula="of:=[.D641]*-10" office:value-type="float" office:value="396.56235258143" calcext:value-type="float">
            <text:p>396.56235258143</text:p>
          </table:table-cell>
          <table:table-cell table:formula="of:=[.E641]*-10" office:value-type="float" office:value="73.1667478991025" calcext:value-type="float">
            <text:p>73.1667478991025</text:p>
          </table:table-cell>
          <table:table-cell table:formula="of:=[.F641]" office:value-type="float" office:value="890" calcext:value-type="float">
            <text:p>890</text:p>
          </table:table-cell>
        </table:table-row>
        <table:table-row table:style-name="ro2">
          <table:table-cell office:value-type="string" calcext:value-type="string">
            <text:p>Point (-39.64830523518094907 -7.68105769175077491)</text:p>
          </table:table-cell>
          <table:table-cell office:value-type="float" office:value="556" calcext:value-type="float">
            <text:p>556</text:p>
          </table:table-cell>
          <table:table-cell office:value-type="float" office:value="469" calcext:value-type="float">
            <text:p>469</text:p>
          </table:table-cell>
          <table:table-cell office:value-type="float" office:value="-39.6483052351809" calcext:value-type="float">
            <text:p>-39.6483052351809</text:p>
          </table:table-cell>
          <table:table-cell office:value-type="float" office:value="-7.68105769175078" calcext:value-type="float">
            <text:p>-7.68105769175078</text:p>
          </table:table-cell>
          <table:table-cell office:value-type="float" office:value="469" calcext:value-type="float">
            <text:p>469</text:p>
          </table:table-cell>
          <table:table-cell table:formula="of:=[.D642]*-10" office:value-type="float" office:value="396.483052351809" calcext:value-type="float">
            <text:p>396.483052351809</text:p>
          </table:table-cell>
          <table:table-cell table:formula="of:=[.E642]*-10" office:value-type="float" office:value="76.8105769175078" calcext:value-type="float">
            <text:p>76.8105769175078</text:p>
          </table:table-cell>
          <table:table-cell table:formula="of:=[.F642]"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Point (-39.46575700557577449 -7.01435356146471722)</text:p>
          </table:table-cell>
          <table:table-cell office:value-type="float" office:value="547" calcext:value-type="float">
            <text:p>547</text:p>
          </table:table-cell>
          <table:table-cell office:value-type="float" office:value="557" calcext:value-type="float">
            <text:p>557</text:p>
          </table:table-cell>
          <table:table-cell office:value-type="float" office:value="-39.4657570055758" calcext:value-type="float">
            <text:p>-39.4657570055758</text:p>
          </table:table-cell>
          <table:table-cell office:value-type="float" office:value="-7.01435356146472" calcext:value-type="float">
            <text:p>-7.01435356146472</text:p>
          </table:table-cell>
          <table:table-cell office:value-type="float" office:value="557" calcext:value-type="float">
            <text:p>557</text:p>
          </table:table-cell>
          <table:table-cell table:formula="of:=[.D643]*-10" office:value-type="float" office:value="394.657570055758" calcext:value-type="float">
            <text:p>394.657570055758</text:p>
          </table:table-cell>
          <table:table-cell table:formula="of:=[.E643]*-10" office:value-type="float" office:value="70.1435356146472" calcext:value-type="float">
            <text:p>70.1435356146472</text:p>
          </table:table-cell>
          <table:table-cell table:formula="of:=[.F643]" office:value-type="float" office:value="557" calcext:value-type="float">
            <text:p>557</text:p>
          </table:table-cell>
        </table:table-row>
        <table:table-row table:style-name="ro2">
          <table:table-cell office:value-type="string" calcext:value-type="string">
            <text:p>Point (-39.7942145058624277 -7.94517835689762197)</text:p>
          </table:table-cell>
          <table:table-cell office:value-type="float" office:value="546" calcext:value-type="float">
            <text:p>546</text:p>
          </table:table-cell>
          <table:table-cell office:value-type="float" office:value="406" calcext:value-type="float">
            <text:p>406</text:p>
          </table:table-cell>
          <table:table-cell office:value-type="float" office:value="-39.7942145058624" calcext:value-type="float">
            <text:p>-39.7942145058624</text:p>
          </table:table-cell>
          <table:table-cell office:value-type="float" office:value="-7.94517835689762" calcext:value-type="float">
            <text:p>-7.94517835689762</text:p>
          </table:table-cell>
          <table:table-cell office:value-type="float" office:value="406" calcext:value-type="float">
            <text:p>406</text:p>
          </table:table-cell>
          <table:table-cell table:formula="of:=[.D644]*-10" office:value-type="float" office:value="397.942145058624" calcext:value-type="float">
            <text:p>397.942145058624</text:p>
          </table:table-cell>
          <table:table-cell table:formula="of:=[.E644]*-10" office:value-type="float" office:value="79.4517835689762" calcext:value-type="float">
            <text:p>79.4517835689762</text:p>
          </table:table-cell>
          <table:table-cell table:formula="of:=[.F644]" office:value-type="float" office:value="406" calcext:value-type="float">
            <text:p>406</text:p>
          </table:table-cell>
        </table:table-row>
        <table:table-row table:style-name="ro2">
          <table:table-cell office:value-type="string" calcext:value-type="string">
            <text:p>Point (-39.29814550059519718 -7.57396779944396314)</text:p>
          </table:table-cell>
          <table:table-cell office:value-type="float" office:value="545" calcext:value-type="float">
            <text:p>545</text:p>
          </table:table-cell>
          <table:table-cell office:value-type="float" office:value="666" calcext:value-type="float">
            <text:p>666</text:p>
          </table:table-cell>
          <table:table-cell office:value-type="float" office:value="-39.2981455005952" calcext:value-type="float">
            <text:p>-39.2981455005952</text:p>
          </table:table-cell>
          <table:table-cell office:value-type="float" office:value="-7.57396779944396" calcext:value-type="float">
            <text:p>-7.57396779944396</text:p>
          </table:table-cell>
          <table:table-cell office:value-type="float" office:value="666" calcext:value-type="float">
            <text:p>666</text:p>
          </table:table-cell>
          <table:table-cell table:formula="of:=[.D645]*-10" office:value-type="float" office:value="392.981455005952" calcext:value-type="float">
            <text:p>392.981455005952</text:p>
          </table:table-cell>
          <table:table-cell table:formula="of:=[.E645]*-10" office:value-type="float" office:value="75.7396779944396" calcext:value-type="float">
            <text:p>75.7396779944396</text:p>
          </table:table-cell>
          <table:table-cell table:formula="of:=[.F645]" office:value-type="float" office:value="666" calcext:value-type="float">
            <text:p>666</text:p>
          </table:table-cell>
        </table:table-row>
        <table:table-row table:style-name="ro2">
          <table:table-cell office:value-type="string" calcext:value-type="string">
            <text:p>Point (-39.41176260411388199 -7.21627091983638458)</text:p>
          </table:table-cell>
          <table:table-cell office:value-type="float" office:value="544" calcext:value-type="float">
            <text:p>544</text:p>
          </table:table-cell>
          <table:table-cell office:value-type="float" office:value="421" calcext:value-type="float">
            <text:p>421</text:p>
          </table:table-cell>
          <table:table-cell office:value-type="float" office:value="-39.4117626041139" calcext:value-type="float">
            <text:p>-39.4117626041139</text:p>
          </table:table-cell>
          <table:table-cell office:value-type="float" office:value="-7.21627091983638" calcext:value-type="float">
            <text:p>-7.21627091983638</text:p>
          </table:table-cell>
          <table:table-cell office:value-type="float" office:value="421" calcext:value-type="float">
            <text:p>421</text:p>
          </table:table-cell>
          <table:table-cell table:formula="of:=[.D646]*-10" office:value-type="float" office:value="394.117626041139" calcext:value-type="float">
            <text:p>394.117626041139</text:p>
          </table:table-cell>
          <table:table-cell table:formula="of:=[.E646]*-10" office:value-type="float" office:value="72.1627091983638" calcext:value-type="float">
            <text:p>72.1627091983638</text:p>
          </table:table-cell>
          <table:table-cell table:formula="of:=[.F646]" office:value-type="float" office:value="421" calcext:value-type="float">
            <text:p>421</text:p>
          </table:table-cell>
        </table:table-row>
        <table:table-row table:style-name="ro2">
          <table:table-cell office:value-type="string" calcext:value-type="string">
            <text:p>Point (-39.61971349515140162 -7.20770820227582121)</text:p>
          </table:table-cell>
          <table:table-cell office:value-type="float" office:value="551" calcext:value-type="float">
            <text:p>551</text:p>
          </table:table-cell>
          <table:table-cell office:value-type="float" office:value="921" calcext:value-type="float">
            <text:p>921</text:p>
          </table:table-cell>
          <table:table-cell office:value-type="float" office:value="-39.6197134951514" calcext:value-type="float">
            <text:p>-39.6197134951514</text:p>
          </table:table-cell>
          <table:table-cell office:value-type="float" office:value="-7.20770820227582" calcext:value-type="float">
            <text:p>-7.20770820227582</text:p>
          </table:table-cell>
          <table:table-cell office:value-type="float" office:value="921" calcext:value-type="float">
            <text:p>921</text:p>
          </table:table-cell>
          <table:table-cell table:formula="of:=[.D647]*-10" office:value-type="float" office:value="396.197134951514" calcext:value-type="float">
            <text:p>396.197134951514</text:p>
          </table:table-cell>
          <table:table-cell table:formula="of:=[.E647]*-10" office:value-type="float" office:value="72.0770820227582" calcext:value-type="float">
            <text:p>72.0770820227582</text:p>
          </table:table-cell>
          <table:table-cell table:formula="of:=[.F647]" office:value-type="float" office:value="921" calcext:value-type="float">
            <text:p>921</text:p>
          </table:table-cell>
        </table:table-row>
        <table:table-row table:style-name="ro2">
          <table:table-cell office:value-type="string" calcext:value-type="string">
            <text:p>Point (-39.93156068901351574 -7.71891519345439381)</text:p>
          </table:table-cell>
          <table:table-cell office:value-type="float" office:value="550" calcext:value-type="float">
            <text:p>550</text:p>
          </table:table-cell>
          <table:table-cell office:value-type="float" office:value="480" calcext:value-type="float">
            <text:p>480</text:p>
          </table:table-cell>
          <table:table-cell office:value-type="float" office:value="-39.9315606890135" calcext:value-type="float">
            <text:p>-39.9315606890135</text:p>
          </table:table-cell>
          <table:table-cell office:value-type="float" office:value="-7.71891519345439" calcext:value-type="float">
            <text:p>-7.71891519345439</text:p>
          </table:table-cell>
          <table:table-cell office:value-type="float" office:value="480" calcext:value-type="float">
            <text:p>480</text:p>
          </table:table-cell>
          <table:table-cell table:formula="of:=[.D648]*-10" office:value-type="float" office:value="399.315606890135" calcext:value-type="float">
            <text:p>399.315606890135</text:p>
          </table:table-cell>
          <table:table-cell table:formula="of:=[.E648]*-10" office:value-type="float" office:value="77.1891519345439" calcext:value-type="float">
            <text:p>77.1891519345439</text:p>
          </table:table-cell>
          <table:table-cell table:formula="of:=[.F648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-39.45680603618446725 -7.37353720759013243)</text:p>
          </table:table-cell>
          <table:table-cell office:value-type="float" office:value="549" calcext:value-type="float">
            <text:p>549</text:p>
          </table:table-cell>
          <table:table-cell office:value-type="float" office:value="912" calcext:value-type="float">
            <text:p>912</text:p>
          </table:table-cell>
          <table:table-cell office:value-type="float" office:value="-39.4568060361845" calcext:value-type="float">
            <text:p>-39.4568060361845</text:p>
          </table:table-cell>
          <table:table-cell office:value-type="float" office:value="-7.37353720759013" calcext:value-type="float">
            <text:p>-7.37353720759013</text:p>
          </table:table-cell>
          <table:table-cell office:value-type="float" office:value="912" calcext:value-type="float">
            <text:p>912</text:p>
          </table:table-cell>
          <table:table-cell table:formula="of:=[.D649]*-10" office:value-type="float" office:value="394.568060361845" calcext:value-type="float">
            <text:p>394.568060361845</text:p>
          </table:table-cell>
          <table:table-cell table:formula="of:=[.E649]*-10" office:value-type="float" office:value="73.7353720759013" calcext:value-type="float">
            <text:p>73.7353720759013</text:p>
          </table:table-cell>
          <table:table-cell table:formula="of:=[.F649]" office:value-type="float" office:value="912" calcext:value-type="float">
            <text:p>912</text:p>
          </table:table-cell>
        </table:table-row>
        <table:table-row table:style-name="ro2">
          <table:table-cell office:value-type="string" calcext:value-type="string">
            <text:p>Point (-39.50866602919755621 -7.42876483837824697)</text:p>
          </table:table-cell>
          <table:table-cell office:value-type="float" office:value="548" calcext:value-type="float">
            <text:p>548</text:p>
          </table:table-cell>
          <table:table-cell office:value-type="float" office:value="863" calcext:value-type="float">
            <text:p>863</text:p>
          </table:table-cell>
          <table:table-cell office:value-type="float" office:value="-39.5086660291976" calcext:value-type="float">
            <text:p>-39.5086660291976</text:p>
          </table:table-cell>
          <table:table-cell office:value-type="float" office:value="-7.42876483837825" calcext:value-type="float">
            <text:p>-7.42876483837825</text:p>
          </table:table-cell>
          <table:table-cell office:value-type="float" office:value="863" calcext:value-type="float">
            <text:p>863</text:p>
          </table:table-cell>
          <table:table-cell table:formula="of:=[.D650]*-10" office:value-type="float" office:value="395.086660291976" calcext:value-type="float">
            <text:p>395.086660291976</text:p>
          </table:table-cell>
          <table:table-cell table:formula="of:=[.E650]*-10" office:value-type="float" office:value="74.2876483837825" calcext:value-type="float">
            <text:p>74.2876483837825</text:p>
          </table:table-cell>
          <table:table-cell table:formula="of:=[.F650]" office:value-type="float" office:value="863" calcext:value-type="float">
            <text:p>863</text:p>
          </table:table-cell>
        </table:table-row>
        <table:table-row table:style-name="ro2">
          <table:table-cell office:value-type="string" calcext:value-type="string">
            <text:p>Point (-39.4395192060918589 -7.32988302930651692)</text:p>
          </table:table-cell>
          <table:table-cell office:value-type="float" office:value="571" calcext:value-type="float">
            <text:p>571</text:p>
          </table:table-cell>
          <table:table-cell office:value-type="float" office:value="956" calcext:value-type="float">
            <text:p>956</text:p>
          </table:table-cell>
          <table:table-cell office:value-type="float" office:value="-39.4395192060919" calcext:value-type="float">
            <text:p>-39.4395192060919</text:p>
          </table:table-cell>
          <table:table-cell office:value-type="float" office:value="-7.32988302930652" calcext:value-type="float">
            <text:p>-7.32988302930652</text:p>
          </table:table-cell>
          <table:table-cell office:value-type="float" office:value="956" calcext:value-type="float">
            <text:p>956</text:p>
          </table:table-cell>
          <table:table-cell table:formula="of:=[.D651]*-10" office:value-type="float" office:value="394.395192060919" calcext:value-type="float">
            <text:p>394.395192060919</text:p>
          </table:table-cell>
          <table:table-cell table:formula="of:=[.E651]*-10" office:value-type="float" office:value="73.2988302930652" calcext:value-type="float">
            <text:p>73.2988302930652</text:p>
          </table:table-cell>
          <table:table-cell table:formula="of:=[.F651]" office:value-type="float" office:value="956" calcext:value-type="float">
            <text:p>956</text:p>
          </table:table-cell>
        </table:table-row>
        <table:table-row table:style-name="ro2">
          <table:table-cell office:value-type="string" calcext:value-type="string">
            <text:p>Point (-39.11653231959490284 -7.0010826236492294)</text:p>
          </table:table-cell>
          <table:table-cell office:value-type="float" office:value="570" calcext:value-type="float">
            <text:p>570</text:p>
          </table:table-cell>
          <table:table-cell office:value-type="float" office:value="334" calcext:value-type="float">
            <text:p>334</text:p>
          </table:table-cell>
          <table:table-cell office:value-type="float" office:value="-39.1165323195949" calcext:value-type="float">
            <text:p>-39.1165323195949</text:p>
          </table:table-cell>
          <table:table-cell office:value-type="float" office:value="-7.00108262364923" calcext:value-type="float">
            <text:p>-7.00108262364923</text:p>
          </table:table-cell>
          <table:table-cell office:value-type="float" office:value="334" calcext:value-type="float">
            <text:p>334</text:p>
          </table:table-cell>
          <table:table-cell table:formula="of:=[.D652]*-10" office:value-type="float" office:value="391.165323195949" calcext:value-type="float">
            <text:p>391.165323195949</text:p>
          </table:table-cell>
          <table:table-cell table:formula="of:=[.E652]*-10" office:value-type="float" office:value="70.0108262364923" calcext:value-type="float">
            <text:p>70.0108262364923</text:p>
          </table:table-cell>
          <table:table-cell table:formula="of:=[.F652]" office:value-type="float" office:value="334" calcext:value-type="float">
            <text:p>334</text:p>
          </table:table-cell>
        </table:table-row>
        <table:table-row table:style-name="ro2">
          <table:table-cell office:value-type="string" calcext:value-type="string">
            <text:p>Point (-39.89410064035579495 -7.17986786540918942)</text:p>
          </table:table-cell>
          <table:table-cell office:value-type="float" office:value="569" calcext:value-type="float">
            <text:p>569</text:p>
          </table:table-cell>
          <table:table-cell office:value-type="float" office:value="799" calcext:value-type="float">
            <text:p>799</text:p>
          </table:table-cell>
          <table:table-cell office:value-type="float" office:value="-39.8941006403558" calcext:value-type="float">
            <text:p>-39.8941006403558</text:p>
          </table:table-cell>
          <table:table-cell office:value-type="float" office:value="-7.17986786540919" calcext:value-type="float">
            <text:p>-7.17986786540919</text:p>
          </table:table-cell>
          <table:table-cell office:value-type="float" office:value="799" calcext:value-type="float">
            <text:p>799</text:p>
          </table:table-cell>
          <table:table-cell table:formula="of:=[.D653]*-10" office:value-type="float" office:value="398.941006403558" calcext:value-type="float">
            <text:p>398.941006403558</text:p>
          </table:table-cell>
          <table:table-cell table:formula="of:=[.E653]*-10" office:value-type="float" office:value="71.7986786540919" calcext:value-type="float">
            <text:p>71.7986786540919</text:p>
          </table:table-cell>
          <table:table-cell table:formula="of:=[.F653]" office:value-type="float" office:value="799" calcext:value-type="float">
            <text:p>799</text:p>
          </table:table-cell>
        </table:table-row>
        <table:table-row table:style-name="ro2">
          <table:table-cell office:value-type="string" calcext:value-type="string">
            <text:p>Point (-39.20613332485229563 -7.56641475757504711)</text:p>
          </table:table-cell>
          <table:table-cell office:value-type="float" office:value="568" calcext:value-type="float">
            <text:p>568</text:p>
          </table:table-cell>
          <table:table-cell office:value-type="float" office:value="932" calcext:value-type="float">
            <text:p>932</text:p>
          </table:table-cell>
          <table:table-cell office:value-type="float" office:value="-39.2061333248523" calcext:value-type="float">
            <text:p>-39.2061333248523</text:p>
          </table:table-cell>
          <table:table-cell office:value-type="float" office:value="-7.56641475757505" calcext:value-type="float">
            <text:p>-7.56641475757505</text:p>
          </table:table-cell>
          <table:table-cell office:value-type="float" office:value="932" calcext:value-type="float">
            <text:p>932</text:p>
          </table:table-cell>
          <table:table-cell table:formula="of:=[.D654]*-10" office:value-type="float" office:value="392.061333248523" calcext:value-type="float">
            <text:p>392.061333248523</text:p>
          </table:table-cell>
          <table:table-cell table:formula="of:=[.E654]*-10" office:value-type="float" office:value="75.6641475757505" calcext:value-type="float">
            <text:p>75.6641475757505</text:p>
          </table:table-cell>
          <table:table-cell table:formula="of:=[.F654]" office:value-type="float" office:value="932" calcext:value-type="float">
            <text:p>932</text:p>
          </table:table-cell>
        </table:table-row>
        <table:table-row table:style-name="ro2">
          <table:table-cell office:value-type="string" calcext:value-type="string">
            <text:p>Point (-39.61565498174348932 -7.30297122009189259)</text:p>
          </table:table-cell>
          <table:table-cell office:value-type="float" office:value="575" calcext:value-type="float">
            <text:p>575</text:p>
          </table:table-cell>
          <table:table-cell office:value-type="float" office:value="899" calcext:value-type="float">
            <text:p>899</text:p>
          </table:table-cell>
          <table:table-cell office:value-type="float" office:value="-39.6156549817435" calcext:value-type="float">
            <text:p>-39.6156549817435</text:p>
          </table:table-cell>
          <table:table-cell office:value-type="float" office:value="-7.30297122009189" calcext:value-type="float">
            <text:p>-7.30297122009189</text:p>
          </table:table-cell>
          <table:table-cell office:value-type="float" office:value="899" calcext:value-type="float">
            <text:p>899</text:p>
          </table:table-cell>
          <table:table-cell table:formula="of:=[.D655]*-10" office:value-type="float" office:value="396.156549817435" calcext:value-type="float">
            <text:p>396.156549817435</text:p>
          </table:table-cell>
          <table:table-cell table:formula="of:=[.E655]*-10" office:value-type="float" office:value="73.0297122009189" calcext:value-type="float">
            <text:p>73.0297122009189</text:p>
          </table:table-cell>
          <table:table-cell table:formula="of:=[.F655]" office:value-type="float" office:value="899" calcext:value-type="float">
            <text:p>899</text:p>
          </table:table-cell>
        </table:table-row>
        <table:table-row table:style-name="ro2">
          <table:table-cell office:value-type="string" calcext:value-type="string">
            <text:p>Point (-39.09478180971932204 -7.28658620462978757)</text:p>
          </table:table-cell>
          <table:table-cell office:value-type="float" office:value="574" calcext:value-type="float">
            <text:p>574</text:p>
          </table:table-cell>
          <table:table-cell office:value-type="float" office:value="466" calcext:value-type="float">
            <text:p>466</text:p>
          </table:table-cell>
          <table:table-cell office:value-type="float" office:value="-39.0947818097193" calcext:value-type="float">
            <text:p>-39.0947818097193</text:p>
          </table:table-cell>
          <table:table-cell office:value-type="float" office:value="-7.28658620462979" calcext:value-type="float">
            <text:p>-7.28658620462979</text:p>
          </table:table-cell>
          <table:table-cell office:value-type="float" office:value="466" calcext:value-type="float">
            <text:p>466</text:p>
          </table:table-cell>
          <table:table-cell table:formula="of:=[.D656]*-10" office:value-type="float" office:value="390.947818097193" calcext:value-type="float">
            <text:p>390.947818097193</text:p>
          </table:table-cell>
          <table:table-cell table:formula="of:=[.E656]*-10" office:value-type="float" office:value="72.8658620462979" calcext:value-type="float">
            <text:p>72.8658620462979</text:p>
          </table:table-cell>
          <table:table-cell table:formula="of:=[.F656]"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Point (-39.86937472554004813 -7.39389423433768123)</text:p>
          </table:table-cell>
          <table:table-cell office:value-type="float" office:value="573" calcext:value-type="float">
            <text:p>573</text:p>
          </table:table-cell>
          <table:table-cell office:value-type="float" office:value="865" calcext:value-type="float">
            <text:p>865</text:p>
          </table:table-cell>
          <table:table-cell office:value-type="float" office:value="-39.86937472554" calcext:value-type="float">
            <text:p>-39.86937472554</text:p>
          </table:table-cell>
          <table:table-cell office:value-type="float" office:value="-7.39389423433768" calcext:value-type="float">
            <text:p>-7.39389423433768</text:p>
          </table:table-cell>
          <table:table-cell office:value-type="float" office:value="865" calcext:value-type="float">
            <text:p>865</text:p>
          </table:table-cell>
          <table:table-cell table:formula="of:=[.D657]*-10" office:value-type="float" office:value="398.6937472554" calcext:value-type="float">
            <text:p>398.6937472554</text:p>
          </table:table-cell>
          <table:table-cell table:formula="of:=[.E657]*-10" office:value-type="float" office:value="73.9389423433768" calcext:value-type="float">
            <text:p>73.9389423433768</text:p>
          </table:table-cell>
          <table:table-cell table:formula="of:=[.F657]" office:value-type="float" office:value="865" calcext:value-type="float">
            <text:p>865</text:p>
          </table:table-cell>
        </table:table-row>
        <table:table-row table:style-name="ro2">
          <table:table-cell office:value-type="string" calcext:value-type="string">
            <text:p>Point (-39.43187694717269665 -7.24732170672877274)</text:p>
          </table:table-cell>
          <table:table-cell office:value-type="float" office:value="572" calcext:value-type="float">
            <text:p>572</text:p>
          </table:table-cell>
          <table:table-cell office:value-type="float" office:value="527" calcext:value-type="float">
            <text:p>527</text:p>
          </table:table-cell>
          <table:table-cell office:value-type="float" office:value="-39.4318769471727" calcext:value-type="float">
            <text:p>-39.4318769471727</text:p>
          </table:table-cell>
          <table:table-cell office:value-type="float" office:value="-7.24732170672877" calcext:value-type="float">
            <text:p>-7.24732170672877</text:p>
          </table:table-cell>
          <table:table-cell office:value-type="float" office:value="527" calcext:value-type="float">
            <text:p>527</text:p>
          </table:table-cell>
          <table:table-cell table:formula="of:=[.D658]*-10" office:value-type="float" office:value="394.318769471727" calcext:value-type="float">
            <text:p>394.318769471727</text:p>
          </table:table-cell>
          <table:table-cell table:formula="of:=[.E658]*-10" office:value-type="float" office:value="72.4732170672877" calcext:value-type="float">
            <text:p>72.4732170672877</text:p>
          </table:table-cell>
          <table:table-cell table:formula="of:=[.F658]" office:value-type="float" office:value="527" calcext:value-type="float">
            <text:p>527</text:p>
          </table:table-cell>
        </table:table-row>
        <table:table-row table:style-name="ro2">
          <table:table-cell office:value-type="string" calcext:value-type="string">
            <text:p>Point (-39.00645915247791606 -7.39862472703893204)</text:p>
          </table:table-cell>
          <table:table-cell office:value-type="float" office:value="563" calcext:value-type="float">
            <text:p>563</text:p>
          </table:table-cell>
          <table:table-cell office:value-type="float" office:value="410" calcext:value-type="float">
            <text:p>410</text:p>
          </table:table-cell>
          <table:table-cell office:value-type="float" office:value="-39.0064591524779" calcext:value-type="float">
            <text:p>-39.0064591524779</text:p>
          </table:table-cell>
          <table:table-cell office:value-type="float" office:value="-7.39862472703893" calcext:value-type="float">
            <text:p>-7.39862472703893</text:p>
          </table:table-cell>
          <table:table-cell office:value-type="float" office:value="410" calcext:value-type="float">
            <text:p>410</text:p>
          </table:table-cell>
          <table:table-cell table:formula="of:=[.D659]*-10" office:value-type="float" office:value="390.064591524779" calcext:value-type="float">
            <text:p>390.064591524779</text:p>
          </table:table-cell>
          <table:table-cell table:formula="of:=[.E659]*-10" office:value-type="float" office:value="73.9862472703893" calcext:value-type="float">
            <text:p>73.9862472703893</text:p>
          </table:table-cell>
          <table:table-cell table:formula="of:=[.F659]"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Point (-39.38976251128556072 -7.67609120659396016)</text:p>
          </table:table-cell>
          <table:table-cell office:value-type="float" office:value="562" calcext:value-type="float">
            <text:p>562</text:p>
          </table:table-cell>
          <table:table-cell office:value-type="float" office:value="570" calcext:value-type="float">
            <text:p>570</text:p>
          </table:table-cell>
          <table:table-cell office:value-type="float" office:value="-39.3897625112856" calcext:value-type="float">
            <text:p>-39.3897625112856</text:p>
          </table:table-cell>
          <table:table-cell office:value-type="float" office:value="-7.67609120659396" calcext:value-type="float">
            <text:p>-7.67609120659396</text:p>
          </table:table-cell>
          <table:table-cell office:value-type="float" office:value="570" calcext:value-type="float">
            <text:p>570</text:p>
          </table:table-cell>
          <table:table-cell table:formula="of:=[.D660]*-10" office:value-type="float" office:value="393.897625112856" calcext:value-type="float">
            <text:p>393.897625112856</text:p>
          </table:table-cell>
          <table:table-cell table:formula="of:=[.E660]*-10" office:value-type="float" office:value="76.7609120659396" calcext:value-type="float">
            <text:p>76.7609120659396</text:p>
          </table:table-cell>
          <table:table-cell table:formula="of:=[.F660]"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Point (-39.93934130779206981 -7.09297332959070026)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  <table:table-cell office:value-type="float" office:value="-39.9393413077921" calcext:value-type="float">
            <text:p>-39.9393413077921</text:p>
          </table:table-cell>
          <table:table-cell office:value-type="float" office:value="-7.0929733295907" calcext:value-type="float">
            <text:p>-7.0929733295907</text:p>
          </table:table-cell>
          <table:table-cell office:value-type="float" office:value="571" calcext:value-type="float">
            <text:p>571</text:p>
          </table:table-cell>
          <table:table-cell table:formula="of:=[.D661]*-10" office:value-type="float" office:value="399.393413077921" calcext:value-type="float">
            <text:p>399.393413077921</text:p>
          </table:table-cell>
          <table:table-cell table:formula="of:=[.E661]*-10" office:value-type="float" office:value="70.929733295907" calcext:value-type="float">
            <text:p>70.929733295907</text:p>
          </table:table-cell>
          <table:table-cell table:formula="of:=[.F661]" office:value-type="float" office:value="571" calcext:value-type="float">
            <text:p>571</text:p>
          </table:table-cell>
        </table:table-row>
        <table:table-row table:style-name="ro2">
          <table:table-cell office:value-type="string" calcext:value-type="string">
            <text:p>Point (-39.03534580564310374 -7.95967171803789597)</text:p>
          </table:table-cell>
          <table:table-cell office:value-type="float" office:value="560" calcext:value-type="float">
            <text:p>560</text:p>
          </table:table-cell>
          <table:table-cell office:value-type="float" office:value="455" calcext:value-type="float">
            <text:p>455</text:p>
          </table:table-cell>
          <table:table-cell office:value-type="float" office:value="-39.0353458056431" calcext:value-type="float">
            <text:p>-39.0353458056431</text:p>
          </table:table-cell>
          <table:table-cell office:value-type="float" office:value="-7.9596717180379" calcext:value-type="float">
            <text:p>-7.9596717180379</text:p>
          </table:table-cell>
          <table:table-cell office:value-type="float" office:value="455" calcext:value-type="float">
            <text:p>455</text:p>
          </table:table-cell>
          <table:table-cell table:formula="of:=[.D662]*-10" office:value-type="float" office:value="390.353458056431" calcext:value-type="float">
            <text:p>390.353458056431</text:p>
          </table:table-cell>
          <table:table-cell table:formula="of:=[.E662]*-10" office:value-type="float" office:value="79.596717180379" calcext:value-type="float">
            <text:p>79.596717180379</text:p>
          </table:table-cell>
          <table:table-cell table:formula="of:=[.F662]" office:value-type="float" office:value="455" calcext:value-type="float">
            <text:p>455</text:p>
          </table:table-cell>
        </table:table-row>
        <table:table-row table:style-name="ro2">
          <table:table-cell office:value-type="string" calcext:value-type="string">
            <text:p>Point (-39.24450942135996456 -7.53877123063954713)</text:p>
          </table:table-cell>
          <table:table-cell office:value-type="float" office:value="567" calcext:value-type="float">
            <text:p>567</text:p>
          </table:table-cell>
          <table:table-cell office:value-type="float" office:value="915" calcext:value-type="float">
            <text:p>915</text:p>
          </table:table-cell>
          <table:table-cell office:value-type="float" office:value="-39.24450942136" calcext:value-type="float">
            <text:p>-39.24450942136</text:p>
          </table:table-cell>
          <table:table-cell office:value-type="float" office:value="-7.53877123063955" calcext:value-type="float">
            <text:p>-7.53877123063955</text:p>
          </table:table-cell>
          <table:table-cell office:value-type="float" office:value="915" calcext:value-type="float">
            <text:p>915</text:p>
          </table:table-cell>
          <table:table-cell table:formula="of:=[.D663]*-10" office:value-type="float" office:value="392.4450942136" calcext:value-type="float">
            <text:p>392.4450942136</text:p>
          </table:table-cell>
          <table:table-cell table:formula="of:=[.E663]*-10" office:value-type="float" office:value="75.3877123063955" calcext:value-type="float">
            <text:p>75.3877123063955</text:p>
          </table:table-cell>
          <table:table-cell table:formula="of:=[.F663]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Point (-39.10437195804140487 -7.01004686879122474)</text:p>
          </table:table-cell>
          <table:table-cell office:value-type="float" office:value="566" calcext:value-type="float">
            <text:p>566</text:p>
          </table:table-cell>
          <table:table-cell office:value-type="float" office:value="330" calcext:value-type="float">
            <text:p>330</text:p>
          </table:table-cell>
          <table:table-cell office:value-type="float" office:value="-39.1043719580414" calcext:value-type="float">
            <text:p>-39.1043719580414</text:p>
          </table:table-cell>
          <table:table-cell office:value-type="float" office:value="-7.01004686879123" calcext:value-type="float">
            <text:p>-7.01004686879123</text:p>
          </table:table-cell>
          <table:table-cell office:value-type="float" office:value="330" calcext:value-type="float">
            <text:p>330</text:p>
          </table:table-cell>
          <table:table-cell table:formula="of:=[.D664]*-10" office:value-type="float" office:value="391.043719580414" calcext:value-type="float">
            <text:p>391.043719580414</text:p>
          </table:table-cell>
          <table:table-cell table:formula="of:=[.E664]*-10" office:value-type="float" office:value="70.1004686879123" calcext:value-type="float">
            <text:p>70.1004686879123</text:p>
          </table:table-cell>
          <table:table-cell table:formula="of:=[.F664]"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Point (-39.54928175288605985 -7.89938012379661192)</text:p>
          </table:table-cell>
          <table:table-cell office:value-type="float" office:value="565" calcext:value-type="float">
            <text:p>565</text:p>
          </table:table-cell>
          <table:table-cell office:value-type="float" office:value="428" calcext:value-type="float">
            <text:p>428</text:p>
          </table:table-cell>
          <table:table-cell office:value-type="float" office:value="-39.5492817528861" calcext:value-type="float">
            <text:p>-39.5492817528861</text:p>
          </table:table-cell>
          <table:table-cell office:value-type="float" office:value="-7.89938012379661" calcext:value-type="float">
            <text:p>-7.89938012379661</text:p>
          </table:table-cell>
          <table:table-cell office:value-type="float" office:value="428" calcext:value-type="float">
            <text:p>428</text:p>
          </table:table-cell>
          <table:table-cell table:formula="of:=[.D665]*-10" office:value-type="float" office:value="395.492817528861" calcext:value-type="float">
            <text:p>395.492817528861</text:p>
          </table:table-cell>
          <table:table-cell table:formula="of:=[.E665]*-10" office:value-type="float" office:value="78.9938012379661" calcext:value-type="float">
            <text:p>78.9938012379661</text:p>
          </table:table-cell>
          <table:table-cell table:formula="of:=[.F665]" office:value-type="float" office:value="428" calcext:value-type="float">
            <text:p>428</text:p>
          </table:table-cell>
        </table:table-row>
        <table:table-row table:style-name="ro2">
          <table:table-cell office:value-type="string" calcext:value-type="string">
            <text:p>Point (-39.39896957129043642 -7.09128306683468601)</text:p>
          </table:table-cell>
          <table:table-cell office:value-type="float" office:value="564" calcext:value-type="float">
            <text:p>564</text:p>
          </table:table-cell>
          <table:table-cell office:value-type="float" office:value="435" calcext:value-type="float">
            <text:p>435</text:p>
          </table:table-cell>
          <table:table-cell office:value-type="float" office:value="-39.3989695712904" calcext:value-type="float">
            <text:p>-39.3989695712904</text:p>
          </table:table-cell>
          <table:table-cell office:value-type="float" office:value="-7.09128306683469" calcext:value-type="float">
            <text:p>-7.09128306683469</text:p>
          </table:table-cell>
          <table:table-cell office:value-type="float" office:value="435" calcext:value-type="float">
            <text:p>435</text:p>
          </table:table-cell>
          <table:table-cell table:formula="of:=[.D666]*-10" office:value-type="float" office:value="393.989695712904" calcext:value-type="float">
            <text:p>393.989695712904</text:p>
          </table:table-cell>
          <table:table-cell table:formula="of:=[.E666]*-10" office:value-type="float" office:value="70.9128306683469" calcext:value-type="float">
            <text:p>70.9128306683469</text:p>
          </table:table-cell>
          <table:table-cell table:formula="of:=[.F666]"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Point (-39.01018113972688894 -7.49248384274253176)</text:p>
          </table:table-cell>
          <table:table-cell office:value-type="float" office:value="459" calcext:value-type="float">
            <text:p>459</text:p>
          </table:table-cell>
          <table:table-cell office:value-type="float" office:value="422" calcext:value-type="float">
            <text:p>422</text:p>
          </table:table-cell>
          <table:table-cell office:value-type="float" office:value="-39.0101811397269" calcext:value-type="float">
            <text:p>-39.0101811397269</text:p>
          </table:table-cell>
          <table:table-cell office:value-type="float" office:value="-7.49248384274253" calcext:value-type="float">
            <text:p>-7.49248384274253</text:p>
          </table:table-cell>
          <table:table-cell office:value-type="float" office:value="422" calcext:value-type="float">
            <text:p>422</text:p>
          </table:table-cell>
          <table:table-cell table:formula="of:=[.D667]*-10" office:value-type="float" office:value="390.101811397269" calcext:value-type="float">
            <text:p>390.101811397269</text:p>
          </table:table-cell>
          <table:table-cell table:formula="of:=[.E667]*-10" office:value-type="float" office:value="74.9248384274253" calcext:value-type="float">
            <text:p>74.9248384274253</text:p>
          </table:table-cell>
          <table:table-cell table:formula="of:=[.F667]"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Point (-39.1039079108608334 -7.03316014393276756)</text:p>
          </table:table-cell>
          <table:table-cell office:value-type="float" office:value="458" calcext:value-type="float">
            <text:p>458</text:p>
          </table:table-cell>
          <table:table-cell office:value-type="float" office:value="451" calcext:value-type="float">
            <text:p>451</text:p>
          </table:table-cell>
          <table:table-cell office:value-type="float" office:value="-39.1039079108608" calcext:value-type="float">
            <text:p>-39.1039079108608</text:p>
          </table:table-cell>
          <table:table-cell office:value-type="float" office:value="-7.03316014393277" calcext:value-type="float">
            <text:p>-7.03316014393277</text:p>
          </table:table-cell>
          <table:table-cell office:value-type="float" office:value="451" calcext:value-type="float">
            <text:p>451</text:p>
          </table:table-cell>
          <table:table-cell table:formula="of:=[.D668]*-10" office:value-type="float" office:value="391.039079108608" calcext:value-type="float">
            <text:p>391.039079108608</text:p>
          </table:table-cell>
          <table:table-cell table:formula="of:=[.E668]*-10" office:value-type="float" office:value="70.3316014393277" calcext:value-type="float">
            <text:p>70.3316014393277</text:p>
          </table:table-cell>
          <table:table-cell table:formula="of:=[.F668]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Point (-39.89553872910691723 -7.61084930714553742)</text:p>
          </table:table-cell>
          <table:table-cell office:value-type="float" office:value="457" calcext:value-type="float">
            <text:p>457</text:p>
          </table:table-cell>
          <table:table-cell office:value-type="float" office:value="899" calcext:value-type="float">
            <text:p>899</text:p>
          </table:table-cell>
          <table:table-cell office:value-type="float" office:value="-39.8955387291069" calcext:value-type="float">
            <text:p>-39.8955387291069</text:p>
          </table:table-cell>
          <table:table-cell office:value-type="float" office:value="-7.61084930714554" calcext:value-type="float">
            <text:p>-7.61084930714554</text:p>
          </table:table-cell>
          <table:table-cell office:value-type="float" office:value="899" calcext:value-type="float">
            <text:p>899</text:p>
          </table:table-cell>
          <table:table-cell table:formula="of:=[.D669]*-10" office:value-type="float" office:value="398.955387291069" calcext:value-type="float">
            <text:p>398.955387291069</text:p>
          </table:table-cell>
          <table:table-cell table:formula="of:=[.E669]*-10" office:value-type="float" office:value="76.1084930714554" calcext:value-type="float">
            <text:p>76.1084930714554</text:p>
          </table:table-cell>
          <table:table-cell table:formula="of:=[.F669]" office:value-type="float" office:value="899" calcext:value-type="float">
            <text:p>899</text:p>
          </table:table-cell>
        </table:table-row>
        <table:table-row table:style-name="ro2">
          <table:table-cell office:value-type="string" calcext:value-type="string">
            <text:p>Point (-39.21939941273785024 -7.58317626359804287)</text:p>
          </table:table-cell>
          <table:table-cell office:value-type="float" office:value="456" calcext:value-type="float">
            <text:p>456</text:p>
          </table:table-cell>
          <table:table-cell office:value-type="float" office:value="752" calcext:value-type="float">
            <text:p>752</text:p>
          </table:table-cell>
          <table:table-cell office:value-type="float" office:value="-39.2193994127378" calcext:value-type="float">
            <text:p>-39.2193994127378</text:p>
          </table:table-cell>
          <table:table-cell office:value-type="float" office:value="-7.58317626359804" calcext:value-type="float">
            <text:p>-7.58317626359804</text:p>
          </table:table-cell>
          <table:table-cell office:value-type="float" office:value="752" calcext:value-type="float">
            <text:p>752</text:p>
          </table:table-cell>
          <table:table-cell table:formula="of:=[.D670]*-10" office:value-type="float" office:value="392.193994127378" calcext:value-type="float">
            <text:p>392.193994127378</text:p>
          </table:table-cell>
          <table:table-cell table:formula="of:=[.E670]*-10" office:value-type="float" office:value="75.8317626359804" calcext:value-type="float">
            <text:p>75.8317626359804</text:p>
          </table:table-cell>
          <table:table-cell table:formula="of:=[.F670]" office:value-type="float" office:value="752" calcext:value-type="float">
            <text:p>752</text:p>
          </table:table-cell>
        </table:table-row>
        <table:table-row table:style-name="ro2">
          <table:table-cell office:value-type="string" calcext:value-type="string">
            <text:p>Point (-39.76989244284903435 -7.07750395094083018)</text:p>
          </table:table-cell>
          <table:table-cell office:value-type="float" office:value="463" calcext:value-type="float">
            <text:p>463</text:p>
          </table:table-cell>
          <table:table-cell office:value-type="float" office:value="578" calcext:value-type="float">
            <text:p>578</text:p>
          </table:table-cell>
          <table:table-cell office:value-type="float" office:value="-39.769892442849" calcext:value-type="float">
            <text:p>-39.769892442849</text:p>
          </table:table-cell>
          <table:table-cell office:value-type="float" office:value="-7.07750395094083" calcext:value-type="float">
            <text:p>-7.07750395094083</text:p>
          </table:table-cell>
          <table:table-cell office:value-type="float" office:value="578" calcext:value-type="float">
            <text:p>578</text:p>
          </table:table-cell>
          <table:table-cell table:formula="of:=[.D671]*-10" office:value-type="float" office:value="397.69892442849" calcext:value-type="float">
            <text:p>397.69892442849</text:p>
          </table:table-cell>
          <table:table-cell table:formula="of:=[.E671]*-10" office:value-type="float" office:value="70.7750395094083" calcext:value-type="float">
            <text:p>70.7750395094083</text:p>
          </table:table-cell>
          <table:table-cell table:formula="of:=[.F671]" office:value-type="float" office:value="578" calcext:value-type="float">
            <text:p>578</text:p>
          </table:table-cell>
        </table:table-row>
        <table:table-row table:style-name="ro2">
          <table:table-cell office:value-type="string" calcext:value-type="string">
            <text:p>Point (-39.52989722969572739 -7.59982465273985675)</text:p>
          </table:table-cell>
          <table:table-cell office:value-type="float" office:value="462" calcext:value-type="float">
            <text:p>462</text:p>
          </table:table-cell>
          <table:table-cell office:value-type="float" office:value="568" calcext:value-type="float">
            <text:p>568</text:p>
          </table:table-cell>
          <table:table-cell office:value-type="float" office:value="-39.5298972296957" calcext:value-type="float">
            <text:p>-39.5298972296957</text:p>
          </table:table-cell>
          <table:table-cell office:value-type="float" office:value="-7.59982465273986" calcext:value-type="float">
            <text:p>-7.59982465273986</text:p>
          </table:table-cell>
          <table:table-cell office:value-type="float" office:value="568" calcext:value-type="float">
            <text:p>568</text:p>
          </table:table-cell>
          <table:table-cell table:formula="of:=[.D672]*-10" office:value-type="float" office:value="395.298972296957" calcext:value-type="float">
            <text:p>395.298972296957</text:p>
          </table:table-cell>
          <table:table-cell table:formula="of:=[.E672]*-10" office:value-type="float" office:value="75.9982465273986" calcext:value-type="float">
            <text:p>75.9982465273986</text:p>
          </table:table-cell>
          <table:table-cell table:formula="of:=[.F672]" office:value-type="float" office:value="568" calcext:value-type="float">
            <text:p>568</text:p>
          </table:table-cell>
        </table:table-row>
        <table:table-row table:style-name="ro2">
          <table:table-cell office:value-type="string" calcext:value-type="string">
            <text:p>Point (-39.20939910289420993 -7.4011696852483011)</text:p>
          </table:table-cell>
          <table:table-cell office:value-type="float" office:value="461" calcext:value-type="float">
            <text:p>461</text:p>
          </table:table-cell>
          <table:table-cell office:value-type="float" office:value="639" calcext:value-type="float">
            <text:p>639</text:p>
          </table:table-cell>
          <table:table-cell office:value-type="float" office:value="-39.2093991028942" calcext:value-type="float">
            <text:p>-39.2093991028942</text:p>
          </table:table-cell>
          <table:table-cell office:value-type="float" office:value="-7.4011696852483" calcext:value-type="float">
            <text:p>-7.4011696852483</text:p>
          </table:table-cell>
          <table:table-cell office:value-type="float" office:value="639" calcext:value-type="float">
            <text:p>639</text:p>
          </table:table-cell>
          <table:table-cell table:formula="of:=[.D673]*-10" office:value-type="float" office:value="392.093991028942" calcext:value-type="float">
            <text:p>392.093991028942</text:p>
          </table:table-cell>
          <table:table-cell table:formula="of:=[.E673]*-10" office:value-type="float" office:value="74.011696852483" calcext:value-type="float">
            <text:p>74.011696852483</text:p>
          </table:table-cell>
          <table:table-cell table:formula="of:=[.F673]" office:value-type="float" office:value="639" calcext:value-type="float">
            <text:p>639</text:p>
          </table:table-cell>
        </table:table-row>
        <table:table-row table:style-name="ro2">
          <table:table-cell office:value-type="string" calcext:value-type="string">
            <text:p>Point (-39.51301363386217247 -7.29609321260700039)</text:p>
          </table:table-cell>
          <table:table-cell office:value-type="float" office:value="460" calcext:value-type="float">
            <text:p>460</text:p>
          </table:table-cell>
          <table:table-cell office:value-type="float" office:value="935" calcext:value-type="float">
            <text:p>935</text:p>
          </table:table-cell>
          <table:table-cell office:value-type="float" office:value="-39.5130136338622" calcext:value-type="float">
            <text:p>-39.5130136338622</text:p>
          </table:table-cell>
          <table:table-cell office:value-type="float" office:value="-7.296093212607" calcext:value-type="float">
            <text:p>-7.296093212607</text:p>
          </table:table-cell>
          <table:table-cell office:value-type="float" office:value="935" calcext:value-type="float">
            <text:p>935</text:p>
          </table:table-cell>
          <table:table-cell table:formula="of:=[.D674]*-10" office:value-type="float" office:value="395.130136338622" calcext:value-type="float">
            <text:p>395.130136338622</text:p>
          </table:table-cell>
          <table:table-cell table:formula="of:=[.E674]*-10" office:value-type="float" office:value="72.96093212607" calcext:value-type="float">
            <text:p>72.96093212607</text:p>
          </table:table-cell>
          <table:table-cell table:formula="of:=[.F674]" office:value-type="float" office:value="935" calcext:value-type="float">
            <text:p>935</text:p>
          </table:table-cell>
        </table:table-row>
        <table:table-row table:style-name="ro2">
          <table:table-cell office:value-type="string" calcext:value-type="string">
            <text:p>Point (-39.86505542084555742 -7.51022581513069287)</text:p>
          </table:table-cell>
          <table:table-cell office:value-type="float" office:value="451" calcext:value-type="float">
            <text:p>451</text:p>
          </table:table-cell>
          <table:table-cell office:value-type="float" office:value="875" calcext:value-type="float">
            <text:p>875</text:p>
          </table:table-cell>
          <table:table-cell office:value-type="float" office:value="-39.8650554208456" calcext:value-type="float">
            <text:p>-39.8650554208456</text:p>
          </table:table-cell>
          <table:table-cell office:value-type="float" office:value="-7.51022581513069" calcext:value-type="float">
            <text:p>-7.51022581513069</text:p>
          </table:table-cell>
          <table:table-cell office:value-type="float" office:value="875" calcext:value-type="float">
            <text:p>875</text:p>
          </table:table-cell>
          <table:table-cell table:formula="of:=[.D675]*-10" office:value-type="float" office:value="398.650554208456" calcext:value-type="float">
            <text:p>398.650554208456</text:p>
          </table:table-cell>
          <table:table-cell table:formula="of:=[.E675]*-10" office:value-type="float" office:value="75.1022581513069" calcext:value-type="float">
            <text:p>75.1022581513069</text:p>
          </table:table-cell>
          <table:table-cell table:formula="of:=[.F675]" office:value-type="float" office:value="875" calcext:value-type="float">
            <text:p>875</text:p>
          </table:table-cell>
        </table:table-row>
        <table:table-row table:style-name="ro2">
          <table:table-cell office:value-type="string" calcext:value-type="string">
            <text:p>Point (-39.28249253823528875 -7.84454528557860176)</text:p>
          </table:table-cell>
          <table:table-cell office:value-type="float" office:value="450" calcext:value-type="float">
            <text:p>450</text:p>
          </table:table-cell>
          <table:table-cell office:value-type="float" office:value="461" calcext:value-type="float">
            <text:p>461</text:p>
          </table:table-cell>
          <table:table-cell office:value-type="float" office:value="-39.2824925382353" calcext:value-type="float">
            <text:p>-39.2824925382353</text:p>
          </table:table-cell>
          <table:table-cell office:value-type="float" office:value="-7.8445452855786" calcext:value-type="float">
            <text:p>-7.8445452855786</text:p>
          </table:table-cell>
          <table:table-cell office:value-type="float" office:value="461" calcext:value-type="float">
            <text:p>461</text:p>
          </table:table-cell>
          <table:table-cell table:formula="of:=[.D676]*-10" office:value-type="float" office:value="392.824925382353" calcext:value-type="float">
            <text:p>392.824925382353</text:p>
          </table:table-cell>
          <table:table-cell table:formula="of:=[.E676]*-10" office:value-type="float" office:value="78.445452855786" calcext:value-type="float">
            <text:p>78.445452855786</text:p>
          </table:table-cell>
          <table:table-cell table:formula="of:=[.F676]"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Point (-39.12477892024697468 -7.83327522241457341)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-39.124778920247" calcext:value-type="float">
            <text:p>-39.124778920247</text:p>
          </table:table-cell>
          <table:table-cell office:value-type="float" office:value="-7.83327522241457" calcext:value-type="float">
            <text:p>-7.83327522241457</text:p>
          </table:table-cell>
          <table:table-cell office:value-type="float" office:value="529" calcext:value-type="float">
            <text:p>529</text:p>
          </table:table-cell>
          <table:table-cell table:formula="of:=[.D677]*-10" office:value-type="float" office:value="391.24778920247" calcext:value-type="float">
            <text:p>391.24778920247</text:p>
          </table:table-cell>
          <table:table-cell table:formula="of:=[.E677]*-10" office:value-type="float" office:value="78.3327522241457" calcext:value-type="float">
            <text:p>78.3327522241457</text:p>
          </table:table-cell>
          <table:table-cell table:formula="of:=[.F677]" office:value-type="float" office:value="529" calcext:value-type="float">
            <text:p>529</text:p>
          </table:table-cell>
        </table:table-row>
        <table:table-row table:style-name="ro2">
          <table:table-cell office:value-type="string" calcext:value-type="string">
            <text:p>Point (-39.11806071603873391 -7.77484875757617999)</text:p>
          </table:table-cell>
          <table:table-cell office:value-type="float" office:value="448" calcext:value-type="float">
            <text:p>448</text:p>
          </table:table-cell>
          <table:table-cell office:value-type="float" office:value="491" calcext:value-type="float">
            <text:p>491</text:p>
          </table:table-cell>
          <table:table-cell office:value-type="float" office:value="-39.1180607160387" calcext:value-type="float">
            <text:p>-39.1180607160387</text:p>
          </table:table-cell>
          <table:table-cell office:value-type="float" office:value="-7.77484875757618" calcext:value-type="float">
            <text:p>-7.77484875757618</text:p>
          </table:table-cell>
          <table:table-cell office:value-type="float" office:value="491" calcext:value-type="float">
            <text:p>491</text:p>
          </table:table-cell>
          <table:table-cell table:formula="of:=[.D678]*-10" office:value-type="float" office:value="391.180607160387" calcext:value-type="float">
            <text:p>391.180607160387</text:p>
          </table:table-cell>
          <table:table-cell table:formula="of:=[.E678]*-10" office:value-type="float" office:value="77.7484875757618" calcext:value-type="float">
            <text:p>77.7484875757618</text:p>
          </table:table-cell>
          <table:table-cell table:formula="of:=[.F678]"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Point (-39.22187072527765395 -7.21395952808871499)</text:p>
          </table:table-cell>
          <table:table-cell office:value-type="float" office:value="455" calcext:value-type="float">
            <text:p>455</text:p>
          </table:table-cell>
          <table:table-cell office:value-type="float" office:value="358" calcext:value-type="float">
            <text:p>358</text:p>
          </table:table-cell>
          <table:table-cell office:value-type="float" office:value="-39.2218707252777" calcext:value-type="float">
            <text:p>-39.2218707252777</text:p>
          </table:table-cell>
          <table:table-cell office:value-type="float" office:value="-7.21395952808872" calcext:value-type="float">
            <text:p>-7.21395952808872</text:p>
          </table:table-cell>
          <table:table-cell office:value-type="float" office:value="358" calcext:value-type="float">
            <text:p>358</text:p>
          </table:table-cell>
          <table:table-cell table:formula="of:=[.D679]*-10" office:value-type="float" office:value="392.218707252777" calcext:value-type="float">
            <text:p>392.218707252777</text:p>
          </table:table-cell>
          <table:table-cell table:formula="of:=[.E679]*-10" office:value-type="float" office:value="72.1395952808872" calcext:value-type="float">
            <text:p>72.1395952808872</text:p>
          </table:table-cell>
          <table:table-cell table:formula="of:=[.F679]" office:value-type="float" office:value="358" calcext:value-type="float">
            <text:p>358</text:p>
          </table:table-cell>
        </table:table-row>
        <table:table-row table:style-name="ro2">
          <table:table-cell office:value-type="string" calcext:value-type="string">
            <text:p>Point (-39.41541819390948831 -7.46313044406290604)</text:p>
          </table:table-cell>
          <table:table-cell office:value-type="float" office:value="454" calcext:value-type="float">
            <text:p>454</text:p>
          </table:table-cell>
          <table:table-cell office:value-type="float" office:value="858" calcext:value-type="float">
            <text:p>858</text:p>
          </table:table-cell>
          <table:table-cell office:value-type="float" office:value="-39.4154181939095" calcext:value-type="float">
            <text:p>-39.4154181939095</text:p>
          </table:table-cell>
          <table:table-cell office:value-type="float" office:value="-7.46313044406291" calcext:value-type="float">
            <text:p>-7.46313044406291</text:p>
          </table:table-cell>
          <table:table-cell office:value-type="float" office:value="858" calcext:value-type="float">
            <text:p>858</text:p>
          </table:table-cell>
          <table:table-cell table:formula="of:=[.D680]*-10" office:value-type="float" office:value="394.154181939095" calcext:value-type="float">
            <text:p>394.154181939095</text:p>
          </table:table-cell>
          <table:table-cell table:formula="of:=[.E680]*-10" office:value-type="float" office:value="74.6313044406291" calcext:value-type="float">
            <text:p>74.6313044406291</text:p>
          </table:table-cell>
          <table:table-cell table:formula="of:=[.F680]" office:value-type="float" office:value="858" calcext:value-type="float">
            <text:p>858</text:p>
          </table:table-cell>
        </table:table-row>
        <table:table-row table:style-name="ro2">
          <table:table-cell office:value-type="string" calcext:value-type="string">
            <text:p>Point (-39.78209231349549668 -7.53978418821915675)</text:p>
          </table:table-cell>
          <table:table-cell office:value-type="float" office:value="453" calcext:value-type="float">
            <text:p>453</text:p>
          </table:table-cell>
          <table:table-cell office:value-type="float" office:value="556" calcext:value-type="float">
            <text:p>556</text:p>
          </table:table-cell>
          <table:table-cell office:value-type="float" office:value="-39.7820923134955" calcext:value-type="float">
            <text:p>-39.7820923134955</text:p>
          </table:table-cell>
          <table:table-cell office:value-type="float" office:value="-7.53978418821916" calcext:value-type="float">
            <text:p>-7.53978418821916</text:p>
          </table:table-cell>
          <table:table-cell office:value-type="float" office:value="556" calcext:value-type="float">
            <text:p>556</text:p>
          </table:table-cell>
          <table:table-cell table:formula="of:=[.D681]*-10" office:value-type="float" office:value="397.820923134955" calcext:value-type="float">
            <text:p>397.820923134955</text:p>
          </table:table-cell>
          <table:table-cell table:formula="of:=[.E681]*-10" office:value-type="float" office:value="75.3978418821916" calcext:value-type="float">
            <text:p>75.3978418821916</text:p>
          </table:table-cell>
          <table:table-cell table:formula="of:=[.F681]" office:value-type="float" office:value="556" calcext:value-type="float">
            <text:p>556</text:p>
          </table:table-cell>
        </table:table-row>
        <table:table-row table:style-name="ro2">
          <table:table-cell office:value-type="string" calcext:value-type="string">
            <text:p>Point (-39.56047106344420428 -7.05663154175009044)</text:p>
          </table:table-cell>
          <table:table-cell office:value-type="float" office:value="452" calcext:value-type="float">
            <text:p>452</text:p>
          </table:table-cell>
          <table:table-cell office:value-type="float" office:value="417" calcext:value-type="float">
            <text:p>417</text:p>
          </table:table-cell>
          <table:table-cell office:value-type="float" office:value="-39.5604710634442" calcext:value-type="float">
            <text:p>-39.5604710634442</text:p>
          </table:table-cell>
          <table:table-cell office:value-type="float" office:value="-7.05663154175009" calcext:value-type="float">
            <text:p>-7.05663154175009</text:p>
          </table:table-cell>
          <table:table-cell office:value-type="float" office:value="417" calcext:value-type="float">
            <text:p>417</text:p>
          </table:table-cell>
          <table:table-cell table:formula="of:=[.D682]*-10" office:value-type="float" office:value="395.604710634442" calcext:value-type="float">
            <text:p>395.604710634442</text:p>
          </table:table-cell>
          <table:table-cell table:formula="of:=[.E682]*-10" office:value-type="float" office:value="70.5663154175009" calcext:value-type="float">
            <text:p>70.5663154175009</text:p>
          </table:table-cell>
          <table:table-cell table:formula="of:=[.F682]"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Point (-39.8726476670443688 -7.28962167411713491)</text:p>
          </table:table-cell>
          <table:table-cell office:value-type="float" office:value="475" calcext:value-type="float">
            <text:p>475</text:p>
          </table:table-cell>
          <table:table-cell office:value-type="float" office:value="898" calcext:value-type="float">
            <text:p>898</text:p>
          </table:table-cell>
          <table:table-cell office:value-type="float" office:value="-39.8726476670444" calcext:value-type="float">
            <text:p>-39.8726476670444</text:p>
          </table:table-cell>
          <table:table-cell office:value-type="float" office:value="-7.28962167411714" calcext:value-type="float">
            <text:p>-7.28962167411714</text:p>
          </table:table-cell>
          <table:table-cell office:value-type="float" office:value="898" calcext:value-type="float">
            <text:p>898</text:p>
          </table:table-cell>
          <table:table-cell table:formula="of:=[.D683]*-10" office:value-type="float" office:value="398.726476670444" calcext:value-type="float">
            <text:p>398.726476670444</text:p>
          </table:table-cell>
          <table:table-cell table:formula="of:=[.E683]*-10" office:value-type="float" office:value="72.8962167411714" calcext:value-type="float">
            <text:p>72.8962167411714</text:p>
          </table:table-cell>
          <table:table-cell table:formula="of:=[.F683]" office:value-type="float" office:value="898" calcext:value-type="float">
            <text:p>898</text:p>
          </table:table-cell>
        </table:table-row>
        <table:table-row table:style-name="ro2">
          <table:table-cell office:value-type="string" calcext:value-type="string">
            <text:p>Point (-39.11995406391154262 -7.91873203662608383)</text:p>
          </table:table-cell>
          <table:table-cell office:value-type="float" office:value="474" calcext:value-type="float">
            <text:p>474</text:p>
          </table:table-cell>
          <table:table-cell office:value-type="float" office:value="568" calcext:value-type="float">
            <text:p>568</text:p>
          </table:table-cell>
          <table:table-cell office:value-type="float" office:value="-39.1199540639115" calcext:value-type="float">
            <text:p>-39.1199540639115</text:p>
          </table:table-cell>
          <table:table-cell office:value-type="float" office:value="-7.91873203662608" calcext:value-type="float">
            <text:p>-7.91873203662608</text:p>
          </table:table-cell>
          <table:table-cell office:value-type="float" office:value="568" calcext:value-type="float">
            <text:p>568</text:p>
          </table:table-cell>
          <table:table-cell table:formula="of:=[.D684]*-10" office:value-type="float" office:value="391.199540639115" calcext:value-type="float">
            <text:p>391.199540639115</text:p>
          </table:table-cell>
          <table:table-cell table:formula="of:=[.E684]*-10" office:value-type="float" office:value="79.1873203662608" calcext:value-type="float">
            <text:p>79.1873203662608</text:p>
          </table:table-cell>
          <table:table-cell table:formula="of:=[.F684]" office:value-type="float" office:value="568" calcext:value-type="float">
            <text:p>568</text:p>
          </table:table-cell>
        </table:table-row>
        <table:table-row table:style-name="ro2">
          <table:table-cell office:value-type="string" calcext:value-type="string">
            <text:p>Point (-39.18382586486945485 -7.45194646658226212)</text:p>
          </table:table-cell>
          <table:table-cell office:value-type="float" office:value="473" calcext:value-type="float">
            <text:p>473</text:p>
          </table:table-cell>
          <table:table-cell office:value-type="float" office:value="943" calcext:value-type="float">
            <text:p>943</text:p>
          </table:table-cell>
          <table:table-cell office:value-type="float" office:value="-39.1838258648695" calcext:value-type="float">
            <text:p>-39.1838258648695</text:p>
          </table:table-cell>
          <table:table-cell office:value-type="float" office:value="-7.45194646658226" calcext:value-type="float">
            <text:p>-7.45194646658226</text:p>
          </table:table-cell>
          <table:table-cell office:value-type="float" office:value="943" calcext:value-type="float">
            <text:p>943</text:p>
          </table:table-cell>
          <table:table-cell table:formula="of:=[.D685]*-10" office:value-type="float" office:value="391.838258648695" calcext:value-type="float">
            <text:p>391.838258648695</text:p>
          </table:table-cell>
          <table:table-cell table:formula="of:=[.E685]*-10" office:value-type="float" office:value="74.5194646658226" calcext:value-type="float">
            <text:p>74.5194646658226</text:p>
          </table:table-cell>
          <table:table-cell table:formula="of:=[.F685]" office:value-type="float" office:value="943" calcext:value-type="float">
            <text:p>943</text:p>
          </table:table-cell>
        </table:table-row>
        <table:table-row table:style-name="ro2">
          <table:table-cell office:value-type="string" calcext:value-type="string">
            <text:p>Point (-39.98333563032655746 -7.86717588032414916)</text:p>
          </table:table-cell>
          <table:table-cell office:value-type="float" office:value="472" calcext:value-type="float">
            <text:p>472</text:p>
          </table:table-cell>
          <table:table-cell office:value-type="float" office:value="448" calcext:value-type="float">
            <text:p>448</text:p>
          </table:table-cell>
          <table:table-cell office:value-type="float" office:value="-39.9833356303266" calcext:value-type="float">
            <text:p>-39.9833356303266</text:p>
          </table:table-cell>
          <table:table-cell office:value-type="float" office:value="-7.86717588032415" calcext:value-type="float">
            <text:p>-7.86717588032415</text:p>
          </table:table-cell>
          <table:table-cell office:value-type="float" office:value="448" calcext:value-type="float">
            <text:p>448</text:p>
          </table:table-cell>
          <table:table-cell table:formula="of:=[.D686]*-10" office:value-type="float" office:value="399.833356303266" calcext:value-type="float">
            <text:p>399.833356303266</text:p>
          </table:table-cell>
          <table:table-cell table:formula="of:=[.E686]*-10" office:value-type="float" office:value="78.6717588032415" calcext:value-type="float">
            <text:p>78.6717588032415</text:p>
          </table:table-cell>
          <table:table-cell table:formula="of:=[.F686]" office:value-type="float" office:value="448" calcext:value-type="float">
            <text:p>448</text:p>
          </table:table-cell>
        </table:table-row>
        <table:table-row table:style-name="ro2">
          <table:table-cell office:value-type="string" calcext:value-type="string">
            <text:p>Point (-39.20121857541648325 -7.69110938459356674)</text:p>
          </table:table-cell>
          <table:table-cell office:value-type="float" office:value="479" calcext:value-type="float">
            <text:p>479</text:p>
          </table:table-cell>
          <table:table-cell office:value-type="float" office:value="543" calcext:value-type="float">
            <text:p>543</text:p>
          </table:table-cell>
          <table:table-cell office:value-type="float" office:value="-39.2012185754165" calcext:value-type="float">
            <text:p>-39.2012185754165</text:p>
          </table:table-cell>
          <table:table-cell office:value-type="float" office:value="-7.69110938459357" calcext:value-type="float">
            <text:p>-7.69110938459357</text:p>
          </table:table-cell>
          <table:table-cell office:value-type="float" office:value="543" calcext:value-type="float">
            <text:p>543</text:p>
          </table:table-cell>
          <table:table-cell table:formula="of:=[.D687]*-10" office:value-type="float" office:value="392.012185754165" calcext:value-type="float">
            <text:p>392.012185754165</text:p>
          </table:table-cell>
          <table:table-cell table:formula="of:=[.E687]*-10" office:value-type="float" office:value="76.9110938459357" calcext:value-type="float">
            <text:p>76.9110938459357</text:p>
          </table:table-cell>
          <table:table-cell table:formula="of:=[.F687]"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Point (-39.13018823190643047 -7.40825261285306524)</text:p>
          </table:table-cell>
          <table:table-cell office:value-type="float" office:value="478" calcext:value-type="float">
            <text:p>478</text:p>
          </table:table-cell>
          <table:table-cell office:value-type="float" office:value="758" calcext:value-type="float">
            <text:p>758</text:p>
          </table:table-cell>
          <table:table-cell office:value-type="float" office:value="-39.1301882319064" calcext:value-type="float">
            <text:p>-39.1301882319064</text:p>
          </table:table-cell>
          <table:table-cell office:value-type="float" office:value="-7.40825261285307" calcext:value-type="float">
            <text:p>-7.40825261285307</text:p>
          </table:table-cell>
          <table:table-cell office:value-type="float" office:value="758" calcext:value-type="float">
            <text:p>758</text:p>
          </table:table-cell>
          <table:table-cell table:formula="of:=[.D688]*-10" office:value-type="float" office:value="391.301882319064" calcext:value-type="float">
            <text:p>391.301882319064</text:p>
          </table:table-cell>
          <table:table-cell table:formula="of:=[.E688]*-10" office:value-type="float" office:value="74.0825261285307" calcext:value-type="float">
            <text:p>74.0825261285307</text:p>
          </table:table-cell>
          <table:table-cell table:formula="of:=[.F688]" office:value-type="float" office:value="758" calcext:value-type="float">
            <text:p>758</text:p>
          </table:table-cell>
        </table:table-row>
        <table:table-row table:style-name="ro2">
          <table:table-cell office:value-type="string" calcext:value-type="string">
            <text:p>Point (-39.92749769053308029 -7.16816937884994321)</text:p>
          </table:table-cell>
          <table:table-cell office:value-type="float" office:value="477" calcext:value-type="float">
            <text:p>477</text:p>
          </table:table-cell>
          <table:table-cell office:value-type="float" office:value="660" calcext:value-type="float">
            <text:p>660</text:p>
          </table:table-cell>
          <table:table-cell office:value-type="float" office:value="-39.9274976905331" calcext:value-type="float">
            <text:p>-39.9274976905331</text:p>
          </table:table-cell>
          <table:table-cell office:value-type="float" office:value="-7.16816937884994" calcext:value-type="float">
            <text:p>-7.16816937884994</text:p>
          </table:table-cell>
          <table:table-cell office:value-type="float" office:value="660" calcext:value-type="float">
            <text:p>660</text:p>
          </table:table-cell>
          <table:table-cell table:formula="of:=[.D689]*-10" office:value-type="float" office:value="399.274976905331" calcext:value-type="float">
            <text:p>399.274976905331</text:p>
          </table:table-cell>
          <table:table-cell table:formula="of:=[.E689]*-10" office:value-type="float" office:value="71.6816937884994" calcext:value-type="float">
            <text:p>71.6816937884994</text:p>
          </table:table-cell>
          <table:table-cell table:formula="of:=[.F689]"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Point (-39.30674313109226148 -7.85980745462783403)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-39.3067431310923" calcext:value-type="float">
            <text:p>-39.3067431310923</text:p>
          </table:table-cell>
          <table:table-cell office:value-type="float" office:value="-7.85980745462783" calcext:value-type="float">
            <text:p>-7.85980745462783</text:p>
          </table:table-cell>
          <table:table-cell office:value-type="float" office:value="477" calcext:value-type="float">
            <text:p>477</text:p>
          </table:table-cell>
          <table:table-cell table:formula="of:=[.D690]*-10" office:value-type="float" office:value="393.067431310923" calcext:value-type="float">
            <text:p>393.067431310923</text:p>
          </table:table-cell>
          <table:table-cell table:formula="of:=[.E690]*-10" office:value-type="float" office:value="78.5980745462783" calcext:value-type="float">
            <text:p>78.5980745462783</text:p>
          </table:table-cell>
          <table:table-cell table:formula="of:=[.F690]" office:value-type="float" office:value="477" calcext:value-type="float">
            <text:p>477</text:p>
          </table:table-cell>
        </table:table-row>
        <table:table-row table:style-name="ro2">
          <table:table-cell office:value-type="string" calcext:value-type="string">
            <text:p>Point (-39.3258887604740579 -7.64826253099918407)</text:p>
          </table:table-cell>
          <table:table-cell office:value-type="float" office:value="467" calcext:value-type="float">
            <text:p>467</text:p>
          </table:table-cell>
          <table:table-cell office:value-type="float" office:value="942" calcext:value-type="float">
            <text:p>942</text:p>
          </table:table-cell>
          <table:table-cell office:value-type="float" office:value="-39.3258887604741" calcext:value-type="float">
            <text:p>-39.3258887604741</text:p>
          </table:table-cell>
          <table:table-cell office:value-type="float" office:value="-7.64826253099918" calcext:value-type="float">
            <text:p>-7.64826253099918</text:p>
          </table:table-cell>
          <table:table-cell office:value-type="float" office:value="942" calcext:value-type="float">
            <text:p>942</text:p>
          </table:table-cell>
          <table:table-cell table:formula="of:=[.D691]*-10" office:value-type="float" office:value="393.258887604741" calcext:value-type="float">
            <text:p>393.258887604741</text:p>
          </table:table-cell>
          <table:table-cell table:formula="of:=[.E691]*-10" office:value-type="float" office:value="76.4826253099918" calcext:value-type="float">
            <text:p>76.4826253099918</text:p>
          </table:table-cell>
          <table:table-cell table:formula="of:=[.F691]" office:value-type="float" office:value="942" calcext:value-type="float">
            <text:p>942</text:p>
          </table:table-cell>
        </table:table-row>
        <table:table-row table:style-name="ro2">
          <table:table-cell office:value-type="string" calcext:value-type="string">
            <text:p>Point (-39.56293906855946574 -7.03315159836176296)</text:p>
          </table:table-cell>
          <table:table-cell office:value-type="float" office:value="466" calcext:value-type="float">
            <text:p>466</text:p>
          </table:table-cell>
          <table:table-cell office:value-type="float" office:value="390" calcext:value-type="float">
            <text:p>390</text:p>
          </table:table-cell>
          <table:table-cell office:value-type="float" office:value="-39.5629390685595" calcext:value-type="float">
            <text:p>-39.5629390685595</text:p>
          </table:table-cell>
          <table:table-cell office:value-type="float" office:value="-7.03315159836176" calcext:value-type="float">
            <text:p>-7.03315159836176</text:p>
          </table:table-cell>
          <table:table-cell office:value-type="float" office:value="390" calcext:value-type="float">
            <text:p>390</text:p>
          </table:table-cell>
          <table:table-cell table:formula="of:=[.D692]*-10" office:value-type="float" office:value="395.629390685595" calcext:value-type="float">
            <text:p>395.629390685595</text:p>
          </table:table-cell>
          <table:table-cell table:formula="of:=[.E692]*-10" office:value-type="float" office:value="70.3315159836176" calcext:value-type="float">
            <text:p>70.3315159836176</text:p>
          </table:table-cell>
          <table:table-cell table:formula="of:=[.F692]" office:value-type="float" office:value="390" calcext:value-type="float">
            <text:p>390</text:p>
          </table:table-cell>
        </table:table-row>
        <table:table-row table:style-name="ro2">
          <table:table-cell office:value-type="string" calcext:value-type="string">
            <text:p>Point (-39.13351022017727132 -7.25807475116363321)</text:p>
          </table:table-cell>
          <table:table-cell office:value-type="float" office:value="465" calcext:value-type="float">
            <text:p>465</text:p>
          </table:table-cell>
          <table:table-cell office:value-type="float" office:value="374" calcext:value-type="float">
            <text:p>374</text:p>
          </table:table-cell>
          <table:table-cell office:value-type="float" office:value="-39.1335102201773" calcext:value-type="float">
            <text:p>-39.1335102201773</text:p>
          </table:table-cell>
          <table:table-cell office:value-type="float" office:value="-7.25807475116363" calcext:value-type="float">
            <text:p>-7.25807475116363</text:p>
          </table:table-cell>
          <table:table-cell office:value-type="float" office:value="374" calcext:value-type="float">
            <text:p>374</text:p>
          </table:table-cell>
          <table:table-cell table:formula="of:=[.D693]*-10" office:value-type="float" office:value="391.335102201773" calcext:value-type="float">
            <text:p>391.335102201773</text:p>
          </table:table-cell>
          <table:table-cell table:formula="of:=[.E693]*-10" office:value-type="float" office:value="72.5807475116363" calcext:value-type="float">
            <text:p>72.5807475116363</text:p>
          </table:table-cell>
          <table:table-cell table:formula="of:=[.F693]" office:value-type="float" office:value="374" calcext:value-type="float">
            <text:p>374</text:p>
          </table:table-cell>
        </table:table-row>
        <table:table-row table:style-name="ro2">
          <table:table-cell office:value-type="string" calcext:value-type="string">
            <text:p>Point (-39.00299378874871792 -7.88758314102531788)</text:p>
          </table:table-cell>
          <table:table-cell office:value-type="float" office:value="464" calcext:value-type="float">
            <text:p>464</text:p>
          </table:table-cell>
          <table:table-cell office:value-type="float" office:value="501" calcext:value-type="float">
            <text:p>501</text:p>
          </table:table-cell>
          <table:table-cell office:value-type="float" office:value="-39.0029937887487" calcext:value-type="float">
            <text:p>-39.0029937887487</text:p>
          </table:table-cell>
          <table:table-cell office:value-type="float" office:value="-7.88758314102532" calcext:value-type="float">
            <text:p>-7.88758314102532</text:p>
          </table:table-cell>
          <table:table-cell office:value-type="float" office:value="501" calcext:value-type="float">
            <text:p>501</text:p>
          </table:table-cell>
          <table:table-cell table:formula="of:=[.D694]*-10" office:value-type="float" office:value="390.029937887487" calcext:value-type="float">
            <text:p>390.029937887487</text:p>
          </table:table-cell>
          <table:table-cell table:formula="of:=[.E694]*-10" office:value-type="float" office:value="78.8758314102532" calcext:value-type="float">
            <text:p>78.8758314102532</text:p>
          </table:table-cell>
          <table:table-cell table:formula="of:=[.F694]"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Point (-39.69121285087109641 -7.95982653871615131)</text:p>
          </table:table-cell>
          <table:table-cell office:value-type="float" office:value="471" calcext:value-type="float">
            <text:p>471</text:p>
          </table:table-cell>
          <table:table-cell office:value-type="float" office:value="461" calcext:value-type="float">
            <text:p>461</text:p>
          </table:table-cell>
          <table:table-cell office:value-type="float" office:value="-39.6912128508711" calcext:value-type="float">
            <text:p>-39.6912128508711</text:p>
          </table:table-cell>
          <table:table-cell office:value-type="float" office:value="-7.95982653871615" calcext:value-type="float">
            <text:p>-7.95982653871615</text:p>
          </table:table-cell>
          <table:table-cell office:value-type="float" office:value="461" calcext:value-type="float">
            <text:p>461</text:p>
          </table:table-cell>
          <table:table-cell table:formula="of:=[.D695]*-10" office:value-type="float" office:value="396.912128508711" calcext:value-type="float">
            <text:p>396.912128508711</text:p>
          </table:table-cell>
          <table:table-cell table:formula="of:=[.E695]*-10" office:value-type="float" office:value="79.5982653871615" calcext:value-type="float">
            <text:p>79.5982653871615</text:p>
          </table:table-cell>
          <table:table-cell table:formula="of:=[.F695]"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Point (-39.3622849849710974 -7.55137036758131064)</text:p>
          </table:table-cell>
          <table:table-cell office:value-type="float" office:value="470" calcext:value-type="float">
            <text:p>470</text:p>
          </table:table-cell>
          <table:table-cell office:value-type="float" office:value="894" calcext:value-type="float">
            <text:p>894</text:p>
          </table:table-cell>
          <table:table-cell office:value-type="float" office:value="-39.3622849849711" calcext:value-type="float">
            <text:p>-39.3622849849711</text:p>
          </table:table-cell>
          <table:table-cell office:value-type="float" office:value="-7.55137036758131" calcext:value-type="float">
            <text:p>-7.55137036758131</text:p>
          </table:table-cell>
          <table:table-cell office:value-type="float" office:value="894" calcext:value-type="float">
            <text:p>894</text:p>
          </table:table-cell>
          <table:table-cell table:formula="of:=[.D696]*-10" office:value-type="float" office:value="393.622849849711" calcext:value-type="float">
            <text:p>393.622849849711</text:p>
          </table:table-cell>
          <table:table-cell table:formula="of:=[.E696]*-10" office:value-type="float" office:value="75.5137036758131" calcext:value-type="float">
            <text:p>75.5137036758131</text:p>
          </table:table-cell>
          <table:table-cell table:formula="of:=[.F696]"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Point (-39.1333584597287043 -7.49430980982864448)</text:p>
          </table:table-cell>
          <table:table-cell office:value-type="float" office:value="469" calcext:value-type="float">
            <text:p>469</text:p>
          </table:table-cell>
          <table:table-cell office:value-type="float" office:value="780" calcext:value-type="float">
            <text:p>780</text:p>
          </table:table-cell>
          <table:table-cell office:value-type="float" office:value="-39.1333584597287" calcext:value-type="float">
            <text:p>-39.1333584597287</text:p>
          </table:table-cell>
          <table:table-cell office:value-type="float" office:value="-7.49430980982864" calcext:value-type="float">
            <text:p>-7.49430980982864</text:p>
          </table:table-cell>
          <table:table-cell office:value-type="float" office:value="780" calcext:value-type="float">
            <text:p>780</text:p>
          </table:table-cell>
          <table:table-cell table:formula="of:=[.D697]*-10" office:value-type="float" office:value="391.333584597287" calcext:value-type="float">
            <text:p>391.333584597287</text:p>
          </table:table-cell>
          <table:table-cell table:formula="of:=[.E697]*-10" office:value-type="float" office:value="74.9430980982864" calcext:value-type="float">
            <text:p>74.9430980982864</text:p>
          </table:table-cell>
          <table:table-cell table:formula="of:=[.F697]"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Point (-39.42196466828966095 -7.77209497828964402)</text:p>
          </table:table-cell>
          <table:table-cell office:value-type="float" office:value="468" calcext:value-type="float">
            <text:p>468</text:p>
          </table:table-cell>
          <table:table-cell office:value-type="float" office:value="491" calcext:value-type="float">
            <text:p>491</text:p>
          </table:table-cell>
          <table:table-cell office:value-type="float" office:value="-39.4219646682897" calcext:value-type="float">
            <text:p>-39.4219646682897</text:p>
          </table:table-cell>
          <table:table-cell office:value-type="float" office:value="-7.77209497828964" calcext:value-type="float">
            <text:p>-7.77209497828964</text:p>
          </table:table-cell>
          <table:table-cell office:value-type="float" office:value="491" calcext:value-type="float">
            <text:p>491</text:p>
          </table:table-cell>
          <table:table-cell table:formula="of:=[.D698]*-10" office:value-type="float" office:value="394.219646682897" calcext:value-type="float">
            <text:p>394.219646682897</text:p>
          </table:table-cell>
          <table:table-cell table:formula="of:=[.E698]*-10" office:value-type="float" office:value="77.7209497828964" calcext:value-type="float">
            <text:p>77.7209497828964</text:p>
          </table:table-cell>
          <table:table-cell table:formula="of:=[.F698]"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Point (-39.8890646591528224 -7.4302831188337608)</text:p>
          </table:table-cell>
          <table:table-cell office:value-type="float" office:value="491" calcext:value-type="float">
            <text:p>491</text:p>
          </table:table-cell>
          <table:table-cell office:value-type="float" office:value="874" calcext:value-type="float">
            <text:p>874</text:p>
          </table:table-cell>
          <table:table-cell office:value-type="float" office:value="-39.8890646591528" calcext:value-type="float">
            <text:p>-39.8890646591528</text:p>
          </table:table-cell>
          <table:table-cell office:value-type="float" office:value="-7.43028311883376" calcext:value-type="float">
            <text:p>-7.43028311883376</text:p>
          </table:table-cell>
          <table:table-cell office:value-type="float" office:value="874" calcext:value-type="float">
            <text:p>874</text:p>
          </table:table-cell>
          <table:table-cell table:formula="of:=[.D699]*-10" office:value-type="float" office:value="398.890646591528" calcext:value-type="float">
            <text:p>398.890646591528</text:p>
          </table:table-cell>
          <table:table-cell table:formula="of:=[.E699]*-10" office:value-type="float" office:value="74.3028311883376" calcext:value-type="float">
            <text:p>74.3028311883376</text:p>
          </table:table-cell>
          <table:table-cell table:formula="of:=[.F699]" office:value-type="float" office:value="874" calcext:value-type="float">
            <text:p>874</text:p>
          </table:table-cell>
        </table:table-row>
        <table:table-row table:style-name="ro2">
          <table:table-cell office:value-type="string" calcext:value-type="string">
            <text:p>Point (-39.43856460255897645 -7.24625377277290283)</text:p>
          </table:table-cell>
          <table:table-cell office:value-type="float" office:value="490" calcext:value-type="float">
            <text:p>490</text:p>
          </table:table-cell>
          <table:table-cell office:value-type="float" office:value="547" calcext:value-type="float">
            <text:p>547</text:p>
          </table:table-cell>
          <table:table-cell office:value-type="float" office:value="-39.438564602559" calcext:value-type="float">
            <text:p>-39.438564602559</text:p>
          </table:table-cell>
          <table:table-cell office:value-type="float" office:value="-7.2462537727729" calcext:value-type="float">
            <text:p>-7.2462537727729</text:p>
          </table:table-cell>
          <table:table-cell office:value-type="float" office:value="547" calcext:value-type="float">
            <text:p>547</text:p>
          </table:table-cell>
          <table:table-cell table:formula="of:=[.D700]*-10" office:value-type="float" office:value="394.38564602559" calcext:value-type="float">
            <text:p>394.38564602559</text:p>
          </table:table-cell>
          <table:table-cell table:formula="of:=[.E700]*-10" office:value-type="float" office:value="72.462537727729" calcext:value-type="float">
            <text:p>72.462537727729</text:p>
          </table:table-cell>
          <table:table-cell table:formula="of:=[.F700]" office:value-type="float" office:value="547" calcext:value-type="float">
            <text:p>547</text:p>
          </table:table-cell>
        </table:table-row>
        <table:table-row table:style-name="ro2">
          <table:table-cell office:value-type="string" calcext:value-type="string">
            <text:p>Point (-39.91911318002144782 -7.12562228312668289)</text:p>
          </table:table-cell>
          <table:table-cell office:value-type="float" office:value="489" calcext:value-type="float">
            <text:p>489</text:p>
          </table:table-cell>
          <table:table-cell office:value-type="float" office:value="597" calcext:value-type="float">
            <text:p>597</text:p>
          </table:table-cell>
          <table:table-cell office:value-type="float" office:value="-39.9191131800214" calcext:value-type="float">
            <text:p>-39.9191131800214</text:p>
          </table:table-cell>
          <table:table-cell office:value-type="float" office:value="-7.12562228312668" calcext:value-type="float">
            <text:p>-7.12562228312668</text:p>
          </table:table-cell>
          <table:table-cell office:value-type="float" office:value="597" calcext:value-type="float">
            <text:p>597</text:p>
          </table:table-cell>
          <table:table-cell table:formula="of:=[.D701]*-10" office:value-type="float" office:value="399.191131800214" calcext:value-type="float">
            <text:p>399.191131800214</text:p>
          </table:table-cell>
          <table:table-cell table:formula="of:=[.E701]*-10" office:value-type="float" office:value="71.2562228312668" calcext:value-type="float">
            <text:p>71.2562228312668</text:p>
          </table:table-cell>
          <table:table-cell table:formula="of:=[.F701]" office:value-type="float" office:value="597" calcext:value-type="float">
            <text:p>597</text:p>
          </table:table-cell>
        </table:table-row>
        <table:table-row table:style-name="ro2">
          <table:table-cell office:value-type="string" calcext:value-type="string">
            <text:p>Point (-39.08967978818171929 -7.90530217135724911)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-39.0896797881817" calcext:value-type="float">
            <text:p>-39.0896797881817</text:p>
          </table:table-cell>
          <table:table-cell office:value-type="float" office:value="-7.90530217135725" calcext:value-type="float">
            <text:p>-7.90530217135725</text:p>
          </table:table-cell>
          <table:table-cell office:value-type="float" office:value="483" calcext:value-type="float">
            <text:p>483</text:p>
          </table:table-cell>
          <table:table-cell table:formula="of:=[.D702]*-10" office:value-type="float" office:value="390.896797881817" calcext:value-type="float">
            <text:p>390.896797881817</text:p>
          </table:table-cell>
          <table:table-cell table:formula="of:=[.E702]*-10" office:value-type="float" office:value="79.0530217135725" calcext:value-type="float">
            <text:p>79.0530217135725</text:p>
          </table:table-cell>
          <table:table-cell table:formula="of:=[.F702]"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Point (-39.99046806995412595 -7.39086971554201089)</text:p>
          </table:table-cell>
          <table:table-cell office:value-type="float" office:value="495" calcext:value-type="float">
            <text:p>495</text:p>
          </table:table-cell>
          <table:table-cell office:value-type="float" office:value="863" calcext:value-type="float">
            <text:p>863</text:p>
          </table:table-cell>
          <table:table-cell office:value-type="float" office:value="-39.9904680699541" calcext:value-type="float">
            <text:p>-39.9904680699541</text:p>
          </table:table-cell>
          <table:table-cell office:value-type="float" office:value="-7.39086971554201" calcext:value-type="float">
            <text:p>-7.39086971554201</text:p>
          </table:table-cell>
          <table:table-cell office:value-type="float" office:value="863" calcext:value-type="float">
            <text:p>863</text:p>
          </table:table-cell>
          <table:table-cell table:formula="of:=[.D703]*-10" office:value-type="float" office:value="399.904680699541" calcext:value-type="float">
            <text:p>399.904680699541</text:p>
          </table:table-cell>
          <table:table-cell table:formula="of:=[.E703]*-10" office:value-type="float" office:value="73.9086971554201" calcext:value-type="float">
            <text:p>73.9086971554201</text:p>
          </table:table-cell>
          <table:table-cell table:formula="of:=[.F703]" office:value-type="float" office:value="863" calcext:value-type="float">
            <text:p>863</text:p>
          </table:table-cell>
        </table:table-row>
        <table:table-row table:style-name="ro2">
          <table:table-cell office:value-type="string" calcext:value-type="string">
            <text:p>Point (-39.49461759272527672 -7.34774928988576637)</text:p>
          </table:table-cell>
          <table:table-cell office:value-type="float" office:value="494" calcext:value-type="float">
            <text:p>494</text:p>
          </table:table-cell>
          <table:table-cell office:value-type="float" office:value="930" calcext:value-type="float">
            <text:p>930</text:p>
          </table:table-cell>
          <table:table-cell office:value-type="float" office:value="-39.4946175927253" calcext:value-type="float">
            <text:p>-39.4946175927253</text:p>
          </table:table-cell>
          <table:table-cell office:value-type="float" office:value="-7.34774928988577" calcext:value-type="float">
            <text:p>-7.34774928988577</text:p>
          </table:table-cell>
          <table:table-cell office:value-type="float" office:value="930" calcext:value-type="float">
            <text:p>930</text:p>
          </table:table-cell>
          <table:table-cell table:formula="of:=[.D704]*-10" office:value-type="float" office:value="394.946175927253" calcext:value-type="float">
            <text:p>394.946175927253</text:p>
          </table:table-cell>
          <table:table-cell table:formula="of:=[.E704]*-10" office:value-type="float" office:value="73.4774928988577" calcext:value-type="float">
            <text:p>73.4774928988577</text:p>
          </table:table-cell>
          <table:table-cell table:formula="of:=[.F704]" office:value-type="float" office:value="930" calcext:value-type="float">
            <text:p>930</text:p>
          </table:table-cell>
        </table:table-row>
        <table:table-row table:style-name="ro2">
          <table:table-cell office:value-type="string" calcext:value-type="string">
            <text:p>Point (-39.18997621860459191 -7.97950583455862006)</text:p>
          </table:table-cell>
          <table:table-cell office:value-type="float" office:value="493" calcext:value-type="float">
            <text:p>493</text:p>
          </table:table-cell>
          <table:table-cell office:value-type="float" office:value="461" calcext:value-type="float">
            <text:p>461</text:p>
          </table:table-cell>
          <table:table-cell office:value-type="float" office:value="-39.1899762186046" calcext:value-type="float">
            <text:p>-39.1899762186046</text:p>
          </table:table-cell>
          <table:table-cell office:value-type="float" office:value="-7.97950583455862" calcext:value-type="float">
            <text:p>-7.97950583455862</text:p>
          </table:table-cell>
          <table:table-cell office:value-type="float" office:value="461" calcext:value-type="float">
            <text:p>461</text:p>
          </table:table-cell>
          <table:table-cell table:formula="of:=[.D705]*-10" office:value-type="float" office:value="391.899762186046" calcext:value-type="float">
            <text:p>391.899762186046</text:p>
          </table:table-cell>
          <table:table-cell table:formula="of:=[.E705]*-10" office:value-type="float" office:value="79.7950583455862" calcext:value-type="float">
            <text:p>79.7950583455862</text:p>
          </table:table-cell>
          <table:table-cell table:formula="of:=[.F705]"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Point (-39.2317905297661369 -7.58285170007916864)</text:p>
          </table:table-cell>
          <table:table-cell office:value-type="float" office:value="492" calcext:value-type="float">
            <text:p>492</text:p>
          </table:table-cell>
          <table:table-cell office:value-type="float" office:value="753" calcext:value-type="float">
            <text:p>753</text:p>
          </table:table-cell>
          <table:table-cell office:value-type="float" office:value="-39.2317905297661" calcext:value-type="float">
            <text:p>-39.2317905297661</text:p>
          </table:table-cell>
          <table:table-cell office:value-type="float" office:value="-7.58285170007917" calcext:value-type="float">
            <text:p>-7.58285170007917</text:p>
          </table:table-cell>
          <table:table-cell office:value-type="float" office:value="753" calcext:value-type="float">
            <text:p>753</text:p>
          </table:table-cell>
          <table:table-cell table:formula="of:=[.D706]*-10" office:value-type="float" office:value="392.317905297661" calcext:value-type="float">
            <text:p>392.317905297661</text:p>
          </table:table-cell>
          <table:table-cell table:formula="of:=[.E706]*-10" office:value-type="float" office:value="75.8285170007917" calcext:value-type="float">
            <text:p>75.8285170007917</text:p>
          </table:table-cell>
          <table:table-cell table:formula="of:=[.F706]" office:value-type="float" office:value="753" calcext:value-type="float">
            <text:p>753</text:p>
          </table:table-cell>
        </table:table-row>
        <table:table-row table:style-name="ro2">
          <table:table-cell office:value-type="string" calcext:value-type="string">
            <text:p>Point (-39.51624641534724702 -7.00090569038728461)</text:p>
          </table:table-cell>
          <table:table-cell office:value-type="float" office:value="483" calcext:value-type="float">
            <text:p>483</text:p>
          </table:table-cell>
          <table:table-cell office:value-type="float" office:value="411" calcext:value-type="float">
            <text:p>411</text:p>
          </table:table-cell>
          <table:table-cell office:value-type="float" office:value="-39.5162464153472" calcext:value-type="float">
            <text:p>-39.5162464153472</text:p>
          </table:table-cell>
          <table:table-cell office:value-type="float" office:value="-7.00090569038728" calcext:value-type="float">
            <text:p>-7.00090569038728</text:p>
          </table:table-cell>
          <table:table-cell office:value-type="float" office:value="411" calcext:value-type="float">
            <text:p>411</text:p>
          </table:table-cell>
          <table:table-cell table:formula="of:=[.D707]*-10" office:value-type="float" office:value="395.162464153472" calcext:value-type="float">
            <text:p>395.162464153472</text:p>
          </table:table-cell>
          <table:table-cell table:formula="of:=[.E707]*-10" office:value-type="float" office:value="70.0090569038728" calcext:value-type="float">
            <text:p>70.0090569038728</text:p>
          </table:table-cell>
          <table:table-cell table:formula="of:=[.F707]" office:value-type="float" office:value="411" calcext:value-type="float">
            <text:p>411</text:p>
          </table:table-cell>
        </table:table-row>
        <table:table-row table:style-name="ro2">
          <table:table-cell office:value-type="string" calcext:value-type="string">
            <text:p>Point (-39.63816895063858681 -7.03028384058935352)</text:p>
          </table:table-cell>
          <table:table-cell office:value-type="float" office:value="482" calcext:value-type="float">
            <text:p>482</text:p>
          </table:table-cell>
          <table:table-cell office:value-type="float" office:value="441" calcext:value-type="float">
            <text:p>441</text:p>
          </table:table-cell>
          <table:table-cell office:value-type="float" office:value="-39.6381689506386" calcext:value-type="float">
            <text:p>-39.6381689506386</text:p>
          </table:table-cell>
          <table:table-cell office:value-type="float" office:value="-7.03028384058935" calcext:value-type="float">
            <text:p>-7.03028384058935</text:p>
          </table:table-cell>
          <table:table-cell office:value-type="float" office:value="441" calcext:value-type="float">
            <text:p>441</text:p>
          </table:table-cell>
          <table:table-cell table:formula="of:=[.D708]*-10" office:value-type="float" office:value="396.381689506386" calcext:value-type="float">
            <text:p>396.381689506386</text:p>
          </table:table-cell>
          <table:table-cell table:formula="of:=[.E708]*-10" office:value-type="float" office:value="70.3028384058935" calcext:value-type="float">
            <text:p>70.3028384058935</text:p>
          </table:table-cell>
          <table:table-cell table:formula="of:=[.F708]" office:value-type="float" office:value="441" calcext:value-type="float">
            <text:p>441</text:p>
          </table:table-cell>
        </table:table-row>
        <table:table-row table:style-name="ro2">
          <table:table-cell office:value-type="string" calcext:value-type="string">
            <text:p>Point (-39.27214203747253407 -7.93278957696979425)</text:p>
          </table:table-cell>
          <table:table-cell office:value-type="float" office:value="481" calcext:value-type="float">
            <text:p>481</text:p>
          </table:table-cell>
          <table:table-cell office:value-type="float" office:value="464" calcext:value-type="float">
            <text:p>464</text:p>
          </table:table-cell>
          <table:table-cell office:value-type="float" office:value="-39.2721420374725" calcext:value-type="float">
            <text:p>-39.2721420374725</text:p>
          </table:table-cell>
          <table:table-cell office:value-type="float" office:value="-7.93278957696979" calcext:value-type="float">
            <text:p>-7.93278957696979</text:p>
          </table:table-cell>
          <table:table-cell office:value-type="float" office:value="464" calcext:value-type="float">
            <text:p>464</text:p>
          </table:table-cell>
          <table:table-cell table:formula="of:=[.D709]*-10" office:value-type="float" office:value="392.721420374725" calcext:value-type="float">
            <text:p>392.721420374725</text:p>
          </table:table-cell>
          <table:table-cell table:formula="of:=[.E709]*-10" office:value-type="float" office:value="79.3278957696979" calcext:value-type="float">
            <text:p>79.3278957696979</text:p>
          </table:table-cell>
          <table:table-cell table:formula="of:=[.F709]"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Point (-39.20995184179680138 -7.57986281436659404)</text:p>
          </table:table-cell>
          <table:table-cell office:value-type="float" office:value="480" calcext:value-type="float">
            <text:p>480</text:p>
          </table:table-cell>
          <table:table-cell office:value-type="float" office:value="777" calcext:value-type="float">
            <text:p>777</text:p>
          </table:table-cell>
          <table:table-cell office:value-type="float" office:value="-39.2099518417968" calcext:value-type="float">
            <text:p>-39.2099518417968</text:p>
          </table:table-cell>
          <table:table-cell office:value-type="float" office:value="-7.57986281436659" calcext:value-type="float">
            <text:p>-7.57986281436659</text:p>
          </table:table-cell>
          <table:table-cell office:value-type="float" office:value="777" calcext:value-type="float">
            <text:p>777</text:p>
          </table:table-cell>
          <table:table-cell table:formula="of:=[.D710]*-10" office:value-type="float" office:value="392.099518417968" calcext:value-type="float">
            <text:p>392.099518417968</text:p>
          </table:table-cell>
          <table:table-cell table:formula="of:=[.E710]*-10" office:value-type="float" office:value="75.7986281436659" calcext:value-type="float">
            <text:p>75.7986281436659</text:p>
          </table:table-cell>
          <table:table-cell table:formula="of:=[.F710]" office:value-type="float" office:value="777" calcext:value-type="float">
            <text:p>777</text:p>
          </table:table-cell>
        </table:table-row>
        <table:table-row table:style-name="ro2">
          <table:table-cell office:value-type="string" calcext:value-type="string">
            <text:p>Point (-39.55840839210748783 -7.60403035192754118)</text:p>
          </table:table-cell>
          <table:table-cell office:value-type="float" office:value="487" calcext:value-type="float">
            <text:p>487</text:p>
          </table:table-cell>
          <table:table-cell office:value-type="float" office:value="552" calcext:value-type="float">
            <text:p>552</text:p>
          </table:table-cell>
          <table:table-cell office:value-type="float" office:value="-39.5584083921075" calcext:value-type="float">
            <text:p>-39.5584083921075</text:p>
          </table:table-cell>
          <table:table-cell office:value-type="float" office:value="-7.60403035192754" calcext:value-type="float">
            <text:p>-7.60403035192754</text:p>
          </table:table-cell>
          <table:table-cell office:value-type="float" office:value="552" calcext:value-type="float">
            <text:p>552</text:p>
          </table:table-cell>
          <table:table-cell table:formula="of:=[.D711]*-10" office:value-type="float" office:value="395.584083921075" calcext:value-type="float">
            <text:p>395.584083921075</text:p>
          </table:table-cell>
          <table:table-cell table:formula="of:=[.E711]*-10" office:value-type="float" office:value="76.0403035192754" calcext:value-type="float">
            <text:p>76.0403035192754</text:p>
          </table:table-cell>
          <table:table-cell table:formula="of:=[.F711]" office:value-type="float" office:value="552" calcext:value-type="float">
            <text:p>552</text:p>
          </table:table-cell>
        </table:table-row>
        <table:table-row table:style-name="ro2">
          <table:table-cell office:value-type="string" calcext:value-type="string">
            <text:p>Point (-39.19552388729326964 -7.1933867882868805)</text:p>
          </table:table-cell>
          <table:table-cell office:value-type="float" office:value="486" calcext:value-type="float">
            <text:p>486</text:p>
          </table:table-cell>
          <table:table-cell office:value-type="float" office:value="361" calcext:value-type="float">
            <text:p>361</text:p>
          </table:table-cell>
          <table:table-cell office:value-type="float" office:value="-39.1955238872933" calcext:value-type="float">
            <text:p>-39.1955238872933</text:p>
          </table:table-cell>
          <table:table-cell office:value-type="float" office:value="-7.19338678828688" calcext:value-type="float">
            <text:p>-7.19338678828688</text:p>
          </table:table-cell>
          <table:table-cell office:value-type="float" office:value="361" calcext:value-type="float">
            <text:p>361</text:p>
          </table:table-cell>
          <table:table-cell table:formula="of:=[.D712]*-10" office:value-type="float" office:value="391.955238872933" calcext:value-type="float">
            <text:p>391.955238872933</text:p>
          </table:table-cell>
          <table:table-cell table:formula="of:=[.E712]*-10" office:value-type="float" office:value="71.9338678828688" calcext:value-type="float">
            <text:p>71.9338678828688</text:p>
          </table:table-cell>
          <table:table-cell table:formula="of:=[.F712]" office:value-type="float" office:value="361" calcext:value-type="float">
            <text:p>361</text:p>
          </table:table-cell>
        </table:table-row>
        <table:table-row table:style-name="ro2">
          <table:table-cell office:value-type="string" calcext:value-type="string">
            <text:p>Point (-39.55738709200535652 -7.71856095889802241)</text:p>
          </table:table-cell>
          <table:table-cell office:value-type="float" office:value="485" calcext:value-type="float">
            <text:p>485</text:p>
          </table:table-cell>
          <table:table-cell office:value-type="float" office:value="454" calcext:value-type="float">
            <text:p>454</text:p>
          </table:table-cell>
          <table:table-cell office:value-type="float" office:value="-39.5573870920054" calcext:value-type="float">
            <text:p>-39.5573870920054</text:p>
          </table:table-cell>
          <table:table-cell office:value-type="float" office:value="-7.71856095889802" calcext:value-type="float">
            <text:p>-7.71856095889802</text:p>
          </table:table-cell>
          <table:table-cell office:value-type="float" office:value="454" calcext:value-type="float">
            <text:p>454</text:p>
          </table:table-cell>
          <table:table-cell table:formula="of:=[.D713]*-10" office:value-type="float" office:value="395.573870920054" calcext:value-type="float">
            <text:p>395.573870920054</text:p>
          </table:table-cell>
          <table:table-cell table:formula="of:=[.E713]*-10" office:value-type="float" office:value="77.1856095889802" calcext:value-type="float">
            <text:p>77.1856095889802</text:p>
          </table:table-cell>
          <table:table-cell table:formula="of:=[.F713]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Point (-39.54256707200744358 -7.14696665716319846)</text:p>
          </table:table-cell>
          <table:table-cell office:value-type="float" office:value="484" calcext:value-type="float">
            <text:p>484</text:p>
          </table:table-cell>
          <table:table-cell office:value-type="float" office:value="613" calcext:value-type="float">
            <text:p>613</text:p>
          </table:table-cell>
          <table:table-cell office:value-type="float" office:value="-39.5425670720074" calcext:value-type="float">
            <text:p>-39.5425670720074</text:p>
          </table:table-cell>
          <table:table-cell office:value-type="float" office:value="-7.1469666571632" calcext:value-type="float">
            <text:p>-7.1469666571632</text:p>
          </table:table-cell>
          <table:table-cell office:value-type="float" office:value="613" calcext:value-type="float">
            <text:p>613</text:p>
          </table:table-cell>
          <table:table-cell table:formula="of:=[.D714]*-10" office:value-type="float" office:value="395.425670720074" calcext:value-type="float">
            <text:p>395.425670720074</text:p>
          </table:table-cell>
          <table:table-cell table:formula="of:=[.E714]*-10" office:value-type="float" office:value="71.469666571632" calcext:value-type="float">
            <text:p>71.469666571632</text:p>
          </table:table-cell>
          <table:table-cell table:formula="of:=[.F714]" office:value-type="float" office:value="613" calcext:value-type="float">
            <text:p>613</text:p>
          </table:table-cell>
        </table:table-row>
        <table:table-row table:style-name="ro2">
          <table:table-cell office:value-type="string" calcext:value-type="string">
            <text:p>Point (-39.39900403090079806 -7.74309226145098606)</text:p>
          </table:table-cell>
          <table:table-cell office:value-type="float" office:value="507" calcext:value-type="float">
            <text:p>507</text:p>
          </table:table-cell>
          <table:table-cell office:value-type="float" office:value="496" calcext:value-type="float">
            <text:p>496</text:p>
          </table:table-cell>
          <table:table-cell office:value-type="float" office:value="-39.3990040309008" calcext:value-type="float">
            <text:p>-39.3990040309008</text:p>
          </table:table-cell>
          <table:table-cell office:value-type="float" office:value="-7.74309226145099" calcext:value-type="float">
            <text:p>-7.74309226145099</text:p>
          </table:table-cell>
          <table:table-cell office:value-type="float" office:value="496" calcext:value-type="float">
            <text:p>496</text:p>
          </table:table-cell>
          <table:table-cell table:formula="of:=[.D715]*-10" office:value-type="float" office:value="393.990040309008" calcext:value-type="float">
            <text:p>393.990040309008</text:p>
          </table:table-cell>
          <table:table-cell table:formula="of:=[.E715]*-10" office:value-type="float" office:value="77.4309226145099" calcext:value-type="float">
            <text:p>77.4309226145099</text:p>
          </table:table-cell>
          <table:table-cell table:formula="of:=[.F715]"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Point (-39.53020093387984701 -7.09584184961679121)</text:p>
          </table:table-cell>
          <table:table-cell office:value-type="float" office:value="506" calcext:value-type="float">
            <text:p>506</text:p>
          </table:table-cell>
          <table:table-cell office:value-type="float" office:value="519" calcext:value-type="float">
            <text:p>519</text:p>
          </table:table-cell>
          <table:table-cell office:value-type="float" office:value="-39.5302009338798" calcext:value-type="float">
            <text:p>-39.5302009338798</text:p>
          </table:table-cell>
          <table:table-cell office:value-type="float" office:value="-7.09584184961679" calcext:value-type="float">
            <text:p>-7.09584184961679</text:p>
          </table:table-cell>
          <table:table-cell office:value-type="float" office:value="519" calcext:value-type="float">
            <text:p>519</text:p>
          </table:table-cell>
          <table:table-cell table:formula="of:=[.D716]*-10" office:value-type="float" office:value="395.302009338798" calcext:value-type="float">
            <text:p>395.302009338798</text:p>
          </table:table-cell>
          <table:table-cell table:formula="of:=[.E716]*-10" office:value-type="float" office:value="70.9584184961679" calcext:value-type="float">
            <text:p>70.9584184961679</text:p>
          </table:table-cell>
          <table:table-cell table:formula="of:=[.F716]" office:value-type="float" office:value="519" calcext:value-type="float">
            <text:p>519</text:p>
          </table:table-cell>
        </table:table-row>
        <table:table-row table:style-name="ro2">
          <table:table-cell office:value-type="string" calcext:value-type="string">
            <text:p>Point (-39.19674881028578994 -7.93865442300960744)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office:value-type="float" office:value="-39.1967488102858" calcext:value-type="float">
            <text:p>-39.1967488102858</text:p>
          </table:table-cell>
          <table:table-cell office:value-type="float" office:value="-7.93865442300961" calcext:value-type="float">
            <text:p>-7.93865442300961</text:p>
          </table:table-cell>
          <table:table-cell office:value-type="float" office:value="495" calcext:value-type="float">
            <text:p>495</text:p>
          </table:table-cell>
          <table:table-cell table:formula="of:=[.D717]*-10" office:value-type="float" office:value="391.967488102858" calcext:value-type="float">
            <text:p>391.967488102858</text:p>
          </table:table-cell>
          <table:table-cell table:formula="of:=[.E717]*-10" office:value-type="float" office:value="79.3865442300961" calcext:value-type="float">
            <text:p>79.3865442300961</text:p>
          </table:table-cell>
          <table:table-cell table:formula="of:=[.F717]"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Point (-39.87551614411489709 -7.87544131900474209)</text:p>
          </table:table-cell>
          <table:table-cell office:value-type="float" office:value="504" calcext:value-type="float">
            <text:p>504</text:p>
          </table:table-cell>
          <table:table-cell office:value-type="float" office:value="459" calcext:value-type="float">
            <text:p>459</text:p>
          </table:table-cell>
          <table:table-cell office:value-type="float" office:value="-39.8755161441149" calcext:value-type="float">
            <text:p>-39.8755161441149</text:p>
          </table:table-cell>
          <table:table-cell office:value-type="float" office:value="-7.87544131900474" calcext:value-type="float">
            <text:p>-7.87544131900474</text:p>
          </table:table-cell>
          <table:table-cell office:value-type="float" office:value="459" calcext:value-type="float">
            <text:p>459</text:p>
          </table:table-cell>
          <table:table-cell table:formula="of:=[.D718]*-10" office:value-type="float" office:value="398.755161441149" calcext:value-type="float">
            <text:p>398.755161441149</text:p>
          </table:table-cell>
          <table:table-cell table:formula="of:=[.E718]*-10" office:value-type="float" office:value="78.7544131900474" calcext:value-type="float">
            <text:p>78.7544131900474</text:p>
          </table:table-cell>
          <table:table-cell table:formula="of:=[.F718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-39.30747383449892141 -7.4092738356916108)</text:p>
          </table:table-cell>
          <table:table-cell office:value-type="float" office:value="511" calcext:value-type="float">
            <text:p>511</text:p>
          </table:table-cell>
          <table:table-cell office:value-type="float" office:value="948" calcext:value-type="float">
            <text:p>948</text:p>
          </table:table-cell>
          <table:table-cell office:value-type="float" office:value="-39.3074738344989" calcext:value-type="float">
            <text:p>-39.3074738344989</text:p>
          </table:table-cell>
          <table:table-cell office:value-type="float" office:value="-7.40927383569161" calcext:value-type="float">
            <text:p>-7.40927383569161</text:p>
          </table:table-cell>
          <table:table-cell office:value-type="float" office:value="948" calcext:value-type="float">
            <text:p>948</text:p>
          </table:table-cell>
          <table:table-cell table:formula="of:=[.D719]*-10" office:value-type="float" office:value="393.074738344989" calcext:value-type="float">
            <text:p>393.074738344989</text:p>
          </table:table-cell>
          <table:table-cell table:formula="of:=[.E719]*-10" office:value-type="float" office:value="74.0927383569161" calcext:value-type="float">
            <text:p>74.0927383569161</text:p>
          </table:table-cell>
          <table:table-cell table:formula="of:=[.F719]" office:value-type="float" office:value="948" calcext:value-type="float">
            <text:p>948</text:p>
          </table:table-cell>
        </table:table-row>
        <table:table-row table:style-name="ro2">
          <table:table-cell office:value-type="string" calcext:value-type="string">
            <text:p>Point (-39.22331469715453522 -7.60115743425268953)</text:p>
          </table:table-cell>
          <table:table-cell office:value-type="float" office:value="510" calcext:value-type="float">
            <text:p>510</text:p>
          </table:table-cell>
          <table:table-cell office:value-type="float" office:value="638" calcext:value-type="float">
            <text:p>638</text:p>
          </table:table-cell>
          <table:table-cell office:value-type="float" office:value="-39.2233146971545" calcext:value-type="float">
            <text:p>-39.2233146971545</text:p>
          </table:table-cell>
          <table:table-cell office:value-type="float" office:value="-7.60115743425269" calcext:value-type="float">
            <text:p>-7.60115743425269</text:p>
          </table:table-cell>
          <table:table-cell office:value-type="float" office:value="638" calcext:value-type="float">
            <text:p>638</text:p>
          </table:table-cell>
          <table:table-cell table:formula="of:=[.D720]*-10" office:value-type="float" office:value="392.233146971545" calcext:value-type="float">
            <text:p>392.233146971545</text:p>
          </table:table-cell>
          <table:table-cell table:formula="of:=[.E720]*-10" office:value-type="float" office:value="76.0115743425269" calcext:value-type="float">
            <text:p>76.0115743425269</text:p>
          </table:table-cell>
          <table:table-cell table:formula="of:=[.F720]" office:value-type="float" office:value="638" calcext:value-type="float">
            <text:p>638</text:p>
          </table:table-cell>
        </table:table-row>
        <table:table-row table:style-name="ro2">
          <table:table-cell office:value-type="string" calcext:value-type="string">
            <text:p>Point (-39.81440810405327824 -7.5161122499736015)</text:p>
          </table:table-cell>
          <table:table-cell office:value-type="float" office:value="509" calcext:value-type="float">
            <text:p>509</text:p>
          </table:table-cell>
          <table:table-cell office:value-type="float" office:value="544" calcext:value-type="float">
            <text:p>544</text:p>
          </table:table-cell>
          <table:table-cell office:value-type="float" office:value="-39.8144081040533" calcext:value-type="float">
            <text:p>-39.8144081040533</text:p>
          </table:table-cell>
          <table:table-cell office:value-type="float" office:value="-7.5161122499736" calcext:value-type="float">
            <text:p>-7.5161122499736</text:p>
          </table:table-cell>
          <table:table-cell office:value-type="float" office:value="544" calcext:value-type="float">
            <text:p>544</text:p>
          </table:table-cell>
          <table:table-cell table:formula="of:=[.D721]*-10" office:value-type="float" office:value="398.144081040533" calcext:value-type="float">
            <text:p>398.144081040533</text:p>
          </table:table-cell>
          <table:table-cell table:formula="of:=[.E721]*-10" office:value-type="float" office:value="75.161122499736" calcext:value-type="float">
            <text:p>75.161122499736</text:p>
          </table:table-cell>
          <table:table-cell table:formula="of:=[.F721]" office:value-type="float" office:value="544" calcext:value-type="float">
            <text:p>544</text:p>
          </table:table-cell>
        </table:table-row>
        <table:table-row table:style-name="ro2">
          <table:table-cell office:value-type="string" calcext:value-type="string">
            <text:p>Point (-39.71919521204912229 -7.08224715215400558)</text:p>
          </table:table-cell>
          <table:table-cell office:value-type="float" office:value="508" calcext:value-type="float">
            <text:p>508</text:p>
          </table:table-cell>
          <table:table-cell office:value-type="float" office:value="439" calcext:value-type="float">
            <text:p>439</text:p>
          </table:table-cell>
          <table:table-cell office:value-type="float" office:value="-39.7191952120491" calcext:value-type="float">
            <text:p>-39.7191952120491</text:p>
          </table:table-cell>
          <table:table-cell office:value-type="float" office:value="-7.08224715215401" calcext:value-type="float">
            <text:p>-7.08224715215401</text:p>
          </table:table-cell>
          <table:table-cell office:value-type="float" office:value="439" calcext:value-type="float">
            <text:p>439</text:p>
          </table:table-cell>
          <table:table-cell table:formula="of:=[.D722]*-10" office:value-type="float" office:value="397.191952120491" calcext:value-type="float">
            <text:p>397.191952120491</text:p>
          </table:table-cell>
          <table:table-cell table:formula="of:=[.E722]*-10" office:value-type="float" office:value="70.8224715215401" calcext:value-type="float">
            <text:p>70.8224715215401</text:p>
          </table:table-cell>
          <table:table-cell table:formula="of:=[.F722]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Point (-39.56417711195665987 -7.27701799517360115)</text:p>
          </table:table-cell>
          <table:table-cell office:value-type="float" office:value="499" calcext:value-type="float">
            <text:p>499</text:p>
          </table:table-cell>
          <table:table-cell office:value-type="float" office:value="929" calcext:value-type="float">
            <text:p>929</text:p>
          </table:table-cell>
          <table:table-cell office:value-type="float" office:value="-39.5641771119567" calcext:value-type="float">
            <text:p>-39.5641771119567</text:p>
          </table:table-cell>
          <table:table-cell office:value-type="float" office:value="-7.2770179951736" calcext:value-type="float">
            <text:p>-7.2770179951736</text:p>
          </table:table-cell>
          <table:table-cell office:value-type="float" office:value="929" calcext:value-type="float">
            <text:p>929</text:p>
          </table:table-cell>
          <table:table-cell table:formula="of:=[.D723]*-10" office:value-type="float" office:value="395.641771119567" calcext:value-type="float">
            <text:p>395.641771119567</text:p>
          </table:table-cell>
          <table:table-cell table:formula="of:=[.E723]*-10" office:value-type="float" office:value="72.770179951736" calcext:value-type="float">
            <text:p>72.770179951736</text:p>
          </table:table-cell>
          <table:table-cell table:formula="of:=[.F723]" office:value-type="float" office:value="929" calcext:value-type="float">
            <text:p>929</text:p>
          </table:table-cell>
        </table:table-row>
        <table:table-row table:style-name="ro2">
          <table:table-cell office:value-type="string" calcext:value-type="string">
            <text:p>Point (-39.64477462067721802 -7.98551491642389877)</text:p>
          </table:table-cell>
          <table:table-cell office:value-type="float" office:value="498" calcext:value-type="float">
            <text:p>498</text:p>
          </table:table-cell>
          <table:table-cell office:value-type="float" office:value="444" calcext:value-type="float">
            <text:p>444</text:p>
          </table:table-cell>
          <table:table-cell office:value-type="float" office:value="-39.6447746206772" calcext:value-type="float">
            <text:p>-39.6447746206772</text:p>
          </table:table-cell>
          <table:table-cell office:value-type="float" office:value="-7.9855149164239" calcext:value-type="float">
            <text:p>-7.9855149164239</text:p>
          </table:table-cell>
          <table:table-cell office:value-type="float" office:value="444" calcext:value-type="float">
            <text:p>444</text:p>
          </table:table-cell>
          <table:table-cell table:formula="of:=[.D724]*-10" office:value-type="float" office:value="396.447746206772" calcext:value-type="float">
            <text:p>396.447746206772</text:p>
          </table:table-cell>
          <table:table-cell table:formula="of:=[.E724]*-10" office:value-type="float" office:value="79.855149164239" calcext:value-type="float">
            <text:p>79.855149164239</text:p>
          </table:table-cell>
          <table:table-cell table:formula="of:=[.F724]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Point (-39.63341963529952494 -7.2701459673763118)</text:p>
          </table:table-cell>
          <table:table-cell office:value-type="float" office:value="497" calcext:value-type="float">
            <text:p>497</text:p>
          </table:table-cell>
          <table:table-cell office:value-type="float" office:value="900" calcext:value-type="float">
            <text:p>900</text:p>
          </table:table-cell>
          <table:table-cell office:value-type="float" office:value="-39.6334196352995" calcext:value-type="float">
            <text:p>-39.6334196352995</text:p>
          </table:table-cell>
          <table:table-cell office:value-type="float" office:value="-7.27014596737631" calcext:value-type="float">
            <text:p>-7.27014596737631</text:p>
          </table:table-cell>
          <table:table-cell office:value-type="float" office:value="900" calcext:value-type="float">
            <text:p>900</text:p>
          </table:table-cell>
          <table:table-cell table:formula="of:=[.D725]*-10" office:value-type="float" office:value="396.334196352995" calcext:value-type="float">
            <text:p>396.334196352995</text:p>
          </table:table-cell>
          <table:table-cell table:formula="of:=[.E725]*-10" office:value-type="float" office:value="72.7014596737631" calcext:value-type="float">
            <text:p>72.7014596737631</text:p>
          </table:table-cell>
          <table:table-cell table:formula="of:=[.F725]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Point (-39.8284836555355497 -7.95124932638991577)</text:p>
          </table:table-cell>
          <table:table-cell office:value-type="float" office:value="496" calcext:value-type="float">
            <text:p>496</text:p>
          </table:table-cell>
          <table:table-cell office:value-type="float" office:value="435" calcext:value-type="float">
            <text:p>435</text:p>
          </table:table-cell>
          <table:table-cell office:value-type="float" office:value="-39.8284836555355" calcext:value-type="float">
            <text:p>-39.8284836555355</text:p>
          </table:table-cell>
          <table:table-cell office:value-type="float" office:value="-7.95124932638992" calcext:value-type="float">
            <text:p>-7.95124932638992</text:p>
          </table:table-cell>
          <table:table-cell office:value-type="float" office:value="435" calcext:value-type="float">
            <text:p>435</text:p>
          </table:table-cell>
          <table:table-cell table:formula="of:=[.D726]*-10" office:value-type="float" office:value="398.284836555355" calcext:value-type="float">
            <text:p>398.284836555355</text:p>
          </table:table-cell>
          <table:table-cell table:formula="of:=[.E726]*-10" office:value-type="float" office:value="79.5124932638992" calcext:value-type="float">
            <text:p>79.5124932638992</text:p>
          </table:table-cell>
          <table:table-cell table:formula="of:=[.F726]"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Point (-39.49176040203965243 -7.06442979097796098)</text:p>
          </table:table-cell>
          <table:table-cell office:value-type="float" office:value="503" calcext:value-type="float">
            <text:p>503</text:p>
          </table:table-cell>
          <table:table-cell office:value-type="float" office:value="600" calcext:value-type="float">
            <text:p>600</text:p>
          </table:table-cell>
          <table:table-cell office:value-type="float" office:value="-39.4917604020396" calcext:value-type="float">
            <text:p>-39.4917604020396</text:p>
          </table:table-cell>
          <table:table-cell office:value-type="float" office:value="-7.06442979097796" calcext:value-type="float">
            <text:p>-7.06442979097796</text:p>
          </table:table-cell>
          <table:table-cell office:value-type="float" office:value="600" calcext:value-type="float">
            <text:p>600</text:p>
          </table:table-cell>
          <table:table-cell table:formula="of:=[.D727]*-10" office:value-type="float" office:value="394.917604020396" calcext:value-type="float">
            <text:p>394.917604020396</text:p>
          </table:table-cell>
          <table:table-cell table:formula="of:=[.E727]*-10" office:value-type="float" office:value="70.6442979097796" calcext:value-type="float">
            <text:p>70.6442979097796</text:p>
          </table:table-cell>
          <table:table-cell table:formula="of:=[.F727]"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Point (-39.4730693640043242 -7.77169710378691292)</text:p>
          </table:table-cell>
          <table:table-cell office:value-type="float" office:value="502" calcext:value-type="float">
            <text:p>502</text:p>
          </table:table-cell>
          <table:table-cell office:value-type="float" office:value="471" calcext:value-type="float">
            <text:p>471</text:p>
          </table:table-cell>
          <table:table-cell office:value-type="float" office:value="-39.4730693640043" calcext:value-type="float">
            <text:p>-39.4730693640043</text:p>
          </table:table-cell>
          <table:table-cell office:value-type="float" office:value="-7.77169710378691" calcext:value-type="float">
            <text:p>-7.77169710378691</text:p>
          </table:table-cell>
          <table:table-cell office:value-type="float" office:value="471" calcext:value-type="float">
            <text:p>471</text:p>
          </table:table-cell>
          <table:table-cell table:formula="of:=[.D728]*-10" office:value-type="float" office:value="394.730693640043" calcext:value-type="float">
            <text:p>394.730693640043</text:p>
          </table:table-cell>
          <table:table-cell table:formula="of:=[.E728]*-10" office:value-type="float" office:value="77.7169710378691" calcext:value-type="float">
            <text:p>77.7169710378691</text:p>
          </table:table-cell>
          <table:table-cell table:formula="of:=[.F728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-39.94007688782096466 -7.19384289448072423)</text:p>
          </table:table-cell>
          <table:table-cell office:value-type="float" office:value="501" calcext:value-type="float">
            <text:p>501</text:p>
          </table:table-cell>
          <table:table-cell office:value-type="float" office:value="812" calcext:value-type="float">
            <text:p>812</text:p>
          </table:table-cell>
          <table:table-cell office:value-type="float" office:value="-39.940076887821" calcext:value-type="float">
            <text:p>-39.940076887821</text:p>
          </table:table-cell>
          <table:table-cell office:value-type="float" office:value="-7.19384289448072" calcext:value-type="float">
            <text:p>-7.19384289448072</text:p>
          </table:table-cell>
          <table:table-cell office:value-type="float" office:value="812" calcext:value-type="float">
            <text:p>812</text:p>
          </table:table-cell>
          <table:table-cell table:formula="of:=[.D729]*-10" office:value-type="float" office:value="399.40076887821" calcext:value-type="float">
            <text:p>399.40076887821</text:p>
          </table:table-cell>
          <table:table-cell table:formula="of:=[.E729]*-10" office:value-type="float" office:value="71.9384289448072" calcext:value-type="float">
            <text:p>71.9384289448072</text:p>
          </table:table-cell>
          <table:table-cell table:formula="of:=[.F729]" office:value-type="float" office:value="812" calcext:value-type="float">
            <text:p>812</text:p>
          </table:table-cell>
        </table:table-row>
        <table:table-row table:style-name="ro2">
          <table:table-cell office:value-type="string" calcext:value-type="string">
            <text:p>Point (-39.85500281142124379 -7.00913793961101472)</text:p>
          </table:table-cell>
          <table:table-cell office:value-type="float" office:value="500" calcext:value-type="float">
            <text:p>500</text:p>
          </table:table-cell>
          <table:table-cell office:value-type="float" office:value="614" calcext:value-type="float">
            <text:p>614</text:p>
          </table:table-cell>
          <table:table-cell office:value-type="float" office:value="-39.8550028114212" calcext:value-type="float">
            <text:p>-39.8550028114212</text:p>
          </table:table-cell>
          <table:table-cell office:value-type="float" office:value="-7.00913793961102" calcext:value-type="float">
            <text:p>-7.00913793961102</text:p>
          </table:table-cell>
          <table:table-cell office:value-type="float" office:value="614" calcext:value-type="float">
            <text:p>614</text:p>
          </table:table-cell>
          <table:table-cell table:formula="of:=[.D730]*-10" office:value-type="float" office:value="398.550028114212" calcext:value-type="float">
            <text:p>398.550028114212</text:p>
          </table:table-cell>
          <table:table-cell table:formula="of:=[.E730]*-10" office:value-type="float" office:value="70.0913793961102" calcext:value-type="float">
            <text:p>70.0913793961102</text:p>
          </table:table-cell>
          <table:table-cell table:formula="of:=[.F730]" office:value-type="float" office:value="614" calcext:value-type="float">
            <text:p>614</text:p>
          </table:table-cell>
        </table:table-row>
        <table:table-row table:style-name="ro2">
          <table:table-cell office:value-type="string" calcext:value-type="string">
            <text:p>Point (-39.07233679781998603 -7.7807795852921382)</text:p>
          </table:table-cell>
          <table:table-cell office:value-type="float" office:value="395" calcext:value-type="float">
            <text:p>395</text:p>
          </table:table-cell>
          <table:table-cell office:value-type="float" office:value="490" calcext:value-type="float">
            <text:p>490</text:p>
          </table:table-cell>
          <table:table-cell office:value-type="float" office:value="-39.07233679782" calcext:value-type="float">
            <text:p>-39.07233679782</text:p>
          </table:table-cell>
          <table:table-cell office:value-type="float" office:value="-7.78077958529214" calcext:value-type="float">
            <text:p>-7.78077958529214</text:p>
          </table:table-cell>
          <table:table-cell office:value-type="float" office:value="490" calcext:value-type="float">
            <text:p>490</text:p>
          </table:table-cell>
          <table:table-cell table:formula="of:=[.D731]*-10" office:value-type="float" office:value="390.7233679782" calcext:value-type="float">
            <text:p>390.7233679782</text:p>
          </table:table-cell>
          <table:table-cell table:formula="of:=[.E731]*-10" office:value-type="float" office:value="77.8077958529214" calcext:value-type="float">
            <text:p>77.8077958529214</text:p>
          </table:table-cell>
          <table:table-cell table:formula="of:=[.F731]"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Point (-39.42544617005620466 -7.60273235689349391)</text:p>
          </table:table-cell>
          <table:table-cell office:value-type="float" office:value="394" calcext:value-type="float">
            <text:p>394</text:p>
          </table:table-cell>
          <table:table-cell office:value-type="float" office:value="781" calcext:value-type="float">
            <text:p>781</text:p>
          </table:table-cell>
          <table:table-cell office:value-type="float" office:value="-39.4254461700562" calcext:value-type="float">
            <text:p>-39.4254461700562</text:p>
          </table:table-cell>
          <table:table-cell office:value-type="float" office:value="-7.60273235689349" calcext:value-type="float">
            <text:p>-7.60273235689349</text:p>
          </table:table-cell>
          <table:table-cell office:value-type="float" office:value="781" calcext:value-type="float">
            <text:p>781</text:p>
          </table:table-cell>
          <table:table-cell table:formula="of:=[.D732]*-10" office:value-type="float" office:value="394.254461700562" calcext:value-type="float">
            <text:p>394.254461700562</text:p>
          </table:table-cell>
          <table:table-cell table:formula="of:=[.E732]*-10" office:value-type="float" office:value="76.0273235689349" calcext:value-type="float">
            <text:p>76.0273235689349</text:p>
          </table:table-cell>
          <table:table-cell table:formula="of:=[.F732]" office:value-type="float" office:value="781" calcext:value-type="float">
            <text:p>781</text:p>
          </table:table-cell>
        </table:table-row>
        <table:table-row table:style-name="ro2">
          <table:table-cell office:value-type="string" calcext:value-type="string">
            <text:p>Point (-39.25284485544283797 -7.2600636705338184)</text:p>
          </table:table-cell>
          <table:table-cell office:value-type="float" office:value="393" calcext:value-type="float">
            <text:p>393</text:p>
          </table:table-cell>
          <table:table-cell office:value-type="float" office:value="413" calcext:value-type="float">
            <text:p>413</text:p>
          </table:table-cell>
          <table:table-cell office:value-type="float" office:value="-39.2528448554428" calcext:value-type="float">
            <text:p>-39.2528448554428</text:p>
          </table:table-cell>
          <table:table-cell office:value-type="float" office:value="-7.26006367053382" calcext:value-type="float">
            <text:p>-7.26006367053382</text:p>
          </table:table-cell>
          <table:table-cell office:value-type="float" office:value="413" calcext:value-type="float">
            <text:p>413</text:p>
          </table:table-cell>
          <table:table-cell table:formula="of:=[.D733]*-10" office:value-type="float" office:value="392.528448554428" calcext:value-type="float">
            <text:p>392.528448554428</text:p>
          </table:table-cell>
          <table:table-cell table:formula="of:=[.E733]*-10" office:value-type="float" office:value="72.6006367053382" calcext:value-type="float">
            <text:p>72.6006367053382</text:p>
          </table:table-cell>
          <table:table-cell table:formula="of:=[.F733]" office:value-type="float" office:value="413" calcext:value-type="float">
            <text:p>413</text:p>
          </table:table-cell>
        </table:table-row>
        <table:table-row table:style-name="ro2">
          <table:table-cell office:value-type="string" calcext:value-type="string">
            <text:p>Point (-39.98427696274118404 -7.51131760264188131)</text:p>
          </table:table-cell>
          <table:table-cell office:value-type="float" office:value="392" calcext:value-type="float">
            <text:p>392</text:p>
          </table:table-cell>
          <table:table-cell office:value-type="float" office:value="861" calcext:value-type="float">
            <text:p>861</text:p>
          </table:table-cell>
          <table:table-cell office:value-type="float" office:value="-39.9842769627412" calcext:value-type="float">
            <text:p>-39.9842769627412</text:p>
          </table:table-cell>
          <table:table-cell office:value-type="float" office:value="-7.51131760264188" calcext:value-type="float">
            <text:p>-7.51131760264188</text:p>
          </table:table-cell>
          <table:table-cell office:value-type="float" office:value="861" calcext:value-type="float">
            <text:p>861</text:p>
          </table:table-cell>
          <table:table-cell table:formula="of:=[.D734]*-10" office:value-type="float" office:value="399.842769627412" calcext:value-type="float">
            <text:p>399.842769627412</text:p>
          </table:table-cell>
          <table:table-cell table:formula="of:=[.E734]*-10" office:value-type="float" office:value="75.1131760264188" calcext:value-type="float">
            <text:p>75.1131760264188</text:p>
          </table:table-cell>
          <table:table-cell table:formula="of:=[.F734]" office:value-type="float" office:value="861" calcext:value-type="float">
            <text:p>861</text:p>
          </table:table-cell>
        </table:table-row>
        <table:table-row table:style-name="ro2">
          <table:table-cell office:value-type="string" calcext:value-type="string">
            <text:p>Point (-39.64368370135634478 -7.86032584706730741)</text:p>
          </table:table-cell>
          <table:table-cell office:value-type="float" office:value="399" calcext:value-type="float">
            <text:p>399</text:p>
          </table:table-cell>
          <table:table-cell office:value-type="float" office:value="458" calcext:value-type="float">
            <text:p>458</text:p>
          </table:table-cell>
          <table:table-cell office:value-type="float" office:value="-39.6436837013563" calcext:value-type="float">
            <text:p>-39.6436837013563</text:p>
          </table:table-cell>
          <table:table-cell office:value-type="float" office:value="-7.86032584706731" calcext:value-type="float">
            <text:p>-7.86032584706731</text:p>
          </table:table-cell>
          <table:table-cell office:value-type="float" office:value="458" calcext:value-type="float">
            <text:p>458</text:p>
          </table:table-cell>
          <table:table-cell table:formula="of:=[.D735]*-10" office:value-type="float" office:value="396.436837013563" calcext:value-type="float">
            <text:p>396.436837013563</text:p>
          </table:table-cell>
          <table:table-cell table:formula="of:=[.E735]*-10" office:value-type="float" office:value="78.6032584706731" calcext:value-type="float">
            <text:p>78.6032584706731</text:p>
          </table:table-cell>
          <table:table-cell table:formula="of:=[.F735]"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oint (-39.40854166142507609 -7.23125089047924785)</text:p>
          </table:table-cell>
          <table:table-cell office:value-type="float" office:value="398" calcext:value-type="float">
            <text:p>398</text:p>
          </table:table-cell>
          <table:table-cell office:value-type="float" office:value="442" calcext:value-type="float">
            <text:p>442</text:p>
          </table:table-cell>
          <table:table-cell office:value-type="float" office:value="-39.4085416614251" calcext:value-type="float">
            <text:p>-39.4085416614251</text:p>
          </table:table-cell>
          <table:table-cell office:value-type="float" office:value="-7.23125089047925" calcext:value-type="float">
            <text:p>-7.23125089047925</text:p>
          </table:table-cell>
          <table:table-cell office:value-type="float" office:value="442" calcext:value-type="float">
            <text:p>442</text:p>
          </table:table-cell>
          <table:table-cell table:formula="of:=[.D736]*-10" office:value-type="float" office:value="394.085416614251" calcext:value-type="float">
            <text:p>394.085416614251</text:p>
          </table:table-cell>
          <table:table-cell table:formula="of:=[.E736]*-10" office:value-type="float" office:value="72.3125089047925" calcext:value-type="float">
            <text:p>72.3125089047925</text:p>
          </table:table-cell>
          <table:table-cell table:formula="of:=[.F736]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Point (-39.91133388943275406 -7.53535961293037371)</text:p>
          </table:table-cell>
          <table:table-cell office:value-type="float" office:value="397" calcext:value-type="float">
            <text:p>397</text:p>
          </table:table-cell>
          <table:table-cell office:value-type="float" office:value="885" calcext:value-type="float">
            <text:p>885</text:p>
          </table:table-cell>
          <table:table-cell office:value-type="float" office:value="-39.9113338894328" calcext:value-type="float">
            <text:p>-39.9113338894328</text:p>
          </table:table-cell>
          <table:table-cell office:value-type="float" office:value="-7.53535961293037" calcext:value-type="float">
            <text:p>-7.53535961293037</text:p>
          </table:table-cell>
          <table:table-cell office:value-type="float" office:value="885" calcext:value-type="float">
            <text:p>885</text:p>
          </table:table-cell>
          <table:table-cell table:formula="of:=[.D737]*-10" office:value-type="float" office:value="399.113338894328" calcext:value-type="float">
            <text:p>399.113338894328</text:p>
          </table:table-cell>
          <table:table-cell table:formula="of:=[.E737]*-10" office:value-type="float" office:value="75.3535961293037" calcext:value-type="float">
            <text:p>75.3535961293037</text:p>
          </table:table-cell>
          <table:table-cell table:formula="of:=[.F737]" office:value-type="float" office:value="885" calcext:value-type="float">
            <text:p>885</text:p>
          </table:table-cell>
        </table:table-row>
        <table:table-row table:style-name="ro2">
          <table:table-cell office:value-type="string" calcext:value-type="string">
            <text:p>Point (-39.25203210317545199 -7.81945923587350045)</text:p>
          </table:table-cell>
          <table:table-cell office:value-type="float" office:value="396" calcext:value-type="float">
            <text:p>396</text:p>
          </table:table-cell>
          <table:table-cell office:value-type="float" office:value="526" calcext:value-type="float">
            <text:p>526</text:p>
          </table:table-cell>
          <table:table-cell office:value-type="float" office:value="-39.2520321031755" calcext:value-type="float">
            <text:p>-39.2520321031755</text:p>
          </table:table-cell>
          <table:table-cell office:value-type="float" office:value="-7.8194592358735" calcext:value-type="float">
            <text:p>-7.8194592358735</text:p>
          </table:table-cell>
          <table:table-cell office:value-type="float" office:value="526" calcext:value-type="float">
            <text:p>526</text:p>
          </table:table-cell>
          <table:table-cell table:formula="of:=[.D738]*-10" office:value-type="float" office:value="392.520321031755" calcext:value-type="float">
            <text:p>392.520321031755</text:p>
          </table:table-cell>
          <table:table-cell table:formula="of:=[.E738]*-10" office:value-type="float" office:value="78.194592358735" calcext:value-type="float">
            <text:p>78.194592358735</text:p>
          </table:table-cell>
          <table:table-cell table:formula="of:=[.F738]" office:value-type="float" office:value="526" calcext:value-type="float">
            <text:p>526</text:p>
          </table:table-cell>
        </table:table-row>
        <table:table-row table:style-name="ro2">
          <table:table-cell office:value-type="string" calcext:value-type="string">
            <text:p>Point (-39.53052188987793869 -7.2493978811912303)</text:p>
          </table:table-cell>
          <table:table-cell office:value-type="float" office:value="387" calcext:value-type="float">
            <text:p>387</text:p>
          </table:table-cell>
          <table:table-cell office:value-type="float" office:value="947" calcext:value-type="float">
            <text:p>947</text:p>
          </table:table-cell>
          <table:table-cell office:value-type="float" office:value="-39.5305218898779" calcext:value-type="float">
            <text:p>-39.5305218898779</text:p>
          </table:table-cell>
          <table:table-cell office:value-type="float" office:value="-7.24939788119123" calcext:value-type="float">
            <text:p>-7.24939788119123</text:p>
          </table:table-cell>
          <table:table-cell office:value-type="float" office:value="947" calcext:value-type="float">
            <text:p>947</text:p>
          </table:table-cell>
          <table:table-cell table:formula="of:=[.D739]*-10" office:value-type="float" office:value="395.305218898779" calcext:value-type="float">
            <text:p>395.305218898779</text:p>
          </table:table-cell>
          <table:table-cell table:formula="of:=[.E739]*-10" office:value-type="float" office:value="72.4939788119123" calcext:value-type="float">
            <text:p>72.4939788119123</text:p>
          </table:table-cell>
          <table:table-cell table:formula="of:=[.F739]" office:value-type="float" office:value="947" calcext:value-type="float">
            <text:p>947</text:p>
          </table:table-cell>
        </table:table-row>
        <table:table-row table:style-name="ro2">
          <table:table-cell office:value-type="string" calcext:value-type="string">
            <text:p>Point (-39.4148822751934631 -7.52828539961751186)</text:p>
          </table:table-cell>
          <table:table-cell office:value-type="float" office:value="386" calcext:value-type="float">
            <text:p>386</text:p>
          </table:table-cell>
          <table:table-cell office:value-type="float" office:value="880" calcext:value-type="float">
            <text:p>880</text:p>
          </table:table-cell>
          <table:table-cell office:value-type="float" office:value="-39.4148822751935" calcext:value-type="float">
            <text:p>-39.4148822751935</text:p>
          </table:table-cell>
          <table:table-cell office:value-type="float" office:value="-7.52828539961751" calcext:value-type="float">
            <text:p>-7.52828539961751</text:p>
          </table:table-cell>
          <table:table-cell office:value-type="float" office:value="880" calcext:value-type="float">
            <text:p>880</text:p>
          </table:table-cell>
          <table:table-cell table:formula="of:=[.D740]*-10" office:value-type="float" office:value="394.148822751935" calcext:value-type="float">
            <text:p>394.148822751935</text:p>
          </table:table-cell>
          <table:table-cell table:formula="of:=[.E740]*-10" office:value-type="float" office:value="75.2828539961751" calcext:value-type="float">
            <text:p>75.2828539961751</text:p>
          </table:table-cell>
          <table:table-cell table:formula="of:=[.F740]" office:value-type="float" office:value="880" calcext:value-type="float">
            <text:p>880</text:p>
          </table:table-cell>
        </table:table-row>
        <table:table-row table:style-name="ro2">
          <table:table-cell office:value-type="string" calcext:value-type="string">
            <text:p>Point (-39.28554434484600932 -7.15569754981844142)</text:p>
          </table:table-cell>
          <table:table-cell office:value-type="float" office:value="385" calcext:value-type="float">
            <text:p>385</text:p>
          </table:table-cell>
          <table:table-cell office:value-type="float" office:value="371" calcext:value-type="float">
            <text:p>371</text:p>
          </table:table-cell>
          <table:table-cell office:value-type="float" office:value="-39.285544344846" calcext:value-type="float">
            <text:p>-39.285544344846</text:p>
          </table:table-cell>
          <table:table-cell office:value-type="float" office:value="-7.15569754981844" calcext:value-type="float">
            <text:p>-7.15569754981844</text:p>
          </table:table-cell>
          <table:table-cell office:value-type="float" office:value="371" calcext:value-type="float">
            <text:p>371</text:p>
          </table:table-cell>
          <table:table-cell table:formula="of:=[.D741]*-10" office:value-type="float" office:value="392.85544344846" calcext:value-type="float">
            <text:p>392.85544344846</text:p>
          </table:table-cell>
          <table:table-cell table:formula="of:=[.E741]*-10" office:value-type="float" office:value="71.5569754981844" calcext:value-type="float">
            <text:p>71.5569754981844</text:p>
          </table:table-cell>
          <table:table-cell table:formula="of:=[.F741]" office:value-type="float" office:value="371" calcext:value-type="float">
            <text:p>371</text:p>
          </table:table-cell>
        </table:table-row>
        <table:table-row table:style-name="ro2">
          <table:table-cell office:value-type="string" calcext:value-type="string">
            <text:p>Point (-39.71748988385339629 -7.08102187536120553)</text:p>
          </table:table-cell>
          <table:table-cell office:value-type="float" office:value="384" calcext:value-type="float">
            <text:p>384</text:p>
          </table:table-cell>
          <table:table-cell office:value-type="float" office:value="444" calcext:value-type="float">
            <text:p>444</text:p>
          </table:table-cell>
          <table:table-cell office:value-type="float" office:value="-39.7174898838534" calcext:value-type="float">
            <text:p>-39.7174898838534</text:p>
          </table:table-cell>
          <table:table-cell office:value-type="float" office:value="-7.08102187536121" calcext:value-type="float">
            <text:p>-7.08102187536121</text:p>
          </table:table-cell>
          <table:table-cell office:value-type="float" office:value="444" calcext:value-type="float">
            <text:p>444</text:p>
          </table:table-cell>
          <table:table-cell table:formula="of:=[.D742]*-10" office:value-type="float" office:value="397.174898838534" calcext:value-type="float">
            <text:p>397.174898838534</text:p>
          </table:table-cell>
          <table:table-cell table:formula="of:=[.E742]*-10" office:value-type="float" office:value="70.8102187536121" calcext:value-type="float">
            <text:p>70.8102187536121</text:p>
          </table:table-cell>
          <table:table-cell table:formula="of:=[.F742]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Point (-39.58971521892534184 -7.75462540374594589)</text:p>
          </table:table-cell>
          <table:table-cell office:value-type="float" office:value="391" calcext:value-type="float">
            <text:p>391</text:p>
          </table:table-cell>
          <table:table-cell office:value-type="float" office:value="466" calcext:value-type="float">
            <text:p>466</text:p>
          </table:table-cell>
          <table:table-cell office:value-type="float" office:value="-39.5897152189253" calcext:value-type="float">
            <text:p>-39.5897152189253</text:p>
          </table:table-cell>
          <table:table-cell office:value-type="float" office:value="-7.75462540374595" calcext:value-type="float">
            <text:p>-7.75462540374595</text:p>
          </table:table-cell>
          <table:table-cell office:value-type="float" office:value="466" calcext:value-type="float">
            <text:p>466</text:p>
          </table:table-cell>
          <table:table-cell table:formula="of:=[.D743]*-10" office:value-type="float" office:value="395.897152189253" calcext:value-type="float">
            <text:p>395.897152189253</text:p>
          </table:table-cell>
          <table:table-cell table:formula="of:=[.E743]*-10" office:value-type="float" office:value="77.5462540374595" calcext:value-type="float">
            <text:p>77.5462540374595</text:p>
          </table:table-cell>
          <table:table-cell table:formula="of:=[.F743]"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Point (-39.60144048468638545 -7.97066774597560013)</text:p>
          </table:table-cell>
          <table:table-cell office:value-type="float" office:value="390" calcext:value-type="float">
            <text:p>390</text:p>
          </table:table-cell>
          <table:table-cell office:value-type="float" office:value="447" calcext:value-type="float">
            <text:p>447</text:p>
          </table:table-cell>
          <table:table-cell office:value-type="float" office:value="-39.6014404846864" calcext:value-type="float">
            <text:p>-39.6014404846864</text:p>
          </table:table-cell>
          <table:table-cell office:value-type="float" office:value="-7.9706677459756" calcext:value-type="float">
            <text:p>-7.9706677459756</text:p>
          </table:table-cell>
          <table:table-cell office:value-type="float" office:value="447" calcext:value-type="float">
            <text:p>447</text:p>
          </table:table-cell>
          <table:table-cell table:formula="of:=[.D744]*-10" office:value-type="float" office:value="396.014404846864" calcext:value-type="float">
            <text:p>396.014404846864</text:p>
          </table:table-cell>
          <table:table-cell table:formula="of:=[.E744]*-10" office:value-type="float" office:value="79.706677459756" calcext:value-type="float">
            <text:p>79.706677459756</text:p>
          </table:table-cell>
          <table:table-cell table:formula="of:=[.F744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-39.82563036677781554 -7.01783766514966434)</text:p>
          </table:table-cell>
          <table:table-cell office:value-type="float" office:value="389" calcext:value-type="float">
            <text:p>389</text:p>
          </table:table-cell>
          <table:table-cell office:value-type="float" office:value="589" calcext:value-type="float">
            <text:p>589</text:p>
          </table:table-cell>
          <table:table-cell office:value-type="float" office:value="-39.8256303667778" calcext:value-type="float">
            <text:p>-39.8256303667778</text:p>
          </table:table-cell>
          <table:table-cell office:value-type="float" office:value="-7.01783766514966" calcext:value-type="float">
            <text:p>-7.01783766514966</text:p>
          </table:table-cell>
          <table:table-cell office:value-type="float" office:value="589" calcext:value-type="float">
            <text:p>589</text:p>
          </table:table-cell>
          <table:table-cell table:formula="of:=[.D745]*-10" office:value-type="float" office:value="398.256303667778" calcext:value-type="float">
            <text:p>398.256303667778</text:p>
          </table:table-cell>
          <table:table-cell table:formula="of:=[.E745]*-10" office:value-type="float" office:value="70.1783766514966" calcext:value-type="float">
            <text:p>70.1783766514966</text:p>
          </table:table-cell>
          <table:table-cell table:formula="of:=[.F745]" office:value-type="float" office:value="589" calcext:value-type="float">
            <text:p>589</text:p>
          </table:table-cell>
        </table:table-row>
        <table:table-row table:style-name="ro2">
          <table:table-cell office:value-type="string" calcext:value-type="string">
            <text:p>Point (-39.88762378927210506 -7.90490884625019241)</text:p>
          </table:table-cell>
          <table:table-cell office:value-type="float" office:value="388" calcext:value-type="float">
            <text:p>388</text:p>
          </table:table-cell>
          <table:table-cell office:value-type="float" office:value="445" calcext:value-type="float">
            <text:p>445</text:p>
          </table:table-cell>
          <table:table-cell office:value-type="float" office:value="-39.8876237892721" calcext:value-type="float">
            <text:p>-39.8876237892721</text:p>
          </table:table-cell>
          <table:table-cell office:value-type="float" office:value="-7.90490884625019" calcext:value-type="float">
            <text:p>-7.90490884625019</text:p>
          </table:table-cell>
          <table:table-cell office:value-type="float" office:value="445" calcext:value-type="float">
            <text:p>445</text:p>
          </table:table-cell>
          <table:table-cell table:formula="of:=[.D746]*-10" office:value-type="float" office:value="398.876237892721" calcext:value-type="float">
            <text:p>398.876237892721</text:p>
          </table:table-cell>
          <table:table-cell table:formula="of:=[.E746]*-10" office:value-type="float" office:value="79.0490884625019" calcext:value-type="float">
            <text:p>79.0490884625019</text:p>
          </table:table-cell>
          <table:table-cell table:formula="of:=[.F746]" office:value-type="float" office:value="445" calcext:value-type="float">
            <text:p>445</text:p>
          </table:table-cell>
        </table:table-row>
        <table:table-row table:style-name="ro2">
          <table:table-cell office:value-type="string" calcext:value-type="string">
            <text:p>Point (-39.3733622213086889 -7.05090305174781395)</text:p>
          </table:table-cell>
          <table:table-cell office:value-type="float" office:value="411" calcext:value-type="float">
            <text:p>411</text:p>
          </table:table-cell>
          <table:table-cell office:value-type="float" office:value="694" calcext:value-type="float">
            <text:p>694</text:p>
          </table:table-cell>
          <table:table-cell office:value-type="float" office:value="-39.3733622213087" calcext:value-type="float">
            <text:p>-39.3733622213087</text:p>
          </table:table-cell>
          <table:table-cell office:value-type="float" office:value="-7.05090305174781" calcext:value-type="float">
            <text:p>-7.05090305174781</text:p>
          </table:table-cell>
          <table:table-cell office:value-type="float" office:value="694" calcext:value-type="float">
            <text:p>694</text:p>
          </table:table-cell>
          <table:table-cell table:formula="of:=[.D747]*-10" office:value-type="float" office:value="393.733622213087" calcext:value-type="float">
            <text:p>393.733622213087</text:p>
          </table:table-cell>
          <table:table-cell table:formula="of:=[.E747]*-10" office:value-type="float" office:value="70.5090305174781" calcext:value-type="float">
            <text:p>70.5090305174781</text:p>
          </table:table-cell>
          <table:table-cell table:formula="of:=[.F747]" office:value-type="float" office:value="694" calcext:value-type="float">
            <text:p>694</text:p>
          </table:table-cell>
        </table:table-row>
        <table:table-row table:style-name="ro2">
          <table:table-cell office:value-type="string" calcext:value-type="string">
            <text:p>Point (-39.91318715975406661 -7.1684773044286576)</text:p>
          </table:table-cell>
          <table:table-cell office:value-type="float" office:value="410" calcext:value-type="float">
            <text:p>410</text:p>
          </table:table-cell>
          <table:table-cell office:value-type="float" office:value="766" calcext:value-type="float">
            <text:p>766</text:p>
          </table:table-cell>
          <table:table-cell office:value-type="float" office:value="-39.9131871597541" calcext:value-type="float">
            <text:p>-39.9131871597541</text:p>
          </table:table-cell>
          <table:table-cell office:value-type="float" office:value="-7.16847730442866" calcext:value-type="float">
            <text:p>-7.16847730442866</text:p>
          </table:table-cell>
          <table:table-cell office:value-type="float" office:value="766" calcext:value-type="float">
            <text:p>766</text:p>
          </table:table-cell>
          <table:table-cell table:formula="of:=[.D748]*-10" office:value-type="float" office:value="399.131871597541" calcext:value-type="float">
            <text:p>399.131871597541</text:p>
          </table:table-cell>
          <table:table-cell table:formula="of:=[.E748]*-10" office:value-type="float" office:value="71.6847730442866" calcext:value-type="float">
            <text:p>71.6847730442866</text:p>
          </table:table-cell>
          <table:table-cell table:formula="of:=[.F748]" office:value-type="float" office:value="766" calcext:value-type="float">
            <text:p>766</text:p>
          </table:table-cell>
        </table:table-row>
        <table:table-row table:style-name="ro2">
          <table:table-cell office:value-type="string" calcext:value-type="string">
            <text:p>Point (-39.95612501135921946 -7.05660724156891916)</text:p>
          </table:table-cell>
          <table:table-cell office:value-type="float" office:value="409" calcext:value-type="float">
            <text:p>409</text:p>
          </table:table-cell>
          <table:table-cell office:value-type="float" office:value="574" calcext:value-type="float">
            <text:p>574</text:p>
          </table:table-cell>
          <table:table-cell office:value-type="float" office:value="-39.9561250113592" calcext:value-type="float">
            <text:p>-39.9561250113592</text:p>
          </table:table-cell>
          <table:table-cell office:value-type="float" office:value="-7.05660724156892" calcext:value-type="float">
            <text:p>-7.05660724156892</text:p>
          </table:table-cell>
          <table:table-cell office:value-type="float" office:value="574" calcext:value-type="float">
            <text:p>574</text:p>
          </table:table-cell>
          <table:table-cell table:formula="of:=[.D749]*-10" office:value-type="float" office:value="399.561250113592" calcext:value-type="float">
            <text:p>399.561250113592</text:p>
          </table:table-cell>
          <table:table-cell table:formula="of:=[.E749]*-10" office:value-type="float" office:value="70.5660724156892" calcext:value-type="float">
            <text:p>70.5660724156892</text:p>
          </table:table-cell>
          <table:table-cell table:formula="of:=[.F749]" office:value-type="float" office:value="574" calcext:value-type="float">
            <text:p>574</text:p>
          </table:table-cell>
        </table:table-row>
        <table:table-row table:style-name="ro2">
          <table:table-cell office:value-type="string" calcext:value-type="string">
            <text:p>Point (-39.2797829017671134 -7.25165732165431987)</text:p>
          </table:table-cell>
          <table:table-cell office:value-type="float" office:value="408" calcext:value-type="float">
            <text:p>408</text:p>
          </table:table-cell>
          <table:table-cell office:value-type="float" office:value="427" calcext:value-type="float">
            <text:p>427</text:p>
          </table:table-cell>
          <table:table-cell office:value-type="float" office:value="-39.2797829017671" calcext:value-type="float">
            <text:p>-39.2797829017671</text:p>
          </table:table-cell>
          <table:table-cell office:value-type="float" office:value="-7.25165732165432" calcext:value-type="float">
            <text:p>-7.25165732165432</text:p>
          </table:table-cell>
          <table:table-cell office:value-type="float" office:value="427" calcext:value-type="float">
            <text:p>427</text:p>
          </table:table-cell>
          <table:table-cell table:formula="of:=[.D750]*-10" office:value-type="float" office:value="392.797829017671" calcext:value-type="float">
            <text:p>392.797829017671</text:p>
          </table:table-cell>
          <table:table-cell table:formula="of:=[.E750]*-10" office:value-type="float" office:value="72.5165732165432" calcext:value-type="float">
            <text:p>72.5165732165432</text:p>
          </table:table-cell>
          <table:table-cell table:formula="of:=[.F750]" office:value-type="float" office:value="427" calcext:value-type="float">
            <text:p>427</text:p>
          </table:table-cell>
        </table:table-row>
        <table:table-row table:style-name="ro2">
          <table:table-cell office:value-type="string" calcext:value-type="string">
            <text:p>Point (-39.42089393497872152 -7.622413555956423)</text:p>
          </table:table-cell>
          <table:table-cell office:value-type="float" office:value="415" calcext:value-type="float">
            <text:p>415</text:p>
          </table:table-cell>
          <table:table-cell office:value-type="float" office:value="625" calcext:value-type="float">
            <text:p>625</text:p>
          </table:table-cell>
          <table:table-cell office:value-type="float" office:value="-39.4208939349787" calcext:value-type="float">
            <text:p>-39.4208939349787</text:p>
          </table:table-cell>
          <table:table-cell office:value-type="float" office:value="-7.62241355595642" calcext:value-type="float">
            <text:p>-7.62241355595642</text:p>
          </table:table-cell>
          <table:table-cell office:value-type="float" office:value="625" calcext:value-type="float">
            <text:p>625</text:p>
          </table:table-cell>
          <table:table-cell table:formula="of:=[.D751]*-10" office:value-type="float" office:value="394.208939349787" calcext:value-type="float">
            <text:p>394.208939349787</text:p>
          </table:table-cell>
          <table:table-cell table:formula="of:=[.E751]*-10" office:value-type="float" office:value="76.2241355595642" calcext:value-type="float">
            <text:p>76.2241355595642</text:p>
          </table:table-cell>
          <table:table-cell table:formula="of:=[.F751]" office:value-type="float" office:value="625" calcext:value-type="float">
            <text:p>625</text:p>
          </table:table-cell>
        </table:table-row>
        <table:table-row table:style-name="ro2">
          <table:table-cell office:value-type="string" calcext:value-type="string">
            <text:p>Point (-39.49171044239646733 -7.81355284588188503)</text:p>
          </table:table-cell>
          <table:table-cell office:value-type="float" office:value="414" calcext:value-type="float">
            <text:p>414</text:p>
          </table:table-cell>
          <table:table-cell office:value-type="float" office:value="488" calcext:value-type="float">
            <text:p>488</text:p>
          </table:table-cell>
          <table:table-cell office:value-type="float" office:value="-39.4917104423965" calcext:value-type="float">
            <text:p>-39.4917104423965</text:p>
          </table:table-cell>
          <table:table-cell office:value-type="float" office:value="-7.81355284588189" calcext:value-type="float">
            <text:p>-7.81355284588189</text:p>
          </table:table-cell>
          <table:table-cell office:value-type="float" office:value="488" calcext:value-type="float">
            <text:p>488</text:p>
          </table:table-cell>
          <table:table-cell table:formula="of:=[.D752]*-10" office:value-type="float" office:value="394.917104423965" calcext:value-type="float">
            <text:p>394.917104423965</text:p>
          </table:table-cell>
          <table:table-cell table:formula="of:=[.E752]*-10" office:value-type="float" office:value="78.1355284588189" calcext:value-type="float">
            <text:p>78.1355284588189</text:p>
          </table:table-cell>
          <table:table-cell table:formula="of:=[.F752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-39.03007133183609767 -7.82586777761176933)</text:p>
          </table:table-cell>
          <table:table-cell office:value-type="float" office:value="413" calcext:value-type="float">
            <text:p>413</text:p>
          </table:table-cell>
          <table:table-cell office:value-type="float" office:value="541" calcext:value-type="float">
            <text:p>541</text:p>
          </table:table-cell>
          <table:table-cell office:value-type="float" office:value="-39.0300713318361" calcext:value-type="float">
            <text:p>-39.0300713318361</text:p>
          </table:table-cell>
          <table:table-cell office:value-type="float" office:value="-7.82586777761177" calcext:value-type="float">
            <text:p>-7.82586777761177</text:p>
          </table:table-cell>
          <table:table-cell office:value-type="float" office:value="541" calcext:value-type="float">
            <text:p>541</text:p>
          </table:table-cell>
          <table:table-cell table:formula="of:=[.D753]*-10" office:value-type="float" office:value="390.300713318361" calcext:value-type="float">
            <text:p>390.300713318361</text:p>
          </table:table-cell>
          <table:table-cell table:formula="of:=[.E753]*-10" office:value-type="float" office:value="78.2586777761177" calcext:value-type="float">
            <text:p>78.2586777761177</text:p>
          </table:table-cell>
          <table:table-cell table:formula="of:=[.F753]" office:value-type="float" office:value="541" calcext:value-type="float">
            <text:p>541</text:p>
          </table:table-cell>
        </table:table-row>
        <table:table-row table:style-name="ro2">
          <table:table-cell office:value-type="string" calcext:value-type="string">
            <text:p>Point (-39.19604957929166034 -7.34339751034831512)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-39.1960495792917" calcext:value-type="float">
            <text:p>-39.1960495792917</text:p>
          </table:table-cell>
          <table:table-cell office:value-type="float" office:value="-7.34339751034832" calcext:value-type="float">
            <text:p>-7.34339751034832</text:p>
          </table:table-cell>
          <table:table-cell office:value-type="float" office:value="413" calcext:value-type="float">
            <text:p>413</text:p>
          </table:table-cell>
          <table:table-cell table:formula="of:=[.D754]*-10" office:value-type="float" office:value="391.960495792917" calcext:value-type="float">
            <text:p>391.960495792917</text:p>
          </table:table-cell>
          <table:table-cell table:formula="of:=[.E754]*-10" office:value-type="float" office:value="73.4339751034832" calcext:value-type="float">
            <text:p>73.4339751034832</text:p>
          </table:table-cell>
          <table:table-cell table:formula="of:=[.F754]" office:value-type="float" office:value="413" calcext:value-type="float">
            <text:p>413</text:p>
          </table:table-cell>
        </table:table-row>
        <table:table-row table:style-name="ro2">
          <table:table-cell office:value-type="string" calcext:value-type="string">
            <text:p>Point (-39.693433046517967 -7.83112861719565956)</text:p>
          </table:table-cell>
          <table:table-cell office:value-type="float" office:value="403" calcext:value-type="float">
            <text:p>403</text:p>
          </table:table-cell>
          <table:table-cell office:value-type="float" office:value="485" calcext:value-type="float">
            <text:p>485</text:p>
          </table:table-cell>
          <table:table-cell office:value-type="float" office:value="-39.693433046518" calcext:value-type="float">
            <text:p>-39.693433046518</text:p>
          </table:table-cell>
          <table:table-cell office:value-type="float" office:value="-7.83112861719566" calcext:value-type="float">
            <text:p>-7.83112861719566</text:p>
          </table:table-cell>
          <table:table-cell office:value-type="float" office:value="485" calcext:value-type="float">
            <text:p>485</text:p>
          </table:table-cell>
          <table:table-cell table:formula="of:=[.D755]*-10" office:value-type="float" office:value="396.93433046518" calcext:value-type="float">
            <text:p>396.93433046518</text:p>
          </table:table-cell>
          <table:table-cell table:formula="of:=[.E755]*-10" office:value-type="float" office:value="78.3112861719566" calcext:value-type="float">
            <text:p>78.3112861719566</text:p>
          </table:table-cell>
          <table:table-cell table:formula="of:=[.F755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-39.82528412863022282 -7.15891024959827682)</text:p>
          </table:table-cell>
          <table:table-cell office:value-type="float" office:value="402" calcext:value-type="float">
            <text:p>402</text:p>
          </table:table-cell>
          <table:table-cell office:value-type="float" office:value="688" calcext:value-type="float">
            <text:p>688</text:p>
          </table:table-cell>
          <table:table-cell office:value-type="float" office:value="-39.8252841286302" calcext:value-type="float">
            <text:p>-39.8252841286302</text:p>
          </table:table-cell>
          <table:table-cell office:value-type="float" office:value="-7.15891024959828" calcext:value-type="float">
            <text:p>-7.15891024959828</text:p>
          </table:table-cell>
          <table:table-cell office:value-type="float" office:value="688" calcext:value-type="float">
            <text:p>688</text:p>
          </table:table-cell>
          <table:table-cell table:formula="of:=[.D756]*-10" office:value-type="float" office:value="398.252841286302" calcext:value-type="float">
            <text:p>398.252841286302</text:p>
          </table:table-cell>
          <table:table-cell table:formula="of:=[.E756]*-10" office:value-type="float" office:value="71.5891024959828" calcext:value-type="float">
            <text:p>71.5891024959828</text:p>
          </table:table-cell>
          <table:table-cell table:formula="of:=[.F756]" office:value-type="float" office:value="688" calcext:value-type="float">
            <text:p>688</text:p>
          </table:table-cell>
        </table:table-row>
        <table:table-row table:style-name="ro2">
          <table:table-cell office:value-type="string" calcext:value-type="string">
            <text:p>Point (-39.25825044395295293 -7.29681367416481752)</text:p>
          </table:table-cell>
          <table:table-cell office:value-type="float" office:value="401" calcext:value-type="float">
            <text:p>401</text:p>
          </table:table-cell>
          <table:table-cell office:value-type="float" office:value="388" calcext:value-type="float">
            <text:p>388</text:p>
          </table:table-cell>
          <table:table-cell office:value-type="float" office:value="-39.2582504439529" calcext:value-type="float">
            <text:p>-39.2582504439529</text:p>
          </table:table-cell>
          <table:table-cell office:value-type="float" office:value="-7.29681367416482" calcext:value-type="float">
            <text:p>-7.29681367416482</text:p>
          </table:table-cell>
          <table:table-cell office:value-type="float" office:value="388" calcext:value-type="float">
            <text:p>388</text:p>
          </table:table-cell>
          <table:table-cell table:formula="of:=[.D757]*-10" office:value-type="float" office:value="392.582504439529" calcext:value-type="float">
            <text:p>392.582504439529</text:p>
          </table:table-cell>
          <table:table-cell table:formula="of:=[.E757]*-10" office:value-type="float" office:value="72.9681367416482" calcext:value-type="float">
            <text:p>72.9681367416482</text:p>
          </table:table-cell>
          <table:table-cell table:formula="of:=[.F757]" office:value-type="float" office:value="388" calcext:value-type="float">
            <text:p>388</text:p>
          </table:table-cell>
        </table:table-row>
        <table:table-row table:style-name="ro2">
          <table:table-cell office:value-type="string" calcext:value-type="string">
            <text:p>Point (-39.45517213463198658 -7.41496331901991201)</text:p>
          </table:table-cell>
          <table:table-cell office:value-type="float" office:value="400" calcext:value-type="float">
            <text:p>400</text:p>
          </table:table-cell>
          <table:table-cell office:value-type="float" office:value="891" calcext:value-type="float">
            <text:p>891</text:p>
          </table:table-cell>
          <table:table-cell office:value-type="float" office:value="-39.455172134632" calcext:value-type="float">
            <text:p>-39.455172134632</text:p>
          </table:table-cell>
          <table:table-cell office:value-type="float" office:value="-7.41496331901991" calcext:value-type="float">
            <text:p>-7.41496331901991</text:p>
          </table:table-cell>
          <table:table-cell office:value-type="float" office:value="891" calcext:value-type="float">
            <text:p>891</text:p>
          </table:table-cell>
          <table:table-cell table:formula="of:=[.D758]*-10" office:value-type="float" office:value="394.55172134632" calcext:value-type="float">
            <text:p>394.55172134632</text:p>
          </table:table-cell>
          <table:table-cell table:formula="of:=[.E758]*-10" office:value-type="float" office:value="74.1496331901991" calcext:value-type="float">
            <text:p>74.1496331901991</text:p>
          </table:table-cell>
          <table:table-cell table:formula="of:=[.F758]" office:value-type="float" office:value="891" calcext:value-type="float">
            <text:p>891</text:p>
          </table:table-cell>
        </table:table-row>
        <table:table-row table:style-name="ro2">
          <table:table-cell office:value-type="string" calcext:value-type="string">
            <text:p>Point (-39.11064962672053724 -7.09488371195430911)</text:p>
          </table:table-cell>
          <table:table-cell office:value-type="float" office:value="407" calcext:value-type="float">
            <text:p>407</text:p>
          </table:table-cell>
          <table:table-cell office:value-type="float" office:value="598" calcext:value-type="float">
            <text:p>598</text:p>
          </table:table-cell>
          <table:table-cell office:value-type="float" office:value="-39.1106496267205" calcext:value-type="float">
            <text:p>-39.1106496267205</text:p>
          </table:table-cell>
          <table:table-cell office:value-type="float" office:value="-7.09488371195431" calcext:value-type="float">
            <text:p>-7.09488371195431</text:p>
          </table:table-cell>
          <table:table-cell office:value-type="float" office:value="598" calcext:value-type="float">
            <text:p>598</text:p>
          </table:table-cell>
          <table:table-cell table:formula="of:=[.D759]*-10" office:value-type="float" office:value="391.106496267205" calcext:value-type="float">
            <text:p>391.106496267205</text:p>
          </table:table-cell>
          <table:table-cell table:formula="of:=[.E759]*-10" office:value-type="float" office:value="70.9488371195431" calcext:value-type="float">
            <text:p>70.9488371195431</text:p>
          </table:table-cell>
          <table:table-cell table:formula="of:=[.F759]"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Point (-39.95209971166340068 -7.82793949003255296)</text:p>
          </table:table-cell>
          <table:table-cell office:value-type="float" office:value="406" calcext:value-type="float">
            <text:p>406</text:p>
          </table:table-cell>
          <table:table-cell office:value-type="float" office:value="443" calcext:value-type="float">
            <text:p>443</text:p>
          </table:table-cell>
          <table:table-cell office:value-type="float" office:value="-39.9520997116634" calcext:value-type="float">
            <text:p>-39.9520997116634</text:p>
          </table:table-cell>
          <table:table-cell office:value-type="float" office:value="-7.82793949003255" calcext:value-type="float">
            <text:p>-7.82793949003255</text:p>
          </table:table-cell>
          <table:table-cell office:value-type="float" office:value="443" calcext:value-type="float">
            <text:p>443</text:p>
          </table:table-cell>
          <table:table-cell table:formula="of:=[.D760]*-10" office:value-type="float" office:value="399.520997116634" calcext:value-type="float">
            <text:p>399.520997116634</text:p>
          </table:table-cell>
          <table:table-cell table:formula="of:=[.E760]*-10" office:value-type="float" office:value="78.2793949003255" calcext:value-type="float">
            <text:p>78.2793949003255</text:p>
          </table:table-cell>
          <table:table-cell table:formula="of:=[.F760]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Point (-39.08473807579593284 -7.5847843586408743)</text:p>
          </table:table-cell>
          <table:table-cell office:value-type="float" office:value="405" calcext:value-type="float">
            <text:p>405</text:p>
          </table:table-cell>
          <table:table-cell office:value-type="float" office:value="434" calcext:value-type="float">
            <text:p>434</text:p>
          </table:table-cell>
          <table:table-cell office:value-type="float" office:value="-39.0847380757959" calcext:value-type="float">
            <text:p>-39.0847380757959</text:p>
          </table:table-cell>
          <table:table-cell office:value-type="float" office:value="-7.58478435864087" calcext:value-type="float">
            <text:p>-7.58478435864087</text:p>
          </table:table-cell>
          <table:table-cell office:value-type="float" office:value="434" calcext:value-type="float">
            <text:p>434</text:p>
          </table:table-cell>
          <table:table-cell table:formula="of:=[.D761]*-10" office:value-type="float" office:value="390.847380757959" calcext:value-type="float">
            <text:p>390.847380757959</text:p>
          </table:table-cell>
          <table:table-cell table:formula="of:=[.E761]*-10" office:value-type="float" office:value="75.8478435864087" calcext:value-type="float">
            <text:p>75.8478435864087</text:p>
          </table:table-cell>
          <table:table-cell table:formula="of:=[.F761]"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Point (-39.23610802288722965 -7.97628657559054854)</text:p>
          </table:table-cell>
          <table:table-cell office:value-type="float" office:value="404" calcext:value-type="float">
            <text:p>404</text:p>
          </table:table-cell>
          <table:table-cell office:value-type="float" office:value="447" calcext:value-type="float">
            <text:p>447</text:p>
          </table:table-cell>
          <table:table-cell office:value-type="float" office:value="-39.2361080228872" calcext:value-type="float">
            <text:p>-39.2361080228872</text:p>
          </table:table-cell>
          <table:table-cell office:value-type="float" office:value="-7.97628657559055" calcext:value-type="float">
            <text:p>-7.97628657559055</text:p>
          </table:table-cell>
          <table:table-cell office:value-type="float" office:value="447" calcext:value-type="float">
            <text:p>447</text:p>
          </table:table-cell>
          <table:table-cell table:formula="of:=[.D762]*-10" office:value-type="float" office:value="392.361080228872" calcext:value-type="float">
            <text:p>392.361080228872</text:p>
          </table:table-cell>
          <table:table-cell table:formula="of:=[.E762]*-10" office:value-type="float" office:value="79.7628657559055" calcext:value-type="float">
            <text:p>79.7628657559055</text:p>
          </table:table-cell>
          <table:table-cell table:formula="of:=[.F762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-39.48114345176948348 -7.60610619903773078)</text:p>
          </table:table-cell>
          <table:table-cell office:value-type="float" office:value="427" calcext:value-type="float">
            <text:p>427</text:p>
          </table:table-cell>
          <table:table-cell office:value-type="float" office:value="555" calcext:value-type="float">
            <text:p>555</text:p>
          </table:table-cell>
          <table:table-cell office:value-type="float" office:value="-39.4811434517695" calcext:value-type="float">
            <text:p>-39.4811434517695</text:p>
          </table:table-cell>
          <table:table-cell office:value-type="float" office:value="-7.60610619903773" calcext:value-type="float">
            <text:p>-7.60610619903773</text:p>
          </table:table-cell>
          <table:table-cell office:value-type="float" office:value="555" calcext:value-type="float">
            <text:p>555</text:p>
          </table:table-cell>
          <table:table-cell table:formula="of:=[.D763]*-10" office:value-type="float" office:value="394.811434517695" calcext:value-type="float">
            <text:p>394.811434517695</text:p>
          </table:table-cell>
          <table:table-cell table:formula="of:=[.E763]*-10" office:value-type="float" office:value="76.0610619903773" calcext:value-type="float">
            <text:p>76.0610619903773</text:p>
          </table:table-cell>
          <table:table-cell table:formula="of:=[.F763]" office:value-type="float" office:value="555" calcext:value-type="float">
            <text:p>555</text:p>
          </table:table-cell>
        </table:table-row>
        <table:table-row table:style-name="ro2">
          <table:table-cell office:value-type="string" calcext:value-type="string">
            <text:p>Point (-39.32536761510903034 -7.97640066536511583)</text:p>
          </table:table-cell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office:value-type="float" office:value="-39.325367615109" calcext:value-type="float">
            <text:p>-39.325367615109</text:p>
          </table:table-cell>
          <table:table-cell office:value-type="float" office:value="-7.97640066536512" calcext:value-type="float">
            <text:p>-7.97640066536512</text:p>
          </table:table-cell>
          <table:table-cell office:value-type="float" office:value="432" calcext:value-type="float">
            <text:p>432</text:p>
          </table:table-cell>
          <table:table-cell table:formula="of:=[.D764]*-10" office:value-type="float" office:value="393.25367615109" calcext:value-type="float">
            <text:p>393.25367615109</text:p>
          </table:table-cell>
          <table:table-cell table:formula="of:=[.E764]*-10" office:value-type="float" office:value="79.7640066536512" calcext:value-type="float">
            <text:p>79.7640066536512</text:p>
          </table:table-cell>
          <table:table-cell table:formula="of:=[.F764]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Point (-39.0531995524396649 -7.21413271589736471)</text:p>
          </table:table-cell>
          <table:table-cell office:value-type="float" office:value="425" calcext:value-type="float">
            <text:p>425</text:p>
          </table:table-cell>
          <table:table-cell office:value-type="float" office:value="418" calcext:value-type="float">
            <text:p>418</text:p>
          </table:table-cell>
          <table:table-cell office:value-type="float" office:value="-39.0531995524397" calcext:value-type="float">
            <text:p>-39.0531995524397</text:p>
          </table:table-cell>
          <table:table-cell office:value-type="float" office:value="-7.21413271589737" calcext:value-type="float">
            <text:p>-7.21413271589737</text:p>
          </table:table-cell>
          <table:table-cell office:value-type="float" office:value="418" calcext:value-type="float">
            <text:p>418</text:p>
          </table:table-cell>
          <table:table-cell table:formula="of:=[.D765]*-10" office:value-type="float" office:value="390.531995524397" calcext:value-type="float">
            <text:p>390.531995524397</text:p>
          </table:table-cell>
          <table:table-cell table:formula="of:=[.E765]*-10" office:value-type="float" office:value="72.1413271589737" calcext:value-type="float">
            <text:p>72.1413271589737</text:p>
          </table:table-cell>
          <table:table-cell table:formula="of:=[.F765]"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Point (-39.98748223903540833 -7.83713961087047384)</text:p>
          </table:table-cell>
          <table:table-cell office:value-type="float" office:value="424" calcext:value-type="float">
            <text:p>424</text:p>
          </table:table-cell>
          <table:table-cell office:value-type="float" office:value="444" calcext:value-type="float">
            <text:p>444</text:p>
          </table:table-cell>
          <table:table-cell office:value-type="float" office:value="-39.9874822390354" calcext:value-type="float">
            <text:p>-39.9874822390354</text:p>
          </table:table-cell>
          <table:table-cell office:value-type="float" office:value="-7.83713961087047" calcext:value-type="float">
            <text:p>-7.83713961087047</text:p>
          </table:table-cell>
          <table:table-cell office:value-type="float" office:value="444" calcext:value-type="float">
            <text:p>444</text:p>
          </table:table-cell>
          <table:table-cell table:formula="of:=[.D766]*-10" office:value-type="float" office:value="399.874822390354" calcext:value-type="float">
            <text:p>399.874822390354</text:p>
          </table:table-cell>
          <table:table-cell table:formula="of:=[.E766]*-10" office:value-type="float" office:value="78.3713961087047" calcext:value-type="float">
            <text:p>78.3713961087047</text:p>
          </table:table-cell>
          <table:table-cell table:formula="of:=[.F766]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Point (-39.82450918741436396 -7.05140705665543077)</text:p>
          </table:table-cell>
          <table:table-cell office:value-type="float" office:value="431" calcext:value-type="float">
            <text:p>431</text:p>
          </table:table-cell>
          <table:table-cell office:value-type="float" office:value="584" calcext:value-type="float">
            <text:p>584</text:p>
          </table:table-cell>
          <table:table-cell office:value-type="float" office:value="-39.8245091874144" calcext:value-type="float">
            <text:p>-39.8245091874144</text:p>
          </table:table-cell>
          <table:table-cell office:value-type="float" office:value="-7.05140705665543" calcext:value-type="float">
            <text:p>-7.05140705665543</text:p>
          </table:table-cell>
          <table:table-cell office:value-type="float" office:value="584" calcext:value-type="float">
            <text:p>584</text:p>
          </table:table-cell>
          <table:table-cell table:formula="of:=[.D767]*-10" office:value-type="float" office:value="398.245091874144" calcext:value-type="float">
            <text:p>398.245091874144</text:p>
          </table:table-cell>
          <table:table-cell table:formula="of:=[.E767]*-10" office:value-type="float" office:value="70.5140705665543" calcext:value-type="float">
            <text:p>70.5140705665543</text:p>
          </table:table-cell>
          <table:table-cell table:formula="of:=[.F767]" office:value-type="float" office:value="584" calcext:value-type="float">
            <text:p>584</text:p>
          </table:table-cell>
        </table:table-row>
        <table:table-row table:style-name="ro2">
          <table:table-cell office:value-type="string" calcext:value-type="string">
            <text:p>Point (-39.76771784024303003 -7.46615024116339754)</text:p>
          </table:table-cell>
          <table:table-cell office:value-type="float" office:value="430" calcext:value-type="float">
            <text:p>430</text:p>
          </table:table-cell>
          <table:table-cell office:value-type="float" office:value="569" calcext:value-type="float">
            <text:p>569</text:p>
          </table:table-cell>
          <table:table-cell office:value-type="float" office:value="-39.767717840243" calcext:value-type="float">
            <text:p>-39.767717840243</text:p>
          </table:table-cell>
          <table:table-cell office:value-type="float" office:value="-7.4661502411634" calcext:value-type="float">
            <text:p>-7.4661502411634</text:p>
          </table:table-cell>
          <table:table-cell office:value-type="float" office:value="569" calcext:value-type="float">
            <text:p>569</text:p>
          </table:table-cell>
          <table:table-cell table:formula="of:=[.D768]*-10" office:value-type="float" office:value="397.67717840243" calcext:value-type="float">
            <text:p>397.67717840243</text:p>
          </table:table-cell>
          <table:table-cell table:formula="of:=[.E768]*-10" office:value-type="float" office:value="74.661502411634" calcext:value-type="float">
            <text:p>74.661502411634</text:p>
          </table:table-cell>
          <table:table-cell table:formula="of:=[.F768]" office:value-type="float" office:value="569" calcext:value-type="float">
            <text:p>569</text:p>
          </table:table-cell>
        </table:table-row>
        <table:table-row table:style-name="ro2">
          <table:table-cell office:value-type="string" calcext:value-type="string">
            <text:p>Point (-39.53857604334595521 -7.4416135137907764)</text:p>
          </table:table-cell>
          <table:table-cell office:value-type="float" office:value="429" calcext:value-type="float">
            <text:p>429</text:p>
          </table:table-cell>
          <table:table-cell office:value-type="float" office:value="901" calcext:value-type="float">
            <text:p>901</text:p>
          </table:table-cell>
          <table:table-cell office:value-type="float" office:value="-39.538576043346" calcext:value-type="float">
            <text:p>-39.538576043346</text:p>
          </table:table-cell>
          <table:table-cell office:value-type="float" office:value="-7.44161351379078" calcext:value-type="float">
            <text:p>-7.44161351379078</text:p>
          </table:table-cell>
          <table:table-cell office:value-type="float" office:value="901" calcext:value-type="float">
            <text:p>901</text:p>
          </table:table-cell>
          <table:table-cell table:formula="of:=[.D769]*-10" office:value-type="float" office:value="395.38576043346" calcext:value-type="float">
            <text:p>395.38576043346</text:p>
          </table:table-cell>
          <table:table-cell table:formula="of:=[.E769]*-10" office:value-type="float" office:value="74.4161351379078" calcext:value-type="float">
            <text:p>74.4161351379078</text:p>
          </table:table-cell>
          <table:table-cell table:formula="of:=[.F769]" office:value-type="float" office:value="901" calcext:value-type="float">
            <text:p>901</text:p>
          </table:table-cell>
        </table:table-row>
        <table:table-row table:style-name="ro2">
          <table:table-cell office:value-type="string" calcext:value-type="string">
            <text:p>Point (-39.75763991498441641 -7.42708469659550552)</text:p>
          </table:table-cell>
          <table:table-cell office:value-type="float" office:value="428" calcext:value-type="float">
            <text:p>428</text:p>
          </table:table-cell>
          <table:table-cell office:value-type="float" office:value="659" calcext:value-type="float">
            <text:p>659</text:p>
          </table:table-cell>
          <table:table-cell office:value-type="float" office:value="-39.7576399149844" calcext:value-type="float">
            <text:p>-39.7576399149844</text:p>
          </table:table-cell>
          <table:table-cell office:value-type="float" office:value="-7.42708469659551" calcext:value-type="float">
            <text:p>-7.42708469659551</text:p>
          </table:table-cell>
          <table:table-cell office:value-type="float" office:value="659" calcext:value-type="float">
            <text:p>659</text:p>
          </table:table-cell>
          <table:table-cell table:formula="of:=[.D770]*-10" office:value-type="float" office:value="397.576399149844" calcext:value-type="float">
            <text:p>397.576399149844</text:p>
          </table:table-cell>
          <table:table-cell table:formula="of:=[.E770]*-10" office:value-type="float" office:value="74.2708469659551" calcext:value-type="float">
            <text:p>74.2708469659551</text:p>
          </table:table-cell>
          <table:table-cell table:formula="of:=[.F770]" office:value-type="float" office:value="659" calcext:value-type="float">
            <text:p>659</text:p>
          </table:table-cell>
        </table:table-row>
        <table:table-row table:style-name="ro2">
          <table:table-cell office:value-type="string" calcext:value-type="string">
            <text:p>Point (-39.79785362965605344 -7.09227635541535406)</text:p>
          </table:table-cell>
          <table:table-cell office:value-type="float" office:value="419" calcext:value-type="float">
            <text:p>419</text:p>
          </table:table-cell>
          <table:table-cell office:value-type="float" office:value="578" calcext:value-type="float">
            <text:p>578</text:p>
          </table:table-cell>
          <table:table-cell office:value-type="float" office:value="-39.7978536296561" calcext:value-type="float">
            <text:p>-39.7978536296561</text:p>
          </table:table-cell>
          <table:table-cell office:value-type="float" office:value="-7.09227635541535" calcext:value-type="float">
            <text:p>-7.09227635541535</text:p>
          </table:table-cell>
          <table:table-cell office:value-type="float" office:value="578" calcext:value-type="float">
            <text:p>578</text:p>
          </table:table-cell>
          <table:table-cell table:formula="of:=[.D771]*-10" office:value-type="float" office:value="397.978536296561" calcext:value-type="float">
            <text:p>397.978536296561</text:p>
          </table:table-cell>
          <table:table-cell table:formula="of:=[.E771]*-10" office:value-type="float" office:value="70.9227635541535" calcext:value-type="float">
            <text:p>70.9227635541535</text:p>
          </table:table-cell>
          <table:table-cell table:formula="of:=[.F771]" office:value-type="float" office:value="578" calcext:value-type="float">
            <text:p>578</text:p>
          </table:table-cell>
        </table:table-row>
        <table:table-row table:style-name="ro2">
          <table:table-cell office:value-type="string" calcext:value-type="string">
            <text:p>Point (-39.058765458732708 -7.20562012698790344)</text:p>
          </table:table-cell>
          <table:table-cell office:value-type="float" office:value="418" calcext:value-type="float">
            <text:p>418</text:p>
          </table:table-cell>
          <table:table-cell office:value-type="float" office:value="382" calcext:value-type="float">
            <text:p>382</text:p>
          </table:table-cell>
          <table:table-cell office:value-type="float" office:value="-39.0587654587327" calcext:value-type="float">
            <text:p>-39.0587654587327</text:p>
          </table:table-cell>
          <table:table-cell office:value-type="float" office:value="-7.2056201269879" calcext:value-type="float">
            <text:p>-7.2056201269879</text:p>
          </table:table-cell>
          <table:table-cell office:value-type="float" office:value="382" calcext:value-type="float">
            <text:p>382</text:p>
          </table:table-cell>
          <table:table-cell table:formula="of:=[.D772]*-10" office:value-type="float" office:value="390.587654587327" calcext:value-type="float">
            <text:p>390.587654587327</text:p>
          </table:table-cell>
          <table:table-cell table:formula="of:=[.E772]*-10" office:value-type="float" office:value="72.056201269879" calcext:value-type="float">
            <text:p>72.056201269879</text:p>
          </table:table-cell>
          <table:table-cell table:formula="of:=[.F772]" office:value-type="float" office:value="382" calcext:value-type="float">
            <text:p>382</text:p>
          </table:table-cell>
        </table:table-row>
        <table:table-row table:style-name="ro2">
          <table:table-cell office:value-type="string" calcext:value-type="string">
            <text:p>Point (-39.57137116452567227 -7.57842740106479074)</text:p>
          </table:table-cell>
          <table:table-cell office:value-type="float" office:value="417" calcext:value-type="float">
            <text:p>417</text:p>
          </table:table-cell>
          <table:table-cell office:value-type="float" office:value="528" calcext:value-type="float">
            <text:p>528</text:p>
          </table:table-cell>
          <table:table-cell office:value-type="float" office:value="-39.5713711645257" calcext:value-type="float">
            <text:p>-39.5713711645257</text:p>
          </table:table-cell>
          <table:table-cell office:value-type="float" office:value="-7.57842740106479" calcext:value-type="float">
            <text:p>-7.57842740106479</text:p>
          </table:table-cell>
          <table:table-cell office:value-type="float" office:value="528" calcext:value-type="float">
            <text:p>528</text:p>
          </table:table-cell>
          <table:table-cell table:formula="of:=[.D773]*-10" office:value-type="float" office:value="395.713711645257" calcext:value-type="float">
            <text:p>395.713711645257</text:p>
          </table:table-cell>
          <table:table-cell table:formula="of:=[.E773]*-10" office:value-type="float" office:value="75.7842740106479" calcext:value-type="float">
            <text:p>75.7842740106479</text:p>
          </table:table-cell>
          <table:table-cell table:formula="of:=[.F773]" office:value-type="float" office:value="528" calcext:value-type="float">
            <text:p>528</text:p>
          </table:table-cell>
        </table:table-row>
        <table:table-row table:style-name="ro2">
          <table:table-cell office:value-type="string" calcext:value-type="string">
            <text:p>Point (-39.02783292047116248 -7.58115015220536925)</text:p>
          </table:table-cell>
          <table:table-cell office:value-type="float" office:value="416" calcext:value-type="float">
            <text:p>416</text:p>
          </table:table-cell>
          <table:table-cell office:value-type="float" office:value="520" calcext:value-type="float">
            <text:p>520</text:p>
          </table:table-cell>
          <table:table-cell office:value-type="float" office:value="-39.0278329204712" calcext:value-type="float">
            <text:p>-39.0278329204712</text:p>
          </table:table-cell>
          <table:table-cell office:value-type="float" office:value="-7.58115015220537" calcext:value-type="float">
            <text:p>-7.58115015220537</text:p>
          </table:table-cell>
          <table:table-cell office:value-type="float" office:value="520" calcext:value-type="float">
            <text:p>520</text:p>
          </table:table-cell>
          <table:table-cell table:formula="of:=[.D774]*-10" office:value-type="float" office:value="390.278329204712" calcext:value-type="float">
            <text:p>390.278329204712</text:p>
          </table:table-cell>
          <table:table-cell table:formula="of:=[.E774]*-10" office:value-type="float" office:value="75.8115015220537" calcext:value-type="float">
            <text:p>75.8115015220537</text:p>
          </table:table-cell>
          <table:table-cell table:formula="of:=[.F774]"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Point (-39.41628184272391877 -7.21913666702952384)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-39.4162818427239" calcext:value-type="float">
            <text:p>-39.4162818427239</text:p>
          </table:table-cell>
          <table:table-cell office:value-type="float" office:value="-7.21913666702952" calcext:value-type="float">
            <text:p>-7.21913666702952</text:p>
          </table:table-cell>
          <table:table-cell office:value-type="float" office:value="422" calcext:value-type="float">
            <text:p>422</text:p>
          </table:table-cell>
          <table:table-cell table:formula="of:=[.D775]*-10" office:value-type="float" office:value="394.162818427239" calcext:value-type="float">
            <text:p>394.162818427239</text:p>
          </table:table-cell>
          <table:table-cell table:formula="of:=[.E775]*-10" office:value-type="float" office:value="72.1913666702952" calcext:value-type="float">
            <text:p>72.1913666702952</text:p>
          </table:table-cell>
          <table:table-cell table:formula="of:=[.F775]"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Point (-39.33006189721294987 -7.11168420791201061)</text:p>
          </table:table-cell>
          <table:table-cell office:value-type="float" office:value="422" calcext:value-type="float">
            <text:p>422</text:p>
          </table:table-cell>
          <table:table-cell office:value-type="float" office:value="396" calcext:value-type="float">
            <text:p>396</text:p>
          </table:table-cell>
          <table:table-cell office:value-type="float" office:value="-39.3300618972129" calcext:value-type="float">
            <text:p>-39.3300618972129</text:p>
          </table:table-cell>
          <table:table-cell office:value-type="float" office:value="-7.11168420791201" calcext:value-type="float">
            <text:p>-7.11168420791201</text:p>
          </table:table-cell>
          <table:table-cell office:value-type="float" office:value="396" calcext:value-type="float">
            <text:p>396</text:p>
          </table:table-cell>
          <table:table-cell table:formula="of:=[.D776]*-10" office:value-type="float" office:value="393.300618972129" calcext:value-type="float">
            <text:p>393.300618972129</text:p>
          </table:table-cell>
          <table:table-cell table:formula="of:=[.E776]*-10" office:value-type="float" office:value="71.1168420791201" calcext:value-type="float">
            <text:p>71.1168420791201</text:p>
          </table:table-cell>
          <table:table-cell table:formula="of:=[.F776]" office:value-type="float" office:value="396" calcext:value-type="float">
            <text:p>396</text:p>
          </table:table-cell>
        </table:table-row>
        <table:table-row table:style-name="ro2">
          <table:table-cell office:value-type="string" calcext:value-type="string">
            <text:p>Point (-39.0207947470209433 -7.32698376830286424)</text:p>
          </table:table-cell>
          <table:table-cell office:value-type="float" office:value="421" calcext:value-type="float">
            <text:p>421</text:p>
          </table:table-cell>
          <table:table-cell office:value-type="float" office:value="351" calcext:value-type="float">
            <text:p>351</text:p>
          </table:table-cell>
          <table:table-cell office:value-type="float" office:value="-39.0207947470209" calcext:value-type="float">
            <text:p>-39.0207947470209</text:p>
          </table:table-cell>
          <table:table-cell office:value-type="float" office:value="-7.32698376830286" calcext:value-type="float">
            <text:p>-7.32698376830286</text:p>
          </table:table-cell>
          <table:table-cell office:value-type="float" office:value="351" calcext:value-type="float">
            <text:p>351</text:p>
          </table:table-cell>
          <table:table-cell table:formula="of:=[.D777]*-10" office:value-type="float" office:value="390.207947470209" calcext:value-type="float">
            <text:p>390.207947470209</text:p>
          </table:table-cell>
          <table:table-cell table:formula="of:=[.E777]*-10" office:value-type="float" office:value="73.2698376830286" calcext:value-type="float">
            <text:p>73.2698376830286</text:p>
          </table:table-cell>
          <table:table-cell table:formula="of:=[.F777]" office:value-type="float" office:value="351" calcext:value-type="float">
            <text:p>351</text:p>
          </table:table-cell>
        </table:table-row>
        <table:table-row table:style-name="ro2">
          <table:table-cell office:value-type="string" calcext:value-type="string">
            <text:p>Point (-39.51999407414214005 -7.19080495602425618)</text:p>
          </table:table-cell>
          <table:table-cell office:value-type="float" office:value="420" calcext:value-type="float">
            <text:p>420</text:p>
          </table:table-cell>
          <table:table-cell office:value-type="float" office:value="863" calcext:value-type="float">
            <text:p>863</text:p>
          </table:table-cell>
          <table:table-cell office:value-type="float" office:value="-39.5199940741421" calcext:value-type="float">
            <text:p>-39.5199940741421</text:p>
          </table:table-cell>
          <table:table-cell office:value-type="float" office:value="-7.19080495602426" calcext:value-type="float">
            <text:p>-7.19080495602426</text:p>
          </table:table-cell>
          <table:table-cell office:value-type="float" office:value="863" calcext:value-type="float">
            <text:p>863</text:p>
          </table:table-cell>
          <table:table-cell table:formula="of:=[.D778]*-10" office:value-type="float" office:value="395.199940741421" calcext:value-type="float">
            <text:p>395.199940741421</text:p>
          </table:table-cell>
          <table:table-cell table:formula="of:=[.E778]*-10" office:value-type="float" office:value="71.9080495602426" calcext:value-type="float">
            <text:p>71.9080495602426</text:p>
          </table:table-cell>
          <table:table-cell table:formula="of:=[.F778]" office:value-type="float" office:value="863" calcext:value-type="float">
            <text:p>863</text:p>
          </table:table-cell>
        </table:table-row>
        <table:table-row table:style-name="ro2">
          <table:table-cell office:value-type="string" calcext:value-type="string">
            <text:p>Point (-39.98090297305168406 -7.3049512830749963)</text:p>
          </table:table-cell>
          <table:table-cell office:value-type="float" office:value="443" calcext:value-type="float">
            <text:p>443</text:p>
          </table:table-cell>
          <table:table-cell office:value-type="float" office:value="884" calcext:value-type="float">
            <text:p>884</text:p>
          </table:table-cell>
          <table:table-cell office:value-type="float" office:value="-39.9809029730517" calcext:value-type="float">
            <text:p>-39.9809029730517</text:p>
          </table:table-cell>
          <table:table-cell office:value-type="float" office:value="-7.304951283075" calcext:value-type="float">
            <text:p>-7.304951283075</text:p>
          </table:table-cell>
          <table:table-cell office:value-type="float" office:value="884" calcext:value-type="float">
            <text:p>884</text:p>
          </table:table-cell>
          <table:table-cell table:formula="of:=[.D779]*-10" office:value-type="float" office:value="399.809029730517" calcext:value-type="float">
            <text:p>399.809029730517</text:p>
          </table:table-cell>
          <table:table-cell table:formula="of:=[.E779]*-10" office:value-type="float" office:value="73.04951283075" calcext:value-type="float">
            <text:p>73.04951283075</text:p>
          </table:table-cell>
          <table:table-cell table:formula="of:=[.F779]" office:value-type="float" office:value="884" calcext:value-type="float">
            <text:p>884</text:p>
          </table:table-cell>
        </table:table-row>
        <table:table-row table:style-name="ro2">
          <table:table-cell office:value-type="string" calcext:value-type="string">
            <text:p>Point (-39.27597401959672396 -7.31589330688538375)</text:p>
          </table:table-cell>
          <table:table-cell office:value-type="float" office:value="442" calcext:value-type="float">
            <text:p>442</text:p>
          </table:table-cell>
          <table:table-cell office:value-type="float" office:value="454" calcext:value-type="float">
            <text:p>454</text:p>
          </table:table-cell>
          <table:table-cell office:value-type="float" office:value="-39.2759740195967" calcext:value-type="float">
            <text:p>-39.2759740195967</text:p>
          </table:table-cell>
          <table:table-cell office:value-type="float" office:value="-7.31589330688538" calcext:value-type="float">
            <text:p>-7.31589330688538</text:p>
          </table:table-cell>
          <table:table-cell office:value-type="float" office:value="454" calcext:value-type="float">
            <text:p>454</text:p>
          </table:table-cell>
          <table:table-cell table:formula="of:=[.D780]*-10" office:value-type="float" office:value="392.759740195967" calcext:value-type="float">
            <text:p>392.759740195967</text:p>
          </table:table-cell>
          <table:table-cell table:formula="of:=[.E780]*-10" office:value-type="float" office:value="73.1589330688538" calcext:value-type="float">
            <text:p>73.1589330688538</text:p>
          </table:table-cell>
          <table:table-cell table:formula="of:=[.F780]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Point (-39.66907393241648805 -7.18343311230345716)</text:p>
          </table:table-cell>
          <table:table-cell office:value-type="float" office:value="441" calcext:value-type="float">
            <text:p>441</text:p>
          </table:table-cell>
          <table:table-cell office:value-type="float" office:value="852" calcext:value-type="float">
            <text:p>852</text:p>
          </table:table-cell>
          <table:table-cell office:value-type="float" office:value="-39.6690739324165" calcext:value-type="float">
            <text:p>-39.6690739324165</text:p>
          </table:table-cell>
          <table:table-cell office:value-type="float" office:value="-7.18343311230346" calcext:value-type="float">
            <text:p>-7.18343311230346</text:p>
          </table:table-cell>
          <table:table-cell office:value-type="float" office:value="852" calcext:value-type="float">
            <text:p>852</text:p>
          </table:table-cell>
          <table:table-cell table:formula="of:=[.D781]*-10" office:value-type="float" office:value="396.690739324165" calcext:value-type="float">
            <text:p>396.690739324165</text:p>
          </table:table-cell>
          <table:table-cell table:formula="of:=[.E781]*-10" office:value-type="float" office:value="71.8343311230346" calcext:value-type="float">
            <text:p>71.8343311230346</text:p>
          </table:table-cell>
          <table:table-cell table:formula="of:=[.F781]" office:value-type="float" office:value="852" calcext:value-type="float">
            <text:p>852</text:p>
          </table:table-cell>
        </table:table-row>
        <table:table-row table:style-name="ro2">
          <table:table-cell office:value-type="string" calcext:value-type="string">
            <text:p>Point (-39.25694285553876028 -7.66360329446393607)</text:p>
          </table:table-cell>
          <table:table-cell office:value-type="float" office:value="440" calcext:value-type="float">
            <text:p>440</text:p>
          </table:table-cell>
          <table:table-cell office:value-type="float" office:value="673" calcext:value-type="float">
            <text:p>673</text:p>
          </table:table-cell>
          <table:table-cell office:value-type="float" office:value="-39.2569428555388" calcext:value-type="float">
            <text:p>-39.2569428555388</text:p>
          </table:table-cell>
          <table:table-cell office:value-type="float" office:value="-7.66360329446394" calcext:value-type="float">
            <text:p>-7.66360329446394</text:p>
          </table:table-cell>
          <table:table-cell office:value-type="float" office:value="673" calcext:value-type="float">
            <text:p>673</text:p>
          </table:table-cell>
          <table:table-cell table:formula="of:=[.D782]*-10" office:value-type="float" office:value="392.569428555388" calcext:value-type="float">
            <text:p>392.569428555388</text:p>
          </table:table-cell>
          <table:table-cell table:formula="of:=[.E782]*-10" office:value-type="float" office:value="76.6360329446394" calcext:value-type="float">
            <text:p>76.6360329446394</text:p>
          </table:table-cell>
          <table:table-cell table:formula="of:=[.F782]" office:value-type="float" office:value="673" calcext:value-type="float">
            <text:p>673</text:p>
          </table:table-cell>
        </table:table-row>
        <table:table-row table:style-name="ro2">
          <table:table-cell office:value-type="string" calcext:value-type="string">
            <text:p>Point (-39.95733538434694765 -7.71095082312508318)</text:p>
          </table:table-cell>
          <table:table-cell office:value-type="float" office:value="447" calcext:value-type="float">
            <text:p>447</text:p>
          </table:table-cell>
          <table:table-cell office:value-type="float" office:value="480" calcext:value-type="float">
            <text:p>480</text:p>
          </table:table-cell>
          <table:table-cell office:value-type="float" office:value="-39.9573353843469" calcext:value-type="float">
            <text:p>-39.9573353843469</text:p>
          </table:table-cell>
          <table:table-cell office:value-type="float" office:value="-7.71095082312508" calcext:value-type="float">
            <text:p>-7.71095082312508</text:p>
          </table:table-cell>
          <table:table-cell office:value-type="float" office:value="480" calcext:value-type="float">
            <text:p>480</text:p>
          </table:table-cell>
          <table:table-cell table:formula="of:=[.D783]*-10" office:value-type="float" office:value="399.573353843469" calcext:value-type="float">
            <text:p>399.573353843469</text:p>
          </table:table-cell>
          <table:table-cell table:formula="of:=[.E783]*-10" office:value-type="float" office:value="77.1095082312508" calcext:value-type="float">
            <text:p>77.1095082312508</text:p>
          </table:table-cell>
          <table:table-cell table:formula="of:=[.F783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-39.20888687199393985 -7.13784647943770967)</text:p>
          </table:table-cell>
          <table:table-cell office:value-type="float" office:value="446" calcext:value-type="float">
            <text:p>446</text:p>
          </table:table-cell>
          <table:table-cell office:value-type="float" office:value="444" calcext:value-type="float">
            <text:p>444</text:p>
          </table:table-cell>
          <table:table-cell office:value-type="float" office:value="-39.2088868719939" calcext:value-type="float">
            <text:p>-39.2088868719939</text:p>
          </table:table-cell>
          <table:table-cell office:value-type="float" office:value="-7.13784647943771" calcext:value-type="float">
            <text:p>-7.13784647943771</text:p>
          </table:table-cell>
          <table:table-cell office:value-type="float" office:value="444" calcext:value-type="float">
            <text:p>444</text:p>
          </table:table-cell>
          <table:table-cell table:formula="of:=[.D784]*-10" office:value-type="float" office:value="392.088868719939" calcext:value-type="float">
            <text:p>392.088868719939</text:p>
          </table:table-cell>
          <table:table-cell table:formula="of:=[.E784]*-10" office:value-type="float" office:value="71.3784647943771" calcext:value-type="float">
            <text:p>71.3784647943771</text:p>
          </table:table-cell>
          <table:table-cell table:formula="of:=[.F784]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Point (-39.66544600907923268 -7.64145149977573546)</text:p>
          </table:table-cell>
          <table:table-cell office:value-type="float" office:value="445" calcext:value-type="float">
            <text:p>445</text:p>
          </table:table-cell>
          <table:table-cell office:value-type="float" office:value="486" calcext:value-type="float">
            <text:p>486</text:p>
          </table:table-cell>
          <table:table-cell office:value-type="float" office:value="-39.6654460090792" calcext:value-type="float">
            <text:p>-39.6654460090792</text:p>
          </table:table-cell>
          <table:table-cell office:value-type="float" office:value="-7.64145149977574" calcext:value-type="float">
            <text:p>-7.64145149977574</text:p>
          </table:table-cell>
          <table:table-cell office:value-type="float" office:value="486" calcext:value-type="float">
            <text:p>486</text:p>
          </table:table-cell>
          <table:table-cell table:formula="of:=[.D785]*-10" office:value-type="float" office:value="396.654460090792" calcext:value-type="float">
            <text:p>396.654460090792</text:p>
          </table:table-cell>
          <table:table-cell table:formula="of:=[.E785]*-10" office:value-type="float" office:value="76.4145149977574" calcext:value-type="float">
            <text:p>76.4145149977574</text:p>
          </table:table-cell>
          <table:table-cell table:formula="of:=[.F785]"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Point (-39.62558484088820876 -7.22159704979726857)</text:p>
          </table:table-cell>
          <table:table-cell office:value-type="float" office:value="444" calcext:value-type="float">
            <text:p>444</text:p>
          </table:table-cell>
          <table:table-cell office:value-type="float" office:value="916" calcext:value-type="float">
            <text:p>916</text:p>
          </table:table-cell>
          <table:table-cell office:value-type="float" office:value="-39.6255848408882" calcext:value-type="float">
            <text:p>-39.6255848408882</text:p>
          </table:table-cell>
          <table:table-cell office:value-type="float" office:value="-7.22159704979727" calcext:value-type="float">
            <text:p>-7.22159704979727</text:p>
          </table:table-cell>
          <table:table-cell office:value-type="float" office:value="916" calcext:value-type="float">
            <text:p>916</text:p>
          </table:table-cell>
          <table:table-cell table:formula="of:=[.D786]*-10" office:value-type="float" office:value="396.255848408882" calcext:value-type="float">
            <text:p>396.255848408882</text:p>
          </table:table-cell>
          <table:table-cell table:formula="of:=[.E786]*-10" office:value-type="float" office:value="72.2159704979727" calcext:value-type="float">
            <text:p>72.2159704979727</text:p>
          </table:table-cell>
          <table:table-cell table:formula="of:=[.F786]" office:value-type="float" office:value="916" calcext:value-type="float">
            <text:p>916</text:p>
          </table:table-cell>
        </table:table-row>
        <table:table-row table:style-name="ro2">
          <table:table-cell office:value-type="string" calcext:value-type="string">
            <text:p>Point (-39.05896932856546755 -7.00745569159878556)</text:p>
          </table:table-cell>
          <table:table-cell office:value-type="float" office:value="435" calcext:value-type="float">
            <text:p>435</text:p>
          </table:table-cell>
          <table:table-cell office:value-type="float" office:value="316" calcext:value-type="float">
            <text:p>316</text:p>
          </table:table-cell>
          <table:table-cell office:value-type="float" office:value="-39.0589693285655" calcext:value-type="float">
            <text:p>-39.0589693285655</text:p>
          </table:table-cell>
          <table:table-cell office:value-type="float" office:value="-7.00745569159879" calcext:value-type="float">
            <text:p>-7.00745569159879</text:p>
          </table:table-cell>
          <table:table-cell office:value-type="float" office:value="316" calcext:value-type="float">
            <text:p>316</text:p>
          </table:table-cell>
          <table:table-cell table:formula="of:=[.D787]*-10" office:value-type="float" office:value="390.589693285655" calcext:value-type="float">
            <text:p>390.589693285655</text:p>
          </table:table-cell>
          <table:table-cell table:formula="of:=[.E787]*-10" office:value-type="float" office:value="70.0745569159879" calcext:value-type="float">
            <text:p>70.0745569159879</text:p>
          </table:table-cell>
          <table:table-cell table:formula="of:=[.F787]" office:value-type="float" office:value="316" calcext:value-type="float">
            <text:p>316</text:p>
          </table:table-cell>
        </table:table-row>
        <table:table-row table:style-name="ro2">
          <table:table-cell office:value-type="string" calcext:value-type="string">
            <text:p>Point (-39.90428313837193741 -7.77712685161170647)</text:p>
          </table:table-cell>
          <table:table-cell office:value-type="float" office:value="434" calcext:value-type="float">
            <text:p>434</text:p>
          </table:table-cell>
          <table:table-cell office:value-type="float" office:value="454" calcext:value-type="float">
            <text:p>454</text:p>
          </table:table-cell>
          <table:table-cell office:value-type="float" office:value="-39.9042831383719" calcext:value-type="float">
            <text:p>-39.9042831383719</text:p>
          </table:table-cell>
          <table:table-cell office:value-type="float" office:value="-7.77712685161171" calcext:value-type="float">
            <text:p>-7.77712685161171</text:p>
          </table:table-cell>
          <table:table-cell office:value-type="float" office:value="454" calcext:value-type="float">
            <text:p>454</text:p>
          </table:table-cell>
          <table:table-cell table:formula="of:=[.D788]*-10" office:value-type="float" office:value="399.042831383719" calcext:value-type="float">
            <text:p>399.042831383719</text:p>
          </table:table-cell>
          <table:table-cell table:formula="of:=[.E788]*-10" office:value-type="float" office:value="77.7712685161171" calcext:value-type="float">
            <text:p>77.7712685161171</text:p>
          </table:table-cell>
          <table:table-cell table:formula="of:=[.F788]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Point (-39.57455992879994966 -7.28693255888700797)</text:p>
          </table:table-cell>
          <table:table-cell office:value-type="float" office:value="433" calcext:value-type="float">
            <text:p>433</text:p>
          </table:table-cell>
          <table:table-cell office:value-type="float" office:value="914" calcext:value-type="float">
            <text:p>914</text:p>
          </table:table-cell>
          <table:table-cell office:value-type="float" office:value="-39.5745599287999" calcext:value-type="float">
            <text:p>-39.5745599287999</text:p>
          </table:table-cell>
          <table:table-cell office:value-type="float" office:value="-7.28693255888701" calcext:value-type="float">
            <text:p>-7.28693255888701</text:p>
          </table:table-cell>
          <table:table-cell office:value-type="float" office:value="914" calcext:value-type="float">
            <text:p>914</text:p>
          </table:table-cell>
          <table:table-cell table:formula="of:=[.D789]*-10" office:value-type="float" office:value="395.745599287999" calcext:value-type="float">
            <text:p>395.745599287999</text:p>
          </table:table-cell>
          <table:table-cell table:formula="of:=[.E789]*-10" office:value-type="float" office:value="72.8693255888701" calcext:value-type="float">
            <text:p>72.8693255888701</text:p>
          </table:table-cell>
          <table:table-cell table:formula="of:=[.F789]" office:value-type="float" office:value="914" calcext:value-type="float">
            <text:p>914</text:p>
          </table:table-cell>
        </table:table-row>
        <table:table-row table:style-name="ro2">
          <table:table-cell office:value-type="string" calcext:value-type="string">
            <text:p>Point (-39.46829316296655321 -7.90189870321331789)</text:p>
          </table:table-cell>
          <table:table-cell office:value-type="float" office:value="432" calcext:value-type="float">
            <text:p>432</text:p>
          </table:table-cell>
          <table:table-cell office:value-type="float" office:value="471" calcext:value-type="float">
            <text:p>471</text:p>
          </table:table-cell>
          <table:table-cell office:value-type="float" office:value="-39.4682931629666" calcext:value-type="float">
            <text:p>-39.4682931629666</text:p>
          </table:table-cell>
          <table:table-cell office:value-type="float" office:value="-7.90189870321332" calcext:value-type="float">
            <text:p>-7.90189870321332</text:p>
          </table:table-cell>
          <table:table-cell office:value-type="float" office:value="471" calcext:value-type="float">
            <text:p>471</text:p>
          </table:table-cell>
          <table:table-cell table:formula="of:=[.D790]*-10" office:value-type="float" office:value="394.682931629666" calcext:value-type="float">
            <text:p>394.682931629666</text:p>
          </table:table-cell>
          <table:table-cell table:formula="of:=[.E790]*-10" office:value-type="float" office:value="79.0189870321332" calcext:value-type="float">
            <text:p>79.0189870321332</text:p>
          </table:table-cell>
          <table:table-cell table:formula="of:=[.F790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-39.57297638034834364 -7.42173502228803983)</text:p>
          </table:table-cell>
          <table:table-cell office:value-type="float" office:value="439" calcext:value-type="float">
            <text:p>439</text:p>
          </table:table-cell>
          <table:table-cell office:value-type="float" office:value="927" calcext:value-type="float">
            <text:p>927</text:p>
          </table:table-cell>
          <table:table-cell office:value-type="float" office:value="-39.5729763803483" calcext:value-type="float">
            <text:p>-39.5729763803483</text:p>
          </table:table-cell>
          <table:table-cell office:value-type="float" office:value="-7.42173502228804" calcext:value-type="float">
            <text:p>-7.42173502228804</text:p>
          </table:table-cell>
          <table:table-cell office:value-type="float" office:value="927" calcext:value-type="float">
            <text:p>927</text:p>
          </table:table-cell>
          <table:table-cell table:formula="of:=[.D791]*-10" office:value-type="float" office:value="395.729763803483" calcext:value-type="float">
            <text:p>395.729763803483</text:p>
          </table:table-cell>
          <table:table-cell table:formula="of:=[.E791]*-10" office:value-type="float" office:value="74.2173502228804" calcext:value-type="float">
            <text:p>74.2173502228804</text:p>
          </table:table-cell>
          <table:table-cell table:formula="of:=[.F791]" office:value-type="float" office:value="927" calcext:value-type="float">
            <text:p>927</text:p>
          </table:table-cell>
        </table:table-row>
        <table:table-row table:style-name="ro2">
          <table:table-cell office:value-type="string" calcext:value-type="string">
            <text:p>Point (-39.25476463525234294 -7.9450716493669109)</text:p>
          </table:table-cell>
          <table:table-cell office:value-type="float" office:value="438" calcext:value-type="float">
            <text:p>438</text:p>
          </table:table-cell>
          <table:table-cell office:value-type="float" office:value="437" calcext:value-type="float">
            <text:p>437</text:p>
          </table:table-cell>
          <table:table-cell office:value-type="float" office:value="-39.2547646352523" calcext:value-type="float">
            <text:p>-39.2547646352523</text:p>
          </table:table-cell>
          <table:table-cell office:value-type="float" office:value="-7.94507164936691" calcext:value-type="float">
            <text:p>-7.94507164936691</text:p>
          </table:table-cell>
          <table:table-cell office:value-type="float" office:value="437" calcext:value-type="float">
            <text:p>437</text:p>
          </table:table-cell>
          <table:table-cell table:formula="of:=[.D792]*-10" office:value-type="float" office:value="392.547646352523" calcext:value-type="float">
            <text:p>392.547646352523</text:p>
          </table:table-cell>
          <table:table-cell table:formula="of:=[.E792]*-10" office:value-type="float" office:value="79.4507164936691" calcext:value-type="float">
            <text:p>79.4507164936691</text:p>
          </table:table-cell>
          <table:table-cell table:formula="of:=[.F792]" office:value-type="float" office:value="437" calcext:value-type="float">
            <text:p>437</text:p>
          </table:table-cell>
        </table:table-row>
        <table:table-row table:style-name="ro2">
          <table:table-cell office:value-type="string" calcext:value-type="string">
            <text:p>Point (-39.96649147974120098 -7.49734453809290891)</text:p>
          </table:table-cell>
          <table:table-cell office:value-type="float" office:value="437" calcext:value-type="float">
            <text:p>437</text:p>
          </table:table-cell>
          <table:table-cell office:value-type="float" office:value="878" calcext:value-type="float">
            <text:p>878</text:p>
          </table:table-cell>
          <table:table-cell office:value-type="float" office:value="-39.9664914797412" calcext:value-type="float">
            <text:p>-39.9664914797412</text:p>
          </table:table-cell>
          <table:table-cell office:value-type="float" office:value="-7.49734453809291" calcext:value-type="float">
            <text:p>-7.49734453809291</text:p>
          </table:table-cell>
          <table:table-cell office:value-type="float" office:value="878" calcext:value-type="float">
            <text:p>878</text:p>
          </table:table-cell>
          <table:table-cell table:formula="of:=[.D793]*-10" office:value-type="float" office:value="399.664914797412" calcext:value-type="float">
            <text:p>399.664914797412</text:p>
          </table:table-cell>
          <table:table-cell table:formula="of:=[.E793]*-10" office:value-type="float" office:value="74.9734453809291" calcext:value-type="float">
            <text:p>74.9734453809291</text:p>
          </table:table-cell>
          <table:table-cell table:formula="of:=[.F793]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Point (-39.15973669697365978 -7.08522158962618853)</text:p>
          </table:table-cell>
          <table:table-cell office:value-type="float" office:value="436" calcext:value-type="float">
            <text:p>436</text:p>
          </table:table-cell>
          <table:table-cell office:value-type="float" office:value="508" calcext:value-type="float">
            <text:p>508</text:p>
          </table:table-cell>
          <table:table-cell office:value-type="float" office:value="-39.1597366969737" calcext:value-type="float">
            <text:p>-39.1597366969737</text:p>
          </table:table-cell>
          <table:table-cell office:value-type="float" office:value="-7.08522158962619" calcext:value-type="float">
            <text:p>-7.08522158962619</text:p>
          </table:table-cell>
          <table:table-cell office:value-type="float" office:value="508" calcext:value-type="float">
            <text:p>508</text:p>
          </table:table-cell>
          <table:table-cell table:formula="of:=[.D794]*-10" office:value-type="float" office:value="391.597366969737" calcext:value-type="float">
            <text:p>391.597366969737</text:p>
          </table:table-cell>
          <table:table-cell table:formula="of:=[.E794]*-10" office:value-type="float" office:value="70.8522158962619" calcext:value-type="float">
            <text:p>70.8522158962619</text:p>
          </table:table-cell>
          <table:table-cell table:formula="of:=[.F794]"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Point (-39.51434935509769275 -7.54697908704899234)</text:p>
          </table:table-cell>
          <table:table-cell office:value-type="float" office:value="331" calcext:value-type="float">
            <text:p>331</text:p>
          </table:table-cell>
          <table:table-cell office:value-type="float" office:value="632" calcext:value-type="float">
            <text:p>632</text:p>
          </table:table-cell>
          <table:table-cell office:value-type="float" office:value="-39.5143493550977" calcext:value-type="float">
            <text:p>-39.5143493550977</text:p>
          </table:table-cell>
          <table:table-cell office:value-type="float" office:value="-7.54697908704899" calcext:value-type="float">
            <text:p>-7.54697908704899</text:p>
          </table:table-cell>
          <table:table-cell office:value-type="float" office:value="632" calcext:value-type="float">
            <text:p>632</text:p>
          </table:table-cell>
          <table:table-cell table:formula="of:=[.D795]*-10" office:value-type="float" office:value="395.143493550977" calcext:value-type="float">
            <text:p>395.143493550977</text:p>
          </table:table-cell>
          <table:table-cell table:formula="of:=[.E795]*-10" office:value-type="float" office:value="75.4697908704899" calcext:value-type="float">
            <text:p>75.4697908704899</text:p>
          </table:table-cell>
          <table:table-cell table:formula="of:=[.F795]" office:value-type="float" office:value="632" calcext:value-type="float">
            <text:p>632</text:p>
          </table:table-cell>
        </table:table-row>
        <table:table-row table:style-name="ro2">
          <table:table-cell office:value-type="string" calcext:value-type="string">
            <text:p>Point (-39.62579632911167238 -7.45856821268737136)</text:p>
          </table:table-cell>
          <table:table-cell office:value-type="float" office:value="330" calcext:value-type="float">
            <text:p>330</text:p>
          </table:table-cell>
          <table:table-cell office:value-type="float" office:value="956" calcext:value-type="float">
            <text:p>956</text:p>
          </table:table-cell>
          <table:table-cell office:value-type="float" office:value="-39.6257963291117" calcext:value-type="float">
            <text:p>-39.6257963291117</text:p>
          </table:table-cell>
          <table:table-cell office:value-type="float" office:value="-7.45856821268737" calcext:value-type="float">
            <text:p>-7.45856821268737</text:p>
          </table:table-cell>
          <table:table-cell office:value-type="float" office:value="956" calcext:value-type="float">
            <text:p>956</text:p>
          </table:table-cell>
          <table:table-cell table:formula="of:=[.D796]*-10" office:value-type="float" office:value="396.257963291117" calcext:value-type="float">
            <text:p>396.257963291117</text:p>
          </table:table-cell>
          <table:table-cell table:formula="of:=[.E796]*-10" office:value-type="float" office:value="74.5856821268737" calcext:value-type="float">
            <text:p>74.5856821268737</text:p>
          </table:table-cell>
          <table:table-cell table:formula="of:=[.F796]" office:value-type="float" office:value="956" calcext:value-type="float">
            <text:p>956</text:p>
          </table:table-cell>
        </table:table-row>
        <table:table-row table:style-name="ro2">
          <table:table-cell office:value-type="string" calcext:value-type="string">
            <text:p>Point (-39.22683807150540503 -7.1719470689975271)</text:p>
          </table:table-cell>
          <table:table-cell office:value-type="float" office:value="329" calcext:value-type="float">
            <text:p>329</text:p>
          </table:table-cell>
          <table:table-cell office:value-type="float" office:value="369" calcext:value-type="float">
            <text:p>369</text:p>
          </table:table-cell>
          <table:table-cell office:value-type="float" office:value="-39.2268380715054" calcext:value-type="float">
            <text:p>-39.2268380715054</text:p>
          </table:table-cell>
          <table:table-cell office:value-type="float" office:value="-7.17194706899753" calcext:value-type="float">
            <text:p>-7.17194706899753</text:p>
          </table:table-cell>
          <table:table-cell office:value-type="float" office:value="369" calcext:value-type="float">
            <text:p>369</text:p>
          </table:table-cell>
          <table:table-cell table:formula="of:=[.D797]*-10" office:value-type="float" office:value="392.268380715054" calcext:value-type="float">
            <text:p>392.268380715054</text:p>
          </table:table-cell>
          <table:table-cell table:formula="of:=[.E797]*-10" office:value-type="float" office:value="71.7194706899753" calcext:value-type="float">
            <text:p>71.7194706899753</text:p>
          </table:table-cell>
          <table:table-cell table:formula="of:=[.F797]" office:value-type="float" office:value="369" calcext:value-type="float">
            <text:p>369</text:p>
          </table:table-cell>
        </table:table-row>
        <table:table-row table:style-name="ro2">
          <table:table-cell office:value-type="string" calcext:value-type="string">
            <text:p>Point (-39.08967903382060882 -7.58954884128408658)</text:p>
          </table:table-cell>
          <table:table-cell office:value-type="float" office:value="328" calcext:value-type="float">
            <text:p>328</text:p>
          </table:table-cell>
          <table:table-cell office:value-type="float" office:value="453" calcext:value-type="float">
            <text:p>453</text:p>
          </table:table-cell>
          <table:table-cell office:value-type="float" office:value="-39.0896790338206" calcext:value-type="float">
            <text:p>-39.0896790338206</text:p>
          </table:table-cell>
          <table:table-cell office:value-type="float" office:value="-7.58954884128409" calcext:value-type="float">
            <text:p>-7.58954884128409</text:p>
          </table:table-cell>
          <table:table-cell office:value-type="float" office:value="453" calcext:value-type="float">
            <text:p>453</text:p>
          </table:table-cell>
          <table:table-cell table:formula="of:=[.D798]*-10" office:value-type="float" office:value="390.896790338206" calcext:value-type="float">
            <text:p>390.896790338206</text:p>
          </table:table-cell>
          <table:table-cell table:formula="of:=[.E798]*-10" office:value-type="float" office:value="75.8954884128409" calcext:value-type="float">
            <text:p>75.8954884128409</text:p>
          </table:table-cell>
          <table:table-cell table:formula="of:=[.F798]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Point (-39.09841850418968789 -7.37811373378565705)</text:p>
          </table:table-cell>
          <table:table-cell office:value-type="float" office:value="335" calcext:value-type="float">
            <text:p>335</text:p>
          </table:table-cell>
          <table:table-cell office:value-type="float" office:value="601" calcext:value-type="float">
            <text:p>601</text:p>
          </table:table-cell>
          <table:table-cell office:value-type="float" office:value="-39.0984185041897" calcext:value-type="float">
            <text:p>-39.0984185041897</text:p>
          </table:table-cell>
          <table:table-cell office:value-type="float" office:value="-7.37811373378566" calcext:value-type="float">
            <text:p>-7.37811373378566</text:p>
          </table:table-cell>
          <table:table-cell office:value-type="float" office:value="601" calcext:value-type="float">
            <text:p>601</text:p>
          </table:table-cell>
          <table:table-cell table:formula="of:=[.D799]*-10" office:value-type="float" office:value="390.984185041897" calcext:value-type="float">
            <text:p>390.984185041897</text:p>
          </table:table-cell>
          <table:table-cell table:formula="of:=[.E799]*-10" office:value-type="float" office:value="73.7811373378566" calcext:value-type="float">
            <text:p>73.7811373378566</text:p>
          </table:table-cell>
          <table:table-cell table:formula="of:=[.F799]" office:value-type="float" office:value="601" calcext:value-type="float">
            <text:p>601</text:p>
          </table:table-cell>
        </table:table-row>
        <table:table-row table:style-name="ro2">
          <table:table-cell office:value-type="string" calcext:value-type="string">
            <text:p>Point (-39.22688261123668241 -7.94044679701085521)</text:p>
          </table:table-cell>
          <table:table-cell office:value-type="float" office:value="334" calcext:value-type="float">
            <text:p>334</text:p>
          </table:table-cell>
          <table:table-cell office:value-type="float" office:value="458" calcext:value-type="float">
            <text:p>458</text:p>
          </table:table-cell>
          <table:table-cell office:value-type="float" office:value="-39.2268826112367" calcext:value-type="float">
            <text:p>-39.2268826112367</text:p>
          </table:table-cell>
          <table:table-cell office:value-type="float" office:value="-7.94044679701086" calcext:value-type="float">
            <text:p>-7.94044679701086</text:p>
          </table:table-cell>
          <table:table-cell office:value-type="float" office:value="458" calcext:value-type="float">
            <text:p>458</text:p>
          </table:table-cell>
          <table:table-cell table:formula="of:=[.D800]*-10" office:value-type="float" office:value="392.268826112367" calcext:value-type="float">
            <text:p>392.268826112367</text:p>
          </table:table-cell>
          <table:table-cell table:formula="of:=[.E800]*-10" office:value-type="float" office:value="79.4044679701086" calcext:value-type="float">
            <text:p>79.4044679701086</text:p>
          </table:table-cell>
          <table:table-cell table:formula="of:=[.F800]"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oint (-39.74907604264773653 -7.87905853378397314)</text:p>
          </table:table-cell>
          <table:table-cell office:value-type="float" office:value="333" calcext:value-type="float">
            <text:p>333</text:p>
          </table:table-cell>
          <table:table-cell office:value-type="float" office:value="465" calcext:value-type="float">
            <text:p>465</text:p>
          </table:table-cell>
          <table:table-cell office:value-type="float" office:value="-39.7490760426477" calcext:value-type="float">
            <text:p>-39.7490760426477</text:p>
          </table:table-cell>
          <table:table-cell office:value-type="float" office:value="-7.87905853378397" calcext:value-type="float">
            <text:p>-7.87905853378397</text:p>
          </table:table-cell>
          <table:table-cell office:value-type="float" office:value="465" calcext:value-type="float">
            <text:p>465</text:p>
          </table:table-cell>
          <table:table-cell table:formula="of:=[.D801]*-10" office:value-type="float" office:value="397.490760426477" calcext:value-type="float">
            <text:p>397.490760426477</text:p>
          </table:table-cell>
          <table:table-cell table:formula="of:=[.E801]*-10" office:value-type="float" office:value="78.7905853378397" calcext:value-type="float">
            <text:p>78.7905853378397</text:p>
          </table:table-cell>
          <table:table-cell table:formula="of:=[.F801]"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Point (-39.23550537737294519 -7.75356428120118046)</text:p>
          </table:table-cell>
          <table:table-cell office:value-type="float" office:value="332" calcext:value-type="float">
            <text:p>332</text:p>
          </table:table-cell>
          <table:table-cell office:value-type="float" office:value="523" calcext:value-type="float">
            <text:p>523</text:p>
          </table:table-cell>
          <table:table-cell office:value-type="float" office:value="-39.2355053773729" calcext:value-type="float">
            <text:p>-39.2355053773729</text:p>
          </table:table-cell>
          <table:table-cell office:value-type="float" office:value="-7.75356428120118" calcext:value-type="float">
            <text:p>-7.75356428120118</text:p>
          </table:table-cell>
          <table:table-cell office:value-type="float" office:value="523" calcext:value-type="float">
            <text:p>523</text:p>
          </table:table-cell>
          <table:table-cell table:formula="of:=[.D802]*-10" office:value-type="float" office:value="392.355053773729" calcext:value-type="float">
            <text:p>392.355053773729</text:p>
          </table:table-cell>
          <table:table-cell table:formula="of:=[.E802]*-10" office:value-type="float" office:value="77.5356428120118" calcext:value-type="float">
            <text:p>77.5356428120118</text:p>
          </table:table-cell>
          <table:table-cell table:formula="of:=[.F802]" office:value-type="float" office:value="523" calcext:value-type="float">
            <text:p>523</text:p>
          </table:table-cell>
        </table:table-row>
        <table:table-row table:style-name="ro2">
          <table:table-cell office:value-type="string" calcext:value-type="string">
            <text:p>Point (-39.10592060299175188 -7.0527759646419943)</text:p>
          </table:table-cell>
          <table:table-cell office:value-type="float" office:value="323" calcext:value-type="float">
            <text:p>323</text:p>
          </table:table-cell>
          <table:table-cell office:value-type="float" office:value="445" calcext:value-type="float">
            <text:p>445</text:p>
          </table:table-cell>
          <table:table-cell office:value-type="float" office:value="-39.1059206029918" calcext:value-type="float">
            <text:p>-39.1059206029918</text:p>
          </table:table-cell>
          <table:table-cell office:value-type="float" office:value="-7.05277596464199" calcext:value-type="float">
            <text:p>-7.05277596464199</text:p>
          </table:table-cell>
          <table:table-cell office:value-type="float" office:value="445" calcext:value-type="float">
            <text:p>445</text:p>
          </table:table-cell>
          <table:table-cell table:formula="of:=[.D803]*-10" office:value-type="float" office:value="391.059206029918" calcext:value-type="float">
            <text:p>391.059206029918</text:p>
          </table:table-cell>
          <table:table-cell table:formula="of:=[.E803]*-10" office:value-type="float" office:value="70.5277596464199" calcext:value-type="float">
            <text:p>70.5277596464199</text:p>
          </table:table-cell>
          <table:table-cell table:formula="of:=[.F803]" office:value-type="float" office:value="445" calcext:value-type="float">
            <text:p>445</text:p>
          </table:table-cell>
        </table:table-row>
        <table:table-row table:style-name="ro2">
          <table:table-cell office:value-type="string" calcext:value-type="string">
            <text:p>Point (-39.42705276307531648 -7.35807202410348449)</text:p>
          </table:table-cell>
          <table:table-cell office:value-type="float" office:value="322" calcext:value-type="float">
            <text:p>322</text:p>
          </table:table-cell>
          <table:table-cell office:value-type="float" office:value="934" calcext:value-type="float">
            <text:p>934</text:p>
          </table:table-cell>
          <table:table-cell office:value-type="float" office:value="-39.4270527630753" calcext:value-type="float">
            <text:p>-39.4270527630753</text:p>
          </table:table-cell>
          <table:table-cell office:value-type="float" office:value="-7.35807202410348" calcext:value-type="float">
            <text:p>-7.35807202410348</text:p>
          </table:table-cell>
          <table:table-cell office:value-type="float" office:value="934" calcext:value-type="float">
            <text:p>934</text:p>
          </table:table-cell>
          <table:table-cell table:formula="of:=[.D804]*-10" office:value-type="float" office:value="394.270527630753" calcext:value-type="float">
            <text:p>394.270527630753</text:p>
          </table:table-cell>
          <table:table-cell table:formula="of:=[.E804]*-10" office:value-type="float" office:value="73.5807202410348" calcext:value-type="float">
            <text:p>73.5807202410348</text:p>
          </table:table-cell>
          <table:table-cell table:formula="of:=[.F804]" office:value-type="float" office:value="934" calcext:value-type="float">
            <text:p>934</text:p>
          </table:table-cell>
        </table:table-row>
        <table:table-row table:style-name="ro2">
          <table:table-cell office:value-type="string" calcext:value-type="string">
            <text:p>Point (-39.92552711534984411 -7.18267129869013754)</text:p>
          </table:table-cell>
          <table:table-cell office:value-type="float" office:value="321" calcext:value-type="float">
            <text:p>321</text:p>
          </table:table-cell>
          <table:table-cell office:value-type="float" office:value="791" calcext:value-type="float">
            <text:p>791</text:p>
          </table:table-cell>
          <table:table-cell office:value-type="float" office:value="-39.9255271153498" calcext:value-type="float">
            <text:p>-39.9255271153498</text:p>
          </table:table-cell>
          <table:table-cell office:value-type="float" office:value="-7.18267129869014" calcext:value-type="float">
            <text:p>-7.18267129869014</text:p>
          </table:table-cell>
          <table:table-cell office:value-type="float" office:value="791" calcext:value-type="float">
            <text:p>791</text:p>
          </table:table-cell>
          <table:table-cell table:formula="of:=[.D805]*-10" office:value-type="float" office:value="399.255271153498" calcext:value-type="float">
            <text:p>399.255271153498</text:p>
          </table:table-cell>
          <table:table-cell table:formula="of:=[.E805]*-10" office:value-type="float" office:value="71.8267129869014" calcext:value-type="float">
            <text:p>71.8267129869014</text:p>
          </table:table-cell>
          <table:table-cell table:formula="of:=[.F805]" office:value-type="float" office:value="791" calcext:value-type="float">
            <text:p>791</text:p>
          </table:table-cell>
        </table:table-row>
        <table:table-row table:style-name="ro2">
          <table:table-cell office:value-type="string" calcext:value-type="string">
            <text:p>Point (-39.33305937879666914 -7.78110660072441807)</text:p>
          </table:table-cell>
          <table:table-cell office:value-type="float" office:value="320" calcext:value-type="float">
            <text:p>320</text:p>
          </table:table-cell>
          <table:table-cell office:value-type="float" office:value="486" calcext:value-type="float">
            <text:p>486</text:p>
          </table:table-cell>
          <table:table-cell office:value-type="float" office:value="-39.3330593787967" calcext:value-type="float">
            <text:p>-39.3330593787967</text:p>
          </table:table-cell>
          <table:table-cell office:value-type="float" office:value="-7.78110660072442" calcext:value-type="float">
            <text:p>-7.78110660072442</text:p>
          </table:table-cell>
          <table:table-cell office:value-type="float" office:value="486" calcext:value-type="float">
            <text:p>486</text:p>
          </table:table-cell>
          <table:table-cell table:formula="of:=[.D806]*-10" office:value-type="float" office:value="393.330593787967" calcext:value-type="float">
            <text:p>393.330593787967</text:p>
          </table:table-cell>
          <table:table-cell table:formula="of:=[.E806]*-10" office:value-type="float" office:value="77.8110660072442" calcext:value-type="float">
            <text:p>77.8110660072442</text:p>
          </table:table-cell>
          <table:table-cell table:formula="of:=[.F806]"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Point (-39.3076558667227971 -7.34694383170632292)</text:p>
          </table:table-cell>
          <table:table-cell office:value-type="float" office:value="327" calcext:value-type="float">
            <text:p>327</text:p>
          </table:table-cell>
          <table:table-cell office:value-type="float" office:value="604" calcext:value-type="float">
            <text:p>604</text:p>
          </table:table-cell>
          <table:table-cell office:value-type="float" office:value="-39.3076558667228" calcext:value-type="float">
            <text:p>-39.3076558667228</text:p>
          </table:table-cell>
          <table:table-cell office:value-type="float" office:value="-7.34694383170632" calcext:value-type="float">
            <text:p>-7.34694383170632</text:p>
          </table:table-cell>
          <table:table-cell office:value-type="float" office:value="604" calcext:value-type="float">
            <text:p>604</text:p>
          </table:table-cell>
          <table:table-cell table:formula="of:=[.D807]*-10" office:value-type="float" office:value="393.076558667228" calcext:value-type="float">
            <text:p>393.076558667228</text:p>
          </table:table-cell>
          <table:table-cell table:formula="of:=[.E807]*-10" office:value-type="float" office:value="73.4694383170632" calcext:value-type="float">
            <text:p>73.4694383170632</text:p>
          </table:table-cell>
          <table:table-cell table:formula="of:=[.F807]" office:value-type="float" office:value="604" calcext:value-type="float">
            <text:p>604</text:p>
          </table:table-cell>
        </table:table-row>
        <table:table-row table:style-name="ro2">
          <table:table-cell office:value-type="string" calcext:value-type="string">
            <text:p>Point (-39.15602178609584882 -7.06859830002732092)</text:p>
          </table:table-cell>
          <table:table-cell office:value-type="float" office:value="326" calcext:value-type="float">
            <text:p>326</text:p>
          </table:table-cell>
          <table:table-cell office:value-type="float" office:value="434" calcext:value-type="float">
            <text:p>434</text:p>
          </table:table-cell>
          <table:table-cell office:value-type="float" office:value="-39.1560217860958" calcext:value-type="float">
            <text:p>-39.1560217860958</text:p>
          </table:table-cell>
          <table:table-cell office:value-type="float" office:value="-7.06859830002732" calcext:value-type="float">
            <text:p>-7.06859830002732</text:p>
          </table:table-cell>
          <table:table-cell office:value-type="float" office:value="434" calcext:value-type="float">
            <text:p>434</text:p>
          </table:table-cell>
          <table:table-cell table:formula="of:=[.D808]*-10" office:value-type="float" office:value="391.560217860958" calcext:value-type="float">
            <text:p>391.560217860958</text:p>
          </table:table-cell>
          <table:table-cell table:formula="of:=[.E808]*-10" office:value-type="float" office:value="70.6859830002732" calcext:value-type="float">
            <text:p>70.6859830002732</text:p>
          </table:table-cell>
          <table:table-cell table:formula="of:=[.F808]"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Point (-39.15772687519316975 -7.84961091108865361)</text:p>
          </table:table-cell>
          <table:table-cell office:value-type="float" office:value="325" calcext:value-type="float">
            <text:p>325</text:p>
          </table:table-cell>
          <table:table-cell office:value-type="float" office:value="509" calcext:value-type="float">
            <text:p>509</text:p>
          </table:table-cell>
          <table:table-cell office:value-type="float" office:value="-39.1577268751932" calcext:value-type="float">
            <text:p>-39.1577268751932</text:p>
          </table:table-cell>
          <table:table-cell office:value-type="float" office:value="-7.84961091108865" calcext:value-type="float">
            <text:p>-7.84961091108865</text:p>
          </table:table-cell>
          <table:table-cell office:value-type="float" office:value="509" calcext:value-type="float">
            <text:p>509</text:p>
          </table:table-cell>
          <table:table-cell table:formula="of:=[.D809]*-10" office:value-type="float" office:value="391.577268751932" calcext:value-type="float">
            <text:p>391.577268751932</text:p>
          </table:table-cell>
          <table:table-cell table:formula="of:=[.E809]*-10" office:value-type="float" office:value="78.4961091108865" calcext:value-type="float">
            <text:p>78.4961091108865</text:p>
          </table:table-cell>
          <table:table-cell table:formula="of:=[.F809]"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Point (-39.06978161729743704 -7.47813871875217284)</text:p>
          </table:table-cell>
          <table:table-cell office:value-type="float" office:value="324" calcext:value-type="float">
            <text:p>324</text:p>
          </table:table-cell>
          <table:table-cell office:value-type="float" office:value="639" calcext:value-type="float">
            <text:p>639</text:p>
          </table:table-cell>
          <table:table-cell office:value-type="float" office:value="-39.0697816172974" calcext:value-type="float">
            <text:p>-39.0697816172974</text:p>
          </table:table-cell>
          <table:table-cell office:value-type="float" office:value="-7.47813871875217" calcext:value-type="float">
            <text:p>-7.47813871875217</text:p>
          </table:table-cell>
          <table:table-cell office:value-type="float" office:value="639" calcext:value-type="float">
            <text:p>639</text:p>
          </table:table-cell>
          <table:table-cell table:formula="of:=[.D810]*-10" office:value-type="float" office:value="390.697816172974" calcext:value-type="float">
            <text:p>390.697816172974</text:p>
          </table:table-cell>
          <table:table-cell table:formula="of:=[.E810]*-10" office:value-type="float" office:value="74.7813871875217" calcext:value-type="float">
            <text:p>74.7813871875217</text:p>
          </table:table-cell>
          <table:table-cell table:formula="of:=[.F810]" office:value-type="float" office:value="639" calcext:value-type="float">
            <text:p>639</text:p>
          </table:table-cell>
        </table:table-row>
        <table:table-row table:style-name="ro2">
          <table:table-cell office:value-type="string" calcext:value-type="string">
            <text:p>Point (-39.20466218925839996 -7.14416805797197618)</text:p>
          </table:table-cell>
          <table:table-cell office:value-type="float" office:value="347" calcext:value-type="float">
            <text:p>347</text:p>
          </table:table-cell>
          <table:table-cell office:value-type="float" office:value="430" calcext:value-type="float">
            <text:p>430</text:p>
          </table:table-cell>
          <table:table-cell office:value-type="float" office:value="-39.2046621892584" calcext:value-type="float">
            <text:p>-39.2046621892584</text:p>
          </table:table-cell>
          <table:table-cell office:value-type="float" office:value="-7.14416805797198" calcext:value-type="float">
            <text:p>-7.14416805797198</text:p>
          </table:table-cell>
          <table:table-cell office:value-type="float" office:value="430" calcext:value-type="float">
            <text:p>430</text:p>
          </table:table-cell>
          <table:table-cell table:formula="of:=[.D811]*-10" office:value-type="float" office:value="392.046621892584" calcext:value-type="float">
            <text:p>392.046621892584</text:p>
          </table:table-cell>
          <table:table-cell table:formula="of:=[.E811]*-10" office:value-type="float" office:value="71.4416805797198" calcext:value-type="float">
            <text:p>71.4416805797198</text:p>
          </table:table-cell>
          <table:table-cell table:formula="of:=[.F811]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Point (-39.27020597536448321 -7.59484491395984129)</text:p>
          </table:table-cell>
          <table:table-cell office:value-type="float" office:value="346" calcext:value-type="float">
            <text:p>346</text:p>
          </table:table-cell>
          <table:table-cell office:value-type="float" office:value="665" calcext:value-type="float">
            <text:p>665</text:p>
          </table:table-cell>
          <table:table-cell office:value-type="float" office:value="-39.2702059753645" calcext:value-type="float">
            <text:p>-39.2702059753645</text:p>
          </table:table-cell>
          <table:table-cell office:value-type="float" office:value="-7.59484491395984" calcext:value-type="float">
            <text:p>-7.59484491395984</text:p>
          </table:table-cell>
          <table:table-cell office:value-type="float" office:value="665" calcext:value-type="float">
            <text:p>665</text:p>
          </table:table-cell>
          <table:table-cell table:formula="of:=[.D812]*-10" office:value-type="float" office:value="392.702059753645" calcext:value-type="float">
            <text:p>392.702059753645</text:p>
          </table:table-cell>
          <table:table-cell table:formula="of:=[.E812]*-10" office:value-type="float" office:value="75.9484491395984" calcext:value-type="float">
            <text:p>75.9484491395984</text:p>
          </table:table-cell>
          <table:table-cell table:formula="of:=[.F812]" office:value-type="float" office:value="665" calcext:value-type="float">
            <text:p>665</text:p>
          </table:table-cell>
        </table:table-row>
        <table:table-row table:style-name="ro2">
          <table:table-cell office:value-type="string" calcext:value-type="string">
            <text:p>Point (-39.50545947056451013 -7.3868192620817501)</text:p>
          </table:table-cell>
          <table:table-cell office:value-type="float" office:value="345" calcext:value-type="float">
            <text:p>345</text:p>
          </table:table-cell>
          <table:table-cell office:value-type="float" office:value="902" calcext:value-type="float">
            <text:p>902</text:p>
          </table:table-cell>
          <table:table-cell office:value-type="float" office:value="-39.5054594705645" calcext:value-type="float">
            <text:p>-39.5054594705645</text:p>
          </table:table-cell>
          <table:table-cell office:value-type="float" office:value="-7.38681926208175" calcext:value-type="float">
            <text:p>-7.38681926208175</text:p>
          </table:table-cell>
          <table:table-cell office:value-type="float" office:value="902" calcext:value-type="float">
            <text:p>902</text:p>
          </table:table-cell>
          <table:table-cell table:formula="of:=[.D813]*-10" office:value-type="float" office:value="395.054594705645" calcext:value-type="float">
            <text:p>395.054594705645</text:p>
          </table:table-cell>
          <table:table-cell table:formula="of:=[.E813]*-10" office:value-type="float" office:value="73.8681926208175" calcext:value-type="float">
            <text:p>73.8681926208175</text:p>
          </table:table-cell>
          <table:table-cell table:formula="of:=[.F813]" office:value-type="float" office:value="902" calcext:value-type="float">
            <text:p>902</text:p>
          </table:table-cell>
        </table:table-row>
        <table:table-row table:style-name="ro2">
          <table:table-cell office:value-type="string" calcext:value-type="string">
            <text:p>Point (-39.87612370010524643 -7.42325989137062869)</text:p>
          </table:table-cell>
          <table:table-cell office:value-type="float" office:value="344" calcext:value-type="float">
            <text:p>344</text:p>
          </table:table-cell>
          <table:table-cell office:value-type="float" office:value="864" calcext:value-type="float">
            <text:p>864</text:p>
          </table:table-cell>
          <table:table-cell office:value-type="float" office:value="-39.8761237001052" calcext:value-type="float">
            <text:p>-39.8761237001052</text:p>
          </table:table-cell>
          <table:table-cell office:value-type="float" office:value="-7.42325989137063" calcext:value-type="float">
            <text:p>-7.42325989137063</text:p>
          </table:table-cell>
          <table:table-cell office:value-type="float" office:value="864" calcext:value-type="float">
            <text:p>864</text:p>
          </table:table-cell>
          <table:table-cell table:formula="of:=[.D814]*-10" office:value-type="float" office:value="398.761237001052" calcext:value-type="float">
            <text:p>398.761237001052</text:p>
          </table:table-cell>
          <table:table-cell table:formula="of:=[.E814]*-10" office:value-type="float" office:value="74.2325989137063" calcext:value-type="float">
            <text:p>74.2325989137063</text:p>
          </table:table-cell>
          <table:table-cell table:formula="of:=[.F814]" office:value-type="float" office:value="864" calcext:value-type="float">
            <text:p>864</text:p>
          </table:table-cell>
        </table:table-row>
        <table:table-row table:style-name="ro2">
          <table:table-cell office:value-type="string" calcext:value-type="string">
            <text:p>Point (-39.40171193177298647 -7.86046490568730505)</text:p>
          </table:table-cell>
          <table:table-cell office:value-type="float" office:value="351" calcext:value-type="float">
            <text:p>351</text:p>
          </table:table-cell>
          <table:table-cell office:value-type="float" office:value="457" calcext:value-type="float">
            <text:p>457</text:p>
          </table:table-cell>
          <table:table-cell office:value-type="float" office:value="-39.401711931773" calcext:value-type="float">
            <text:p>-39.401711931773</text:p>
          </table:table-cell>
          <table:table-cell office:value-type="float" office:value="-7.86046490568731" calcext:value-type="float">
            <text:p>-7.86046490568731</text:p>
          </table:table-cell>
          <table:table-cell office:value-type="float" office:value="457" calcext:value-type="float">
            <text:p>457</text:p>
          </table:table-cell>
          <table:table-cell table:formula="of:=[.D815]*-10" office:value-type="float" office:value="394.01711931773" calcext:value-type="float">
            <text:p>394.01711931773</text:p>
          </table:table-cell>
          <table:table-cell table:formula="of:=[.E815]*-10" office:value-type="float" office:value="78.6046490568731" calcext:value-type="float">
            <text:p>78.6046490568731</text:p>
          </table:table-cell>
          <table:table-cell table:formula="of:=[.F815]"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Point (-39.83827528585745625 -7.43268754523413833)</text:p>
          </table:table-cell>
          <table:table-cell office:value-type="float" office:value="350" calcext:value-type="float">
            <text:p>350</text:p>
          </table:table-cell>
          <table:table-cell office:value-type="float" office:value="621" calcext:value-type="float">
            <text:p>621</text:p>
          </table:table-cell>
          <table:table-cell office:value-type="float" office:value="-39.8382752858575" calcext:value-type="float">
            <text:p>-39.8382752858575</text:p>
          </table:table-cell>
          <table:table-cell office:value-type="float" office:value="-7.43268754523414" calcext:value-type="float">
            <text:p>-7.43268754523414</text:p>
          </table:table-cell>
          <table:table-cell office:value-type="float" office:value="621" calcext:value-type="float">
            <text:p>621</text:p>
          </table:table-cell>
          <table:table-cell table:formula="of:=[.D816]*-10" office:value-type="float" office:value="398.382752858575" calcext:value-type="float">
            <text:p>398.382752858575</text:p>
          </table:table-cell>
          <table:table-cell table:formula="of:=[.E816]*-10" office:value-type="float" office:value="74.3268754523414" calcext:value-type="float">
            <text:p>74.3268754523414</text:p>
          </table:table-cell>
          <table:table-cell table:formula="of:=[.F816]" office:value-type="float" office:value="621" calcext:value-type="float">
            <text:p>621</text:p>
          </table:table-cell>
        </table:table-row>
        <table:table-row table:style-name="ro2">
          <table:table-cell office:value-type="string" calcext:value-type="string">
            <text:p>Point (-39.4244861384686871 -7.403663878666916)</text:p>
          </table:table-cell>
          <table:table-cell office:value-type="float" office:value="349" calcext:value-type="float">
            <text:p>349</text:p>
          </table:table-cell>
          <table:table-cell office:value-type="float" office:value="915" calcext:value-type="float">
            <text:p>915</text:p>
          </table:table-cell>
          <table:table-cell office:value-type="float" office:value="-39.4244861384687" calcext:value-type="float">
            <text:p>-39.4244861384687</text:p>
          </table:table-cell>
          <table:table-cell office:value-type="float" office:value="-7.40366387866692" calcext:value-type="float">
            <text:p>-7.40366387866692</text:p>
          </table:table-cell>
          <table:table-cell office:value-type="float" office:value="915" calcext:value-type="float">
            <text:p>915</text:p>
          </table:table-cell>
          <table:table-cell table:formula="of:=[.D817]*-10" office:value-type="float" office:value="394.244861384687" calcext:value-type="float">
            <text:p>394.244861384687</text:p>
          </table:table-cell>
          <table:table-cell table:formula="of:=[.E817]*-10" office:value-type="float" office:value="74.0366387866692" calcext:value-type="float">
            <text:p>74.0366387866692</text:p>
          </table:table-cell>
          <table:table-cell table:formula="of:=[.F817]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Point (-39.51564542423849247 -7.33064928235340396)</text:p>
          </table:table-cell>
          <table:table-cell office:value-type="float" office:value="348" calcext:value-type="float">
            <text:p>348</text:p>
          </table:table-cell>
          <table:table-cell office:value-type="float" office:value="915" calcext:value-type="float">
            <text:p>915</text:p>
          </table:table-cell>
          <table:table-cell office:value-type="float" office:value="-39.5156454242385" calcext:value-type="float">
            <text:p>-39.5156454242385</text:p>
          </table:table-cell>
          <table:table-cell office:value-type="float" office:value="-7.3306492823534" calcext:value-type="float">
            <text:p>-7.3306492823534</text:p>
          </table:table-cell>
          <table:table-cell office:value-type="float" office:value="915" calcext:value-type="float">
            <text:p>915</text:p>
          </table:table-cell>
          <table:table-cell table:formula="of:=[.D818]*-10" office:value-type="float" office:value="395.156454242385" calcext:value-type="float">
            <text:p>395.156454242385</text:p>
          </table:table-cell>
          <table:table-cell table:formula="of:=[.E818]*-10" office:value-type="float" office:value="73.306492823534" calcext:value-type="float">
            <text:p>73.306492823534</text:p>
          </table:table-cell>
          <table:table-cell table:formula="of:=[.F818]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Point (-39.99650064915520886 -7.27106014203726314)</text:p>
          </table:table-cell>
          <table:table-cell office:value-type="float" office:value="339" calcext:value-type="float">
            <text:p>339</text:p>
          </table:table-cell>
          <table:table-cell office:value-type="float" office:value="850" calcext:value-type="float">
            <text:p>850</text:p>
          </table:table-cell>
          <table:table-cell office:value-type="float" office:value="-39.9965006491552" calcext:value-type="float">
            <text:p>-39.9965006491552</text:p>
          </table:table-cell>
          <table:table-cell office:value-type="float" office:value="-7.27106014203726" calcext:value-type="float">
            <text:p>-7.27106014203726</text:p>
          </table:table-cell>
          <table:table-cell office:value-type="float" office:value="850" calcext:value-type="float">
            <text:p>850</text:p>
          </table:table-cell>
          <table:table-cell table:formula="of:=[.D819]*-10" office:value-type="float" office:value="399.965006491552" calcext:value-type="float">
            <text:p>399.965006491552</text:p>
          </table:table-cell>
          <table:table-cell table:formula="of:=[.E819]*-10" office:value-type="float" office:value="72.7106014203726" calcext:value-type="float">
            <text:p>72.7106014203726</text:p>
          </table:table-cell>
          <table:table-cell table:formula="of:=[.F819]" office:value-type="float" office:value="850" calcext:value-type="float">
            <text:p>850</text:p>
          </table:table-cell>
        </table:table-row>
        <table:table-row table:style-name="ro2">
          <table:table-cell office:value-type="string" calcext:value-type="string">
            <text:p>Point (-39.43824811164377309 -7.79327597419925944)</text:p>
          </table:table-cell>
          <table:table-cell office:value-type="float" office:value="338" calcext:value-type="float">
            <text:p>338</text:p>
          </table:table-cell>
          <table:table-cell office:value-type="float" office:value="467" calcext:value-type="float">
            <text:p>467</text:p>
          </table:table-cell>
          <table:table-cell office:value-type="float" office:value="-39.4382481116438" calcext:value-type="float">
            <text:p>-39.4382481116438</text:p>
          </table:table-cell>
          <table:table-cell office:value-type="float" office:value="-7.79327597419926" calcext:value-type="float">
            <text:p>-7.79327597419926</text:p>
          </table:table-cell>
          <table:table-cell office:value-type="float" office:value="467" calcext:value-type="float">
            <text:p>467</text:p>
          </table:table-cell>
          <table:table-cell table:formula="of:=[.D820]*-10" office:value-type="float" office:value="394.382481116438" calcext:value-type="float">
            <text:p>394.382481116438</text:p>
          </table:table-cell>
          <table:table-cell table:formula="of:=[.E820]*-10" office:value-type="float" office:value="77.9327597419926" calcext:value-type="float">
            <text:p>77.9327597419926</text:p>
          </table:table-cell>
          <table:table-cell table:formula="of:=[.F820]"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Point (-39.31718772593230682 -7.01719216436586724)</text:p>
          </table:table-cell>
          <table:table-cell office:value-type="float" office:value="337" calcext:value-type="float">
            <text:p>337</text:p>
          </table:table-cell>
          <table:table-cell office:value-type="float" office:value="658" calcext:value-type="float">
            <text:p>658</text:p>
          </table:table-cell>
          <table:table-cell office:value-type="float" office:value="-39.3171877259323" calcext:value-type="float">
            <text:p>-39.3171877259323</text:p>
          </table:table-cell>
          <table:table-cell office:value-type="float" office:value="-7.01719216436587" calcext:value-type="float">
            <text:p>-7.01719216436587</text:p>
          </table:table-cell>
          <table:table-cell office:value-type="float" office:value="658" calcext:value-type="float">
            <text:p>658</text:p>
          </table:table-cell>
          <table:table-cell table:formula="of:=[.D821]*-10" office:value-type="float" office:value="393.171877259323" calcext:value-type="float">
            <text:p>393.171877259323</text:p>
          </table:table-cell>
          <table:table-cell table:formula="of:=[.E821]*-10" office:value-type="float" office:value="70.1719216436587" calcext:value-type="float">
            <text:p>70.1719216436587</text:p>
          </table:table-cell>
          <table:table-cell table:formula="of:=[.F821]" office:value-type="float" office:value="658" calcext:value-type="float">
            <text:p>658</text:p>
          </table:table-cell>
        </table:table-row>
        <table:table-row table:style-name="ro2">
          <table:table-cell office:value-type="string" calcext:value-type="string">
            <text:p>Point (-39.22978669575646649 -7.95232557512174054)</text:p>
          </table:table-cell>
          <table:table-cell office:value-type="float" office:value="336" calcext:value-type="float">
            <text:p>336</text:p>
          </table:table-cell>
          <table:table-cell office:value-type="float" office:value="459" calcext:value-type="float">
            <text:p>459</text:p>
          </table:table-cell>
          <table:table-cell office:value-type="float" office:value="-39.2297866957565" calcext:value-type="float">
            <text:p>-39.2297866957565</text:p>
          </table:table-cell>
          <table:table-cell office:value-type="float" office:value="-7.95232557512174" calcext:value-type="float">
            <text:p>-7.95232557512174</text:p>
          </table:table-cell>
          <table:table-cell office:value-type="float" office:value="459" calcext:value-type="float">
            <text:p>459</text:p>
          </table:table-cell>
          <table:table-cell table:formula="of:=[.D822]*-10" office:value-type="float" office:value="392.297866957565" calcext:value-type="float">
            <text:p>392.297866957565</text:p>
          </table:table-cell>
          <table:table-cell table:formula="of:=[.E822]*-10" office:value-type="float" office:value="79.5232557512174" calcext:value-type="float">
            <text:p>79.5232557512174</text:p>
          </table:table-cell>
          <table:table-cell table:formula="of:=[.F822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-39.00660214438352114 -7.59067568900409828)</text:p>
          </table:table-cell>
          <table:table-cell office:value-type="float" office:value="343" calcext:value-type="float">
            <text:p>343</text:p>
          </table:table-cell>
          <table:table-cell office:value-type="float" office:value="504" calcext:value-type="float">
            <text:p>504</text:p>
          </table:table-cell>
          <table:table-cell office:value-type="float" office:value="-39.0066021443835" calcext:value-type="float">
            <text:p>-39.0066021443835</text:p>
          </table:table-cell>
          <table:table-cell office:value-type="float" office:value="-7.5906756890041" calcext:value-type="float">
            <text:p>-7.5906756890041</text:p>
          </table:table-cell>
          <table:table-cell office:value-type="float" office:value="504" calcext:value-type="float">
            <text:p>504</text:p>
          </table:table-cell>
          <table:table-cell table:formula="of:=[.D823]*-10" office:value-type="float" office:value="390.066021443835" calcext:value-type="float">
            <text:p>390.066021443835</text:p>
          </table:table-cell>
          <table:table-cell table:formula="of:=[.E823]*-10" office:value-type="float" office:value="75.906756890041" calcext:value-type="float">
            <text:p>75.906756890041</text:p>
          </table:table-cell>
          <table:table-cell table:formula="of:=[.F823]"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Point (-39.06259513904735314 -7.30384599531433754)</text:p>
          </table:table-cell>
          <table:table-cell office:value-type="float" office:value="342" calcext:value-type="float">
            <text:p>342</text:p>
          </table:table-cell>
          <table:table-cell office:value-type="float" office:value="450" calcext:value-type="float">
            <text:p>450</text:p>
          </table:table-cell>
          <table:table-cell office:value-type="float" office:value="-39.0625951390473" calcext:value-type="float">
            <text:p>-39.0625951390473</text:p>
          </table:table-cell>
          <table:table-cell office:value-type="float" office:value="-7.30384599531434" calcext:value-type="float">
            <text:p>-7.30384599531434</text:p>
          </table:table-cell>
          <table:table-cell office:value-type="float" office:value="450" calcext:value-type="float">
            <text:p>450</text:p>
          </table:table-cell>
          <table:table-cell table:formula="of:=[.D824]*-10" office:value-type="float" office:value="390.625951390473" calcext:value-type="float">
            <text:p>390.625951390473</text:p>
          </table:table-cell>
          <table:table-cell table:formula="of:=[.E824]*-10" office:value-type="float" office:value="73.0384599531434" calcext:value-type="float">
            <text:p>73.0384599531434</text:p>
          </table:table-cell>
          <table:table-cell table:formula="of:=[.F824]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Point (-39.36632922020795178 -7.87443362728423235)</text:p>
          </table:table-cell>
          <table:table-cell office:value-type="float" office:value="341" calcext:value-type="float">
            <text:p>341</text:p>
          </table:table-cell>
          <table:table-cell office:value-type="float" office:value="486" calcext:value-type="float">
            <text:p>486</text:p>
          </table:table-cell>
          <table:table-cell office:value-type="float" office:value="-39.366329220208" calcext:value-type="float">
            <text:p>-39.366329220208</text:p>
          </table:table-cell>
          <table:table-cell office:value-type="float" office:value="-7.87443362728423" calcext:value-type="float">
            <text:p>-7.87443362728423</text:p>
          </table:table-cell>
          <table:table-cell office:value-type="float" office:value="486" calcext:value-type="float">
            <text:p>486</text:p>
          </table:table-cell>
          <table:table-cell table:formula="of:=[.D825]*-10" office:value-type="float" office:value="393.66329220208" calcext:value-type="float">
            <text:p>393.66329220208</text:p>
          </table:table-cell>
          <table:table-cell table:formula="of:=[.E825]*-10" office:value-type="float" office:value="78.7443362728423" calcext:value-type="float">
            <text:p>78.7443362728423</text:p>
          </table:table-cell>
          <table:table-cell table:formula="of:=[.F825]"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Point (-39.18464127064194713 -7.14983921084195639)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-39.1846412706419" calcext:value-type="float">
            <text:p>-39.1846412706419</text:p>
          </table:table-cell>
          <table:table-cell office:value-type="float" office:value="-7.14983921084196" calcext:value-type="float">
            <text:p>-7.14983921084196</text:p>
          </table:table-cell>
          <table:table-cell office:value-type="float" office:value="420" calcext:value-type="float">
            <text:p>420</text:p>
          </table:table-cell>
          <table:table-cell table:formula="of:=[.D826]*-10" office:value-type="float" office:value="391.846412706419" calcext:value-type="float">
            <text:p>391.846412706419</text:p>
          </table:table-cell>
          <table:table-cell table:formula="of:=[.E826]*-10" office:value-type="float" office:value="71.4983921084196" calcext:value-type="float">
            <text:p>71.4983921084196</text:p>
          </table:table-cell>
          <table:table-cell table:formula="of:=[.F826]"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Point (-39.525242808292532 -7.61353005257045279)</text:p>
          </table:table-cell>
          <table:table-cell office:value-type="float" office:value="363" calcext:value-type="float">
            <text:p>363</text:p>
          </table:table-cell>
          <table:table-cell office:value-type="float" office:value="516" calcext:value-type="float">
            <text:p>516</text:p>
          </table:table-cell>
          <table:table-cell office:value-type="float" office:value="-39.5252428082925" calcext:value-type="float">
            <text:p>-39.5252428082925</text:p>
          </table:table-cell>
          <table:table-cell office:value-type="float" office:value="-7.61353005257045" calcext:value-type="float">
            <text:p>-7.61353005257045</text:p>
          </table:table-cell>
          <table:table-cell office:value-type="float" office:value="516" calcext:value-type="float">
            <text:p>516</text:p>
          </table:table-cell>
          <table:table-cell table:formula="of:=[.D827]*-10" office:value-type="float" office:value="395.252428082925" calcext:value-type="float">
            <text:p>395.252428082925</text:p>
          </table:table-cell>
          <table:table-cell table:formula="of:=[.E827]*-10" office:value-type="float" office:value="76.1353005257045" calcext:value-type="float">
            <text:p>76.1353005257045</text:p>
          </table:table-cell>
          <table:table-cell table:formula="of:=[.F827]" office:value-type="float" office:value="516" calcext:value-type="float">
            <text:p>516</text:p>
          </table:table-cell>
        </table:table-row>
        <table:table-row table:style-name="ro2">
          <table:table-cell office:value-type="string" calcext:value-type="string">
            <text:p>Point (-39.54438800799284337 -7.87466405416316384)</text:p>
          </table:table-cell>
          <table:table-cell office:value-type="float" office:value="362" calcext:value-type="float">
            <text:p>362</text:p>
          </table:table-cell>
          <table:table-cell office:value-type="float" office:value="432" calcext:value-type="float">
            <text:p>432</text:p>
          </table:table-cell>
          <table:table-cell office:value-type="float" office:value="-39.5443880079928" calcext:value-type="float">
            <text:p>-39.5443880079928</text:p>
          </table:table-cell>
          <table:table-cell office:value-type="float" office:value="-7.87466405416316" calcext:value-type="float">
            <text:p>-7.87466405416316</text:p>
          </table:table-cell>
          <table:table-cell office:value-type="float" office:value="432" calcext:value-type="float">
            <text:p>432</text:p>
          </table:table-cell>
          <table:table-cell table:formula="of:=[.D828]*-10" office:value-type="float" office:value="395.443880079928" calcext:value-type="float">
            <text:p>395.443880079928</text:p>
          </table:table-cell>
          <table:table-cell table:formula="of:=[.E828]*-10" office:value-type="float" office:value="78.7466405416316" calcext:value-type="float">
            <text:p>78.7466405416316</text:p>
          </table:table-cell>
          <table:table-cell table:formula="of:=[.F828]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Point (-39.68382676236702622 -7.17081623913686883)</text:p>
          </table:table-cell>
          <table:table-cell office:value-type="float" office:value="361" calcext:value-type="float">
            <text:p>361</text:p>
          </table:table-cell>
          <table:table-cell office:value-type="float" office:value="827" calcext:value-type="float">
            <text:p>827</text:p>
          </table:table-cell>
          <table:table-cell office:value-type="float" office:value="-39.683826762367" calcext:value-type="float">
            <text:p>-39.683826762367</text:p>
          </table:table-cell>
          <table:table-cell office:value-type="float" office:value="-7.17081623913687" calcext:value-type="float">
            <text:p>-7.17081623913687</text:p>
          </table:table-cell>
          <table:table-cell office:value-type="float" office:value="827" calcext:value-type="float">
            <text:p>827</text:p>
          </table:table-cell>
          <table:table-cell table:formula="of:=[.D829]*-10" office:value-type="float" office:value="396.83826762367" calcext:value-type="float">
            <text:p>396.83826762367</text:p>
          </table:table-cell>
          <table:table-cell table:formula="of:=[.E829]*-10" office:value-type="float" office:value="71.7081623913687" calcext:value-type="float">
            <text:p>71.7081623913687</text:p>
          </table:table-cell>
          <table:table-cell table:formula="of:=[.F829]" office:value-type="float" office:value="827" calcext:value-type="float">
            <text:p>827</text:p>
          </table:table-cell>
        </table:table-row>
        <table:table-row table:style-name="ro2">
          <table:table-cell office:value-type="string" calcext:value-type="string">
            <text:p>Point (-39.6308077420865672 -7.33522066012032248)</text:p>
          </table:table-cell>
          <table:table-cell office:value-type="float" office:value="360" calcext:value-type="float">
            <text:p>360</text:p>
          </table:table-cell>
          <table:table-cell office:value-type="float" office:value="877" calcext:value-type="float">
            <text:p>877</text:p>
          </table:table-cell>
          <table:table-cell office:value-type="float" office:value="-39.6308077420866" calcext:value-type="float">
            <text:p>-39.6308077420866</text:p>
          </table:table-cell>
          <table:table-cell office:value-type="float" office:value="-7.33522066012032" calcext:value-type="float">
            <text:p>-7.33522066012032</text:p>
          </table:table-cell>
          <table:table-cell office:value-type="float" office:value="877" calcext:value-type="float">
            <text:p>877</text:p>
          </table:table-cell>
          <table:table-cell table:formula="of:=[.D830]*-10" office:value-type="float" office:value="396.308077420866" calcext:value-type="float">
            <text:p>396.308077420866</text:p>
          </table:table-cell>
          <table:table-cell table:formula="of:=[.E830]*-10" office:value-type="float" office:value="73.3522066012032" calcext:value-type="float">
            <text:p>73.3522066012032</text:p>
          </table:table-cell>
          <table:table-cell table:formula="of:=[.F830]" office:value-type="float" office:value="877" calcext:value-type="float">
            <text:p>877</text:p>
          </table:table-cell>
        </table:table-row>
        <table:table-row table:style-name="ro2">
          <table:table-cell office:value-type="string" calcext:value-type="string">
            <text:p>Point (-39.75095222745805046 -7.5692802489329134)</text:p>
          </table:table-cell>
          <table:table-cell office:value-type="float" office:value="367" calcext:value-type="float">
            <text:p>367</text:p>
          </table:table-cell>
          <table:table-cell office:value-type="float" office:value="504" calcext:value-type="float">
            <text:p>504</text:p>
          </table:table-cell>
          <table:table-cell office:value-type="float" office:value="-39.750952227458" calcext:value-type="float">
            <text:p>-39.750952227458</text:p>
          </table:table-cell>
          <table:table-cell office:value-type="float" office:value="-7.56928024893291" calcext:value-type="float">
            <text:p>-7.56928024893291</text:p>
          </table:table-cell>
          <table:table-cell office:value-type="float" office:value="504" calcext:value-type="float">
            <text:p>504</text:p>
          </table:table-cell>
          <table:table-cell table:formula="of:=[.D831]*-10" office:value-type="float" office:value="397.50952227458" calcext:value-type="float">
            <text:p>397.50952227458</text:p>
          </table:table-cell>
          <table:table-cell table:formula="of:=[.E831]*-10" office:value-type="float" office:value="75.6928024893291" calcext:value-type="float">
            <text:p>75.6928024893291</text:p>
          </table:table-cell>
          <table:table-cell table:formula="of:=[.F831]"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Point (-39.86069305253641915 -7.30713105981611388)</text:p>
          </table:table-cell>
          <table:table-cell office:value-type="float" office:value="366" calcext:value-type="float">
            <text:p>366</text:p>
          </table:table-cell>
          <table:table-cell office:value-type="float" office:value="902" calcext:value-type="float">
            <text:p>902</text:p>
          </table:table-cell>
          <table:table-cell office:value-type="float" office:value="-39.8606930525364" calcext:value-type="float">
            <text:p>-39.8606930525364</text:p>
          </table:table-cell>
          <table:table-cell office:value-type="float" office:value="-7.30713105981611" calcext:value-type="float">
            <text:p>-7.30713105981611</text:p>
          </table:table-cell>
          <table:table-cell office:value-type="float" office:value="902" calcext:value-type="float">
            <text:p>902</text:p>
          </table:table-cell>
          <table:table-cell table:formula="of:=[.D832]*-10" office:value-type="float" office:value="398.606930525364" calcext:value-type="float">
            <text:p>398.606930525364</text:p>
          </table:table-cell>
          <table:table-cell table:formula="of:=[.E832]*-10" office:value-type="float" office:value="73.0713105981611" calcext:value-type="float">
            <text:p>73.0713105981611</text:p>
          </table:table-cell>
          <table:table-cell table:formula="of:=[.F832]" office:value-type="float" office:value="902" calcext:value-type="float">
            <text:p>902</text:p>
          </table:table-cell>
        </table:table-row>
        <table:table-row table:style-name="ro2">
          <table:table-cell office:value-type="string" calcext:value-type="string">
            <text:p>Point (-39.62263018379372426 -7.73143912932668531)</text:p>
          </table:table-cell>
          <table:table-cell office:value-type="float" office:value="365" calcext:value-type="float">
            <text:p>365</text:p>
          </table:table-cell>
          <table:table-cell office:value-type="float" office:value="454" calcext:value-type="float">
            <text:p>454</text:p>
          </table:table-cell>
          <table:table-cell office:value-type="float" office:value="-39.6226301837937" calcext:value-type="float">
            <text:p>-39.6226301837937</text:p>
          </table:table-cell>
          <table:table-cell office:value-type="float" office:value="-7.73143912932669" calcext:value-type="float">
            <text:p>-7.73143912932669</text:p>
          </table:table-cell>
          <table:table-cell office:value-type="float" office:value="454" calcext:value-type="float">
            <text:p>454</text:p>
          </table:table-cell>
          <table:table-cell table:formula="of:=[.D833]*-10" office:value-type="float" office:value="396.226301837937" calcext:value-type="float">
            <text:p>396.226301837937</text:p>
          </table:table-cell>
          <table:table-cell table:formula="of:=[.E833]*-10" office:value-type="float" office:value="77.3143912932669" calcext:value-type="float">
            <text:p>77.3143912932669</text:p>
          </table:table-cell>
          <table:table-cell table:formula="of:=[.F833]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Point (-39.92189262866578048 -7.80779546012455494)</text:p>
          </table:table-cell>
          <table:table-cell office:value-type="float" office:value="364" calcext:value-type="float">
            <text:p>364</text:p>
          </table:table-cell>
          <table:table-cell office:value-type="float" office:value="431" calcext:value-type="float">
            <text:p>431</text:p>
          </table:table-cell>
          <table:table-cell office:value-type="float" office:value="-39.9218926286658" calcext:value-type="float">
            <text:p>-39.9218926286658</text:p>
          </table:table-cell>
          <table:table-cell office:value-type="float" office:value="-7.80779546012456" calcext:value-type="float">
            <text:p>-7.80779546012456</text:p>
          </table:table-cell>
          <table:table-cell office:value-type="float" office:value="431" calcext:value-type="float">
            <text:p>431</text:p>
          </table:table-cell>
          <table:table-cell table:formula="of:=[.D834]*-10" office:value-type="float" office:value="399.218926286658" calcext:value-type="float">
            <text:p>399.218926286658</text:p>
          </table:table-cell>
          <table:table-cell table:formula="of:=[.E834]*-10" office:value-type="float" office:value="78.0779546012456" calcext:value-type="float">
            <text:p>78.0779546012456</text:p>
          </table:table-cell>
          <table:table-cell table:formula="of:=[.F834]"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Point (-39.8710222311418292 -7.60726748906309158)</text:p>
          </table:table-cell>
          <table:table-cell office:value-type="float" office:value="355" calcext:value-type="float">
            <text:p>355</text:p>
          </table:table-cell>
          <table:table-cell office:value-type="float" office:value="744" calcext:value-type="float">
            <text:p>744</text:p>
          </table:table-cell>
          <table:table-cell office:value-type="float" office:value="-39.8710222311418" calcext:value-type="float">
            <text:p>-39.8710222311418</text:p>
          </table:table-cell>
          <table:table-cell office:value-type="float" office:value="-7.60726748906309" calcext:value-type="float">
            <text:p>-7.60726748906309</text:p>
          </table:table-cell>
          <table:table-cell office:value-type="float" office:value="744" calcext:value-type="float">
            <text:p>744</text:p>
          </table:table-cell>
          <table:table-cell table:formula="of:=[.D835]*-10" office:value-type="float" office:value="398.710222311418" calcext:value-type="float">
            <text:p>398.710222311418</text:p>
          </table:table-cell>
          <table:table-cell table:formula="of:=[.E835]*-10" office:value-type="float" office:value="76.0726748906309" calcext:value-type="float">
            <text:p>76.0726748906309</text:p>
          </table:table-cell>
          <table:table-cell table:formula="of:=[.F835]" office:value-type="float" office:value="744" calcext:value-type="float">
            <text:p>744</text:p>
          </table:table-cell>
        </table:table-row>
        <table:table-row table:style-name="ro2">
          <table:table-cell office:value-type="string" calcext:value-type="string">
            <text:p>Point (-39.17183250065504296 -7.92163362880590061)</text:p>
          </table:table-cell>
          <table:table-cell office:value-type="float" office:value="354" calcext:value-type="float">
            <text:p>354</text:p>
          </table:table-cell>
          <table:table-cell office:value-type="float" office:value="507" calcext:value-type="float">
            <text:p>507</text:p>
          </table:table-cell>
          <table:table-cell office:value-type="float" office:value="-39.171832500655" calcext:value-type="float">
            <text:p>-39.171832500655</text:p>
          </table:table-cell>
          <table:table-cell office:value-type="float" office:value="-7.9216336288059" calcext:value-type="float">
            <text:p>-7.9216336288059</text:p>
          </table:table-cell>
          <table:table-cell office:value-type="float" office:value="507" calcext:value-type="float">
            <text:p>507</text:p>
          </table:table-cell>
          <table:table-cell table:formula="of:=[.D836]*-10" office:value-type="float" office:value="391.71832500655" calcext:value-type="float">
            <text:p>391.71832500655</text:p>
          </table:table-cell>
          <table:table-cell table:formula="of:=[.E836]*-10" office:value-type="float" office:value="79.216336288059" calcext:value-type="float">
            <text:p>79.216336288059</text:p>
          </table:table-cell>
          <table:table-cell table:formula="of:=[.F836]" office:value-type="float" office:value="507" calcext:value-type="float">
            <text:p>507</text:p>
          </table:table-cell>
        </table:table-row>
        <table:table-row table:style-name="ro2">
          <table:table-cell office:value-type="string" calcext:value-type="string">
            <text:p>Point (-39.16620277777101933 -7.32112824344688651)</text:p>
          </table:table-cell>
          <table:table-cell office:value-type="float" office:value="353" calcext:value-type="float">
            <text:p>353</text:p>
          </table:table-cell>
          <table:table-cell office:value-type="float" office:value="448" calcext:value-type="float">
            <text:p>448</text:p>
          </table:table-cell>
          <table:table-cell office:value-type="float" office:value="-39.166202777771" calcext:value-type="float">
            <text:p>-39.166202777771</text:p>
          </table:table-cell>
          <table:table-cell office:value-type="float" office:value="-7.32112824344689" calcext:value-type="float">
            <text:p>-7.32112824344689</text:p>
          </table:table-cell>
          <table:table-cell office:value-type="float" office:value="448" calcext:value-type="float">
            <text:p>448</text:p>
          </table:table-cell>
          <table:table-cell table:formula="of:=[.D837]*-10" office:value-type="float" office:value="391.66202777771" calcext:value-type="float">
            <text:p>391.66202777771</text:p>
          </table:table-cell>
          <table:table-cell table:formula="of:=[.E837]*-10" office:value-type="float" office:value="73.2112824344689" calcext:value-type="float">
            <text:p>73.2112824344689</text:p>
          </table:table-cell>
          <table:table-cell table:formula="of:=[.F837]" office:value-type="float" office:value="448" calcext:value-type="float">
            <text:p>448</text:p>
          </table:table-cell>
        </table:table-row>
        <table:table-row table:style-name="ro2">
          <table:table-cell office:value-type="string" calcext:value-type="string">
            <text:p>Point (-39.05191041282879638 -7.91560777381022174)</text:p>
          </table:table-cell>
          <table:table-cell office:value-type="float" office:value="352" calcext:value-type="float">
            <text:p>352</text:p>
          </table:table-cell>
          <table:table-cell office:value-type="float" office:value="491" calcext:value-type="float">
            <text:p>491</text:p>
          </table:table-cell>
          <table:table-cell office:value-type="float" office:value="-39.0519104128288" calcext:value-type="float">
            <text:p>-39.0519104128288</text:p>
          </table:table-cell>
          <table:table-cell office:value-type="float" office:value="-7.91560777381022" calcext:value-type="float">
            <text:p>-7.91560777381022</text:p>
          </table:table-cell>
          <table:table-cell office:value-type="float" office:value="491" calcext:value-type="float">
            <text:p>491</text:p>
          </table:table-cell>
          <table:table-cell table:formula="of:=[.D838]*-10" office:value-type="float" office:value="390.519104128288" calcext:value-type="float">
            <text:p>390.519104128288</text:p>
          </table:table-cell>
          <table:table-cell table:formula="of:=[.E838]*-10" office:value-type="float" office:value="79.1560777381022" calcext:value-type="float">
            <text:p>79.1560777381022</text:p>
          </table:table-cell>
          <table:table-cell table:formula="of:=[.F838]"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Point (-39.4583118653389846 -7.14309226769963335)</text:p>
          </table:table-cell>
          <table:table-cell office:value-type="float" office:value="359" calcext:value-type="float">
            <text:p>359</text:p>
          </table:table-cell>
          <table:table-cell office:value-type="float" office:value="462" calcext:value-type="float">
            <text:p>462</text:p>
          </table:table-cell>
          <table:table-cell office:value-type="float" office:value="-39.458311865339" calcext:value-type="float">
            <text:p>-39.458311865339</text:p>
          </table:table-cell>
          <table:table-cell office:value-type="float" office:value="-7.14309226769963" calcext:value-type="float">
            <text:p>-7.14309226769963</text:p>
          </table:table-cell>
          <table:table-cell office:value-type="float" office:value="462" calcext:value-type="float">
            <text:p>462</text:p>
          </table:table-cell>
          <table:table-cell table:formula="of:=[.D839]*-10" office:value-type="float" office:value="394.58311865339" calcext:value-type="float">
            <text:p>394.58311865339</text:p>
          </table:table-cell>
          <table:table-cell table:formula="of:=[.E839]*-10" office:value-type="float" office:value="71.4309226769963" calcext:value-type="float">
            <text:p>71.4309226769963</text:p>
          </table:table-cell>
          <table:table-cell table:formula="of:=[.F839]"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Point (-39.98605532079825053 -7.35085950639907892)</text:p>
          </table:table-cell>
          <table:table-cell office:value-type="float" office:value="358" calcext:value-type="float">
            <text:p>358</text:p>
          </table:table-cell>
          <table:table-cell office:value-type="float" office:value="881" calcext:value-type="float">
            <text:p>881</text:p>
          </table:table-cell>
          <table:table-cell office:value-type="float" office:value="-39.9860553207983" calcext:value-type="float">
            <text:p>-39.9860553207983</text:p>
          </table:table-cell>
          <table:table-cell office:value-type="float" office:value="-7.35085950639908" calcext:value-type="float">
            <text:p>-7.35085950639908</text:p>
          </table:table-cell>
          <table:table-cell office:value-type="float" office:value="881" calcext:value-type="float">
            <text:p>881</text:p>
          </table:table-cell>
          <table:table-cell table:formula="of:=[.D840]*-10" office:value-type="float" office:value="399.860553207983" calcext:value-type="float">
            <text:p>399.860553207983</text:p>
          </table:table-cell>
          <table:table-cell table:formula="of:=[.E840]*-10" office:value-type="float" office:value="73.5085950639908" calcext:value-type="float">
            <text:p>73.5085950639908</text:p>
          </table:table-cell>
          <table:table-cell table:formula="of:=[.F840]" office:value-type="float" office:value="881" calcext:value-type="float">
            <text:p>881</text:p>
          </table:table-cell>
        </table:table-row>
        <table:table-row table:style-name="ro2">
          <table:table-cell office:value-type="string" calcext:value-type="string">
            <text:p>Point (-39.02378879314360915 -7.59616617096624402)</text:p>
          </table:table-cell>
          <table:table-cell office:value-type="float" office:value="357" calcext:value-type="float">
            <text:p>357</text:p>
          </table:table-cell>
          <table:table-cell office:value-type="float" office:value="448" calcext:value-type="float">
            <text:p>448</text:p>
          </table:table-cell>
          <table:table-cell office:value-type="float" office:value="-39.0237887931436" calcext:value-type="float">
            <text:p>-39.0237887931436</text:p>
          </table:table-cell>
          <table:table-cell office:value-type="float" office:value="-7.59616617096624" calcext:value-type="float">
            <text:p>-7.59616617096624</text:p>
          </table:table-cell>
          <table:table-cell office:value-type="float" office:value="448" calcext:value-type="float">
            <text:p>448</text:p>
          </table:table-cell>
          <table:table-cell table:formula="of:=[.D841]*-10" office:value-type="float" office:value="390.237887931436" calcext:value-type="float">
            <text:p>390.237887931436</text:p>
          </table:table-cell>
          <table:table-cell table:formula="of:=[.E841]*-10" office:value-type="float" office:value="75.9616617096624" calcext:value-type="float">
            <text:p>75.9616617096624</text:p>
          </table:table-cell>
          <table:table-cell table:formula="of:=[.F841]" office:value-type="float" office:value="448" calcext:value-type="float">
            <text:p>448</text:p>
          </table:table-cell>
        </table:table-row>
        <table:table-row table:style-name="ro2">
          <table:table-cell office:value-type="string" calcext:value-type="string">
            <text:p>Point (-39.37626285780439161 -7.40955911673832812)</text:p>
          </table:table-cell>
          <table:table-cell office:value-type="float" office:value="356" calcext:value-type="float">
            <text:p>356</text:p>
          </table:table-cell>
          <table:table-cell office:value-type="float" office:value="928" calcext:value-type="float">
            <text:p>928</text:p>
          </table:table-cell>
          <table:table-cell office:value-type="float" office:value="-39.3762628578044" calcext:value-type="float">
            <text:p>-39.3762628578044</text:p>
          </table:table-cell>
          <table:table-cell office:value-type="float" office:value="-7.40955911673833" calcext:value-type="float">
            <text:p>-7.40955911673833</text:p>
          </table:table-cell>
          <table:table-cell office:value-type="float" office:value="928" calcext:value-type="float">
            <text:p>928</text:p>
          </table:table-cell>
          <table:table-cell table:formula="of:=[.D842]*-10" office:value-type="float" office:value="393.762628578044" calcext:value-type="float">
            <text:p>393.762628578044</text:p>
          </table:table-cell>
          <table:table-cell table:formula="of:=[.E842]*-10" office:value-type="float" office:value="74.0955911673833" calcext:value-type="float">
            <text:p>74.0955911673833</text:p>
          </table:table-cell>
          <table:table-cell table:formula="of:=[.F842]" office:value-type="float" office:value="928" calcext:value-type="float">
            <text:p>928</text:p>
          </table:table-cell>
        </table:table-row>
        <table:table-row table:style-name="ro2">
          <table:table-cell office:value-type="string" calcext:value-type="string">
            <text:p>Point (-39.86928925093306475 -7.15311042716584655)</text:p>
          </table:table-cell>
          <table:table-cell office:value-type="float" office:value="379" calcext:value-type="float">
            <text:p>379</text:p>
          </table:table-cell>
          <table:table-cell office:value-type="float" office:value="734" calcext:value-type="float">
            <text:p>734</text:p>
          </table:table-cell>
          <table:table-cell office:value-type="float" office:value="-39.8692892509331" calcext:value-type="float">
            <text:p>-39.8692892509331</text:p>
          </table:table-cell>
          <table:table-cell office:value-type="float" office:value="-7.15311042716585" calcext:value-type="float">
            <text:p>-7.15311042716585</text:p>
          </table:table-cell>
          <table:table-cell office:value-type="float" office:value="734" calcext:value-type="float">
            <text:p>734</text:p>
          </table:table-cell>
          <table:table-cell table:formula="of:=[.D843]*-10" office:value-type="float" office:value="398.692892509331" calcext:value-type="float">
            <text:p>398.692892509331</text:p>
          </table:table-cell>
          <table:table-cell table:formula="of:=[.E843]*-10" office:value-type="float" office:value="71.5311042716585" calcext:value-type="float">
            <text:p>71.5311042716585</text:p>
          </table:table-cell>
          <table:table-cell table:formula="of:=[.F843]" office:value-type="float" office:value="734" calcext:value-type="float">
            <text:p>734</text:p>
          </table:table-cell>
        </table:table-row>
        <table:table-row table:style-name="ro2">
          <table:table-cell office:value-type="string" calcext:value-type="string">
            <text:p>Point (-39.35344982899864874 -7.85613582778270825)</text:p>
          </table:table-cell>
          <table:table-cell office:value-type="float" office:value="378" calcext:value-type="float">
            <text:p>378</text:p>
          </table:table-cell>
          <table:table-cell office:value-type="float" office:value="496" calcext:value-type="float">
            <text:p>496</text:p>
          </table:table-cell>
          <table:table-cell office:value-type="float" office:value="-39.3534498289986" calcext:value-type="float">
            <text:p>-39.3534498289986</text:p>
          </table:table-cell>
          <table:table-cell office:value-type="float" office:value="-7.85613582778271" calcext:value-type="float">
            <text:p>-7.85613582778271</text:p>
          </table:table-cell>
          <table:table-cell office:value-type="float" office:value="496" calcext:value-type="float">
            <text:p>496</text:p>
          </table:table-cell>
          <table:table-cell table:formula="of:=[.D844]*-10" office:value-type="float" office:value="393.534498289986" calcext:value-type="float">
            <text:p>393.534498289986</text:p>
          </table:table-cell>
          <table:table-cell table:formula="of:=[.E844]*-10" office:value-type="float" office:value="78.5613582778271" calcext:value-type="float">
            <text:p>78.5613582778271</text:p>
          </table:table-cell>
          <table:table-cell table:formula="of:=[.F844]"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Point (-39.82235586340780031 -7.30588575117059413)</text:p>
          </table:table-cell>
          <table:table-cell office:value-type="float" office:value="377" calcext:value-type="float">
            <text:p>377</text:p>
          </table:table-cell>
          <table:table-cell office:value-type="float" office:value="911" calcext:value-type="float">
            <text:p>911</text:p>
          </table:table-cell>
          <table:table-cell office:value-type="float" office:value="-39.8223558634078" calcext:value-type="float">
            <text:p>-39.8223558634078</text:p>
          </table:table-cell>
          <table:table-cell office:value-type="float" office:value="-7.30588575117059" calcext:value-type="float">
            <text:p>-7.30588575117059</text:p>
          </table:table-cell>
          <table:table-cell office:value-type="float" office:value="911" calcext:value-type="float">
            <text:p>911</text:p>
          </table:table-cell>
          <table:table-cell table:formula="of:=[.D845]*-10" office:value-type="float" office:value="398.223558634078" calcext:value-type="float">
            <text:p>398.223558634078</text:p>
          </table:table-cell>
          <table:table-cell table:formula="of:=[.E845]*-10" office:value-type="float" office:value="73.0588575117059" calcext:value-type="float">
            <text:p>73.0588575117059</text:p>
          </table:table-cell>
          <table:table-cell table:formula="of:=[.F845]" office:value-type="float" office:value="911" calcext:value-type="float">
            <text:p>911</text:p>
          </table:table-cell>
        </table:table-row>
        <table:table-row table:style-name="ro2">
          <table:table-cell office:value-type="string" calcext:value-type="string">
            <text:p>Point (-39.95153301119232481 -7.31541364219057577)</text:p>
          </table:table-cell>
          <table:table-cell office:value-type="float" office:value="376" calcext:value-type="float">
            <text:p>376</text:p>
          </table:table-cell>
          <table:table-cell office:value-type="float" office:value="879" calcext:value-type="float">
            <text:p>879</text:p>
          </table:table-cell>
          <table:table-cell office:value-type="float" office:value="-39.9515330111923" calcext:value-type="float">
            <text:p>-39.9515330111923</text:p>
          </table:table-cell>
          <table:table-cell office:value-type="float" office:value="-7.31541364219058" calcext:value-type="float">
            <text:p>-7.31541364219058</text:p>
          </table:table-cell>
          <table:table-cell office:value-type="float" office:value="879" calcext:value-type="float">
            <text:p>879</text:p>
          </table:table-cell>
          <table:table-cell table:formula="of:=[.D846]*-10" office:value-type="float" office:value="399.515330111923" calcext:value-type="float">
            <text:p>399.515330111923</text:p>
          </table:table-cell>
          <table:table-cell table:formula="of:=[.E846]*-10" office:value-type="float" office:value="73.1541364219058" calcext:value-type="float">
            <text:p>73.1541364219058</text:p>
          </table:table-cell>
          <table:table-cell table:formula="of:=[.F846]" office:value-type="float" office:value="879" calcext:value-type="float">
            <text:p>879</text:p>
          </table:table-cell>
        </table:table-row>
        <table:table-row table:style-name="ro2">
          <table:table-cell office:value-type="string" calcext:value-type="string">
            <text:p>Point (-39.31376142153346365 -7.14866099730152982)</text:p>
          </table:table-cell>
          <table:table-cell office:value-type="float" office:value="383" calcext:value-type="float">
            <text:p>383</text:p>
          </table:table-cell>
          <table:table-cell office:value-type="float" office:value="380" calcext:value-type="float">
            <text:p>380</text:p>
          </table:table-cell>
          <table:table-cell office:value-type="float" office:value="-39.3137614215335" calcext:value-type="float">
            <text:p>-39.3137614215335</text:p>
          </table:table-cell>
          <table:table-cell office:value-type="float" office:value="-7.14866099730153" calcext:value-type="float">
            <text:p>-7.14866099730153</text:p>
          </table:table-cell>
          <table:table-cell office:value-type="float" office:value="380" calcext:value-type="float">
            <text:p>380</text:p>
          </table:table-cell>
          <table:table-cell table:formula="of:=[.D847]*-10" office:value-type="float" office:value="393.137614215335" calcext:value-type="float">
            <text:p>393.137614215335</text:p>
          </table:table-cell>
          <table:table-cell table:formula="of:=[.E847]*-10" office:value-type="float" office:value="71.4866099730153" calcext:value-type="float">
            <text:p>71.4866099730153</text:p>
          </table:table-cell>
          <table:table-cell table:formula="of:=[.F847]"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Point (-39.34553780765000397 -7.37462458380226415)</text:p>
          </table:table-cell>
          <table:table-cell office:value-type="float" office:value="382" calcext:value-type="float">
            <text:p>382</text:p>
          </table:table-cell>
          <table:table-cell office:value-type="float" office:value="777" calcext:value-type="float">
            <text:p>777</text:p>
          </table:table-cell>
          <table:table-cell office:value-type="float" office:value="-39.34553780765" calcext:value-type="float">
            <text:p>-39.34553780765</text:p>
          </table:table-cell>
          <table:table-cell office:value-type="float" office:value="-7.37462458380226" calcext:value-type="float">
            <text:p>-7.37462458380226</text:p>
          </table:table-cell>
          <table:table-cell office:value-type="float" office:value="777" calcext:value-type="float">
            <text:p>777</text:p>
          </table:table-cell>
          <table:table-cell table:formula="of:=[.D848]*-10" office:value-type="float" office:value="393.4553780765" calcext:value-type="float">
            <text:p>393.4553780765</text:p>
          </table:table-cell>
          <table:table-cell table:formula="of:=[.E848]*-10" office:value-type="float" office:value="73.7462458380226" calcext:value-type="float">
            <text:p>73.7462458380226</text:p>
          </table:table-cell>
          <table:table-cell table:formula="of:=[.F848]" office:value-type="float" office:value="777" calcext:value-type="float">
            <text:p>777</text:p>
          </table:table-cell>
        </table:table-row>
        <table:table-row table:style-name="ro2">
          <table:table-cell office:value-type="string" calcext:value-type="string">
            <text:p>Point (-39.66622098382027417 -7.27146481357584573)</text:p>
          </table:table-cell>
          <table:table-cell office:value-type="float" office:value="381" calcext:value-type="float">
            <text:p>381</text:p>
          </table:table-cell>
          <table:table-cell office:value-type="float" office:value="905" calcext:value-type="float">
            <text:p>905</text:p>
          </table:table-cell>
          <table:table-cell office:value-type="float" office:value="-39.6662209838203" calcext:value-type="float">
            <text:p>-39.6662209838203</text:p>
          </table:table-cell>
          <table:table-cell office:value-type="float" office:value="-7.27146481357585" calcext:value-type="float">
            <text:p>-7.27146481357585</text:p>
          </table:table-cell>
          <table:table-cell office:value-type="float" office:value="905" calcext:value-type="float">
            <text:p>905</text:p>
          </table:table-cell>
          <table:table-cell table:formula="of:=[.D849]*-10" office:value-type="float" office:value="396.662209838203" calcext:value-type="float">
            <text:p>396.662209838203</text:p>
          </table:table-cell>
          <table:table-cell table:formula="of:=[.E849]*-10" office:value-type="float" office:value="72.7146481357585" calcext:value-type="float">
            <text:p>72.7146481357585</text:p>
          </table:table-cell>
          <table:table-cell table:formula="of:=[.F849]" office:value-type="float" office:value="905" calcext:value-type="float">
            <text:p>905</text:p>
          </table:table-cell>
        </table:table-row>
        <table:table-row table:style-name="ro2">
          <table:table-cell office:value-type="string" calcext:value-type="string">
            <text:p>Point (-39.86465273834954814 -7.28075477916441915)</text:p>
          </table:table-cell>
          <table:table-cell office:value-type="float" office:value="380" calcext:value-type="float">
            <text:p>380</text:p>
          </table:table-cell>
          <table:table-cell office:value-type="float" office:value="903" calcext:value-type="float">
            <text:p>903</text:p>
          </table:table-cell>
          <table:table-cell office:value-type="float" office:value="-39.8646527383495" calcext:value-type="float">
            <text:p>-39.8646527383495</text:p>
          </table:table-cell>
          <table:table-cell office:value-type="float" office:value="-7.28075477916442" calcext:value-type="float">
            <text:p>-7.28075477916442</text:p>
          </table:table-cell>
          <table:table-cell office:value-type="float" office:value="903" calcext:value-type="float">
            <text:p>903</text:p>
          </table:table-cell>
          <table:table-cell table:formula="of:=[.D850]*-10" office:value-type="float" office:value="398.646527383495" calcext:value-type="float">
            <text:p>398.646527383495</text:p>
          </table:table-cell>
          <table:table-cell table:formula="of:=[.E850]*-10" office:value-type="float" office:value="72.8075477916442" calcext:value-type="float">
            <text:p>72.8075477916442</text:p>
          </table:table-cell>
          <table:table-cell table:formula="of:=[.F850]" office:value-type="float" office:value="903" calcext:value-type="float">
            <text:p>903</text:p>
          </table:table-cell>
        </table:table-row>
        <table:table-row table:style-name="ro2">
          <table:table-cell office:value-type="string" calcext:value-type="string">
            <text:p>Point (-39.57044556361609722 -7.21795569392985303)</text:p>
          </table:table-cell>
          <table:table-cell office:value-type="float" office:value="371" calcext:value-type="float">
            <text:p>371</text:p>
          </table:table-cell>
          <table:table-cell office:value-type="float" office:value="951" calcext:value-type="float">
            <text:p>951</text:p>
          </table:table-cell>
          <table:table-cell office:value-type="float" office:value="-39.5704455636161" calcext:value-type="float">
            <text:p>-39.5704455636161</text:p>
          </table:table-cell>
          <table:table-cell office:value-type="float" office:value="-7.21795569392985" calcext:value-type="float">
            <text:p>-7.21795569392985</text:p>
          </table:table-cell>
          <table:table-cell office:value-type="float" office:value="951" calcext:value-type="float">
            <text:p>951</text:p>
          </table:table-cell>
          <table:table-cell table:formula="of:=[.D851]*-10" office:value-type="float" office:value="395.704455636161" calcext:value-type="float">
            <text:p>395.704455636161</text:p>
          </table:table-cell>
          <table:table-cell table:formula="of:=[.E851]*-10" office:value-type="float" office:value="72.1795569392985" calcext:value-type="float">
            <text:p>72.1795569392985</text:p>
          </table:table-cell>
          <table:table-cell table:formula="of:=[.F851]" office:value-type="float" office:value="951" calcext:value-type="float">
            <text:p>951</text:p>
          </table:table-cell>
        </table:table-row>
        <table:table-row table:style-name="ro2">
          <table:table-cell office:value-type="string" calcext:value-type="string">
            <text:p>Point (-39.20626028099751181 -7.60431133189944664)</text:p>
          </table:table-cell>
          <table:table-cell office:value-type="float" office:value="370" calcext:value-type="float">
            <text:p>370</text:p>
          </table:table-cell>
          <table:table-cell office:value-type="float" office:value="616" calcext:value-type="float">
            <text:p>616</text:p>
          </table:table-cell>
          <table:table-cell office:value-type="float" office:value="-39.2062602809975" calcext:value-type="float">
            <text:p>-39.2062602809975</text:p>
          </table:table-cell>
          <table:table-cell office:value-type="float" office:value="-7.60431133189945" calcext:value-type="float">
            <text:p>-7.60431133189945</text:p>
          </table:table-cell>
          <table:table-cell office:value-type="float" office:value="616" calcext:value-type="float">
            <text:p>616</text:p>
          </table:table-cell>
          <table:table-cell table:formula="of:=[.D852]*-10" office:value-type="float" office:value="392.062602809975" calcext:value-type="float">
            <text:p>392.062602809975</text:p>
          </table:table-cell>
          <table:table-cell table:formula="of:=[.E852]*-10" office:value-type="float" office:value="76.0431133189945" calcext:value-type="float">
            <text:p>76.0431133189945</text:p>
          </table:table-cell>
          <table:table-cell table:formula="of:=[.F852]" office:value-type="float" office:value="616" calcext:value-type="float">
            <text:p>616</text:p>
          </table:table-cell>
        </table:table-row>
        <table:table-row table:style-name="ro2">
          <table:table-cell office:value-type="string" calcext:value-type="string">
            <text:p>Point (-39.07535313111271336 -7.03930654975534864)</text:p>
          </table:table-cell>
          <table:table-cell office:value-type="float" office:value="369" calcext:value-type="float">
            <text:p>369</text:p>
          </table:table-cell>
          <table:table-cell office:value-type="float" office:value="348" calcext:value-type="float">
            <text:p>348</text:p>
          </table:table-cell>
          <table:table-cell office:value-type="float" office:value="-39.0753531311127" calcext:value-type="float">
            <text:p>-39.0753531311127</text:p>
          </table:table-cell>
          <table:table-cell office:value-type="float" office:value="-7.03930654975535" calcext:value-type="float">
            <text:p>-7.03930654975535</text:p>
          </table:table-cell>
          <table:table-cell office:value-type="float" office:value="348" calcext:value-type="float">
            <text:p>348</text:p>
          </table:table-cell>
          <table:table-cell table:formula="of:=[.D853]*-10" office:value-type="float" office:value="390.753531311127" calcext:value-type="float">
            <text:p>390.753531311127</text:p>
          </table:table-cell>
          <table:table-cell table:formula="of:=[.E853]*-10" office:value-type="float" office:value="70.3930654975535" calcext:value-type="float">
            <text:p>70.3930654975535</text:p>
          </table:table-cell>
          <table:table-cell table:formula="of:=[.F853]" office:value-type="float" office:value="348" calcext:value-type="float">
            <text:p>348</text:p>
          </table:table-cell>
        </table:table-row>
        <table:table-row table:style-name="ro2">
          <table:table-cell office:value-type="string" calcext:value-type="string">
            <text:p>Point (-39.43450467162240614 -7.2506052222650732)</text:p>
          </table:table-cell>
          <table:table-cell office:value-type="float" office:value="368" calcext:value-type="float">
            <text:p>368</text:p>
          </table:table-cell>
          <table:table-cell office:value-type="float" office:value="536" calcext:value-type="float">
            <text:p>536</text:p>
          </table:table-cell>
          <table:table-cell office:value-type="float" office:value="-39.4345046716224" calcext:value-type="float">
            <text:p>-39.4345046716224</text:p>
          </table:table-cell>
          <table:table-cell office:value-type="float" office:value="-7.25060522226507" calcext:value-type="float">
            <text:p>-7.25060522226507</text:p>
          </table:table-cell>
          <table:table-cell office:value-type="float" office:value="536" calcext:value-type="float">
            <text:p>536</text:p>
          </table:table-cell>
          <table:table-cell table:formula="of:=[.D854]*-10" office:value-type="float" office:value="394.345046716224" calcext:value-type="float">
            <text:p>394.345046716224</text:p>
          </table:table-cell>
          <table:table-cell table:formula="of:=[.E854]*-10" office:value-type="float" office:value="72.5060522226507" calcext:value-type="float">
            <text:p>72.5060522226507</text:p>
          </table:table-cell>
          <table:table-cell table:formula="of:=[.F854]" office:value-type="float" office:value="536" calcext:value-type="float">
            <text:p>536</text:p>
          </table:table-cell>
        </table:table-row>
        <table:table-row table:style-name="ro2">
          <table:table-cell office:value-type="string" calcext:value-type="string">
            <text:p>Point (-39.43200510205053888 -7.61619092434762379)</text:p>
          </table:table-cell>
          <table:table-cell office:value-type="float" office:value="375" calcext:value-type="float">
            <text:p>375</text:p>
          </table:table-cell>
          <table:table-cell office:value-type="float" office:value="673" calcext:value-type="float">
            <text:p>673</text:p>
          </table:table-cell>
          <table:table-cell office:value-type="float" office:value="-39.4320051020505" calcext:value-type="float">
            <text:p>-39.4320051020505</text:p>
          </table:table-cell>
          <table:table-cell office:value-type="float" office:value="-7.61619092434762" calcext:value-type="float">
            <text:p>-7.61619092434762</text:p>
          </table:table-cell>
          <table:table-cell office:value-type="float" office:value="673" calcext:value-type="float">
            <text:p>673</text:p>
          </table:table-cell>
          <table:table-cell table:formula="of:=[.D855]*-10" office:value-type="float" office:value="394.320051020505" calcext:value-type="float">
            <text:p>394.320051020505</text:p>
          </table:table-cell>
          <table:table-cell table:formula="of:=[.E855]*-10" office:value-type="float" office:value="76.1619092434762" calcext:value-type="float">
            <text:p>76.1619092434762</text:p>
          </table:table-cell>
          <table:table-cell table:formula="of:=[.F855]" office:value-type="float" office:value="673" calcext:value-type="float">
            <text:p>673</text:p>
          </table:table-cell>
        </table:table-row>
        <table:table-row table:style-name="ro2">
          <table:table-cell office:value-type="string" calcext:value-type="string">
            <text:p>Point (-39.52635201523683151 -7.94330859113169385)</text:p>
          </table:table-cell>
          <table:table-cell office:value-type="float" office:value="374" calcext:value-type="float">
            <text:p>374</text:p>
          </table:table-cell>
          <table:table-cell office:value-type="float" office:value="425" calcext:value-type="float">
            <text:p>425</text:p>
          </table:table-cell>
          <table:table-cell office:value-type="float" office:value="-39.5263520152368" calcext:value-type="float">
            <text:p>-39.5263520152368</text:p>
          </table:table-cell>
          <table:table-cell office:value-type="float" office:value="-7.94330859113169" calcext:value-type="float">
            <text:p>-7.94330859113169</text:p>
          </table:table-cell>
          <table:table-cell office:value-type="float" office:value="425" calcext:value-type="float">
            <text:p>425</text:p>
          </table:table-cell>
          <table:table-cell table:formula="of:=[.D856]*-10" office:value-type="float" office:value="395.263520152368" calcext:value-type="float">
            <text:p>395.263520152368</text:p>
          </table:table-cell>
          <table:table-cell table:formula="of:=[.E856]*-10" office:value-type="float" office:value="79.4330859113169" calcext:value-type="float">
            <text:p>79.4330859113169</text:p>
          </table:table-cell>
          <table:table-cell table:formula="of:=[.F856]" office:value-type="float" office:value="425" calcext:value-type="float">
            <text:p>425</text:p>
          </table:table-cell>
        </table:table-row>
        <table:table-row table:style-name="ro2">
          <table:table-cell office:value-type="string" calcext:value-type="string">
            <text:p>Point (-39.61716732357964332 -7.71873182735486196)</text:p>
          </table:table-cell>
          <table:table-cell office:value-type="float" office:value="373" calcext:value-type="float">
            <text:p>373</text:p>
          </table:table-cell>
          <table:table-cell office:value-type="float" office:value="436" calcext:value-type="float">
            <text:p>436</text:p>
          </table:table-cell>
          <table:table-cell office:value-type="float" office:value="-39.6171673235796" calcext:value-type="float">
            <text:p>-39.6171673235796</text:p>
          </table:table-cell>
          <table:table-cell office:value-type="float" office:value="-7.71873182735486" calcext:value-type="float">
            <text:p>-7.71873182735486</text:p>
          </table:table-cell>
          <table:table-cell office:value-type="float" office:value="436" calcext:value-type="float">
            <text:p>436</text:p>
          </table:table-cell>
          <table:table-cell table:formula="of:=[.D857]*-10" office:value-type="float" office:value="396.171673235796" calcext:value-type="float">
            <text:p>396.171673235796</text:p>
          </table:table-cell>
          <table:table-cell table:formula="of:=[.E857]*-10" office:value-type="float" office:value="77.1873182735486" calcext:value-type="float">
            <text:p>77.1873182735486</text:p>
          </table:table-cell>
          <table:table-cell table:formula="of:=[.F857]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Point (-39.55232495625860167 -7.20092323412683566)</text:p>
          </table:table-cell>
          <table:table-cell office:value-type="float" office:value="372" calcext:value-type="float">
            <text:p>372</text:p>
          </table:table-cell>
          <table:table-cell office:value-type="float" office:value="924" calcext:value-type="float">
            <text:p>924</text:p>
          </table:table-cell>
          <table:table-cell office:value-type="float" office:value="-39.5523249562586" calcext:value-type="float">
            <text:p>-39.5523249562586</text:p>
          </table:table-cell>
          <table:table-cell office:value-type="float" office:value="-7.20092323412684" calcext:value-type="float">
            <text:p>-7.20092323412684</text:p>
          </table:table-cell>
          <table:table-cell office:value-type="float" office:value="924" calcext:value-type="float">
            <text:p>924</text:p>
          </table:table-cell>
          <table:table-cell table:formula="of:=[.D858]*-10" office:value-type="float" office:value="395.523249562586" calcext:value-type="float">
            <text:p>395.523249562586</text:p>
          </table:table-cell>
          <table:table-cell table:formula="of:=[.E858]*-10" office:value-type="float" office:value="72.0092323412684" calcext:value-type="float">
            <text:p>72.0092323412684</text:p>
          </table:table-cell>
          <table:table-cell table:formula="of:=[.F858]" office:value-type="float" office:value="924" calcext:value-type="float">
            <text:p>924</text:p>
          </table:table-cell>
        </table:table-row>
        <table:table-row table:style-name="ro2">
          <table:table-cell office:value-type="string" calcext:value-type="string">
            <text:p>Point (-39.2898880415995464 -7.50179183468726229)</text:p>
          </table:table-cell>
          <table:table-cell office:value-type="float" office:value="267" calcext:value-type="float">
            <text:p>267</text:p>
          </table:table-cell>
          <table:table-cell office:value-type="float" office:value="927" calcext:value-type="float">
            <text:p>927</text:p>
          </table:table-cell>
          <table:table-cell office:value-type="float" office:value="-39.2898880415995" calcext:value-type="float">
            <text:p>-39.2898880415995</text:p>
          </table:table-cell>
          <table:table-cell office:value-type="float" office:value="-7.50179183468726" calcext:value-type="float">
            <text:p>-7.50179183468726</text:p>
          </table:table-cell>
          <table:table-cell office:value-type="float" office:value="927" calcext:value-type="float">
            <text:p>927</text:p>
          </table:table-cell>
          <table:table-cell table:formula="of:=[.D859]*-10" office:value-type="float" office:value="392.898880415995" calcext:value-type="float">
            <text:p>392.898880415995</text:p>
          </table:table-cell>
          <table:table-cell table:formula="of:=[.E859]*-10" office:value-type="float" office:value="75.0179183468726" calcext:value-type="float">
            <text:p>75.0179183468726</text:p>
          </table:table-cell>
          <table:table-cell table:formula="of:=[.F859]" office:value-type="float" office:value="927" calcext:value-type="float">
            <text:p>927</text:p>
          </table:table-cell>
        </table:table-row>
        <table:table-row table:style-name="ro2">
          <table:table-cell office:value-type="string" calcext:value-type="string">
            <text:p>Point (-39.67550504523715205 -7.2490917466357967)</text:p>
          </table:table-cell>
          <table:table-cell office:value-type="float" office:value="266" calcext:value-type="float">
            <text:p>266</text:p>
          </table:table-cell>
          <table:table-cell office:value-type="float" office:value="893" calcext:value-type="float">
            <text:p>893</text:p>
          </table:table-cell>
          <table:table-cell office:value-type="float" office:value="-39.6755050452372" calcext:value-type="float">
            <text:p>-39.6755050452372</text:p>
          </table:table-cell>
          <table:table-cell office:value-type="float" office:value="-7.2490917466358" calcext:value-type="float">
            <text:p>-7.2490917466358</text:p>
          </table:table-cell>
          <table:table-cell office:value-type="float" office:value="893" calcext:value-type="float">
            <text:p>893</text:p>
          </table:table-cell>
          <table:table-cell table:formula="of:=[.D860]*-10" office:value-type="float" office:value="396.755050452372" calcext:value-type="float">
            <text:p>396.755050452372</text:p>
          </table:table-cell>
          <table:table-cell table:formula="of:=[.E860]*-10" office:value-type="float" office:value="72.490917466358" calcext:value-type="float">
            <text:p>72.490917466358</text:p>
          </table:table-cell>
          <table:table-cell table:formula="of:=[.F860]" office:value-type="float" office:value="893" calcext:value-type="float">
            <text:p>893</text:p>
          </table:table-cell>
        </table:table-row>
        <table:table-row table:style-name="ro2">
          <table:table-cell office:value-type="string" calcext:value-type="string">
            <text:p>Point (-39.56843533992127249 -7.78781054352374014)</text:p>
          </table:table-cell>
          <table:table-cell office:value-type="float" office:value="265" calcext:value-type="float">
            <text:p>265</text:p>
          </table:table-cell>
          <table:table-cell office:value-type="float" office:value="440" calcext:value-type="float">
            <text:p>440</text:p>
          </table:table-cell>
          <table:table-cell office:value-type="float" office:value="-39.5684353399213" calcext:value-type="float">
            <text:p>-39.5684353399213</text:p>
          </table:table-cell>
          <table:table-cell office:value-type="float" office:value="-7.78781054352374" calcext:value-type="float">
            <text:p>-7.78781054352374</text:p>
          </table:table-cell>
          <table:table-cell office:value-type="float" office:value="440" calcext:value-type="float">
            <text:p>440</text:p>
          </table:table-cell>
          <table:table-cell table:formula="of:=[.D861]*-10" office:value-type="float" office:value="395.684353399213" calcext:value-type="float">
            <text:p>395.684353399213</text:p>
          </table:table-cell>
          <table:table-cell table:formula="of:=[.E861]*-10" office:value-type="float" office:value="77.8781054352374" calcext:value-type="float">
            <text:p>77.8781054352374</text:p>
          </table:table-cell>
          <table:table-cell table:formula="of:=[.F861]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Point (-39.95101232202851094 -7.06063271534509607)</text:p>
          </table:table-cell>
          <table:table-cell office:value-type="float" office:value="264" calcext:value-type="float">
            <text:p>264</text:p>
          </table:table-cell>
          <table:table-cell office:value-type="float" office:value="552" calcext:value-type="float">
            <text:p>552</text:p>
          </table:table-cell>
          <table:table-cell office:value-type="float" office:value="-39.9510123220285" calcext:value-type="float">
            <text:p>-39.9510123220285</text:p>
          </table:table-cell>
          <table:table-cell office:value-type="float" office:value="-7.0606327153451" calcext:value-type="float">
            <text:p>-7.0606327153451</text:p>
          </table:table-cell>
          <table:table-cell office:value-type="float" office:value="552" calcext:value-type="float">
            <text:p>552</text:p>
          </table:table-cell>
          <table:table-cell table:formula="of:=[.D862]*-10" office:value-type="float" office:value="399.510123220285" calcext:value-type="float">
            <text:p>399.510123220285</text:p>
          </table:table-cell>
          <table:table-cell table:formula="of:=[.E862]*-10" office:value-type="float" office:value="70.606327153451" calcext:value-type="float">
            <text:p>70.606327153451</text:p>
          </table:table-cell>
          <table:table-cell table:formula="of:=[.F862]" office:value-type="float" office:value="552" calcext:value-type="float">
            <text:p>552</text:p>
          </table:table-cell>
        </table:table-row>
        <table:table-row table:style-name="ro2">
          <table:table-cell office:value-type="string" calcext:value-type="string">
            <text:p>Point (-39.31707186222010364 -7.4477348624454951)</text:p>
          </table:table-cell>
          <table:table-cell office:value-type="float" office:value="271" calcext:value-type="float">
            <text:p>271</text:p>
          </table:table-cell>
          <table:table-cell office:value-type="float" office:value="914" calcext:value-type="float">
            <text:p>914</text:p>
          </table:table-cell>
          <table:table-cell office:value-type="float" office:value="-39.3170718622201" calcext:value-type="float">
            <text:p>-39.3170718622201</text:p>
          </table:table-cell>
          <table:table-cell office:value-type="float" office:value="-7.4477348624455" calcext:value-type="float">
            <text:p>-7.4477348624455</text:p>
          </table:table-cell>
          <table:table-cell office:value-type="float" office:value="914" calcext:value-type="float">
            <text:p>914</text:p>
          </table:table-cell>
          <table:table-cell table:formula="of:=[.D863]*-10" office:value-type="float" office:value="393.170718622201" calcext:value-type="float">
            <text:p>393.170718622201</text:p>
          </table:table-cell>
          <table:table-cell table:formula="of:=[.E863]*-10" office:value-type="float" office:value="74.477348624455" calcext:value-type="float">
            <text:p>74.477348624455</text:p>
          </table:table-cell>
          <table:table-cell table:formula="of:=[.F863]" office:value-type="float" office:value="914" calcext:value-type="float">
            <text:p>914</text:p>
          </table:table-cell>
        </table:table-row>
        <table:table-row table:style-name="ro2">
          <table:table-cell office:value-type="string" calcext:value-type="string">
            <text:p>Point (-39.10370218012607779 -7.58659279469541303)</text:p>
          </table:table-cell>
          <table:table-cell office:value-type="float" office:value="270" calcext:value-type="float">
            <text:p>270</text:p>
          </table:table-cell>
          <table:table-cell office:value-type="float" office:value="452" calcext:value-type="float">
            <text:p>452</text:p>
          </table:table-cell>
          <table:table-cell office:value-type="float" office:value="-39.1037021801261" calcext:value-type="float">
            <text:p>-39.1037021801261</text:p>
          </table:table-cell>
          <table:table-cell office:value-type="float" office:value="-7.58659279469541" calcext:value-type="float">
            <text:p>-7.58659279469541</text:p>
          </table:table-cell>
          <table:table-cell office:value-type="float" office:value="452" calcext:value-type="float">
            <text:p>452</text:p>
          </table:table-cell>
          <table:table-cell table:formula="of:=[.D864]*-10" office:value-type="float" office:value="391.037021801261" calcext:value-type="float">
            <text:p>391.037021801261</text:p>
          </table:table-cell>
          <table:table-cell table:formula="of:=[.E864]*-10" office:value-type="float" office:value="75.8659279469541" calcext:value-type="float">
            <text:p>75.8659279469541</text:p>
          </table:table-cell>
          <table:table-cell table:formula="of:=[.F864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-39.47562023428811528 -7.54846912538130077)</text:p>
          </table:table-cell>
          <table:table-cell office:value-type="float" office:value="269" calcext:value-type="float">
            <text:p>269</text:p>
          </table:table-cell>
          <table:table-cell office:value-type="float" office:value="970" calcext:value-type="float">
            <text:p>970</text:p>
          </table:table-cell>
          <table:table-cell office:value-type="float" office:value="-39.4756202342881" calcext:value-type="float">
            <text:p>-39.4756202342881</text:p>
          </table:table-cell>
          <table:table-cell office:value-type="float" office:value="-7.5484691253813" calcext:value-type="float">
            <text:p>-7.5484691253813</text:p>
          </table:table-cell>
          <table:table-cell office:value-type="float" office:value="970" calcext:value-type="float">
            <text:p>970</text:p>
          </table:table-cell>
          <table:table-cell table:formula="of:=[.D865]*-10" office:value-type="float" office:value="394.756202342881" calcext:value-type="float">
            <text:p>394.756202342881</text:p>
          </table:table-cell>
          <table:table-cell table:formula="of:=[.E865]*-10" office:value-type="float" office:value="75.484691253813" calcext:value-type="float">
            <text:p>75.484691253813</text:p>
          </table:table-cell>
          <table:table-cell table:formula="of:=[.F865]" office:value-type="float" office:value="970" calcext:value-type="float">
            <text:p>970</text:p>
          </table:table-cell>
        </table:table-row>
        <table:table-row table:style-name="ro2">
          <table:table-cell office:value-type="string" calcext:value-type="string">
            <text:p>Point (-39.33369580595473991 -7.4837831886864894)</text:p>
          </table:table-cell>
          <table:table-cell office:value-type="float" office:value="268" calcext:value-type="float">
            <text:p>268</text:p>
          </table:table-cell>
          <table:table-cell office:value-type="float" office:value="895" calcext:value-type="float">
            <text:p>895</text:p>
          </table:table-cell>
          <table:table-cell office:value-type="float" office:value="-39.3336958059547" calcext:value-type="float">
            <text:p>-39.3336958059547</text:p>
          </table:table-cell>
          <table:table-cell office:value-type="float" office:value="-7.48378318868649" calcext:value-type="float">
            <text:p>-7.48378318868649</text:p>
          </table:table-cell>
          <table:table-cell office:value-type="float" office:value="895" calcext:value-type="float">
            <text:p>895</text:p>
          </table:table-cell>
          <table:table-cell table:formula="of:=[.D866]*-10" office:value-type="float" office:value="393.336958059547" calcext:value-type="float">
            <text:p>393.336958059547</text:p>
          </table:table-cell>
          <table:table-cell table:formula="of:=[.E866]*-10" office:value-type="float" office:value="74.8378318868649" calcext:value-type="float">
            <text:p>74.8378318868649</text:p>
          </table:table-cell>
          <table:table-cell table:formula="of:=[.F866]" office:value-type="float" office:value="895" calcext:value-type="float">
            <text:p>895</text:p>
          </table:table-cell>
        </table:table-row>
        <table:table-row table:style-name="ro2">
          <table:table-cell office:value-type="string" calcext:value-type="string">
            <text:p>Point (-39.4689145372238599 -7.9094249503413252)</text:p>
          </table:table-cell>
          <table:table-cell office:value-type="float" office:value="259" calcext:value-type="float">
            <text:p>259</text:p>
          </table:table-cell>
          <table:table-cell office:value-type="float" office:value="455" calcext:value-type="float">
            <text:p>455</text:p>
          </table:table-cell>
          <table:table-cell office:value-type="float" office:value="-39.4689145372239" calcext:value-type="float">
            <text:p>-39.4689145372239</text:p>
          </table:table-cell>
          <table:table-cell office:value-type="float" office:value="-7.90942495034133" calcext:value-type="float">
            <text:p>-7.90942495034133</text:p>
          </table:table-cell>
          <table:table-cell office:value-type="float" office:value="455" calcext:value-type="float">
            <text:p>455</text:p>
          </table:table-cell>
          <table:table-cell table:formula="of:=[.D867]*-10" office:value-type="float" office:value="394.689145372239" calcext:value-type="float">
            <text:p>394.689145372239</text:p>
          </table:table-cell>
          <table:table-cell table:formula="of:=[.E867]*-10" office:value-type="float" office:value="79.0942495034133" calcext:value-type="float">
            <text:p>79.0942495034133</text:p>
          </table:table-cell>
          <table:table-cell table:formula="of:=[.F867]" office:value-type="float" office:value="455" calcext:value-type="float">
            <text:p>455</text:p>
          </table:table-cell>
        </table:table-row>
        <table:table-row table:style-name="ro2">
          <table:table-cell office:value-type="string" calcext:value-type="string">
            <text:p>Point (-39.75810561063342874 -7.65275281145747499)</text:p>
          </table:table-cell>
          <table:table-cell office:value-type="float" office:value="258" calcext:value-type="float">
            <text:p>258</text:p>
          </table:table-cell>
          <table:table-cell office:value-type="float" office:value="503" calcext:value-type="float">
            <text:p>503</text:p>
          </table:table-cell>
          <table:table-cell office:value-type="float" office:value="-39.7581056106334" calcext:value-type="float">
            <text:p>-39.7581056106334</text:p>
          </table:table-cell>
          <table:table-cell office:value-type="float" office:value="-7.65275281145748" calcext:value-type="float">
            <text:p>-7.65275281145748</text:p>
          </table:table-cell>
          <table:table-cell office:value-type="float" office:value="503" calcext:value-type="float">
            <text:p>503</text:p>
          </table:table-cell>
          <table:table-cell table:formula="of:=[.D868]*-10" office:value-type="float" office:value="397.581056106334" calcext:value-type="float">
            <text:p>397.581056106334</text:p>
          </table:table-cell>
          <table:table-cell table:formula="of:=[.E868]*-10" office:value-type="float" office:value="76.5275281145748" calcext:value-type="float">
            <text:p>76.5275281145748</text:p>
          </table:table-cell>
          <table:table-cell table:formula="of:=[.F868]"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Point (-39.34154082049298751 -7.10723887619362404)</text:p>
          </table:table-cell>
          <table:table-cell office:value-type="float" office:value="257" calcext:value-type="float">
            <text:p>257</text:p>
          </table:table-cell>
          <table:table-cell office:value-type="float" office:value="436" calcext:value-type="float">
            <text:p>436</text:p>
          </table:table-cell>
          <table:table-cell office:value-type="float" office:value="-39.341540820493" calcext:value-type="float">
            <text:p>-39.341540820493</text:p>
          </table:table-cell>
          <table:table-cell office:value-type="float" office:value="-7.10723887619362" calcext:value-type="float">
            <text:p>-7.10723887619362</text:p>
          </table:table-cell>
          <table:table-cell office:value-type="float" office:value="436" calcext:value-type="float">
            <text:p>436</text:p>
          </table:table-cell>
          <table:table-cell table:formula="of:=[.D869]*-10" office:value-type="float" office:value="393.41540820493" calcext:value-type="float">
            <text:p>393.41540820493</text:p>
          </table:table-cell>
          <table:table-cell table:formula="of:=[.E869]*-10" office:value-type="float" office:value="71.0723887619362" calcext:value-type="float">
            <text:p>71.0723887619362</text:p>
          </table:table-cell>
          <table:table-cell table:formula="of:=[.F869]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Point (-39.05015470225210805 -7.53349386478310556)</text:p>
          </table:table-cell>
          <table:table-cell office:value-type="float" office:value="256" calcext:value-type="float">
            <text:p>256</text:p>
          </table:table-cell>
          <table:table-cell office:value-type="float" office:value="452" calcext:value-type="float">
            <text:p>452</text:p>
          </table:table-cell>
          <table:table-cell office:value-type="float" office:value="-39.0501547022521" calcext:value-type="float">
            <text:p>-39.0501547022521</text:p>
          </table:table-cell>
          <table:table-cell office:value-type="float" office:value="-7.53349386478311" calcext:value-type="float">
            <text:p>-7.53349386478311</text:p>
          </table:table-cell>
          <table:table-cell office:value-type="float" office:value="452" calcext:value-type="float">
            <text:p>452</text:p>
          </table:table-cell>
          <table:table-cell table:formula="of:=[.D870]*-10" office:value-type="float" office:value="390.501547022521" calcext:value-type="float">
            <text:p>390.501547022521</text:p>
          </table:table-cell>
          <table:table-cell table:formula="of:=[.E870]*-10" office:value-type="float" office:value="75.3349386478311" calcext:value-type="float">
            <text:p>75.3349386478311</text:p>
          </table:table-cell>
          <table:table-cell table:formula="of:=[.F870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-39.25748720414732418 -7.10756799398191053)</text:p>
          </table:table-cell>
          <table:table-cell office:value-type="float" office:value="263" calcext:value-type="float">
            <text:p>263</text:p>
          </table:table-cell>
          <table:table-cell office:value-type="float" office:value="419" calcext:value-type="float">
            <text:p>419</text:p>
          </table:table-cell>
          <table:table-cell office:value-type="float" office:value="-39.2574872041473" calcext:value-type="float">
            <text:p>-39.2574872041473</text:p>
          </table:table-cell>
          <table:table-cell office:value-type="float" office:value="-7.10756799398191" calcext:value-type="float">
            <text:p>-7.10756799398191</text:p>
          </table:table-cell>
          <table:table-cell office:value-type="float" office:value="419" calcext:value-type="float">
            <text:p>419</text:p>
          </table:table-cell>
          <table:table-cell table:formula="of:=[.D871]*-10" office:value-type="float" office:value="392.574872041473" calcext:value-type="float">
            <text:p>392.574872041473</text:p>
          </table:table-cell>
          <table:table-cell table:formula="of:=[.E871]*-10" office:value-type="float" office:value="71.0756799398191" calcext:value-type="float">
            <text:p>71.0756799398191</text:p>
          </table:table-cell>
          <table:table-cell table:formula="of:=[.F871]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Point (-39.97977604014624831 -7.02563879882742093)</text:p>
          </table:table-cell>
          <table:table-cell office:value-type="float" office:value="262" calcext:value-type="float">
            <text:p>262</text:p>
          </table:table-cell>
          <table:table-cell office:value-type="float" office:value="501" calcext:value-type="float">
            <text:p>501</text:p>
          </table:table-cell>
          <table:table-cell office:value-type="float" office:value="-39.9797760401462" calcext:value-type="float">
            <text:p>-39.9797760401462</text:p>
          </table:table-cell>
          <table:table-cell office:value-type="float" office:value="-7.02563879882742" calcext:value-type="float">
            <text:p>-7.02563879882742</text:p>
          </table:table-cell>
          <table:table-cell office:value-type="float" office:value="501" calcext:value-type="float">
            <text:p>501</text:p>
          </table:table-cell>
          <table:table-cell table:formula="of:=[.D872]*-10" office:value-type="float" office:value="399.797760401462" calcext:value-type="float">
            <text:p>399.797760401462</text:p>
          </table:table-cell>
          <table:table-cell table:formula="of:=[.E872]*-10" office:value-type="float" office:value="70.2563879882742" calcext:value-type="float">
            <text:p>70.2563879882742</text:p>
          </table:table-cell>
          <table:table-cell table:formula="of:=[.F872]"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Point (-39.73048754362996959 -7.84908790228061104)</text:p>
          </table:table-cell>
          <table:table-cell office:value-type="float" office:value="261" calcext:value-type="float">
            <text:p>261</text:p>
          </table:table-cell>
          <table:table-cell office:value-type="float" office:value="476" calcext:value-type="float">
            <text:p>476</text:p>
          </table:table-cell>
          <table:table-cell office:value-type="float" office:value="-39.73048754363" calcext:value-type="float">
            <text:p>-39.73048754363</text:p>
          </table:table-cell>
          <table:table-cell office:value-type="float" office:value="-7.84908790228061" calcext:value-type="float">
            <text:p>-7.84908790228061</text:p>
          </table:table-cell>
          <table:table-cell office:value-type="float" office:value="476" calcext:value-type="float">
            <text:p>476</text:p>
          </table:table-cell>
          <table:table-cell table:formula="of:=[.D873]*-10" office:value-type="float" office:value="397.3048754363" calcext:value-type="float">
            <text:p>397.3048754363</text:p>
          </table:table-cell>
          <table:table-cell table:formula="of:=[.E873]*-10" office:value-type="float" office:value="78.4908790228061" calcext:value-type="float">
            <text:p>78.4908790228061</text:p>
          </table:table-cell>
          <table:table-cell table:formula="of:=[.F873]"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Point (-39.95986371059497344 -7.05262530481000383)</text:p>
          </table:table-cell>
          <table:table-cell office:value-type="float" office:value="260" calcext:value-type="float">
            <text:p>260</text:p>
          </table:table-cell>
          <table:table-cell office:value-type="float" office:value="601" calcext:value-type="float">
            <text:p>601</text:p>
          </table:table-cell>
          <table:table-cell office:value-type="float" office:value="-39.959863710595" calcext:value-type="float">
            <text:p>-39.959863710595</text:p>
          </table:table-cell>
          <table:table-cell office:value-type="float" office:value="-7.05262530481" calcext:value-type="float">
            <text:p>-7.05262530481</text:p>
          </table:table-cell>
          <table:table-cell office:value-type="float" office:value="601" calcext:value-type="float">
            <text:p>601</text:p>
          </table:table-cell>
          <table:table-cell table:formula="of:=[.D874]*-10" office:value-type="float" office:value="399.59863710595" calcext:value-type="float">
            <text:p>399.59863710595</text:p>
          </table:table-cell>
          <table:table-cell table:formula="of:=[.E874]*-10" office:value-type="float" office:value="70.5262530481" calcext:value-type="float">
            <text:p>70.5262530481</text:p>
          </table:table-cell>
          <table:table-cell table:formula="of:=[.F874]" office:value-type="float" office:value="601" calcext:value-type="float">
            <text:p>601</text:p>
          </table:table-cell>
        </table:table-row>
        <table:table-row table:style-name="ro2">
          <table:table-cell office:value-type="string" calcext:value-type="string">
            <text:p>Point (-39.68212944357695449 -7.72823430324851479)</text:p>
          </table:table-cell>
          <table:table-cell office:value-type="float" office:value="283" calcext:value-type="float">
            <text:p>283</text:p>
          </table:table-cell>
          <table:table-cell office:value-type="float" office:value="491" calcext:value-type="float">
            <text:p>491</text:p>
          </table:table-cell>
          <table:table-cell office:value-type="float" office:value="-39.682129443577" calcext:value-type="float">
            <text:p>-39.682129443577</text:p>
          </table:table-cell>
          <table:table-cell office:value-type="float" office:value="-7.72823430324852" calcext:value-type="float">
            <text:p>-7.72823430324852</text:p>
          </table:table-cell>
          <table:table-cell office:value-type="float" office:value="491" calcext:value-type="float">
            <text:p>491</text:p>
          </table:table-cell>
          <table:table-cell table:formula="of:=[.D875]*-10" office:value-type="float" office:value="396.82129443577" calcext:value-type="float">
            <text:p>396.82129443577</text:p>
          </table:table-cell>
          <table:table-cell table:formula="of:=[.E875]*-10" office:value-type="float" office:value="77.2823430324852" calcext:value-type="float">
            <text:p>77.2823430324852</text:p>
          </table:table-cell>
          <table:table-cell table:formula="of:=[.F875]"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Point (-39.0745975570842603 -7.5591752520912463)</text:p>
          </table:table-cell>
          <table:table-cell office:value-type="float" office:value="282" calcext:value-type="float">
            <text:p>282</text:p>
          </table:table-cell>
          <table:table-cell office:value-type="float" office:value="468" calcext:value-type="float">
            <text:p>468</text:p>
          </table:table-cell>
          <table:table-cell office:value-type="float" office:value="-39.0745975570843" calcext:value-type="float">
            <text:p>-39.0745975570843</text:p>
          </table:table-cell>
          <table:table-cell office:value-type="float" office:value="-7.55917525209125" calcext:value-type="float">
            <text:p>-7.55917525209125</text:p>
          </table:table-cell>
          <table:table-cell office:value-type="float" office:value="468" calcext:value-type="float">
            <text:p>468</text:p>
          </table:table-cell>
          <table:table-cell table:formula="of:=[.D876]*-10" office:value-type="float" office:value="390.745975570843" calcext:value-type="float">
            <text:p>390.745975570843</text:p>
          </table:table-cell>
          <table:table-cell table:formula="of:=[.E876]*-10" office:value-type="float" office:value="75.5917525209125" calcext:value-type="float">
            <text:p>75.5917525209125</text:p>
          </table:table-cell>
          <table:table-cell table:formula="of:=[.F876]"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Point (-39.67214724698612827 -7.60526267847483073)</text:p>
          </table:table-cell>
          <table:table-cell office:value-type="float" office:value="281" calcext:value-type="float">
            <text:p>281</text:p>
          </table:table-cell>
          <table:table-cell office:value-type="float" office:value="498" calcext:value-type="float">
            <text:p>498</text:p>
          </table:table-cell>
          <table:table-cell office:value-type="float" office:value="-39.6721472469861" calcext:value-type="float">
            <text:p>-39.6721472469861</text:p>
          </table:table-cell>
          <table:table-cell office:value-type="float" office:value="-7.60526267847483" calcext:value-type="float">
            <text:p>-7.60526267847483</text:p>
          </table:table-cell>
          <table:table-cell office:value-type="float" office:value="498" calcext:value-type="float">
            <text:p>498</text:p>
          </table:table-cell>
          <table:table-cell table:formula="of:=[.D877]*-10" office:value-type="float" office:value="396.721472469861" calcext:value-type="float">
            <text:p>396.721472469861</text:p>
          </table:table-cell>
          <table:table-cell table:formula="of:=[.E877]*-10" office:value-type="float" office:value="76.0526267847483" calcext:value-type="float">
            <text:p>76.0526267847483</text:p>
          </table:table-cell>
          <table:table-cell table:formula="of:=[.F877]" office:value-type="float" office:value="498" calcext:value-type="float">
            <text:p>498</text:p>
          </table:table-cell>
        </table:table-row>
        <table:table-row table:style-name="ro2">
          <table:table-cell office:value-type="string" calcext:value-type="string">
            <text:p>Point (-39.05855821959554675 -7.67924234678595408)</text:p>
          </table:table-cell>
          <table:table-cell office:value-type="float" office:value="280" calcext:value-type="float">
            <text:p>280</text:p>
          </table:table-cell>
          <table:table-cell office:value-type="float" office:value="514" calcext:value-type="float">
            <text:p>514</text:p>
          </table:table-cell>
          <table:table-cell office:value-type="float" office:value="-39.0585582195955" calcext:value-type="float">
            <text:p>-39.0585582195955</text:p>
          </table:table-cell>
          <table:table-cell office:value-type="float" office:value="-7.67924234678595" calcext:value-type="float">
            <text:p>-7.67924234678595</text:p>
          </table:table-cell>
          <table:table-cell office:value-type="float" office:value="514" calcext:value-type="float">
            <text:p>514</text:p>
          </table:table-cell>
          <table:table-cell table:formula="of:=[.D878]*-10" office:value-type="float" office:value="390.585582195955" calcext:value-type="float">
            <text:p>390.585582195955</text:p>
          </table:table-cell>
          <table:table-cell table:formula="of:=[.E878]*-10" office:value-type="float" office:value="76.7924234678595" calcext:value-type="float">
            <text:p>76.7924234678595</text:p>
          </table:table-cell>
          <table:table-cell table:formula="of:=[.F878]" office:value-type="float" office:value="514" calcext:value-type="float">
            <text:p>514</text:p>
          </table:table-cell>
        </table:table-row>
        <table:table-row table:style-name="ro2">
          <table:table-cell office:value-type="string" calcext:value-type="string">
            <text:p>Point (-39.04308602528919181 -7.42101524608558449)</text:p>
          </table:table-cell>
          <table:table-cell office:value-type="float" office:value="287" calcext:value-type="float">
            <text:p>287</text:p>
          </table:table-cell>
          <table:table-cell office:value-type="float" office:value="527" calcext:value-type="float">
            <text:p>527</text:p>
          </table:table-cell>
          <table:table-cell office:value-type="float" office:value="-39.0430860252892" calcext:value-type="float">
            <text:p>-39.0430860252892</text:p>
          </table:table-cell>
          <table:table-cell office:value-type="float" office:value="-7.42101524608558" calcext:value-type="float">
            <text:p>-7.42101524608558</text:p>
          </table:table-cell>
          <table:table-cell office:value-type="float" office:value="527" calcext:value-type="float">
            <text:p>527</text:p>
          </table:table-cell>
          <table:table-cell table:formula="of:=[.D879]*-10" office:value-type="float" office:value="390.430860252892" calcext:value-type="float">
            <text:p>390.430860252892</text:p>
          </table:table-cell>
          <table:table-cell table:formula="of:=[.E879]*-10" office:value-type="float" office:value="74.2101524608558" calcext:value-type="float">
            <text:p>74.2101524608558</text:p>
          </table:table-cell>
          <table:table-cell table:formula="of:=[.F879]" office:value-type="float" office:value="527" calcext:value-type="float">
            <text:p>527</text:p>
          </table:table-cell>
        </table:table-row>
        <table:table-row table:style-name="ro2">
          <table:table-cell office:value-type="string" calcext:value-type="string">
            <text:p>Point (-39.88123899592946486 -7.6138042979784073)</text:p>
          </table:table-cell>
          <table:table-cell office:value-type="float" office:value="286" calcext:value-type="float">
            <text:p>286</text:p>
          </table:table-cell>
          <table:table-cell office:value-type="float" office:value="810" calcext:value-type="float">
            <text:p>810</text:p>
          </table:table-cell>
          <table:table-cell office:value-type="float" office:value="-39.8812389959295" calcext:value-type="float">
            <text:p>-39.8812389959295</text:p>
          </table:table-cell>
          <table:table-cell office:value-type="float" office:value="-7.61380429797841" calcext:value-type="float">
            <text:p>-7.61380429797841</text:p>
          </table:table-cell>
          <table:table-cell office:value-type="float" office:value="810" calcext:value-type="float">
            <text:p>810</text:p>
          </table:table-cell>
          <table:table-cell table:formula="of:=[.D880]*-10" office:value-type="float" office:value="398.812389959295" calcext:value-type="float">
            <text:p>398.812389959295</text:p>
          </table:table-cell>
          <table:table-cell table:formula="of:=[.E880]*-10" office:value-type="float" office:value="76.1380429797841" calcext:value-type="float">
            <text:p>76.1380429797841</text:p>
          </table:table-cell>
          <table:table-cell table:formula="of:=[.F880]" office:value-type="float" office:value="810" calcext:value-type="float">
            <text:p>810</text:p>
          </table:table-cell>
        </table:table-row>
        <table:table-row table:style-name="ro2">
          <table:table-cell office:value-type="string" calcext:value-type="string">
            <text:p>Point (-39.16082847253163379 -7.21685142859524831)</text:p>
          </table:table-cell>
          <table:table-cell office:value-type="float" office:value="285" calcext:value-type="float">
            <text:p>285</text:p>
          </table:table-cell>
          <table:table-cell office:value-type="float" office:value="340" calcext:value-type="float">
            <text:p>340</text:p>
          </table:table-cell>
          <table:table-cell office:value-type="float" office:value="-39.1608284725316" calcext:value-type="float">
            <text:p>-39.1608284725316</text:p>
          </table:table-cell>
          <table:table-cell office:value-type="float" office:value="-7.21685142859525" calcext:value-type="float">
            <text:p>-7.21685142859525</text:p>
          </table:table-cell>
          <table:table-cell office:value-type="float" office:value="340" calcext:value-type="float">
            <text:p>340</text:p>
          </table:table-cell>
          <table:table-cell table:formula="of:=[.D881]*-10" office:value-type="float" office:value="391.608284725316" calcext:value-type="float">
            <text:p>391.608284725316</text:p>
          </table:table-cell>
          <table:table-cell table:formula="of:=[.E881]*-10" office:value-type="float" office:value="72.1685142859525" calcext:value-type="float">
            <text:p>72.1685142859525</text:p>
          </table:table-cell>
          <table:table-cell table:formula="of:=[.F881]"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Point (-39.69636974453423761 -7.29813927347568736)</text:p>
          </table:table-cell>
          <table:table-cell office:value-type="float" office:value="284" calcext:value-type="float">
            <text:p>284</text:p>
          </table:table-cell>
          <table:table-cell office:value-type="float" office:value="890" calcext:value-type="float">
            <text:p>890</text:p>
          </table:table-cell>
          <table:table-cell office:value-type="float" office:value="-39.6963697445342" calcext:value-type="float">
            <text:p>-39.6963697445342</text:p>
          </table:table-cell>
          <table:table-cell office:value-type="float" office:value="-7.29813927347569" calcext:value-type="float">
            <text:p>-7.29813927347569</text:p>
          </table:table-cell>
          <table:table-cell office:value-type="float" office:value="890" calcext:value-type="float">
            <text:p>890</text:p>
          </table:table-cell>
          <table:table-cell table:formula="of:=[.D882]*-10" office:value-type="float" office:value="396.963697445342" calcext:value-type="float">
            <text:p>396.963697445342</text:p>
          </table:table-cell>
          <table:table-cell table:formula="of:=[.E882]*-10" office:value-type="float" office:value="72.9813927347569" calcext:value-type="float">
            <text:p>72.9813927347569</text:p>
          </table:table-cell>
          <table:table-cell table:formula="of:=[.F882]" office:value-type="float" office:value="890" calcext:value-type="float">
            <text:p>890</text:p>
          </table:table-cell>
        </table:table-row>
        <table:table-row table:style-name="ro2">
          <table:table-cell office:value-type="string" calcext:value-type="string">
            <text:p>Point (-39.404955919739443 -7.20624495256337472)</text:p>
          </table:table-cell>
          <table:table-cell office:value-type="float" office:value="275" calcext:value-type="float">
            <text:p>275</text:p>
          </table:table-cell>
          <table:table-cell office:value-type="float" office:value="476" calcext:value-type="float">
            <text:p>476</text:p>
          </table:table-cell>
          <table:table-cell office:value-type="float" office:value="-39.4049559197394" calcext:value-type="float">
            <text:p>-39.4049559197394</text:p>
          </table:table-cell>
          <table:table-cell office:value-type="float" office:value="-7.20624495256338" calcext:value-type="float">
            <text:p>-7.20624495256338</text:p>
          </table:table-cell>
          <table:table-cell office:value-type="float" office:value="476" calcext:value-type="float">
            <text:p>476</text:p>
          </table:table-cell>
          <table:table-cell table:formula="of:=[.D883]*-10" office:value-type="float" office:value="394.049559197394" calcext:value-type="float">
            <text:p>394.049559197394</text:p>
          </table:table-cell>
          <table:table-cell table:formula="of:=[.E883]*-10" office:value-type="float" office:value="72.0624495256338" calcext:value-type="float">
            <text:p>72.0624495256338</text:p>
          </table:table-cell>
          <table:table-cell table:formula="of:=[.F883]"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Point (-39.99676487525665891 -7.28798066931179456)</text:p>
          </table:table-cell>
          <table:table-cell office:value-type="float" office:value="274" calcext:value-type="float">
            <text:p>274</text:p>
          </table:table-cell>
          <table:table-cell office:value-type="float" office:value="877" calcext:value-type="float">
            <text:p>877</text:p>
          </table:table-cell>
          <table:table-cell office:value-type="float" office:value="-39.9967648752567" calcext:value-type="float">
            <text:p>-39.9967648752567</text:p>
          </table:table-cell>
          <table:table-cell office:value-type="float" office:value="-7.28798066931179" calcext:value-type="float">
            <text:p>-7.28798066931179</text:p>
          </table:table-cell>
          <table:table-cell office:value-type="float" office:value="877" calcext:value-type="float">
            <text:p>877</text:p>
          </table:table-cell>
          <table:table-cell table:formula="of:=[.D884]*-10" office:value-type="float" office:value="399.967648752567" calcext:value-type="float">
            <text:p>399.967648752567</text:p>
          </table:table-cell>
          <table:table-cell table:formula="of:=[.E884]*-10" office:value-type="float" office:value="72.8798066931179" calcext:value-type="float">
            <text:p>72.8798066931179</text:p>
          </table:table-cell>
          <table:table-cell table:formula="of:=[.F884]" office:value-type="float" office:value="877" calcext:value-type="float">
            <text:p>877</text:p>
          </table:table-cell>
        </table:table-row>
        <table:table-row table:style-name="ro2">
          <table:table-cell office:value-type="string" calcext:value-type="string">
            <text:p>Point (-39.6167152702379326 -7.2788245827472231)</text:p>
          </table:table-cell>
          <table:table-cell office:value-type="float" office:value="273" calcext:value-type="float">
            <text:p>273</text:p>
          </table:table-cell>
          <table:table-cell office:value-type="float" office:value="895" calcext:value-type="float">
            <text:p>895</text:p>
          </table:table-cell>
          <table:table-cell office:value-type="float" office:value="-39.6167152702379" calcext:value-type="float">
            <text:p>-39.6167152702379</text:p>
          </table:table-cell>
          <table:table-cell office:value-type="float" office:value="-7.27882458274722" calcext:value-type="float">
            <text:p>-7.27882458274722</text:p>
          </table:table-cell>
          <table:table-cell office:value-type="float" office:value="895" calcext:value-type="float">
            <text:p>895</text:p>
          </table:table-cell>
          <table:table-cell table:formula="of:=[.D885]*-10" office:value-type="float" office:value="396.167152702379" calcext:value-type="float">
            <text:p>396.167152702379</text:p>
          </table:table-cell>
          <table:table-cell table:formula="of:=[.E885]*-10" office:value-type="float" office:value="72.7882458274722" calcext:value-type="float">
            <text:p>72.7882458274722</text:p>
          </table:table-cell>
          <table:table-cell table:formula="of:=[.F885]" office:value-type="float" office:value="895" calcext:value-type="float">
            <text:p>895</text:p>
          </table:table-cell>
        </table:table-row>
        <table:table-row table:style-name="ro2">
          <table:table-cell office:value-type="string" calcext:value-type="string">
            <text:p>Point (-39.40315362871545091 -7.86144254999748959)</text:p>
          </table:table-cell>
          <table:table-cell office:value-type="float" office:value="272" calcext:value-type="float">
            <text:p>272</text:p>
          </table:table-cell>
          <table:table-cell office:value-type="float" office:value="465" calcext:value-type="float">
            <text:p>465</text:p>
          </table:table-cell>
          <table:table-cell office:value-type="float" office:value="-39.4031536287155" calcext:value-type="float">
            <text:p>-39.4031536287155</text:p>
          </table:table-cell>
          <table:table-cell office:value-type="float" office:value="-7.86144254999749" calcext:value-type="float">
            <text:p>-7.86144254999749</text:p>
          </table:table-cell>
          <table:table-cell office:value-type="float" office:value="465" calcext:value-type="float">
            <text:p>465</text:p>
          </table:table-cell>
          <table:table-cell table:formula="of:=[.D886]*-10" office:value-type="float" office:value="394.031536287155" calcext:value-type="float">
            <text:p>394.031536287155</text:p>
          </table:table-cell>
          <table:table-cell table:formula="of:=[.E886]*-10" office:value-type="float" office:value="78.6144254999749" calcext:value-type="float">
            <text:p>78.6144254999749</text:p>
          </table:table-cell>
          <table:table-cell table:formula="of:=[.F886]"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Point (-39.94358380709415712 -7.85063836818896821)</text:p>
          </table:table-cell>
          <table:table-cell office:value-type="float" office:value="279" calcext:value-type="float">
            <text:p>279</text:p>
          </table:table-cell>
          <table:table-cell office:value-type="float" office:value="438" calcext:value-type="float">
            <text:p>438</text:p>
          </table:table-cell>
          <table:table-cell office:value-type="float" office:value="-39.9435838070942" calcext:value-type="float">
            <text:p>-39.9435838070942</text:p>
          </table:table-cell>
          <table:table-cell office:value-type="float" office:value="-7.85063836818897" calcext:value-type="float">
            <text:p>-7.85063836818897</text:p>
          </table:table-cell>
          <table:table-cell office:value-type="float" office:value="438" calcext:value-type="float">
            <text:p>438</text:p>
          </table:table-cell>
          <table:table-cell table:formula="of:=[.D887]*-10" office:value-type="float" office:value="399.435838070942" calcext:value-type="float">
            <text:p>399.435838070942</text:p>
          </table:table-cell>
          <table:table-cell table:formula="of:=[.E887]*-10" office:value-type="float" office:value="78.5063836818897" calcext:value-type="float">
            <text:p>78.5063836818897</text:p>
          </table:table-cell>
          <table:table-cell table:formula="of:=[.F887]"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Point (-39.09631481982465573 -7.46467615340512225)</text:p>
          </table:table-cell>
          <table:table-cell office:value-type="float" office:value="278" calcext:value-type="float">
            <text:p>278</text:p>
          </table:table-cell>
          <table:table-cell office:value-type="float" office:value="937" calcext:value-type="float">
            <text:p>937</text:p>
          </table:table-cell>
          <table:table-cell office:value-type="float" office:value="-39.0963148198247" calcext:value-type="float">
            <text:p>-39.0963148198247</text:p>
          </table:table-cell>
          <table:table-cell office:value-type="float" office:value="-7.46467615340512" calcext:value-type="float">
            <text:p>-7.46467615340512</text:p>
          </table:table-cell>
          <table:table-cell office:value-type="float" office:value="937" calcext:value-type="float">
            <text:p>937</text:p>
          </table:table-cell>
          <table:table-cell table:formula="of:=[.D888]*-10" office:value-type="float" office:value="390.963148198247" calcext:value-type="float">
            <text:p>390.963148198247</text:p>
          </table:table-cell>
          <table:table-cell table:formula="of:=[.E888]*-10" office:value-type="float" office:value="74.6467615340512" calcext:value-type="float">
            <text:p>74.6467615340512</text:p>
          </table:table-cell>
          <table:table-cell table:formula="of:=[.F888]" office:value-type="float" office:value="937" calcext:value-type="float">
            <text:p>937</text:p>
          </table:table-cell>
        </table:table-row>
        <table:table-row table:style-name="ro2">
          <table:table-cell office:value-type="string" calcext:value-type="string">
            <text:p>Point (-39.93828198396184348 -7.22510481396612647)</text:p>
          </table:table-cell>
          <table:table-cell office:value-type="float" office:value="277" calcext:value-type="float">
            <text:p>277</text:p>
          </table:table-cell>
          <table:table-cell office:value-type="float" office:value="872" calcext:value-type="float">
            <text:p>872</text:p>
          </table:table-cell>
          <table:table-cell office:value-type="float" office:value="-39.9382819839618" calcext:value-type="float">
            <text:p>-39.9382819839618</text:p>
          </table:table-cell>
          <table:table-cell office:value-type="float" office:value="-7.22510481396613" calcext:value-type="float">
            <text:p>-7.22510481396613</text:p>
          </table:table-cell>
          <table:table-cell office:value-type="float" office:value="872" calcext:value-type="float">
            <text:p>872</text:p>
          </table:table-cell>
          <table:table-cell table:formula="of:=[.D889]*-10" office:value-type="float" office:value="399.382819839618" calcext:value-type="float">
            <text:p>399.382819839618</text:p>
          </table:table-cell>
          <table:table-cell table:formula="of:=[.E889]*-10" office:value-type="float" office:value="72.2510481396613" calcext:value-type="float">
            <text:p>72.2510481396613</text:p>
          </table:table-cell>
          <table:table-cell table:formula="of:=[.F889]" office:value-type="float" office:value="872" calcext:value-type="float">
            <text:p>872</text:p>
          </table:table-cell>
        </table:table-row>
        <table:table-row table:style-name="ro2">
          <table:table-cell office:value-type="string" calcext:value-type="string">
            <text:p>Point (-39.17337829635648205 -7.86753777519066055)</text:p>
          </table:table-cell>
          <table:table-cell office:value-type="float" office:value="276" calcext:value-type="float">
            <text:p>276</text:p>
          </table:table-cell>
          <table:table-cell office:value-type="float" office:value="488" calcext:value-type="float">
            <text:p>488</text:p>
          </table:table-cell>
          <table:table-cell office:value-type="float" office:value="-39.1733782963565" calcext:value-type="float">
            <text:p>-39.1733782963565</text:p>
          </table:table-cell>
          <table:table-cell office:value-type="float" office:value="-7.86753777519066" calcext:value-type="float">
            <text:p>-7.86753777519066</text:p>
          </table:table-cell>
          <table:table-cell office:value-type="float" office:value="488" calcext:value-type="float">
            <text:p>488</text:p>
          </table:table-cell>
          <table:table-cell table:formula="of:=[.D890]*-10" office:value-type="float" office:value="391.733782963565" calcext:value-type="float">
            <text:p>391.733782963565</text:p>
          </table:table-cell>
          <table:table-cell table:formula="of:=[.E890]*-10" office:value-type="float" office:value="78.6753777519066" calcext:value-type="float">
            <text:p>78.6753777519066</text:p>
          </table:table-cell>
          <table:table-cell table:formula="of:=[.F890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-39.1578630798772096 -7.91747153612617716)</text:p>
          </table:table-cell>
          <table:table-cell office:value-type="float" office:value="299" calcext:value-type="float">
            <text:p>299</text:p>
          </table:table-cell>
          <table:table-cell office:value-type="float" office:value="523" calcext:value-type="float">
            <text:p>523</text:p>
          </table:table-cell>
          <table:table-cell office:value-type="float" office:value="-39.1578630798772" calcext:value-type="float">
            <text:p>-39.1578630798772</text:p>
          </table:table-cell>
          <table:table-cell office:value-type="float" office:value="-7.91747153612618" calcext:value-type="float">
            <text:p>-7.91747153612618</text:p>
          </table:table-cell>
          <table:table-cell office:value-type="float" office:value="523" calcext:value-type="float">
            <text:p>523</text:p>
          </table:table-cell>
          <table:table-cell table:formula="of:=[.D891]*-10" office:value-type="float" office:value="391.578630798772" calcext:value-type="float">
            <text:p>391.578630798772</text:p>
          </table:table-cell>
          <table:table-cell table:formula="of:=[.E891]*-10" office:value-type="float" office:value="79.1747153612618" calcext:value-type="float">
            <text:p>79.1747153612618</text:p>
          </table:table-cell>
          <table:table-cell table:formula="of:=[.F891]" office:value-type="float" office:value="523" calcext:value-type="float">
            <text:p>523</text:p>
          </table:table-cell>
        </table:table-row>
        <table:table-row table:style-name="ro2">
          <table:table-cell office:value-type="string" calcext:value-type="string">
            <text:p>Point (-39.85780950421532509 -7.76036391223327282)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 office:value-type="float" office:value="-39.8578095042153" calcext:value-type="float">
            <text:p>-39.8578095042153</text:p>
          </table:table-cell>
          <table:table-cell office:value-type="float" office:value="-7.76036391223327" calcext:value-type="float">
            <text:p>-7.76036391223327</text:p>
          </table:table-cell>
          <table:table-cell office:value-type="float" office:value="469" calcext:value-type="float">
            <text:p>469</text:p>
          </table:table-cell>
          <table:table-cell table:formula="of:=[.D892]*-10" office:value-type="float" office:value="398.578095042153" calcext:value-type="float">
            <text:p>398.578095042153</text:p>
          </table:table-cell>
          <table:table-cell table:formula="of:=[.E892]*-10" office:value-type="float" office:value="77.6036391223327" calcext:value-type="float">
            <text:p>77.6036391223327</text:p>
          </table:table-cell>
          <table:table-cell table:formula="of:=[.F892]"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Point (-39.37049534411779916 -7.01270905869870287)</text:p>
          </table:table-cell>
          <table:table-cell office:value-type="float" office:value="297" calcext:value-type="float">
            <text:p>297</text:p>
          </table:table-cell>
          <table:table-cell office:value-type="float" office:value="501" calcext:value-type="float">
            <text:p>501</text:p>
          </table:table-cell>
          <table:table-cell office:value-type="float" office:value="-39.3704953441178" calcext:value-type="float">
            <text:p>-39.3704953441178</text:p>
          </table:table-cell>
          <table:table-cell office:value-type="float" office:value="-7.0127090586987" calcext:value-type="float">
            <text:p>-7.0127090586987</text:p>
          </table:table-cell>
          <table:table-cell office:value-type="float" office:value="501" calcext:value-type="float">
            <text:p>501</text:p>
          </table:table-cell>
          <table:table-cell table:formula="of:=[.D893]*-10" office:value-type="float" office:value="393.704953441178" calcext:value-type="float">
            <text:p>393.704953441178</text:p>
          </table:table-cell>
          <table:table-cell table:formula="of:=[.E893]*-10" office:value-type="float" office:value="70.127090586987" calcext:value-type="float">
            <text:p>70.127090586987</text:p>
          </table:table-cell>
          <table:table-cell table:formula="of:=[.F893]"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Point (-39.01135211707622119 -7.47903271513485901)</text:p>
          </table:table-cell>
          <table:table-cell office:value-type="float" office:value="296" calcext:value-type="float">
            <text:p>296</text:p>
          </table:table-cell>
          <table:table-cell office:value-type="float" office:value="420" calcext:value-type="float">
            <text:p>420</text:p>
          </table:table-cell>
          <table:table-cell office:value-type="float" office:value="-39.0113521170762" calcext:value-type="float">
            <text:p>-39.0113521170762</text:p>
          </table:table-cell>
          <table:table-cell office:value-type="float" office:value="-7.47903271513486" calcext:value-type="float">
            <text:p>-7.47903271513486</text:p>
          </table:table-cell>
          <table:table-cell office:value-type="float" office:value="420" calcext:value-type="float">
            <text:p>420</text:p>
          </table:table-cell>
          <table:table-cell table:formula="of:=[.D894]*-10" office:value-type="float" office:value="390.113521170762" calcext:value-type="float">
            <text:p>390.113521170762</text:p>
          </table:table-cell>
          <table:table-cell table:formula="of:=[.E894]*-10" office:value-type="float" office:value="74.7903271513486" calcext:value-type="float">
            <text:p>74.7903271513486</text:p>
          </table:table-cell>
          <table:table-cell table:formula="of:=[.F894]"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Point (-39.16911550284389421 -7.31587383483569553)</text:p>
          </table:table-cell>
          <table:table-cell office:value-type="float" office:value="303" calcext:value-type="float">
            <text:p>303</text:p>
          </table:table-cell>
          <table:table-cell office:value-type="float" office:value="447" calcext:value-type="float">
            <text:p>447</text:p>
          </table:table-cell>
          <table:table-cell office:value-type="float" office:value="-39.1691155028439" calcext:value-type="float">
            <text:p>-39.1691155028439</text:p>
          </table:table-cell>
          <table:table-cell office:value-type="float" office:value="-7.3158738348357" calcext:value-type="float">
            <text:p>-7.3158738348357</text:p>
          </table:table-cell>
          <table:table-cell office:value-type="float" office:value="447" calcext:value-type="float">
            <text:p>447</text:p>
          </table:table-cell>
          <table:table-cell table:formula="of:=[.D895]*-10" office:value-type="float" office:value="391.691155028439" calcext:value-type="float">
            <text:p>391.691155028439</text:p>
          </table:table-cell>
          <table:table-cell table:formula="of:=[.E895]*-10" office:value-type="float" office:value="73.158738348357" calcext:value-type="float">
            <text:p>73.158738348357</text:p>
          </table:table-cell>
          <table:table-cell table:formula="of:=[.F895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-39.1336057741960559 -7.30177926671197675)</text:p>
          </table:table-cell>
          <table:table-cell office:value-type="float" office:value="302" calcext:value-type="float">
            <text:p>302</text:p>
          </table:table-cell>
          <table:table-cell office:value-type="float" office:value="511" calcext:value-type="float">
            <text:p>511</text:p>
          </table:table-cell>
          <table:table-cell office:value-type="float" office:value="-39.1336057741961" calcext:value-type="float">
            <text:p>-39.1336057741961</text:p>
          </table:table-cell>
          <table:table-cell office:value-type="float" office:value="-7.30177926671198" calcext:value-type="float">
            <text:p>-7.30177926671198</text:p>
          </table:table-cell>
          <table:table-cell office:value-type="float" office:value="511" calcext:value-type="float">
            <text:p>511</text:p>
          </table:table-cell>
          <table:table-cell table:formula="of:=[.D896]*-10" office:value-type="float" office:value="391.336057741961" calcext:value-type="float">
            <text:p>391.336057741961</text:p>
          </table:table-cell>
          <table:table-cell table:formula="of:=[.E896]*-10" office:value-type="float" office:value="73.0177926671198" calcext:value-type="float">
            <text:p>73.0177926671198</text:p>
          </table:table-cell>
          <table:table-cell table:formula="of:=[.F896]" office:value-type="float" office:value="511" calcext:value-type="float">
            <text:p>511</text:p>
          </table:table-cell>
        </table:table-row>
        <table:table-row table:style-name="ro2">
          <table:table-cell office:value-type="string" calcext:value-type="string">
            <text:p>Point (-39.64727652671783886 -7.33960324558720245)</text:p>
          </table:table-cell>
          <table:table-cell office:value-type="float" office:value="301" calcext:value-type="float">
            <text:p>301</text:p>
          </table:table-cell>
          <table:table-cell office:value-type="float" office:value="897" calcext:value-type="float">
            <text:p>897</text:p>
          </table:table-cell>
          <table:table-cell office:value-type="float" office:value="-39.6472765267178" calcext:value-type="float">
            <text:p>-39.6472765267178</text:p>
          </table:table-cell>
          <table:table-cell office:value-type="float" office:value="-7.3396032455872" calcext:value-type="float">
            <text:p>-7.3396032455872</text:p>
          </table:table-cell>
          <table:table-cell office:value-type="float" office:value="897" calcext:value-type="float">
            <text:p>897</text:p>
          </table:table-cell>
          <table:table-cell table:formula="of:=[.D897]*-10" office:value-type="float" office:value="396.472765267178" calcext:value-type="float">
            <text:p>396.472765267178</text:p>
          </table:table-cell>
          <table:table-cell table:formula="of:=[.E897]*-10" office:value-type="float" office:value="73.396032455872" calcext:value-type="float">
            <text:p>73.396032455872</text:p>
          </table:table-cell>
          <table:table-cell table:formula="of:=[.F897]" office:value-type="float" office:value="897" calcext:value-type="float">
            <text:p>897</text:p>
          </table:table-cell>
        </table:table-row>
        <table:table-row table:style-name="ro2">
          <table:table-cell office:value-type="string" calcext:value-type="string">
            <text:p>Point (-39.50643660967625692 -7.34878176885842915)</text:p>
          </table:table-cell>
          <table:table-cell office:value-type="float" office:value="300" calcext:value-type="float">
            <text:p>300</text:p>
          </table:table-cell>
          <table:table-cell office:value-type="float" office:value="922" calcext:value-type="float">
            <text:p>922</text:p>
          </table:table-cell>
          <table:table-cell office:value-type="float" office:value="-39.5064366096763" calcext:value-type="float">
            <text:p>-39.5064366096763</text:p>
          </table:table-cell>
          <table:table-cell office:value-type="float" office:value="-7.34878176885843" calcext:value-type="float">
            <text:p>-7.34878176885843</text:p>
          </table:table-cell>
          <table:table-cell office:value-type="float" office:value="922" calcext:value-type="float">
            <text:p>922</text:p>
          </table:table-cell>
          <table:table-cell table:formula="of:=[.D898]*-10" office:value-type="float" office:value="395.064366096763" calcext:value-type="float">
            <text:p>395.064366096763</text:p>
          </table:table-cell>
          <table:table-cell table:formula="of:=[.E898]*-10" office:value-type="float" office:value="73.4878176885843" calcext:value-type="float">
            <text:p>73.4878176885843</text:p>
          </table:table-cell>
          <table:table-cell table:formula="of:=[.F898]" office:value-type="float" office:value="922" calcext:value-type="float">
            <text:p>922</text:p>
          </table:table-cell>
        </table:table-row>
        <table:table-row table:style-name="ro2">
          <table:table-cell office:value-type="string" calcext:value-type="string">
            <text:p>Point (-39.46633898485562497 -7.57577166254850276)</text:p>
          </table:table-cell>
          <table:table-cell office:value-type="float" office:value="291" calcext:value-type="float">
            <text:p>291</text:p>
          </table:table-cell>
          <table:table-cell office:value-type="float" office:value="955" calcext:value-type="float">
            <text:p>955</text:p>
          </table:table-cell>
          <table:table-cell office:value-type="float" office:value="-39.4663389848556" calcext:value-type="float">
            <text:p>-39.4663389848556</text:p>
          </table:table-cell>
          <table:table-cell office:value-type="float" office:value="-7.5757716625485" calcext:value-type="float">
            <text:p>-7.5757716625485</text:p>
          </table:table-cell>
          <table:table-cell office:value-type="float" office:value="955" calcext:value-type="float">
            <text:p>955</text:p>
          </table:table-cell>
          <table:table-cell table:formula="of:=[.D899]*-10" office:value-type="float" office:value="394.663389848556" calcext:value-type="float">
            <text:p>394.663389848556</text:p>
          </table:table-cell>
          <table:table-cell table:formula="of:=[.E899]*-10" office:value-type="float" office:value="75.757716625485" calcext:value-type="float">
            <text:p>75.757716625485</text:p>
          </table:table-cell>
          <table:table-cell table:formula="of:=[.F899]" office:value-type="float" office:value="955" calcext:value-type="float">
            <text:p>955</text:p>
          </table:table-cell>
        </table:table-row>
        <table:table-row table:style-name="ro2">
          <table:table-cell office:value-type="string" calcext:value-type="string">
            <text:p>Point (-39.29321939362677085 -7.07435436718840283)</text:p>
          </table:table-cell>
          <table:table-cell office:value-type="float" office:value="290" calcext:value-type="float">
            <text:p>290</text:p>
          </table:table-cell>
          <table:table-cell office:value-type="float" office:value="415" calcext:value-type="float">
            <text:p>415</text:p>
          </table:table-cell>
          <table:table-cell office:value-type="float" office:value="-39.2932193936268" calcext:value-type="float">
            <text:p>-39.2932193936268</text:p>
          </table:table-cell>
          <table:table-cell office:value-type="float" office:value="-7.0743543671884" calcext:value-type="float">
            <text:p>-7.0743543671884</text:p>
          </table:table-cell>
          <table:table-cell office:value-type="float" office:value="415" calcext:value-type="float">
            <text:p>415</text:p>
          </table:table-cell>
          <table:table-cell table:formula="of:=[.D900]*-10" office:value-type="float" office:value="392.932193936268" calcext:value-type="float">
            <text:p>392.932193936268</text:p>
          </table:table-cell>
          <table:table-cell table:formula="of:=[.E900]*-10" office:value-type="float" office:value="70.743543671884" calcext:value-type="float">
            <text:p>70.743543671884</text:p>
          </table:table-cell>
          <table:table-cell table:formula="of:=[.F900]" office:value-type="float" office:value="415" calcext:value-type="float">
            <text:p>415</text:p>
          </table:table-cell>
        </table:table-row>
        <table:table-row table:style-name="ro2">
          <table:table-cell office:value-type="string" calcext:value-type="string">
            <text:p>Point (-39.1221831173135044 -7.63632179560916136)</text:p>
          </table:table-cell>
          <table:table-cell office:value-type="float" office:value="289" calcext:value-type="float">
            <text:p>289</text:p>
          </table:table-cell>
          <table:table-cell office:value-type="float" office:value="619" calcext:value-type="float">
            <text:p>619</text:p>
          </table:table-cell>
          <table:table-cell office:value-type="float" office:value="-39.1221831173135" calcext:value-type="float">
            <text:p>-39.1221831173135</text:p>
          </table:table-cell>
          <table:table-cell office:value-type="float" office:value="-7.63632179560916" calcext:value-type="float">
            <text:p>-7.63632179560916</text:p>
          </table:table-cell>
          <table:table-cell office:value-type="float" office:value="619" calcext:value-type="float">
            <text:p>619</text:p>
          </table:table-cell>
          <table:table-cell table:formula="of:=[.D901]*-10" office:value-type="float" office:value="391.221831173135" calcext:value-type="float">
            <text:p>391.221831173135</text:p>
          </table:table-cell>
          <table:table-cell table:formula="of:=[.E901]*-10" office:value-type="float" office:value="76.3632179560916" calcext:value-type="float">
            <text:p>76.3632179560916</text:p>
          </table:table-cell>
          <table:table-cell table:formula="of:=[.F901]" office:value-type="float" office:value="619" calcext:value-type="float">
            <text:p>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7:19:17.224811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29:38.917452596</meta:creation-date>
    <dc:date>2018-11-15T17:23:34.513184765</dc:date>
    <meta:editing-duration>PT18M33S</meta:editing-duration>
    <meta:editing-cycles>4</meta:editing-cycles>
    <meta:generator>LibreOffice/6.0.3.2$Linux_X86_64 LibreOffice_project/00$Build-2</meta:generator>
    <meta:document-statistic meta:table-count="1" meta:cell-count="8106" meta:object-count="0"/>
  </office:meta>
</office:document-meta>
</file>